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fo="urn:oasis:names:tc:opendocument:xmlns:xsl-fo-compatible:1.0" xmlns:style="urn:oasis:names:tc:opendocument:xmlns:style:1.0" xmlns:text="urn:oasis:names:tc:opendocument:xmlns:text:1.0" xmlns:table="urn:oasis:names:tc:opendocument:xmlns:table:1.0" xmlns:svg="urn:oasis:names:tc:opendocument:xmlns:svg-compatible:1.0" xmlns:number="urn:oasis:names:tc:opendocument:xmlns:datastyle:1.0" xmlns:meta="urn:oasis:names:tc:opendocument:xmlns:meta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Arial" svg:font-family="Arial"/>
  </office:font-face-decls>
  <office:automatic-styles>
    <style:style style:name="co1" style:family="table-column">
      <style:table-column-properties style:column-width="21.167mm" fo:break-before="auto"/>
    </style:style>
    <style:style style:name="ro1" style:family="table-row">
      <style:table-row-properties style:row-height="4.23mm" style:use-optimal-row-height="true" fo:break-before="auto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// </text:p>
          </table:table-cell>
          <table:table-cell table:number-columns-repeated="3"/>
        </table:table-row>
        <table:table-row table:style-name="ro1">
          <table:table-cell office:value-type="string">
            <text:p>// Example data file for Orient 3 (Vollmer, 2015)</text:p>
          </table:table-cell>
          <table:table-cell table:number-columns-repeated="3"/>
        </table:table-row>
        <table:table-row table:style-name="ro1">
          <table:table-cell office:value-type="string">
            <text:p>// Latitude and longitude formated as spherical projection data</text:p>
          </table:table-cell>
          <table:table-cell table:number-columns-repeated="3"/>
        </table:table-row>
        <table:table-row table:style-name="ro1">
          <table:table-cell office:value-type="string">
            <text:p>// </text:p>
          </table:table-cell>
          <table:table-cell table:number-columns-repeated="3"/>
        </table:table-row>
        <table:table-row table:style-name="ro1">
          <table:table-cell office:value-type="string">
            <text:p>// Modern continental outlines from data file Modern.cno of EdGCM Global Climate</text:p>
          </table:table-cell>
          <table:table-cell table:number-columns-repeated="3"/>
        </table:table-row>
        <table:table-row table:style-name="ro1">
          <table:table-cell office:value-type="string">
            <text:p>// Modeling software (2005) http://edgcm.columbia.edu/:</text:p>
          </table:table-cell>
          <table:table-cell table:number-columns-repeated="3"/>
        </table:table-row>
        <table:table-row table:style-name="ro1">
          <table:table-cell office:value-type="string">
            <text:p>// </text:p>
          </table:table-cell>
          <table:table-cell table:number-columns-repeated="3"/>
        </table:table-row>
        <table:table-row table:style-name="ro1">
          <table:table-cell office:value-type="string">
            <text:p>// Chandler, M.A., S.J. Richards, and M.J. Shopsin, 2005: EdGCM: Enhancing climate </text:p>
          </table:table-cell>
          <table:table-cell table:number-columns-repeated="3"/>
        </table:table-row>
        <table:table-row table:style-name="ro1">
          <table:table-cell office:value-type="string">
            <text:p>// science education through climate modeling research projects. In Proceedings of the </text:p>
          </table:table-cell>
          <table:table-cell table:number-columns-repeated="3"/>
        </table:table-row>
        <table:table-row table:style-name="ro1">
          <table:table-cell office:value-type="string">
            <text:p>// 85th Annual Meeting of the American Meteorological Society, 14th Symposium on </text:p>
          </table:table-cell>
          <table:table-cell table:number-columns-repeated="3"/>
        </table:table-row>
        <table:table-row table:style-name="ro1">
          <table:table-cell office:value-type="string">
            <text:p>// Education, Jan 8-14, 2005, San Diego, CA, pp. P1.5. http://edgcm.columbia.edu</text:p>
          </table:table-cell>
          <table:table-cell table:number-columns-repeated="3"/>
        </table:table-row>
        <table:table-row table:style-name="ro1">
          <table:table-cell office:value-type="string">
            <text:p>// </text:p>
          </table:table-cell>
          <table:table-cell table:number-columns-repeated="3"/>
        </table:table-row>
        <table:table-row table:style-name="ro1">
          <table:table-cell office:value-type="string">
            <text:p>// Note: This file contains NaN (Not a Number) values for latitude and longitude to </text:p>
          </table:table-cell>
          <table:table-cell table:number-columns-repeated="3"/>
        </table:table-row>
        <table:table-row table:style-name="ro1">
          <table:table-cell office:value-type="string">
            <text:p>// indicate the end of a polygon. The original file used a single "999" value instead.</text:p>
          </table:table-cell>
          <table:table-cell table:number-columns-repeated="3"/>
        </table:table-row>
        <table:table-row table:style-name="ro1">
          <table:table-cell office:value-type="string">
            <text:p>// A type "CO" is assigned, and a comment column contains the polygon name.</text:p>
          </table:table-cell>
          <table:table-cell table:number-columns-repeated="3"/>
        </table:table-row>
        <table:table-row table:style-name="ro1">
          <table:table-cell office:value-type="string">
            <text:p>// </text:p>
          </table:table-cell>
          <table:table-cell table:number-columns-repeated="3"/>
        </table:table-row>
        <table:table-row table:style-name="ro1">
          <table:table-cell office:value-type="string">
            <text:p>// --------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>
            <text:p>Longitude Sphere</text:p>
          </table:table-cell>
          <table:table-cell office:value-type="string">
            <text:p>Latitude Sphere</text:p>
          </table:table-cell>
          <table:table-cell office:value-type="string">
            <text:p>Type</text:p>
          </table:table-cell>
          <table:table-cell office:value-type="string">
            <text:p>Comment</text:p>
          </table:table-cell>
        </table:table-row>
        <table:table-row table:style-name="ro1">
          <table:table-cell office:value-type="string">
            <text:p>180.0</text:p>
          </table:table-cell>
          <table:table-cell office:value-type="string">
            <text:p>-83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76.0</text:p>
          </table:table-cell>
          <table:table-cell office:value-type="string">
            <text:p>-83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71.5</text:p>
          </table:table-cell>
          <table:table-cell office:value-type="string">
            <text:p>-83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8.5</text:p>
          </table:table-cell>
          <table:table-cell office:value-type="string">
            <text:p>-83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6.0</text:p>
          </table:table-cell>
          <table:table-cell office:value-type="string">
            <text:p>-82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4.0</text:p>
          </table:table-cell>
          <table:table-cell office:value-type="string">
            <text:p>-82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2.3</text:p>
          </table:table-cell>
          <table:table-cell office:value-type="string">
            <text:p>-81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1.0</text:p>
          </table:table-cell>
          <table:table-cell office:value-type="string">
            <text:p>-81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0.3</text:p>
          </table:table-cell>
          <table:table-cell office:value-type="string">
            <text:p>-81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0.3</text:p>
          </table:table-cell>
          <table:table-cell office:value-type="string">
            <text:p>-80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0.0</text:p>
          </table:table-cell>
          <table:table-cell office:value-type="string">
            <text:p>-80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0.0</text:p>
          </table:table-cell>
          <table:table-cell office:value-type="string">
            <text:p>-79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0.0</text:p>
          </table:table-cell>
          <table:table-cell office:value-type="string">
            <text:p>-79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1.5</text:p>
          </table:table-cell>
          <table:table-cell office:value-type="string">
            <text:p>-78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4.0</text:p>
          </table:table-cell>
          <table:table-cell office:value-type="string">
            <text:p>-78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6.0</text:p>
          </table:table-cell>
          <table:table-cell office:value-type="string">
            <text:p>-78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4.7</text:p>
          </table:table-cell>
          <table:table-cell office:value-type="string">
            <text:p>-78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3.7</text:p>
          </table:table-cell>
          <table:table-cell office:value-type="string">
            <text:p>-77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3.7</text:p>
          </table:table-cell>
          <table:table-cell office:value-type="string">
            <text:p>-77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3.3</text:p>
          </table:table-cell>
          <table:table-cell office:value-type="string">
            <text:p>-76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3.0</text:p>
          </table:table-cell>
          <table:table-cell office:value-type="string">
            <text:p>-76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2.7</text:p>
          </table:table-cell>
          <table:table-cell office:value-type="string">
            <text:p>-76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2.7</text:p>
          </table:table-cell>
          <table:table-cell office:value-type="string">
            <text:p>-75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3.0</text:p>
          </table:table-cell>
          <table:table-cell office:value-type="string">
            <text:p>-75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4.3</text:p>
          </table:table-cell>
          <table:table-cell office:value-type="string">
            <text:p>-74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5.3</text:p>
          </table:table-cell>
          <table:table-cell office:value-type="string">
            <text:p>-74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5.3</text:p>
          </table:table-cell>
          <table:table-cell office:value-type="string">
            <text:p>-74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6.7</text:p>
          </table:table-cell>
          <table:table-cell office:value-type="string">
            <text:p>-74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7.0</text:p>
          </table:table-cell>
          <table:table-cell office:value-type="string">
            <text:p>-73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7.0</text:p>
          </table:table-cell>
          <table:table-cell office:value-type="string">
            <text:p>-73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8.5</text:p>
          </table:table-cell>
          <table:table-cell office:value-type="string">
            <text:p>-73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9.7</text:p>
          </table:table-cell>
          <table:table-cell office:value-type="string">
            <text:p>-72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70.5</text:p>
          </table:table-cell>
          <table:table-cell office:value-type="string">
            <text:p>-72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70.2</text:p>
          </table:table-cell>
          <table:table-cell office:value-type="string">
            <text:p>-72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71.0</text:p>
          </table:table-cell>
          <table:table-cell office:value-type="string">
            <text:p>-71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70.2</text:p>
          </table:table-cell>
          <table:table-cell office:value-type="string">
            <text:p>-71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70.0</text:p>
          </table:table-cell>
          <table:table-cell office:value-type="string">
            <text:p>-71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8.7</text:p>
          </table:table-cell>
          <table:table-cell office:value-type="string">
            <text:p>-71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7.3</text:p>
          </table:table-cell>
          <table:table-cell office:value-type="string">
            <text:p>-70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6.0</text:p>
          </table:table-cell>
          <table:table-cell office:value-type="string">
            <text:p>-70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4.7</text:p>
          </table:table-cell>
          <table:table-cell office:value-type="string">
            <text:p>-70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3.2</text:p>
          </table:table-cell>
          <table:table-cell office:value-type="string">
            <text:p>-70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3.3</text:p>
          </table:table-cell>
          <table:table-cell office:value-type="string">
            <text:p>-70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2.3</text:p>
          </table:table-cell>
          <table:table-cell office:value-type="string">
            <text:p>-70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2.2</text:p>
          </table:table-cell>
          <table:table-cell office:value-type="string">
            <text:p>-70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1.7</text:p>
          </table:table-cell>
          <table:table-cell office:value-type="string">
            <text:p>-70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1.2</text:p>
          </table:table-cell>
          <table:table-cell office:value-type="string">
            <text:p>-70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1.0</text:p>
          </table:table-cell>
          <table:table-cell office:value-type="string">
            <text:p>-70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1.0</text:p>
          </table:table-cell>
          <table:table-cell office:value-type="string">
            <text:p>-69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60.0</text:p>
          </table:table-cell>
          <table:table-cell office:value-type="string">
            <text:p>-69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58.7</text:p>
          </table:table-cell>
          <table:table-cell office:value-type="string">
            <text:p>-69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57.5</text:p>
          </table:table-cell>
          <table:table-cell office:value-type="string">
            <text:p>-69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56.5</text:p>
          </table:table-cell>
          <table:table-cell office:value-type="string">
            <text:p>-69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56.0</text:p>
          </table:table-cell>
          <table:table-cell office:value-type="string">
            <text:p>-69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55.0</text:p>
          </table:table-cell>
          <table:table-cell office:value-type="string">
            <text:p>-69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54.3</text:p>
          </table:table-cell>
          <table:table-cell office:value-type="string">
            <text:p>-68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52.7</text:p>
          </table:table-cell>
          <table:table-cell office:value-type="string">
            <text:p>-68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51.5</text:p>
          </table:table-cell>
          <table:table-cell office:value-type="string">
            <text:p>-68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51.0</text:p>
          </table:table-cell>
          <table:table-cell office:value-type="string">
            <text:p>-68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50.3</text:p>
          </table:table-cell>
          <table:table-cell office:value-type="string">
            <text:p>-68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49.0</text:p>
          </table:table-cell>
          <table:table-cell office:value-type="string">
            <text:p>-68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48.3</text:p>
          </table:table-cell>
          <table:table-cell office:value-type="string">
            <text:p>-68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47.0</text:p>
          </table:table-cell>
          <table:table-cell office:value-type="string">
            <text:p>-68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46.8</text:p>
          </table:table-cell>
          <table:table-cell office:value-type="string">
            <text:p>-67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46.0</text:p>
          </table:table-cell>
          <table:table-cell office:value-type="string">
            <text:p>-67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45.0</text:p>
          </table:table-cell>
          <table:table-cell office:value-type="string">
            <text:p>-67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44.3</text:p>
          </table:table-cell>
          <table:table-cell office:value-type="string">
            <text:p>-67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44.3</text:p>
          </table:table-cell>
          <table:table-cell office:value-type="string">
            <text:p>-67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43.3</text:p>
          </table:table-cell>
          <table:table-cell office:value-type="string">
            <text:p>-66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42.5</text:p>
          </table:table-cell>
          <table:table-cell office:value-type="string">
            <text:p>-67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42.0</text:p>
          </table:table-cell>
          <table:table-cell office:value-type="string">
            <text:p>-66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40.5</text:p>
          </table:table-cell>
          <table:table-cell office:value-type="string">
            <text:p>-66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39.3</text:p>
          </table:table-cell>
          <table:table-cell office:value-type="string">
            <text:p>-66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38.3</text:p>
          </table:table-cell>
          <table:table-cell office:value-type="string">
            <text:p>-66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37.3</text:p>
          </table:table-cell>
          <table:table-cell office:value-type="string">
            <text:p>-66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36.3</text:p>
          </table:table-cell>
          <table:table-cell office:value-type="string">
            <text:p>-66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35.3</text:p>
          </table:table-cell>
          <table:table-cell office:value-type="string">
            <text:p>-66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34.3</text:p>
          </table:table-cell>
          <table:table-cell office:value-type="string">
            <text:p>-66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33.3</text:p>
          </table:table-cell>
          <table:table-cell office:value-type="string">
            <text:p>-66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32.0</text:p>
          </table:table-cell>
          <table:table-cell office:value-type="string">
            <text:p>-66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30.8</text:p>
          </table:table-cell>
          <table:table-cell office:value-type="string">
            <text:p>-66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30.0</text:p>
          </table:table-cell>
          <table:table-cell office:value-type="string">
            <text:p>-66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30.0</text:p>
          </table:table-cell>
          <table:table-cell office:value-type="string">
            <text:p>-66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29.5</text:p>
          </table:table-cell>
          <table:table-cell office:value-type="string">
            <text:p>-67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29.0</text:p>
          </table:table-cell>
          <table:table-cell office:value-type="string">
            <text:p>-67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28.3</text:p>
          </table:table-cell>
          <table:table-cell office:value-type="string">
            <text:p>-66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27.7</text:p>
          </table:table-cell>
          <table:table-cell office:value-type="string">
            <text:p>-66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27.0</text:p>
          </table:table-cell>
          <table:table-cell office:value-type="string">
            <text:p>-66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26.5</text:p>
          </table:table-cell>
          <table:table-cell office:value-type="string">
            <text:p>-66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25.8</text:p>
          </table:table-cell>
          <table:table-cell office:value-type="string">
            <text:p>-66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24.8</text:p>
          </table:table-cell>
          <table:table-cell office:value-type="string">
            <text:p>-66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24.3</text:p>
          </table:table-cell>
          <table:table-cell office:value-type="string">
            <text:p>-66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23.3</text:p>
          </table:table-cell>
          <table:table-cell office:value-type="string">
            <text:p>-66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22.5</text:p>
          </table:table-cell>
          <table:table-cell office:value-type="string">
            <text:p>-66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21.5</text:p>
          </table:table-cell>
          <table:table-cell office:value-type="string">
            <text:p>-66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20.3</text:p>
          </table:table-cell>
          <table:table-cell office:value-type="string">
            <text:p>-66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19.0</text:p>
          </table:table-cell>
          <table:table-cell office:value-type="string">
            <text:p>-66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17.7</text:p>
          </table:table-cell>
          <table:table-cell office:value-type="string">
            <text:p>-66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16.5</text:p>
          </table:table-cell>
          <table:table-cell office:value-type="string">
            <text:p>-66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15.5</text:p>
          </table:table-cell>
          <table:table-cell office:value-type="string">
            <text:p>-66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14.5</text:p>
          </table:table-cell>
          <table:table-cell office:value-type="string">
            <text:p>-66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13.7</text:p>
          </table:table-cell>
          <table:table-cell office:value-type="string">
            <text:p>-65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12.7</text:p>
          </table:table-cell>
          <table:table-cell office:value-type="string">
            <text:p>-65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11.7</text:p>
          </table:table-cell>
          <table:table-cell office:value-type="string">
            <text:p>-65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10.7</text:p>
          </table:table-cell>
          <table:table-cell office:value-type="string">
            <text:p>-66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10.7</text:p>
          </table:table-cell>
          <table:table-cell office:value-type="string">
            <text:p>-66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10.3</text:p>
          </table:table-cell>
          <table:table-cell office:value-type="string">
            <text:p>-66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09.5</text:p>
          </table:table-cell>
          <table:table-cell office:value-type="string">
            <text:p>-66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09.0</text:p>
          </table:table-cell>
          <table:table-cell office:value-type="string">
            <text:p>-66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08.0</text:p>
          </table:table-cell>
          <table:table-cell office:value-type="string">
            <text:p>-66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07.0</text:p>
          </table:table-cell>
          <table:table-cell office:value-type="string">
            <text:p>-66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06.0</text:p>
          </table:table-cell>
          <table:table-cell office:value-type="string">
            <text:p>-66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05.0</text:p>
          </table:table-cell>
          <table:table-cell office:value-type="string">
            <text:p>-66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04.0</text:p>
          </table:table-cell>
          <table:table-cell office:value-type="string">
            <text:p>-65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02.7</text:p>
          </table:table-cell>
          <table:table-cell office:value-type="string">
            <text:p>-65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01.5</text:p>
          </table:table-cell>
          <table:table-cell office:value-type="string">
            <text:p>-66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00.7</text:p>
          </table:table-cell>
          <table:table-cell office:value-type="string">
            <text:p>-66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00.0</text:p>
          </table:table-cell>
          <table:table-cell office:value-type="string">
            <text:p>-66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99.3</text:p>
          </table:table-cell>
          <table:table-cell office:value-type="string">
            <text:p>-66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98.5</text:p>
          </table:table-cell>
          <table:table-cell office:value-type="string">
            <text:p>-66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97.7</text:p>
          </table:table-cell>
          <table:table-cell office:value-type="string">
            <text:p>-66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97.0</text:p>
          </table:table-cell>
          <table:table-cell office:value-type="string">
            <text:p>-66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96.0</text:p>
          </table:table-cell>
          <table:table-cell office:value-type="string">
            <text:p>-66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95.0</text:p>
          </table:table-cell>
          <table:table-cell office:value-type="string">
            <text:p>-66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94.0</text:p>
          </table:table-cell>
          <table:table-cell office:value-type="string">
            <text:p>-66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93.0</text:p>
          </table:table-cell>
          <table:table-cell office:value-type="string">
            <text:p>-66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92.0</text:p>
          </table:table-cell>
          <table:table-cell office:value-type="string">
            <text:p>-66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91.0</text:p>
          </table:table-cell>
          <table:table-cell office:value-type="string">
            <text:p>-66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89.7</text:p>
          </table:table-cell>
          <table:table-cell office:value-type="string">
            <text:p>-66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88.5</text:p>
          </table:table-cell>
          <table:table-cell office:value-type="string">
            <text:p>-66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87.7</text:p>
          </table:table-cell>
          <table:table-cell office:value-type="string">
            <text:p>-66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86.3</text:p>
          </table:table-cell>
          <table:table-cell office:value-type="string">
            <text:p>-66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85.0</text:p>
          </table:table-cell>
          <table:table-cell office:value-type="string">
            <text:p>-67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83.7</text:p>
          </table:table-cell>
          <table:table-cell office:value-type="string">
            <text:p>-67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82.5</text:p>
          </table:table-cell>
          <table:table-cell office:value-type="string">
            <text:p>-67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81.7</text:p>
          </table:table-cell>
          <table:table-cell office:value-type="string">
            <text:p>-67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80.5</text:p>
          </table:table-cell>
          <table:table-cell office:value-type="string">
            <text:p>-68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79.0</text:p>
          </table:table-cell>
          <table:table-cell office:value-type="string">
            <text:p>-68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78.3</text:p>
          </table:table-cell>
          <table:table-cell office:value-type="string">
            <text:p>-68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78.0</text:p>
          </table:table-cell>
          <table:table-cell office:value-type="string">
            <text:p>-69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77.2</text:p>
          </table:table-cell>
          <table:table-cell office:value-type="string">
            <text:p>-69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76.2</text:p>
          </table:table-cell>
          <table:table-cell office:value-type="string">
            <text:p>-69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75.5</text:p>
          </table:table-cell>
          <table:table-cell office:value-type="string">
            <text:p>-69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74.5</text:p>
          </table:table-cell>
          <table:table-cell office:value-type="string">
            <text:p>-69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73.5</text:p>
          </table:table-cell>
          <table:table-cell office:value-type="string">
            <text:p>-69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72.3</text:p>
          </table:table-cell>
          <table:table-cell office:value-type="string">
            <text:p>-69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71.0</text:p>
          </table:table-cell>
          <table:table-cell office:value-type="string">
            <text:p>-70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71.7</text:p>
          </table:table-cell>
          <table:table-cell office:value-type="string">
            <text:p>-70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70.7</text:p>
          </table:table-cell>
          <table:table-cell office:value-type="string">
            <text:p>-70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69.8</text:p>
          </table:table-cell>
          <table:table-cell office:value-type="string">
            <text:p>-70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69.8</text:p>
          </table:table-cell>
          <table:table-cell office:value-type="string">
            <text:p>-69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69.5</text:p>
          </table:table-cell>
          <table:table-cell office:value-type="string">
            <text:p>-69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70.5</text:p>
          </table:table-cell>
          <table:table-cell office:value-type="string">
            <text:p>-69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70.0</text:p>
          </table:table-cell>
          <table:table-cell office:value-type="string">
            <text:p>-68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69.5</text:p>
          </table:table-cell>
          <table:table-cell office:value-type="string">
            <text:p>-68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69.5</text:p>
          </table:table-cell>
          <table:table-cell office:value-type="string">
            <text:p>-67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68.7</text:p>
          </table:table-cell>
          <table:table-cell office:value-type="string">
            <text:p>-67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67.7</text:p>
          </table:table-cell>
          <table:table-cell office:value-type="string">
            <text:p>-67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66.3</text:p>
          </table:table-cell>
          <table:table-cell office:value-type="string">
            <text:p>-67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65.0</text:p>
          </table:table-cell>
          <table:table-cell office:value-type="string">
            <text:p>-67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63.7</text:p>
          </table:table-cell>
          <table:table-cell office:value-type="string">
            <text:p>-67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62.7</text:p>
          </table:table-cell>
          <table:table-cell office:value-type="string">
            <text:p>-67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61.7</text:p>
          </table:table-cell>
          <table:table-cell office:value-type="string">
            <text:p>-67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60.7</text:p>
          </table:table-cell>
          <table:table-cell office:value-type="string">
            <text:p>-67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59.3</text:p>
          </table:table-cell>
          <table:table-cell office:value-type="string">
            <text:p>-67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59.0</text:p>
          </table:table-cell>
          <table:table-cell office:value-type="string">
            <text:p>-67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58.0</text:p>
          </table:table-cell>
          <table:table-cell office:value-type="string">
            <text:p>-67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57.0</text:p>
          </table:table-cell>
          <table:table-cell office:value-type="string">
            <text:p>-66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56.3</text:p>
          </table:table-cell>
          <table:table-cell office:value-type="string">
            <text:p>-66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57.2</text:p>
          </table:table-cell>
          <table:table-cell office:value-type="string">
            <text:p>-66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57.2</text:p>
          </table:table-cell>
          <table:table-cell office:value-type="string">
            <text:p>-66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56.0</text:p>
          </table:table-cell>
          <table:table-cell office:value-type="string">
            <text:p>-66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55.2</text:p>
          </table:table-cell>
          <table:table-cell office:value-type="string">
            <text:p>-65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53.7</text:p>
          </table:table-cell>
          <table:table-cell office:value-type="string">
            <text:p>-65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52.2</text:p>
          </table:table-cell>
          <table:table-cell office:value-type="string">
            <text:p>-65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51.5</text:p>
          </table:table-cell>
          <table:table-cell office:value-type="string">
            <text:p>-66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50.5</text:p>
          </table:table-cell>
          <table:table-cell office:value-type="string">
            <text:p>-66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50.2</text:p>
          </table:table-cell>
          <table:table-cell office:value-type="string">
            <text:p>-67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50.5</text:p>
          </table:table-cell>
          <table:table-cell office:value-type="string">
            <text:p>-67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49.8</text:p>
          </table:table-cell>
          <table:table-cell office:value-type="string">
            <text:p>-67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49.3</text:p>
          </table:table-cell>
          <table:table-cell office:value-type="string">
            <text:p>-67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48.5</text:p>
          </table:table-cell>
          <table:table-cell office:value-type="string">
            <text:p>-67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48.2</text:p>
          </table:table-cell>
          <table:table-cell office:value-type="string">
            <text:p>-67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47.0</text:p>
          </table:table-cell>
          <table:table-cell office:value-type="string">
            <text:p>-67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46.0</text:p>
          </table:table-cell>
          <table:table-cell office:value-type="string">
            <text:p>-67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44.5</text:p>
          </table:table-cell>
          <table:table-cell office:value-type="string">
            <text:p>-67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43.3</text:p>
          </table:table-cell>
          <table:table-cell office:value-type="string">
            <text:p>-67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42.0</text:p>
          </table:table-cell>
          <table:table-cell office:value-type="string">
            <text:p>-68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41.3</text:p>
          </table:table-cell>
          <table:table-cell office:value-type="string">
            <text:p>-68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40.0</text:p>
          </table:table-cell>
          <table:table-cell office:value-type="string">
            <text:p>-68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39.8</text:p>
          </table:table-cell>
          <table:table-cell office:value-type="string">
            <text:p>-69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39.8</text:p>
          </table:table-cell>
          <table:table-cell office:value-type="string">
            <text:p>-69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39.3</text:p>
          </table:table-cell>
          <table:table-cell office:value-type="string">
            <text:p>-69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38.7</text:p>
          </table:table-cell>
          <table:table-cell office:value-type="string">
            <text:p>-70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38.3</text:p>
          </table:table-cell>
          <table:table-cell office:value-type="string">
            <text:p>-69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37.0</text:p>
          </table:table-cell>
          <table:table-cell office:value-type="string">
            <text:p>-69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36.0</text:p>
          </table:table-cell>
          <table:table-cell office:value-type="string">
            <text:p>-69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35.0</text:p>
          </table:table-cell>
          <table:table-cell office:value-type="string">
            <text:p>-68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34.3</text:p>
          </table:table-cell>
          <table:table-cell office:value-type="string">
            <text:p>-68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33.5</text:p>
          </table:table-cell>
          <table:table-cell office:value-type="string">
            <text:p>-68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33.3</text:p>
          </table:table-cell>
          <table:table-cell office:value-type="string">
            <text:p>-69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33.5</text:p>
          </table:table-cell>
          <table:table-cell office:value-type="string">
            <text:p>-69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32.0</text:p>
          </table:table-cell>
          <table:table-cell office:value-type="string">
            <text:p>-69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31.3</text:p>
          </table:table-cell>
          <table:table-cell office:value-type="string">
            <text:p>-69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30.0</text:p>
          </table:table-cell>
          <table:table-cell office:value-type="string">
            <text:p>-69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28.3</text:p>
          </table:table-cell>
          <table:table-cell office:value-type="string">
            <text:p>-69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27.0</text:p>
          </table:table-cell>
          <table:table-cell office:value-type="string">
            <text:p>-70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25.3</text:p>
          </table:table-cell>
          <table:table-cell office:value-type="string">
            <text:p>-70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24.7</text:p>
          </table:table-cell>
          <table:table-cell office:value-type="string">
            <text:p>-70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23.0</text:p>
          </table:table-cell>
          <table:table-cell office:value-type="string">
            <text:p>-70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21.5</text:p>
          </table:table-cell>
          <table:table-cell office:value-type="string">
            <text:p>-70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20.0</text:p>
          </table:table-cell>
          <table:table-cell office:value-type="string">
            <text:p>-70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8.3</text:p>
          </table:table-cell>
          <table:table-cell office:value-type="string">
            <text:p>-70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7.0</text:p>
          </table:table-cell>
          <table:table-cell office:value-type="string">
            <text:p>-70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5.7</text:p>
          </table:table-cell>
          <table:table-cell office:value-type="string">
            <text:p>-70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4.3</text:p>
          </table:table-cell>
          <table:table-cell office:value-type="string">
            <text:p>-70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2.7</text:p>
          </table:table-cell>
          <table:table-cell office:value-type="string">
            <text:p>-70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1.3</text:p>
          </table:table-cell>
          <table:table-cell office:value-type="string">
            <text:p>-70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0.0</text:p>
          </table:table-cell>
          <table:table-cell office:value-type="string">
            <text:p>-70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8.7</text:p>
          </table:table-cell>
          <table:table-cell office:value-type="string">
            <text:p>-70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7.3</text:p>
          </table:table-cell>
          <table:table-cell office:value-type="string">
            <text:p>-70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6.3</text:p>
          </table:table-cell>
          <table:table-cell office:value-type="string">
            <text:p>-70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4.7</text:p>
          </table:table-cell>
          <table:table-cell office:value-type="string">
            <text:p>-70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3.5</text:p>
          </table:table-cell>
          <table:table-cell office:value-type="string">
            <text:p>-70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2.7</text:p>
          </table:table-cell>
          <table:table-cell office:value-type="string">
            <text:p>-70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.3</text:p>
          </table:table-cell>
          <table:table-cell office:value-type="string">
            <text:p>-71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0.0</text:p>
          </table:table-cell>
          <table:table-cell office:value-type="string">
            <text:p>-71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0.7</text:p>
          </table:table-cell>
          <table:table-cell office:value-type="string">
            <text:p>-71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.5</text:p>
          </table:table-cell>
          <table:table-cell office:value-type="string">
            <text:p>-71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.0</text:p>
          </table:table-cell>
          <table:table-cell office:value-type="string">
            <text:p>-70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.7</text:p>
          </table:table-cell>
          <table:table-cell office:value-type="string">
            <text:p>-70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2.5</text:p>
          </table:table-cell>
          <table:table-cell office:value-type="string">
            <text:p>-70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3.3</text:p>
          </table:table-cell>
          <table:table-cell office:value-type="string">
            <text:p>-70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3.0</text:p>
          </table:table-cell>
          <table:table-cell office:value-type="string">
            <text:p>-70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3.0</text:p>
          </table:table-cell>
          <table:table-cell office:value-type="string">
            <text:p>-71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4.5</text:p>
          </table:table-cell>
          <table:table-cell office:value-type="string">
            <text:p>-71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.0</text:p>
          </table:table-cell>
          <table:table-cell office:value-type="string">
            <text:p>-71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5.8</text:p>
          </table:table-cell>
          <table:table-cell office:value-type="string">
            <text:p>-71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5.8</text:p>
          </table:table-cell>
          <table:table-cell office:value-type="string">
            <text:p>-70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.8</text:p>
          </table:table-cell>
          <table:table-cell office:value-type="string">
            <text:p>-70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7.7</text:p>
          </table:table-cell>
          <table:table-cell office:value-type="string">
            <text:p>-70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7.3</text:p>
          </table:table-cell>
          <table:table-cell office:value-type="string">
            <text:p>-71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7.7</text:p>
          </table:table-cell>
          <table:table-cell office:value-type="string">
            <text:p>-71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7.3</text:p>
          </table:table-cell>
          <table:table-cell office:value-type="string">
            <text:p>-71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8.5</text:p>
          </table:table-cell>
          <table:table-cell office:value-type="string">
            <text:p>-71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8.7</text:p>
          </table:table-cell>
          <table:table-cell office:value-type="string">
            <text:p>-71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9.0</text:p>
          </table:table-cell>
          <table:table-cell office:value-type="string">
            <text:p>-71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9.8</text:p>
          </table:table-cell>
          <table:table-cell office:value-type="string">
            <text:p>-71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0.5</text:p>
          </table:table-cell>
          <table:table-cell office:value-type="string">
            <text:p>-71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1.0</text:p>
          </table:table-cell>
          <table:table-cell office:value-type="string">
            <text:p>-71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1.5</text:p>
          </table:table-cell>
          <table:table-cell office:value-type="string">
            <text:p>-71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2.2</text:p>
          </table:table-cell>
          <table:table-cell office:value-type="string">
            <text:p>-71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2.0</text:p>
          </table:table-cell>
          <table:table-cell office:value-type="string">
            <text:p>-71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1.2</text:p>
          </table:table-cell>
          <table:table-cell office:value-type="string">
            <text:p>-71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1.3</text:p>
          </table:table-cell>
          <table:table-cell office:value-type="string">
            <text:p>-72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2.3</text:p>
          </table:table-cell>
          <table:table-cell office:value-type="string">
            <text:p>-72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3.5</text:p>
          </table:table-cell>
          <table:table-cell office:value-type="string">
            <text:p>-72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4.7</text:p>
          </table:table-cell>
          <table:table-cell office:value-type="string">
            <text:p>-72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6.3</text:p>
          </table:table-cell>
          <table:table-cell office:value-type="string">
            <text:p>-73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7.7</text:p>
          </table:table-cell>
          <table:table-cell office:value-type="string">
            <text:p>-73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9.3</text:p>
          </table:table-cell>
          <table:table-cell office:value-type="string">
            <text:p>-73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20.7</text:p>
          </table:table-cell>
          <table:table-cell office:value-type="string">
            <text:p>-74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22.3</text:p>
          </table:table-cell>
          <table:table-cell office:value-type="string">
            <text:p>-74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23.7</text:p>
          </table:table-cell>
          <table:table-cell office:value-type="string">
            <text:p>-74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24.0</text:p>
          </table:table-cell>
          <table:table-cell office:value-type="string">
            <text:p>-75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26.0</text:p>
          </table:table-cell>
          <table:table-cell office:value-type="string">
            <text:p>-75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27.0</text:p>
          </table:table-cell>
          <table:table-cell office:value-type="string">
            <text:p>-76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28.3</text:p>
          </table:table-cell>
          <table:table-cell office:value-type="string">
            <text:p>-76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30.0</text:p>
          </table:table-cell>
          <table:table-cell office:value-type="string">
            <text:p>-76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31.7</text:p>
          </table:table-cell>
          <table:table-cell office:value-type="string">
            <text:p>-77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33.3</text:p>
          </table:table-cell>
          <table:table-cell office:value-type="string">
            <text:p>-77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35.0</text:p>
          </table:table-cell>
          <table:table-cell office:value-type="string">
            <text:p>-77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36.3</text:p>
          </table:table-cell>
          <table:table-cell office:value-type="string">
            <text:p>-78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38.5</text:p>
          </table:table-cell>
          <table:table-cell office:value-type="string">
            <text:p>-78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41.0</text:p>
          </table:table-cell>
          <table:table-cell office:value-type="string">
            <text:p>-78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44.0</text:p>
          </table:table-cell>
          <table:table-cell office:value-type="string">
            <text:p>-78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47.7</text:p>
          </table:table-cell>
          <table:table-cell office:value-type="string">
            <text:p>-78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49.3</text:p>
          </table:table-cell>
          <table:table-cell office:value-type="string">
            <text:p>-78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51.7</text:p>
          </table:table-cell>
          <table:table-cell office:value-type="string">
            <text:p>-78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53.7</text:p>
          </table:table-cell>
          <table:table-cell office:value-type="string">
            <text:p>-77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56.0</text:p>
          </table:table-cell>
          <table:table-cell office:value-type="string">
            <text:p>-77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57.7</text:p>
          </table:table-cell>
          <table:table-cell office:value-type="string">
            <text:p>-77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0.0</text:p>
          </table:table-cell>
          <table:table-cell office:value-type="string">
            <text:p>-77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2.5</text:p>
          </table:table-cell>
          <table:table-cell office:value-type="string">
            <text:p>-77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5.0</text:p>
          </table:table-cell>
          <table:table-cell office:value-type="string">
            <text:p>-77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7.3</text:p>
          </table:table-cell>
          <table:table-cell office:value-type="string">
            <text:p>-77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5.5</text:p>
          </table:table-cell>
          <table:table-cell office:value-type="string">
            <text:p>-76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3.7</text:p>
          </table:table-cell>
          <table:table-cell office:value-type="string">
            <text:p>-76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3.0</text:p>
          </table:table-cell>
          <table:table-cell office:value-type="string">
            <text:p>-75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3.0</text:p>
          </table:table-cell>
          <table:table-cell office:value-type="string">
            <text:p>-75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1.7</text:p>
          </table:table-cell>
          <table:table-cell office:value-type="string">
            <text:p>-75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1.7</text:p>
          </table:table-cell>
          <table:table-cell office:value-type="string">
            <text:p>-74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0.7</text:p>
          </table:table-cell>
          <table:table-cell office:value-type="string">
            <text:p>-74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1.0</text:p>
          </table:table-cell>
          <table:table-cell office:value-type="string">
            <text:p>-73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1.5</text:p>
          </table:table-cell>
          <table:table-cell office:value-type="string">
            <text:p>-73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0.2</text:p>
          </table:table-cell>
          <table:table-cell office:value-type="string">
            <text:p>-73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59.8</text:p>
          </table:table-cell>
          <table:table-cell office:value-type="string">
            <text:p>-73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1.0</text:p>
          </table:table-cell>
          <table:table-cell office:value-type="string">
            <text:p>-72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0.8</text:p>
          </table:table-cell>
          <table:table-cell office:value-type="string">
            <text:p>-72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1.7</text:p>
          </table:table-cell>
          <table:table-cell office:value-type="string">
            <text:p>-72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0.8</text:p>
          </table:table-cell>
          <table:table-cell office:value-type="string">
            <text:p>-71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1.0</text:p>
          </table:table-cell>
          <table:table-cell office:value-type="string">
            <text:p>-71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1.7</text:p>
          </table:table-cell>
          <table:table-cell office:value-type="string">
            <text:p>-70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1.5</text:p>
          </table:table-cell>
          <table:table-cell office:value-type="string">
            <text:p>-70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2.0</text:p>
          </table:table-cell>
          <table:table-cell office:value-type="string">
            <text:p>-70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2.3</text:p>
          </table:table-cell>
          <table:table-cell office:value-type="string">
            <text:p>-69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2.7</text:p>
          </table:table-cell>
          <table:table-cell office:value-type="string">
            <text:p>-69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3.7</text:p>
          </table:table-cell>
          <table:table-cell office:value-type="string">
            <text:p>-68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4.8</text:p>
          </table:table-cell>
          <table:table-cell office:value-type="string">
            <text:p>-68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5.3</text:p>
          </table:table-cell>
          <table:table-cell office:value-type="string">
            <text:p>-68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4.8</text:p>
          </table:table-cell>
          <table:table-cell office:value-type="string">
            <text:p>-68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5.5</text:p>
          </table:table-cell>
          <table:table-cell office:value-type="string">
            <text:p>-67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5.3</text:p>
          </table:table-cell>
          <table:table-cell office:value-type="string">
            <text:p>-67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4.7</text:p>
          </table:table-cell>
          <table:table-cell office:value-type="string">
            <text:p>-66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3.7</text:p>
          </table:table-cell>
          <table:table-cell office:value-type="string">
            <text:p>-66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4.0</text:p>
          </table:table-cell>
          <table:table-cell office:value-type="string">
            <text:p>-66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3.5</text:p>
          </table:table-cell>
          <table:table-cell office:value-type="string">
            <text:p>-66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2.7</text:p>
          </table:table-cell>
          <table:table-cell office:value-type="string">
            <text:p>-66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2.3</text:p>
          </table:table-cell>
          <table:table-cell office:value-type="string">
            <text:p>-66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2.2</text:p>
          </table:table-cell>
          <table:table-cell office:value-type="string">
            <text:p>-65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2.0</text:p>
          </table:table-cell>
          <table:table-cell office:value-type="string">
            <text:p>-65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1.3</text:p>
          </table:table-cell>
          <table:table-cell office:value-type="string">
            <text:p>-65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0.5</text:p>
          </table:table-cell>
          <table:table-cell office:value-type="string">
            <text:p>-64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59.7</text:p>
          </table:table-cell>
          <table:table-cell office:value-type="string">
            <text:p>-64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59.0</text:p>
          </table:table-cell>
          <table:table-cell office:value-type="string">
            <text:p>-64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58.7</text:p>
          </table:table-cell>
          <table:table-cell office:value-type="string">
            <text:p>-64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58.2</text:p>
          </table:table-cell>
          <table:table-cell office:value-type="string">
            <text:p>-64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57.3</text:p>
          </table:table-cell>
          <table:table-cell office:value-type="string">
            <text:p>-64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57.3</text:p>
          </table:table-cell>
          <table:table-cell office:value-type="string">
            <text:p>-63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58.2</text:p>
          </table:table-cell>
          <table:table-cell office:value-type="string">
            <text:p>-63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57.3</text:p>
          </table:table-cell>
          <table:table-cell office:value-type="string">
            <text:p>-63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56.7</text:p>
          </table:table-cell>
          <table:table-cell office:value-type="string">
            <text:p>-63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57.2</text:p>
          </table:table-cell>
          <table:table-cell office:value-type="string">
            <text:p>-63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58.0</text:p>
          </table:table-cell>
          <table:table-cell office:value-type="string">
            <text:p>-63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58.8</text:p>
          </table:table-cell>
          <table:table-cell office:value-type="string">
            <text:p>-63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59.7</text:p>
          </table:table-cell>
          <table:table-cell office:value-type="string">
            <text:p>-63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1.0</text:p>
          </table:table-cell>
          <table:table-cell office:value-type="string">
            <text:p>-64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1.5</text:p>
          </table:table-cell>
          <table:table-cell office:value-type="string">
            <text:p>-64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1.7</text:p>
          </table:table-cell>
          <table:table-cell office:value-type="string">
            <text:p>-64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2.7</text:p>
          </table:table-cell>
          <table:table-cell office:value-type="string">
            <text:p>-64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3.0</text:p>
          </table:table-cell>
          <table:table-cell office:value-type="string">
            <text:p>-65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4.0</text:p>
          </table:table-cell>
          <table:table-cell office:value-type="string">
            <text:p>-65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4.0</text:p>
          </table:table-cell>
          <table:table-cell office:value-type="string">
            <text:p>-65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5.0</text:p>
          </table:table-cell>
          <table:table-cell office:value-type="string">
            <text:p>-65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5.8</text:p>
          </table:table-cell>
          <table:table-cell office:value-type="string">
            <text:p>-66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5.5</text:p>
          </table:table-cell>
          <table:table-cell office:value-type="string">
            <text:p>-66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6.3</text:p>
          </table:table-cell>
          <table:table-cell office:value-type="string">
            <text:p>-66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6.3</text:p>
          </table:table-cell>
          <table:table-cell office:value-type="string">
            <text:p>-67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7.0</text:p>
          </table:table-cell>
          <table:table-cell office:value-type="string">
            <text:p>-67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7.7</text:p>
          </table:table-cell>
          <table:table-cell office:value-type="string">
            <text:p>-67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7.8</text:p>
          </table:table-cell>
          <table:table-cell office:value-type="string">
            <text:p>-66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8.7</text:p>
          </table:table-cell>
          <table:table-cell office:value-type="string">
            <text:p>-66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9.3</text:p>
          </table:table-cell>
          <table:table-cell office:value-type="string">
            <text:p>-67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9.3</text:p>
          </table:table-cell>
          <table:table-cell office:value-type="string">
            <text:p>-67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8.5</text:p>
          </table:table-cell>
          <table:table-cell office:value-type="string">
            <text:p>-67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7.5</text:p>
          </table:table-cell>
          <table:table-cell office:value-type="string">
            <text:p>-67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7.5</text:p>
          </table:table-cell>
          <table:table-cell office:value-type="string">
            <text:p>-67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6.8</text:p>
          </table:table-cell>
          <table:table-cell office:value-type="string">
            <text:p>-68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6.8</text:p>
          </table:table-cell>
          <table:table-cell office:value-type="string">
            <text:p>-68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7.3</text:p>
          </table:table-cell>
          <table:table-cell office:value-type="string">
            <text:p>-68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6.7</text:p>
          </table:table-cell>
          <table:table-cell office:value-type="string">
            <text:p>-69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7.3</text:p>
          </table:table-cell>
          <table:table-cell office:value-type="string">
            <text:p>-69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8.5</text:p>
          </table:table-cell>
          <table:table-cell office:value-type="string">
            <text:p>-69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8.5</text:p>
          </table:table-cell>
          <table:table-cell office:value-type="string">
            <text:p>-70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8.0</text:p>
          </table:table-cell>
          <table:table-cell office:value-type="string">
            <text:p>-70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7.5</text:p>
          </table:table-cell>
          <table:table-cell office:value-type="string">
            <text:p>-70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7.5</text:p>
          </table:table-cell>
          <table:table-cell office:value-type="string">
            <text:p>-71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7.0</text:p>
          </table:table-cell>
          <table:table-cell office:value-type="string">
            <text:p>-71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7.0</text:p>
          </table:table-cell>
          <table:table-cell office:value-type="string">
            <text:p>-72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7.5</text:p>
          </table:table-cell>
          <table:table-cell office:value-type="string">
            <text:p>-72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68.5</text:p>
          </table:table-cell>
          <table:table-cell office:value-type="string">
            <text:p>-73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70.0</text:p>
          </table:table-cell>
          <table:table-cell office:value-type="string">
            <text:p>-73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71.5</text:p>
          </table:table-cell>
          <table:table-cell office:value-type="string">
            <text:p>-73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73.0</text:p>
          </table:table-cell>
          <table:table-cell office:value-type="string">
            <text:p>-73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74.5</text:p>
          </table:table-cell>
          <table:table-cell office:value-type="string">
            <text:p>-73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74.0</text:p>
          </table:table-cell>
          <table:table-cell office:value-type="string">
            <text:p>-73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75.0</text:p>
          </table:table-cell>
          <table:table-cell office:value-type="string">
            <text:p>-72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76.5</text:p>
          </table:table-cell>
          <table:table-cell office:value-type="string">
            <text:p>-72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78.0</text:p>
          </table:table-cell>
          <table:table-cell office:value-type="string">
            <text:p>-72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78.7</text:p>
          </table:table-cell>
          <table:table-cell office:value-type="string">
            <text:p>-72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78.5</text:p>
          </table:table-cell>
          <table:table-cell office:value-type="string">
            <text:p>-73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79.5</text:p>
          </table:table-cell>
          <table:table-cell office:value-type="string">
            <text:p>-73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81.2</text:p>
          </table:table-cell>
          <table:table-cell office:value-type="string">
            <text:p>-72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83.0</text:p>
          </table:table-cell>
          <table:table-cell office:value-type="string">
            <text:p>-72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84.3</text:p>
          </table:table-cell>
          <table:table-cell office:value-type="string">
            <text:p>-72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85.5</text:p>
          </table:table-cell>
          <table:table-cell office:value-type="string">
            <text:p>-73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87.0</text:p>
          </table:table-cell>
          <table:table-cell office:value-type="string">
            <text:p>-72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88.7</text:p>
          </table:table-cell>
          <table:table-cell office:value-type="string">
            <text:p>-72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90.5</text:p>
          </table:table-cell>
          <table:table-cell office:value-type="string">
            <text:p>-72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92.3</text:p>
          </table:table-cell>
          <table:table-cell office:value-type="string">
            <text:p>-72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94.0</text:p>
          </table:table-cell>
          <table:table-cell office:value-type="string">
            <text:p>-72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95.7</text:p>
          </table:table-cell>
          <table:table-cell office:value-type="string">
            <text:p>-72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95.7</text:p>
          </table:table-cell>
          <table:table-cell office:value-type="string">
            <text:p>-72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97.0</text:p>
          </table:table-cell>
          <table:table-cell office:value-type="string">
            <text:p>-71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98.3</text:p>
          </table:table-cell>
          <table:table-cell office:value-type="string">
            <text:p>-72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99.8</text:p>
          </table:table-cell>
          <table:table-cell office:value-type="string">
            <text:p>-71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01.0</text:p>
          </table:table-cell>
          <table:table-cell office:value-type="string">
            <text:p>-71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99.7</text:p>
          </table:table-cell>
          <table:table-cell office:value-type="string">
            <text:p>-72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98.5</text:p>
          </table:table-cell>
          <table:table-cell office:value-type="string">
            <text:p>-72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97.5</text:p>
          </table:table-cell>
          <table:table-cell office:value-type="string">
            <text:p>-72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96.0</text:p>
          </table:table-cell>
          <table:table-cell office:value-type="string">
            <text:p>-73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96.0</text:p>
          </table:table-cell>
          <table:table-cell office:value-type="string">
            <text:p>-73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96.3</text:p>
          </table:table-cell>
          <table:table-cell office:value-type="string">
            <text:p>-73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97.5</text:p>
          </table:table-cell>
          <table:table-cell office:value-type="string">
            <text:p>-73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97.5</text:p>
          </table:table-cell>
          <table:table-cell office:value-type="string">
            <text:p>-73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98.0</text:p>
          </table:table-cell>
          <table:table-cell office:value-type="string">
            <text:p>-73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98.5</text:p>
          </table:table-cell>
          <table:table-cell office:value-type="string">
            <text:p>-73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99.7</text:p>
          </table:table-cell>
          <table:table-cell office:value-type="string">
            <text:p>-72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01.5</text:p>
          </table:table-cell>
          <table:table-cell office:value-type="string">
            <text:p>-73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01.3</text:p>
          </table:table-cell>
          <table:table-cell office:value-type="string">
            <text:p>-72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02.5</text:p>
          </table:table-cell>
          <table:table-cell office:value-type="string">
            <text:p>-72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01.3</text:p>
          </table:table-cell>
          <table:table-cell office:value-type="string">
            <text:p>-73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00.0</text:p>
          </table:table-cell>
          <table:table-cell office:value-type="string">
            <text:p>-73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99.0</text:p>
          </table:table-cell>
          <table:table-cell office:value-type="string">
            <text:p>-73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00.0</text:p>
          </table:table-cell>
          <table:table-cell office:value-type="string">
            <text:p>-73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01.5</text:p>
          </table:table-cell>
          <table:table-cell office:value-type="string">
            <text:p>-73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01.5</text:p>
          </table:table-cell>
          <table:table-cell office:value-type="string">
            <text:p>-73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00.7</text:p>
          </table:table-cell>
          <table:table-cell office:value-type="string">
            <text:p>-74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01.3</text:p>
          </table:table-cell>
          <table:table-cell office:value-type="string">
            <text:p>-74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99.5</text:p>
          </table:table-cell>
          <table:table-cell office:value-type="string">
            <text:p>-74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00.0</text:p>
          </table:table-cell>
          <table:table-cell office:value-type="string">
            <text:p>-75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01.3</text:p>
          </table:table-cell>
          <table:table-cell office:value-type="string">
            <text:p>-74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02.7</text:p>
          </table:table-cell>
          <table:table-cell office:value-type="string">
            <text:p>-74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04.5</text:p>
          </table:table-cell>
          <table:table-cell office:value-type="string">
            <text:p>-74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04.5</text:p>
          </table:table-cell>
          <table:table-cell office:value-type="string">
            <text:p>-74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06.0</text:p>
          </table:table-cell>
          <table:table-cell office:value-type="string">
            <text:p>-75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07.5</text:p>
          </table:table-cell>
          <table:table-cell office:value-type="string">
            <text:p>-75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08.5</text:p>
          </table:table-cell>
          <table:table-cell office:value-type="string">
            <text:p>-74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08.7</text:p>
          </table:table-cell>
          <table:table-cell office:value-type="string">
            <text:p>-75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10.3</text:p>
          </table:table-cell>
          <table:table-cell office:value-type="string">
            <text:p>-75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11.0</text:p>
          </table:table-cell>
          <table:table-cell office:value-type="string">
            <text:p>-74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11.5</text:p>
          </table:table-cell>
          <table:table-cell office:value-type="string">
            <text:p>-74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12.0</text:p>
          </table:table-cell>
          <table:table-cell office:value-type="string">
            <text:p>-73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12.7</text:p>
          </table:table-cell>
          <table:table-cell office:value-type="string">
            <text:p>-74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12.5</text:p>
          </table:table-cell>
          <table:table-cell office:value-type="string">
            <text:p>-74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12.3</text:p>
          </table:table-cell>
          <table:table-cell office:value-type="string">
            <text:p>-75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13.7</text:p>
          </table:table-cell>
          <table:table-cell office:value-type="string">
            <text:p>-75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16.3</text:p>
          </table:table-cell>
          <table:table-cell office:value-type="string">
            <text:p>-75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17.7</text:p>
          </table:table-cell>
          <table:table-cell office:value-type="string">
            <text:p>-74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17.7</text:p>
          </table:table-cell>
          <table:table-cell office:value-type="string">
            <text:p>-74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16.3</text:p>
          </table:table-cell>
          <table:table-cell office:value-type="string">
            <text:p>-73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16.7</text:p>
          </table:table-cell>
          <table:table-cell office:value-type="string">
            <text:p>-73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18.3</text:p>
          </table:table-cell>
          <table:table-cell office:value-type="string">
            <text:p>-73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20.0</text:p>
          </table:table-cell>
          <table:table-cell office:value-type="string">
            <text:p>-73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20.0</text:p>
          </table:table-cell>
          <table:table-cell office:value-type="string">
            <text:p>-74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21.3</text:p>
          </table:table-cell>
          <table:table-cell office:value-type="string">
            <text:p>-73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22.3</text:p>
          </table:table-cell>
          <table:table-cell office:value-type="string">
            <text:p>-73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23.7</text:p>
          </table:table-cell>
          <table:table-cell office:value-type="string">
            <text:p>-73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23.3</text:p>
          </table:table-cell>
          <table:table-cell office:value-type="string">
            <text:p>-73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24.5</text:p>
          </table:table-cell>
          <table:table-cell office:value-type="string">
            <text:p>-74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25.5</text:p>
          </table:table-cell>
          <table:table-cell office:value-type="string">
            <text:p>-74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26.3</text:p>
          </table:table-cell>
          <table:table-cell office:value-type="string">
            <text:p>-75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26.8</text:p>
          </table:table-cell>
          <table:table-cell office:value-type="string">
            <text:p>-75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27.0</text:p>
          </table:table-cell>
          <table:table-cell office:value-type="string">
            <text:p>-76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28.0</text:p>
          </table:table-cell>
          <table:table-cell office:value-type="string">
            <text:p>-76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29.7</text:p>
          </table:table-cell>
          <table:table-cell office:value-type="string">
            <text:p>-75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30.8</text:p>
          </table:table-cell>
          <table:table-cell office:value-type="string">
            <text:p>-75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32.0</text:p>
          </table:table-cell>
          <table:table-cell office:value-type="string">
            <text:p>-75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33.0</text:p>
          </table:table-cell>
          <table:table-cell office:value-type="string">
            <text:p>-74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35.5</text:p>
          </table:table-cell>
          <table:table-cell office:value-type="string">
            <text:p>-74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36.7</text:p>
          </table:table-cell>
          <table:table-cell office:value-type="string">
            <text:p>-75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38.3</text:p>
          </table:table-cell>
          <table:table-cell office:value-type="string">
            <text:p>-75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40.0</text:p>
          </table:table-cell>
          <table:table-cell office:value-type="string">
            <text:p>-75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40.7</text:p>
          </table:table-cell>
          <table:table-cell office:value-type="string">
            <text:p>-75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42.0</text:p>
          </table:table-cell>
          <table:table-cell office:value-type="string">
            <text:p>-75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44.0</text:p>
          </table:table-cell>
          <table:table-cell office:value-type="string">
            <text:p>-75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46.7</text:p>
          </table:table-cell>
          <table:table-cell office:value-type="string">
            <text:p>-75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46.3</text:p>
          </table:table-cell>
          <table:table-cell office:value-type="string">
            <text:p>-76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46.0</text:p>
          </table:table-cell>
          <table:table-cell office:value-type="string">
            <text:p>-76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46.0</text:p>
          </table:table-cell>
          <table:table-cell office:value-type="string">
            <text:p>-77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48.0</text:p>
          </table:table-cell>
          <table:table-cell office:value-type="string">
            <text:p>-77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0.5</text:p>
          </table:table-cell>
          <table:table-cell office:value-type="string">
            <text:p>-77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3.0</text:p>
          </table:table-cell>
          <table:table-cell office:value-type="string">
            <text:p>-77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4.0</text:p>
          </table:table-cell>
          <table:table-cell office:value-type="string">
            <text:p>-77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7.0</text:p>
          </table:table-cell>
          <table:table-cell office:value-type="string">
            <text:p>-77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8.7</text:p>
          </table:table-cell>
          <table:table-cell office:value-type="string">
            <text:p>-77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8.3</text:p>
          </table:table-cell>
          <table:table-cell office:value-type="string">
            <text:p>-77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8.0</text:p>
          </table:table-cell>
          <table:table-cell office:value-type="string">
            <text:p>-77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6.7</text:p>
          </table:table-cell>
          <table:table-cell office:value-type="string">
            <text:p>-78.1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4.5</text:p>
          </table:table-cell>
          <table:table-cell office:value-type="string">
            <text:p>-78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4.5</text:p>
          </table:table-cell>
          <table:table-cell office:value-type="string">
            <text:p>-78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6.7</text:p>
          </table:table-cell>
          <table:table-cell office:value-type="string">
            <text:p>-78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8.0</text:p>
          </table:table-cell>
          <table:table-cell office:value-type="string">
            <text:p>-78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7.0</text:p>
          </table:table-cell>
          <table:table-cell office:value-type="string">
            <text:p>-78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5.0</text:p>
          </table:table-cell>
          <table:table-cell office:value-type="string">
            <text:p>-79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2.5</text:p>
          </table:table-cell>
          <table:table-cell office:value-type="string">
            <text:p>-79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0.0</text:p>
          </table:table-cell>
          <table:table-cell office:value-type="string">
            <text:p>-80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48.0</text:p>
          </table:table-cell>
          <table:table-cell office:value-type="string">
            <text:p>-80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45.5</text:p>
          </table:table-cell>
          <table:table-cell office:value-type="string">
            <text:p>-80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46.5</text:p>
          </table:table-cell>
          <table:table-cell office:value-type="string">
            <text:p>-80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0.0</text:p>
          </table:table-cell>
          <table:table-cell office:value-type="string">
            <text:p>-81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3.0</text:p>
          </table:table-cell>
          <table:table-cell office:value-type="string">
            <text:p>-81.2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4.5</text:p>
          </table:table-cell>
          <table:table-cell office:value-type="string">
            <text:p>-81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4.0</text:p>
          </table:table-cell>
          <table:table-cell office:value-type="string">
            <text:p>-82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4.0</text:p>
          </table:table-cell>
          <table:table-cell office:value-type="string">
            <text:p>-82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4.0</text:p>
          </table:table-cell>
          <table:table-cell office:value-type="string">
            <text:p>-83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3.0</text:p>
          </table:table-cell>
          <table:table-cell office:value-type="string">
            <text:p>-83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3.5</text:p>
          </table:table-cell>
          <table:table-cell office:value-type="string">
            <text:p>-84.0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1.0</text:p>
          </table:table-cell>
          <table:table-cell office:value-type="string">
            <text:p>-84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47.0</text:p>
          </table:table-cell>
          <table:table-cell office:value-type="string">
            <text:p>-84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46.0</text:p>
          </table:table-cell>
          <table:table-cell office:value-type="string">
            <text:p>-85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2.0</text:p>
          </table:table-cell>
          <table:table-cell office:value-type="string">
            <text:p>-85.6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58.0</text:p>
          </table:table-cell>
          <table:table-cell office:value-type="string">
            <text:p>-85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63.0</text:p>
          </table:table-cell>
          <table:table-cell office:value-type="string">
            <text:p>-85.4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66.0</text:p>
          </table:table-cell>
          <table:table-cell office:value-type="string">
            <text:p>-84.9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70.0</text:p>
          </table:table-cell>
          <table:table-cell office:value-type="string">
            <text:p>-84.7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74.0</text:p>
          </table:table-cell>
          <table:table-cell office:value-type="string">
            <text:p>-84.5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-178.0</text:p>
          </table:table-cell>
          <table:table-cell office:value-type="string">
            <text:p>-84.3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180.0</text:p>
          </table:table-cell>
          <table:table-cell office:value-type="string">
            <text:p>-83.8</text:p>
          </table:table-cell>
          <table:table-cell office:value-type="string">
            <text:p>CO</text:p>
          </table:table-cell>
          <table:table-cell office:value-type="string">
            <text:p>CO-01(AN)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76.2</text:p>
          </table:table-cell>
          <table:table-cell office:value-type="string">
            <text:p>-71.1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76.5</text:p>
          </table:table-cell>
          <table:table-cell office:value-type="string">
            <text:p>-71.3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76.0</text:p>
          </table:table-cell>
          <table:table-cell office:value-type="string">
            <text:p>-71.7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75.0</text:p>
          </table:table-cell>
          <table:table-cell office:value-type="string">
            <text:p>-71.8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74.3</text:p>
          </table:table-cell>
          <table:table-cell office:value-type="string">
            <text:p>-72.2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73.3</text:p>
          </table:table-cell>
          <table:table-cell office:value-type="string">
            <text:p>-72.2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73.0</text:p>
          </table:table-cell>
          <table:table-cell office:value-type="string">
            <text:p>-72.6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71.5</text:p>
          </table:table-cell>
          <table:table-cell office:value-type="string">
            <text:p>-72.7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70.0</text:p>
          </table:table-cell>
          <table:table-cell office:value-type="string">
            <text:p>-72.6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68.8</text:p>
          </table:table-cell>
          <table:table-cell office:value-type="string">
            <text:p>-72.3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68.5</text:p>
          </table:table-cell>
          <table:table-cell office:value-type="string">
            <text:p>-71.9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68.3</text:p>
          </table:table-cell>
          <table:table-cell office:value-type="string">
            <text:p>-71.5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68.5</text:p>
          </table:table-cell>
          <table:table-cell office:value-type="string">
            <text:p>-71.0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68.8</text:p>
          </table:table-cell>
          <table:table-cell office:value-type="string">
            <text:p>-70.5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69.3</text:p>
          </table:table-cell>
          <table:table-cell office:value-type="string">
            <text:p>-70.0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69.7</text:p>
          </table:table-cell>
          <table:table-cell office:value-type="string">
            <text:p>-69.4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70.3</text:p>
          </table:table-cell>
          <table:table-cell office:value-type="string">
            <text:p>-68.8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71.2</text:p>
          </table:table-cell>
          <table:table-cell office:value-type="string">
            <text:p>-68.9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71.7</text:p>
          </table:table-cell>
          <table:table-cell office:value-type="string">
            <text:p>-69.1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71.5</text:p>
          </table:table-cell>
          <table:table-cell office:value-type="string">
            <text:p>-69.6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71.0</text:p>
          </table:table-cell>
          <table:table-cell office:value-type="string">
            <text:p>-70.1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70.7</text:p>
          </table:table-cell>
          <table:table-cell office:value-type="string">
            <text:p>-70.6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71.0</text:p>
          </table:table-cell>
          <table:table-cell office:value-type="string">
            <text:p>-70.8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71.8</text:p>
          </table:table-cell>
          <table:table-cell office:value-type="string">
            <text:p>-70.9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73.0</text:p>
          </table:table-cell>
          <table:table-cell office:value-type="string">
            <text:p>-71.0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74.7</text:p>
          </table:table-cell>
          <table:table-cell office:value-type="string">
            <text:p>-71.1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-76.2</text:p>
          </table:table-cell>
          <table:table-cell office:value-type="string">
            <text:p>-71.1</text:p>
          </table:table-cell>
          <table:table-cell office:value-type="string">
            <text:p>CO</text:p>
          </table:table-cell>
          <table:table-cell office:value-type="string">
            <text:p>CO-02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80.1</text:p>
          </table:table-cell>
          <table:table-cell office:value-type="string">
            <text:p>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5</text:p>
          </table:table-cell>
          <table:table-cell office:value-type="string">
            <text:p>-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5</text:p>
          </table:table-cell>
          <table:table-cell office:value-type="string">
            <text:p>-0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9</text:p>
          </table:table-cell>
          <table:table-cell office:value-type="string">
            <text:p>-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8</text:p>
          </table:table-cell>
          <table:table-cell office:value-type="string">
            <text:p>-1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8</text:p>
          </table:table-cell>
          <table:table-cell office:value-type="string">
            <text:p>-2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9</text:p>
          </table:table-cell>
          <table:table-cell office:value-type="string">
            <text:p>-2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6</text:p>
          </table:table-cell>
          <table:table-cell office:value-type="string">
            <text:p>-2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2</text:p>
          </table:table-cell>
          <table:table-cell office:value-type="string">
            <text:p>-3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1</text:p>
          </table:table-cell>
          <table:table-cell office:value-type="string">
            <text:p>-2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9.7</text:p>
          </table:table-cell>
          <table:table-cell office:value-type="string">
            <text:p>-2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9.8</text:p>
          </table:table-cell>
          <table:table-cell office:value-type="string">
            <text:p>-2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0</text:p>
          </table:table-cell>
          <table:table-cell office:value-type="string">
            <text:p>-3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3</text:p>
          </table:table-cell>
          <table:table-cell office:value-type="string">
            <text:p>-3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8</text:p>
          </table:table-cell>
          <table:table-cell office:value-type="string">
            <text:p>-3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1.3</text:p>
          </table:table-cell>
          <table:table-cell office:value-type="string">
            <text:p>-4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1.3</text:p>
          </table:table-cell>
          <table:table-cell office:value-type="string">
            <text:p>-4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1.2</text:p>
          </table:table-cell>
          <table:table-cell office:value-type="string">
            <text:p>-5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8</text:p>
          </table:table-cell>
          <table:table-cell office:value-type="string">
            <text:p>-5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1.2</text:p>
          </table:table-cell>
          <table:table-cell office:value-type="string">
            <text:p>-6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8</text:p>
          </table:table-cell>
          <table:table-cell office:value-type="string">
            <text:p>-6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3</text:p>
          </table:table-cell>
          <table:table-cell office:value-type="string">
            <text:p>-6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0</text:p>
          </table:table-cell>
          <table:table-cell office:value-type="string">
            <text:p>-6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9.7</text:p>
          </table:table-cell>
          <table:table-cell office:value-type="string">
            <text:p>-7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9.5</text:p>
          </table:table-cell>
          <table:table-cell office:value-type="string">
            <text:p>-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9.0</text:p>
          </table:table-cell>
          <table:table-cell office:value-type="string">
            <text:p>-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7</text:p>
          </table:table-cell>
          <table:table-cell office:value-type="string">
            <text:p>-8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5</text:p>
          </table:table-cell>
          <table:table-cell office:value-type="string">
            <text:p>-9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3</text:p>
          </table:table-cell>
          <table:table-cell office:value-type="string">
            <text:p>-9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2</text:p>
          </table:table-cell>
          <table:table-cell office:value-type="string">
            <text:p>-10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7</text:p>
          </table:table-cell>
          <table:table-cell office:value-type="string">
            <text:p>-10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5</text:p>
          </table:table-cell>
          <table:table-cell office:value-type="string">
            <text:p>-11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2</text:p>
          </table:table-cell>
          <table:table-cell office:value-type="string">
            <text:p>-11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0</text:p>
          </table:table-cell>
          <table:table-cell office:value-type="string">
            <text:p>-12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7</text:p>
          </table:table-cell>
          <table:table-cell office:value-type="string">
            <text:p>-12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5</text:p>
          </table:table-cell>
          <table:table-cell office:value-type="string">
            <text:p>-13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2</text:p>
          </table:table-cell>
          <table:table-cell office:value-type="string">
            <text:p>-13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2</text:p>
          </table:table-cell>
          <table:table-cell office:value-type="string">
            <text:p>-14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8</text:p>
          </table:table-cell>
          <table:table-cell office:value-type="string">
            <text:p>-14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5</text:p>
          </table:table-cell>
          <table:table-cell office:value-type="string">
            <text:p>-15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2</text:p>
          </table:table-cell>
          <table:table-cell office:value-type="string">
            <text:p>-15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5</text:p>
          </table:table-cell>
          <table:table-cell office:value-type="string">
            <text:p>-1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0</text:p>
          </table:table-cell>
          <table:table-cell office:value-type="string">
            <text:p>-1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5</text:p>
          </table:table-cell>
          <table:table-cell office:value-type="string">
            <text:p>-16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2.8</text:p>
          </table:table-cell>
          <table:table-cell office:value-type="string">
            <text:p>-16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2.5</text:p>
          </table:table-cell>
          <table:table-cell office:value-type="string">
            <text:p>-16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2.0</text:p>
          </table:table-cell>
          <table:table-cell office:value-type="string">
            <text:p>-17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5</text:p>
          </table:table-cell>
          <table:table-cell office:value-type="string">
            <text:p>-17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2</text:p>
          </table:table-cell>
          <table:table-cell office:value-type="string">
            <text:p>-17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8</text:p>
          </table:table-cell>
          <table:table-cell office:value-type="string">
            <text:p>-1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3</text:p>
          </table:table-cell>
          <table:table-cell office:value-type="string">
            <text:p>-1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3</text:p>
          </table:table-cell>
          <table:table-cell office:value-type="string">
            <text:p>-1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3</text:p>
          </table:table-cell>
          <table:table-cell office:value-type="string">
            <text:p>-1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1</text:p>
          </table:table-cell>
          <table:table-cell office:value-type="string">
            <text:p>-2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2</text:p>
          </table:table-cell>
          <table:table-cell office:value-type="string">
            <text:p>-20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2</text:p>
          </table:table-cell>
          <table:table-cell office:value-type="string">
            <text:p>-2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1</text:p>
          </table:table-cell>
          <table:table-cell office:value-type="string">
            <text:p>-2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2</text:p>
          </table:table-cell>
          <table:table-cell office:value-type="string">
            <text:p>-22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3</text:p>
          </table:table-cell>
          <table:table-cell office:value-type="string">
            <text:p>-22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5</text:p>
          </table:table-cell>
          <table:table-cell office:value-type="string">
            <text:p>-23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5</text:p>
          </table:table-cell>
          <table:table-cell office:value-type="string">
            <text:p>-23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5</text:p>
          </table:table-cell>
          <table:table-cell office:value-type="string">
            <text:p>-24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6</text:p>
          </table:table-cell>
          <table:table-cell office:value-type="string">
            <text:p>-24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5</text:p>
          </table:table-cell>
          <table:table-cell office:value-type="string">
            <text:p>-25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5</text:p>
          </table:table-cell>
          <table:table-cell office:value-type="string">
            <text:p>-25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7</text:p>
          </table:table-cell>
          <table:table-cell office:value-type="string">
            <text:p>-2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6</text:p>
          </table:table-cell>
          <table:table-cell office:value-type="string">
            <text:p>-26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9</text:p>
          </table:table-cell>
          <table:table-cell office:value-type="string">
            <text:p>-27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9</text:p>
          </table:table-cell>
          <table:table-cell office:value-type="string">
            <text:p>-27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2</text:p>
          </table:table-cell>
          <table:table-cell office:value-type="string">
            <text:p>-28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3</text:p>
          </table:table-cell>
          <table:table-cell office:value-type="string">
            <text:p>-28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5</text:p>
          </table:table-cell>
          <table:table-cell office:value-type="string">
            <text:p>-2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3</text:p>
          </table:table-cell>
          <table:table-cell office:value-type="string">
            <text:p>-2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3</text:p>
          </table:table-cell>
          <table:table-cell office:value-type="string">
            <text:p>-3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6</text:p>
          </table:table-cell>
          <table:table-cell office:value-type="string">
            <text:p>-3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7</text:p>
          </table:table-cell>
          <table:table-cell office:value-type="string">
            <text:p>-30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6</text:p>
          </table:table-cell>
          <table:table-cell office:value-type="string">
            <text:p>-31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5</text:p>
          </table:table-cell>
          <table:table-cell office:value-type="string">
            <text:p>-31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5</text:p>
          </table:table-cell>
          <table:table-cell office:value-type="string">
            <text:p>-32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3</text:p>
          </table:table-cell>
          <table:table-cell office:value-type="string">
            <text:p>-32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7</text:p>
          </table:table-cell>
          <table:table-cell office:value-type="string">
            <text:p>-33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6</text:p>
          </table:table-cell>
          <table:table-cell office:value-type="string">
            <text:p>-33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8</text:p>
          </table:table-cell>
          <table:table-cell office:value-type="string">
            <text:p>-34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9</text:p>
          </table:table-cell>
          <table:table-cell office:value-type="string">
            <text:p>-34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2.2</text:p>
          </table:table-cell>
          <table:table-cell office:value-type="string">
            <text:p>-35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2.5</text:p>
          </table:table-cell>
          <table:table-cell office:value-type="string">
            <text:p>-35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2.7</text:p>
          </table:table-cell>
          <table:table-cell office:value-type="string">
            <text:p>-36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2.8</text:p>
          </table:table-cell>
          <table:table-cell office:value-type="string">
            <text:p>-36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1</text:p>
          </table:table-cell>
          <table:table-cell office:value-type="string">
            <text:p>-36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1</text:p>
          </table:table-cell>
          <table:table-cell office:value-type="string">
            <text:p>-37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5</text:p>
          </table:table-cell>
          <table:table-cell office:value-type="string">
            <text:p>-37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7</text:p>
          </table:table-cell>
          <table:table-cell office:value-type="string">
            <text:p>-37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4</text:p>
          </table:table-cell>
          <table:table-cell office:value-type="string">
            <text:p>-3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4</text:p>
          </table:table-cell>
          <table:table-cell office:value-type="string">
            <text:p>-38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3</text:p>
          </table:table-cell>
          <table:table-cell office:value-type="string">
            <text:p>-3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2</text:p>
          </table:table-cell>
          <table:table-cell office:value-type="string">
            <text:p>-39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7</text:p>
          </table:table-cell>
          <table:table-cell office:value-type="string">
            <text:p>-4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7</text:p>
          </table:table-cell>
          <table:table-cell office:value-type="string">
            <text:p>-40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8</text:p>
          </table:table-cell>
          <table:table-cell office:value-type="string">
            <text:p>-4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7</text:p>
          </table:table-cell>
          <table:table-cell office:value-type="string">
            <text:p>-41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6</text:p>
          </table:table-cell>
          <table:table-cell office:value-type="string">
            <text:p>-41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2</text:p>
          </table:table-cell>
          <table:table-cell office:value-type="string">
            <text:p>-41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0</text:p>
          </table:table-cell>
          <table:table-cell office:value-type="string">
            <text:p>-4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2.5</text:p>
          </table:table-cell>
          <table:table-cell office:value-type="string">
            <text:p>-41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2.8</text:p>
          </table:table-cell>
          <table:table-cell office:value-type="string">
            <text:p>-42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2.5</text:p>
          </table:table-cell>
          <table:table-cell office:value-type="string">
            <text:p>-42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2.8</text:p>
          </table:table-cell>
          <table:table-cell office:value-type="string">
            <text:p>-42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2.8</text:p>
          </table:table-cell>
          <table:table-cell office:value-type="string">
            <text:p>-43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0</text:p>
          </table:table-cell>
          <table:table-cell office:value-type="string">
            <text:p>-43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2.8</text:p>
          </table:table-cell>
          <table:table-cell office:value-type="string">
            <text:p>-43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2</text:p>
          </table:table-cell>
          <table:table-cell office:value-type="string">
            <text:p>-44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0</text:p>
          </table:table-cell>
          <table:table-cell office:value-type="string">
            <text:p>-44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4</text:p>
          </table:table-cell>
          <table:table-cell office:value-type="string">
            <text:p>-44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3</text:p>
          </table:table-cell>
          <table:table-cell office:value-type="string">
            <text:p>-45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6</text:p>
          </table:table-cell>
          <table:table-cell office:value-type="string">
            <text:p>-45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7</text:p>
          </table:table-cell>
          <table:table-cell office:value-type="string">
            <text:p>-45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8</text:p>
          </table:table-cell>
          <table:table-cell office:value-type="string">
            <text:p>-45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6</text:p>
          </table:table-cell>
          <table:table-cell office:value-type="string">
            <text:p>-44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7</text:p>
          </table:table-cell>
          <table:table-cell office:value-type="string">
            <text:p>-44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5</text:p>
          </table:table-cell>
          <table:table-cell office:value-type="string">
            <text:p>-44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8</text:p>
          </table:table-cell>
          <table:table-cell office:value-type="string">
            <text:p>-43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3</text:p>
          </table:table-cell>
          <table:table-cell office:value-type="string">
            <text:p>-44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5</text:p>
          </table:table-cell>
          <table:table-cell office:value-type="string">
            <text:p>-44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3</text:p>
          </table:table-cell>
          <table:table-cell office:value-type="string">
            <text:p>-45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5</text:p>
          </table:table-cell>
          <table:table-cell office:value-type="string">
            <text:p>-45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7</text:p>
          </table:table-cell>
          <table:table-cell office:value-type="string">
            <text:p>-45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5</text:p>
          </table:table-cell>
          <table:table-cell office:value-type="string">
            <text:p>-4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0</text:p>
          </table:table-cell>
          <table:table-cell office:value-type="string">
            <text:p>-45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7</text:p>
          </table:table-cell>
          <table:table-cell office:value-type="string">
            <text:p>-46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5</text:p>
          </table:table-cell>
          <table:table-cell office:value-type="string">
            <text:p>-46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5</text:p>
          </table:table-cell>
          <table:table-cell office:value-type="string">
            <text:p>-46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0</text:p>
          </table:table-cell>
          <table:table-cell office:value-type="string">
            <text:p>-46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5</text:p>
          </table:table-cell>
          <table:table-cell office:value-type="string">
            <text:p>-46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0</text:p>
          </table:table-cell>
          <table:table-cell office:value-type="string">
            <text:p>-46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4</text:p>
          </table:table-cell>
          <table:table-cell office:value-type="string">
            <text:p>-47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5</text:p>
          </table:table-cell>
          <table:table-cell office:value-type="string">
            <text:p>-4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5</text:p>
          </table:table-cell>
          <table:table-cell office:value-type="string">
            <text:p>-4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9</text:p>
          </table:table-cell>
          <table:table-cell office:value-type="string">
            <text:p>-4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3</text:p>
          </table:table-cell>
          <table:table-cell office:value-type="string">
            <text:p>-4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4</text:p>
          </table:table-cell>
          <table:table-cell office:value-type="string">
            <text:p>-4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4</text:p>
          </table:table-cell>
          <table:table-cell office:value-type="string">
            <text:p>-48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6</text:p>
          </table:table-cell>
          <table:table-cell office:value-type="string">
            <text:p>-49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4</text:p>
          </table:table-cell>
          <table:table-cell office:value-type="string">
            <text:p>-49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5</text:p>
          </table:table-cell>
          <table:table-cell office:value-type="string">
            <text:p>-4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0</text:p>
          </table:table-cell>
          <table:table-cell office:value-type="string">
            <text:p>-49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3</text:p>
          </table:table-cell>
          <table:table-cell office:value-type="string">
            <text:p>-50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3</text:p>
          </table:table-cell>
          <table:table-cell office:value-type="string">
            <text:p>-50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5</text:p>
          </table:table-cell>
          <table:table-cell office:value-type="string">
            <text:p>-5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7</text:p>
          </table:table-cell>
          <table:table-cell office:value-type="string">
            <text:p>-50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5</text:p>
          </table:table-cell>
          <table:table-cell office:value-type="string">
            <text:p>-50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8</text:p>
          </table:table-cell>
          <table:table-cell office:value-type="string">
            <text:p>-50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0</text:p>
          </table:table-cell>
          <table:table-cell office:value-type="string">
            <text:p>-51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3</text:p>
          </table:table-cell>
          <table:table-cell office:value-type="string">
            <text:p>-51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5</text:p>
          </table:table-cell>
          <table:table-cell office:value-type="string">
            <text:p>-51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3</text:p>
          </table:table-cell>
          <table:table-cell office:value-type="string">
            <text:p>-5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2</text:p>
          </table:table-cell>
          <table:table-cell office:value-type="string">
            <text:p>-5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3</text:p>
          </table:table-cell>
          <table:table-cell office:value-type="string">
            <text:p>-51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0</text:p>
          </table:table-cell>
          <table:table-cell office:value-type="string">
            <text:p>-51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0</text:p>
          </table:table-cell>
          <table:table-cell office:value-type="string">
            <text:p>-52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5</text:p>
          </table:table-cell>
          <table:table-cell office:value-type="string">
            <text:p>-52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2</text:p>
          </table:table-cell>
          <table:table-cell office:value-type="string">
            <text:p>-52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0</text:p>
          </table:table-cell>
          <table:table-cell office:value-type="string">
            <text:p>-52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5</text:p>
          </table:table-cell>
          <table:table-cell office:value-type="string">
            <text:p>-52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5</text:p>
          </table:table-cell>
          <table:table-cell office:value-type="string">
            <text:p>-52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2</text:p>
          </table:table-cell>
          <table:table-cell office:value-type="string">
            <text:p>-53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2.5</text:p>
          </table:table-cell>
          <table:table-cell office:value-type="string">
            <text:p>-53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2.0</text:p>
          </table:table-cell>
          <table:table-cell office:value-type="string">
            <text:p>-53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5</text:p>
          </table:table-cell>
          <table:table-cell office:value-type="string">
            <text:p>-52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1</text:p>
          </table:table-cell>
          <table:table-cell office:value-type="string">
            <text:p>-52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3</text:p>
          </table:table-cell>
          <table:table-cell office:value-type="string">
            <text:p>-53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2.2</text:p>
          </table:table-cell>
          <table:table-cell office:value-type="string">
            <text:p>-53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2.0</text:p>
          </table:table-cell>
          <table:table-cell office:value-type="string">
            <text:p>-53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3</text:p>
          </table:table-cell>
          <table:table-cell office:value-type="string">
            <text:p>-53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9</text:p>
          </table:table-cell>
          <table:table-cell office:value-type="string">
            <text:p>-53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9</text:p>
          </table:table-cell>
          <table:table-cell office:value-type="string">
            <text:p>-53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7</text:p>
          </table:table-cell>
          <table:table-cell office:value-type="string">
            <text:p>-52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0</text:p>
          </table:table-cell>
          <table:table-cell office:value-type="string">
            <text:p>-52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9.6</text:p>
          </table:table-cell>
          <table:table-cell office:value-type="string">
            <text:p>-52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9.5</text:p>
          </table:table-cell>
          <table:table-cell office:value-type="string">
            <text:p>-52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9.0</text:p>
          </table:table-cell>
          <table:table-cell office:value-type="string">
            <text:p>-52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8.3</text:p>
          </table:table-cell>
          <table:table-cell office:value-type="string">
            <text:p>-52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8.8</text:p>
          </table:table-cell>
          <table:table-cell office:value-type="string">
            <text:p>-51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9.0</text:p>
          </table:table-cell>
          <table:table-cell office:value-type="string">
            <text:p>-51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9.2</text:p>
          </table:table-cell>
          <table:table-cell office:value-type="string">
            <text:p>-5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9.0</text:p>
          </table:table-cell>
          <table:table-cell office:value-type="string">
            <text:p>-50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8.5</text:p>
          </table:table-cell>
          <table:table-cell office:value-type="string">
            <text:p>-50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7.8</text:p>
          </table:table-cell>
          <table:table-cell office:value-type="string">
            <text:p>-5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7.7</text:p>
          </table:table-cell>
          <table:table-cell office:value-type="string">
            <text:p>-49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7.5</text:p>
          </table:table-cell>
          <table:table-cell office:value-type="string">
            <text:p>-4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7.0</text:p>
          </table:table-cell>
          <table:table-cell office:value-type="string">
            <text:p>-48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6.3</text:p>
          </table:table-cell>
          <table:table-cell office:value-type="string">
            <text:p>-4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8</text:p>
          </table:table-cell>
          <table:table-cell office:value-type="string">
            <text:p>-48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7</text:p>
          </table:table-cell>
          <table:table-cell office:value-type="string">
            <text:p>-47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7</text:p>
          </table:table-cell>
          <table:table-cell office:value-type="string">
            <text:p>-47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6.5</text:p>
          </table:table-cell>
          <table:table-cell office:value-type="string">
            <text:p>-47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7.0</text:p>
          </table:table-cell>
          <table:table-cell office:value-type="string">
            <text:p>-46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7.4</text:p>
          </table:table-cell>
          <table:table-cell office:value-type="string">
            <text:p>-46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7.5</text:p>
          </table:table-cell>
          <table:table-cell office:value-type="string">
            <text:p>-46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7.2</text:p>
          </table:table-cell>
          <table:table-cell office:value-type="string">
            <text:p>-45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6.8</text:p>
          </table:table-cell>
          <table:table-cell office:value-type="string">
            <text:p>-45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6.2</text:p>
          </table:table-cell>
          <table:table-cell office:value-type="string">
            <text:p>-45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6</text:p>
          </table:table-cell>
          <table:table-cell office:value-type="string">
            <text:p>-45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6</text:p>
          </table:table-cell>
          <table:table-cell office:value-type="string">
            <text:p>-44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2</text:p>
          </table:table-cell>
          <table:table-cell office:value-type="string">
            <text:p>-44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2</text:p>
          </table:table-cell>
          <table:table-cell office:value-type="string">
            <text:p>-44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3</text:p>
          </table:table-cell>
          <table:table-cell office:value-type="string">
            <text:p>-43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0</text:p>
          </table:table-cell>
          <table:table-cell office:value-type="string">
            <text:p>-43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3</text:p>
          </table:table-cell>
          <table:table-cell office:value-type="string">
            <text:p>-43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0</text:p>
          </table:table-cell>
          <table:table-cell office:value-type="string">
            <text:p>-42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5</text:p>
          </table:table-cell>
          <table:table-cell office:value-type="string">
            <text:p>-42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2</text:p>
          </table:table-cell>
          <table:table-cell office:value-type="string">
            <text:p>-42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3.7</text:p>
          </table:table-cell>
          <table:table-cell office:value-type="string">
            <text:p>-42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3.6</text:p>
          </table:table-cell>
          <table:table-cell office:value-type="string">
            <text:p>-42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3.8</text:p>
          </table:table-cell>
          <table:table-cell office:value-type="string">
            <text:p>-42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5</text:p>
          </table:table-cell>
          <table:table-cell office:value-type="string">
            <text:p>-42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0</text:p>
          </table:table-cell>
          <table:table-cell office:value-type="string">
            <text:p>-42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0</text:p>
          </table:table-cell>
          <table:table-cell office:value-type="string">
            <text:p>-4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2</text:p>
          </table:table-cell>
          <table:table-cell office:value-type="string">
            <text:p>-4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8</text:p>
          </table:table-cell>
          <table:table-cell office:value-type="string">
            <text:p>-40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3</text:p>
          </table:table-cell>
          <table:table-cell office:value-type="string">
            <text:p>-4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3.8</text:p>
          </table:table-cell>
          <table:table-cell office:value-type="string">
            <text:p>-41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3.0</text:p>
          </table:table-cell>
          <table:table-cell office:value-type="string">
            <text:p>-41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2.3</text:p>
          </table:table-cell>
          <table:table-cell office:value-type="string">
            <text:p>-40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2.2</text:p>
          </table:table-cell>
          <table:table-cell office:value-type="string">
            <text:p>-40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2.4</text:p>
          </table:table-cell>
          <table:table-cell office:value-type="string">
            <text:p>-4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2.2</text:p>
          </table:table-cell>
          <table:table-cell office:value-type="string">
            <text:p>-3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2.0</text:p>
          </table:table-cell>
          <table:table-cell office:value-type="string">
            <text:p>-39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2.3</text:p>
          </table:table-cell>
          <table:table-cell office:value-type="string">
            <text:p>-39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2.2</text:p>
          </table:table-cell>
          <table:table-cell office:value-type="string">
            <text:p>-3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2.0</text:p>
          </table:table-cell>
          <table:table-cell office:value-type="string">
            <text:p>-3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1.3</text:p>
          </table:table-cell>
          <table:table-cell office:value-type="string">
            <text:p>-3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0.5</text:p>
          </table:table-cell>
          <table:table-cell office:value-type="string">
            <text:p>-38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0.0</text:p>
          </table:table-cell>
          <table:table-cell office:value-type="string">
            <text:p>-3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9.3</text:p>
          </table:table-cell>
          <table:table-cell office:value-type="string">
            <text:p>-3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8.7</text:p>
          </table:table-cell>
          <table:table-cell office:value-type="string">
            <text:p>-38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8.2</text:p>
          </table:table-cell>
          <table:table-cell office:value-type="string">
            <text:p>-38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7.6</text:p>
          </table:table-cell>
          <table:table-cell office:value-type="string">
            <text:p>-3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7.4</text:p>
          </table:table-cell>
          <table:table-cell office:value-type="string">
            <text:p>-37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7.0</text:p>
          </table:table-cell>
          <table:table-cell office:value-type="string">
            <text:p>-37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6.7</text:p>
          </table:table-cell>
          <table:table-cell office:value-type="string">
            <text:p>-36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6.7</text:p>
          </table:table-cell>
          <table:table-cell office:value-type="string">
            <text:p>-36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7.2</text:p>
          </table:table-cell>
          <table:table-cell office:value-type="string">
            <text:p>-36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7.4</text:p>
          </table:table-cell>
          <table:table-cell office:value-type="string">
            <text:p>-3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7.2</text:p>
          </table:table-cell>
          <table:table-cell office:value-type="string">
            <text:p>-35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7.5</text:p>
          </table:table-cell>
          <table:table-cell office:value-type="string">
            <text:p>-35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8.3</text:p>
          </table:table-cell>
          <table:table-cell office:value-type="string">
            <text:p>-34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8.5</text:p>
          </table:table-cell>
          <table:table-cell office:value-type="string">
            <text:p>-34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8.3</text:p>
          </table:table-cell>
          <table:table-cell office:value-type="string">
            <text:p>-34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7.8</text:p>
          </table:table-cell>
          <table:table-cell office:value-type="string">
            <text:p>-34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7.2</text:p>
          </table:table-cell>
          <table:table-cell office:value-type="string">
            <text:p>-34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6.8</text:p>
          </table:table-cell>
          <table:table-cell office:value-type="string">
            <text:p>-34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6.3</text:p>
          </table:table-cell>
          <table:table-cell office:value-type="string">
            <text:p>-34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5.7</text:p>
          </table:table-cell>
          <table:table-cell office:value-type="string">
            <text:p>-34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5.0</text:p>
          </table:table-cell>
          <table:table-cell office:value-type="string">
            <text:p>-34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4.5</text:p>
          </table:table-cell>
          <table:table-cell office:value-type="string">
            <text:p>-34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4.0</text:p>
          </table:table-cell>
          <table:table-cell office:value-type="string">
            <text:p>-34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3.6</text:p>
          </table:table-cell>
          <table:table-cell office:value-type="string">
            <text:p>-34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3.5</text:p>
          </table:table-cell>
          <table:table-cell office:value-type="string">
            <text:p>-33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3.0</text:p>
          </table:table-cell>
          <table:table-cell office:value-type="string">
            <text:p>-33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2.6</text:p>
          </table:table-cell>
          <table:table-cell office:value-type="string">
            <text:p>-33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2.4</text:p>
          </table:table-cell>
          <table:table-cell office:value-type="string">
            <text:p>-32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2.0</text:p>
          </table:table-cell>
          <table:table-cell office:value-type="string">
            <text:p>-32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1.5</text:p>
          </table:table-cell>
          <table:table-cell office:value-type="string">
            <text:p>-31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1.0</text:p>
          </table:table-cell>
          <table:table-cell office:value-type="string">
            <text:p>-3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0.7</text:p>
          </table:table-cell>
          <table:table-cell office:value-type="string">
            <text:p>-3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0.3</text:p>
          </table:table-cell>
          <table:table-cell office:value-type="string">
            <text:p>-30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0.2</text:p>
          </table:table-cell>
          <table:table-cell office:value-type="string">
            <text:p>-3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9.8</text:p>
          </table:table-cell>
          <table:table-cell office:value-type="string">
            <text:p>-29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9.4</text:p>
          </table:table-cell>
          <table:table-cell office:value-type="string">
            <text:p>-2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9.0</text:p>
          </table:table-cell>
          <table:table-cell office:value-type="string">
            <text:p>-28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8.7</text:p>
          </table:table-cell>
          <table:table-cell office:value-type="string">
            <text:p>-28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8.6</text:p>
          </table:table-cell>
          <table:table-cell office:value-type="string">
            <text:p>-28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8.5</text:p>
          </table:table-cell>
          <table:table-cell office:value-type="string">
            <text:p>-27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8.6</text:p>
          </table:table-cell>
          <table:table-cell office:value-type="string">
            <text:p>-27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8.6</text:p>
          </table:table-cell>
          <table:table-cell office:value-type="string">
            <text:p>-26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8.6</text:p>
          </table:table-cell>
          <table:table-cell office:value-type="string">
            <text:p>-2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8.2</text:p>
          </table:table-cell>
          <table:table-cell office:value-type="string">
            <text:p>-25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7.7</text:p>
          </table:table-cell>
          <table:table-cell office:value-type="string">
            <text:p>-25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7.3</text:p>
          </table:table-cell>
          <table:table-cell office:value-type="string">
            <text:p>-24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6.8</text:p>
          </table:table-cell>
          <table:table-cell office:value-type="string">
            <text:p>-24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6.3</text:p>
          </table:table-cell>
          <table:table-cell office:value-type="string">
            <text:p>-24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5.8</text:p>
          </table:table-cell>
          <table:table-cell office:value-type="string">
            <text:p>-23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5.4</text:p>
          </table:table-cell>
          <table:table-cell office:value-type="string">
            <text:p>-23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5.0</text:p>
          </table:table-cell>
          <table:table-cell office:value-type="string">
            <text:p>-23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4.5</text:p>
          </table:table-cell>
          <table:table-cell office:value-type="string">
            <text:p>-23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4.7</text:p>
          </table:table-cell>
          <table:table-cell office:value-type="string">
            <text:p>-23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4.0</text:p>
          </table:table-cell>
          <table:table-cell office:value-type="string">
            <text:p>-22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3.5</text:p>
          </table:table-cell>
          <table:table-cell office:value-type="string">
            <text:p>-23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3.0</text:p>
          </table:table-cell>
          <table:table-cell office:value-type="string">
            <text:p>-23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2.5</text:p>
          </table:table-cell>
          <table:table-cell office:value-type="string">
            <text:p>-22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2.0</text:p>
          </table:table-cell>
          <table:table-cell office:value-type="string">
            <text:p>-22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2.0</text:p>
          </table:table-cell>
          <table:table-cell office:value-type="string">
            <text:p>-22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1.5</text:p>
          </table:table-cell>
          <table:table-cell office:value-type="string">
            <text:p>-22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1.0</text:p>
          </table:table-cell>
          <table:table-cell office:value-type="string">
            <text:p>-22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1.0</text:p>
          </table:table-cell>
          <table:table-cell office:value-type="string">
            <text:p>-2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0.8</text:p>
          </table:table-cell>
          <table:table-cell office:value-type="string">
            <text:p>-2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0.3</text:p>
          </table:table-cell>
          <table:table-cell office:value-type="string">
            <text:p>-20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0.2</text:p>
          </table:table-cell>
          <table:table-cell office:value-type="string">
            <text:p>-2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9.7</text:p>
          </table:table-cell>
          <table:table-cell office:value-type="string">
            <text:p>-19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9.6</text:p>
          </table:table-cell>
          <table:table-cell office:value-type="string">
            <text:p>-1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9.6</text:p>
          </table:table-cell>
          <table:table-cell office:value-type="string">
            <text:p>-18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9.5</text:p>
          </table:table-cell>
          <table:table-cell office:value-type="string">
            <text:p>-18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9.2</text:p>
          </table:table-cell>
          <table:table-cell office:value-type="string">
            <text:p>-17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9.2</text:p>
          </table:table-cell>
          <table:table-cell office:value-type="string">
            <text:p>-17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9.1</text:p>
          </table:table-cell>
          <table:table-cell office:value-type="string">
            <text:p>-16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8.9</text:p>
          </table:table-cell>
          <table:table-cell office:value-type="string">
            <text:p>-16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9.0</text:p>
          </table:table-cell>
          <table:table-cell office:value-type="string">
            <text:p>-15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9.0</text:p>
          </table:table-cell>
          <table:table-cell office:value-type="string">
            <text:p>-15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9.1</text:p>
          </table:table-cell>
          <table:table-cell office:value-type="string">
            <text:p>-14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9.0</text:p>
          </table:table-cell>
          <table:table-cell office:value-type="string">
            <text:p>-14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8.9</text:p>
          </table:table-cell>
          <table:table-cell office:value-type="string">
            <text:p>-13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8.4</text:p>
          </table:table-cell>
          <table:table-cell office:value-type="string">
            <text:p>-13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8.0</text:p>
          </table:table-cell>
          <table:table-cell office:value-type="string">
            <text:p>-12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7.6</text:p>
          </table:table-cell>
          <table:table-cell office:value-type="string">
            <text:p>-12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7.3</text:p>
          </table:table-cell>
          <table:table-cell office:value-type="string">
            <text:p>-1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7.0</text:p>
          </table:table-cell>
          <table:table-cell office:value-type="string">
            <text:p>-1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6.8</text:p>
          </table:table-cell>
          <table:table-cell office:value-type="string">
            <text:p>-10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6.2</text:p>
          </table:table-cell>
          <table:table-cell office:value-type="string">
            <text:p>-10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6.0</text:p>
          </table:table-cell>
          <table:table-cell office:value-type="string">
            <text:p>-1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5.6</text:p>
          </table:table-cell>
          <table:table-cell office:value-type="string">
            <text:p>-9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5.3</text:p>
          </table:table-cell>
          <table:table-cell office:value-type="string">
            <text:p>-9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5.1</text:p>
          </table:table-cell>
          <table:table-cell office:value-type="string">
            <text:p>-8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4.8</text:p>
          </table:table-cell>
          <table:table-cell office:value-type="string">
            <text:p>-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4.7</text:p>
          </table:table-cell>
          <table:table-cell office:value-type="string">
            <text:p>-7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4.8</text:p>
          </table:table-cell>
          <table:table-cell office:value-type="string">
            <text:p>-7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5.0</text:p>
          </table:table-cell>
          <table:table-cell office:value-type="string">
            <text:p>-6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5.2</text:p>
          </table:table-cell>
          <table:table-cell office:value-type="string">
            <text:p>-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5.4</text:p>
          </table:table-cell>
          <table:table-cell office:value-type="string">
            <text:p>-5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6.0</text:p>
          </table:table-cell>
          <table:table-cell office:value-type="string">
            <text:p>-5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6.5</text:p>
          </table:table-cell>
          <table:table-cell office:value-type="string">
            <text:p>-5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7.0</text:p>
          </table:table-cell>
          <table:table-cell office:value-type="string">
            <text:p>-5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7.3</text:p>
          </table:table-cell>
          <table:table-cell office:value-type="string">
            <text:p>-4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7.8</text:p>
          </table:table-cell>
          <table:table-cell office:value-type="string">
            <text:p>-4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8.2</text:p>
          </table:table-cell>
          <table:table-cell office:value-type="string">
            <text:p>-4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8.5</text:p>
          </table:table-cell>
          <table:table-cell office:value-type="string">
            <text:p>-3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9.0</text:p>
          </table:table-cell>
          <table:table-cell office:value-type="string">
            <text:p>-3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39.5</text:p>
          </table:table-cell>
          <table:table-cell office:value-type="string">
            <text:p>-3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0.0</text:p>
          </table:table-cell>
          <table:table-cell office:value-type="string">
            <text:p>-2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0.5</text:p>
          </table:table-cell>
          <table:table-cell office:value-type="string">
            <text:p>-2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1.0</text:p>
          </table:table-cell>
          <table:table-cell office:value-type="string">
            <text:p>-3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1.5</text:p>
          </table:table-cell>
          <table:table-cell office:value-type="string">
            <text:p>-3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2.0</text:p>
          </table:table-cell>
          <table:table-cell office:value-type="string">
            <text:p>-2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2.5</text:p>
          </table:table-cell>
          <table:table-cell office:value-type="string">
            <text:p>-2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3.0</text:p>
          </table:table-cell>
          <table:table-cell office:value-type="string">
            <text:p>-2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3.5</text:p>
          </table:table-cell>
          <table:table-cell office:value-type="string">
            <text:p>-2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4.0</text:p>
          </table:table-cell>
          <table:table-cell office:value-type="string">
            <text:p>-2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4.6</text:p>
          </table:table-cell>
          <table:table-cell office:value-type="string">
            <text:p>-2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4.4</text:p>
          </table:table-cell>
          <table:table-cell office:value-type="string">
            <text:p>-2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4.7</text:p>
          </table:table-cell>
          <table:table-cell office:value-type="string">
            <text:p>-1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4.8</text:p>
          </table:table-cell>
          <table:table-cell office:value-type="string">
            <text:p>-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5.3</text:p>
          </table:table-cell>
          <table:table-cell office:value-type="string">
            <text:p>-1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5.5</text:p>
          </table:table-cell>
          <table:table-cell office:value-type="string">
            <text:p>-1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6.2</text:p>
          </table:table-cell>
          <table:table-cell office:value-type="string">
            <text:p>-1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6.7</text:p>
          </table:table-cell>
          <table:table-cell office:value-type="string">
            <text:p>-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7.3</text:p>
          </table:table-cell>
          <table:table-cell office:value-type="string">
            <text:p>-0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7.8</text:p>
          </table:table-cell>
          <table:table-cell office:value-type="string">
            <text:p>-0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8.2</text:p>
          </table:table-cell>
          <table:table-cell office:value-type="string">
            <text:p>-0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8.5</text:p>
          </table:table-cell>
          <table:table-cell office:value-type="string">
            <text:p>-1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8.7</text:p>
          </table:table-cell>
          <table:table-cell office:value-type="string">
            <text:p>-1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8.6</text:p>
          </table:table-cell>
          <table:table-cell office:value-type="string">
            <text:p>-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8.4</text:p>
          </table:table-cell>
          <table:table-cell office:value-type="string">
            <text:p>-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9.0</text:p>
          </table:table-cell>
          <table:table-cell office:value-type="string">
            <text:p>-0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9.5</text:p>
          </table:table-cell>
          <table:table-cell office:value-type="string">
            <text:p>-0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0.0</text:p>
          </table:table-cell>
          <table:table-cell office:value-type="string">
            <text:p>-0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0.4</text:p>
          </table:table-cell>
          <table:table-cell office:value-type="string">
            <text:p>-0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0.4</text:p>
          </table:table-cell>
          <table:table-cell office:value-type="string">
            <text:p>-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0.6</text:p>
          </table:table-cell>
          <table:table-cell office:value-type="string">
            <text:p>-1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0.8</text:p>
          </table:table-cell>
          <table:table-cell office:value-type="string">
            <text:p>-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1.4</text:p>
          </table:table-cell>
          <table:table-cell office:value-type="string">
            <text:p>-1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1.3</text:p>
          </table:table-cell>
          <table:table-cell office:value-type="string">
            <text:p>-0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1.2</text:p>
          </table:table-cell>
          <table:table-cell office:value-type="string">
            <text:p>-0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0.8</text:p>
          </table:table-cell>
          <table:table-cell office:value-type="string">
            <text:p>0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0.4</text:p>
          </table:table-cell>
          <table:table-cell office:value-type="string">
            <text:p>0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0.0</text:p>
          </table:table-cell>
          <table:table-cell office:value-type="string">
            <text:p>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49.9</text:p>
          </table:table-cell>
          <table:table-cell office:value-type="string">
            <text:p>1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0.5</text:p>
          </table:table-cell>
          <table:table-cell office:value-type="string">
            <text:p>1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0.7</text:p>
          </table:table-cell>
          <table:table-cell office:value-type="string">
            <text:p>2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1.0</text:p>
          </table:table-cell>
          <table:table-cell office:value-type="string">
            <text:p>3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1.0</text:p>
          </table:table-cell>
          <table:table-cell office:value-type="string">
            <text:p>3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1.5</text:p>
          </table:table-cell>
          <table:table-cell office:value-type="string">
            <text:p>4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1.8</text:p>
          </table:table-cell>
          <table:table-cell office:value-type="string">
            <text:p>4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2.3</text:p>
          </table:table-cell>
          <table:table-cell office:value-type="string">
            <text:p>4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2.7</text:p>
          </table:table-cell>
          <table:table-cell office:value-type="string">
            <text:p>5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3.2</text:p>
          </table:table-cell>
          <table:table-cell office:value-type="string">
            <text:p>5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3.7</text:p>
          </table:table-cell>
          <table:table-cell office:value-type="string">
            <text:p>5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4.0</text:p>
          </table:table-cell>
          <table:table-cell office:value-type="string">
            <text:p>5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4.5</text:p>
          </table:table-cell>
          <table:table-cell office:value-type="string">
            <text:p>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5.0</text:p>
          </table:table-cell>
          <table:table-cell office:value-type="string">
            <text:p>5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5.5</text:p>
          </table:table-cell>
          <table:table-cell office:value-type="string">
            <text:p>5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6.0</text:p>
          </table:table-cell>
          <table:table-cell office:value-type="string">
            <text:p>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6.5</text:p>
          </table:table-cell>
          <table:table-cell office:value-type="string">
            <text:p>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7.1</text:p>
          </table:table-cell>
          <table:table-cell office:value-type="string">
            <text:p>5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7.3</text:p>
          </table:table-cell>
          <table:table-cell office:value-type="string">
            <text:p>6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7.7</text:p>
          </table:table-cell>
          <table:table-cell office:value-type="string">
            <text:p>6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8.2</text:p>
          </table:table-cell>
          <table:table-cell office:value-type="string">
            <text:p>6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8.6</text:p>
          </table:table-cell>
          <table:table-cell office:value-type="string">
            <text:p>6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8.5</text:p>
          </table:table-cell>
          <table:table-cell office:value-type="string">
            <text:p>7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8.7</text:p>
          </table:table-cell>
          <table:table-cell office:value-type="string">
            <text:p>7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9.2</text:p>
          </table:table-cell>
          <table:table-cell office:value-type="string">
            <text:p>7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9.7</text:p>
          </table:table-cell>
          <table:table-cell office:value-type="string">
            <text:p>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0.3</text:p>
          </table:table-cell>
          <table:table-cell office:value-type="string">
            <text:p>8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1.0</text:p>
          </table:table-cell>
          <table:table-cell office:value-type="string">
            <text:p>8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0.8</text:p>
          </table:table-cell>
          <table:table-cell office:value-type="string">
            <text:p>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1.0</text:p>
          </table:table-cell>
          <table:table-cell office:value-type="string">
            <text:p>9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1.6</text:p>
          </table:table-cell>
          <table:table-cell office:value-type="string">
            <text:p>9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2.0</text:p>
          </table:table-cell>
          <table:table-cell office:value-type="string">
            <text:p>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2.3</text:p>
          </table:table-cell>
          <table:table-cell office:value-type="string">
            <text:p>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2.7</text:p>
          </table:table-cell>
          <table:table-cell office:value-type="string">
            <text:p>10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3.0</text:p>
          </table:table-cell>
          <table:table-cell office:value-type="string">
            <text:p>10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2.2</text:p>
          </table:table-cell>
          <table:table-cell office:value-type="string">
            <text:p>10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2.8</text:p>
          </table:table-cell>
          <table:table-cell office:value-type="string">
            <text:p>10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3.4</text:p>
          </table:table-cell>
          <table:table-cell office:value-type="string">
            <text:p>10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0</text:p>
          </table:table-cell>
          <table:table-cell office:value-type="string">
            <text:p>10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5</text:p>
          </table:table-cell>
          <table:table-cell office:value-type="string">
            <text:p>10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0</text:p>
          </table:table-cell>
          <table:table-cell office:value-type="string">
            <text:p>10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6</text:p>
          </table:table-cell>
          <table:table-cell office:value-type="string">
            <text:p>10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6.0</text:p>
          </table:table-cell>
          <table:table-cell office:value-type="string">
            <text:p>1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6.2</text:p>
          </table:table-cell>
          <table:table-cell office:value-type="string">
            <text:p>10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6.6</text:p>
          </table:table-cell>
          <table:table-cell office:value-type="string">
            <text:p>10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7.0</text:p>
          </table:table-cell>
          <table:table-cell office:value-type="string">
            <text:p>10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7.6</text:p>
          </table:table-cell>
          <table:table-cell office:value-type="string">
            <text:p>10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8.2</text:p>
          </table:table-cell>
          <table:table-cell office:value-type="string">
            <text:p>10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8.3</text:p>
          </table:table-cell>
          <table:table-cell office:value-type="string">
            <text:p>10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8.4</text:p>
          </table:table-cell>
          <table:table-cell office:value-type="string">
            <text:p>11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8.8</text:p>
          </table:table-cell>
          <table:table-cell office:value-type="string">
            <text:p>11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9.3</text:p>
          </table:table-cell>
          <table:table-cell office:value-type="string">
            <text:p>1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9.7</text:p>
          </table:table-cell>
          <table:table-cell office:value-type="string">
            <text:p>1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9.9</text:p>
          </table:table-cell>
          <table:table-cell office:value-type="string">
            <text:p>12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3</text:p>
          </table:table-cell>
          <table:table-cell office:value-type="string">
            <text:p>11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2</text:p>
          </table:table-cell>
          <table:table-cell office:value-type="string">
            <text:p>1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6</text:p>
          </table:table-cell>
          <table:table-cell office:value-type="string">
            <text:p>11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0</text:p>
          </table:table-cell>
          <table:table-cell office:value-type="string">
            <text:p>11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4</text:p>
          </table:table-cell>
          <table:table-cell office:value-type="string">
            <text:p>10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4</text:p>
          </table:table-cell>
          <table:table-cell office:value-type="string">
            <text:p>1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1</text:p>
          </table:table-cell>
          <table:table-cell office:value-type="string">
            <text:p>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1</text:p>
          </table:table-cell>
          <table:table-cell office:value-type="string">
            <text:p>9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7</text:p>
          </table:table-cell>
          <table:table-cell office:value-type="string">
            <text:p>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8</text:p>
          </table:table-cell>
          <table:table-cell office:value-type="string">
            <text:p>9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2.0</text:p>
          </table:table-cell>
          <table:table-cell office:value-type="string">
            <text:p>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8</text:p>
          </table:table-cell>
          <table:table-cell office:value-type="string">
            <text:p>10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5</text:p>
          </table:table-cell>
          <table:table-cell office:value-type="string">
            <text:p>10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7</text:p>
          </table:table-cell>
          <table:table-cell office:value-type="string">
            <text:p>1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9</text:p>
          </table:table-cell>
          <table:table-cell office:value-type="string">
            <text:p>1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4</text:p>
          </table:table-cell>
          <table:table-cell office:value-type="string">
            <text:p>11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3</text:p>
          </table:table-cell>
          <table:table-cell office:value-type="string">
            <text:p>11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2</text:p>
          </table:table-cell>
          <table:table-cell office:value-type="string">
            <text:p>12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3</text:p>
          </table:table-cell>
          <table:table-cell office:value-type="string">
            <text:p>12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7</text:p>
          </table:table-cell>
          <table:table-cell office:value-type="string">
            <text:p>12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2.0</text:p>
          </table:table-cell>
          <table:table-cell office:value-type="string">
            <text:p>12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2.2</text:p>
          </table:table-cell>
          <table:table-cell office:value-type="string">
            <text:p>11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2.7</text:p>
          </table:table-cell>
          <table:table-cell office:value-type="string">
            <text:p>11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0</text:p>
          </table:table-cell>
          <table:table-cell office:value-type="string">
            <text:p>11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5</text:p>
          </table:table-cell>
          <table:table-cell office:value-type="string">
            <text:p>11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2</text:p>
          </table:table-cell>
          <table:table-cell office:value-type="string">
            <text:p>11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4</text:p>
          </table:table-cell>
          <table:table-cell office:value-type="string">
            <text:p>10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8</text:p>
          </table:table-cell>
          <table:table-cell office:value-type="string">
            <text:p>1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3</text:p>
          </table:table-cell>
          <table:table-cell office:value-type="string">
            <text:p>10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5</text:p>
          </table:table-cell>
          <table:table-cell office:value-type="string">
            <text:p>10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6</text:p>
          </table:table-cell>
          <table:table-cell office:value-type="string">
            <text:p>1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6</text:p>
          </table:table-cell>
          <table:table-cell office:value-type="string">
            <text:p>9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0</text:p>
          </table:table-cell>
          <table:table-cell office:value-type="string">
            <text:p>9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2</text:p>
          </table:table-cell>
          <table:table-cell office:value-type="string">
            <text:p>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8</text:p>
          </table:table-cell>
          <table:table-cell office:value-type="string">
            <text:p>8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8</text:p>
          </table:table-cell>
          <table:table-cell office:value-type="string">
            <text:p>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2</text:p>
          </table:table-cell>
          <table:table-cell office:value-type="string">
            <text:p>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5</text:p>
          </table:table-cell>
          <table:table-cell office:value-type="string">
            <text:p>8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6</text:p>
          </table:table-cell>
          <table:table-cell office:value-type="string">
            <text:p>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8</text:p>
          </table:table-cell>
          <table:table-cell office:value-type="string">
            <text:p>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3</text:p>
          </table:table-cell>
          <table:table-cell office:value-type="string">
            <text:p>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7</text:p>
          </table:table-cell>
          <table:table-cell office:value-type="string">
            <text:p>9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9.1</text:p>
          </table:table-cell>
          <table:table-cell office:value-type="string">
            <text:p>9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9.6</text:p>
          </table:table-cell>
          <table:table-cell office:value-type="string">
            <text:p>9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9.8</text:p>
          </table:table-cell>
          <table:table-cell office:value-type="string">
            <text:p>9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3</text:p>
          </table:table-cell>
          <table:table-cell office:value-type="string">
            <text:p>9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8</text:p>
          </table:table-cell>
          <table:table-cell office:value-type="string">
            <text:p>8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1.4</text:p>
          </table:table-cell>
          <table:table-cell office:value-type="string">
            <text:p>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1.8</text:p>
          </table:table-cell>
          <table:table-cell office:value-type="string">
            <text:p>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2.2</text:p>
          </table:table-cell>
          <table:table-cell office:value-type="string">
            <text:p>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2.3</text:p>
          </table:table-cell>
          <table:table-cell office:value-type="string">
            <text:p>9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2.4</text:p>
          </table:table-cell>
          <table:table-cell office:value-type="string">
            <text:p>9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2.7</text:p>
          </table:table-cell>
          <table:table-cell office:value-type="string">
            <text:p>9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3.2</text:p>
          </table:table-cell>
          <table:table-cell office:value-type="string">
            <text:p>1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3.4</text:p>
          </table:table-cell>
          <table:table-cell office:value-type="string">
            <text:p>10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3.6</text:p>
          </table:table-cell>
          <table:table-cell office:value-type="string">
            <text:p>10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3.7</text:p>
          </table:table-cell>
          <table:table-cell office:value-type="string">
            <text:p>10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3.8</text:p>
          </table:table-cell>
          <table:table-cell office:value-type="string">
            <text:p>11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3.7</text:p>
          </table:table-cell>
          <table:table-cell office:value-type="string">
            <text:p>11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3.7</text:p>
          </table:table-cell>
          <table:table-cell office:value-type="string">
            <text:p>12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3.5</text:p>
          </table:table-cell>
          <table:table-cell office:value-type="string">
            <text:p>12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3.5</text:p>
          </table:table-cell>
          <table:table-cell office:value-type="string">
            <text:p>13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3.5</text:p>
          </table:table-cell>
          <table:table-cell office:value-type="string">
            <text:p>13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3.3</text:p>
          </table:table-cell>
          <table:table-cell office:value-type="string">
            <text:p>14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3.3</text:p>
          </table:table-cell>
          <table:table-cell office:value-type="string">
            <text:p>15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3.4</text:p>
          </table:table-cell>
          <table:table-cell office:value-type="string">
            <text:p>15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3.8</text:p>
          </table:table-cell>
          <table:table-cell office:value-type="string">
            <text:p>15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4.3</text:p>
          </table:table-cell>
          <table:table-cell office:value-type="string">
            <text:p>1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4.7</text:p>
          </table:table-cell>
          <table:table-cell office:value-type="string">
            <text:p>1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5.0</text:p>
          </table:table-cell>
          <table:table-cell office:value-type="string">
            <text:p>15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5.5</text:p>
          </table:table-cell>
          <table:table-cell office:value-type="string">
            <text:p>1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6.0</text:p>
          </table:table-cell>
          <table:table-cell office:value-type="string">
            <text:p>15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6.5</text:p>
          </table:table-cell>
          <table:table-cell office:value-type="string">
            <text:p>1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7.0</text:p>
          </table:table-cell>
          <table:table-cell office:value-type="string">
            <text:p>15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7.6</text:p>
          </table:table-cell>
          <table:table-cell office:value-type="string">
            <text:p>1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8.2</text:p>
          </table:table-cell>
          <table:table-cell office:value-type="string">
            <text:p>15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8.5</text:p>
          </table:table-cell>
          <table:table-cell office:value-type="string">
            <text:p>1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8.6</text:p>
          </table:table-cell>
          <table:table-cell office:value-type="string">
            <text:p>1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8.6</text:p>
          </table:table-cell>
          <table:table-cell office:value-type="string">
            <text:p>15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9.0</text:p>
          </table:table-cell>
          <table:table-cell office:value-type="string">
            <text:p>16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8.5</text:p>
          </table:table-cell>
          <table:table-cell office:value-type="string">
            <text:p>16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8.3</text:p>
          </table:table-cell>
          <table:table-cell office:value-type="string">
            <text:p>17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8.3</text:p>
          </table:table-cell>
          <table:table-cell office:value-type="string">
            <text:p>17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8.2</text:p>
          </table:table-cell>
          <table:table-cell office:value-type="string">
            <text:p>1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8.2</text:p>
          </table:table-cell>
          <table:table-cell office:value-type="string">
            <text:p>1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7.9</text:p>
          </table:table-cell>
          <table:table-cell office:value-type="string">
            <text:p>17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7.7</text:p>
          </table:table-cell>
          <table:table-cell office:value-type="string">
            <text:p>18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7.6</text:p>
          </table:table-cell>
          <table:table-cell office:value-type="string">
            <text:p>1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7.5</text:p>
          </table:table-cell>
          <table:table-cell office:value-type="string">
            <text:p>19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7.4</text:p>
          </table:table-cell>
          <table:table-cell office:value-type="string">
            <text:p>2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7.3</text:p>
          </table:table-cell>
          <table:table-cell office:value-type="string">
            <text:p>20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6.8</text:p>
          </table:table-cell>
          <table:table-cell office:value-type="string">
            <text:p>20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6.8</text:p>
          </table:table-cell>
          <table:table-cell office:value-type="string">
            <text:p>21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7.1</text:p>
          </table:table-cell>
          <table:table-cell office:value-type="string">
            <text:p>2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7.6</text:p>
          </table:table-cell>
          <table:table-cell office:value-type="string">
            <text:p>2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8.0</text:p>
          </table:table-cell>
          <table:table-cell office:value-type="string">
            <text:p>21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8.5</text:p>
          </table:table-cell>
          <table:table-cell office:value-type="string">
            <text:p>2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9.0</text:p>
          </table:table-cell>
          <table:table-cell office:value-type="string">
            <text:p>21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9.5</text:p>
          </table:table-cell>
          <table:table-cell office:value-type="string">
            <text:p>21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0.0</text:p>
          </table:table-cell>
          <table:table-cell office:value-type="string">
            <text:p>21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0.3</text:p>
          </table:table-cell>
          <table:table-cell office:value-type="string">
            <text:p>2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0.4</text:p>
          </table:table-cell>
          <table:table-cell office:value-type="string">
            <text:p>20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0.5</text:p>
          </table:table-cell>
          <table:table-cell office:value-type="string">
            <text:p>2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0.7</text:p>
          </table:table-cell>
          <table:table-cell office:value-type="string">
            <text:p>19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0.7</text:p>
          </table:table-cell>
          <table:table-cell office:value-type="string">
            <text:p>1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1.0</text:p>
          </table:table-cell>
          <table:table-cell office:value-type="string">
            <text:p>19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1.3</text:p>
          </table:table-cell>
          <table:table-cell office:value-type="string">
            <text:p>1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1.2</text:p>
          </table:table-cell>
          <table:table-cell office:value-type="string">
            <text:p>18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1.8</text:p>
          </table:table-cell>
          <table:table-cell office:value-type="string">
            <text:p>18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1.8</text:p>
          </table:table-cell>
          <table:table-cell office:value-type="string">
            <text:p>18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2.4</text:p>
          </table:table-cell>
          <table:table-cell office:value-type="string">
            <text:p>18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3.0</text:p>
          </table:table-cell>
          <table:table-cell office:value-type="string">
            <text:p>18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3.6</text:p>
          </table:table-cell>
          <table:table-cell office:value-type="string">
            <text:p>1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4.2</text:p>
          </table:table-cell>
          <table:table-cell office:value-type="string">
            <text:p>1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4.5</text:p>
          </table:table-cell>
          <table:table-cell office:value-type="string">
            <text:p>1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4.8</text:p>
          </table:table-cell>
          <table:table-cell office:value-type="string">
            <text:p>18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5.3</text:p>
          </table:table-cell>
          <table:table-cell office:value-type="string">
            <text:p>18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5.8</text:p>
          </table:table-cell>
          <table:table-cell office:value-type="string">
            <text:p>1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6.2</text:p>
          </table:table-cell>
          <table:table-cell office:value-type="string">
            <text:p>1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6.4</text:p>
          </table:table-cell>
          <table:table-cell office:value-type="string">
            <text:p>19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6.7</text:p>
          </table:table-cell>
          <table:table-cell office:value-type="string">
            <text:p>20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7.0</text:p>
          </table:table-cell>
          <table:table-cell office:value-type="string">
            <text:p>20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7.3</text:p>
          </table:table-cell>
          <table:table-cell office:value-type="string">
            <text:p>20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7.4</text:p>
          </table:table-cell>
          <table:table-cell office:value-type="string">
            <text:p>21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7.3</text:p>
          </table:table-cell>
          <table:table-cell office:value-type="string">
            <text:p>21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7.7</text:p>
          </table:table-cell>
          <table:table-cell office:value-type="string">
            <text:p>21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7.9</text:p>
          </table:table-cell>
          <table:table-cell office:value-type="string">
            <text:p>22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7.7</text:p>
          </table:table-cell>
          <table:table-cell office:value-type="string">
            <text:p>22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7.7</text:p>
          </table:table-cell>
          <table:table-cell office:value-type="string">
            <text:p>23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7.7</text:p>
          </table:table-cell>
          <table:table-cell office:value-type="string">
            <text:p>23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7.7</text:p>
          </table:table-cell>
          <table:table-cell office:value-type="string">
            <text:p>24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7.6</text:p>
          </table:table-cell>
          <table:table-cell office:value-type="string">
            <text:p>24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7.4</text:p>
          </table:table-cell>
          <table:table-cell office:value-type="string">
            <text:p>25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7.2</text:p>
          </table:table-cell>
          <table:table-cell office:value-type="string">
            <text:p>2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7.3</text:p>
          </table:table-cell>
          <table:table-cell office:value-type="string">
            <text:p>26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7.3</text:p>
          </table:table-cell>
          <table:table-cell office:value-type="string">
            <text:p>26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7.4</text:p>
          </table:table-cell>
          <table:table-cell office:value-type="string">
            <text:p>27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7.3</text:p>
          </table:table-cell>
          <table:table-cell office:value-type="string">
            <text:p>27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7.0</text:p>
          </table:table-cell>
          <table:table-cell office:value-type="string">
            <text:p>28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6.5</text:p>
          </table:table-cell>
          <table:table-cell office:value-type="string">
            <text:p>2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6.0</text:p>
          </table:table-cell>
          <table:table-cell office:value-type="string">
            <text:p>28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5.5</text:p>
          </table:table-cell>
          <table:table-cell office:value-type="string">
            <text:p>28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5.2</text:p>
          </table:table-cell>
          <table:table-cell office:value-type="string">
            <text:p>2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4.8</text:p>
          </table:table-cell>
          <table:table-cell office:value-type="string">
            <text:p>2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5.1</text:p>
          </table:table-cell>
          <table:table-cell office:value-type="string">
            <text:p>29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4.8</text:p>
          </table:table-cell>
          <table:table-cell office:value-type="string">
            <text:p>2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4.8</text:p>
          </table:table-cell>
          <table:table-cell office:value-type="string">
            <text:p>29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4.2</text:p>
          </table:table-cell>
          <table:table-cell office:value-type="string">
            <text:p>29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3.8</text:p>
          </table:table-cell>
          <table:table-cell office:value-type="string">
            <text:p>2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3.3</text:p>
          </table:table-cell>
          <table:table-cell office:value-type="string">
            <text:p>2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2.7</text:p>
          </table:table-cell>
          <table:table-cell office:value-type="string">
            <text:p>29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2.3</text:p>
          </table:table-cell>
          <table:table-cell office:value-type="string">
            <text:p>29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1.8</text:p>
          </table:table-cell>
          <table:table-cell office:value-type="string">
            <text:p>2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1.3</text:p>
          </table:table-cell>
          <table:table-cell office:value-type="string">
            <text:p>29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1.2</text:p>
          </table:table-cell>
          <table:table-cell office:value-type="string">
            <text:p>29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0.8</text:p>
          </table:table-cell>
          <table:table-cell office:value-type="string">
            <text:p>29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0.2</text:p>
          </table:table-cell>
          <table:table-cell office:value-type="string">
            <text:p>29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9.8</text:p>
          </table:table-cell>
          <table:table-cell office:value-type="string">
            <text:p>2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9.5</text:p>
          </table:table-cell>
          <table:table-cell office:value-type="string">
            <text:p>2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9.3</text:p>
          </table:table-cell>
          <table:table-cell office:value-type="string">
            <text:p>2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9.1</text:p>
          </table:table-cell>
          <table:table-cell office:value-type="string">
            <text:p>29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9.6</text:p>
          </table:table-cell>
          <table:table-cell office:value-type="string">
            <text:p>29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9.6</text:p>
          </table:table-cell>
          <table:table-cell office:value-type="string">
            <text:p>29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9.3</text:p>
          </table:table-cell>
          <table:table-cell office:value-type="string">
            <text:p>2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9.3</text:p>
          </table:table-cell>
          <table:table-cell office:value-type="string">
            <text:p>30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9.7</text:p>
          </table:table-cell>
          <table:table-cell office:value-type="string">
            <text:p>30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0.1</text:p>
          </table:table-cell>
          <table:table-cell office:value-type="string">
            <text:p>3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0.4</text:p>
          </table:table-cell>
          <table:table-cell office:value-type="string">
            <text:p>30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0.2</text:p>
          </table:table-cell>
          <table:table-cell office:value-type="string">
            <text:p>30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9.7</text:p>
          </table:table-cell>
          <table:table-cell office:value-type="string">
            <text:p>3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9.2</text:p>
          </table:table-cell>
          <table:table-cell office:value-type="string">
            <text:p>30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8.7</text:p>
          </table:table-cell>
          <table:table-cell office:value-type="string">
            <text:p>30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8.3</text:p>
          </table:table-cell>
          <table:table-cell office:value-type="string">
            <text:p>30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8.0</text:p>
          </table:table-cell>
          <table:table-cell office:value-type="string">
            <text:p>30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7.8</text:p>
          </table:table-cell>
          <table:table-cell office:value-type="string">
            <text:p>3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7.3</text:p>
          </table:table-cell>
          <table:table-cell office:value-type="string">
            <text:p>3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6.8</text:p>
          </table:table-cell>
          <table:table-cell office:value-type="string">
            <text:p>30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6.3</text:p>
          </table:table-cell>
          <table:table-cell office:value-type="string">
            <text:p>30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6.0</text:p>
          </table:table-cell>
          <table:table-cell office:value-type="string">
            <text:p>3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5.5</text:p>
          </table:table-cell>
          <table:table-cell office:value-type="string">
            <text:p>30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5.3</text:p>
          </table:table-cell>
          <table:table-cell office:value-type="string">
            <text:p>29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4.8</text:p>
          </table:table-cell>
          <table:table-cell office:value-type="string">
            <text:p>2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4.4</text:p>
          </table:table-cell>
          <table:table-cell office:value-type="string">
            <text:p>3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3.9</text:p>
          </table:table-cell>
          <table:table-cell office:value-type="string">
            <text:p>30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3.5</text:p>
          </table:table-cell>
          <table:table-cell office:value-type="string">
            <text:p>2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3.1</text:p>
          </table:table-cell>
          <table:table-cell office:value-type="string">
            <text:p>29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2.8</text:p>
          </table:table-cell>
          <table:table-cell office:value-type="string">
            <text:p>29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2.7</text:p>
          </table:table-cell>
          <table:table-cell office:value-type="string">
            <text:p>28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2.7</text:p>
          </table:table-cell>
          <table:table-cell office:value-type="string">
            <text:p>2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2.7</text:p>
          </table:table-cell>
          <table:table-cell office:value-type="string">
            <text:p>2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2.4</text:p>
          </table:table-cell>
          <table:table-cell office:value-type="string">
            <text:p>27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2.6</text:p>
          </table:table-cell>
          <table:table-cell office:value-type="string">
            <text:p>27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2.5</text:p>
          </table:table-cell>
          <table:table-cell office:value-type="string">
            <text:p>27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2.2</text:p>
          </table:table-cell>
          <table:table-cell office:value-type="string">
            <text:p>26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1.9</text:p>
          </table:table-cell>
          <table:table-cell office:value-type="string">
            <text:p>26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1.7</text:p>
          </table:table-cell>
          <table:table-cell office:value-type="string">
            <text:p>2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1.2</text:p>
          </table:table-cell>
          <table:table-cell office:value-type="string">
            <text:p>25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1.1</text:p>
          </table:table-cell>
          <table:table-cell office:value-type="string">
            <text:p>25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7</text:p>
          </table:table-cell>
          <table:table-cell office:value-type="string">
            <text:p>25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4</text:p>
          </table:table-cell>
          <table:table-cell office:value-type="string">
            <text:p>25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2</text:p>
          </table:table-cell>
          <table:table-cell office:value-type="string">
            <text:p>2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1</text:p>
          </table:table-cell>
          <table:table-cell office:value-type="string">
            <text:p>26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1</text:p>
          </table:table-cell>
          <table:table-cell office:value-type="string">
            <text:p>27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3</text:p>
          </table:table-cell>
          <table:table-cell office:value-type="string">
            <text:p>27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6</text:p>
          </table:table-cell>
          <table:table-cell office:value-type="string">
            <text:p>2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6</text:p>
          </table:table-cell>
          <table:table-cell office:value-type="string">
            <text:p>28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9</text:p>
          </table:table-cell>
          <table:table-cell office:value-type="string">
            <text:p>2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1.1</text:p>
          </table:table-cell>
          <table:table-cell office:value-type="string">
            <text:p>29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1.3</text:p>
          </table:table-cell>
          <table:table-cell office:value-type="string">
            <text:p>3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1.4</text:p>
          </table:table-cell>
          <table:table-cell office:value-type="string">
            <text:p>30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1.5</text:p>
          </table:table-cell>
          <table:table-cell office:value-type="string">
            <text:p>3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1.2</text:p>
          </table:table-cell>
          <table:table-cell office:value-type="string">
            <text:p>3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1.0</text:p>
          </table:table-cell>
          <table:table-cell office:value-type="string">
            <text:p>32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5</text:p>
          </table:table-cell>
          <table:table-cell office:value-type="string">
            <text:p>32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0</text:p>
          </table:table-cell>
          <table:table-cell office:value-type="string">
            <text:p>32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9.5</text:p>
          </table:table-cell>
          <table:table-cell office:value-type="string">
            <text:p>33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9.2</text:p>
          </table:table-cell>
          <table:table-cell office:value-type="string">
            <text:p>33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9</text:p>
          </table:table-cell>
          <table:table-cell office:value-type="string">
            <text:p>33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4</text:p>
          </table:table-cell>
          <table:table-cell office:value-type="string">
            <text:p>33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0</text:p>
          </table:table-cell>
          <table:table-cell office:value-type="string">
            <text:p>34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6</text:p>
          </table:table-cell>
          <table:table-cell office:value-type="string">
            <text:p>34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2</text:p>
          </table:table-cell>
          <table:table-cell office:value-type="string">
            <text:p>34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6</text:p>
          </table:table-cell>
          <table:table-cell office:value-type="string">
            <text:p>34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3</text:p>
          </table:table-cell>
          <table:table-cell office:value-type="string">
            <text:p>35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8</text:p>
          </table:table-cell>
          <table:table-cell office:value-type="string">
            <text:p>35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3</text:p>
          </table:table-cell>
          <table:table-cell office:value-type="string">
            <text:p>35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0</text:p>
          </table:table-cell>
          <table:table-cell office:value-type="string">
            <text:p>35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8</text:p>
          </table:table-cell>
          <table:table-cell office:value-type="string">
            <text:p>35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8</text:p>
          </table:table-cell>
          <table:table-cell office:value-type="string">
            <text:p>35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2</text:p>
          </table:table-cell>
          <table:table-cell office:value-type="string">
            <text:p>35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8</text:p>
          </table:table-cell>
          <table:table-cell office:value-type="string">
            <text:p>35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3</text:p>
          </table:table-cell>
          <table:table-cell office:value-type="string">
            <text:p>36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0</text:p>
          </table:table-cell>
          <table:table-cell office:value-type="string">
            <text:p>36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7</text:p>
          </table:table-cell>
          <table:table-cell office:value-type="string">
            <text:p>36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5</text:p>
          </table:table-cell>
          <table:table-cell office:value-type="string">
            <text:p>3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7</text:p>
          </table:table-cell>
          <table:table-cell office:value-type="string">
            <text:p>36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8</text:p>
          </table:table-cell>
          <table:table-cell office:value-type="string">
            <text:p>36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0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4</text:p>
          </table:table-cell>
          <table:table-cell office:value-type="string">
            <text:p>37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4</text:p>
          </table:table-cell>
          <table:table-cell office:value-type="string">
            <text:p>37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3</text:p>
          </table:table-cell>
          <table:table-cell office:value-type="string">
            <text:p>37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9</text:p>
          </table:table-cell>
          <table:table-cell office:value-type="string">
            <text:p>3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4</text:p>
          </table:table-cell>
          <table:table-cell office:value-type="string">
            <text:p>3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5</text:p>
          </table:table-cell>
          <table:table-cell office:value-type="string">
            <text:p>38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6</text:p>
          </table:table-cell>
          <table:table-cell office:value-type="string">
            <text:p>3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4</text:p>
          </table:table-cell>
          <table:table-cell office:value-type="string">
            <text:p>3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0</text:p>
          </table:table-cell>
          <table:table-cell office:value-type="string">
            <text:p>39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2</text:p>
          </table:table-cell>
          <table:table-cell office:value-type="string">
            <text:p>39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2</text:p>
          </table:table-cell>
          <table:table-cell office:value-type="string">
            <text:p>3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3</text:p>
          </table:table-cell>
          <table:table-cell office:value-type="string">
            <text:p>38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9</text:p>
          </table:table-cell>
          <table:table-cell office:value-type="string">
            <text:p>3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0</text:p>
          </table:table-cell>
          <table:table-cell office:value-type="string">
            <text:p>38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7</text:p>
          </table:table-cell>
          <table:table-cell office:value-type="string">
            <text:p>38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8</text:p>
          </table:table-cell>
          <table:table-cell office:value-type="string">
            <text:p>37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0</text:p>
          </table:table-cell>
          <table:table-cell office:value-type="string">
            <text:p>37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7</text:p>
          </table:table-cell>
          <table:table-cell office:value-type="string">
            <text:p>37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6</text:p>
          </table:table-cell>
          <table:table-cell office:value-type="string">
            <text:p>3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3</text:p>
          </table:table-cell>
          <table:table-cell office:value-type="string">
            <text:p>3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0</text:p>
          </table:table-cell>
          <table:table-cell office:value-type="string">
            <text:p>38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4</text:p>
          </table:table-cell>
          <table:table-cell office:value-type="string">
            <text:p>3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6</text:p>
          </table:table-cell>
          <table:table-cell office:value-type="string">
            <text:p>39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3</text:p>
          </table:table-cell>
          <table:table-cell office:value-type="string">
            <text:p>3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0</text:p>
          </table:table-cell>
          <table:table-cell office:value-type="string">
            <text:p>3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5</text:p>
          </table:table-cell>
          <table:table-cell office:value-type="string">
            <text:p>3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2</text:p>
          </table:table-cell>
          <table:table-cell office:value-type="string">
            <text:p>3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0</text:p>
          </table:table-cell>
          <table:table-cell office:value-type="string">
            <text:p>4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3</text:p>
          </table:table-cell>
          <table:table-cell office:value-type="string">
            <text:p>40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0</text:p>
          </table:table-cell>
          <table:table-cell office:value-type="string">
            <text:p>40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5</text:p>
          </table:table-cell>
          <table:table-cell office:value-type="string">
            <text:p>41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0</text:p>
          </table:table-cell>
          <table:table-cell office:value-type="string">
            <text:p>41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2.5</text:p>
          </table:table-cell>
          <table:table-cell office:value-type="string">
            <text:p>41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2.0</text:p>
          </table:table-cell>
          <table:table-cell office:value-type="string">
            <text:p>41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5</text:p>
          </table:table-cell>
          <table:table-cell office:value-type="string">
            <text:p>41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3</text:p>
          </table:table-cell>
          <table:table-cell office:value-type="string">
            <text:p>41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1</text:p>
          </table:table-cell>
          <table:table-cell office:value-type="string">
            <text:p>4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7</text:p>
          </table:table-cell>
          <table:table-cell office:value-type="string">
            <text:p>41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7</text:p>
          </table:table-cell>
          <table:table-cell office:value-type="string">
            <text:p>4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0</text:p>
          </table:table-cell>
          <table:table-cell office:value-type="string">
            <text:p>41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0</text:p>
          </table:table-cell>
          <table:table-cell office:value-type="string">
            <text:p>42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0</text:p>
          </table:table-cell>
          <table:table-cell office:value-type="string">
            <text:p>41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5</text:p>
          </table:table-cell>
          <table:table-cell office:value-type="string">
            <text:p>41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7</text:p>
          </table:table-cell>
          <table:table-cell office:value-type="string">
            <text:p>42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0</text:p>
          </table:table-cell>
          <table:table-cell office:value-type="string">
            <text:p>42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7</text:p>
          </table:table-cell>
          <table:table-cell office:value-type="string">
            <text:p>42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8</text:p>
          </table:table-cell>
          <table:table-cell office:value-type="string">
            <text:p>42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6</text:p>
          </table:table-cell>
          <table:table-cell office:value-type="string">
            <text:p>43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3</text:p>
          </table:table-cell>
          <table:table-cell office:value-type="string">
            <text:p>43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3</text:p>
          </table:table-cell>
          <table:table-cell office:value-type="string">
            <text:p>43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9.7</text:p>
          </table:table-cell>
          <table:table-cell office:value-type="string">
            <text:p>43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9.2</text:p>
          </table:table-cell>
          <table:table-cell office:value-type="string">
            <text:p>44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8.8</text:p>
          </table:table-cell>
          <table:table-cell office:value-type="string">
            <text:p>44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8.6</text:p>
          </table:table-cell>
          <table:table-cell office:value-type="string">
            <text:p>44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8.0</text:p>
          </table:table-cell>
          <table:table-cell office:value-type="string">
            <text:p>44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7.5</text:p>
          </table:table-cell>
          <table:table-cell office:value-type="string">
            <text:p>44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7.0</text:p>
          </table:table-cell>
          <table:table-cell office:value-type="string">
            <text:p>44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7.0</text:p>
          </table:table-cell>
          <table:table-cell office:value-type="string">
            <text:p>45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6.3</text:p>
          </table:table-cell>
          <table:table-cell office:value-type="string">
            <text:p>45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6</text:p>
          </table:table-cell>
          <table:table-cell office:value-type="string">
            <text:p>45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8</text:p>
          </table:table-cell>
          <table:table-cell office:value-type="string">
            <text:p>45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9</text:p>
          </table:table-cell>
          <table:table-cell office:value-type="string">
            <text:p>45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2</text:p>
          </table:table-cell>
          <table:table-cell office:value-type="string">
            <text:p>45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9</text:p>
          </table:table-cell>
          <table:table-cell office:value-type="string">
            <text:p>45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3</text:p>
          </table:table-cell>
          <table:table-cell office:value-type="string">
            <text:p>44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9</text:p>
          </table:table-cell>
          <table:table-cell office:value-type="string">
            <text:p>44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6.2</text:p>
          </table:table-cell>
          <table:table-cell office:value-type="string">
            <text:p>44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6.0</text:p>
          </table:table-cell>
          <table:table-cell office:value-type="string">
            <text:p>43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5</text:p>
          </table:table-cell>
          <table:table-cell office:value-type="string">
            <text:p>43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0</text:p>
          </table:table-cell>
          <table:table-cell office:value-type="string">
            <text:p>43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5</text:p>
          </table:table-cell>
          <table:table-cell office:value-type="string">
            <text:p>44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2</text:p>
          </table:table-cell>
          <table:table-cell office:value-type="string">
            <text:p>44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3.7</text:p>
          </table:table-cell>
          <table:table-cell office:value-type="string">
            <text:p>44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3.0</text:p>
          </table:table-cell>
          <table:table-cell office:value-type="string">
            <text:p>44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2.0</text:p>
          </table:table-cell>
          <table:table-cell office:value-type="string">
            <text:p>45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1.2</text:p>
          </table:table-cell>
          <table:table-cell office:value-type="string">
            <text:p>45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1.0</text:p>
          </table:table-cell>
          <table:table-cell office:value-type="string">
            <text:p>45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0.4</text:p>
          </table:table-cell>
          <table:table-cell office:value-type="string">
            <text:p>45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9.8</text:p>
          </table:table-cell>
          <table:table-cell office:value-type="string">
            <text:p>46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0.5</text:p>
          </table:table-cell>
          <table:table-cell office:value-type="string">
            <text:p>46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0.4</text:p>
          </table:table-cell>
          <table:table-cell office:value-type="string">
            <text:p>46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0.7</text:p>
          </table:table-cell>
          <table:table-cell office:value-type="string">
            <text:p>47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1.0</text:p>
          </table:table-cell>
          <table:table-cell office:value-type="string">
            <text:p>46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1.5</text:p>
          </table:table-cell>
          <table:table-cell office:value-type="string">
            <text:p>46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1.5</text:p>
          </table:table-cell>
          <table:table-cell office:value-type="string">
            <text:p>4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2.0</text:p>
          </table:table-cell>
          <table:table-cell office:value-type="string">
            <text:p>4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2.6</text:p>
          </table:table-cell>
          <table:table-cell office:value-type="string">
            <text:p>45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3.2</text:p>
          </table:table-cell>
          <table:table-cell office:value-type="string">
            <text:p>4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0</text:p>
          </table:table-cell>
          <table:table-cell office:value-type="string">
            <text:p>46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6</text:p>
          </table:table-cell>
          <table:table-cell office:value-type="string">
            <text:p>46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9</text:p>
          </table:table-cell>
          <table:table-cell office:value-type="string">
            <text:p>46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0</text:p>
          </table:table-cell>
          <table:table-cell office:value-type="string">
            <text:p>47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8</text:p>
          </table:table-cell>
          <table:table-cell office:value-type="string">
            <text:p>4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7</text:p>
          </table:table-cell>
          <table:table-cell office:value-type="string">
            <text:p>47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6.3</text:p>
          </table:table-cell>
          <table:table-cell office:value-type="string">
            <text:p>48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3</text:p>
          </table:table-cell>
          <table:table-cell office:value-type="string">
            <text:p>48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8</text:p>
          </table:table-cell>
          <table:table-cell office:value-type="string">
            <text:p>4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2</text:p>
          </table:table-cell>
          <table:table-cell office:value-type="string">
            <text:p>48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2</text:p>
          </table:table-cell>
          <table:table-cell office:value-type="string">
            <text:p>4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6</text:p>
          </table:table-cell>
          <table:table-cell office:value-type="string">
            <text:p>49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3</text:p>
          </table:table-cell>
          <table:table-cell office:value-type="string">
            <text:p>4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6.0</text:p>
          </table:table-cell>
          <table:table-cell office:value-type="string">
            <text:p>49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6.7</text:p>
          </table:table-cell>
          <table:table-cell office:value-type="string">
            <text:p>49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7.4</text:p>
          </table:table-cell>
          <table:table-cell office:value-type="string">
            <text:p>4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8.0</text:p>
          </table:table-cell>
          <table:table-cell office:value-type="string">
            <text:p>48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8.7</text:p>
          </table:table-cell>
          <table:table-cell office:value-type="string">
            <text:p>48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9.3</text:p>
          </table:table-cell>
          <table:table-cell office:value-type="string">
            <text:p>48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9.7</text:p>
          </table:table-cell>
          <table:table-cell office:value-type="string">
            <text:p>47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1</text:p>
          </table:table-cell>
          <table:table-cell office:value-type="string">
            <text:p>47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5</text:p>
          </table:table-cell>
          <table:table-cell office:value-type="string">
            <text:p>47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2</text:p>
          </table:table-cell>
          <table:table-cell office:value-type="string">
            <text:p>46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7</text:p>
          </table:table-cell>
          <table:table-cell office:value-type="string">
            <text:p>47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4</text:p>
          </table:table-cell>
          <table:table-cell office:value-type="string">
            <text:p>47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0</text:p>
          </table:table-cell>
          <table:table-cell office:value-type="string">
            <text:p>4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9.7</text:p>
          </table:table-cell>
          <table:table-cell office:value-type="string">
            <text:p>4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9.3</text:p>
          </table:table-cell>
          <table:table-cell office:value-type="string">
            <text:p>48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8.7</text:p>
          </table:table-cell>
          <table:table-cell office:value-type="string">
            <text:p>48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8.0</text:p>
          </table:table-cell>
          <table:table-cell office:value-type="string">
            <text:p>4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7.3</text:p>
          </table:table-cell>
          <table:table-cell office:value-type="string">
            <text:p>4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7.2</text:p>
          </table:table-cell>
          <table:table-cell office:value-type="string">
            <text:p>4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6.7</text:p>
          </table:table-cell>
          <table:table-cell office:value-type="string">
            <text:p>50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6.0</text:p>
          </table:table-cell>
          <table:table-cell office:value-type="string">
            <text:p>5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4</text:p>
          </table:table-cell>
          <table:table-cell office:value-type="string">
            <text:p>5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7</text:p>
          </table:table-cell>
          <table:table-cell office:value-type="string">
            <text:p>5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0</text:p>
          </table:table-cell>
          <table:table-cell office:value-type="string">
            <text:p>5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3.4</text:p>
          </table:table-cell>
          <table:table-cell office:value-type="string">
            <text:p>5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2.8</text:p>
          </table:table-cell>
          <table:table-cell office:value-type="string">
            <text:p>5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2.2</text:p>
          </table:table-cell>
          <table:table-cell office:value-type="string">
            <text:p>5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1.7</text:p>
          </table:table-cell>
          <table:table-cell office:value-type="string">
            <text:p>50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0.9</text:p>
          </table:table-cell>
          <table:table-cell office:value-type="string">
            <text:p>50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0.0</text:p>
          </table:table-cell>
          <table:table-cell office:value-type="string">
            <text:p>50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9.5</text:p>
          </table:table-cell>
          <table:table-cell office:value-type="string">
            <text:p>50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9.1</text:p>
          </table:table-cell>
          <table:table-cell office:value-type="string">
            <text:p>50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8.7</text:p>
          </table:table-cell>
          <table:table-cell office:value-type="string">
            <text:p>51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7.8</text:p>
          </table:table-cell>
          <table:table-cell office:value-type="string">
            <text:p>51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6.8</text:p>
          </table:table-cell>
          <table:table-cell office:value-type="string">
            <text:p>5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6.2</text:p>
          </table:table-cell>
          <table:table-cell office:value-type="string">
            <text:p>51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5.7</text:p>
          </table:table-cell>
          <table:table-cell office:value-type="string">
            <text:p>52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6.0</text:p>
          </table:table-cell>
          <table:table-cell office:value-type="string">
            <text:p>52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5.8</text:p>
          </table:table-cell>
          <table:table-cell office:value-type="string">
            <text:p>53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6.5</text:p>
          </table:table-cell>
          <table:table-cell office:value-type="string">
            <text:p>53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7.3</text:p>
          </table:table-cell>
          <table:table-cell office:value-type="string">
            <text:p>53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7.3</text:p>
          </table:table-cell>
          <table:table-cell office:value-type="string">
            <text:p>54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8.3</text:p>
          </table:table-cell>
          <table:table-cell office:value-type="string">
            <text:p>54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7.5</text:p>
          </table:table-cell>
          <table:table-cell office:value-type="string">
            <text:p>54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8.0</text:p>
          </table:table-cell>
          <table:table-cell office:value-type="string">
            <text:p>54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8.9</text:p>
          </table:table-cell>
          <table:table-cell office:value-type="string">
            <text:p>54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59.2</text:p>
          </table:table-cell>
          <table:table-cell office:value-type="string">
            <text:p>55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0.3</text:p>
          </table:table-cell>
          <table:table-cell office:value-type="string">
            <text:p>55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0.5</text:p>
          </table:table-cell>
          <table:table-cell office:value-type="string">
            <text:p>55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1.3</text:p>
          </table:table-cell>
          <table:table-cell office:value-type="string">
            <text:p>55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1.7</text:p>
          </table:table-cell>
          <table:table-cell office:value-type="string">
            <text:p>56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1.7</text:p>
          </table:table-cell>
          <table:table-cell office:value-type="string">
            <text:p>56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1.3</text:p>
          </table:table-cell>
          <table:table-cell office:value-type="string">
            <text:p>57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1.8</text:p>
          </table:table-cell>
          <table:table-cell office:value-type="string">
            <text:p>57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1.8</text:p>
          </table:table-cell>
          <table:table-cell office:value-type="string">
            <text:p>57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2.3</text:p>
          </table:table-cell>
          <table:table-cell office:value-type="string">
            <text:p>58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2.8</text:p>
          </table:table-cell>
          <table:table-cell office:value-type="string">
            <text:p>58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3.2</text:p>
          </table:table-cell>
          <table:table-cell office:value-type="string">
            <text:p>5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3.8</text:p>
          </table:table-cell>
          <table:table-cell office:value-type="string">
            <text:p>59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3</text:p>
          </table:table-cell>
          <table:table-cell office:value-type="string">
            <text:p>6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4.7</text:p>
          </table:table-cell>
          <table:table-cell office:value-type="string">
            <text:p>6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2</text:p>
          </table:table-cell>
          <table:table-cell office:value-type="string">
            <text:p>6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6</text:p>
          </table:table-cell>
          <table:table-cell office:value-type="string">
            <text:p>5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3</text:p>
          </table:table-cell>
          <table:table-cell office:value-type="string">
            <text:p>59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5.7</text:p>
          </table:table-cell>
          <table:table-cell office:value-type="string">
            <text:p>5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6.4</text:p>
          </table:table-cell>
          <table:table-cell office:value-type="string">
            <text:p>5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6.7</text:p>
          </table:table-cell>
          <table:table-cell office:value-type="string">
            <text:p>58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7.8</text:p>
          </table:table-cell>
          <table:table-cell office:value-type="string">
            <text:p>5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8.4</text:p>
          </table:table-cell>
          <table:table-cell office:value-type="string">
            <text:p>5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9.0</text:p>
          </table:table-cell>
          <table:table-cell office:value-type="string">
            <text:p>5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9.5</text:p>
          </table:table-cell>
          <table:table-cell office:value-type="string">
            <text:p>5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9.5</text:p>
          </table:table-cell>
          <table:table-cell office:value-type="string">
            <text:p>59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9.4</text:p>
          </table:table-cell>
          <table:table-cell office:value-type="string">
            <text:p>60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9.7</text:p>
          </table:table-cell>
          <table:table-cell office:value-type="string">
            <text:p>60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69.5</text:p>
          </table:table-cell>
          <table:table-cell office:value-type="string">
            <text:p>60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0.3</text:p>
          </table:table-cell>
          <table:table-cell office:value-type="string">
            <text:p>6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0</text:p>
          </table:table-cell>
          <table:table-cell office:value-type="string">
            <text:p>6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8</text:p>
          </table:table-cell>
          <table:table-cell office:value-type="string">
            <text:p>61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1.5</text:p>
          </table:table-cell>
          <table:table-cell office:value-type="string">
            <text:p>61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2.2</text:p>
          </table:table-cell>
          <table:table-cell office:value-type="string">
            <text:p>61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2.9</text:p>
          </table:table-cell>
          <table:table-cell office:value-type="string">
            <text:p>62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3.7</text:p>
          </table:table-cell>
          <table:table-cell office:value-type="string">
            <text:p>62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4.8</text:p>
          </table:table-cell>
          <table:table-cell office:value-type="string">
            <text:p>62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5.5</text:p>
          </table:table-cell>
          <table:table-cell office:value-type="string">
            <text:p>62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4</text:p>
          </table:table-cell>
          <table:table-cell office:value-type="string">
            <text:p>62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4</text:p>
          </table:table-cell>
          <table:table-cell office:value-type="string">
            <text:p>62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1</text:p>
          </table:table-cell>
          <table:table-cell office:value-type="string">
            <text:p>62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1</text:p>
          </table:table-cell>
          <table:table-cell office:value-type="string">
            <text:p>61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5</text:p>
          </table:table-cell>
          <table:table-cell office:value-type="string">
            <text:p>61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8</text:p>
          </table:table-cell>
          <table:table-cell office:value-type="string">
            <text:p>61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1</text:p>
          </table:table-cell>
          <table:table-cell office:value-type="string">
            <text:p>60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6</text:p>
          </table:table-cell>
          <table:table-cell office:value-type="string">
            <text:p>60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4</text:p>
          </table:table-cell>
          <table:table-cell office:value-type="string">
            <text:p>6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4</text:p>
          </table:table-cell>
          <table:table-cell office:value-type="string">
            <text:p>59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9</text:p>
          </table:table-cell>
          <table:table-cell office:value-type="string">
            <text:p>59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6</text:p>
          </table:table-cell>
          <table:table-cell office:value-type="string">
            <text:p>59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7</text:p>
          </table:table-cell>
          <table:table-cell office:value-type="string">
            <text:p>5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1</text:p>
          </table:table-cell>
          <table:table-cell office:value-type="string">
            <text:p>58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5</text:p>
          </table:table-cell>
          <table:table-cell office:value-type="string">
            <text:p>5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2</text:p>
          </table:table-cell>
          <table:table-cell office:value-type="string">
            <text:p>57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0</text:p>
          </table:table-cell>
          <table:table-cell office:value-type="string">
            <text:p>57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8</text:p>
          </table:table-cell>
          <table:table-cell office:value-type="string">
            <text:p>56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6.8</text:p>
          </table:table-cell>
          <table:table-cell office:value-type="string">
            <text:p>56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2</text:p>
          </table:table-cell>
          <table:table-cell office:value-type="string">
            <text:p>55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0</text:p>
          </table:table-cell>
          <table:table-cell office:value-type="string">
            <text:p>55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7</text:p>
          </table:table-cell>
          <table:table-cell office:value-type="string">
            <text:p>54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9.5</text:p>
          </table:table-cell>
          <table:table-cell office:value-type="string">
            <text:p>54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9.2</text:p>
          </table:table-cell>
          <table:table-cell office:value-type="string">
            <text:p>54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9</text:p>
          </table:table-cell>
          <table:table-cell office:value-type="string">
            <text:p>53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8</text:p>
          </table:table-cell>
          <table:table-cell office:value-type="string">
            <text:p>53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8</text:p>
          </table:table-cell>
          <table:table-cell office:value-type="string">
            <text:p>52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4</text:p>
          </table:table-cell>
          <table:table-cell office:value-type="string">
            <text:p>52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9.0</text:p>
          </table:table-cell>
          <table:table-cell office:value-type="string">
            <text:p>51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9.8</text:p>
          </table:table-cell>
          <table:table-cell office:value-type="string">
            <text:p>51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9.7</text:p>
          </table:table-cell>
          <table:table-cell office:value-type="string">
            <text:p>5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4</text:p>
          </table:table-cell>
          <table:table-cell office:value-type="string">
            <text:p>51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8</text:p>
          </table:table-cell>
          <table:table-cell office:value-type="string">
            <text:p>51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1.2</text:p>
          </table:table-cell>
          <table:table-cell office:value-type="string">
            <text:p>52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1.7</text:p>
          </table:table-cell>
          <table:table-cell office:value-type="string">
            <text:p>52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2.3</text:p>
          </table:table-cell>
          <table:table-cell office:value-type="string">
            <text:p>52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2.2</text:p>
          </table:table-cell>
          <table:table-cell office:value-type="string">
            <text:p>53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2.2</text:p>
          </table:table-cell>
          <table:table-cell office:value-type="string">
            <text:p>53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2.4</text:p>
          </table:table-cell>
          <table:table-cell office:value-type="string">
            <text:p>54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2.2</text:p>
          </table:table-cell>
          <table:table-cell office:value-type="string">
            <text:p>55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3.0</text:p>
          </table:table-cell>
          <table:table-cell office:value-type="string">
            <text:p>55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4.0</text:p>
          </table:table-cell>
          <table:table-cell office:value-type="string">
            <text:p>55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5.0</text:p>
          </table:table-cell>
          <table:table-cell office:value-type="string">
            <text:p>55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6.0</text:p>
          </table:table-cell>
          <table:table-cell office:value-type="string">
            <text:p>55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6.8</text:p>
          </table:table-cell>
          <table:table-cell office:value-type="string">
            <text:p>5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7.5</text:p>
          </table:table-cell>
          <table:table-cell office:value-type="string">
            <text:p>56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8.1</text:p>
          </table:table-cell>
          <table:table-cell office:value-type="string">
            <text:p>56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9.0</text:p>
          </table:table-cell>
          <table:table-cell office:value-type="string">
            <text:p>56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0.0</text:p>
          </table:table-cell>
          <table:table-cell office:value-type="string">
            <text:p>56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1.0</text:p>
          </table:table-cell>
          <table:table-cell office:value-type="string">
            <text:p>57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1.7</text:p>
          </table:table-cell>
          <table:table-cell office:value-type="string">
            <text:p>57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2.3</text:p>
          </table:table-cell>
          <table:table-cell office:value-type="string">
            <text:p>56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2.3</text:p>
          </table:table-cell>
          <table:table-cell office:value-type="string">
            <text:p>57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2.7</text:p>
          </table:table-cell>
          <table:table-cell office:value-type="string">
            <text:p>57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2.7</text:p>
          </table:table-cell>
          <table:table-cell office:value-type="string">
            <text:p>58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3.1</text:p>
          </table:table-cell>
          <table:table-cell office:value-type="string">
            <text:p>58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3.7</text:p>
          </table:table-cell>
          <table:table-cell office:value-type="string">
            <text:p>5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4.4</text:p>
          </table:table-cell>
          <table:table-cell office:value-type="string">
            <text:p>58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4.8</text:p>
          </table:table-cell>
          <table:table-cell office:value-type="string">
            <text:p>59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4.8</text:p>
          </table:table-cell>
          <table:table-cell office:value-type="string">
            <text:p>59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4.7</text:p>
          </table:table-cell>
          <table:table-cell office:value-type="string">
            <text:p>60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4.4</text:p>
          </table:table-cell>
          <table:table-cell office:value-type="string">
            <text:p>60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4.2</text:p>
          </table:table-cell>
          <table:table-cell office:value-type="string">
            <text:p>6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3.7</text:p>
          </table:table-cell>
          <table:table-cell office:value-type="string">
            <text:p>6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3.2</text:p>
          </table:table-cell>
          <table:table-cell office:value-type="string">
            <text:p>61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2.5</text:p>
          </table:table-cell>
          <table:table-cell office:value-type="string">
            <text:p>62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2.5</text:p>
          </table:table-cell>
          <table:table-cell office:value-type="string">
            <text:p>62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1.6</text:p>
          </table:table-cell>
          <table:table-cell office:value-type="string">
            <text:p>62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0.6</text:p>
          </table:table-cell>
          <table:table-cell office:value-type="string">
            <text:p>62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0.7</text:p>
          </table:table-cell>
          <table:table-cell office:value-type="string">
            <text:p>63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0.0</text:p>
          </table:table-cell>
          <table:table-cell office:value-type="string">
            <text:p>64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8.5</text:p>
          </table:table-cell>
          <table:table-cell office:value-type="string">
            <text:p>64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7.7</text:p>
          </table:table-cell>
          <table:table-cell office:value-type="string">
            <text:p>64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7.0</text:p>
          </table:table-cell>
          <table:table-cell office:value-type="string">
            <text:p>65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7.0</text:p>
          </table:table-cell>
          <table:table-cell office:value-type="string">
            <text:p>65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6.0</text:p>
          </table:table-cell>
          <table:table-cell office:value-type="string">
            <text:p>66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6.8</text:p>
          </table:table-cell>
          <table:table-cell office:value-type="string">
            <text:p>66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5.5</text:p>
          </table:table-cell>
          <table:table-cell office:value-type="string">
            <text:p>66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5.1</text:p>
          </table:table-cell>
          <table:table-cell office:value-type="string">
            <text:p>66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3.7</text:p>
          </table:table-cell>
          <table:table-cell office:value-type="string">
            <text:p>66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2.7</text:p>
          </table:table-cell>
          <table:table-cell office:value-type="string">
            <text:p>66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1.4</text:p>
          </table:table-cell>
          <table:table-cell office:value-type="string">
            <text:p>67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1.2</text:p>
          </table:table-cell>
          <table:table-cell office:value-type="string">
            <text:p>67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2.4</text:p>
          </table:table-cell>
          <table:table-cell office:value-type="string">
            <text:p>6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2.4</text:p>
          </table:table-cell>
          <table:table-cell office:value-type="string">
            <text:p>6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1.3</text:p>
          </table:table-cell>
          <table:table-cell office:value-type="string">
            <text:p>68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1.3</text:p>
          </table:table-cell>
          <table:table-cell office:value-type="string">
            <text:p>69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2.7</text:p>
          </table:table-cell>
          <table:table-cell office:value-type="string">
            <text:p>6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2.9</text:p>
          </table:table-cell>
          <table:table-cell office:value-type="string">
            <text:p>69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4.3</text:p>
          </table:table-cell>
          <table:table-cell office:value-type="string">
            <text:p>6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5.5</text:p>
          </table:table-cell>
          <table:table-cell office:value-type="string">
            <text:p>6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5.5</text:p>
          </table:table-cell>
          <table:table-cell office:value-type="string">
            <text:p>6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5.4</text:p>
          </table:table-cell>
          <table:table-cell office:value-type="string">
            <text:p>6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5.4</text:p>
          </table:table-cell>
          <table:table-cell office:value-type="string">
            <text:p>6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6.5</text:p>
          </table:table-cell>
          <table:table-cell office:value-type="string">
            <text:p>6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6.5</text:p>
          </table:table-cell>
          <table:table-cell office:value-type="string">
            <text:p>67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7.3</text:p>
          </table:table-cell>
          <table:table-cell office:value-type="string">
            <text:p>67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8.2</text:p>
          </table:table-cell>
          <table:table-cell office:value-type="string">
            <text:p>6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8.0</text:p>
          </table:table-cell>
          <table:table-cell office:value-type="string">
            <text:p>6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8.0</text:p>
          </table:table-cell>
          <table:table-cell office:value-type="string">
            <text:p>6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8.9</text:p>
          </table:table-cell>
          <table:table-cell office:value-type="string">
            <text:p>6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9.9</text:p>
          </table:table-cell>
          <table:table-cell office:value-type="string">
            <text:p>68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0.7</text:p>
          </table:table-cell>
          <table:table-cell office:value-type="string">
            <text:p>69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1.3</text:p>
          </table:table-cell>
          <table:table-cell office:value-type="string">
            <text:p>69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2.4</text:p>
          </table:table-cell>
          <table:table-cell office:value-type="string">
            <text:p>6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1.3</text:p>
          </table:table-cell>
          <table:table-cell office:value-type="string">
            <text:p>70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1.9</text:p>
          </table:table-cell>
          <table:table-cell office:value-type="string">
            <text:p>70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2.7</text:p>
          </table:table-cell>
          <table:table-cell office:value-type="string">
            <text:p>7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3.5</text:p>
          </table:table-cell>
          <table:table-cell office:value-type="string">
            <text:p>71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4.2</text:p>
          </table:table-cell>
          <table:table-cell office:value-type="string">
            <text:p>71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3.5</text:p>
          </table:table-cell>
          <table:table-cell office:value-type="string">
            <text:p>72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4.0</text:p>
          </table:table-cell>
          <table:table-cell office:value-type="string">
            <text:p>72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3.1</text:p>
          </table:table-cell>
          <table:table-cell office:value-type="string">
            <text:p>72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1.9</text:p>
          </table:table-cell>
          <table:table-cell office:value-type="string">
            <text:p>72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1.3</text:p>
          </table:table-cell>
          <table:table-cell office:value-type="string">
            <text:p>73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0.7</text:p>
          </table:table-cell>
          <table:table-cell office:value-type="string">
            <text:p>73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0.2</text:p>
          </table:table-cell>
          <table:table-cell office:value-type="string">
            <text:p>73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1.2</text:p>
          </table:table-cell>
          <table:table-cell office:value-type="string">
            <text:p>74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3.2</text:p>
          </table:table-cell>
          <table:table-cell office:value-type="string">
            <text:p>74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5.2</text:p>
          </table:table-cell>
          <table:table-cell office:value-type="string">
            <text:p>74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5.6</text:p>
          </table:table-cell>
          <table:table-cell office:value-type="string">
            <text:p>73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5.2</text:p>
          </table:table-cell>
          <table:table-cell office:value-type="string">
            <text:p>73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5.0</text:p>
          </table:table-cell>
          <table:table-cell office:value-type="string">
            <text:p>72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5.0</text:p>
          </table:table-cell>
          <table:table-cell office:value-type="string">
            <text:p>72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5.0</text:p>
          </table:table-cell>
          <table:table-cell office:value-type="string">
            <text:p>71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5.8</text:p>
          </table:table-cell>
          <table:table-cell office:value-type="string">
            <text:p>7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6.3</text:p>
          </table:table-cell>
          <table:table-cell office:value-type="string">
            <text:p>7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6.7</text:p>
          </table:table-cell>
          <table:table-cell office:value-type="string">
            <text:p>70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5.7</text:p>
          </table:table-cell>
          <table:table-cell office:value-type="string">
            <text:p>6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4.0</text:p>
          </table:table-cell>
          <table:table-cell office:value-type="string">
            <text:p>69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4.7</text:p>
          </table:table-cell>
          <table:table-cell office:value-type="string">
            <text:p>6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4.2</text:p>
          </table:table-cell>
          <table:table-cell office:value-type="string">
            <text:p>68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5.2</text:p>
          </table:table-cell>
          <table:table-cell office:value-type="string">
            <text:p>68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5.5</text:p>
          </table:table-cell>
          <table:table-cell office:value-type="string">
            <text:p>68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5.8</text:p>
          </table:table-cell>
          <table:table-cell office:value-type="string">
            <text:p>67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6.8</text:p>
          </table:table-cell>
          <table:table-cell office:value-type="string">
            <text:p>6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6.9</text:p>
          </table:table-cell>
          <table:table-cell office:value-type="string">
            <text:p>68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5.6</text:p>
          </table:table-cell>
          <table:table-cell office:value-type="string">
            <text:p>6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6.4</text:p>
          </table:table-cell>
          <table:table-cell office:value-type="string">
            <text:p>6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7.9</text:p>
          </table:table-cell>
          <table:table-cell office:value-type="string">
            <text:p>6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8.6</text:p>
          </table:table-cell>
          <table:table-cell office:value-type="string">
            <text:p>6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9.6</text:p>
          </table:table-cell>
          <table:table-cell office:value-type="string">
            <text:p>6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8.0</text:p>
          </table:table-cell>
          <table:table-cell office:value-type="string">
            <text:p>68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8.7</text:p>
          </table:table-cell>
          <table:table-cell office:value-type="string">
            <text:p>6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8.8</text:p>
          </table:table-cell>
          <table:table-cell office:value-type="string">
            <text:p>67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0.0</text:p>
          </table:table-cell>
          <table:table-cell office:value-type="string">
            <text:p>67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1.7</text:p>
          </table:table-cell>
          <table:table-cell office:value-type="string">
            <text:p>6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3.0</text:p>
          </table:table-cell>
          <table:table-cell office:value-type="string">
            <text:p>68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4.6</text:p>
          </table:table-cell>
          <table:table-cell office:value-type="string">
            <text:p>6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5.7</text:p>
          </table:table-cell>
          <table:table-cell office:value-type="string">
            <text:p>68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6.9</text:p>
          </table:table-cell>
          <table:table-cell office:value-type="string">
            <text:p>6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8.2</text:p>
          </table:table-cell>
          <table:table-cell office:value-type="string">
            <text:p>68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9.0</text:p>
          </table:table-cell>
          <table:table-cell office:value-type="string">
            <text:p>6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7.8</text:p>
          </table:table-cell>
          <table:table-cell office:value-type="string">
            <text:p>68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8.2</text:p>
          </table:table-cell>
          <table:table-cell office:value-type="string">
            <text:p>67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9.2</text:p>
          </table:table-cell>
          <table:table-cell office:value-type="string">
            <text:p>6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0.3</text:p>
          </table:table-cell>
          <table:table-cell office:value-type="string">
            <text:p>68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1.6</text:p>
          </table:table-cell>
          <table:table-cell office:value-type="string">
            <text:p>6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3.0</text:p>
          </table:table-cell>
          <table:table-cell office:value-type="string">
            <text:p>67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4.2</text:p>
          </table:table-cell>
          <table:table-cell office:value-type="string">
            <text:p>6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5.3</text:p>
          </table:table-cell>
          <table:table-cell office:value-type="string">
            <text:p>6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5.1</text:p>
          </table:table-cell>
          <table:table-cell office:value-type="string">
            <text:p>6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4.1</text:p>
          </table:table-cell>
          <table:table-cell office:value-type="string">
            <text:p>6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4.7</text:p>
          </table:table-cell>
          <table:table-cell office:value-type="string">
            <text:p>68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6.0</text:p>
          </table:table-cell>
          <table:table-cell office:value-type="string">
            <text:p>6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7.5</text:p>
          </table:table-cell>
          <table:table-cell office:value-type="string">
            <text:p>6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8.8</text:p>
          </table:table-cell>
          <table:table-cell office:value-type="string">
            <text:p>69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0.3</text:p>
          </table:table-cell>
          <table:table-cell office:value-type="string">
            <text:p>69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1.3</text:p>
          </table:table-cell>
          <table:table-cell office:value-type="string">
            <text:p>6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3.0</text:p>
          </table:table-cell>
          <table:table-cell office:value-type="string">
            <text:p>6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3.5</text:p>
          </table:table-cell>
          <table:table-cell office:value-type="string">
            <text:p>69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4.3</text:p>
          </table:table-cell>
          <table:table-cell office:value-type="string">
            <text:p>69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4.4</text:p>
          </table:table-cell>
          <table:table-cell office:value-type="string">
            <text:p>7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5.3</text:p>
          </table:table-cell>
          <table:table-cell office:value-type="string">
            <text:p>69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6.2</text:p>
          </table:table-cell>
          <table:table-cell office:value-type="string">
            <text:p>69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6.7</text:p>
          </table:table-cell>
          <table:table-cell office:value-type="string">
            <text:p>70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8.0</text:p>
          </table:table-cell>
          <table:table-cell office:value-type="string">
            <text:p>70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8.5</text:p>
          </table:table-cell>
          <table:table-cell office:value-type="string">
            <text:p>7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9.4</text:p>
          </table:table-cell>
          <table:table-cell office:value-type="string">
            <text:p>6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9.8</text:p>
          </table:table-cell>
          <table:table-cell office:value-type="string">
            <text:p>7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1.2</text:p>
          </table:table-cell>
          <table:table-cell office:value-type="string">
            <text:p>7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2.6</text:p>
          </table:table-cell>
          <table:table-cell office:value-type="string">
            <text:p>69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3.3</text:p>
          </table:table-cell>
          <table:table-cell office:value-type="string">
            <text:p>69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4.2</text:p>
          </table:table-cell>
          <table:table-cell office:value-type="string">
            <text:p>69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5.2</text:p>
          </table:table-cell>
          <table:table-cell office:value-type="string">
            <text:p>69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5.9</text:p>
          </table:table-cell>
          <table:table-cell office:value-type="string">
            <text:p>69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6.0</text:p>
          </table:table-cell>
          <table:table-cell office:value-type="string">
            <text:p>6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7.3</text:p>
          </table:table-cell>
          <table:table-cell office:value-type="string">
            <text:p>6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8.3</text:p>
          </table:table-cell>
          <table:table-cell office:value-type="string">
            <text:p>6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9.5</text:p>
          </table:table-cell>
          <table:table-cell office:value-type="string">
            <text:p>69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41.0</text:p>
          </table:table-cell>
          <table:table-cell office:value-type="string">
            <text:p>69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41.8</text:p>
          </table:table-cell>
          <table:table-cell office:value-type="string">
            <text:p>6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42.8</text:p>
          </table:table-cell>
          <table:table-cell office:value-type="string">
            <text:p>70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44.0</text:p>
          </table:table-cell>
          <table:table-cell office:value-type="string">
            <text:p>70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45.1</text:p>
          </table:table-cell>
          <table:table-cell office:value-type="string">
            <text:p>7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46.2</text:p>
          </table:table-cell>
          <table:table-cell office:value-type="string">
            <text:p>70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47.5</text:p>
          </table:table-cell>
          <table:table-cell office:value-type="string">
            <text:p>70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49.0</text:p>
          </table:table-cell>
          <table:table-cell office:value-type="string">
            <text:p>70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0.3</text:p>
          </table:table-cell>
          <table:table-cell office:value-type="string">
            <text:p>70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1.5</text:p>
          </table:table-cell>
          <table:table-cell office:value-type="string">
            <text:p>70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2.5</text:p>
          </table:table-cell>
          <table:table-cell office:value-type="string">
            <text:p>70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4.3</text:p>
          </table:table-cell>
          <table:table-cell office:value-type="string">
            <text:p>70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4.8</text:p>
          </table:table-cell>
          <table:table-cell office:value-type="string">
            <text:p>71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6.3</text:p>
          </table:table-cell>
          <table:table-cell office:value-type="string">
            <text:p>71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7.6</text:p>
          </table:table-cell>
          <table:table-cell office:value-type="string">
            <text:p>70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9.0</text:p>
          </table:table-cell>
          <table:table-cell office:value-type="string">
            <text:p>70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0.4</text:p>
          </table:table-cell>
          <table:table-cell office:value-type="string">
            <text:p>70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1.6</text:p>
          </table:table-cell>
          <table:table-cell office:value-type="string">
            <text:p>7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2.7</text:p>
          </table:table-cell>
          <table:table-cell office:value-type="string">
            <text:p>69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3.0</text:p>
          </table:table-cell>
          <table:table-cell office:value-type="string">
            <text:p>69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3.5</text:p>
          </table:table-cell>
          <table:table-cell office:value-type="string">
            <text:p>69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4.8</text:p>
          </table:table-cell>
          <table:table-cell office:value-type="string">
            <text:p>68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6.0</text:p>
          </table:table-cell>
          <table:table-cell office:value-type="string">
            <text:p>6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6.2</text:p>
          </table:table-cell>
          <table:table-cell office:value-type="string">
            <text:p>6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5.3</text:p>
          </table:table-cell>
          <table:table-cell office:value-type="string">
            <text:p>68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4.0</text:p>
          </table:table-cell>
          <table:table-cell office:value-type="string">
            <text:p>67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3.5</text:p>
          </table:table-cell>
          <table:table-cell office:value-type="string">
            <text:p>67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2.5</text:p>
          </table:table-cell>
          <table:table-cell office:value-type="string">
            <text:p>66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1.8</text:p>
          </table:table-cell>
          <table:table-cell office:value-type="string">
            <text:p>66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2.2</text:p>
          </table:table-cell>
          <table:table-cell office:value-type="string">
            <text:p>66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3.8</text:p>
          </table:table-cell>
          <table:table-cell office:value-type="string">
            <text:p>66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3.8</text:p>
          </table:table-cell>
          <table:table-cell office:value-type="string">
            <text:p>66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4.7</text:p>
          </table:table-cell>
          <table:table-cell office:value-type="string">
            <text:p>66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5.8</text:p>
          </table:table-cell>
          <table:table-cell office:value-type="string">
            <text:p>66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6.8</text:p>
          </table:table-cell>
          <table:table-cell office:value-type="string">
            <text:p>66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7.8</text:p>
          </table:table-cell>
          <table:table-cell office:value-type="string">
            <text:p>65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7.3</text:p>
          </table:table-cell>
          <table:table-cell office:value-type="string">
            <text:p>65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6.3</text:p>
          </table:table-cell>
          <table:table-cell office:value-type="string">
            <text:p>65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6.7</text:p>
          </table:table-cell>
          <table:table-cell office:value-type="string">
            <text:p>65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6.3</text:p>
          </table:table-cell>
          <table:table-cell office:value-type="string">
            <text:p>64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4.9</text:p>
          </table:table-cell>
          <table:table-cell office:value-type="string">
            <text:p>64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3.7</text:p>
          </table:table-cell>
          <table:table-cell office:value-type="string">
            <text:p>64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2.7</text:p>
          </table:table-cell>
          <table:table-cell office:value-type="string">
            <text:p>64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1.9</text:p>
          </table:table-cell>
          <table:table-cell office:value-type="string">
            <text:p>64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1.0</text:p>
          </table:table-cell>
          <table:table-cell office:value-type="string">
            <text:p>64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1.3</text:p>
          </table:table-cell>
          <table:table-cell office:value-type="string">
            <text:p>64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0.8</text:p>
          </table:table-cell>
          <table:table-cell office:value-type="string">
            <text:p>64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1.0</text:p>
          </table:table-cell>
          <table:table-cell office:value-type="string">
            <text:p>63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2.2</text:p>
          </table:table-cell>
          <table:table-cell office:value-type="string">
            <text:p>63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3.0</text:p>
          </table:table-cell>
          <table:table-cell office:value-type="string">
            <text:p>63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3.9</text:p>
          </table:table-cell>
          <table:table-cell office:value-type="string">
            <text:p>63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4.7</text:p>
          </table:table-cell>
          <table:table-cell office:value-type="string">
            <text:p>63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4.8</text:p>
          </table:table-cell>
          <table:table-cell office:value-type="string">
            <text:p>62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5.5</text:p>
          </table:table-cell>
          <table:table-cell office:value-type="string">
            <text:p>62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6.0</text:p>
          </table:table-cell>
          <table:table-cell office:value-type="string">
            <text:p>6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5.3</text:p>
          </table:table-cell>
          <table:table-cell office:value-type="string">
            <text:p>61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4.9</text:p>
          </table:table-cell>
          <table:table-cell office:value-type="string">
            <text:p>60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4.3</text:p>
          </table:table-cell>
          <table:table-cell office:value-type="string">
            <text:p>60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3.8</text:p>
          </table:table-cell>
          <table:table-cell office:value-type="string">
            <text:p>59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3.0</text:p>
          </table:table-cell>
          <table:table-cell office:value-type="string">
            <text:p>59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2.2</text:p>
          </table:table-cell>
          <table:table-cell office:value-type="string">
            <text:p>60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1.7</text:p>
          </table:table-cell>
          <table:table-cell office:value-type="string">
            <text:p>59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1.9</text:p>
          </table:table-cell>
          <table:table-cell office:value-type="string">
            <text:p>59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1.6</text:p>
          </table:table-cell>
          <table:table-cell office:value-type="string">
            <text:p>5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1.0</text:p>
          </table:table-cell>
          <table:table-cell office:value-type="string">
            <text:p>58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9.6</text:p>
          </table:table-cell>
          <table:table-cell office:value-type="string">
            <text:p>58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8.9</text:p>
          </table:table-cell>
          <table:table-cell office:value-type="string">
            <text:p>58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8.7</text:p>
          </table:table-cell>
          <table:table-cell office:value-type="string">
            <text:p>5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8.0</text:p>
          </table:table-cell>
          <table:table-cell office:value-type="string">
            <text:p>58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7.4</text:p>
          </table:table-cell>
          <table:table-cell office:value-type="string">
            <text:p>5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7.5</text:p>
          </table:table-cell>
          <table:table-cell office:value-type="string">
            <text:p>5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7.7</text:p>
          </table:table-cell>
          <table:table-cell office:value-type="string">
            <text:p>57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8.3</text:p>
          </table:table-cell>
          <table:table-cell office:value-type="string">
            <text:p>57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9.0</text:p>
          </table:table-cell>
          <table:table-cell office:value-type="string">
            <text:p>56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9.9</text:p>
          </table:table-cell>
          <table:table-cell office:value-type="string">
            <text:p>56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0.5</text:p>
          </table:table-cell>
          <table:table-cell office:value-type="string">
            <text:p>56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1.4</text:p>
          </table:table-cell>
          <table:table-cell office:value-type="string">
            <text:p>55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2.3</text:p>
          </table:table-cell>
          <table:table-cell office:value-type="string">
            <text:p>55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2.9</text:p>
          </table:table-cell>
          <table:table-cell office:value-type="string">
            <text:p>55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3.9</text:p>
          </table:table-cell>
          <table:table-cell office:value-type="string">
            <text:p>55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4.9</text:p>
          </table:table-cell>
          <table:table-cell office:value-type="string">
            <text:p>54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4.8</text:p>
          </table:table-cell>
          <table:table-cell office:value-type="string">
            <text:p>54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3.7</text:p>
          </table:table-cell>
          <table:table-cell office:value-type="string">
            <text:p>54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2.8</text:p>
          </table:table-cell>
          <table:table-cell office:value-type="string">
            <text:p>55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2.0</text:p>
          </table:table-cell>
          <table:table-cell office:value-type="string">
            <text:p>55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1.4</text:p>
          </table:table-cell>
          <table:table-cell office:value-type="string">
            <text:p>55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60.5</text:p>
          </table:table-cell>
          <table:table-cell office:value-type="string">
            <text:p>55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9.6</text:p>
          </table:table-cell>
          <table:table-cell office:value-type="string">
            <text:p>5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8.8</text:p>
          </table:table-cell>
          <table:table-cell office:value-type="string">
            <text:p>56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8.4</text:p>
          </table:table-cell>
          <table:table-cell office:value-type="string">
            <text:p>56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7.7</text:p>
          </table:table-cell>
          <table:table-cell office:value-type="string">
            <text:p>56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6.7</text:p>
          </table:table-cell>
          <table:table-cell office:value-type="string">
            <text:p>57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6.2</text:p>
          </table:table-cell>
          <table:table-cell office:value-type="string">
            <text:p>57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5.3</text:p>
          </table:table-cell>
          <table:table-cell office:value-type="string">
            <text:p>5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4.3</text:p>
          </table:table-cell>
          <table:table-cell office:value-type="string">
            <text:p>5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3.8</text:p>
          </table:table-cell>
          <table:table-cell office:value-type="string">
            <text:p>58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3.3</text:p>
          </table:table-cell>
          <table:table-cell office:value-type="string">
            <text:p>58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4.1</text:p>
          </table:table-cell>
          <table:table-cell office:value-type="string">
            <text:p>59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3.8</text:p>
          </table:table-cell>
          <table:table-cell office:value-type="string">
            <text:p>59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3.1</text:p>
          </table:table-cell>
          <table:table-cell office:value-type="string">
            <text:p>59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2.5</text:p>
          </table:table-cell>
          <table:table-cell office:value-type="string">
            <text:p>60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2.3</text:p>
          </table:table-cell>
          <table:table-cell office:value-type="string">
            <text:p>60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1.7</text:p>
          </table:table-cell>
          <table:table-cell office:value-type="string">
            <text:p>60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0.7</text:p>
          </table:table-cell>
          <table:table-cell office:value-type="string">
            <text:p>61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49.9</text:p>
          </table:table-cell>
          <table:table-cell office:value-type="string">
            <text:p>61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0.4</text:p>
          </table:table-cell>
          <table:table-cell office:value-type="string">
            <text:p>60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1.3</text:p>
          </table:table-cell>
          <table:table-cell office:value-type="string">
            <text:p>60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1.4</text:p>
          </table:table-cell>
          <table:table-cell office:value-type="string">
            <text:p>60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1.9</text:p>
          </table:table-cell>
          <table:table-cell office:value-type="string">
            <text:p>59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1.4</text:p>
          </table:table-cell>
          <table:table-cell office:value-type="string">
            <text:p>59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1.9</text:p>
          </table:table-cell>
          <table:table-cell office:value-type="string">
            <text:p>59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0.9</text:p>
          </table:table-cell>
          <table:table-cell office:value-type="string">
            <text:p>5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50.2</text:p>
          </table:table-cell>
          <table:table-cell office:value-type="string">
            <text:p>59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49.5</text:p>
          </table:table-cell>
          <table:table-cell office:value-type="string">
            <text:p>59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48.7</text:p>
          </table:table-cell>
          <table:table-cell office:value-type="string">
            <text:p>59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48.2</text:p>
          </table:table-cell>
          <table:table-cell office:value-type="string">
            <text:p>60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48.3</text:p>
          </table:table-cell>
          <table:table-cell office:value-type="string">
            <text:p>6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47.5</text:p>
          </table:table-cell>
          <table:table-cell office:value-type="string">
            <text:p>60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46.7</text:p>
          </table:table-cell>
          <table:table-cell office:value-type="string">
            <text:p>60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46.0</text:p>
          </table:table-cell>
          <table:table-cell office:value-type="string">
            <text:p>60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45.0</text:p>
          </table:table-cell>
          <table:table-cell office:value-type="string">
            <text:p>6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44.0</text:p>
          </table:table-cell>
          <table:table-cell office:value-type="string">
            <text:p>6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43.0</text:p>
          </table:table-cell>
          <table:table-cell office:value-type="string">
            <text:p>6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42.0</text:p>
          </table:table-cell>
          <table:table-cell office:value-type="string">
            <text:p>6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41.1</text:p>
          </table:table-cell>
          <table:table-cell office:value-type="string">
            <text:p>5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40.3</text:p>
          </table:table-cell>
          <table:table-cell office:value-type="string">
            <text:p>59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9.7</text:p>
          </table:table-cell>
          <table:table-cell office:value-type="string">
            <text:p>59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9.5</text:p>
          </table:table-cell>
          <table:table-cell office:value-type="string">
            <text:p>59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8.7</text:p>
          </table:table-cell>
          <table:table-cell office:value-type="string">
            <text:p>59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7.9</text:p>
          </table:table-cell>
          <table:table-cell office:value-type="string">
            <text:p>5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7.3</text:p>
          </table:table-cell>
          <table:table-cell office:value-type="string">
            <text:p>58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6.5</text:p>
          </table:table-cell>
          <table:table-cell office:value-type="string">
            <text:p>5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6.2</text:p>
          </table:table-cell>
          <table:table-cell office:value-type="string">
            <text:p>57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5.5</text:p>
          </table:table-cell>
          <table:table-cell office:value-type="string">
            <text:p>57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5.2</text:p>
          </table:table-cell>
          <table:table-cell office:value-type="string">
            <text:p>56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4.8</text:p>
          </table:table-cell>
          <table:table-cell office:value-type="string">
            <text:p>56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4.8</text:p>
          </table:table-cell>
          <table:table-cell office:value-type="string">
            <text:p>56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5.0</text:p>
          </table:table-cell>
          <table:table-cell office:value-type="string">
            <text:p>57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5.0</text:p>
          </table:table-cell>
          <table:table-cell office:value-type="string">
            <text:p>57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5.7</text:p>
          </table:table-cell>
          <table:table-cell office:value-type="string">
            <text:p>5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5.2</text:p>
          </table:table-cell>
          <table:table-cell office:value-type="string">
            <text:p>5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5.0</text:p>
          </table:table-cell>
          <table:table-cell office:value-type="string">
            <text:p>58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4.7</text:p>
          </table:table-cell>
          <table:table-cell office:value-type="string">
            <text:p>5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4.8</text:p>
          </table:table-cell>
          <table:table-cell office:value-type="string">
            <text:p>57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4.5</text:p>
          </table:table-cell>
          <table:table-cell office:value-type="string">
            <text:p>57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4.5</text:p>
          </table:table-cell>
          <table:table-cell office:value-type="string">
            <text:p>57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4.0</text:p>
          </table:table-cell>
          <table:table-cell office:value-type="string">
            <text:p>57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3.8</text:p>
          </table:table-cell>
          <table:table-cell office:value-type="string">
            <text:p>57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3.4</text:p>
          </table:table-cell>
          <table:table-cell office:value-type="string">
            <text:p>57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3.0</text:p>
          </table:table-cell>
          <table:table-cell office:value-type="string">
            <text:p>56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3.8</text:p>
          </table:table-cell>
          <table:table-cell office:value-type="string">
            <text:p>57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4.3</text:p>
          </table:table-cell>
          <table:table-cell office:value-type="string">
            <text:p>56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4.2</text:p>
          </table:table-cell>
          <table:table-cell office:value-type="string">
            <text:p>56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3.7</text:p>
          </table:table-cell>
          <table:table-cell office:value-type="string">
            <text:p>56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3.7</text:p>
          </table:table-cell>
          <table:table-cell office:value-type="string">
            <text:p>55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3.4</text:p>
          </table:table-cell>
          <table:table-cell office:value-type="string">
            <text:p>55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3.1</text:p>
          </table:table-cell>
          <table:table-cell office:value-type="string">
            <text:p>55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2.5</text:p>
          </table:table-cell>
          <table:table-cell office:value-type="string">
            <text:p>55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2.1</text:p>
          </table:table-cell>
          <table:table-cell office:value-type="string">
            <text:p>54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2.1</text:p>
          </table:table-cell>
          <table:table-cell office:value-type="string">
            <text:p>55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2.6</text:p>
          </table:table-cell>
          <table:table-cell office:value-type="string">
            <text:p>5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3.0</text:p>
          </table:table-cell>
          <table:table-cell office:value-type="string">
            <text:p>56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2.5</text:p>
          </table:table-cell>
          <table:table-cell office:value-type="string">
            <text:p>56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2.0</text:p>
          </table:table-cell>
          <table:table-cell office:value-type="string">
            <text:p>56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2.1</text:p>
          </table:table-cell>
          <table:table-cell office:value-type="string">
            <text:p>5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1.8</text:p>
          </table:table-cell>
          <table:table-cell office:value-type="string">
            <text:p>55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1.3</text:p>
          </table:table-cell>
          <table:table-cell office:value-type="string">
            <text:p>55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0.8</text:p>
          </table:table-cell>
          <table:table-cell office:value-type="string">
            <text:p>54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0.1</text:p>
          </table:table-cell>
          <table:table-cell office:value-type="string">
            <text:p>54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0.4</text:p>
          </table:table-cell>
          <table:table-cell office:value-type="string">
            <text:p>54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0.2</text:p>
          </table:table-cell>
          <table:table-cell office:value-type="string">
            <text:p>54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0.8</text:p>
          </table:table-cell>
          <table:table-cell office:value-type="string">
            <text:p>53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30.3</text:p>
          </table:table-cell>
          <table:table-cell office:value-type="string">
            <text:p>53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9.7</text:p>
          </table:table-cell>
          <table:table-cell office:value-type="string">
            <text:p>53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9.2</text:p>
          </table:table-cell>
          <table:table-cell office:value-type="string">
            <text:p>52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8.4</text:p>
          </table:table-cell>
          <table:table-cell office:value-type="string">
            <text:p>52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8.2</text:p>
          </table:table-cell>
          <table:table-cell office:value-type="string">
            <text:p>51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7.7</text:p>
          </table:table-cell>
          <table:table-cell office:value-type="string">
            <text:p>5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7.7</text:p>
          </table:table-cell>
          <table:table-cell office:value-type="string">
            <text:p>51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7.0</text:p>
          </table:table-cell>
          <table:table-cell office:value-type="string">
            <text:p>50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6.2</text:p>
          </table:table-cell>
          <table:table-cell office:value-type="string">
            <text:p>50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5.5</text:p>
          </table:table-cell>
          <table:table-cell office:value-type="string">
            <text:p>50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4.9</text:p>
          </table:table-cell>
          <table:table-cell office:value-type="string">
            <text:p>50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4.3</text:p>
          </table:table-cell>
          <table:table-cell office:value-type="string">
            <text:p>4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3.7</text:p>
          </table:table-cell>
          <table:table-cell office:value-type="string">
            <text:p>49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3.2</text:p>
          </table:table-cell>
          <table:table-cell office:value-type="string">
            <text:p>4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3.2</text:p>
          </table:table-cell>
          <table:table-cell office:value-type="string">
            <text:p>4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2.8</text:p>
          </table:table-cell>
          <table:table-cell office:value-type="string">
            <text:p>4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2.4</text:p>
          </table:table-cell>
          <table:table-cell office:value-type="string">
            <text:p>48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2.6</text:p>
          </table:table-cell>
          <table:table-cell office:value-type="string">
            <text:p>48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2.2</text:p>
          </table:table-cell>
          <table:table-cell office:value-type="string">
            <text:p>48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2.5</text:p>
          </table:table-cell>
          <table:table-cell office:value-type="string">
            <text:p>47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2.6</text:p>
          </table:table-cell>
          <table:table-cell office:value-type="string">
            <text:p>47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3.0</text:p>
          </table:table-cell>
          <table:table-cell office:value-type="string">
            <text:p>47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2.6</text:p>
          </table:table-cell>
          <table:table-cell office:value-type="string">
            <text:p>47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3.2</text:p>
          </table:table-cell>
          <table:table-cell office:value-type="string">
            <text:p>4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3.8</text:p>
          </table:table-cell>
          <table:table-cell office:value-type="string">
            <text:p>4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4.7</text:p>
          </table:table-cell>
          <table:table-cell office:value-type="string">
            <text:p>48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4.7</text:p>
          </table:table-cell>
          <table:table-cell office:value-type="string">
            <text:p>4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4.6</text:p>
          </table:table-cell>
          <table:table-cell office:value-type="string">
            <text:p>47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4.3</text:p>
          </table:table-cell>
          <table:table-cell office:value-type="string">
            <text:p>47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4.1</text:p>
          </table:table-cell>
          <table:table-cell office:value-type="string">
            <text:p>47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4.0</text:p>
          </table:table-cell>
          <table:table-cell office:value-type="string">
            <text:p>46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3.9</text:p>
          </table:table-cell>
          <table:table-cell office:value-type="string">
            <text:p>46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3.2</text:p>
          </table:table-cell>
          <table:table-cell office:value-type="string">
            <text:p>46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3.9</text:p>
          </table:table-cell>
          <table:table-cell office:value-type="string">
            <text:p>46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3.9</text:p>
          </table:table-cell>
          <table:table-cell office:value-type="string">
            <text:p>4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3.8</text:p>
          </table:table-cell>
          <table:table-cell office:value-type="string">
            <text:p>45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4.0</text:p>
          </table:table-cell>
          <table:table-cell office:value-type="string">
            <text:p>45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4.0</text:p>
          </table:table-cell>
          <table:table-cell office:value-type="string">
            <text:p>44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4.1</text:p>
          </table:table-cell>
          <table:table-cell office:value-type="string">
            <text:p>44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4.3</text:p>
          </table:table-cell>
          <table:table-cell office:value-type="string">
            <text:p>43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4.5</text:p>
          </table:table-cell>
          <table:table-cell office:value-type="string">
            <text:p>42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4.4</text:p>
          </table:table-cell>
          <table:table-cell office:value-type="string">
            <text:p>42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4.2</text:p>
          </table:table-cell>
          <table:table-cell office:value-type="string">
            <text:p>42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4.0</text:p>
          </table:table-cell>
          <table:table-cell office:value-type="string">
            <text:p>4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4.1</text:p>
          </table:table-cell>
          <table:table-cell office:value-type="string">
            <text:p>4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4.3</text:p>
          </table:table-cell>
          <table:table-cell office:value-type="string">
            <text:p>40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4.3</text:p>
          </table:table-cell>
          <table:table-cell office:value-type="string">
            <text:p>4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4.0</text:p>
          </table:table-cell>
          <table:table-cell office:value-type="string">
            <text:p>4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3.7</text:p>
          </table:table-cell>
          <table:table-cell office:value-type="string">
            <text:p>39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3.7</text:p>
          </table:table-cell>
          <table:table-cell office:value-type="string">
            <text:p>3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3.7</text:p>
          </table:table-cell>
          <table:table-cell office:value-type="string">
            <text:p>38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3.3</text:p>
          </table:table-cell>
          <table:table-cell office:value-type="string">
            <text:p>38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2.9</text:p>
          </table:table-cell>
          <table:table-cell office:value-type="string">
            <text:p>3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3.0</text:p>
          </table:table-cell>
          <table:table-cell office:value-type="string">
            <text:p>38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2.5</text:p>
          </table:table-cell>
          <table:table-cell office:value-type="string">
            <text:p>37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2.5</text:p>
          </table:table-cell>
          <table:table-cell office:value-type="string">
            <text:p>3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2.2</text:p>
          </table:table-cell>
          <table:table-cell office:value-type="string">
            <text:p>38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2.3</text:p>
          </table:table-cell>
          <table:table-cell office:value-type="string">
            <text:p>37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2.1</text:p>
          </table:table-cell>
          <table:table-cell office:value-type="string">
            <text:p>37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2.5</text:p>
          </table:table-cell>
          <table:table-cell office:value-type="string">
            <text:p>3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2.4</text:p>
          </table:table-cell>
          <table:table-cell office:value-type="string">
            <text:p>37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2.2</text:p>
          </table:table-cell>
          <table:table-cell office:value-type="string">
            <text:p>37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1.8</text:p>
          </table:table-cell>
          <table:table-cell office:value-type="string">
            <text:p>37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1.8</text:p>
          </table:table-cell>
          <table:table-cell office:value-type="string">
            <text:p>36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1.9</text:p>
          </table:table-cell>
          <table:table-cell office:value-type="string">
            <text:p>36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1.4</text:p>
          </table:table-cell>
          <table:table-cell office:value-type="string">
            <text:p>36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1.1</text:p>
          </table:table-cell>
          <table:table-cell office:value-type="string">
            <text:p>35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0.6</text:p>
          </table:table-cell>
          <table:table-cell office:value-type="string">
            <text:p>35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20.6</text:p>
          </table:table-cell>
          <table:table-cell office:value-type="string">
            <text:p>34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9.8</text:p>
          </table:table-cell>
          <table:table-cell office:value-type="string">
            <text:p>34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9.3</text:p>
          </table:table-cell>
          <table:table-cell office:value-type="string">
            <text:p>34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8.7</text:p>
          </table:table-cell>
          <table:table-cell office:value-type="string">
            <text:p>34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8.4</text:p>
          </table:table-cell>
          <table:table-cell office:value-type="string">
            <text:p>34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8.3</text:p>
          </table:table-cell>
          <table:table-cell office:value-type="string">
            <text:p>33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8.0</text:p>
          </table:table-cell>
          <table:table-cell office:value-type="string">
            <text:p>33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7.5</text:p>
          </table:table-cell>
          <table:table-cell office:value-type="string">
            <text:p>33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7.2</text:p>
          </table:table-cell>
          <table:table-cell office:value-type="string">
            <text:p>33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7.1</text:p>
          </table:table-cell>
          <table:table-cell office:value-type="string">
            <text:p>32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6.8</text:p>
          </table:table-cell>
          <table:table-cell office:value-type="string">
            <text:p>32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6.6</text:p>
          </table:table-cell>
          <table:table-cell office:value-type="string">
            <text:p>31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6.3</text:p>
          </table:table-cell>
          <table:table-cell office:value-type="string">
            <text:p>31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6.3</text:p>
          </table:table-cell>
          <table:table-cell office:value-type="string">
            <text:p>3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6.0</text:p>
          </table:table-cell>
          <table:table-cell office:value-type="string">
            <text:p>30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6.0</text:p>
          </table:table-cell>
          <table:table-cell office:value-type="string">
            <text:p>3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5.7</text:p>
          </table:table-cell>
          <table:table-cell office:value-type="string">
            <text:p>3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5.7</text:p>
          </table:table-cell>
          <table:table-cell office:value-type="string">
            <text:p>29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5.2</text:p>
          </table:table-cell>
          <table:table-cell office:value-type="string">
            <text:p>29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4.7</text:p>
          </table:table-cell>
          <table:table-cell office:value-type="string">
            <text:p>29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4.3</text:p>
          </table:table-cell>
          <table:table-cell office:value-type="string">
            <text:p>28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4.0</text:p>
          </table:table-cell>
          <table:table-cell office:value-type="string">
            <text:p>28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4.0</text:p>
          </table:table-cell>
          <table:table-cell office:value-type="string">
            <text:p>28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4.4</text:p>
          </table:table-cell>
          <table:table-cell office:value-type="string">
            <text:p>2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5.0</text:p>
          </table:table-cell>
          <table:table-cell office:value-type="string">
            <text:p>2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4.5</text:p>
          </table:table-cell>
          <table:table-cell office:value-type="string">
            <text:p>27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4.3</text:p>
          </table:table-cell>
          <table:table-cell office:value-type="string">
            <text:p>27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4.0</text:p>
          </table:table-cell>
          <table:table-cell office:value-type="string">
            <text:p>27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3.6</text:p>
          </table:table-cell>
          <table:table-cell office:value-type="string">
            <text:p>26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3.2</text:p>
          </table:table-cell>
          <table:table-cell office:value-type="string">
            <text:p>26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2.8</text:p>
          </table:table-cell>
          <table:table-cell office:value-type="string">
            <text:p>26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2.3</text:p>
          </table:table-cell>
          <table:table-cell office:value-type="string">
            <text:p>26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2.1</text:p>
          </table:table-cell>
          <table:table-cell office:value-type="string">
            <text:p>25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2.1</text:p>
          </table:table-cell>
          <table:table-cell office:value-type="string">
            <text:p>25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2.3</text:p>
          </table:table-cell>
          <table:table-cell office:value-type="string">
            <text:p>24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1.7</text:p>
          </table:table-cell>
          <table:table-cell office:value-type="string">
            <text:p>24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1.3</text:p>
          </table:table-cell>
          <table:table-cell office:value-type="string">
            <text:p>24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0.8</text:p>
          </table:table-cell>
          <table:table-cell office:value-type="string">
            <text:p>23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0.3</text:p>
          </table:table-cell>
          <table:table-cell office:value-type="string">
            <text:p>23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0.0</text:p>
          </table:table-cell>
          <table:table-cell office:value-type="string">
            <text:p>22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9.4</text:p>
          </table:table-cell>
          <table:table-cell office:value-type="string">
            <text:p>23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9.7</text:p>
          </table:table-cell>
          <table:table-cell office:value-type="string">
            <text:p>23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0.2</text:p>
          </table:table-cell>
          <table:table-cell office:value-type="string">
            <text:p>24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0.6</text:p>
          </table:table-cell>
          <table:table-cell office:value-type="string">
            <text:p>24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0.8</text:p>
          </table:table-cell>
          <table:table-cell office:value-type="string">
            <text:p>24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0.7</text:p>
          </table:table-cell>
          <table:table-cell office:value-type="string">
            <text:p>24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1.0</text:p>
          </table:table-cell>
          <table:table-cell office:value-type="string">
            <text:p>25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1.0</text:p>
          </table:table-cell>
          <table:table-cell office:value-type="string">
            <text:p>25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1.3</text:p>
          </table:table-cell>
          <table:table-cell office:value-type="string">
            <text:p>26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1.5</text:p>
          </table:table-cell>
          <table:table-cell office:value-type="string">
            <text:p>26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2.0</text:p>
          </table:table-cell>
          <table:table-cell office:value-type="string">
            <text:p>27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2.3</text:p>
          </table:table-cell>
          <table:table-cell office:value-type="string">
            <text:p>27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2.8</text:p>
          </table:table-cell>
          <table:table-cell office:value-type="string">
            <text:p>2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2.9</text:p>
          </table:table-cell>
          <table:table-cell office:value-type="string">
            <text:p>2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3.2</text:p>
          </table:table-cell>
          <table:table-cell office:value-type="string">
            <text:p>28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3.7</text:p>
          </table:table-cell>
          <table:table-cell office:value-type="string">
            <text:p>29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4.0</text:p>
          </table:table-cell>
          <table:table-cell office:value-type="string">
            <text:p>29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4.4</text:p>
          </table:table-cell>
          <table:table-cell office:value-type="string">
            <text:p>2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4.7</text:p>
          </table:table-cell>
          <table:table-cell office:value-type="string">
            <text:p>30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4.6</text:p>
          </table:table-cell>
          <table:table-cell office:value-type="string">
            <text:p>30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4.7</text:p>
          </table:table-cell>
          <table:table-cell office:value-type="string">
            <text:p>3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4.8</text:p>
          </table:table-cell>
          <table:table-cell office:value-type="string">
            <text:p>31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4.7</text:p>
          </table:table-cell>
          <table:table-cell office:value-type="string">
            <text:p>31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4.2</text:p>
          </table:table-cell>
          <table:table-cell office:value-type="string">
            <text:p>3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3.8</text:p>
          </table:table-cell>
          <table:table-cell office:value-type="string">
            <text:p>31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3.5</text:p>
          </table:table-cell>
          <table:table-cell office:value-type="string">
            <text:p>31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3.1</text:p>
          </table:table-cell>
          <table:table-cell office:value-type="string">
            <text:p>31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3.1</text:p>
          </table:table-cell>
          <table:table-cell office:value-type="string">
            <text:p>30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2.8</text:p>
          </table:table-cell>
          <table:table-cell office:value-type="string">
            <text:p>3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2.8</text:p>
          </table:table-cell>
          <table:table-cell office:value-type="string">
            <text:p>29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2.4</text:p>
          </table:table-cell>
          <table:table-cell office:value-type="string">
            <text:p>29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2.2</text:p>
          </table:table-cell>
          <table:table-cell office:value-type="string">
            <text:p>2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1.7</text:p>
          </table:table-cell>
          <table:table-cell office:value-type="string">
            <text:p>28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1.2</text:p>
          </table:table-cell>
          <table:table-cell office:value-type="string">
            <text:p>28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0.6</text:p>
          </table:table-cell>
          <table:table-cell office:value-type="string">
            <text:p>27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0.6</text:p>
          </table:table-cell>
          <table:table-cell office:value-type="string">
            <text:p>27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10.0</text:p>
          </table:table-cell>
          <table:table-cell office:value-type="string">
            <text:p>27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9.7</text:p>
          </table:table-cell>
          <table:table-cell office:value-type="string">
            <text:p>26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9.5</text:p>
          </table:table-cell>
          <table:table-cell office:value-type="string">
            <text:p>26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9.2</text:p>
          </table:table-cell>
          <table:table-cell office:value-type="string">
            <text:p>26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9.4</text:p>
          </table:table-cell>
          <table:table-cell office:value-type="string">
            <text:p>26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9.4</text:p>
          </table:table-cell>
          <table:table-cell office:value-type="string">
            <text:p>2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9.0</text:p>
          </table:table-cell>
          <table:table-cell office:value-type="string">
            <text:p>25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8.3</text:p>
          </table:table-cell>
          <table:table-cell office:value-type="string">
            <text:p>25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8.0</text:p>
          </table:table-cell>
          <table:table-cell office:value-type="string">
            <text:p>24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7.6</text:p>
          </table:table-cell>
          <table:table-cell office:value-type="string">
            <text:p>24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7.2</text:p>
          </table:table-cell>
          <table:table-cell office:value-type="string">
            <text:p>24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6.7</text:p>
          </table:table-cell>
          <table:table-cell office:value-type="string">
            <text:p>23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6.4</text:p>
          </table:table-cell>
          <table:table-cell office:value-type="string">
            <text:p>23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6.0</text:p>
          </table:table-cell>
          <table:table-cell office:value-type="string">
            <text:p>22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5.7</text:p>
          </table:table-cell>
          <table:table-cell office:value-type="string">
            <text:p>22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5.5</text:p>
          </table:table-cell>
          <table:table-cell office:value-type="string">
            <text:p>21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5.2</text:p>
          </table:table-cell>
          <table:table-cell office:value-type="string">
            <text:p>2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5.2</text:p>
          </table:table-cell>
          <table:table-cell office:value-type="string">
            <text:p>21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5.5</text:p>
          </table:table-cell>
          <table:table-cell office:value-type="string">
            <text:p>20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5.3</text:p>
          </table:table-cell>
          <table:table-cell office:value-type="string">
            <text:p>20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5.7</text:p>
          </table:table-cell>
          <table:table-cell office:value-type="string">
            <text:p>2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5.3</text:p>
          </table:table-cell>
          <table:table-cell office:value-type="string">
            <text:p>1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4.9</text:p>
          </table:table-cell>
          <table:table-cell office:value-type="string">
            <text:p>1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4.3</text:p>
          </table:table-cell>
          <table:table-cell office:value-type="string">
            <text:p>19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3.8</text:p>
          </table:table-cell>
          <table:table-cell office:value-type="string">
            <text:p>1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3.5</text:p>
          </table:table-cell>
          <table:table-cell office:value-type="string">
            <text:p>1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2.8</text:p>
          </table:table-cell>
          <table:table-cell office:value-type="string">
            <text:p>18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2.3</text:p>
          </table:table-cell>
          <table:table-cell office:value-type="string">
            <text:p>18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2.0</text:p>
          </table:table-cell>
          <table:table-cell office:value-type="string">
            <text:p>18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1.6</text:p>
          </table:table-cell>
          <table:table-cell office:value-type="string">
            <text:p>17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1.0</text:p>
          </table:table-cell>
          <table:table-cell office:value-type="string">
            <text:p>17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0.5</text:p>
          </table:table-cell>
          <table:table-cell office:value-type="string">
            <text:p>17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100.0</text:p>
          </table:table-cell>
          <table:table-cell office:value-type="string">
            <text:p>16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9.5</text:p>
          </table:table-cell>
          <table:table-cell office:value-type="string">
            <text:p>16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9.0</text:p>
          </table:table-cell>
          <table:table-cell office:value-type="string">
            <text:p>16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8.5</text:p>
          </table:table-cell>
          <table:table-cell office:value-type="string">
            <text:p>16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8.0</text:p>
          </table:table-cell>
          <table:table-cell office:value-type="string">
            <text:p>16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7.4</text:p>
          </table:table-cell>
          <table:table-cell office:value-type="string">
            <text:p>16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6.8</text:p>
          </table:table-cell>
          <table:table-cell office:value-type="string">
            <text:p>15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6.3</text:p>
          </table:table-cell>
          <table:table-cell office:value-type="string">
            <text:p>15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5.7</text:p>
          </table:table-cell>
          <table:table-cell office:value-type="string">
            <text:p>15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5.2</text:p>
          </table:table-cell>
          <table:table-cell office:value-type="string">
            <text:p>16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4.7</text:p>
          </table:table-cell>
          <table:table-cell office:value-type="string">
            <text:p>16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4.2</text:p>
          </table:table-cell>
          <table:table-cell office:value-type="string">
            <text:p>16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3.8</text:p>
          </table:table-cell>
          <table:table-cell office:value-type="string">
            <text:p>15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3.4</text:p>
          </table:table-cell>
          <table:table-cell office:value-type="string">
            <text:p>15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3.2</text:p>
          </table:table-cell>
          <table:table-cell office:value-type="string">
            <text:p>15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2.7</text:p>
          </table:table-cell>
          <table:table-cell office:value-type="string">
            <text:p>15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2.3</text:p>
          </table:table-cell>
          <table:table-cell office:value-type="string">
            <text:p>14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2.2</text:p>
          </table:table-cell>
          <table:table-cell office:value-type="string">
            <text:p>14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2.0</text:p>
          </table:table-cell>
          <table:table-cell office:value-type="string">
            <text:p>14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1.5</text:p>
          </table:table-cell>
          <table:table-cell office:value-type="string">
            <text:p>14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1.0</text:p>
          </table:table-cell>
          <table:table-cell office:value-type="string">
            <text:p>13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0.5</text:p>
          </table:table-cell>
          <table:table-cell office:value-type="string">
            <text:p>13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0.2</text:p>
          </table:table-cell>
          <table:table-cell office:value-type="string">
            <text:p>13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90.0</text:p>
          </table:table-cell>
          <table:table-cell office:value-type="string">
            <text:p>13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9.8</text:p>
          </table:table-cell>
          <table:table-cell office:value-type="string">
            <text:p>13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9.3</text:p>
          </table:table-cell>
          <table:table-cell office:value-type="string">
            <text:p>13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8.8</text:p>
          </table:table-cell>
          <table:table-cell office:value-type="string">
            <text:p>13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8.4</text:p>
          </table:table-cell>
          <table:table-cell office:value-type="string">
            <text:p>13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7.8</text:p>
          </table:table-cell>
          <table:table-cell office:value-type="string">
            <text:p>13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7.7</text:p>
          </table:table-cell>
          <table:table-cell office:value-type="string">
            <text:p>13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7.3</text:p>
          </table:table-cell>
          <table:table-cell office:value-type="string">
            <text:p>13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7.7</text:p>
          </table:table-cell>
          <table:table-cell office:value-type="string">
            <text:p>13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7.3</text:p>
          </table:table-cell>
          <table:table-cell office:value-type="string">
            <text:p>12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7.0</text:p>
          </table:table-cell>
          <table:table-cell office:value-type="string">
            <text:p>12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6.6</text:p>
          </table:table-cell>
          <table:table-cell office:value-type="string">
            <text:p>11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6.2</text:p>
          </table:table-cell>
          <table:table-cell office:value-type="string">
            <text:p>11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5.8</text:p>
          </table:table-cell>
          <table:table-cell office:value-type="string">
            <text:p>11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5.8</text:p>
          </table:table-cell>
          <table:table-cell office:value-type="string">
            <text:p>10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5.8</text:p>
          </table:table-cell>
          <table:table-cell office:value-type="string">
            <text:p>10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5.7</text:p>
          </table:table-cell>
          <table:table-cell office:value-type="string">
            <text:p>9.9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5.3</text:p>
          </table:table-cell>
          <table:table-cell office:value-type="string">
            <text:p>9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5.2</text:p>
          </table:table-cell>
          <table:table-cell office:value-type="string">
            <text:p>9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4.8</text:p>
          </table:table-cell>
          <table:table-cell office:value-type="string">
            <text:p>1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4.6</text:p>
          </table:table-cell>
          <table:table-cell office:value-type="string">
            <text:p>9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4.0</text:p>
          </table:table-cell>
          <table:table-cell office:value-type="string">
            <text:p>9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3.7</text:p>
          </table:table-cell>
          <table:table-cell office:value-type="string">
            <text:p>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3.7</text:p>
          </table:table-cell>
          <table:table-cell office:value-type="string">
            <text:p>8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3.3</text:p>
          </table:table-cell>
          <table:table-cell office:value-type="string">
            <text:p>8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3.0</text:p>
          </table:table-cell>
          <table:table-cell office:value-type="string">
            <text:p>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2.7</text:p>
          </table:table-cell>
          <table:table-cell office:value-type="string">
            <text:p>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2.2</text:p>
          </table:table-cell>
          <table:table-cell office:value-type="string">
            <text:p>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1.8</text:p>
          </table:table-cell>
          <table:table-cell office:value-type="string">
            <text:p>8.1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1.5</text:p>
          </table:table-cell>
          <table:table-cell office:value-type="string">
            <text:p>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1.0</text:p>
          </table:table-cell>
          <table:table-cell office:value-type="string">
            <text:p>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9</text:p>
          </table:table-cell>
          <table:table-cell office:value-type="string">
            <text:p>7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5</text:p>
          </table:table-cell>
          <table:table-cell office:value-type="string">
            <text:p>7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0</text:p>
          </table:table-cell>
          <table:table-cell office:value-type="string">
            <text:p>7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4</text:p>
          </table:table-cell>
          <table:table-cell office:value-type="string">
            <text:p>7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5</text:p>
          </table:table-cell>
          <table:table-cell office:value-type="string">
            <text:p>8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1</text:p>
          </table:table-cell>
          <table:table-cell office:value-type="string">
            <text:p>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9.7</text:p>
          </table:table-cell>
          <table:table-cell office:value-type="string">
            <text:p>8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9.5</text:p>
          </table:table-cell>
          <table:table-cell office:value-type="string">
            <text:p>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9.2</text:p>
          </table:table-cell>
          <table:table-cell office:value-type="string">
            <text:p>9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7</text:p>
          </table:table-cell>
          <table:table-cell office:value-type="string">
            <text:p>8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5</text:p>
          </table:table-cell>
          <table:table-cell office:value-type="string">
            <text:p>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2</text:p>
          </table:table-cell>
          <table:table-cell office:value-type="string">
            <text:p>8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4</text:p>
          </table:table-cell>
          <table:table-cell office:value-type="string">
            <text:p>8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2</text:p>
          </table:table-cell>
          <table:table-cell office:value-type="string">
            <text:p>7.4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8</text:p>
          </table:table-cell>
          <table:table-cell office:value-type="string">
            <text:p>7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4</text:p>
          </table:table-cell>
          <table:table-cell office:value-type="string">
            <text:p>6.6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5</text:p>
          </table:table-cell>
          <table:table-cell office:value-type="string">
            <text:p>6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4</text:p>
          </table:table-cell>
          <table:table-cell office:value-type="string">
            <text:p>5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4</text:p>
          </table:table-cell>
          <table:table-cell office:value-type="string">
            <text:p>5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3</text:p>
          </table:table-cell>
          <table:table-cell office:value-type="string">
            <text:p>4.5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5</text:p>
          </table:table-cell>
          <table:table-cell office:value-type="string">
            <text:p>4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2</text:p>
          </table:table-cell>
          <table:table-cell office:value-type="string">
            <text:p>3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5</text:p>
          </table:table-cell>
          <table:table-cell office:value-type="string">
            <text:p>3.3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7.8</text:p>
          </table:table-cell>
          <table:table-cell office:value-type="string">
            <text:p>2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3</text:p>
          </table:table-cell>
          <table:table-cell office:value-type="string">
            <text:p>2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7</text:p>
          </table:table-cell>
          <table:table-cell office:value-type="string">
            <text:p>2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6</text:p>
          </table:table-cell>
          <table:table-cell office:value-type="string">
            <text:p>1.8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9.0</text:p>
          </table:table-cell>
          <table:table-cell office:value-type="string">
            <text:p>1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8.8</text:p>
          </table:table-cell>
          <table:table-cell office:value-type="string">
            <text:p>1.2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79.3</text:p>
          </table:table-cell>
          <table:table-cell office:value-type="string">
            <text:p>1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0</text:p>
          </table:table-cell>
          <table:table-cell office:value-type="string">
            <text:p>0.7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-80.1</text:p>
          </table:table-cell>
          <table:table-cell office:value-type="string">
            <text:p>0.0</text:p>
          </table:table-cell>
          <table:table-cell office:value-type="string">
            <text:p>CO</text:p>
          </table:table-cell>
          <table:table-cell office:value-type="string">
            <text:p>CO-03(NA-SA)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88.0</text:p>
          </table:table-cell>
          <table:table-cell office:value-type="string">
            <text:p>44.6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7.3</text:p>
          </table:table-cell>
          <table:table-cell office:value-type="string">
            <text:p>44.9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7.5</text:p>
          </table:table-cell>
          <table:table-cell office:value-type="string">
            <text:p>44.5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7.6</text:p>
          </table:table-cell>
          <table:table-cell office:value-type="string">
            <text:p>44.2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7.7</text:p>
          </table:table-cell>
          <table:table-cell office:value-type="string">
            <text:p>43.6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7.9</text:p>
          </table:table-cell>
          <table:table-cell office:value-type="string">
            <text:p>43.2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7.8</text:p>
          </table:table-cell>
          <table:table-cell office:value-type="string">
            <text:p>42.8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7.8</text:p>
          </table:table-cell>
          <table:table-cell office:value-type="string">
            <text:p>42.2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7.5</text:p>
          </table:table-cell>
          <table:table-cell office:value-type="string">
            <text:p>41.7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7.1</text:p>
          </table:table-cell>
          <table:table-cell office:value-type="string">
            <text:p>41.7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6.7</text:p>
          </table:table-cell>
          <table:table-cell office:value-type="string">
            <text:p>41.8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6.4</text:p>
          </table:table-cell>
          <table:table-cell office:value-type="string">
            <text:p>42.2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6.2</text:p>
          </table:table-cell>
          <table:table-cell office:value-type="string">
            <text:p>42.8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6.3</text:p>
          </table:table-cell>
          <table:table-cell office:value-type="string">
            <text:p>43.3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6.5</text:p>
          </table:table-cell>
          <table:table-cell office:value-type="string">
            <text:p>43.7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6.5</text:p>
          </table:table-cell>
          <table:table-cell office:value-type="string">
            <text:p>44.1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6.2</text:p>
          </table:table-cell>
          <table:table-cell office:value-type="string">
            <text:p>44.5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6.1</text:p>
          </table:table-cell>
          <table:table-cell office:value-type="string">
            <text:p>44.9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5.3</text:p>
          </table:table-cell>
          <table:table-cell office:value-type="string">
            <text:p>45.2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5.0</text:p>
          </table:table-cell>
          <table:table-cell office:value-type="string">
            <text:p>45.7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4.5</text:p>
          </table:table-cell>
          <table:table-cell office:value-type="string">
            <text:p>45.7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4.1</text:p>
          </table:table-cell>
          <table:table-cell office:value-type="string">
            <text:p>45.5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3.6</text:p>
          </table:table-cell>
          <table:table-cell office:value-type="string">
            <text:p>45.3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3.3</text:p>
          </table:table-cell>
          <table:table-cell office:value-type="string">
            <text:p>45.0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3.3</text:p>
          </table:table-cell>
          <table:table-cell office:value-type="string">
            <text:p>44.4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3.8</text:p>
          </table:table-cell>
          <table:table-cell office:value-type="string">
            <text:p>43.9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3.8</text:p>
          </table:table-cell>
          <table:table-cell office:value-type="string">
            <text:p>43.6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3.4</text:p>
          </table:table-cell>
          <table:table-cell office:value-type="string">
            <text:p>43.9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2.9</text:p>
          </table:table-cell>
          <table:table-cell office:value-type="string">
            <text:p>44.1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2.7</text:p>
          </table:table-cell>
          <table:table-cell office:value-type="string">
            <text:p>43.6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2.4</text:p>
          </table:table-cell>
          <table:table-cell office:value-type="string">
            <text:p>43.1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1.8</text:p>
          </table:table-cell>
          <table:table-cell office:value-type="string">
            <text:p>43.3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1.8</text:p>
          </table:table-cell>
          <table:table-cell office:value-type="string">
            <text:p>43.9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1.5</text:p>
          </table:table-cell>
          <table:table-cell office:value-type="string">
            <text:p>44.4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1.3</text:p>
          </table:table-cell>
          <table:table-cell office:value-type="string">
            <text:p>44.8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1.5</text:p>
          </table:table-cell>
          <table:table-cell office:value-type="string">
            <text:p>45.2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0.9</text:p>
          </table:table-cell>
          <table:table-cell office:value-type="string">
            <text:p>44.8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0.1</text:p>
          </table:table-cell>
          <table:table-cell office:value-type="string">
            <text:p>44.5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79.7</text:p>
          </table:table-cell>
          <table:table-cell office:value-type="string">
            <text:p>44.8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0.3</text:p>
          </table:table-cell>
          <table:table-cell office:value-type="string">
            <text:p>45.4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0.8</text:p>
          </table:table-cell>
          <table:table-cell office:value-type="string">
            <text:p>45.9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1.7</text:p>
          </table:table-cell>
          <table:table-cell office:value-type="string">
            <text:p>46.1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2.3</text:p>
          </table:table-cell>
          <table:table-cell office:value-type="string">
            <text:p>46.2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3.0</text:p>
          </table:table-cell>
          <table:table-cell office:value-type="string">
            <text:p>46.2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3.7</text:p>
          </table:table-cell>
          <table:table-cell office:value-type="string">
            <text:p>46.3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4.2</text:p>
          </table:table-cell>
          <table:table-cell office:value-type="string">
            <text:p>46.3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4.0</text:p>
          </table:table-cell>
          <table:table-cell office:value-type="string">
            <text:p>45.9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4.8</text:p>
          </table:table-cell>
          <table:table-cell office:value-type="string">
            <text:p>45.9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5.2</text:p>
          </table:table-cell>
          <table:table-cell office:value-type="string">
            <text:p>46.0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5.8</text:p>
          </table:table-cell>
          <table:table-cell office:value-type="string">
            <text:p>45.9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6.8</text:p>
          </table:table-cell>
          <table:table-cell office:value-type="string">
            <text:p>45.8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7.0</text:p>
          </table:table-cell>
          <table:table-cell office:value-type="string">
            <text:p>45.8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7.3</text:p>
          </table:table-cell>
          <table:table-cell office:value-type="string">
            <text:p>45.4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7.7</text:p>
          </table:table-cell>
          <table:table-cell office:value-type="string">
            <text:p>45.0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-88.0</text:p>
          </table:table-cell>
          <table:table-cell office:value-type="string">
            <text:p>44.6</text:p>
          </table:table-cell>
          <table:table-cell office:value-type="string">
            <text:p>CO</text:p>
          </table:table-cell>
          <table:table-cell office:value-type="string">
            <text:p>CO-04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83.1</text:p>
          </table:table-cell>
          <table:table-cell office:value-type="string">
            <text:p>45.8</text:p>
          </table:table-cell>
          <table:table-cell office:value-type="string">
            <text:p>CO</text:p>
          </table:table-cell>
          <table:table-cell office:value-type="string">
            <text:p>CO-05</text:p>
          </table:table-cell>
        </table:table-row>
        <table:table-row table:style-name="ro1">
          <table:table-cell office:value-type="string">
            <text:p>-82.4</text:p>
          </table:table-cell>
          <table:table-cell office:value-type="string">
            <text:p>45.7</text:p>
          </table:table-cell>
          <table:table-cell office:value-type="string">
            <text:p>CO</text:p>
          </table:table-cell>
          <table:table-cell office:value-type="string">
            <text:p>CO-05</text:p>
          </table:table-cell>
        </table:table-row>
        <table:table-row table:style-name="ro1">
          <table:table-cell office:value-type="string">
            <text:p>-81.9</text:p>
          </table:table-cell>
          <table:table-cell office:value-type="string">
            <text:p>45.5</text:p>
          </table:table-cell>
          <table:table-cell office:value-type="string">
            <text:p>CO</text:p>
          </table:table-cell>
          <table:table-cell office:value-type="string">
            <text:p>CO-05</text:p>
          </table:table-cell>
        </table:table-row>
        <table:table-row table:style-name="ro1">
          <table:table-cell office:value-type="string">
            <text:p>-81.8</text:p>
          </table:table-cell>
          <table:table-cell office:value-type="string">
            <text:p>45.9</text:p>
          </table:table-cell>
          <table:table-cell office:value-type="string">
            <text:p>CO</text:p>
          </table:table-cell>
          <table:table-cell office:value-type="string">
            <text:p>CO-05</text:p>
          </table:table-cell>
        </table:table-row>
        <table:table-row table:style-name="ro1">
          <table:table-cell office:value-type="string">
            <text:p>-82.3</text:p>
          </table:table-cell>
          <table:table-cell office:value-type="string">
            <text:p>45.8</text:p>
          </table:table-cell>
          <table:table-cell office:value-type="string">
            <text:p>CO</text:p>
          </table:table-cell>
          <table:table-cell office:value-type="string">
            <text:p>CO-05</text:p>
          </table:table-cell>
        </table:table-row>
        <table:table-row table:style-name="ro1">
          <table:table-cell office:value-type="string">
            <text:p>-83.1</text:p>
          </table:table-cell>
          <table:table-cell office:value-type="string">
            <text:p>45.8</text:p>
          </table:table-cell>
          <table:table-cell office:value-type="string">
            <text:p>CO</text:p>
          </table:table-cell>
          <table:table-cell office:value-type="string">
            <text:p>CO-05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83.5</text:p>
          </table:table-cell>
          <table:table-cell office:value-type="string">
            <text:p>41.8</text:p>
          </table:table-cell>
          <table:table-cell office:value-type="string">
            <text:p>CO</text:p>
          </table:table-cell>
          <table:table-cell office:value-type="string">
            <text:p>CO-06</text:p>
          </table:table-cell>
        </table:table-row>
        <table:table-row table:style-name="ro1">
          <table:table-cell office:value-type="string">
            <text:p>-82.8</text:p>
          </table:table-cell>
          <table:table-cell office:value-type="string">
            <text:p>41.5</text:p>
          </table:table-cell>
          <table:table-cell office:value-type="string">
            <text:p>CO</text:p>
          </table:table-cell>
          <table:table-cell office:value-type="string">
            <text:p>CO-06</text:p>
          </table:table-cell>
        </table:table-row>
        <table:table-row table:style-name="ro1">
          <table:table-cell office:value-type="string">
            <text:p>-82.2</text:p>
          </table:table-cell>
          <table:table-cell office:value-type="string">
            <text:p>41.5</text:p>
          </table:table-cell>
          <table:table-cell office:value-type="string">
            <text:p>CO</text:p>
          </table:table-cell>
          <table:table-cell office:value-type="string">
            <text:p>CO-06</text:p>
          </table:table-cell>
        </table:table-row>
        <table:table-row table:style-name="ro1">
          <table:table-cell office:value-type="string">
            <text:p>-81.7</text:p>
          </table:table-cell>
          <table:table-cell office:value-type="string">
            <text:p>41.6</text:p>
          </table:table-cell>
          <table:table-cell office:value-type="string">
            <text:p>CO</text:p>
          </table:table-cell>
          <table:table-cell office:value-type="string">
            <text:p>CO-06</text:p>
          </table:table-cell>
        </table:table-row>
        <table:table-row table:style-name="ro1">
          <table:table-cell office:value-type="string">
            <text:p>-81.1</text:p>
          </table:table-cell>
          <table:table-cell office:value-type="string">
            <text:p>41.8</text:p>
          </table:table-cell>
          <table:table-cell office:value-type="string">
            <text:p>CO</text:p>
          </table:table-cell>
          <table:table-cell office:value-type="string">
            <text:p>CO-06</text:p>
          </table:table-cell>
        </table:table-row>
        <table:table-row table:style-name="ro1">
          <table:table-cell office:value-type="string">
            <text:p>-80.5</text:p>
          </table:table-cell>
          <table:table-cell office:value-type="string">
            <text:p>42.0</text:p>
          </table:table-cell>
          <table:table-cell office:value-type="string">
            <text:p>CO</text:p>
          </table:table-cell>
          <table:table-cell office:value-type="string">
            <text:p>CO-06</text:p>
          </table:table-cell>
        </table:table-row>
        <table:table-row table:style-name="ro1">
          <table:table-cell office:value-type="string">
            <text:p>-79.8</text:p>
          </table:table-cell>
          <table:table-cell office:value-type="string">
            <text:p>42.3</text:p>
          </table:table-cell>
          <table:table-cell office:value-type="string">
            <text:p>CO</text:p>
          </table:table-cell>
          <table:table-cell office:value-type="string">
            <text:p>CO-06</text:p>
          </table:table-cell>
        </table:table-row>
        <table:table-row table:style-name="ro1">
          <table:table-cell office:value-type="string">
            <text:p>-79.3</text:p>
          </table:table-cell>
          <table:table-cell office:value-type="string">
            <text:p>42.5</text:p>
          </table:table-cell>
          <table:table-cell office:value-type="string">
            <text:p>CO</text:p>
          </table:table-cell>
          <table:table-cell office:value-type="string">
            <text:p>CO-06</text:p>
          </table:table-cell>
        </table:table-row>
        <table:table-row table:style-name="ro1">
          <table:table-cell office:value-type="string">
            <text:p>-78.8</text:p>
          </table:table-cell>
          <table:table-cell office:value-type="string">
            <text:p>42.8</text:p>
          </table:table-cell>
          <table:table-cell office:value-type="string">
            <text:p>CO</text:p>
          </table:table-cell>
          <table:table-cell office:value-type="string">
            <text:p>CO-06</text:p>
          </table:table-cell>
        </table:table-row>
        <table:table-row table:style-name="ro1">
          <table:table-cell office:value-type="string">
            <text:p>-79.5</text:p>
          </table:table-cell>
          <table:table-cell office:value-type="string">
            <text:p>42.8</text:p>
          </table:table-cell>
          <table:table-cell office:value-type="string">
            <text:p>CO</text:p>
          </table:table-cell>
          <table:table-cell office:value-type="string">
            <text:p>CO-06</text:p>
          </table:table-cell>
        </table:table-row>
        <table:table-row table:style-name="ro1">
          <table:table-cell office:value-type="string">
            <text:p>-80.2</text:p>
          </table:table-cell>
          <table:table-cell office:value-type="string">
            <text:p>42.8</text:p>
          </table:table-cell>
          <table:table-cell office:value-type="string">
            <text:p>CO</text:p>
          </table:table-cell>
          <table:table-cell office:value-type="string">
            <text:p>CO-06</text:p>
          </table:table-cell>
        </table:table-row>
        <table:table-row table:style-name="ro1">
          <table:table-cell office:value-type="string">
            <text:p>-80.5</text:p>
          </table:table-cell>
          <table:table-cell office:value-type="string">
            <text:p>42.6</text:p>
          </table:table-cell>
          <table:table-cell office:value-type="string">
            <text:p>CO</text:p>
          </table:table-cell>
          <table:table-cell office:value-type="string">
            <text:p>CO-06</text:p>
          </table:table-cell>
        </table:table-row>
        <table:table-row table:style-name="ro1">
          <table:table-cell office:value-type="string">
            <text:p>-80.9</text:p>
          </table:table-cell>
          <table:table-cell office:value-type="string">
            <text:p>42.7</text:p>
          </table:table-cell>
          <table:table-cell office:value-type="string">
            <text:p>CO</text:p>
          </table:table-cell>
          <table:table-cell office:value-type="string">
            <text:p>CO-06</text:p>
          </table:table-cell>
        </table:table-row>
        <table:table-row table:style-name="ro1">
          <table:table-cell office:value-type="string">
            <text:p>-81.5</text:p>
          </table:table-cell>
          <table:table-cell office:value-type="string">
            <text:p>42.6</text:p>
          </table:table-cell>
          <table:table-cell office:value-type="string">
            <text:p>CO</text:p>
          </table:table-cell>
          <table:table-cell office:value-type="string">
            <text:p>CO-06</text:p>
          </table:table-cell>
        </table:table-row>
        <table:table-row table:style-name="ro1">
          <table:table-cell office:value-type="string">
            <text:p>-81.8</text:p>
          </table:table-cell>
          <table:table-cell office:value-type="string">
            <text:p>42.3</text:p>
          </table:table-cell>
          <table:table-cell office:value-type="string">
            <text:p>CO</text:p>
          </table:table-cell>
          <table:table-cell office:value-type="string">
            <text:p>CO-06</text:p>
          </table:table-cell>
        </table:table-row>
        <table:table-row table:style-name="ro1">
          <table:table-cell office:value-type="string">
            <text:p>-82.5</text:p>
          </table:table-cell>
          <table:table-cell office:value-type="string">
            <text:p>42.0</text:p>
          </table:table-cell>
          <table:table-cell office:value-type="string">
            <text:p>CO</text:p>
          </table:table-cell>
          <table:table-cell office:value-type="string">
            <text:p>CO-06</text:p>
          </table:table-cell>
        </table:table-row>
        <table:table-row table:style-name="ro1">
          <table:table-cell office:value-type="string">
            <text:p>-83.1</text:p>
          </table:table-cell>
          <table:table-cell office:value-type="string">
            <text:p>42.0</text:p>
          </table:table-cell>
          <table:table-cell office:value-type="string">
            <text:p>CO</text:p>
          </table:table-cell>
          <table:table-cell office:value-type="string">
            <text:p>CO-06</text:p>
          </table:table-cell>
        </table:table-row>
        <table:table-row table:style-name="ro1">
          <table:table-cell office:value-type="string">
            <text:p>-83.5</text:p>
          </table:table-cell>
          <table:table-cell office:value-type="string">
            <text:p>41.8</text:p>
          </table:table-cell>
          <table:table-cell office:value-type="string">
            <text:p>CO</text:p>
          </table:table-cell>
          <table:table-cell office:value-type="string">
            <text:p>CO-06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79.7</text:p>
          </table:table-cell>
          <table:table-cell office:value-type="string">
            <text:p>43.3</text:p>
          </table:table-cell>
          <table:table-cell office:value-type="string">
            <text:p>CO</text:p>
          </table:table-cell>
          <table:table-cell office:value-type="string">
            <text:p>CO-07</text:p>
          </table:table-cell>
        </table:table-row>
        <table:table-row table:style-name="ro1">
          <table:table-cell office:value-type="string">
            <text:p>-79.3</text:p>
          </table:table-cell>
          <table:table-cell office:value-type="string">
            <text:p>43.2</text:p>
          </table:table-cell>
          <table:table-cell office:value-type="string">
            <text:p>CO</text:p>
          </table:table-cell>
          <table:table-cell office:value-type="string">
            <text:p>CO-07</text:p>
          </table:table-cell>
        </table:table-row>
        <table:table-row table:style-name="ro1">
          <table:table-cell office:value-type="string">
            <text:p>-78.6</text:p>
          </table:table-cell>
          <table:table-cell office:value-type="string">
            <text:p>43.3</text:p>
          </table:table-cell>
          <table:table-cell office:value-type="string">
            <text:p>CO</text:p>
          </table:table-cell>
          <table:table-cell office:value-type="string">
            <text:p>CO-07</text:p>
          </table:table-cell>
        </table:table-row>
        <table:table-row table:style-name="ro1">
          <table:table-cell office:value-type="string">
            <text:p>-78.0</text:p>
          </table:table-cell>
          <table:table-cell office:value-type="string">
            <text:p>43.3</text:p>
          </table:table-cell>
          <table:table-cell office:value-type="string">
            <text:p>CO</text:p>
          </table:table-cell>
          <table:table-cell office:value-type="string">
            <text:p>CO-07</text:p>
          </table:table-cell>
        </table:table-row>
        <table:table-row table:style-name="ro1">
          <table:table-cell office:value-type="string">
            <text:p>-77.4</text:p>
          </table:table-cell>
          <table:table-cell office:value-type="string">
            <text:p>43.3</text:p>
          </table:table-cell>
          <table:table-cell office:value-type="string">
            <text:p>CO</text:p>
          </table:table-cell>
          <table:table-cell office:value-type="string">
            <text:p>CO-07</text:p>
          </table:table-cell>
        </table:table-row>
        <table:table-row table:style-name="ro1">
          <table:table-cell office:value-type="string">
            <text:p>-76.8</text:p>
          </table:table-cell>
          <table:table-cell office:value-type="string">
            <text:p>43.3</text:p>
          </table:table-cell>
          <table:table-cell office:value-type="string">
            <text:p>CO</text:p>
          </table:table-cell>
          <table:table-cell office:value-type="string">
            <text:p>CO-07</text:p>
          </table:table-cell>
        </table:table-row>
        <table:table-row table:style-name="ro1">
          <table:table-cell office:value-type="string">
            <text:p>-76.2</text:p>
          </table:table-cell>
          <table:table-cell office:value-type="string">
            <text:p>43.5</text:p>
          </table:table-cell>
          <table:table-cell office:value-type="string">
            <text:p>CO</text:p>
          </table:table-cell>
          <table:table-cell office:value-type="string">
            <text:p>CO-07</text:p>
          </table:table-cell>
        </table:table-row>
        <table:table-row table:style-name="ro1">
          <table:table-cell office:value-type="string">
            <text:p>-76.2</text:p>
          </table:table-cell>
          <table:table-cell office:value-type="string">
            <text:p>44.0</text:p>
          </table:table-cell>
          <table:table-cell office:value-type="string">
            <text:p>CO</text:p>
          </table:table-cell>
          <table:table-cell office:value-type="string">
            <text:p>CO-07</text:p>
          </table:table-cell>
        </table:table-row>
        <table:table-row table:style-name="ro1">
          <table:table-cell office:value-type="string">
            <text:p>-76.1</text:p>
          </table:table-cell>
          <table:table-cell office:value-type="string">
            <text:p>44.3</text:p>
          </table:table-cell>
          <table:table-cell office:value-type="string">
            <text:p>CO</text:p>
          </table:table-cell>
          <table:table-cell office:value-type="string">
            <text:p>CO-07</text:p>
          </table:table-cell>
        </table:table-row>
        <table:table-row table:style-name="ro1">
          <table:table-cell office:value-type="string">
            <text:p>-76.7</text:p>
          </table:table-cell>
          <table:table-cell office:value-type="string">
            <text:p>44.2</text:p>
          </table:table-cell>
          <table:table-cell office:value-type="string">
            <text:p>CO</text:p>
          </table:table-cell>
          <table:table-cell office:value-type="string">
            <text:p>CO-07</text:p>
          </table:table-cell>
        </table:table-row>
        <table:table-row table:style-name="ro1">
          <table:table-cell office:value-type="string">
            <text:p>-77.0</text:p>
          </table:table-cell>
          <table:table-cell office:value-type="string">
            <text:p>43.9</text:p>
          </table:table-cell>
          <table:table-cell office:value-type="string">
            <text:p>CO</text:p>
          </table:table-cell>
          <table:table-cell office:value-type="string">
            <text:p>CO-07</text:p>
          </table:table-cell>
        </table:table-row>
        <table:table-row table:style-name="ro1">
          <table:table-cell office:value-type="string">
            <text:p>-77.7</text:p>
          </table:table-cell>
          <table:table-cell office:value-type="string">
            <text:p>44.0</text:p>
          </table:table-cell>
          <table:table-cell office:value-type="string">
            <text:p>CO</text:p>
          </table:table-cell>
          <table:table-cell office:value-type="string">
            <text:p>CO-07</text:p>
          </table:table-cell>
        </table:table-row>
        <table:table-row table:style-name="ro1">
          <table:table-cell office:value-type="string">
            <text:p>-78.2</text:p>
          </table:table-cell>
          <table:table-cell office:value-type="string">
            <text:p>43.9</text:p>
          </table:table-cell>
          <table:table-cell office:value-type="string">
            <text:p>CO</text:p>
          </table:table-cell>
          <table:table-cell office:value-type="string">
            <text:p>CO-07</text:p>
          </table:table-cell>
        </table:table-row>
        <table:table-row table:style-name="ro1">
          <table:table-cell office:value-type="string">
            <text:p>-78.8</text:p>
          </table:table-cell>
          <table:table-cell office:value-type="string">
            <text:p>43.8</text:p>
          </table:table-cell>
          <table:table-cell office:value-type="string">
            <text:p>CO</text:p>
          </table:table-cell>
          <table:table-cell office:value-type="string">
            <text:p>CO-07</text:p>
          </table:table-cell>
        </table:table-row>
        <table:table-row table:style-name="ro1">
          <table:table-cell office:value-type="string">
            <text:p>-79.4</text:p>
          </table:table-cell>
          <table:table-cell office:value-type="string">
            <text:p>43.7</text:p>
          </table:table-cell>
          <table:table-cell office:value-type="string">
            <text:p>CO</text:p>
          </table:table-cell>
          <table:table-cell office:value-type="string">
            <text:p>CO-07</text:p>
          </table:table-cell>
        </table:table-row>
        <table:table-row table:style-name="ro1">
          <table:table-cell office:value-type="string">
            <text:p>-79.7</text:p>
          </table:table-cell>
          <table:table-cell office:value-type="string">
            <text:p>43.3</text:p>
          </table:table-cell>
          <table:table-cell office:value-type="string">
            <text:p>CO</text:p>
          </table:table-cell>
          <table:table-cell office:value-type="string">
            <text:p>CO-07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68.8</text:p>
          </table:table-cell>
          <table:table-cell office:value-type="string">
            <text:p>-52.6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69.2</text:p>
          </table:table-cell>
          <table:table-cell office:value-type="string">
            <text:p>-52.7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69.5</text:p>
          </table:table-cell>
          <table:table-cell office:value-type="string">
            <text:p>-52.6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69.7</text:p>
          </table:table-cell>
          <table:table-cell office:value-type="string">
            <text:p>-52.8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0.3</text:p>
          </table:table-cell>
          <table:table-cell office:value-type="string">
            <text:p>-52.8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0.4</text:p>
          </table:table-cell>
          <table:table-cell office:value-type="string">
            <text:p>-53.3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0.2</text:p>
          </table:table-cell>
          <table:table-cell office:value-type="string">
            <text:p>-53.5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69.4</text:p>
          </table:table-cell>
          <table:table-cell office:value-type="string">
            <text:p>-53.3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69.3</text:p>
          </table:table-cell>
          <table:table-cell office:value-type="string">
            <text:p>-53.5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0.1</text:p>
          </table:table-cell>
          <table:table-cell office:value-type="string">
            <text:p>-53.8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0.0</text:p>
          </table:table-cell>
          <table:table-cell office:value-type="string">
            <text:p>-54.3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0.3</text:p>
          </table:table-cell>
          <table:table-cell office:value-type="string">
            <text:p>-54.2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0.5</text:p>
          </table:table-cell>
          <table:table-cell office:value-type="string">
            <text:p>-53.7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1.0</text:p>
          </table:table-cell>
          <table:table-cell office:value-type="string">
            <text:p>-54.2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1.3</text:p>
          </table:table-cell>
          <table:table-cell office:value-type="string">
            <text:p>-54.0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2.1</text:p>
          </table:table-cell>
          <table:table-cell office:value-type="string">
            <text:p>-53.8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2.5</text:p>
          </table:table-cell>
          <table:table-cell office:value-type="string">
            <text:p>-53.6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3.3</text:p>
          </table:table-cell>
          <table:table-cell office:value-type="string">
            <text:p>-53.2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4.0</text:p>
          </table:table-cell>
          <table:table-cell office:value-type="string">
            <text:p>-53.0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4.7</text:p>
          </table:table-cell>
          <table:table-cell office:value-type="string">
            <text:p>-52.8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4.5</text:p>
          </table:table-cell>
          <table:table-cell office:value-type="string">
            <text:p>-53.0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4.0</text:p>
          </table:table-cell>
          <table:table-cell office:value-type="string">
            <text:p>-53.2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3.5</text:p>
          </table:table-cell>
          <table:table-cell office:value-type="string">
            <text:p>-53.3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3.8</text:p>
          </table:table-cell>
          <table:table-cell office:value-type="string">
            <text:p>-53.6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3.3</text:p>
          </table:table-cell>
          <table:table-cell office:value-type="string">
            <text:p>-53.8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3.3</text:p>
          </table:table-cell>
          <table:table-cell office:value-type="string">
            <text:p>-54.1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2.7</text:p>
          </table:table-cell>
          <table:table-cell office:value-type="string">
            <text:p>-54.1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2.5</text:p>
          </table:table-cell>
          <table:table-cell office:value-type="string">
            <text:p>-54.4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2.0</text:p>
          </table:table-cell>
          <table:table-cell office:value-type="string">
            <text:p>-54.4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2.0</text:p>
          </table:table-cell>
          <table:table-cell office:value-type="string">
            <text:p>-54.7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1.2</text:p>
          </table:table-cell>
          <table:table-cell office:value-type="string">
            <text:p>-55.0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0.5</text:p>
          </table:table-cell>
          <table:table-cell office:value-type="string">
            <text:p>-55.2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70.0</text:p>
          </table:table-cell>
          <table:table-cell office:value-type="string">
            <text:p>-55.0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69.8</text:p>
          </table:table-cell>
          <table:table-cell office:value-type="string">
            <text:p>-55.3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69.3</text:p>
          </table:table-cell>
          <table:table-cell office:value-type="string">
            <text:p>-55.5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68.7</text:p>
          </table:table-cell>
          <table:table-cell office:value-type="string">
            <text:p>-55.4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68.0</text:p>
          </table:table-cell>
          <table:table-cell office:value-type="string">
            <text:p>-55.7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68.2</text:p>
          </table:table-cell>
          <table:table-cell office:value-type="string">
            <text:p>-55.3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67.3</text:p>
          </table:table-cell>
          <table:table-cell office:value-type="string">
            <text:p>-55.3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66.5</text:p>
          </table:table-cell>
          <table:table-cell office:value-type="string">
            <text:p>-55.0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65.7</text:p>
          </table:table-cell>
          <table:table-cell office:value-type="string">
            <text:p>-55.0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65.3</text:p>
          </table:table-cell>
          <table:table-cell office:value-type="string">
            <text:p>-54.9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65.2</text:p>
          </table:table-cell>
          <table:table-cell office:value-type="string">
            <text:p>-54.7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65.8</text:p>
          </table:table-cell>
          <table:table-cell office:value-type="string">
            <text:p>-54.7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66.3</text:p>
          </table:table-cell>
          <table:table-cell office:value-type="string">
            <text:p>-54.5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66.7</text:p>
          </table:table-cell>
          <table:table-cell office:value-type="string">
            <text:p>-54.3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67.4</text:p>
          </table:table-cell>
          <table:table-cell office:value-type="string">
            <text:p>-54.0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68.0</text:p>
          </table:table-cell>
          <table:table-cell office:value-type="string">
            <text:p>-53.7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68.2</text:p>
          </table:table-cell>
          <table:table-cell office:value-type="string">
            <text:p>-53.3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68.2</text:p>
          </table:table-cell>
          <table:table-cell office:value-type="string">
            <text:p>-53.0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-68.8</text:p>
          </table:table-cell>
          <table:table-cell office:value-type="string">
            <text:p>-52.6</text:p>
          </table:table-cell>
          <table:table-cell office:value-type="string">
            <text:p>CO</text:p>
          </table:table-cell>
          <table:table-cell office:value-type="string">
            <text:p>CO-08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78.3</text:p>
          </table:table-cell>
          <table:table-cell office:value-type="string">
            <text:p>18.2</text:p>
          </table:table-cell>
          <table:table-cell office:value-type="string">
            <text:p>CO</text:p>
          </table:table-cell>
          <table:table-cell office:value-type="string">
            <text:p>CO-09</text:p>
          </table:table-cell>
        </table:table-row>
        <table:table-row table:style-name="ro1">
          <table:table-cell office:value-type="string">
            <text:p>-78.0</text:p>
          </table:table-cell>
          <table:table-cell office:value-type="string">
            <text:p>18.2</text:p>
          </table:table-cell>
          <table:table-cell office:value-type="string">
            <text:p>CO</text:p>
          </table:table-cell>
          <table:table-cell office:value-type="string">
            <text:p>CO-09</text:p>
          </table:table-cell>
        </table:table-row>
        <table:table-row table:style-name="ro1">
          <table:table-cell office:value-type="string">
            <text:p>-77.7</text:p>
          </table:table-cell>
          <table:table-cell office:value-type="string">
            <text:p>17.8</text:p>
          </table:table-cell>
          <table:table-cell office:value-type="string">
            <text:p>CO</text:p>
          </table:table-cell>
          <table:table-cell office:value-type="string">
            <text:p>CO-09</text:p>
          </table:table-cell>
        </table:table-row>
        <table:table-row table:style-name="ro1">
          <table:table-cell office:value-type="string">
            <text:p>-77.2</text:p>
          </table:table-cell>
          <table:table-cell office:value-type="string">
            <text:p>17.8</text:p>
          </table:table-cell>
          <table:table-cell office:value-type="string">
            <text:p>CO</text:p>
          </table:table-cell>
          <table:table-cell office:value-type="string">
            <text:p>CO-09</text:p>
          </table:table-cell>
        </table:table-row>
        <table:table-row table:style-name="ro1">
          <table:table-cell office:value-type="string">
            <text:p>-76.9</text:p>
          </table:table-cell>
          <table:table-cell office:value-type="string">
            <text:p>17.9</text:p>
          </table:table-cell>
          <table:table-cell office:value-type="string">
            <text:p>CO</text:p>
          </table:table-cell>
          <table:table-cell office:value-type="string">
            <text:p>CO-09</text:p>
          </table:table-cell>
        </table:table-row>
        <table:table-row table:style-name="ro1">
          <table:table-cell office:value-type="string">
            <text:p>-76.6</text:p>
          </table:table-cell>
          <table:table-cell office:value-type="string">
            <text:p>17.8</text:p>
          </table:table-cell>
          <table:table-cell office:value-type="string">
            <text:p>CO</text:p>
          </table:table-cell>
          <table:table-cell office:value-type="string">
            <text:p>CO-09</text:p>
          </table:table-cell>
        </table:table-row>
        <table:table-row table:style-name="ro1">
          <table:table-cell office:value-type="string">
            <text:p>-76.2</text:p>
          </table:table-cell>
          <table:table-cell office:value-type="string">
            <text:p>17.8</text:p>
          </table:table-cell>
          <table:table-cell office:value-type="string">
            <text:p>CO</text:p>
          </table:table-cell>
          <table:table-cell office:value-type="string">
            <text:p>CO-09</text:p>
          </table:table-cell>
        </table:table-row>
        <table:table-row table:style-name="ro1">
          <table:table-cell office:value-type="string">
            <text:p>-76.4</text:p>
          </table:table-cell>
          <table:table-cell office:value-type="string">
            <text:p>18.2</text:p>
          </table:table-cell>
          <table:table-cell office:value-type="string">
            <text:p>CO</text:p>
          </table:table-cell>
          <table:table-cell office:value-type="string">
            <text:p>CO-09</text:p>
          </table:table-cell>
        </table:table-row>
        <table:table-row table:style-name="ro1">
          <table:table-cell office:value-type="string">
            <text:p>-76.8</text:p>
          </table:table-cell>
          <table:table-cell office:value-type="string">
            <text:p>18.3</text:p>
          </table:table-cell>
          <table:table-cell office:value-type="string">
            <text:p>CO</text:p>
          </table:table-cell>
          <table:table-cell office:value-type="string">
            <text:p>CO-09</text:p>
          </table:table-cell>
        </table:table-row>
        <table:table-row table:style-name="ro1">
          <table:table-cell office:value-type="string">
            <text:p>-77.3</text:p>
          </table:table-cell>
          <table:table-cell office:value-type="string">
            <text:p>18.4</text:p>
          </table:table-cell>
          <table:table-cell office:value-type="string">
            <text:p>CO</text:p>
          </table:table-cell>
          <table:table-cell office:value-type="string">
            <text:p>CO-09</text:p>
          </table:table-cell>
        </table:table-row>
        <table:table-row table:style-name="ro1">
          <table:table-cell office:value-type="string">
            <text:p>-77.8</text:p>
          </table:table-cell>
          <table:table-cell office:value-type="string">
            <text:p>18.5</text:p>
          </table:table-cell>
          <table:table-cell office:value-type="string">
            <text:p>CO</text:p>
          </table:table-cell>
          <table:table-cell office:value-type="string">
            <text:p>CO-09</text:p>
          </table:table-cell>
        </table:table-row>
        <table:table-row table:style-name="ro1">
          <table:table-cell office:value-type="string">
            <text:p>-78.3</text:p>
          </table:table-cell>
          <table:table-cell office:value-type="string">
            <text:p>18.3</text:p>
          </table:table-cell>
          <table:table-cell office:value-type="string">
            <text:p>CO</text:p>
          </table:table-cell>
          <table:table-cell office:value-type="string">
            <text:p>CO-09</text:p>
          </table:table-cell>
        </table:table-row>
        <table:table-row table:style-name="ro1">
          <table:table-cell office:value-type="string">
            <text:p>-78.3</text:p>
          </table:table-cell>
          <table:table-cell office:value-type="string">
            <text:p>18.2</text:p>
          </table:table-cell>
          <table:table-cell office:value-type="string">
            <text:p>CO</text:p>
          </table:table-cell>
          <table:table-cell office:value-type="string">
            <text:p>CO-09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84.8</text:p>
          </table:table-cell>
          <table:table-cell office:value-type="string">
            <text:p>21.8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84.2</text:p>
          </table:table-cell>
          <table:table-cell office:value-type="string">
            <text:p>21.8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84.0</text:p>
          </table:table-cell>
          <table:table-cell office:value-type="string">
            <text:p>22.2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83.4</text:p>
          </table:table-cell>
          <table:table-cell office:value-type="string">
            <text:p>22.2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83.1</text:p>
          </table:table-cell>
          <table:table-cell office:value-type="string">
            <text:p>22.4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82.7</text:p>
          </table:table-cell>
          <table:table-cell office:value-type="string">
            <text:p>22.7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82.2</text:p>
          </table:table-cell>
          <table:table-cell office:value-type="string">
            <text:p>22.6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81.6</text:p>
          </table:table-cell>
          <table:table-cell office:value-type="string">
            <text:p>22.5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82.1</text:p>
          </table:table-cell>
          <table:table-cell office:value-type="string">
            <text:p>22.3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81.8</text:p>
          </table:table-cell>
          <table:table-cell office:value-type="string">
            <text:p>22.1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81.2</text:p>
          </table:table-cell>
          <table:table-cell office:value-type="string">
            <text:p>22.0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80.5</text:p>
          </table:table-cell>
          <table:table-cell office:value-type="string">
            <text:p>22.0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80.2</text:p>
          </table:table-cell>
          <table:table-cell office:value-type="string">
            <text:p>21.7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9.7</text:p>
          </table:table-cell>
          <table:table-cell office:value-type="string">
            <text:p>21.7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9.3</text:p>
          </table:table-cell>
          <table:table-cell office:value-type="string">
            <text:p>21.5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8.7</text:p>
          </table:table-cell>
          <table:table-cell office:value-type="string">
            <text:p>21.6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8.6</text:p>
          </table:table-cell>
          <table:table-cell office:value-type="string">
            <text:p>21.4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8.5</text:p>
          </table:table-cell>
          <table:table-cell office:value-type="string">
            <text:p>21.0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8.0</text:p>
          </table:table-cell>
          <table:table-cell office:value-type="string">
            <text:p>20.7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7.2</text:p>
          </table:table-cell>
          <table:table-cell office:value-type="string">
            <text:p>20.7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7.1</text:p>
          </table:table-cell>
          <table:table-cell office:value-type="string">
            <text:p>20.3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7.4</text:p>
          </table:table-cell>
          <table:table-cell office:value-type="string">
            <text:p>20.1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7.7</text:p>
          </table:table-cell>
          <table:table-cell office:value-type="string">
            <text:p>19.8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7.0</text:p>
          </table:table-cell>
          <table:table-cell office:value-type="string">
            <text:p>19.8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6.5</text:p>
          </table:table-cell>
          <table:table-cell office:value-type="string">
            <text:p>19.9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6.0</text:p>
          </table:table-cell>
          <table:table-cell office:value-type="string">
            <text:p>19.9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5.5</text:p>
          </table:table-cell>
          <table:table-cell office:value-type="string">
            <text:p>19.8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5.0</text:p>
          </table:table-cell>
          <table:table-cell office:value-type="string">
            <text:p>19.8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4.7</text:p>
          </table:table-cell>
          <table:table-cell office:value-type="string">
            <text:p>20.0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4.2</text:p>
          </table:table-cell>
          <table:table-cell office:value-type="string">
            <text:p>20.1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4.3</text:p>
          </table:table-cell>
          <table:table-cell office:value-type="string">
            <text:p>20.3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4.5</text:p>
          </table:table-cell>
          <table:table-cell office:value-type="string">
            <text:p>20.3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4.8</text:p>
          </table:table-cell>
          <table:table-cell office:value-type="string">
            <text:p>20.6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5.3</text:p>
          </table:table-cell>
          <table:table-cell office:value-type="string">
            <text:p>20.7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5.7</text:p>
          </table:table-cell>
          <table:table-cell office:value-type="string">
            <text:p>20.6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5.6</text:p>
          </table:table-cell>
          <table:table-cell office:value-type="string">
            <text:p>21.0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6.0</text:p>
          </table:table-cell>
          <table:table-cell office:value-type="string">
            <text:p>21.1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6.5</text:p>
          </table:table-cell>
          <table:table-cell office:value-type="string">
            <text:p>21.2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7.0</text:p>
          </table:table-cell>
          <table:table-cell office:value-type="string">
            <text:p>21.5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7.4</text:p>
          </table:table-cell>
          <table:table-cell office:value-type="string">
            <text:p>21.7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7.8</text:p>
          </table:table-cell>
          <table:table-cell office:value-type="string">
            <text:p>21.9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8.3</text:p>
          </table:table-cell>
          <table:table-cell office:value-type="string">
            <text:p>22.2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8.8</text:p>
          </table:table-cell>
          <table:table-cell office:value-type="string">
            <text:p>22.3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9.3</text:p>
          </table:table-cell>
          <table:table-cell office:value-type="string">
            <text:p>22.3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79.7</text:p>
          </table:table-cell>
          <table:table-cell office:value-type="string">
            <text:p>22.7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80.1</text:p>
          </table:table-cell>
          <table:table-cell office:value-type="string">
            <text:p>22.8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80.5</text:p>
          </table:table-cell>
          <table:table-cell office:value-type="string">
            <text:p>23.0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81.0</text:p>
          </table:table-cell>
          <table:table-cell office:value-type="string">
            <text:p>23.0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81.5</text:p>
          </table:table-cell>
          <table:table-cell office:value-type="string">
            <text:p>23.2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82.0</text:p>
          </table:table-cell>
          <table:table-cell office:value-type="string">
            <text:p>23.2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82.5</text:p>
          </table:table-cell>
          <table:table-cell office:value-type="string">
            <text:p>23.0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83.0</text:p>
          </table:table-cell>
          <table:table-cell office:value-type="string">
            <text:p>22.9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83.5</text:p>
          </table:table-cell>
          <table:table-cell office:value-type="string">
            <text:p>22.8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84.0</text:p>
          </table:table-cell>
          <table:table-cell office:value-type="string">
            <text:p>22.6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84.3</text:p>
          </table:table-cell>
          <table:table-cell office:value-type="string">
            <text:p>22.3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84.3</text:p>
          </table:table-cell>
          <table:table-cell office:value-type="string">
            <text:p>22.0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-84.8</text:p>
          </table:table-cell>
          <table:table-cell office:value-type="string">
            <text:p>21.8</text:p>
          </table:table-cell>
          <table:table-cell office:value-type="string">
            <text:p>CO</text:p>
          </table:table-cell>
          <table:table-cell office:value-type="string">
            <text:p>CO-10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74.5</text:p>
          </table:table-cell>
          <table:table-cell office:value-type="string">
            <text:p>18.3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3.8</text:p>
          </table:table-cell>
          <table:table-cell office:value-type="string">
            <text:p>18.0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3.7</text:p>
          </table:table-cell>
          <table:table-cell office:value-type="string">
            <text:p>18.2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3.2</text:p>
          </table:table-cell>
          <table:table-cell office:value-type="string">
            <text:p>18.2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2.8</text:p>
          </table:table-cell>
          <table:table-cell office:value-type="string">
            <text:p>18.1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2.3</text:p>
          </table:table-cell>
          <table:table-cell office:value-type="string">
            <text:p>18.2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1.8</text:p>
          </table:table-cell>
          <table:table-cell office:value-type="string">
            <text:p>18.1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1.4</text:p>
          </table:table-cell>
          <table:table-cell office:value-type="string">
            <text:p>17.6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1.1</text:p>
          </table:table-cell>
          <table:table-cell office:value-type="string">
            <text:p>18.0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1.1</text:p>
          </table:table-cell>
          <table:table-cell office:value-type="string">
            <text:p>18.2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0.6</text:p>
          </table:table-cell>
          <table:table-cell office:value-type="string">
            <text:p>18.4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0.6</text:p>
          </table:table-cell>
          <table:table-cell office:value-type="string">
            <text:p>18.2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0.1</text:p>
          </table:table-cell>
          <table:table-cell office:value-type="string">
            <text:p>18.2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69.5</text:p>
          </table:table-cell>
          <table:table-cell office:value-type="string">
            <text:p>18.4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69.0</text:p>
          </table:table-cell>
          <table:table-cell office:value-type="string">
            <text:p>18.4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68.7</text:p>
          </table:table-cell>
          <table:table-cell office:value-type="string">
            <text:p>18.1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68.3</text:p>
          </table:table-cell>
          <table:table-cell office:value-type="string">
            <text:p>18.5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68.8</text:p>
          </table:table-cell>
          <table:table-cell office:value-type="string">
            <text:p>18.9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69.6</text:p>
          </table:table-cell>
          <table:table-cell office:value-type="string">
            <text:p>19.1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69.2</text:p>
          </table:table-cell>
          <table:table-cell office:value-type="string">
            <text:p>19.3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69.7</text:p>
          </table:table-cell>
          <table:table-cell office:value-type="string">
            <text:p>19.3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69.9</text:p>
          </table:table-cell>
          <table:table-cell office:value-type="string">
            <text:p>19.7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0.5</text:p>
          </table:table-cell>
          <table:table-cell office:value-type="string">
            <text:p>19.7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1.0</text:p>
          </table:table-cell>
          <table:table-cell office:value-type="string">
            <text:p>19.8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1.7</text:p>
          </table:table-cell>
          <table:table-cell office:value-type="string">
            <text:p>19.8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1.8</text:p>
          </table:table-cell>
          <table:table-cell office:value-type="string">
            <text:p>19.8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2.0</text:p>
          </table:table-cell>
          <table:table-cell office:value-type="string">
            <text:p>19.7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2.6</text:p>
          </table:table-cell>
          <table:table-cell office:value-type="string">
            <text:p>19.9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3.2</text:p>
          </table:table-cell>
          <table:table-cell office:value-type="string">
            <text:p>19.9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3.5</text:p>
          </table:table-cell>
          <table:table-cell office:value-type="string">
            <text:p>19.7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3.0</text:p>
          </table:table-cell>
          <table:table-cell office:value-type="string">
            <text:p>19.7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2.8</text:p>
          </table:table-cell>
          <table:table-cell office:value-type="string">
            <text:p>19.3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2.8</text:p>
          </table:table-cell>
          <table:table-cell office:value-type="string">
            <text:p>19.0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2.3</text:p>
          </table:table-cell>
          <table:table-cell office:value-type="string">
            <text:p>18.6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2.8</text:p>
          </table:table-cell>
          <table:table-cell office:value-type="string">
            <text:p>18.3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3.2</text:p>
          </table:table-cell>
          <table:table-cell office:value-type="string">
            <text:p>18.3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3.7</text:p>
          </table:table-cell>
          <table:table-cell office:value-type="string">
            <text:p>18.5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4.2</text:p>
          </table:table-cell>
          <table:table-cell office:value-type="string">
            <text:p>18.6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-74.5</text:p>
          </table:table-cell>
          <table:table-cell office:value-type="string">
            <text:p>18.3</text:p>
          </table:table-cell>
          <table:table-cell office:value-type="string">
            <text:p>CO</text:p>
          </table:table-cell>
          <table:table-cell office:value-type="string">
            <text:p>CO-11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67.2</text:p>
          </table:table-cell>
          <table:table-cell office:value-type="string">
            <text:p>18.0</text:p>
          </table:table-cell>
          <table:table-cell office:value-type="string">
            <text:p>CO</text:p>
          </table:table-cell>
          <table:table-cell office:value-type="string">
            <text:p>CO-12</text:p>
          </table:table-cell>
        </table:table-row>
        <table:table-row table:style-name="ro1">
          <table:table-cell office:value-type="string">
            <text:p>-66.7</text:p>
          </table:table-cell>
          <table:table-cell office:value-type="string">
            <text:p>17.9</text:p>
          </table:table-cell>
          <table:table-cell office:value-type="string">
            <text:p>CO</text:p>
          </table:table-cell>
          <table:table-cell office:value-type="string">
            <text:p>CO-12</text:p>
          </table:table-cell>
        </table:table-row>
        <table:table-row table:style-name="ro1">
          <table:table-cell office:value-type="string">
            <text:p>-66.3</text:p>
          </table:table-cell>
          <table:table-cell office:value-type="string">
            <text:p>18.0</text:p>
          </table:table-cell>
          <table:table-cell office:value-type="string">
            <text:p>CO</text:p>
          </table:table-cell>
          <table:table-cell office:value-type="string">
            <text:p>CO-12</text:p>
          </table:table-cell>
        </table:table-row>
        <table:table-row table:style-name="ro1">
          <table:table-cell office:value-type="string">
            <text:p>-65.9</text:p>
          </table:table-cell>
          <table:table-cell office:value-type="string">
            <text:p>18.0</text:p>
          </table:table-cell>
          <table:table-cell office:value-type="string">
            <text:p>CO</text:p>
          </table:table-cell>
          <table:table-cell office:value-type="string">
            <text:p>CO-12</text:p>
          </table:table-cell>
        </table:table-row>
        <table:table-row table:style-name="ro1">
          <table:table-cell office:value-type="string">
            <text:p>-65.7</text:p>
          </table:table-cell>
          <table:table-cell office:value-type="string">
            <text:p>18.2</text:p>
          </table:table-cell>
          <table:table-cell office:value-type="string">
            <text:p>CO</text:p>
          </table:table-cell>
          <table:table-cell office:value-type="string">
            <text:p>CO-12</text:p>
          </table:table-cell>
        </table:table-row>
        <table:table-row table:style-name="ro1">
          <table:table-cell office:value-type="string">
            <text:p>-66.0</text:p>
          </table:table-cell>
          <table:table-cell office:value-type="string">
            <text:p>18.5</text:p>
          </table:table-cell>
          <table:table-cell office:value-type="string">
            <text:p>CO</text:p>
          </table:table-cell>
          <table:table-cell office:value-type="string">
            <text:p>CO-12</text:p>
          </table:table-cell>
        </table:table-row>
        <table:table-row table:style-name="ro1">
          <table:table-cell office:value-type="string">
            <text:p>-66.6</text:p>
          </table:table-cell>
          <table:table-cell office:value-type="string">
            <text:p>18.5</text:p>
          </table:table-cell>
          <table:table-cell office:value-type="string">
            <text:p>CO</text:p>
          </table:table-cell>
          <table:table-cell office:value-type="string">
            <text:p>CO-12</text:p>
          </table:table-cell>
        </table:table-row>
        <table:table-row table:style-name="ro1">
          <table:table-cell office:value-type="string">
            <text:p>-67.2</text:p>
          </table:table-cell>
          <table:table-cell office:value-type="string">
            <text:p>18.5</text:p>
          </table:table-cell>
          <table:table-cell office:value-type="string">
            <text:p>CO</text:p>
          </table:table-cell>
          <table:table-cell office:value-type="string">
            <text:p>CO-12</text:p>
          </table:table-cell>
        </table:table-row>
        <table:table-row table:style-name="ro1">
          <table:table-cell office:value-type="string">
            <text:p>-67.2</text:p>
          </table:table-cell>
          <table:table-cell office:value-type="string">
            <text:p>18.0</text:p>
          </table:table-cell>
          <table:table-cell office:value-type="string">
            <text:p>CO</text:p>
          </table:table-cell>
          <table:table-cell office:value-type="string">
            <text:p>CO-12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59.3</text:p>
          </table:table-cell>
          <table:table-cell office:value-type="string">
            <text:p>47.9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9.2</text:p>
          </table:table-cell>
          <table:table-cell office:value-type="string">
            <text:p>47.5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8.4</text:p>
          </table:table-cell>
          <table:table-cell office:value-type="string">
            <text:p>47.7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7.6</text:p>
          </table:table-cell>
          <table:table-cell office:value-type="string">
            <text:p>47.6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6.8</text:p>
          </table:table-cell>
          <table:table-cell office:value-type="string">
            <text:p>47.6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6.1</text:p>
          </table:table-cell>
          <table:table-cell office:value-type="string">
            <text:p>47.6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5.4</text:p>
          </table:table-cell>
          <table:table-cell office:value-type="string">
            <text:p>47.5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5.4</text:p>
          </table:table-cell>
          <table:table-cell office:value-type="string">
            <text:p>47.2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5.9</text:p>
          </table:table-cell>
          <table:table-cell office:value-type="string">
            <text:p>46.9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5.3</text:p>
          </table:table-cell>
          <table:table-cell office:value-type="string">
            <text:p>46.8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4.8</text:p>
          </table:table-cell>
          <table:table-cell office:value-type="string">
            <text:p>47.3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4.4</text:p>
          </table:table-cell>
          <table:table-cell office:value-type="string">
            <text:p>47.4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3.9</text:p>
          </table:table-cell>
          <table:table-cell office:value-type="string">
            <text:p>47.3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4.2</text:p>
          </table:table-cell>
          <table:table-cell office:value-type="string">
            <text:p>46.8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3.7</text:p>
          </table:table-cell>
          <table:table-cell office:value-type="string">
            <text:p>47.1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3.7</text:p>
          </table:table-cell>
          <table:table-cell office:value-type="string">
            <text:p>46.7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3.1</text:p>
          </table:table-cell>
          <table:table-cell office:value-type="string">
            <text:p>46.7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2.9</text:p>
          </table:table-cell>
          <table:table-cell office:value-type="string">
            <text:p>47.2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2.7</text:p>
          </table:table-cell>
          <table:table-cell office:value-type="string">
            <text:p>47.7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3.2</text:p>
          </table:table-cell>
          <table:table-cell office:value-type="string">
            <text:p>47.6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3.0</text:p>
          </table:table-cell>
          <table:table-cell office:value-type="string">
            <text:p>48.1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3.3</text:p>
          </table:table-cell>
          <table:table-cell office:value-type="string">
            <text:p>48.0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3.7</text:p>
          </table:table-cell>
          <table:table-cell office:value-type="string">
            <text:p>47.6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3.9</text:p>
          </table:table-cell>
          <table:table-cell office:value-type="string">
            <text:p>47.8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3.8</text:p>
          </table:table-cell>
          <table:table-cell office:value-type="string">
            <text:p>48.1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3.0</text:p>
          </table:table-cell>
          <table:table-cell office:value-type="string">
            <text:p>48.6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3.8</text:p>
          </table:table-cell>
          <table:table-cell office:value-type="string">
            <text:p>48.5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4.0</text:p>
          </table:table-cell>
          <table:table-cell office:value-type="string">
            <text:p>48.8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3.5</text:p>
          </table:table-cell>
          <table:table-cell office:value-type="string">
            <text:p>49.3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4.0</text:p>
          </table:table-cell>
          <table:table-cell office:value-type="string">
            <text:p>49.4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4.7</text:p>
          </table:table-cell>
          <table:table-cell office:value-type="string">
            <text:p>49.4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5.3</text:p>
          </table:table-cell>
          <table:table-cell office:value-type="string">
            <text:p>49.3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5.9</text:p>
          </table:table-cell>
          <table:table-cell office:value-type="string">
            <text:p>49.7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5.5</text:p>
          </table:table-cell>
          <table:table-cell office:value-type="string">
            <text:p>49.9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6.1</text:p>
          </table:table-cell>
          <table:table-cell office:value-type="string">
            <text:p>50.1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6.8</text:p>
          </table:table-cell>
          <table:table-cell office:value-type="string">
            <text:p>49.8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6.5</text:p>
          </table:table-cell>
          <table:table-cell office:value-type="string">
            <text:p>50.3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6.2</text:p>
          </table:table-cell>
          <table:table-cell office:value-type="string">
            <text:p>50.6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5.7</text:p>
          </table:table-cell>
          <table:table-cell office:value-type="string">
            <text:p>51.1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5.5</text:p>
          </table:table-cell>
          <table:table-cell office:value-type="string">
            <text:p>51.6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6.0</text:p>
          </table:table-cell>
          <table:table-cell office:value-type="string">
            <text:p>51.6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6.7</text:p>
          </table:table-cell>
          <table:table-cell office:value-type="string">
            <text:p>51.3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7.0</text:p>
          </table:table-cell>
          <table:table-cell office:value-type="string">
            <text:p>51.0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7.3</text:p>
          </table:table-cell>
          <table:table-cell office:value-type="string">
            <text:p>50.6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7.7</text:p>
          </table:table-cell>
          <table:table-cell office:value-type="string">
            <text:p>50.1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7.9</text:p>
          </table:table-cell>
          <table:table-cell office:value-type="string">
            <text:p>49.5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8.4</text:p>
          </table:table-cell>
          <table:table-cell office:value-type="string">
            <text:p>49.0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8.8</text:p>
          </table:table-cell>
          <table:table-cell office:value-type="string">
            <text:p>48.6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8.4</text:p>
          </table:table-cell>
          <table:table-cell office:value-type="string">
            <text:p>48.5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8.9</text:p>
          </table:table-cell>
          <table:table-cell office:value-type="string">
            <text:p>48.2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-59.3</text:p>
          </table:table-cell>
          <table:table-cell office:value-type="string">
            <text:p>47.9</text:p>
          </table:table-cell>
          <table:table-cell office:value-type="string">
            <text:p>CO</text:p>
          </table:table-cell>
          <table:table-cell office:value-type="string">
            <text:p>CO-13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90.0</text:p>
          </table:table-cell>
          <table:table-cell office:value-type="string">
            <text:p>71.8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9.0</text:p>
          </table:table-cell>
          <table:table-cell office:value-type="string">
            <text:p>71.3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8.3</text:p>
          </table:table-cell>
          <table:table-cell office:value-type="string">
            <text:p>70.8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7.3</text:p>
          </table:table-cell>
          <table:table-cell office:value-type="string">
            <text:p>70.4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5.8</text:p>
          </table:table-cell>
          <table:table-cell office:value-type="string">
            <text:p>70.1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4.3</text:p>
          </table:table-cell>
          <table:table-cell office:value-type="string">
            <text:p>70.1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2.3</text:p>
          </table:table-cell>
          <table:table-cell office:value-type="string">
            <text:p>69.9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1.3</text:p>
          </table:table-cell>
          <table:table-cell office:value-type="string">
            <text:p>70.0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9.8</text:p>
          </table:table-cell>
          <table:table-cell office:value-type="string">
            <text:p>69.6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9.0</text:p>
          </table:table-cell>
          <table:table-cell office:value-type="string">
            <text:p>69.8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8.1</text:p>
          </table:table-cell>
          <table:table-cell office:value-type="string">
            <text:p>70.3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7.5</text:p>
          </table:table-cell>
          <table:table-cell office:value-type="string">
            <text:p>69.8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5.8</text:p>
          </table:table-cell>
          <table:table-cell office:value-type="string">
            <text:p>69.3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6.2</text:p>
          </table:table-cell>
          <table:table-cell office:value-type="string">
            <text:p>68.7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5.0</text:p>
          </table:table-cell>
          <table:table-cell office:value-type="string">
            <text:p>69.0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4.3</text:p>
          </table:table-cell>
          <table:table-cell office:value-type="string">
            <text:p>68.5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3.0</text:p>
          </table:table-cell>
          <table:table-cell office:value-type="string">
            <text:p>68.2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2.7</text:p>
          </table:table-cell>
          <table:table-cell office:value-type="string">
            <text:p>67.7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2.3</text:p>
          </table:table-cell>
          <table:table-cell office:value-type="string">
            <text:p>67.3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3.0</text:p>
          </table:table-cell>
          <table:table-cell office:value-type="string">
            <text:p>66.9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3.7</text:p>
          </table:table-cell>
          <table:table-cell office:value-type="string">
            <text:p>66.5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4.6</text:p>
          </table:table-cell>
          <table:table-cell office:value-type="string">
            <text:p>66.2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3.7</text:p>
          </table:table-cell>
          <table:table-cell office:value-type="string">
            <text:p>65.7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4.7</text:p>
          </table:table-cell>
          <table:table-cell office:value-type="string">
            <text:p>65.3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6.0</text:p>
          </table:table-cell>
          <table:table-cell office:value-type="string">
            <text:p>65.3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7.5</text:p>
          </table:table-cell>
          <table:table-cell office:value-type="string">
            <text:p>65.5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7.7</text:p>
          </table:table-cell>
          <table:table-cell office:value-type="string">
            <text:p>65.2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8.3</text:p>
          </table:table-cell>
          <table:table-cell office:value-type="string">
            <text:p>65.1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8.6</text:p>
          </table:table-cell>
          <table:table-cell office:value-type="string">
            <text:p>64.7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8.0</text:p>
          </table:table-cell>
          <table:table-cell office:value-type="string">
            <text:p>64.3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6.5</text:p>
          </table:table-cell>
          <table:table-cell office:value-type="string">
            <text:p>64.3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5.7</text:p>
          </table:table-cell>
          <table:table-cell office:value-type="string">
            <text:p>64.5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4.7</text:p>
          </table:table-cell>
          <table:table-cell office:value-type="string">
            <text:p>64.4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3.7</text:p>
          </table:table-cell>
          <table:table-cell office:value-type="string">
            <text:p>64.2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2.8</text:p>
          </table:table-cell>
          <table:table-cell office:value-type="string">
            <text:p>64.0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1.9</text:p>
          </table:table-cell>
          <table:table-cell office:value-type="string">
            <text:p>63.8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1.9</text:p>
          </table:table-cell>
          <table:table-cell office:value-type="string">
            <text:p>63.3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1.1</text:p>
          </table:table-cell>
          <table:table-cell office:value-type="string">
            <text:p>63.0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0.3</text:p>
          </table:table-cell>
          <table:table-cell office:value-type="string">
            <text:p>62.8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9.3</text:p>
          </table:table-cell>
          <table:table-cell office:value-type="string">
            <text:p>62.7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9.0</text:p>
          </table:table-cell>
          <table:table-cell office:value-type="string">
            <text:p>62.4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8.1</text:p>
          </table:table-cell>
          <table:table-cell office:value-type="string">
            <text:p>62.2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7.2</text:p>
          </table:table-cell>
          <table:table-cell office:value-type="string">
            <text:p>62.0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6.2</text:p>
          </table:table-cell>
          <table:table-cell office:value-type="string">
            <text:p>61.9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6.2</text:p>
          </table:table-cell>
          <table:table-cell office:value-type="string">
            <text:p>62.3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6.9</text:p>
          </table:table-cell>
          <table:table-cell office:value-type="string">
            <text:p>62.7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7.8</text:p>
          </table:table-cell>
          <table:table-cell office:value-type="string">
            <text:p>63.1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8.5</text:p>
          </table:table-cell>
          <table:table-cell office:value-type="string">
            <text:p>63.4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8.9</text:p>
          </table:table-cell>
          <table:table-cell office:value-type="string">
            <text:p>63.8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7.8</text:p>
          </table:table-cell>
          <table:table-cell office:value-type="string">
            <text:p>63.6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6.8</text:p>
          </table:table-cell>
          <table:table-cell office:value-type="string">
            <text:p>63.3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5.7</text:p>
          </table:table-cell>
          <table:table-cell office:value-type="string">
            <text:p>62.9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4.5</text:p>
          </table:table-cell>
          <table:table-cell office:value-type="string">
            <text:p>62.9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4.2</text:p>
          </table:table-cell>
          <table:table-cell office:value-type="string">
            <text:p>63.6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5.0</text:p>
          </table:table-cell>
          <table:table-cell office:value-type="string">
            <text:p>64.0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5.1</text:p>
          </table:table-cell>
          <table:table-cell office:value-type="string">
            <text:p>64.5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5.7</text:p>
          </table:table-cell>
          <table:table-cell office:value-type="string">
            <text:p>64.8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6.8</text:p>
          </table:table-cell>
          <table:table-cell office:value-type="string">
            <text:p>65.3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7.4</text:p>
          </table:table-cell>
          <table:table-cell office:value-type="string">
            <text:p>65.8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7.2</text:p>
          </table:table-cell>
          <table:table-cell office:value-type="string">
            <text:p>66.4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5.5</text:p>
          </table:table-cell>
          <table:table-cell office:value-type="string">
            <text:p>65.9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5.0</text:p>
          </table:table-cell>
          <table:table-cell office:value-type="string">
            <text:p>65.3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3.8</text:p>
          </table:table-cell>
          <table:table-cell office:value-type="string">
            <text:p>65.0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3.5</text:p>
          </table:table-cell>
          <table:table-cell office:value-type="string">
            <text:p>65.5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2.3</text:p>
          </table:table-cell>
          <table:table-cell office:value-type="string">
            <text:p>65.7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2.1</text:p>
          </table:table-cell>
          <table:table-cell office:value-type="string">
            <text:p>66.1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1.4</text:p>
          </table:table-cell>
          <table:table-cell office:value-type="string">
            <text:p>66.7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2.2</text:p>
          </table:table-cell>
          <table:table-cell office:value-type="string">
            <text:p>67.0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3.2</text:p>
          </table:table-cell>
          <table:table-cell office:value-type="string">
            <text:p>67.3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4.2</text:p>
          </table:table-cell>
          <table:table-cell office:value-type="string">
            <text:p>67.7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5.2</text:p>
          </table:table-cell>
          <table:table-cell office:value-type="string">
            <text:p>68.1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6.7</text:p>
          </table:table-cell>
          <table:table-cell office:value-type="string">
            <text:p>68.1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8.1</text:p>
          </table:table-cell>
          <table:table-cell office:value-type="string">
            <text:p>68.5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8.1</text:p>
          </table:table-cell>
          <table:table-cell office:value-type="string">
            <text:p>69.0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6.7</text:p>
          </table:table-cell>
          <table:table-cell office:value-type="string">
            <text:p>69.2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7.9</text:p>
          </table:table-cell>
          <table:table-cell office:value-type="string">
            <text:p>69.6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7.5</text:p>
          </table:table-cell>
          <table:table-cell office:value-type="string">
            <text:p>70.0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8.3</text:p>
          </table:table-cell>
          <table:table-cell office:value-type="string">
            <text:p>70.5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69.7</text:p>
          </table:table-cell>
          <table:table-cell office:value-type="string">
            <text:p>70.8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1.3</text:p>
          </table:table-cell>
          <table:table-cell office:value-type="string">
            <text:p>71.4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2.4</text:p>
          </table:table-cell>
          <table:table-cell office:value-type="string">
            <text:p>71.7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4.0</text:p>
          </table:table-cell>
          <table:table-cell office:value-type="string">
            <text:p>71.8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4.0</text:p>
          </table:table-cell>
          <table:table-cell office:value-type="string">
            <text:p>72.3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4.3</text:p>
          </table:table-cell>
          <table:table-cell office:value-type="string">
            <text:p>72.6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5.7</text:p>
          </table:table-cell>
          <table:table-cell office:value-type="string">
            <text:p>72.5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6.8</text:p>
          </table:table-cell>
          <table:table-cell office:value-type="string">
            <text:p>72.7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7.8</text:p>
          </table:table-cell>
          <table:table-cell office:value-type="string">
            <text:p>72.8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79.0</text:p>
          </table:table-cell>
          <table:table-cell office:value-type="string">
            <text:p>72.5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0.2</text:p>
          </table:table-cell>
          <table:table-cell office:value-type="string">
            <text:p>72.5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1.2</text:p>
          </table:table-cell>
          <table:table-cell office:value-type="string">
            <text:p>72.2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0.8</text:p>
          </table:table-cell>
          <table:table-cell office:value-type="string">
            <text:p>72.7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1.5</text:p>
          </table:table-cell>
          <table:table-cell office:value-type="string">
            <text:p>73.1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1.2</text:p>
          </table:table-cell>
          <table:table-cell office:value-type="string">
            <text:p>73.6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1.7</text:p>
          </table:table-cell>
          <table:table-cell office:value-type="string">
            <text:p>73.8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2.9</text:p>
          </table:table-cell>
          <table:table-cell office:value-type="string">
            <text:p>73.8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4.3</text:p>
          </table:table-cell>
          <table:table-cell office:value-type="string">
            <text:p>73.4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5.5</text:p>
          </table:table-cell>
          <table:table-cell office:value-type="string">
            <text:p>73.0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5.6</text:p>
          </table:table-cell>
          <table:table-cell office:value-type="string">
            <text:p>72.5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5.7</text:p>
          </table:table-cell>
          <table:table-cell office:value-type="string">
            <text:p>72.1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5.3</text:p>
          </table:table-cell>
          <table:table-cell office:value-type="string">
            <text:p>71.7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6.3</text:p>
          </table:table-cell>
          <table:table-cell office:value-type="string">
            <text:p>72.0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6.4</text:p>
          </table:table-cell>
          <table:table-cell office:value-type="string">
            <text:p>72.4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6.5</text:p>
          </table:table-cell>
          <table:table-cell office:value-type="string">
            <text:p>72.8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6.1</text:p>
          </table:table-cell>
          <table:table-cell office:value-type="string">
            <text:p>73.3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5.5</text:p>
          </table:table-cell>
          <table:table-cell office:value-type="string">
            <text:p>73.5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4.0</text:p>
          </table:table-cell>
          <table:table-cell office:value-type="string">
            <text:p>73.8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5.4</text:p>
          </table:table-cell>
          <table:table-cell office:value-type="string">
            <text:p>73.8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7.0</text:p>
          </table:table-cell>
          <table:table-cell office:value-type="string">
            <text:p>73.8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8.0</text:p>
          </table:table-cell>
          <table:table-cell office:value-type="string">
            <text:p>73.6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9.1</text:p>
          </table:table-cell>
          <table:table-cell office:value-type="string">
            <text:p>73.2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89.6</text:p>
          </table:table-cell>
          <table:table-cell office:value-type="string">
            <text:p>72.8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90.0</text:p>
          </table:table-cell>
          <table:table-cell office:value-type="string">
            <text:p>72.3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-90.0</text:p>
          </table:table-cell>
          <table:table-cell office:value-type="string">
            <text:p>71.8</text:p>
          </table:table-cell>
          <table:table-cell office:value-type="string">
            <text:p>CO</text:p>
          </table:table-cell>
          <table:table-cell office:value-type="string">
            <text:p>CO-14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96.2</text:p>
          </table:table-cell>
          <table:table-cell office:value-type="string">
            <text:p>77.0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96.3</text:p>
          </table:table-cell>
          <table:table-cell office:value-type="string">
            <text:p>76.7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95.1</text:p>
          </table:table-cell>
          <table:table-cell office:value-type="string">
            <text:p>76.3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93.3</text:p>
          </table:table-cell>
          <table:table-cell office:value-type="string">
            <text:p>76.3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92.2</text:p>
          </table:table-cell>
          <table:table-cell office:value-type="string">
            <text:p>76.1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91.8</text:p>
          </table:table-cell>
          <table:table-cell office:value-type="string">
            <text:p>75.7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92.2</text:p>
          </table:table-cell>
          <table:table-cell office:value-type="string">
            <text:p>75.3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92.0</text:p>
          </table:table-cell>
          <table:table-cell office:value-type="string">
            <text:p>74.8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90.0</text:p>
          </table:table-cell>
          <table:table-cell office:value-type="string">
            <text:p>74.5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88.2</text:p>
          </table:table-cell>
          <table:table-cell office:value-type="string">
            <text:p>74.5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86.5</text:p>
          </table:table-cell>
          <table:table-cell office:value-type="string">
            <text:p>74.4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84.7</text:p>
          </table:table-cell>
          <table:table-cell office:value-type="string">
            <text:p>74.4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83.7</text:p>
          </table:table-cell>
          <table:table-cell office:value-type="string">
            <text:p>74.8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82.2</text:p>
          </table:table-cell>
          <table:table-cell office:value-type="string">
            <text:p>74.5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80.4</text:p>
          </table:table-cell>
          <table:table-cell office:value-type="string">
            <text:p>74.7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79.8</text:p>
          </table:table-cell>
          <table:table-cell office:value-type="string">
            <text:p>75.1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79.8</text:p>
          </table:table-cell>
          <table:table-cell office:value-type="string">
            <text:p>75.5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81.6</text:p>
          </table:table-cell>
          <table:table-cell office:value-type="string">
            <text:p>75.7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83.1</text:p>
          </table:table-cell>
          <table:table-cell office:value-type="string">
            <text:p>75.7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84.8</text:p>
          </table:table-cell>
          <table:table-cell office:value-type="string">
            <text:p>75.8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86.8</text:p>
          </table:table-cell>
          <table:table-cell office:value-type="string">
            <text:p>75.6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88.7</text:p>
          </table:table-cell>
          <table:table-cell office:value-type="string">
            <text:p>75.7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90.2</text:p>
          </table:table-cell>
          <table:table-cell office:value-type="string">
            <text:p>76.0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89.7</text:p>
          </table:table-cell>
          <table:table-cell office:value-type="string">
            <text:p>76.2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90.8</text:p>
          </table:table-cell>
          <table:table-cell office:value-type="string">
            <text:p>76.4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91.2</text:p>
          </table:table-cell>
          <table:table-cell office:value-type="string">
            <text:p>76.7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93.0</text:p>
          </table:table-cell>
          <table:table-cell office:value-type="string">
            <text:p>76.7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94.3</text:p>
          </table:table-cell>
          <table:table-cell office:value-type="string">
            <text:p>76.9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-96.2</text:p>
          </table:table-cell>
          <table:table-cell office:value-type="string">
            <text:p>77.0</text:p>
          </table:table-cell>
          <table:table-cell office:value-type="string">
            <text:p>CO</text:p>
          </table:table-cell>
          <table:table-cell office:value-type="string">
            <text:p>CO-15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95.0</text:p>
          </table:table-cell>
          <table:table-cell office:value-type="string">
            <text:p>80.0</text:p>
          </table:table-cell>
          <table:table-cell office:value-type="string">
            <text:p>CO</text:p>
          </table:table-cell>
          <table:table-cell office:value-type="string">
            <text:p>CO-16</text:p>
          </table:table-cell>
        </table:table-row>
        <table:table-row table:style-name="ro1">
          <table:table-cell office:value-type="string">
            <text:p>-93.8</text:p>
          </table:table-cell>
          <table:table-cell office:value-type="string">
            <text:p>79.7</text:p>
          </table:table-cell>
          <table:table-cell office:value-type="string">
            <text:p>CO</text:p>
          </table:table-cell>
          <table:table-cell office:value-type="string">
            <text:p>CO-16</text:p>
          </table:table-cell>
        </table:table-row>
        <table:table-row table:style-name="ro1">
          <table:table-cell office:value-type="string">
            <text:p>-93.2</text:p>
          </table:table-cell>
          <table:table-cell office:value-type="string">
            <text:p>79.3</text:p>
          </table:table-cell>
          <table:table-cell office:value-type="string">
            <text:p>CO</text:p>
          </table:table-cell>
          <table:table-cell office:value-type="string">
            <text:p>CO-16</text:p>
          </table:table-cell>
        </table:table-row>
        <table:table-row table:style-name="ro1">
          <table:table-cell office:value-type="string">
            <text:p>-93.7</text:p>
          </table:table-cell>
          <table:table-cell office:value-type="string">
            <text:p>79.0</text:p>
          </table:table-cell>
          <table:table-cell office:value-type="string">
            <text:p>CO</text:p>
          </table:table-cell>
          <table:table-cell office:value-type="string">
            <text:p>CO-16</text:p>
          </table:table-cell>
        </table:table-row>
        <table:table-row table:style-name="ro1">
          <table:table-cell office:value-type="string">
            <text:p>-93.3</text:p>
          </table:table-cell>
          <table:table-cell office:value-type="string">
            <text:p>78.5</text:p>
          </table:table-cell>
          <table:table-cell office:value-type="string">
            <text:p>CO</text:p>
          </table:table-cell>
          <table:table-cell office:value-type="string">
            <text:p>CO-16</text:p>
          </table:table-cell>
        </table:table-row>
        <table:table-row table:style-name="ro1">
          <table:table-cell office:value-type="string">
            <text:p>-92.0</text:p>
          </table:table-cell>
          <table:table-cell office:value-type="string">
            <text:p>78.2</text:p>
          </table:table-cell>
          <table:table-cell office:value-type="string">
            <text:p>CO</text:p>
          </table:table-cell>
          <table:table-cell office:value-type="string">
            <text:p>CO-16</text:p>
          </table:table-cell>
        </table:table-row>
        <table:table-row table:style-name="ro1">
          <table:table-cell office:value-type="string">
            <text:p>-89.3</text:p>
          </table:table-cell>
          <table:table-cell office:value-type="string">
            <text:p>78.2</text:p>
          </table:table-cell>
          <table:table-cell office:value-type="string">
            <text:p>CO</text:p>
          </table:table-cell>
          <table:table-cell office:value-type="string">
            <text:p>CO-16</text:p>
          </table:table-cell>
        </table:table-row>
        <table:table-row table:style-name="ro1">
          <table:table-cell office:value-type="string">
            <text:p>-88.1</text:p>
          </table:table-cell>
          <table:table-cell office:value-type="string">
            <text:p>78.5</text:p>
          </table:table-cell>
          <table:table-cell office:value-type="string">
            <text:p>CO</text:p>
          </table:table-cell>
          <table:table-cell office:value-type="string">
            <text:p>CO-16</text:p>
          </table:table-cell>
        </table:table-row>
        <table:table-row table:style-name="ro1">
          <table:table-cell office:value-type="string">
            <text:p>-87.3</text:p>
          </table:table-cell>
          <table:table-cell office:value-type="string">
            <text:p>79.0</text:p>
          </table:table-cell>
          <table:table-cell office:value-type="string">
            <text:p>CO</text:p>
          </table:table-cell>
          <table:table-cell office:value-type="string">
            <text:p>CO-16</text:p>
          </table:table-cell>
        </table:table-row>
        <table:table-row table:style-name="ro1">
          <table:table-cell office:value-type="string">
            <text:p>-85.9</text:p>
          </table:table-cell>
          <table:table-cell office:value-type="string">
            <text:p>79.3</text:p>
          </table:table-cell>
          <table:table-cell office:value-type="string">
            <text:p>CO</text:p>
          </table:table-cell>
          <table:table-cell office:value-type="string">
            <text:p>CO-16</text:p>
          </table:table-cell>
        </table:table-row>
        <table:table-row table:style-name="ro1">
          <table:table-cell office:value-type="string">
            <text:p>-85.9</text:p>
          </table:table-cell>
          <table:table-cell office:value-type="string">
            <text:p>79.6</text:p>
          </table:table-cell>
          <table:table-cell office:value-type="string">
            <text:p>CO</text:p>
          </table:table-cell>
          <table:table-cell office:value-type="string">
            <text:p>CO-16</text:p>
          </table:table-cell>
        </table:table-row>
        <table:table-row table:style-name="ro1">
          <table:table-cell office:value-type="string">
            <text:p>-87.7</text:p>
          </table:table-cell>
          <table:table-cell office:value-type="string">
            <text:p>79.8</text:p>
          </table:table-cell>
          <table:table-cell office:value-type="string">
            <text:p>CO</text:p>
          </table:table-cell>
          <table:table-cell office:value-type="string">
            <text:p>CO-16</text:p>
          </table:table-cell>
        </table:table-row>
        <table:table-row table:style-name="ro1">
          <table:table-cell office:value-type="string">
            <text:p>-87.2</text:p>
          </table:table-cell>
          <table:table-cell office:value-type="string">
            <text:p>80.2</text:p>
          </table:table-cell>
          <table:table-cell office:value-type="string">
            <text:p>CO</text:p>
          </table:table-cell>
          <table:table-cell office:value-type="string">
            <text:p>CO-16</text:p>
          </table:table-cell>
        </table:table-row>
        <table:table-row table:style-name="ro1">
          <table:table-cell office:value-type="string">
            <text:p>-88.0</text:p>
          </table:table-cell>
          <table:table-cell office:value-type="string">
            <text:p>80.4</text:p>
          </table:table-cell>
          <table:table-cell office:value-type="string">
            <text:p>CO</text:p>
          </table:table-cell>
          <table:table-cell office:value-type="string">
            <text:p>CO-16</text:p>
          </table:table-cell>
        </table:table-row>
        <table:table-row table:style-name="ro1">
          <table:table-cell office:value-type="string">
            <text:p>-90.2</text:p>
          </table:table-cell>
          <table:table-cell office:value-type="string">
            <text:p>80.5</text:p>
          </table:table-cell>
          <table:table-cell office:value-type="string">
            <text:p>CO</text:p>
          </table:table-cell>
          <table:table-cell office:value-type="string">
            <text:p>CO-16</text:p>
          </table:table-cell>
        </table:table-row>
        <table:table-row table:style-name="ro1">
          <table:table-cell office:value-type="string">
            <text:p>-91.3</text:p>
          </table:table-cell>
          <table:table-cell office:value-type="string">
            <text:p>80.8</text:p>
          </table:table-cell>
          <table:table-cell office:value-type="string">
            <text:p>CO</text:p>
          </table:table-cell>
          <table:table-cell office:value-type="string">
            <text:p>CO-16</text:p>
          </table:table-cell>
        </table:table-row>
        <table:table-row table:style-name="ro1">
          <table:table-cell office:value-type="string">
            <text:p>-92.0</text:p>
          </table:table-cell>
          <table:table-cell office:value-type="string">
            <text:p>81.3</text:p>
          </table:table-cell>
          <table:table-cell office:value-type="string">
            <text:p>CO</text:p>
          </table:table-cell>
          <table:table-cell office:value-type="string">
            <text:p>CO-16</text:p>
          </table:table-cell>
        </table:table-row>
        <table:table-row table:style-name="ro1">
          <table:table-cell office:value-type="string">
            <text:p>-93.6</text:p>
          </table:table-cell>
          <table:table-cell office:value-type="string">
            <text:p>81.3</text:p>
          </table:table-cell>
          <table:table-cell office:value-type="string">
            <text:p>CO</text:p>
          </table:table-cell>
          <table:table-cell office:value-type="string">
            <text:p>CO-16</text:p>
          </table:table-cell>
        </table:table-row>
        <table:table-row table:style-name="ro1">
          <table:table-cell office:value-type="string">
            <text:p>-93.7</text:p>
          </table:table-cell>
          <table:table-cell office:value-type="string">
            <text:p>80.8</text:p>
          </table:table-cell>
          <table:table-cell office:value-type="string">
            <text:p>CO</text:p>
          </table:table-cell>
          <table:table-cell office:value-type="string">
            <text:p>CO-16</text:p>
          </table:table-cell>
        </table:table-row>
        <table:table-row table:style-name="ro1">
          <table:table-cell office:value-type="string">
            <text:p>-95.0</text:p>
          </table:table-cell>
          <table:table-cell office:value-type="string">
            <text:p>80.5</text:p>
          </table:table-cell>
          <table:table-cell office:value-type="string">
            <text:p>CO</text:p>
          </table:table-cell>
          <table:table-cell office:value-type="string">
            <text:p>CO-16</text:p>
          </table:table-cell>
        </table:table-row>
        <table:table-row table:style-name="ro1">
          <table:table-cell office:value-type="string">
            <text:p>-95.0</text:p>
          </table:table-cell>
          <table:table-cell office:value-type="string">
            <text:p>80.0</text:p>
          </table:table-cell>
          <table:table-cell office:value-type="string">
            <text:p>CO</text:p>
          </table:table-cell>
          <table:table-cell office:value-type="string">
            <text:p>CO-16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90.5</text:p>
          </table:table-cell>
          <table:table-cell office:value-type="string">
            <text:p>81.5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90.0</text:p>
          </table:table-cell>
          <table:table-cell office:value-type="string">
            <text:p>81.0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8.3</text:p>
          </table:table-cell>
          <table:table-cell office:value-type="string">
            <text:p>80.7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5.5</text:p>
          </table:table-cell>
          <table:table-cell office:value-type="string">
            <text:p>80.7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3.5</text:p>
          </table:table-cell>
          <table:table-cell office:value-type="string">
            <text:p>80.8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0.7</text:p>
          </table:table-cell>
          <table:table-cell office:value-type="string">
            <text:p>80.8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77.7</text:p>
          </table:table-cell>
          <table:table-cell office:value-type="string">
            <text:p>80.9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79.6</text:p>
          </table:table-cell>
          <table:table-cell office:value-type="string">
            <text:p>80.6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2.5</text:p>
          </table:table-cell>
          <table:table-cell office:value-type="string">
            <text:p>80.5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3.7</text:p>
          </table:table-cell>
          <table:table-cell office:value-type="string">
            <text:p>80.3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5.8</text:p>
          </table:table-cell>
          <table:table-cell office:value-type="string">
            <text:p>80.4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6.7</text:p>
          </table:table-cell>
          <table:table-cell office:value-type="string">
            <text:p>79.9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5.2</text:p>
          </table:table-cell>
          <table:table-cell office:value-type="string">
            <text:p>79.7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5.2</text:p>
          </table:table-cell>
          <table:table-cell office:value-type="string">
            <text:p>79.3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4.6</text:p>
          </table:table-cell>
          <table:table-cell office:value-type="string">
            <text:p>78.9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6.0</text:p>
          </table:table-cell>
          <table:table-cell office:value-type="string">
            <text:p>78.8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7.6</text:p>
          </table:table-cell>
          <table:table-cell office:value-type="string">
            <text:p>78.2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5.6</text:p>
          </table:table-cell>
          <table:table-cell office:value-type="string">
            <text:p>77.9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8.0</text:p>
          </table:table-cell>
          <table:table-cell office:value-type="string">
            <text:p>77.8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8.0</text:p>
          </table:table-cell>
          <table:table-cell office:value-type="string">
            <text:p>77.4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7.0</text:p>
          </table:table-cell>
          <table:table-cell office:value-type="string">
            <text:p>77.3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8.2</text:p>
          </table:table-cell>
          <table:table-cell office:value-type="string">
            <text:p>77.1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9.5</text:p>
          </table:table-cell>
          <table:table-cell office:value-type="string">
            <text:p>76.8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9.5</text:p>
          </table:table-cell>
          <table:table-cell office:value-type="string">
            <text:p>76.4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7.7</text:p>
          </table:table-cell>
          <table:table-cell office:value-type="string">
            <text:p>76.3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5.2</text:p>
          </table:table-cell>
          <table:table-cell office:value-type="string">
            <text:p>76.3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4.0</text:p>
          </table:table-cell>
          <table:table-cell office:value-type="string">
            <text:p>76.4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2.7</text:p>
          </table:table-cell>
          <table:table-cell office:value-type="string">
            <text:p>76.3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1.6</text:p>
          </table:table-cell>
          <table:table-cell office:value-type="string">
            <text:p>76.5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1.0</text:p>
          </table:table-cell>
          <table:table-cell office:value-type="string">
            <text:p>76.2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79.0</text:p>
          </table:table-cell>
          <table:table-cell office:value-type="string">
            <text:p>76.4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77.8</text:p>
          </table:table-cell>
          <table:table-cell office:value-type="string">
            <text:p>76.8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79.3</text:p>
          </table:table-cell>
          <table:table-cell office:value-type="string">
            <text:p>77.3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77.7</text:p>
          </table:table-cell>
          <table:table-cell office:value-type="string">
            <text:p>77.6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78.0</text:p>
          </table:table-cell>
          <table:table-cell office:value-type="string">
            <text:p>77.9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75.8</text:p>
          </table:table-cell>
          <table:table-cell office:value-type="string">
            <text:p>78.0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75.0</text:p>
          </table:table-cell>
          <table:table-cell office:value-type="string">
            <text:p>78.5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75.0</text:p>
          </table:table-cell>
          <table:table-cell office:value-type="string">
            <text:p>79.0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74.0</text:p>
          </table:table-cell>
          <table:table-cell office:value-type="string">
            <text:p>79.5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71.5</text:p>
          </table:table-cell>
          <table:table-cell office:value-type="string">
            <text:p>79.7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70.0</text:p>
          </table:table-cell>
          <table:table-cell office:value-type="string">
            <text:p>80.2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68.8</text:p>
          </table:table-cell>
          <table:table-cell office:value-type="string">
            <text:p>80.6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66.7</text:p>
          </table:table-cell>
          <table:table-cell office:value-type="string">
            <text:p>81.0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64.3</text:p>
          </table:table-cell>
          <table:table-cell office:value-type="string">
            <text:p>81.4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64.2</text:p>
          </table:table-cell>
          <table:table-cell office:value-type="string">
            <text:p>81.7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62.5</text:p>
          </table:table-cell>
          <table:table-cell office:value-type="string">
            <text:p>82.0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61.2</text:p>
          </table:table-cell>
          <table:table-cell office:value-type="string">
            <text:p>82.2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61.2</text:p>
          </table:table-cell>
          <table:table-cell office:value-type="string">
            <text:p>82.4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62.9</text:p>
          </table:table-cell>
          <table:table-cell office:value-type="string">
            <text:p>82.5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64.4</text:p>
          </table:table-cell>
          <table:table-cell office:value-type="string">
            <text:p>82.8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67.2</text:p>
          </table:table-cell>
          <table:table-cell office:value-type="string">
            <text:p>82.9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69.7</text:p>
          </table:table-cell>
          <table:table-cell office:value-type="string">
            <text:p>83.1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72.5</text:p>
          </table:table-cell>
          <table:table-cell office:value-type="string">
            <text:p>83.1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74.5</text:p>
          </table:table-cell>
          <table:table-cell office:value-type="string">
            <text:p>83.0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76.8</text:p>
          </table:table-cell>
          <table:table-cell office:value-type="string">
            <text:p>83.0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0.8</text:p>
          </table:table-cell>
          <table:table-cell office:value-type="string">
            <text:p>82.9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2.6</text:p>
          </table:table-cell>
          <table:table-cell office:value-type="string">
            <text:p>82.6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5.0</text:p>
          </table:table-cell>
          <table:table-cell office:value-type="string">
            <text:p>82.3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6.7</text:p>
          </table:table-cell>
          <table:table-cell office:value-type="string">
            <text:p>82.1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6.7</text:p>
          </table:table-cell>
          <table:table-cell office:value-type="string">
            <text:p>81.9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89.0</text:p>
          </table:table-cell>
          <table:table-cell office:value-type="string">
            <text:p>81.9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-90.5</text:p>
          </table:table-cell>
          <table:table-cell office:value-type="string">
            <text:p>81.5</text:p>
          </table:table-cell>
          <table:table-cell office:value-type="string">
            <text:p>CO</text:p>
          </table:table-cell>
          <table:table-cell office:value-type="string">
            <text:p>CO-17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102.9</text:p>
          </table:table-cell>
          <table:table-cell office:value-type="string">
            <text:p>72.9</text:p>
          </table:table-cell>
          <table:table-cell office:value-type="string">
            <text:p>CO</text:p>
          </table:table-cell>
          <table:table-cell office:value-type="string">
            <text:p>CO-18</text:p>
          </table:table-cell>
        </table:table-row>
        <table:table-row table:style-name="ro1">
          <table:table-cell office:value-type="string">
            <text:p>-102.3</text:p>
          </table:table-cell>
          <table:table-cell office:value-type="string">
            <text:p>72.6</text:p>
          </table:table-cell>
          <table:table-cell office:value-type="string">
            <text:p>CO</text:p>
          </table:table-cell>
          <table:table-cell office:value-type="string">
            <text:p>CO-18</text:p>
          </table:table-cell>
        </table:table-row>
        <table:table-row table:style-name="ro1">
          <table:table-cell office:value-type="string">
            <text:p>-102.0</text:p>
          </table:table-cell>
          <table:table-cell office:value-type="string">
            <text:p>72.3</text:p>
          </table:table-cell>
          <table:table-cell office:value-type="string">
            <text:p>CO</text:p>
          </table:table-cell>
          <table:table-cell office:value-type="string">
            <text:p>CO-18</text:p>
          </table:table-cell>
        </table:table-row>
        <table:table-row table:style-name="ro1">
          <table:table-cell office:value-type="string">
            <text:p>-100.9</text:p>
          </table:table-cell>
          <table:table-cell office:value-type="string">
            <text:p>72.3</text:p>
          </table:table-cell>
          <table:table-cell office:value-type="string">
            <text:p>CO</text:p>
          </table:table-cell>
          <table:table-cell office:value-type="string">
            <text:p>CO-18</text:p>
          </table:table-cell>
        </table:table-row>
        <table:table-row table:style-name="ro1">
          <table:table-cell office:value-type="string">
            <text:p>-99.9</text:p>
          </table:table-cell>
          <table:table-cell office:value-type="string">
            <text:p>71.8</text:p>
          </table:table-cell>
          <table:table-cell office:value-type="string">
            <text:p>CO</text:p>
          </table:table-cell>
          <table:table-cell office:value-type="string">
            <text:p>CO-18</text:p>
          </table:table-cell>
        </table:table-row>
        <table:table-row table:style-name="ro1">
          <table:table-cell office:value-type="string">
            <text:p>-99.0</text:p>
          </table:table-cell>
          <table:table-cell office:value-type="string">
            <text:p>71.3</text:p>
          </table:table-cell>
          <table:table-cell office:value-type="string">
            <text:p>CO</text:p>
          </table:table-cell>
          <table:table-cell office:value-type="string">
            <text:p>CO-18</text:p>
          </table:table-cell>
        </table:table-row>
        <table:table-row table:style-name="ro1">
          <table:table-cell office:value-type="string">
            <text:p>-97.8</text:p>
          </table:table-cell>
          <table:table-cell office:value-type="string">
            <text:p>71.7</text:p>
          </table:table-cell>
          <table:table-cell office:value-type="string">
            <text:p>CO</text:p>
          </table:table-cell>
          <table:table-cell office:value-type="string">
            <text:p>CO-18</text:p>
          </table:table-cell>
        </table:table-row>
        <table:table-row table:style-name="ro1">
          <table:table-cell office:value-type="string">
            <text:p>-96.4</text:p>
          </table:table-cell>
          <table:table-cell office:value-type="string">
            <text:p>71.8</text:p>
          </table:table-cell>
          <table:table-cell office:value-type="string">
            <text:p>CO</text:p>
          </table:table-cell>
          <table:table-cell office:value-type="string">
            <text:p>CO-18</text:p>
          </table:table-cell>
        </table:table-row>
        <table:table-row table:style-name="ro1">
          <table:table-cell office:value-type="string">
            <text:p>-96.3</text:p>
          </table:table-cell>
          <table:table-cell office:value-type="string">
            <text:p>72.4</text:p>
          </table:table-cell>
          <table:table-cell office:value-type="string">
            <text:p>CO</text:p>
          </table:table-cell>
          <table:table-cell office:value-type="string">
            <text:p>CO-18</text:p>
          </table:table-cell>
        </table:table-row>
        <table:table-row table:style-name="ro1">
          <table:table-cell office:value-type="string">
            <text:p>-96.7</text:p>
          </table:table-cell>
          <table:table-cell office:value-type="string">
            <text:p>73.0</text:p>
          </table:table-cell>
          <table:table-cell office:value-type="string">
            <text:p>CO</text:p>
          </table:table-cell>
          <table:table-cell office:value-type="string">
            <text:p>CO-18</text:p>
          </table:table-cell>
        </table:table-row>
        <table:table-row table:style-name="ro1">
          <table:table-cell office:value-type="string">
            <text:p>-98.1</text:p>
          </table:table-cell>
          <table:table-cell office:value-type="string">
            <text:p>73.2</text:p>
          </table:table-cell>
          <table:table-cell office:value-type="string">
            <text:p>CO</text:p>
          </table:table-cell>
          <table:table-cell office:value-type="string">
            <text:p>CO-18</text:p>
          </table:table-cell>
        </table:table-row>
        <table:table-row table:style-name="ro1">
          <table:table-cell office:value-type="string">
            <text:p>-97.1</text:p>
          </table:table-cell>
          <table:table-cell office:value-type="string">
            <text:p>73.6</text:p>
          </table:table-cell>
          <table:table-cell office:value-type="string">
            <text:p>CO</text:p>
          </table:table-cell>
          <table:table-cell office:value-type="string">
            <text:p>CO-18</text:p>
          </table:table-cell>
        </table:table-row>
        <table:table-row table:style-name="ro1">
          <table:table-cell office:value-type="string">
            <text:p>-97.7</text:p>
          </table:table-cell>
          <table:table-cell office:value-type="string">
            <text:p>74.1</text:p>
          </table:table-cell>
          <table:table-cell office:value-type="string">
            <text:p>CO</text:p>
          </table:table-cell>
          <table:table-cell office:value-type="string">
            <text:p>CO-18</text:p>
          </table:table-cell>
        </table:table-row>
        <table:table-row table:style-name="ro1">
          <table:table-cell office:value-type="string">
            <text:p>-98.8</text:p>
          </table:table-cell>
          <table:table-cell office:value-type="string">
            <text:p>73.9</text:p>
          </table:table-cell>
          <table:table-cell office:value-type="string">
            <text:p>CO</text:p>
          </table:table-cell>
          <table:table-cell office:value-type="string">
            <text:p>CO-18</text:p>
          </table:table-cell>
        </table:table-row>
        <table:table-row table:style-name="ro1">
          <table:table-cell office:value-type="string">
            <text:p>-100.2</text:p>
          </table:table-cell>
          <table:table-cell office:value-type="string">
            <text:p>74.0</text:p>
          </table:table-cell>
          <table:table-cell office:value-type="string">
            <text:p>CO</text:p>
          </table:table-cell>
          <table:table-cell office:value-type="string">
            <text:p>CO-18</text:p>
          </table:table-cell>
        </table:table-row>
        <table:table-row table:style-name="ro1">
          <table:table-cell office:value-type="string">
            <text:p>-101.3</text:p>
          </table:table-cell>
          <table:table-cell office:value-type="string">
            <text:p>73.8</text:p>
          </table:table-cell>
          <table:table-cell office:value-type="string">
            <text:p>CO</text:p>
          </table:table-cell>
          <table:table-cell office:value-type="string">
            <text:p>CO-18</text:p>
          </table:table-cell>
        </table:table-row>
        <table:table-row table:style-name="ro1">
          <table:table-cell office:value-type="string">
            <text:p>-101.4</text:p>
          </table:table-cell>
          <table:table-cell office:value-type="string">
            <text:p>73.5</text:p>
          </table:table-cell>
          <table:table-cell office:value-type="string">
            <text:p>CO</text:p>
          </table:table-cell>
          <table:table-cell office:value-type="string">
            <text:p>CO-18</text:p>
          </table:table-cell>
        </table:table-row>
        <table:table-row table:style-name="ro1">
          <table:table-cell office:value-type="string">
            <text:p>-100.5</text:p>
          </table:table-cell>
          <table:table-cell office:value-type="string">
            <text:p>73.0</text:p>
          </table:table-cell>
          <table:table-cell office:value-type="string">
            <text:p>CO</text:p>
          </table:table-cell>
          <table:table-cell office:value-type="string">
            <text:p>CO-18</text:p>
          </table:table-cell>
        </table:table-row>
        <table:table-row table:style-name="ro1">
          <table:table-cell office:value-type="string">
            <text:p>-102.0</text:p>
          </table:table-cell>
          <table:table-cell office:value-type="string">
            <text:p>73.1</text:p>
          </table:table-cell>
          <table:table-cell office:value-type="string">
            <text:p>CO</text:p>
          </table:table-cell>
          <table:table-cell office:value-type="string">
            <text:p>CO-18</text:p>
          </table:table-cell>
        </table:table-row>
        <table:table-row table:style-name="ro1">
          <table:table-cell office:value-type="string">
            <text:p>-102.9</text:p>
          </table:table-cell>
          <table:table-cell office:value-type="string">
            <text:p>72.9</text:p>
          </table:table-cell>
          <table:table-cell office:value-type="string">
            <text:p>CO</text:p>
          </table:table-cell>
          <table:table-cell office:value-type="string">
            <text:p>CO-18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117.8</text:p>
          </table:table-cell>
          <table:table-cell office:value-type="string">
            <text:p>75.3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16.3</text:p>
          </table:table-cell>
          <table:table-cell office:value-type="string">
            <text:p>75.1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15.3</text:p>
          </table:table-cell>
          <table:table-cell office:value-type="string">
            <text:p>75.0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14.3</text:p>
          </table:table-cell>
          <table:table-cell office:value-type="string">
            <text:p>75.3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13.2</text:p>
          </table:table-cell>
          <table:table-cell office:value-type="string">
            <text:p>74.9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14.5</text:p>
          </table:table-cell>
          <table:table-cell office:value-type="string">
            <text:p>74.7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14.0</text:p>
          </table:table-cell>
          <table:table-cell office:value-type="string">
            <text:p>74.5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12.8</text:p>
          </table:table-cell>
          <table:table-cell office:value-type="string">
            <text:p>74.4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11.7</text:p>
          </table:table-cell>
          <table:table-cell office:value-type="string">
            <text:p>74.5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10.7</text:p>
          </table:table-cell>
          <table:table-cell office:value-type="string">
            <text:p>74.8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09.5</text:p>
          </table:table-cell>
          <table:table-cell office:value-type="string">
            <text:p>75.0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07.4</text:p>
          </table:table-cell>
          <table:table-cell office:value-type="string">
            <text:p>75.0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06.2</text:p>
          </table:table-cell>
          <table:table-cell office:value-type="string">
            <text:p>75.0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06.0</text:p>
          </table:table-cell>
          <table:table-cell office:value-type="string">
            <text:p>75.5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05.7</text:p>
          </table:table-cell>
          <table:table-cell office:value-type="string">
            <text:p>75.9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07.0</text:p>
          </table:table-cell>
          <table:table-cell office:value-type="string">
            <text:p>76.0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08.6</text:p>
          </table:table-cell>
          <table:table-cell office:value-type="string">
            <text:p>76.3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09.2</text:p>
          </table:table-cell>
          <table:table-cell office:value-type="string">
            <text:p>76.8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10.0</text:p>
          </table:table-cell>
          <table:table-cell office:value-type="string">
            <text:p>76.6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10.7</text:p>
          </table:table-cell>
          <table:table-cell office:value-type="string">
            <text:p>76.3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09.8</text:p>
          </table:table-cell>
          <table:table-cell office:value-type="string">
            <text:p>76.1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10.1</text:p>
          </table:table-cell>
          <table:table-cell office:value-type="string">
            <text:p>75.8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09.4</text:p>
          </table:table-cell>
          <table:table-cell office:value-type="string">
            <text:p>75.5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11.4</text:p>
          </table:table-cell>
          <table:table-cell office:value-type="string">
            <text:p>75.6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12.0</text:p>
          </table:table-cell>
          <table:table-cell office:value-type="string">
            <text:p>75.9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12.8</text:p>
          </table:table-cell>
          <table:table-cell office:value-type="string">
            <text:p>76.2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14.3</text:p>
          </table:table-cell>
          <table:table-cell office:value-type="string">
            <text:p>76.4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15.7</text:p>
          </table:table-cell>
          <table:table-cell office:value-type="string">
            <text:p>76.5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16.4</text:p>
          </table:table-cell>
          <table:table-cell office:value-type="string">
            <text:p>76.1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17.2</text:p>
          </table:table-cell>
          <table:table-cell office:value-type="string">
            <text:p>75.7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-117.8</text:p>
          </table:table-cell>
          <table:table-cell office:value-type="string">
            <text:p>75.3</text:p>
          </table:table-cell>
          <table:table-cell office:value-type="string">
            <text:p>CO</text:p>
          </table:table-cell>
          <table:table-cell office:value-type="string">
            <text:p>CO-19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119.0</text:p>
          </table:table-cell>
          <table:table-cell office:value-type="string">
            <text:p>71.6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7.8</text:p>
          </table:table-cell>
          <table:table-cell office:value-type="string">
            <text:p>71.4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8.1</text:p>
          </table:table-cell>
          <table:table-cell office:value-type="string">
            <text:p>71.0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7.1</text:p>
          </table:table-cell>
          <table:table-cell office:value-type="string">
            <text:p>70.8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5.4</text:p>
          </table:table-cell>
          <table:table-cell office:value-type="string">
            <text:p>70.7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4.0</text:p>
          </table:table-cell>
          <table:table-cell office:value-type="string">
            <text:p>70.7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2.7</text:p>
          </table:table-cell>
          <table:table-cell office:value-type="string">
            <text:p>70.4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4.0</text:p>
          </table:table-cell>
          <table:table-cell office:value-type="string">
            <text:p>70.2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5.5</text:p>
          </table:table-cell>
          <table:table-cell office:value-type="string">
            <text:p>70.2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6.8</text:p>
          </table:table-cell>
          <table:table-cell office:value-type="string">
            <text:p>70.1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6.4</text:p>
          </table:table-cell>
          <table:table-cell office:value-type="string">
            <text:p>69.5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5.2</text:p>
          </table:table-cell>
          <table:table-cell office:value-type="string">
            <text:p>69.3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3.8</text:p>
          </table:table-cell>
          <table:table-cell office:value-type="string">
            <text:p>69.3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3.1</text:p>
          </table:table-cell>
          <table:table-cell office:value-type="string">
            <text:p>68.6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1.7</text:p>
          </table:table-cell>
          <table:table-cell office:value-type="string">
            <text:p>68.7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0.0</text:p>
          </table:table-cell>
          <table:table-cell office:value-type="string">
            <text:p>68.8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08.4</text:p>
          </table:table-cell>
          <table:table-cell office:value-type="string">
            <text:p>69.0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07.1</text:p>
          </table:table-cell>
          <table:table-cell office:value-type="string">
            <text:p>69.2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06.0</text:p>
          </table:table-cell>
          <table:table-cell office:value-type="string">
            <text:p>69.5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05.1</text:p>
          </table:table-cell>
          <table:table-cell office:value-type="string">
            <text:p>69.2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03.8</text:p>
          </table:table-cell>
          <table:table-cell office:value-type="string">
            <text:p>68.9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02.6</text:p>
          </table:table-cell>
          <table:table-cell office:value-type="string">
            <text:p>69.0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01.5</text:p>
          </table:table-cell>
          <table:table-cell office:value-type="string">
            <text:p>69.3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02.0</text:p>
          </table:table-cell>
          <table:table-cell office:value-type="string">
            <text:p>69.7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00.8</text:p>
          </table:table-cell>
          <table:table-cell office:value-type="string">
            <text:p>69.8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00.7</text:p>
          </table:table-cell>
          <table:table-cell office:value-type="string">
            <text:p>70.2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02.3</text:p>
          </table:table-cell>
          <table:table-cell office:value-type="string">
            <text:p>70.4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03.8</text:p>
          </table:table-cell>
          <table:table-cell office:value-type="string">
            <text:p>70.7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04.8</text:p>
          </table:table-cell>
          <table:table-cell office:value-type="string">
            <text:p>71.0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04.6</text:p>
          </table:table-cell>
          <table:table-cell office:value-type="string">
            <text:p>71.6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05.2</text:p>
          </table:table-cell>
          <table:table-cell office:value-type="string">
            <text:p>72.2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05.5</text:p>
          </table:table-cell>
          <table:table-cell office:value-type="string">
            <text:p>72.6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04.7</text:p>
          </table:table-cell>
          <table:table-cell office:value-type="string">
            <text:p>73.0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04.2</text:p>
          </table:table-cell>
          <table:table-cell office:value-type="string">
            <text:p>73.4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05.0</text:p>
          </table:table-cell>
          <table:table-cell office:value-type="string">
            <text:p>73.7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06.6</text:p>
          </table:table-cell>
          <table:table-cell office:value-type="string">
            <text:p>73.7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07.4</text:p>
          </table:table-cell>
          <table:table-cell office:value-type="string">
            <text:p>73.2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08.0</text:p>
          </table:table-cell>
          <table:table-cell office:value-type="string">
            <text:p>72.7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09.6</text:p>
          </table:table-cell>
          <table:table-cell office:value-type="string">
            <text:p>73.0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0.8</text:p>
          </table:table-cell>
          <table:table-cell office:value-type="string">
            <text:p>72.8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1.9</text:p>
          </table:table-cell>
          <table:table-cell office:value-type="string">
            <text:p>73.1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3.2</text:p>
          </table:table-cell>
          <table:table-cell office:value-type="string">
            <text:p>72.7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3.7</text:p>
          </table:table-cell>
          <table:table-cell office:value-type="string">
            <text:p>73.3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4.8</text:p>
          </table:table-cell>
          <table:table-cell office:value-type="string">
            <text:p>73.3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5.7</text:p>
          </table:table-cell>
          <table:table-cell office:value-type="string">
            <text:p>73.0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7.0</text:p>
          </table:table-cell>
          <table:table-cell office:value-type="string">
            <text:p>72.8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8.0</text:p>
          </table:table-cell>
          <table:table-cell office:value-type="string">
            <text:p>72.6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8.0</text:p>
          </table:table-cell>
          <table:table-cell office:value-type="string">
            <text:p>72.3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8.8</text:p>
          </table:table-cell>
          <table:table-cell office:value-type="string">
            <text:p>72.0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-119.0</text:p>
          </table:table-cell>
          <table:table-cell office:value-type="string">
            <text:p>71.6</text:p>
          </table:table-cell>
          <table:table-cell office:value-type="string">
            <text:p>CO</text:p>
          </table:table-cell>
          <table:table-cell office:value-type="string">
            <text:p>CO-20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125.3</text:p>
          </table:table-cell>
          <table:table-cell office:value-type="string">
            <text:p>72.1</text:p>
          </table:table-cell>
          <table:table-cell office:value-type="string">
            <text:p>CO</text:p>
          </table:table-cell>
          <table:table-cell office:value-type="string">
            <text:p>CO-21</text:p>
          </table:table-cell>
        </table:table-row>
        <table:table-row table:style-name="ro1">
          <table:table-cell office:value-type="string">
            <text:p>-123.8</text:p>
          </table:table-cell>
          <table:table-cell office:value-type="string">
            <text:p>71.7</text:p>
          </table:table-cell>
          <table:table-cell office:value-type="string">
            <text:p>CO</text:p>
          </table:table-cell>
          <table:table-cell office:value-type="string">
            <text:p>CO-21</text:p>
          </table:table-cell>
        </table:table-row>
        <table:table-row table:style-name="ro1">
          <table:table-cell office:value-type="string">
            <text:p>-123.1</text:p>
          </table:table-cell>
          <table:table-cell office:value-type="string">
            <text:p>71.1</text:p>
          </table:table-cell>
          <table:table-cell office:value-type="string">
            <text:p>CO</text:p>
          </table:table-cell>
          <table:table-cell office:value-type="string">
            <text:p>CO-21</text:p>
          </table:table-cell>
        </table:table-row>
        <table:table-row table:style-name="ro1">
          <table:table-cell office:value-type="string">
            <text:p>-121.8</text:p>
          </table:table-cell>
          <table:table-cell office:value-type="string">
            <text:p>71.3</text:p>
          </table:table-cell>
          <table:table-cell office:value-type="string">
            <text:p>CO</text:p>
          </table:table-cell>
          <table:table-cell office:value-type="string">
            <text:p>CO-21</text:p>
          </table:table-cell>
        </table:table-row>
        <table:table-row table:style-name="ro1">
          <table:table-cell office:value-type="string">
            <text:p>-120.6</text:p>
          </table:table-cell>
          <table:table-cell office:value-type="string">
            <text:p>71.4</text:p>
          </table:table-cell>
          <table:table-cell office:value-type="string">
            <text:p>CO</text:p>
          </table:table-cell>
          <table:table-cell office:value-type="string">
            <text:p>CO-21</text:p>
          </table:table-cell>
        </table:table-row>
        <table:table-row table:style-name="ro1">
          <table:table-cell office:value-type="string">
            <text:p>-119.7</text:p>
          </table:table-cell>
          <table:table-cell office:value-type="string">
            <text:p>71.9</text:p>
          </table:table-cell>
          <table:table-cell office:value-type="string">
            <text:p>CO</text:p>
          </table:table-cell>
          <table:table-cell office:value-type="string">
            <text:p>CO-21</text:p>
          </table:table-cell>
        </table:table-row>
        <table:table-row table:style-name="ro1">
          <table:table-cell office:value-type="string">
            <text:p>-119.3</text:p>
          </table:table-cell>
          <table:table-cell office:value-type="string">
            <text:p>72.6</text:p>
          </table:table-cell>
          <table:table-cell office:value-type="string">
            <text:p>CO</text:p>
          </table:table-cell>
          <table:table-cell office:value-type="string">
            <text:p>CO-21</text:p>
          </table:table-cell>
        </table:table-row>
        <table:table-row table:style-name="ro1">
          <table:table-cell office:value-type="string">
            <text:p>-117.8</text:p>
          </table:table-cell>
          <table:table-cell office:value-type="string">
            <text:p>72.9</text:p>
          </table:table-cell>
          <table:table-cell office:value-type="string">
            <text:p>CO</text:p>
          </table:table-cell>
          <table:table-cell office:value-type="string">
            <text:p>CO-21</text:p>
          </table:table-cell>
        </table:table-row>
        <table:table-row table:style-name="ro1">
          <table:table-cell office:value-type="string">
            <text:p>-116.5</text:p>
          </table:table-cell>
          <table:table-cell office:value-type="string">
            <text:p>73.2</text:p>
          </table:table-cell>
          <table:table-cell office:value-type="string">
            <text:p>CO</text:p>
          </table:table-cell>
          <table:table-cell office:value-type="string">
            <text:p>CO-21</text:p>
          </table:table-cell>
        </table:table-row>
        <table:table-row table:style-name="ro1">
          <table:table-cell office:value-type="string">
            <text:p>-115.1</text:p>
          </table:table-cell>
          <table:table-cell office:value-type="string">
            <text:p>73.5</text:p>
          </table:table-cell>
          <table:table-cell office:value-type="string">
            <text:p>CO</text:p>
          </table:table-cell>
          <table:table-cell office:value-type="string">
            <text:p>CO-21</text:p>
          </table:table-cell>
        </table:table-row>
        <table:table-row table:style-name="ro1">
          <table:table-cell office:value-type="string">
            <text:p>-116.6</text:p>
          </table:table-cell>
          <table:table-cell office:value-type="string">
            <text:p>73.8</text:p>
          </table:table-cell>
          <table:table-cell office:value-type="string">
            <text:p>CO</text:p>
          </table:table-cell>
          <table:table-cell office:value-type="string">
            <text:p>CO-21</text:p>
          </table:table-cell>
        </table:table-row>
        <table:table-row table:style-name="ro1">
          <table:table-cell office:value-type="string">
            <text:p>-117.6</text:p>
          </table:table-cell>
          <table:table-cell office:value-type="string">
            <text:p>74.3</text:p>
          </table:table-cell>
          <table:table-cell office:value-type="string">
            <text:p>CO</text:p>
          </table:table-cell>
          <table:table-cell office:value-type="string">
            <text:p>CO-21</text:p>
          </table:table-cell>
        </table:table-row>
        <table:table-row table:style-name="ro1">
          <table:table-cell office:value-type="string">
            <text:p>-119.4</text:p>
          </table:table-cell>
          <table:table-cell office:value-type="string">
            <text:p>74.3</text:p>
          </table:table-cell>
          <table:table-cell office:value-type="string">
            <text:p>CO</text:p>
          </table:table-cell>
          <table:table-cell office:value-type="string">
            <text:p>CO-21</text:p>
          </table:table-cell>
        </table:table-row>
        <table:table-row table:style-name="ro1">
          <table:table-cell office:value-type="string">
            <text:p>-121.2</text:p>
          </table:table-cell>
          <table:table-cell office:value-type="string">
            <text:p>74.5</text:p>
          </table:table-cell>
          <table:table-cell office:value-type="string">
            <text:p>CO</text:p>
          </table:table-cell>
          <table:table-cell office:value-type="string">
            <text:p>CO-21</text:p>
          </table:table-cell>
        </table:table-row>
        <table:table-row table:style-name="ro1">
          <table:table-cell office:value-type="string">
            <text:p>-122.7</text:p>
          </table:table-cell>
          <table:table-cell office:value-type="string">
            <text:p>74.3</text:p>
          </table:table-cell>
          <table:table-cell office:value-type="string">
            <text:p>CO</text:p>
          </table:table-cell>
          <table:table-cell office:value-type="string">
            <text:p>CO-21</text:p>
          </table:table-cell>
        </table:table-row>
        <table:table-row table:style-name="ro1">
          <table:table-cell office:value-type="string">
            <text:p>-124.4</text:p>
          </table:table-cell>
          <table:table-cell office:value-type="string">
            <text:p>74.1</text:p>
          </table:table-cell>
          <table:table-cell office:value-type="string">
            <text:p>CO</text:p>
          </table:table-cell>
          <table:table-cell office:value-type="string">
            <text:p>CO-21</text:p>
          </table:table-cell>
        </table:table-row>
        <table:table-row table:style-name="ro1">
          <table:table-cell office:value-type="string">
            <text:p>-123.7</text:p>
          </table:table-cell>
          <table:table-cell office:value-type="string">
            <text:p>73.5</text:p>
          </table:table-cell>
          <table:table-cell office:value-type="string">
            <text:p>CO</text:p>
          </table:table-cell>
          <table:table-cell office:value-type="string">
            <text:p>CO-21</text:p>
          </table:table-cell>
        </table:table-row>
        <table:table-row table:style-name="ro1">
          <table:table-cell office:value-type="string">
            <text:p>-124.0</text:p>
          </table:table-cell>
          <table:table-cell office:value-type="string">
            <text:p>73.0</text:p>
          </table:table-cell>
          <table:table-cell office:value-type="string">
            <text:p>CO</text:p>
          </table:table-cell>
          <table:table-cell office:value-type="string">
            <text:p>CO-21</text:p>
          </table:table-cell>
        </table:table-row>
        <table:table-row table:style-name="ro1">
          <table:table-cell office:value-type="string">
            <text:p>-124.7</text:p>
          </table:table-cell>
          <table:table-cell office:value-type="string">
            <text:p>72.5</text:p>
          </table:table-cell>
          <table:table-cell office:value-type="string">
            <text:p>CO</text:p>
          </table:table-cell>
          <table:table-cell office:value-type="string">
            <text:p>CO-21</text:p>
          </table:table-cell>
        </table:table-row>
        <table:table-row table:style-name="ro1">
          <table:table-cell office:value-type="string">
            <text:p>-125.3</text:p>
          </table:table-cell>
          <table:table-cell office:value-type="string">
            <text:p>72.1</text:p>
          </table:table-cell>
          <table:table-cell office:value-type="string">
            <text:p>CO</text:p>
          </table:table-cell>
          <table:table-cell office:value-type="string">
            <text:p>CO-21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73.0</text:p>
          </table:table-cell>
          <table:table-cell office:value-type="string">
            <text:p>78.2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71.7</text:p>
          </table:table-cell>
          <table:table-cell office:value-type="string">
            <text:p>77.9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70.3</text:p>
          </table:table-cell>
          <table:table-cell office:value-type="string">
            <text:p>77.9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70.0</text:p>
          </table:table-cell>
          <table:table-cell office:value-type="string">
            <text:p>77.6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68.4</text:p>
          </table:table-cell>
          <table:table-cell office:value-type="string">
            <text:p>77.3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70.0</text:p>
          </table:table-cell>
          <table:table-cell office:value-type="string">
            <text:p>77.3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71.2</text:p>
          </table:table-cell>
          <table:table-cell office:value-type="string">
            <text:p>77.0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70.3</text:p>
          </table:table-cell>
          <table:table-cell office:value-type="string">
            <text:p>76.8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68.8</text:p>
          </table:table-cell>
          <table:table-cell office:value-type="string">
            <text:p>76.6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69.5</text:p>
          </table:table-cell>
          <table:table-cell office:value-type="string">
            <text:p>76.4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68.5</text:p>
          </table:table-cell>
          <table:table-cell office:value-type="string">
            <text:p>76.1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66.6</text:p>
          </table:table-cell>
          <table:table-cell office:value-type="string">
            <text:p>75.9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65.3</text:p>
          </table:table-cell>
          <table:table-cell office:value-type="string">
            <text:p>76.1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63.4</text:p>
          </table:table-cell>
          <table:table-cell office:value-type="string">
            <text:p>76.2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61.7</text:p>
          </table:table-cell>
          <table:table-cell office:value-type="string">
            <text:p>76.2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60.0</text:p>
          </table:table-cell>
          <table:table-cell office:value-type="string">
            <text:p>75.8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8.3</text:p>
          </table:table-cell>
          <table:table-cell office:value-type="string">
            <text:p>75.7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8.3</text:p>
          </table:table-cell>
          <table:table-cell office:value-type="string">
            <text:p>75.3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7.5</text:p>
          </table:table-cell>
          <table:table-cell office:value-type="string">
            <text:p>75.0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6.5</text:p>
          </table:table-cell>
          <table:table-cell office:value-type="string">
            <text:p>74.5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6.5</text:p>
          </table:table-cell>
          <table:table-cell office:value-type="string">
            <text:p>74.0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5.7</text:p>
          </table:table-cell>
          <table:table-cell office:value-type="string">
            <text:p>73.6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5.5</text:p>
          </table:table-cell>
          <table:table-cell office:value-type="string">
            <text:p>73.2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5.8</text:p>
          </table:table-cell>
          <table:table-cell office:value-type="string">
            <text:p>72.6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5.3</text:p>
          </table:table-cell>
          <table:table-cell office:value-type="string">
            <text:p>72.2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5.7</text:p>
          </table:table-cell>
          <table:table-cell office:value-type="string">
            <text:p>71.7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5.2</text:p>
          </table:table-cell>
          <table:table-cell office:value-type="string">
            <text:p>71.4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4.0</text:p>
          </table:table-cell>
          <table:table-cell office:value-type="string">
            <text:p>71.4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3.3</text:p>
          </table:table-cell>
          <table:table-cell office:value-type="string">
            <text:p>71.8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2.7</text:p>
          </table:table-cell>
          <table:table-cell office:value-type="string">
            <text:p>71.2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1.6</text:p>
          </table:table-cell>
          <table:table-cell office:value-type="string">
            <text:p>71.0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1.3</text:p>
          </table:table-cell>
          <table:table-cell office:value-type="string">
            <text:p>70.5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2.8</text:p>
          </table:table-cell>
          <table:table-cell office:value-type="string">
            <text:p>70.8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4.2</text:p>
          </table:table-cell>
          <table:table-cell office:value-type="string">
            <text:p>70.8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4.6</text:p>
          </table:table-cell>
          <table:table-cell office:value-type="string">
            <text:p>70.3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4.8</text:p>
          </table:table-cell>
          <table:table-cell office:value-type="string">
            <text:p>69.7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3.7</text:p>
          </table:table-cell>
          <table:table-cell office:value-type="string">
            <text:p>69.3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2.2</text:p>
          </table:table-cell>
          <table:table-cell office:value-type="string">
            <text:p>69.5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1.3</text:p>
          </table:table-cell>
          <table:table-cell office:value-type="string">
            <text:p>69.9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0.8</text:p>
          </table:table-cell>
          <table:table-cell office:value-type="string">
            <text:p>69.3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1.0</text:p>
          </table:table-cell>
          <table:table-cell office:value-type="string">
            <text:p>68.6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2.6</text:p>
          </table:table-cell>
          <table:table-cell office:value-type="string">
            <text:p>68.6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3.3</text:p>
          </table:table-cell>
          <table:table-cell office:value-type="string">
            <text:p>68.2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3.7</text:p>
          </table:table-cell>
          <table:table-cell office:value-type="string">
            <text:p>67.6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3.8</text:p>
          </table:table-cell>
          <table:table-cell office:value-type="string">
            <text:p>67.0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3.5</text:p>
          </table:table-cell>
          <table:table-cell office:value-type="string">
            <text:p>66.5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3.5</text:p>
          </table:table-cell>
          <table:table-cell office:value-type="string">
            <text:p>66.0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2.4</text:p>
          </table:table-cell>
          <table:table-cell office:value-type="string">
            <text:p>65.5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2.0</text:p>
          </table:table-cell>
          <table:table-cell office:value-type="string">
            <text:p>64.9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2.0</text:p>
          </table:table-cell>
          <table:table-cell office:value-type="string">
            <text:p>64.3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1.3</text:p>
          </table:table-cell>
          <table:table-cell office:value-type="string">
            <text:p>64.0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1.3</text:p>
          </table:table-cell>
          <table:table-cell office:value-type="string">
            <text:p>63.6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0.3</text:p>
          </table:table-cell>
          <table:table-cell office:value-type="string">
            <text:p>62.8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0.1</text:p>
          </table:table-cell>
          <table:table-cell office:value-type="string">
            <text:p>62.5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49.5</text:p>
          </table:table-cell>
          <table:table-cell office:value-type="string">
            <text:p>61.9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49.0</text:p>
          </table:table-cell>
          <table:table-cell office:value-type="string">
            <text:p>61.4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48.0</text:p>
          </table:table-cell>
          <table:table-cell office:value-type="string">
            <text:p>60.8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46.7</text:p>
          </table:table-cell>
          <table:table-cell office:value-type="string">
            <text:p>60.8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45.8</text:p>
          </table:table-cell>
          <table:table-cell office:value-type="string">
            <text:p>60.6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45.2</text:p>
          </table:table-cell>
          <table:table-cell office:value-type="string">
            <text:p>60.2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43.9</text:p>
          </table:table-cell>
          <table:table-cell office:value-type="string">
            <text:p>59.8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43.3</text:p>
          </table:table-cell>
          <table:table-cell office:value-type="string">
            <text:p>60.0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42.8</text:p>
          </table:table-cell>
          <table:table-cell office:value-type="string">
            <text:p>60.5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42.7</text:p>
          </table:table-cell>
          <table:table-cell office:value-type="string">
            <text:p>61.0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42.5</text:p>
          </table:table-cell>
          <table:table-cell office:value-type="string">
            <text:p>61.5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42.0</text:p>
          </table:table-cell>
          <table:table-cell office:value-type="string">
            <text:p>62.0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42.4</text:p>
          </table:table-cell>
          <table:table-cell office:value-type="string">
            <text:p>62.7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41.5</text:p>
          </table:table-cell>
          <table:table-cell office:value-type="string">
            <text:p>63.0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40.8</text:p>
          </table:table-cell>
          <table:table-cell office:value-type="string">
            <text:p>63.5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40.5</text:p>
          </table:table-cell>
          <table:table-cell office:value-type="string">
            <text:p>64.0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40.4</text:p>
          </table:table-cell>
          <table:table-cell office:value-type="string">
            <text:p>64.5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41.0</text:p>
          </table:table-cell>
          <table:table-cell office:value-type="string">
            <text:p>65.2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40.0</text:p>
          </table:table-cell>
          <table:table-cell office:value-type="string">
            <text:p>65.1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39.7</text:p>
          </table:table-cell>
          <table:table-cell office:value-type="string">
            <text:p>65.5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38.5</text:p>
          </table:table-cell>
          <table:table-cell office:value-type="string">
            <text:p>65.7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37.0</text:p>
          </table:table-cell>
          <table:table-cell office:value-type="string">
            <text:p>65.7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35.7</text:p>
          </table:table-cell>
          <table:table-cell office:value-type="string">
            <text:p>66.0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34.7</text:p>
          </table:table-cell>
          <table:table-cell office:value-type="string">
            <text:p>66.3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33.9</text:p>
          </table:table-cell>
          <table:table-cell office:value-type="string">
            <text:p>66.7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33.4</text:p>
          </table:table-cell>
          <table:table-cell office:value-type="string">
            <text:p>67.1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33.0</text:p>
          </table:table-cell>
          <table:table-cell office:value-type="string">
            <text:p>67.5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32.2</text:p>
          </table:table-cell>
          <table:table-cell office:value-type="string">
            <text:p>67.9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31.3</text:p>
          </table:table-cell>
          <table:table-cell office:value-type="string">
            <text:p>68.2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30.0</text:p>
          </table:table-cell>
          <table:table-cell office:value-type="string">
            <text:p>68.2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8.7</text:p>
          </table:table-cell>
          <table:table-cell office:value-type="string">
            <text:p>68.4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7.5</text:p>
          </table:table-cell>
          <table:table-cell office:value-type="string">
            <text:p>68.6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6.2</text:p>
          </table:table-cell>
          <table:table-cell office:value-type="string">
            <text:p>68.8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5.3</text:p>
          </table:table-cell>
          <table:table-cell office:value-type="string">
            <text:p>69.1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4.2</text:p>
          </table:table-cell>
          <table:table-cell office:value-type="string">
            <text:p>69.4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3.2</text:p>
          </table:table-cell>
          <table:table-cell office:value-type="string">
            <text:p>69.8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2.5</text:p>
          </table:table-cell>
          <table:table-cell office:value-type="string">
            <text:p>70.1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3.8</text:p>
          </table:table-cell>
          <table:table-cell office:value-type="string">
            <text:p>70.2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5.1</text:p>
          </table:table-cell>
          <table:table-cell office:value-type="string">
            <text:p>70.4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6.3</text:p>
          </table:table-cell>
          <table:table-cell office:value-type="string">
            <text:p>70.2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6.3</text:p>
          </table:table-cell>
          <table:table-cell office:value-type="string">
            <text:p>70.4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5.3</text:p>
          </table:table-cell>
          <table:table-cell office:value-type="string">
            <text:p>70.7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5.5</text:p>
          </table:table-cell>
          <table:table-cell office:value-type="string">
            <text:p>71.2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4.5</text:p>
          </table:table-cell>
          <table:table-cell office:value-type="string">
            <text:p>71.3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4.2</text:p>
          </table:table-cell>
          <table:table-cell office:value-type="string">
            <text:p>71.0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4.0</text:p>
          </table:table-cell>
          <table:table-cell office:value-type="string">
            <text:p>70.6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3.1</text:p>
          </table:table-cell>
          <table:table-cell office:value-type="string">
            <text:p>70.4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1.8</text:p>
          </table:table-cell>
          <table:table-cell office:value-type="string">
            <text:p>70.5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1.7</text:p>
          </table:table-cell>
          <table:table-cell office:value-type="string">
            <text:p>71.0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1.7</text:p>
          </table:table-cell>
          <table:table-cell office:value-type="string">
            <text:p>71.4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2.6</text:p>
          </table:table-cell>
          <table:table-cell office:value-type="string">
            <text:p>71.8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3.7</text:p>
          </table:table-cell>
          <table:table-cell office:value-type="string">
            <text:p>72.2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4.6</text:p>
          </table:table-cell>
          <table:table-cell office:value-type="string">
            <text:p>72.5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3.3</text:p>
          </table:table-cell>
          <table:table-cell office:value-type="string">
            <text:p>72.3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2.0</text:p>
          </table:table-cell>
          <table:table-cell office:value-type="string">
            <text:p>72.1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1.7</text:p>
          </table:table-cell>
          <table:table-cell office:value-type="string">
            <text:p>72.4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2.0</text:p>
          </table:table-cell>
          <table:table-cell office:value-type="string">
            <text:p>72.9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3.0</text:p>
          </table:table-cell>
          <table:table-cell office:value-type="string">
            <text:p>73.0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2.2</text:p>
          </table:table-cell>
          <table:table-cell office:value-type="string">
            <text:p>73.3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1.6</text:p>
          </table:table-cell>
          <table:table-cell office:value-type="string">
            <text:p>73.4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0.3</text:p>
          </table:table-cell>
          <table:table-cell office:value-type="string">
            <text:p>73.5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0.3</text:p>
          </table:table-cell>
          <table:table-cell office:value-type="string">
            <text:p>73.8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1.5</text:p>
          </table:table-cell>
          <table:table-cell office:value-type="string">
            <text:p>74.0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19.2</text:p>
          </table:table-cell>
          <table:table-cell office:value-type="string">
            <text:p>74.3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18.8</text:p>
          </table:table-cell>
          <table:table-cell office:value-type="string">
            <text:p>74.7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0.1</text:p>
          </table:table-cell>
          <table:table-cell office:value-type="string">
            <text:p>74.7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19.4</text:p>
          </table:table-cell>
          <table:table-cell office:value-type="string">
            <text:p>75.2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19.4</text:p>
          </table:table-cell>
          <table:table-cell office:value-type="string">
            <text:p>75.7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0.0</text:p>
          </table:table-cell>
          <table:table-cell office:value-type="string">
            <text:p>76.2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1.5</text:p>
          </table:table-cell>
          <table:table-cell office:value-type="string">
            <text:p>76.3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1.4</text:p>
          </table:table-cell>
          <table:table-cell office:value-type="string">
            <text:p>76.7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0.3</text:p>
          </table:table-cell>
          <table:table-cell office:value-type="string">
            <text:p>76.9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18.4</text:p>
          </table:table-cell>
          <table:table-cell office:value-type="string">
            <text:p>76.8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18.2</text:p>
          </table:table-cell>
          <table:table-cell office:value-type="string">
            <text:p>77.1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18.8</text:p>
          </table:table-cell>
          <table:table-cell office:value-type="string">
            <text:p>77.6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19.7</text:p>
          </table:table-cell>
          <table:table-cell office:value-type="string">
            <text:p>77.9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19.2</text:p>
          </table:table-cell>
          <table:table-cell office:value-type="string">
            <text:p>78.4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19.5</text:p>
          </table:table-cell>
          <table:table-cell office:value-type="string">
            <text:p>78.8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18.5</text:p>
          </table:table-cell>
          <table:table-cell office:value-type="string">
            <text:p>79.1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18.1</text:p>
          </table:table-cell>
          <table:table-cell office:value-type="string">
            <text:p>79.5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17.2</text:p>
          </table:table-cell>
          <table:table-cell office:value-type="string">
            <text:p>80.0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15.8</text:p>
          </table:table-cell>
          <table:table-cell office:value-type="string">
            <text:p>80.4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14.3</text:p>
          </table:table-cell>
          <table:table-cell office:value-type="string">
            <text:p>80.8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11.7</text:p>
          </table:table-cell>
          <table:table-cell office:value-type="string">
            <text:p>81.3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13.2</text:p>
          </table:table-cell>
          <table:table-cell office:value-type="string">
            <text:p>81.7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16.4</text:p>
          </table:table-cell>
          <table:table-cell office:value-type="string">
            <text:p>81.8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18.2</text:p>
          </table:table-cell>
          <table:table-cell office:value-type="string">
            <text:p>81.5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19.5</text:p>
          </table:table-cell>
          <table:table-cell office:value-type="string">
            <text:p>81.6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0.7</text:p>
          </table:table-cell>
          <table:table-cell office:value-type="string">
            <text:p>81.3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2.5</text:p>
          </table:table-cell>
          <table:table-cell office:value-type="string">
            <text:p>81.1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4.8</text:p>
          </table:table-cell>
          <table:table-cell office:value-type="string">
            <text:p>80.9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3.7</text:p>
          </table:table-cell>
          <table:table-cell office:value-type="string">
            <text:p>81.4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2.0</text:p>
          </table:table-cell>
          <table:table-cell office:value-type="string">
            <text:p>81.6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1.3</text:p>
          </table:table-cell>
          <table:table-cell office:value-type="string">
            <text:p>81.8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1.7</text:p>
          </table:table-cell>
          <table:table-cell office:value-type="string">
            <text:p>82.1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3.7</text:p>
          </table:table-cell>
          <table:table-cell office:value-type="string">
            <text:p>82.0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3.7</text:p>
          </table:table-cell>
          <table:table-cell office:value-type="string">
            <text:p>81.8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5.3</text:p>
          </table:table-cell>
          <table:table-cell office:value-type="string">
            <text:p>81.7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5.3</text:p>
          </table:table-cell>
          <table:table-cell office:value-type="string">
            <text:p>82.1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9.8</text:p>
          </table:table-cell>
          <table:table-cell office:value-type="string">
            <text:p>82.1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8.2</text:p>
          </table:table-cell>
          <table:table-cell office:value-type="string">
            <text:p>82.3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5.6</text:p>
          </table:table-cell>
          <table:table-cell office:value-type="string">
            <text:p>82.2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2.2</text:p>
          </table:table-cell>
          <table:table-cell office:value-type="string">
            <text:p>82.3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0.0</text:p>
          </table:table-cell>
          <table:table-cell office:value-type="string">
            <text:p>82.6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1.7</text:p>
          </table:table-cell>
          <table:table-cell office:value-type="string">
            <text:p>82.8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4.0</text:p>
          </table:table-cell>
          <table:table-cell office:value-type="string">
            <text:p>83.0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4.8</text:p>
          </table:table-cell>
          <table:table-cell office:value-type="string">
            <text:p>83.3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27.3</text:p>
          </table:table-cell>
          <table:table-cell office:value-type="string">
            <text:p>83.5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31.5</text:p>
          </table:table-cell>
          <table:table-cell office:value-type="string">
            <text:p>83.6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36.0</text:p>
          </table:table-cell>
          <table:table-cell office:value-type="string">
            <text:p>83.7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39.5</text:p>
          </table:table-cell>
          <table:table-cell office:value-type="string">
            <text:p>83.4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44.0</text:p>
          </table:table-cell>
          <table:table-cell office:value-type="string">
            <text:p>83.2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46.5</text:p>
          </table:table-cell>
          <table:table-cell office:value-type="string">
            <text:p>82.8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47.3</text:p>
          </table:table-cell>
          <table:table-cell office:value-type="string">
            <text:p>82.4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0.5</text:p>
          </table:table-cell>
          <table:table-cell office:value-type="string">
            <text:p>82.5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1.3</text:p>
          </table:table-cell>
          <table:table-cell office:value-type="string">
            <text:p>82.0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4.5</text:p>
          </table:table-cell>
          <table:table-cell office:value-type="string">
            <text:p>82.3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59.3</text:p>
          </table:table-cell>
          <table:table-cell office:value-type="string">
            <text:p>82.1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62.0</text:p>
          </table:table-cell>
          <table:table-cell office:value-type="string">
            <text:p>81.8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61.3</text:p>
          </table:table-cell>
          <table:table-cell office:value-type="string">
            <text:p>81.4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61.8</text:p>
          </table:table-cell>
          <table:table-cell office:value-type="string">
            <text:p>81.1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63.8</text:p>
          </table:table-cell>
          <table:table-cell office:value-type="string">
            <text:p>81.2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65.0</text:p>
          </table:table-cell>
          <table:table-cell office:value-type="string">
            <text:p>80.9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66.7</text:p>
          </table:table-cell>
          <table:table-cell office:value-type="string">
            <text:p>80.5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67.7</text:p>
          </table:table-cell>
          <table:table-cell office:value-type="string">
            <text:p>80.1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65.0</text:p>
          </table:table-cell>
          <table:table-cell office:value-type="string">
            <text:p>80.1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64.5</text:p>
          </table:table-cell>
          <table:table-cell office:value-type="string">
            <text:p>79.8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65.7</text:p>
          </table:table-cell>
          <table:table-cell office:value-type="string">
            <text:p>79.2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68.7</text:p>
          </table:table-cell>
          <table:table-cell office:value-type="string">
            <text:p>79.0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70.3</text:p>
          </table:table-cell>
          <table:table-cell office:value-type="string">
            <text:p>78.8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72.3</text:p>
          </table:table-cell>
          <table:table-cell office:value-type="string">
            <text:p>78.6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-73.0</text:p>
          </table:table-cell>
          <table:table-cell office:value-type="string">
            <text:p>78.2</text:p>
          </table:table-cell>
          <table:table-cell office:value-type="string">
            <text:p>CO</text:p>
          </table:table-cell>
          <table:table-cell office:value-type="string">
            <text:p>CO-22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24.3</text:p>
          </table:table-cell>
          <table:table-cell office:value-type="string">
            <text:p>65.5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23.6</text:p>
          </table:table-cell>
          <table:table-cell office:value-type="string">
            <text:p>65.4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22.8</text:p>
          </table:table-cell>
          <table:table-cell office:value-type="string">
            <text:p>65.6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22.1</text:p>
          </table:table-cell>
          <table:table-cell office:value-type="string">
            <text:p>65.4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22.8</text:p>
          </table:table-cell>
          <table:table-cell office:value-type="string">
            <text:p>65.1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24.0</text:p>
          </table:table-cell>
          <table:table-cell office:value-type="string">
            <text:p>64.8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22.6</text:p>
          </table:table-cell>
          <table:table-cell office:value-type="string">
            <text:p>64.8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22.0</text:p>
          </table:table-cell>
          <table:table-cell office:value-type="string">
            <text:p>64.3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22.8</text:p>
          </table:table-cell>
          <table:table-cell office:value-type="string">
            <text:p>63.8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21.0</text:p>
          </table:table-cell>
          <table:table-cell office:value-type="string">
            <text:p>63.8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20.0</text:p>
          </table:table-cell>
          <table:table-cell office:value-type="string">
            <text:p>63.6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18.8</text:p>
          </table:table-cell>
          <table:table-cell office:value-type="string">
            <text:p>63.4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17.7</text:p>
          </table:table-cell>
          <table:table-cell office:value-type="string">
            <text:p>63.8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16.7</text:p>
          </table:table-cell>
          <table:table-cell office:value-type="string">
            <text:p>63.8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15.8</text:p>
          </table:table-cell>
          <table:table-cell office:value-type="string">
            <text:p>64.2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14.5</text:p>
          </table:table-cell>
          <table:table-cell office:value-type="string">
            <text:p>64.4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13.7</text:p>
          </table:table-cell>
          <table:table-cell office:value-type="string">
            <text:p>64.9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13.7</text:p>
          </table:table-cell>
          <table:table-cell office:value-type="string">
            <text:p>65.5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14.7</text:p>
          </table:table-cell>
          <table:table-cell office:value-type="string">
            <text:p>65.8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14.7</text:p>
          </table:table-cell>
          <table:table-cell office:value-type="string">
            <text:p>66.3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15.7</text:p>
          </table:table-cell>
          <table:table-cell office:value-type="string">
            <text:p>66.3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16.3</text:p>
          </table:table-cell>
          <table:table-cell office:value-type="string">
            <text:p>66.5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16.8</text:p>
          </table:table-cell>
          <table:table-cell office:value-type="string">
            <text:p>66.2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17.6</text:p>
          </table:table-cell>
          <table:table-cell office:value-type="string">
            <text:p>66.0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18.2</text:p>
          </table:table-cell>
          <table:table-cell office:value-type="string">
            <text:p>66.2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19.2</text:p>
          </table:table-cell>
          <table:table-cell office:value-type="string">
            <text:p>66.1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19.7</text:p>
          </table:table-cell>
          <table:table-cell office:value-type="string">
            <text:p>65.8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20.3</text:p>
          </table:table-cell>
          <table:table-cell office:value-type="string">
            <text:p>66.1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20.3</text:p>
          </table:table-cell>
          <table:table-cell office:value-type="string">
            <text:p>65.6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21.4</text:p>
          </table:table-cell>
          <table:table-cell office:value-type="string">
            <text:p>65.4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21.5</text:p>
          </table:table-cell>
          <table:table-cell office:value-type="string">
            <text:p>66.0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22.2</text:p>
          </table:table-cell>
          <table:table-cell office:value-type="string">
            <text:p>66.3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23.0</text:p>
          </table:table-cell>
          <table:table-cell office:value-type="string">
            <text:p>66.4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23.0</text:p>
          </table:table-cell>
          <table:table-cell office:value-type="string">
            <text:p>66.2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23.7</text:p>
          </table:table-cell>
          <table:table-cell office:value-type="string">
            <text:p>66.2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23.8</text:p>
          </table:table-cell>
          <table:table-cell office:value-type="string">
            <text:p>65.8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-24.3</text:p>
          </table:table-cell>
          <table:table-cell office:value-type="string">
            <text:p>65.5</text:p>
          </table:table-cell>
          <table:table-cell office:value-type="string">
            <text:p>CO</text:p>
          </table:table-cell>
          <table:table-cell office:value-type="string">
            <text:p>CO-23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9.3</text:p>
          </table:table-cell>
          <table:table-cell office:value-type="string">
            <text:p>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3</text:p>
          </table:table-cell>
          <table:table-cell office:value-type="string">
            <text:p>-0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.8</text:p>
          </table:table-cell>
          <table:table-cell office:value-type="string">
            <text:p>-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0</text:p>
          </table:table-cell>
          <table:table-cell office:value-type="string">
            <text:p>-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2</text:p>
          </table:table-cell>
          <table:table-cell office:value-type="string">
            <text:p>-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5</text:p>
          </table:table-cell>
          <table:table-cell office:value-type="string">
            <text:p>-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8</text:p>
          </table:table-cell>
          <table:table-cell office:value-type="string">
            <text:p>-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3</text:p>
          </table:table-cell>
          <table:table-cell office:value-type="string">
            <text:p>-3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7</text:p>
          </table:table-cell>
          <table:table-cell office:value-type="string">
            <text:p>-3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.0</text:p>
          </table:table-cell>
          <table:table-cell office:value-type="string">
            <text:p>-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.3</text:p>
          </table:table-cell>
          <table:table-cell office:value-type="string">
            <text:p>-4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.6</text:p>
          </table:table-cell>
          <table:table-cell office:value-type="string">
            <text:p>-4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.9</text:p>
          </table:table-cell>
          <table:table-cell office:value-type="string">
            <text:p>-4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2</text:p>
          </table:table-cell>
          <table:table-cell office:value-type="string">
            <text:p>-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2</text:p>
          </table:table-cell>
          <table:table-cell office:value-type="string">
            <text:p>-5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2</text:p>
          </table:table-cell>
          <table:table-cell office:value-type="string">
            <text:p>-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3</text:p>
          </table:table-cell>
          <table:table-cell office:value-type="string">
            <text:p>-6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4</text:p>
          </table:table-cell>
          <table:table-cell office:value-type="string">
            <text:p>-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4</text:p>
          </table:table-cell>
          <table:table-cell office:value-type="string">
            <text:p>-6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7</text:p>
          </table:table-cell>
          <table:table-cell office:value-type="string">
            <text:p>-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9</text:p>
          </table:table-cell>
          <table:table-cell office:value-type="string">
            <text:p>-7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0</text:p>
          </table:table-cell>
          <table:table-cell office:value-type="string">
            <text:p>-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3</text:p>
          </table:table-cell>
          <table:table-cell office:value-type="string">
            <text:p>-8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4</text:p>
          </table:table-cell>
          <table:table-cell office:value-type="string">
            <text:p>-8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0</text:p>
          </table:table-cell>
          <table:table-cell office:value-type="string">
            <text:p>-9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2</text:p>
          </table:table-cell>
          <table:table-cell office:value-type="string">
            <text:p>-9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3</text:p>
          </table:table-cell>
          <table:table-cell office:value-type="string">
            <text:p>-9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6</text:p>
          </table:table-cell>
          <table:table-cell office:value-type="string">
            <text:p>-1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8</text:p>
          </table:table-cell>
          <table:table-cell office:value-type="string">
            <text:p>-1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9</text:p>
          </table:table-cell>
          <table:table-cell office:value-type="string">
            <text:p>-1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8</text:p>
          </table:table-cell>
          <table:table-cell office:value-type="string">
            <text:p>-1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7</text:p>
          </table:table-cell>
          <table:table-cell office:value-type="string">
            <text:p>-1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4</text:p>
          </table:table-cell>
          <table:table-cell office:value-type="string">
            <text:p>-1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0</text:p>
          </table:table-cell>
          <table:table-cell office:value-type="string">
            <text:p>-12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7</text:p>
          </table:table-cell>
          <table:table-cell office:value-type="string">
            <text:p>-1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5</text:p>
          </table:table-cell>
          <table:table-cell office:value-type="string">
            <text:p>-13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3</text:p>
          </table:table-cell>
          <table:table-cell office:value-type="string">
            <text:p>-14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2</text:p>
          </table:table-cell>
          <table:table-cell office:value-type="string">
            <text:p>-15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1</text:p>
          </table:table-cell>
          <table:table-cell office:value-type="string">
            <text:p>-15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.8</text:p>
          </table:table-cell>
          <table:table-cell office:value-type="string">
            <text:p>-16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.8</text:p>
          </table:table-cell>
          <table:table-cell office:value-type="string">
            <text:p>-1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.8</text:p>
          </table:table-cell>
          <table:table-cell office:value-type="string">
            <text:p>-1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.8</text:p>
          </table:table-cell>
          <table:table-cell office:value-type="string">
            <text:p>-17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.8</text:p>
          </table:table-cell>
          <table:table-cell office:value-type="string">
            <text:p>-17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1</text:p>
          </table:table-cell>
          <table:table-cell office:value-type="string">
            <text:p>-18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4</text:p>
          </table:table-cell>
          <table:table-cell office:value-type="string">
            <text:p>-1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7</text:p>
          </table:table-cell>
          <table:table-cell office:value-type="string">
            <text:p>-1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9</text:p>
          </table:table-cell>
          <table:table-cell office:value-type="string">
            <text:p>-19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3</text:p>
          </table:table-cell>
          <table:table-cell office:value-type="string">
            <text:p>-2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4</text:p>
          </table:table-cell>
          <table:table-cell office:value-type="string">
            <text:p>-2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8</text:p>
          </table:table-cell>
          <table:table-cell office:value-type="string">
            <text:p>-2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9</text:p>
          </table:table-cell>
          <table:table-cell office:value-type="string">
            <text:p>-21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3</text:p>
          </table:table-cell>
          <table:table-cell office:value-type="string">
            <text:p>-22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5</text:p>
          </table:table-cell>
          <table:table-cell office:value-type="string">
            <text:p>-22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4</text:p>
          </table:table-cell>
          <table:table-cell office:value-type="string">
            <text:p>-22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5</text:p>
          </table:table-cell>
          <table:table-cell office:value-type="string">
            <text:p>-23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5</text:p>
          </table:table-cell>
          <table:table-cell office:value-type="string">
            <text:p>-24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6</text:p>
          </table:table-cell>
          <table:table-cell office:value-type="string">
            <text:p>-24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8</text:p>
          </table:table-cell>
          <table:table-cell office:value-type="string">
            <text:p>-25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8</text:p>
          </table:table-cell>
          <table:table-cell office:value-type="string">
            <text:p>-25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9</text:p>
          </table:table-cell>
          <table:table-cell office:value-type="string">
            <text:p>-25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1</text:p>
          </table:table-cell>
          <table:table-cell office:value-type="string">
            <text:p>-26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3</text:p>
          </table:table-cell>
          <table:table-cell office:value-type="string">
            <text:p>-2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3</text:p>
          </table:table-cell>
          <table:table-cell office:value-type="string">
            <text:p>-27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7</text:p>
          </table:table-cell>
          <table:table-cell office:value-type="string">
            <text:p>-2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9</text:p>
          </table:table-cell>
          <table:table-cell office:value-type="string">
            <text:p>-2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4</text:p>
          </table:table-cell>
          <table:table-cell office:value-type="string">
            <text:p>-28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8</text:p>
          </table:table-cell>
          <table:table-cell office:value-type="string">
            <text:p>-2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9</text:p>
          </table:table-cell>
          <table:table-cell office:value-type="string">
            <text:p>-29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2</text:p>
          </table:table-cell>
          <table:table-cell office:value-type="string">
            <text:p>-3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3</text:p>
          </table:table-cell>
          <table:table-cell office:value-type="string">
            <text:p>-30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6</text:p>
          </table:table-cell>
          <table:table-cell office:value-type="string">
            <text:p>-31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9</text:p>
          </table:table-cell>
          <table:table-cell office:value-type="string">
            <text:p>-31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8.3</text:p>
          </table:table-cell>
          <table:table-cell office:value-type="string">
            <text:p>-32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8.3</text:p>
          </table:table-cell>
          <table:table-cell office:value-type="string">
            <text:p>-32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8.1</text:p>
          </table:table-cell>
          <table:table-cell office:value-type="string">
            <text:p>-3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8</text:p>
          </table:table-cell>
          <table:table-cell office:value-type="string">
            <text:p>-3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8.3</text:p>
          </table:table-cell>
          <table:table-cell office:value-type="string">
            <text:p>-33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8.4</text:p>
          </table:table-cell>
          <table:table-cell office:value-type="string">
            <text:p>-33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8.4</text:p>
          </table:table-cell>
          <table:table-cell office:value-type="string">
            <text:p>-3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8.8</text:p>
          </table:table-cell>
          <table:table-cell office:value-type="string">
            <text:p>-34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9.2</text:p>
          </table:table-cell>
          <table:table-cell office:value-type="string">
            <text:p>-34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9.6</text:p>
          </table:table-cell>
          <table:table-cell office:value-type="string">
            <text:p>-3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0.2</text:p>
          </table:table-cell>
          <table:table-cell office:value-type="string">
            <text:p>-3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0.5</text:p>
          </table:table-cell>
          <table:table-cell office:value-type="string">
            <text:p>-34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1.1</text:p>
          </table:table-cell>
          <table:table-cell office:value-type="string">
            <text:p>-34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1.8</text:p>
          </table:table-cell>
          <table:table-cell office:value-type="string">
            <text:p>-34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2.1</text:p>
          </table:table-cell>
          <table:table-cell office:value-type="string">
            <text:p>-34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2.7</text:p>
          </table:table-cell>
          <table:table-cell office:value-type="string">
            <text:p>-34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3.3</text:p>
          </table:table-cell>
          <table:table-cell office:value-type="string">
            <text:p>-34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3.7</text:p>
          </table:table-cell>
          <table:table-cell office:value-type="string">
            <text:p>-34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4.3</text:p>
          </table:table-cell>
          <table:table-cell office:value-type="string">
            <text:p>-34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4.8</text:p>
          </table:table-cell>
          <table:table-cell office:value-type="string">
            <text:p>-3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5.1</text:p>
          </table:table-cell>
          <table:table-cell office:value-type="string">
            <text:p>-34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5.8</text:p>
          </table:table-cell>
          <table:table-cell office:value-type="string">
            <text:p>-34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6.0</text:p>
          </table:table-cell>
          <table:table-cell office:value-type="string">
            <text:p>-3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6.6</text:p>
          </table:table-cell>
          <table:table-cell office:value-type="string">
            <text:p>-3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7.1</text:p>
          </table:table-cell>
          <table:table-cell office:value-type="string">
            <text:p>-3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7.5</text:p>
          </table:table-cell>
          <table:table-cell office:value-type="string">
            <text:p>-3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8.1</text:p>
          </table:table-cell>
          <table:table-cell office:value-type="string">
            <text:p>-33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8.5</text:p>
          </table:table-cell>
          <table:table-cell office:value-type="string">
            <text:p>-3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8.8</text:p>
          </table:table-cell>
          <table:table-cell office:value-type="string">
            <text:p>-32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9.3</text:p>
          </table:table-cell>
          <table:table-cell office:value-type="string">
            <text:p>-32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9.6</text:p>
          </table:table-cell>
          <table:table-cell office:value-type="string">
            <text:p>-31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0.0</text:p>
          </table:table-cell>
          <table:table-cell office:value-type="string">
            <text:p>-3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0.4</text:p>
          </table:table-cell>
          <table:table-cell office:value-type="string">
            <text:p>-3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0.7</text:p>
          </table:table-cell>
          <table:table-cell office:value-type="string">
            <text:p>-30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0.9</text:p>
          </table:table-cell>
          <table:table-cell office:value-type="string">
            <text:p>-3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1.3</text:p>
          </table:table-cell>
          <table:table-cell office:value-type="string">
            <text:p>-29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1.5</text:p>
          </table:table-cell>
          <table:table-cell office:value-type="string">
            <text:p>-29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2.0</text:p>
          </table:table-cell>
          <table:table-cell office:value-type="string">
            <text:p>-2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2.4</text:p>
          </table:table-cell>
          <table:table-cell office:value-type="string">
            <text:p>-28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2.6</text:p>
          </table:table-cell>
          <table:table-cell office:value-type="string">
            <text:p>-28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2.8</text:p>
          </table:table-cell>
          <table:table-cell office:value-type="string">
            <text:p>-27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2.9</text:p>
          </table:table-cell>
          <table:table-cell office:value-type="string">
            <text:p>-2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2.9</text:p>
          </table:table-cell>
          <table:table-cell office:value-type="string">
            <text:p>-26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2.9</text:p>
          </table:table-cell>
          <table:table-cell office:value-type="string">
            <text:p>-2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2.6</text:p>
          </table:table-cell>
          <table:table-cell office:value-type="string">
            <text:p>-26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2.9</text:p>
          </table:table-cell>
          <table:table-cell office:value-type="string">
            <text:p>-25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3.4</text:p>
          </table:table-cell>
          <table:table-cell office:value-type="string">
            <text:p>-2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3.8</text:p>
          </table:table-cell>
          <table:table-cell office:value-type="string">
            <text:p>-25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4</text:p>
          </table:table-cell>
          <table:table-cell office:value-type="string">
            <text:p>-24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9</text:p>
          </table:table-cell>
          <table:table-cell office:value-type="string">
            <text:p>-24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3</text:p>
          </table:table-cell>
          <table:table-cell office:value-type="string">
            <text:p>-24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5</text:p>
          </table:table-cell>
          <table:table-cell office:value-type="string">
            <text:p>-24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4</text:p>
          </table:table-cell>
          <table:table-cell office:value-type="string">
            <text:p>-23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5</text:p>
          </table:table-cell>
          <table:table-cell office:value-type="string">
            <text:p>-23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5</text:p>
          </table:table-cell>
          <table:table-cell office:value-type="string">
            <text:p>-22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3</text:p>
          </table:table-cell>
          <table:table-cell office:value-type="string">
            <text:p>-22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2</text:p>
          </table:table-cell>
          <table:table-cell office:value-type="string">
            <text:p>-21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0</text:p>
          </table:table-cell>
          <table:table-cell office:value-type="string">
            <text:p>-2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7</text:p>
          </table:table-cell>
          <table:table-cell office:value-type="string">
            <text:p>-20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8</text:p>
          </table:table-cell>
          <table:table-cell office:value-type="string">
            <text:p>-2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2</text:p>
          </table:table-cell>
          <table:table-cell office:value-type="string">
            <text:p>-19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5</text:p>
          </table:table-cell>
          <table:table-cell office:value-type="string">
            <text:p>-19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8</text:p>
          </table:table-cell>
          <table:table-cell office:value-type="string">
            <text:p>-1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6.3</text:p>
          </table:table-cell>
          <table:table-cell office:value-type="string">
            <text:p>-1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6.7</text:p>
          </table:table-cell>
          <table:table-cell office:value-type="string">
            <text:p>-1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7.0</text:p>
          </table:table-cell>
          <table:table-cell office:value-type="string">
            <text:p>-17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7.3</text:p>
          </table:table-cell>
          <table:table-cell office:value-type="string">
            <text:p>-17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7.8</text:p>
          </table:table-cell>
          <table:table-cell office:value-type="string">
            <text:p>-17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8.3</text:p>
          </table:table-cell>
          <table:table-cell office:value-type="string">
            <text:p>-17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8.9</text:p>
          </table:table-cell>
          <table:table-cell office:value-type="string">
            <text:p>-17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3</text:p>
          </table:table-cell>
          <table:table-cell office:value-type="string">
            <text:p>-1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8</text:p>
          </table:table-cell>
          <table:table-cell office:value-type="string">
            <text:p>-1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1</text:p>
          </table:table-cell>
          <table:table-cell office:value-type="string">
            <text:p>-16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4</text:p>
          </table:table-cell>
          <table:table-cell office:value-type="string">
            <text:p>-15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7</text:p>
          </table:table-cell>
          <table:table-cell office:value-type="string">
            <text:p>-15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8</text:p>
          </table:table-cell>
          <table:table-cell office:value-type="string">
            <text:p>-14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6</text:p>
          </table:table-cell>
          <table:table-cell office:value-type="string">
            <text:p>-14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6</text:p>
          </table:table-cell>
          <table:table-cell office:value-type="string">
            <text:p>-13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4</text:p>
          </table:table-cell>
          <table:table-cell office:value-type="string">
            <text:p>-13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5</text:p>
          </table:table-cell>
          <table:table-cell office:value-type="string">
            <text:p>-12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5</text:p>
          </table:table-cell>
          <table:table-cell office:value-type="string">
            <text:p>-12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4</text:p>
          </table:table-cell>
          <table:table-cell office:value-type="string">
            <text:p>-1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5</text:p>
          </table:table-cell>
          <table:table-cell office:value-type="string">
            <text:p>-11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5</text:p>
          </table:table-cell>
          <table:table-cell office:value-type="string">
            <text:p>-1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5</text:p>
          </table:table-cell>
          <table:table-cell office:value-type="string">
            <text:p>-10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2</text:p>
          </table:table-cell>
          <table:table-cell office:value-type="string">
            <text:p>-10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8</text:p>
          </table:table-cell>
          <table:table-cell office:value-type="string">
            <text:p>-9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7</text:p>
          </table:table-cell>
          <table:table-cell office:value-type="string">
            <text:p>-9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4</text:p>
          </table:table-cell>
          <table:table-cell office:value-type="string">
            <text:p>-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3</text:p>
          </table:table-cell>
          <table:table-cell office:value-type="string">
            <text:p>-8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3</text:p>
          </table:table-cell>
          <table:table-cell office:value-type="string">
            <text:p>-7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6</text:p>
          </table:table-cell>
          <table:table-cell office:value-type="string">
            <text:p>-7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2</text:p>
          </table:table-cell>
          <table:table-cell office:value-type="string">
            <text:p>-6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8.8</text:p>
          </table:table-cell>
          <table:table-cell office:value-type="string">
            <text:p>-6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8.9</text:p>
          </table:table-cell>
          <table:table-cell office:value-type="string">
            <text:p>-5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1</text:p>
          </table:table-cell>
          <table:table-cell office:value-type="string">
            <text:p>-5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3</text:p>
          </table:table-cell>
          <table:table-cell office:value-type="string">
            <text:p>-4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3</text:p>
          </table:table-cell>
          <table:table-cell office:value-type="string">
            <text:p>-4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6</text:p>
          </table:table-cell>
          <table:table-cell office:value-type="string">
            <text:p>-4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9</text:p>
          </table:table-cell>
          <table:table-cell office:value-type="string">
            <text:p>-3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3</text:p>
          </table:table-cell>
          <table:table-cell office:value-type="string">
            <text:p>-3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3</text:p>
          </table:table-cell>
          <table:table-cell office:value-type="string">
            <text:p>-2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7</text:p>
          </table:table-cell>
          <table:table-cell office:value-type="string">
            <text:p>-2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1.1</text:p>
          </table:table-cell>
          <table:table-cell office:value-type="string">
            <text:p>-2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1.5</text:p>
          </table:table-cell>
          <table:table-cell office:value-type="string">
            <text:p>-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1.8</text:p>
          </table:table-cell>
          <table:table-cell office:value-type="string">
            <text:p>-1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2.1</text:p>
          </table:table-cell>
          <table:table-cell office:value-type="string">
            <text:p>-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2.4</text:p>
          </table:table-cell>
          <table:table-cell office:value-type="string">
            <text:p>-0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2.9</text:p>
          </table:table-cell>
          <table:table-cell office:value-type="string">
            <text:p>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3.2</text:p>
          </table:table-cell>
          <table:table-cell office:value-type="string">
            <text:p>0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3.6</text:p>
          </table:table-cell>
          <table:table-cell office:value-type="string">
            <text:p>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4.0</text:p>
          </table:table-cell>
          <table:table-cell office:value-type="string">
            <text:p>1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4.4</text:p>
          </table:table-cell>
          <table:table-cell office:value-type="string">
            <text:p>1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4.8</text:p>
          </table:table-cell>
          <table:table-cell office:value-type="string">
            <text:p>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5.3</text:p>
          </table:table-cell>
          <table:table-cell office:value-type="string">
            <text:p>1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5.8</text:p>
          </table:table-cell>
          <table:table-cell office:value-type="string">
            <text:p>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6.2</text:p>
          </table:table-cell>
          <table:table-cell office:value-type="string">
            <text:p>2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6.5</text:p>
          </table:table-cell>
          <table:table-cell office:value-type="string">
            <text:p>3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6.9</text:p>
          </table:table-cell>
          <table:table-cell office:value-type="string">
            <text:p>3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7.3</text:p>
          </table:table-cell>
          <table:table-cell office:value-type="string">
            <text:p>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7.7</text:p>
          </table:table-cell>
          <table:table-cell office:value-type="string">
            <text:p>4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7.9</text:p>
          </table:table-cell>
          <table:table-cell office:value-type="string">
            <text:p>4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8.2</text:p>
          </table:table-cell>
          <table:table-cell office:value-type="string">
            <text:p>5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8.5</text:p>
          </table:table-cell>
          <table:table-cell office:value-type="string">
            <text:p>5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8.9</text:p>
          </table:table-cell>
          <table:table-cell office:value-type="string">
            <text:p>5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9.1</text:p>
          </table:table-cell>
          <table:table-cell office:value-type="string">
            <text:p>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9.3</text:p>
          </table:table-cell>
          <table:table-cell office:value-type="string">
            <text:p>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9.5</text:p>
          </table:table-cell>
          <table:table-cell office:value-type="string">
            <text:p>7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9.8</text:p>
          </table:table-cell>
          <table:table-cell office:value-type="string">
            <text:p>7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9.9</text:p>
          </table:table-cell>
          <table:table-cell office:value-type="string">
            <text:p>8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0.2</text:p>
          </table:table-cell>
          <table:table-cell office:value-type="string">
            <text:p>8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0.4</text:p>
          </table:table-cell>
          <table:table-cell office:value-type="string">
            <text:p>8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0.8</text:p>
          </table:table-cell>
          <table:table-cell office:value-type="string">
            <text:p>9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0.8</text:p>
          </table:table-cell>
          <table:table-cell office:value-type="string">
            <text:p>1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1.0</text:p>
          </table:table-cell>
          <table:table-cell office:value-type="string">
            <text:p>10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1.1</text:p>
          </table:table-cell>
          <table:table-cell office:value-type="string">
            <text:p>11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1.2</text:p>
          </table:table-cell>
          <table:table-cell office:value-type="string">
            <text:p>1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0.6</text:p>
          </table:table-cell>
          <table:table-cell office:value-type="string">
            <text:p>11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0.2</text:p>
          </table:table-cell>
          <table:table-cell office:value-type="string">
            <text:p>1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9.6</text:p>
          </table:table-cell>
          <table:table-cell office:value-type="string">
            <text:p>1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9.0</text:p>
          </table:table-cell>
          <table:table-cell office:value-type="string">
            <text:p>11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8.5</text:p>
          </table:table-cell>
          <table:table-cell office:value-type="string">
            <text:p>1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8.0</text:p>
          </table:table-cell>
          <table:table-cell office:value-type="string">
            <text:p>11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7.4</text:p>
          </table:table-cell>
          <table:table-cell office:value-type="string">
            <text:p>11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6.8</text:p>
          </table:table-cell>
          <table:table-cell office:value-type="string">
            <text:p>1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6.3</text:p>
          </table:table-cell>
          <table:table-cell office:value-type="string">
            <text:p>1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5.8</text:p>
          </table:table-cell>
          <table:table-cell office:value-type="string">
            <text:p>1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5.3</text:p>
          </table:table-cell>
          <table:table-cell office:value-type="string">
            <text:p>10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4.8</text:p>
          </table:table-cell>
          <table:table-cell office:value-type="string">
            <text:p>1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4.3</text:p>
          </table:table-cell>
          <table:table-cell office:value-type="string">
            <text:p>10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3.9</text:p>
          </table:table-cell>
          <table:table-cell office:value-type="string">
            <text:p>1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3.6</text:p>
          </table:table-cell>
          <table:table-cell office:value-type="string">
            <text:p>11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3.3</text:p>
          </table:table-cell>
          <table:table-cell office:value-type="string">
            <text:p>11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2.9</text:p>
          </table:table-cell>
          <table:table-cell office:value-type="string">
            <text:p>11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3.4</text:p>
          </table:table-cell>
          <table:table-cell office:value-type="string">
            <text:p>11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3.3</text:p>
          </table:table-cell>
          <table:table-cell office:value-type="string">
            <text:p>12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2.8</text:p>
          </table:table-cell>
          <table:table-cell office:value-type="string">
            <text:p>1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2.4</text:p>
          </table:table-cell>
          <table:table-cell office:value-type="string">
            <text:p>1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2.1</text:p>
          </table:table-cell>
          <table:table-cell office:value-type="string">
            <text:p>1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1.6</text:p>
          </table:table-cell>
          <table:table-cell office:value-type="string">
            <text:p>14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1.2</text:p>
          </table:table-cell>
          <table:table-cell office:value-type="string">
            <text:p>14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7</text:p>
          </table:table-cell>
          <table:table-cell office:value-type="string">
            <text:p>14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1</text:p>
          </table:table-cell>
          <table:table-cell office:value-type="string">
            <text:p>15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8</text:p>
          </table:table-cell>
          <table:table-cell office:value-type="string">
            <text:p>15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5</text:p>
          </table:table-cell>
          <table:table-cell office:value-type="string">
            <text:p>15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3</text:p>
          </table:table-cell>
          <table:table-cell office:value-type="string">
            <text:p>16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2</text:p>
          </table:table-cell>
          <table:table-cell office:value-type="string">
            <text:p>1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1</text:p>
          </table:table-cell>
          <table:table-cell office:value-type="string">
            <text:p>17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8.8</text:p>
          </table:table-cell>
          <table:table-cell office:value-type="string">
            <text:p>17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8.6</text:p>
          </table:table-cell>
          <table:table-cell office:value-type="string">
            <text:p>18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8.1</text:p>
          </table:table-cell>
          <table:table-cell office:value-type="string">
            <text:p>18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7.6</text:p>
          </table:table-cell>
          <table:table-cell office:value-type="string">
            <text:p>18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7.3</text:p>
          </table:table-cell>
          <table:table-cell office:value-type="string">
            <text:p>1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7.3</text:p>
          </table:table-cell>
          <table:table-cell office:value-type="string">
            <text:p>19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7.2</text:p>
          </table:table-cell>
          <table:table-cell office:value-type="string">
            <text:p>2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7.3</text:p>
          </table:table-cell>
          <table:table-cell office:value-type="string">
            <text:p>2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7.3</text:p>
          </table:table-cell>
          <table:table-cell office:value-type="string">
            <text:p>21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6.9</text:p>
          </table:table-cell>
          <table:table-cell office:value-type="string">
            <text:p>2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6.9</text:p>
          </table:table-cell>
          <table:table-cell office:value-type="string">
            <text:p>22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6.6</text:p>
          </table:table-cell>
          <table:table-cell office:value-type="string">
            <text:p>2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6.2</text:p>
          </table:table-cell>
          <table:table-cell office:value-type="string">
            <text:p>22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8</text:p>
          </table:table-cell>
          <table:table-cell office:value-type="string">
            <text:p>2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6</text:p>
          </table:table-cell>
          <table:table-cell office:value-type="string">
            <text:p>2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5</text:p>
          </table:table-cell>
          <table:table-cell office:value-type="string">
            <text:p>23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6</text:p>
          </table:table-cell>
          <table:table-cell office:value-type="string">
            <text:p>24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3</text:p>
          </table:table-cell>
          <table:table-cell office:value-type="string">
            <text:p>2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0</text:p>
          </table:table-cell>
          <table:table-cell office:value-type="string">
            <text:p>2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8</text:p>
          </table:table-cell>
          <table:table-cell office:value-type="string">
            <text:p>2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5</text:p>
          </table:table-cell>
          <table:table-cell office:value-type="string">
            <text:p>2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3</text:p>
          </table:table-cell>
          <table:table-cell office:value-type="string">
            <text:p>2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0</text:p>
          </table:table-cell>
          <table:table-cell office:value-type="string">
            <text:p>26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3.9</text:p>
          </table:table-cell>
          <table:table-cell office:value-type="string">
            <text:p>27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3.7</text:p>
          </table:table-cell>
          <table:table-cell office:value-type="string">
            <text:p>27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3.6</text:p>
          </table:table-cell>
          <table:table-cell office:value-type="string">
            <text:p>2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3.3</text:p>
          </table:table-cell>
          <table:table-cell office:value-type="string">
            <text:p>28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2.9</text:p>
          </table:table-cell>
          <table:table-cell office:value-type="string">
            <text:p>28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2.7</text:p>
          </table:table-cell>
          <table:table-cell office:value-type="string">
            <text:p>2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2.6</text:p>
          </table:table-cell>
          <table:table-cell office:value-type="string">
            <text:p>29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2.3</text:p>
          </table:table-cell>
          <table:table-cell office:value-type="string">
            <text:p>2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2.6</text:p>
          </table:table-cell>
          <table:table-cell office:value-type="string">
            <text:p>3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2.8</text:p>
          </table:table-cell>
          <table:table-cell office:value-type="string">
            <text:p>29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3.0</text:p>
          </table:table-cell>
          <table:table-cell office:value-type="string">
            <text:p>29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3.3</text:p>
          </table:table-cell>
          <table:table-cell office:value-type="string">
            <text:p>28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3.4</text:p>
          </table:table-cell>
          <table:table-cell office:value-type="string">
            <text:p>28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3.8</text:p>
          </table:table-cell>
          <table:table-cell office:value-type="string">
            <text:p>28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2</text:p>
          </table:table-cell>
          <table:table-cell office:value-type="string">
            <text:p>2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4</text:p>
          </table:table-cell>
          <table:table-cell office:value-type="string">
            <text:p>27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4</text:p>
          </table:table-cell>
          <table:table-cell office:value-type="string">
            <text:p>2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7</text:p>
          </table:table-cell>
          <table:table-cell office:value-type="string">
            <text:p>28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0</text:p>
          </table:table-cell>
          <table:table-cell office:value-type="string">
            <text:p>29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0</text:p>
          </table:table-cell>
          <table:table-cell office:value-type="string">
            <text:p>2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8</text:p>
          </table:table-cell>
          <table:table-cell office:value-type="string">
            <text:p>28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7</text:p>
          </table:table-cell>
          <table:table-cell office:value-type="string">
            <text:p>28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2</text:p>
          </table:table-cell>
          <table:table-cell office:value-type="string">
            <text:p>28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5</text:p>
          </table:table-cell>
          <table:table-cell office:value-type="string">
            <text:p>27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8</text:p>
          </table:table-cell>
          <table:table-cell office:value-type="string">
            <text:p>27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6.1</text:p>
          </table:table-cell>
          <table:table-cell office:value-type="string">
            <text:p>26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6.4</text:p>
          </table:table-cell>
          <table:table-cell office:value-type="string">
            <text:p>2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6.8</text:p>
          </table:table-cell>
          <table:table-cell office:value-type="string">
            <text:p>2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7.1</text:p>
          </table:table-cell>
          <table:table-cell office:value-type="string">
            <text:p>2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7.3</text:p>
          </table:table-cell>
          <table:table-cell office:value-type="string">
            <text:p>2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7.5</text:p>
          </table:table-cell>
          <table:table-cell office:value-type="string">
            <text:p>2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8.0</text:p>
          </table:table-cell>
          <table:table-cell office:value-type="string">
            <text:p>24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8.4</text:p>
          </table:table-cell>
          <table:table-cell office:value-type="string">
            <text:p>23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8.8</text:p>
          </table:table-cell>
          <table:table-cell office:value-type="string">
            <text:p>2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0</text:p>
          </table:table-cell>
          <table:table-cell office:value-type="string">
            <text:p>2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1</text:p>
          </table:table-cell>
          <table:table-cell office:value-type="string">
            <text:p>2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0</text:p>
          </table:table-cell>
          <table:table-cell office:value-type="string">
            <text:p>21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1</text:p>
          </table:table-cell>
          <table:table-cell office:value-type="string">
            <text:p>2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2</text:p>
          </table:table-cell>
          <table:table-cell office:value-type="string">
            <text:p>2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5</text:p>
          </table:table-cell>
          <table:table-cell office:value-type="string">
            <text:p>20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7</text:p>
          </table:table-cell>
          <table:table-cell office:value-type="string">
            <text:p>2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3</text:p>
          </table:table-cell>
          <table:table-cell office:value-type="string">
            <text:p>20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8</text:p>
          </table:table-cell>
          <table:table-cell office:value-type="string">
            <text:p>19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1.0</text:p>
          </table:table-cell>
          <table:table-cell office:value-type="string">
            <text:p>19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1.3</text:p>
          </table:table-cell>
          <table:table-cell office:value-type="string">
            <text:p>18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1.5</text:p>
          </table:table-cell>
          <table:table-cell office:value-type="string">
            <text:p>18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1.8</text:p>
          </table:table-cell>
          <table:table-cell office:value-type="string">
            <text:p>1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2.1</text:p>
          </table:table-cell>
          <table:table-cell office:value-type="string">
            <text:p>17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2.4</text:p>
          </table:table-cell>
          <table:table-cell office:value-type="string">
            <text:p>1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2.7</text:p>
          </table:table-cell>
          <table:table-cell office:value-type="string">
            <text:p>1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2.8</text:p>
          </table:table-cell>
          <table:table-cell office:value-type="string">
            <text:p>16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2.7</text:p>
          </table:table-cell>
          <table:table-cell office:value-type="string">
            <text:p>15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2.8</text:p>
          </table:table-cell>
          <table:table-cell office:value-type="string">
            <text:p>15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2.9</text:p>
          </table:table-cell>
          <table:table-cell office:value-type="string">
            <text:p>14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3.1</text:p>
          </table:table-cell>
          <table:table-cell office:value-type="string">
            <text:p>14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3.3</text:p>
          </table:table-cell>
          <table:table-cell office:value-type="string">
            <text:p>1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3.2</text:p>
          </table:table-cell>
          <table:table-cell office:value-type="string">
            <text:p>1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3.5</text:p>
          </table:table-cell>
          <table:table-cell office:value-type="string">
            <text:p>1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3.9</text:p>
          </table:table-cell>
          <table:table-cell office:value-type="string">
            <text:p>1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4.4</text:p>
          </table:table-cell>
          <table:table-cell office:value-type="string">
            <text:p>1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4.9</text:p>
          </table:table-cell>
          <table:table-cell office:value-type="string">
            <text:p>1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5.4</text:p>
          </table:table-cell>
          <table:table-cell office:value-type="string">
            <text:p>13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5.7</text:p>
          </table:table-cell>
          <table:table-cell office:value-type="string">
            <text:p>1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6.1</text:p>
          </table:table-cell>
          <table:table-cell office:value-type="string">
            <text:p>1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6.6</text:p>
          </table:table-cell>
          <table:table-cell office:value-type="string">
            <text:p>1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7.1</text:p>
          </table:table-cell>
          <table:table-cell office:value-type="string">
            <text:p>1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7.4</text:p>
          </table:table-cell>
          <table:table-cell office:value-type="string">
            <text:p>13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7.8</text:p>
          </table:table-cell>
          <table:table-cell office:value-type="string">
            <text:p>13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8.3</text:p>
          </table:table-cell>
          <table:table-cell office:value-type="string">
            <text:p>13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8.8</text:p>
          </table:table-cell>
          <table:table-cell office:value-type="string">
            <text:p>14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9.2</text:p>
          </table:table-cell>
          <table:table-cell office:value-type="string">
            <text:p>14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9.7</text:p>
          </table:table-cell>
          <table:table-cell office:value-type="string">
            <text:p>14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0.3</text:p>
          </table:table-cell>
          <table:table-cell office:value-type="string">
            <text:p>14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0.8</text:p>
          </table:table-cell>
          <table:table-cell office:value-type="string">
            <text:p>15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1.3</text:p>
          </table:table-cell>
          <table:table-cell office:value-type="string">
            <text:p>15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1.8</text:p>
          </table:table-cell>
          <table:table-cell office:value-type="string">
            <text:p>15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2.3</text:p>
          </table:table-cell>
          <table:table-cell office:value-type="string">
            <text:p>15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2.3</text:p>
          </table:table-cell>
          <table:table-cell office:value-type="string">
            <text:p>15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2.4</text:p>
          </table:table-cell>
          <table:table-cell office:value-type="string">
            <text:p>1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2.9</text:p>
          </table:table-cell>
          <table:table-cell office:value-type="string">
            <text:p>1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3.4</text:p>
          </table:table-cell>
          <table:table-cell office:value-type="string">
            <text:p>16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3.9</text:p>
          </table:table-cell>
          <table:table-cell office:value-type="string">
            <text:p>16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4.4</text:p>
          </table:table-cell>
          <table:table-cell office:value-type="string">
            <text:p>1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4.8</text:p>
          </table:table-cell>
          <table:table-cell office:value-type="string">
            <text:p>16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5.3</text:p>
          </table:table-cell>
          <table:table-cell office:value-type="string">
            <text:p>17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5.4</text:p>
          </table:table-cell>
          <table:table-cell office:value-type="string">
            <text:p>17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5.9</text:p>
          </table:table-cell>
          <table:table-cell office:value-type="string">
            <text:p>1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6.3</text:p>
          </table:table-cell>
          <table:table-cell office:value-type="string">
            <text:p>17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6.6</text:p>
          </table:table-cell>
          <table:table-cell office:value-type="string">
            <text:p>18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6.8</text:p>
          </table:table-cell>
          <table:table-cell office:value-type="string">
            <text:p>18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7.1</text:p>
          </table:table-cell>
          <table:table-cell office:value-type="string">
            <text:p>1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7.5</text:p>
          </table:table-cell>
          <table:table-cell office:value-type="string">
            <text:p>18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7.9</text:p>
          </table:table-cell>
          <table:table-cell office:value-type="string">
            <text:p>19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7.7</text:p>
          </table:table-cell>
          <table:table-cell office:value-type="string">
            <text:p>19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7.8</text:p>
          </table:table-cell>
          <table:table-cell office:value-type="string">
            <text:p>2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8.1</text:p>
          </table:table-cell>
          <table:table-cell office:value-type="string">
            <text:p>20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8.5</text:p>
          </table:table-cell>
          <table:table-cell office:value-type="string">
            <text:p>20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8.8</text:p>
          </table:table-cell>
          <table:table-cell office:value-type="string">
            <text:p>2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9.0</text:p>
          </table:table-cell>
          <table:table-cell office:value-type="string">
            <text:p>21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9.3</text:p>
          </table:table-cell>
          <table:table-cell office:value-type="string">
            <text:p>21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9.6</text:p>
          </table:table-cell>
          <table:table-cell office:value-type="string">
            <text:p>21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9.8</text:p>
          </table:table-cell>
          <table:table-cell office:value-type="string">
            <text:p>22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9.4</text:p>
          </table:table-cell>
          <table:table-cell office:value-type="string">
            <text:p>2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9.1</text:p>
          </table:table-cell>
          <table:table-cell office:value-type="string">
            <text:p>23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8.8</text:p>
          </table:table-cell>
          <table:table-cell office:value-type="string">
            <text:p>23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8.3</text:p>
          </table:table-cell>
          <table:table-cell office:value-type="string">
            <text:p>2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7.7</text:p>
          </table:table-cell>
          <table:table-cell office:value-type="string">
            <text:p>23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7.3</text:p>
          </table:table-cell>
          <table:table-cell office:value-type="string">
            <text:p>24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6.8</text:p>
          </table:table-cell>
          <table:table-cell office:value-type="string">
            <text:p>2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6.4</text:p>
          </table:table-cell>
          <table:table-cell office:value-type="string">
            <text:p>2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6.4</text:p>
          </table:table-cell>
          <table:table-cell office:value-type="string">
            <text:p>2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6.4</text:p>
          </table:table-cell>
          <table:table-cell office:value-type="string">
            <text:p>2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6.5</text:p>
          </table:table-cell>
          <table:table-cell office:value-type="string">
            <text:p>26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6.3</text:p>
          </table:table-cell>
          <table:table-cell office:value-type="string">
            <text:p>2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6.1</text:p>
          </table:table-cell>
          <table:table-cell office:value-type="string">
            <text:p>2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5.7</text:p>
          </table:table-cell>
          <table:table-cell office:value-type="string">
            <text:p>25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5.3</text:p>
          </table:table-cell>
          <table:table-cell office:value-type="string">
            <text:p>2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5.0</text:p>
          </table:table-cell>
          <table:table-cell office:value-type="string">
            <text:p>24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4.5</text:p>
          </table:table-cell>
          <table:table-cell office:value-type="string">
            <text:p>24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4.3</text:p>
          </table:table-cell>
          <table:table-cell office:value-type="string">
            <text:p>24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3.8</text:p>
          </table:table-cell>
          <table:table-cell office:value-type="string">
            <text:p>24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3.3</text:p>
          </table:table-cell>
          <table:table-cell office:value-type="string">
            <text:p>24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2.8</text:p>
          </table:table-cell>
          <table:table-cell office:value-type="string">
            <text:p>24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2.4</text:p>
          </table:table-cell>
          <table:table-cell office:value-type="string">
            <text:p>23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1.8</text:p>
          </table:table-cell>
          <table:table-cell office:value-type="string">
            <text:p>24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1.7</text:p>
          </table:table-cell>
          <table:table-cell office:value-type="string">
            <text:p>24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1.3</text:p>
          </table:table-cell>
          <table:table-cell office:value-type="string">
            <text:p>24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1.6</text:p>
          </table:table-cell>
          <table:table-cell office:value-type="string">
            <text:p>2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1.7</text:p>
          </table:table-cell>
          <table:table-cell office:value-type="string">
            <text:p>2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1.6</text:p>
          </table:table-cell>
          <table:table-cell office:value-type="string">
            <text:p>2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1.3</text:p>
          </table:table-cell>
          <table:table-cell office:value-type="string">
            <text:p>26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1.1</text:p>
          </table:table-cell>
          <table:table-cell office:value-type="string">
            <text:p>26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1.0</text:p>
          </table:table-cell>
          <table:table-cell office:value-type="string">
            <text:p>25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0.7</text:p>
          </table:table-cell>
          <table:table-cell office:value-type="string">
            <text:p>25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0.5</text:p>
          </table:table-cell>
          <table:table-cell office:value-type="string">
            <text:p>25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0.2</text:p>
          </table:table-cell>
          <table:table-cell office:value-type="string">
            <text:p>2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0.3</text:p>
          </table:table-cell>
          <table:table-cell office:value-type="string">
            <text:p>2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0.1</text:p>
          </table:table-cell>
          <table:table-cell office:value-type="string">
            <text:p>26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9.7</text:p>
          </table:table-cell>
          <table:table-cell office:value-type="string">
            <text:p>2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9.3</text:p>
          </table:table-cell>
          <table:table-cell office:value-type="string">
            <text:p>27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8.8</text:p>
          </table:table-cell>
          <table:table-cell office:value-type="string">
            <text:p>2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8.6</text:p>
          </table:table-cell>
          <table:table-cell office:value-type="string">
            <text:p>2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8.3</text:p>
          </table:table-cell>
          <table:table-cell office:value-type="string">
            <text:p>28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8.2</text:p>
          </table:table-cell>
          <table:table-cell office:value-type="string">
            <text:p>2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7.8</text:p>
          </table:table-cell>
          <table:table-cell office:value-type="string">
            <text:p>29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8.3</text:p>
          </table:table-cell>
          <table:table-cell office:value-type="string">
            <text:p>29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8.1</text:p>
          </table:table-cell>
          <table:table-cell office:value-type="string">
            <text:p>3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8.6</text:p>
          </table:table-cell>
          <table:table-cell office:value-type="string">
            <text:p>3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8.9</text:p>
          </table:table-cell>
          <table:table-cell office:value-type="string">
            <text:p>30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9.3</text:p>
          </table:table-cell>
          <table:table-cell office:value-type="string">
            <text:p>3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9.6</text:p>
          </table:table-cell>
          <table:table-cell office:value-type="string">
            <text:p>3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0.0</text:p>
          </table:table-cell>
          <table:table-cell office:value-type="string">
            <text:p>30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0.3</text:p>
          </table:table-cell>
          <table:table-cell office:value-type="string">
            <text:p>2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0.7</text:p>
          </table:table-cell>
          <table:table-cell office:value-type="string">
            <text:p>2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1.1</text:p>
          </table:table-cell>
          <table:table-cell office:value-type="string">
            <text:p>28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1.3</text:p>
          </table:table-cell>
          <table:table-cell office:value-type="string">
            <text:p>2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1.5</text:p>
          </table:table-cell>
          <table:table-cell office:value-type="string">
            <text:p>2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2.2</text:p>
          </table:table-cell>
          <table:table-cell office:value-type="string">
            <text:p>27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2.6</text:p>
          </table:table-cell>
          <table:table-cell office:value-type="string">
            <text:p>27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3.0</text:p>
          </table:table-cell>
          <table:table-cell office:value-type="string">
            <text:p>2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3.5</text:p>
          </table:table-cell>
          <table:table-cell office:value-type="string">
            <text:p>26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3.8</text:p>
          </table:table-cell>
          <table:table-cell office:value-type="string">
            <text:p>26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4.3</text:p>
          </table:table-cell>
          <table:table-cell office:value-type="string">
            <text:p>26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4.8</text:p>
          </table:table-cell>
          <table:table-cell office:value-type="string">
            <text:p>26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5.3</text:p>
          </table:table-cell>
          <table:table-cell office:value-type="string">
            <text:p>26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5.8</text:p>
          </table:table-cell>
          <table:table-cell office:value-type="string">
            <text:p>2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6.3</text:p>
          </table:table-cell>
          <table:table-cell office:value-type="string">
            <text:p>2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6.8</text:p>
          </table:table-cell>
          <table:table-cell office:value-type="string">
            <text:p>2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7.1</text:p>
          </table:table-cell>
          <table:table-cell office:value-type="string">
            <text:p>26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7.2</text:p>
          </table:table-cell>
          <table:table-cell office:value-type="string">
            <text:p>2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7.3</text:p>
          </table:table-cell>
          <table:table-cell office:value-type="string">
            <text:p>2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8.0</text:p>
          </table:table-cell>
          <table:table-cell office:value-type="string">
            <text:p>25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8.6</text:p>
          </table:table-cell>
          <table:table-cell office:value-type="string">
            <text:p>25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9.2</text:p>
          </table:table-cell>
          <table:table-cell office:value-type="string">
            <text:p>25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9.7</text:p>
          </table:table-cell>
          <table:table-cell office:value-type="string">
            <text:p>2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0.2</text:p>
          </table:table-cell>
          <table:table-cell office:value-type="string">
            <text:p>2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0.8</text:p>
          </table:table-cell>
          <table:table-cell office:value-type="string">
            <text:p>2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1.2</text:p>
          </table:table-cell>
          <table:table-cell office:value-type="string">
            <text:p>25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1.8</text:p>
          </table:table-cell>
          <table:table-cell office:value-type="string">
            <text:p>25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2.4</text:p>
          </table:table-cell>
          <table:table-cell office:value-type="string">
            <text:p>25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2.9</text:p>
          </table:table-cell>
          <table:table-cell office:value-type="string">
            <text:p>2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3.5</text:p>
          </table:table-cell>
          <table:table-cell office:value-type="string">
            <text:p>2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3.8</text:p>
          </table:table-cell>
          <table:table-cell office:value-type="string">
            <text:p>25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4.3</text:p>
          </table:table-cell>
          <table:table-cell office:value-type="string">
            <text:p>2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4.7</text:p>
          </table:table-cell>
          <table:table-cell office:value-type="string">
            <text:p>25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5.2</text:p>
          </table:table-cell>
          <table:table-cell office:value-type="string">
            <text:p>2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5.6</text:p>
          </table:table-cell>
          <table:table-cell office:value-type="string">
            <text:p>2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6.1</text:p>
          </table:table-cell>
          <table:table-cell office:value-type="string">
            <text:p>25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6.6</text:p>
          </table:table-cell>
          <table:table-cell office:value-type="string">
            <text:p>2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6.8</text:p>
          </table:table-cell>
          <table:table-cell office:value-type="string">
            <text:p>25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7.2</text:p>
          </table:table-cell>
          <table:table-cell office:value-type="string">
            <text:p>2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7.3</text:p>
          </table:table-cell>
          <table:table-cell office:value-type="string">
            <text:p>2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7.4</text:p>
          </table:table-cell>
          <table:table-cell office:value-type="string">
            <text:p>23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7.9</text:p>
          </table:table-cell>
          <table:table-cell office:value-type="string">
            <text:p>23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8.3</text:p>
          </table:table-cell>
          <table:table-cell office:value-type="string">
            <text:p>23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8.7</text:p>
          </table:table-cell>
          <table:table-cell office:value-type="string">
            <text:p>23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9.2</text:p>
          </table:table-cell>
          <table:table-cell office:value-type="string">
            <text:p>2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9.8</text:p>
          </table:table-cell>
          <table:table-cell office:value-type="string">
            <text:p>2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0.3</text:p>
          </table:table-cell>
          <table:table-cell office:value-type="string">
            <text:p>22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0.2</text:p>
          </table:table-cell>
          <table:table-cell office:value-type="string">
            <text:p>22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9.7</text:p>
          </table:table-cell>
          <table:table-cell office:value-type="string">
            <text:p>2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9.1</text:p>
          </table:table-cell>
          <table:table-cell office:value-type="string">
            <text:p>2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9.3</text:p>
          </table:table-cell>
          <table:table-cell office:value-type="string">
            <text:p>21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9.7</text:p>
          </table:table-cell>
          <table:table-cell office:value-type="string">
            <text:p>21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0.1</text:p>
          </table:table-cell>
          <table:table-cell office:value-type="string">
            <text:p>21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0.6</text:p>
          </table:table-cell>
          <table:table-cell office:value-type="string">
            <text:p>2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1.2</text:p>
          </table:table-cell>
          <table:table-cell office:value-type="string">
            <text:p>2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1.7</text:p>
          </table:table-cell>
          <table:table-cell office:value-type="string">
            <text:p>2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2.1</text:p>
          </table:table-cell>
          <table:table-cell office:value-type="string">
            <text:p>2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2.2</text:p>
          </table:table-cell>
          <table:table-cell office:value-type="string">
            <text:p>2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2.3</text:p>
          </table:table-cell>
          <table:table-cell office:value-type="string">
            <text:p>2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2.6</text:p>
          </table:table-cell>
          <table:table-cell office:value-type="string">
            <text:p>22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2.5</text:p>
          </table:table-cell>
          <table:table-cell office:value-type="string">
            <text:p>21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2.6</text:p>
          </table:table-cell>
          <table:table-cell office:value-type="string">
            <text:p>2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2.8</text:p>
          </table:table-cell>
          <table:table-cell office:value-type="string">
            <text:p>2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2.8</text:p>
          </table:table-cell>
          <table:table-cell office:value-type="string">
            <text:p>2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2.7</text:p>
          </table:table-cell>
          <table:table-cell office:value-type="string">
            <text:p>19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2.8</text:p>
          </table:table-cell>
          <table:table-cell office:value-type="string">
            <text:p>1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3.0</text:p>
          </table:table-cell>
          <table:table-cell office:value-type="string">
            <text:p>1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2.8</text:p>
          </table:table-cell>
          <table:table-cell office:value-type="string">
            <text:p>18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3.0</text:p>
          </table:table-cell>
          <table:table-cell office:value-type="string">
            <text:p>18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3.2</text:p>
          </table:table-cell>
          <table:table-cell office:value-type="string">
            <text:p>17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3.3</text:p>
          </table:table-cell>
          <table:table-cell office:value-type="string">
            <text:p>1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3.3</text:p>
          </table:table-cell>
          <table:table-cell office:value-type="string">
            <text:p>16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3.5</text:p>
          </table:table-cell>
          <table:table-cell office:value-type="string">
            <text:p>16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3.8</text:p>
          </table:table-cell>
          <table:table-cell office:value-type="string">
            <text:p>15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4.1</text:p>
          </table:table-cell>
          <table:table-cell office:value-type="string">
            <text:p>15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4.4</text:p>
          </table:table-cell>
          <table:table-cell office:value-type="string">
            <text:p>14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4.5</text:p>
          </table:table-cell>
          <table:table-cell office:value-type="string">
            <text:p>14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4.7</text:p>
          </table:table-cell>
          <table:table-cell office:value-type="string">
            <text:p>13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4.8</text:p>
          </table:table-cell>
          <table:table-cell office:value-type="string">
            <text:p>13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5.0</text:p>
          </table:table-cell>
          <table:table-cell office:value-type="string">
            <text:p>12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5.3</text:p>
          </table:table-cell>
          <table:table-cell office:value-type="string">
            <text:p>12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5.6</text:p>
          </table:table-cell>
          <table:table-cell office:value-type="string">
            <text:p>11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5.8</text:p>
          </table:table-cell>
          <table:table-cell office:value-type="string">
            <text:p>11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6.0</text:p>
          </table:table-cell>
          <table:table-cell office:value-type="string">
            <text:p>1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6.2</text:p>
          </table:table-cell>
          <table:table-cell office:value-type="string">
            <text:p>10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6.3</text:p>
          </table:table-cell>
          <table:table-cell office:value-type="string">
            <text:p>9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6.5</text:p>
          </table:table-cell>
          <table:table-cell office:value-type="string">
            <text:p>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6.8</text:p>
          </table:table-cell>
          <table:table-cell office:value-type="string">
            <text:p>8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7.2</text:p>
          </table:table-cell>
          <table:table-cell office:value-type="string">
            <text:p>8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7.6</text:p>
          </table:table-cell>
          <table:table-cell office:value-type="string">
            <text:p>8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8.0</text:p>
          </table:table-cell>
          <table:table-cell office:value-type="string">
            <text:p>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8.2</text:p>
          </table:table-cell>
          <table:table-cell office:value-type="string">
            <text:p>8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8.6</text:p>
          </table:table-cell>
          <table:table-cell office:value-type="string">
            <text:p>9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9.0</text:p>
          </table:table-cell>
          <table:table-cell office:value-type="string">
            <text:p>9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9.0</text:p>
          </table:table-cell>
          <table:table-cell office:value-type="string">
            <text:p>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9.3</text:p>
          </table:table-cell>
          <table:table-cell office:value-type="string">
            <text:p>10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9.8</text:p>
          </table:table-cell>
          <table:table-cell office:value-type="string">
            <text:p>10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9.8</text:p>
          </table:table-cell>
          <table:table-cell office:value-type="string">
            <text:p>1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9.8</text:p>
          </table:table-cell>
          <table:table-cell office:value-type="string">
            <text:p>1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9.8</text:p>
          </table:table-cell>
          <table:table-cell office:value-type="string">
            <text:p>1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0.0</text:p>
          </table:table-cell>
          <table:table-cell office:value-type="string">
            <text:p>12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0.3</text:p>
          </table:table-cell>
          <table:table-cell office:value-type="string">
            <text:p>1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0.3</text:p>
          </table:table-cell>
          <table:table-cell office:value-type="string">
            <text:p>1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0.3</text:p>
          </table:table-cell>
          <table:table-cell office:value-type="string">
            <text:p>13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0.2</text:p>
          </table:table-cell>
          <table:table-cell office:value-type="string">
            <text:p>14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0.1</text:p>
          </table:table-cell>
          <table:table-cell office:value-type="string">
            <text:p>15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0.2</text:p>
          </table:table-cell>
          <table:table-cell office:value-type="string">
            <text:p>15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0.4</text:p>
          </table:table-cell>
          <table:table-cell office:value-type="string">
            <text:p>1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1.0</text:p>
          </table:table-cell>
          <table:table-cell office:value-type="string">
            <text:p>1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1.2</text:p>
          </table:table-cell>
          <table:table-cell office:value-type="string">
            <text:p>1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1.5</text:p>
          </table:table-cell>
          <table:table-cell office:value-type="string">
            <text:p>1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2.0</text:p>
          </table:table-cell>
          <table:table-cell office:value-type="string">
            <text:p>1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2.3</text:p>
          </table:table-cell>
          <table:table-cell office:value-type="string">
            <text:p>16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2.3</text:p>
          </table:table-cell>
          <table:table-cell office:value-type="string">
            <text:p>1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2.6</text:p>
          </table:table-cell>
          <table:table-cell office:value-type="string">
            <text:p>17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3.0</text:p>
          </table:table-cell>
          <table:table-cell office:value-type="string">
            <text:p>17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3.3</text:p>
          </table:table-cell>
          <table:table-cell office:value-type="string">
            <text:p>1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3.7</text:p>
          </table:table-cell>
          <table:table-cell office:value-type="string">
            <text:p>18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4.1</text:p>
          </table:table-cell>
          <table:table-cell office:value-type="string">
            <text:p>18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4.5</text:p>
          </table:table-cell>
          <table:table-cell office:value-type="string">
            <text:p>18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4.8</text:p>
          </table:table-cell>
          <table:table-cell office:value-type="string">
            <text:p>1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5.1</text:p>
          </table:table-cell>
          <table:table-cell office:value-type="string">
            <text:p>1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5.5</text:p>
          </table:table-cell>
          <table:table-cell office:value-type="string">
            <text:p>19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5.9</text:p>
          </table:table-cell>
          <table:table-cell office:value-type="string">
            <text:p>19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6.4</text:p>
          </table:table-cell>
          <table:table-cell office:value-type="string">
            <text:p>19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6.8</text:p>
          </table:table-cell>
          <table:table-cell office:value-type="string">
            <text:p>2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7.0</text:p>
          </table:table-cell>
          <table:table-cell office:value-type="string">
            <text:p>2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6.9</text:p>
          </table:table-cell>
          <table:table-cell office:value-type="string">
            <text:p>21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7.1</text:p>
          </table:table-cell>
          <table:table-cell office:value-type="string">
            <text:p>21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7.6</text:p>
          </table:table-cell>
          <table:table-cell office:value-type="string">
            <text:p>21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8.0</text:p>
          </table:table-cell>
          <table:table-cell office:value-type="string">
            <text:p>21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8.2</text:p>
          </table:table-cell>
          <table:table-cell office:value-type="string">
            <text:p>22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8.3</text:p>
          </table:table-cell>
          <table:table-cell office:value-type="string">
            <text:p>2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8.8</text:p>
          </table:table-cell>
          <table:table-cell office:value-type="string">
            <text:p>21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9.3</text:p>
          </table:table-cell>
          <table:table-cell office:value-type="string">
            <text:p>21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9.8</text:p>
          </table:table-cell>
          <table:table-cell office:value-type="string">
            <text:p>21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0.3</text:p>
          </table:table-cell>
          <table:table-cell office:value-type="string">
            <text:p>2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0.6</text:p>
          </table:table-cell>
          <table:table-cell office:value-type="string">
            <text:p>22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0.9</text:p>
          </table:table-cell>
          <table:table-cell office:value-type="string">
            <text:p>22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1.4</text:p>
          </table:table-cell>
          <table:table-cell office:value-type="string">
            <text:p>2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1.8</text:p>
          </table:table-cell>
          <table:table-cell office:value-type="string">
            <text:p>2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1.9</text:p>
          </table:table-cell>
          <table:table-cell office:value-type="string">
            <text:p>21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2.0</text:p>
          </table:table-cell>
          <table:table-cell office:value-type="string">
            <text:p>2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2.2</text:p>
          </table:table-cell>
          <table:table-cell office:value-type="string">
            <text:p>21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2.5</text:p>
          </table:table-cell>
          <table:table-cell office:value-type="string">
            <text:p>2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2.9</text:p>
          </table:table-cell>
          <table:table-cell office:value-type="string">
            <text:p>2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3.2</text:p>
          </table:table-cell>
          <table:table-cell office:value-type="string">
            <text:p>19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3.5</text:p>
          </table:table-cell>
          <table:table-cell office:value-type="string">
            <text:p>19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3.8</text:p>
          </table:table-cell>
          <table:table-cell office:value-type="string">
            <text:p>19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3.6</text:p>
          </table:table-cell>
          <table:table-cell office:value-type="string">
            <text:p>1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3.8</text:p>
          </table:table-cell>
          <table:table-cell office:value-type="string">
            <text:p>1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4.2</text:p>
          </table:table-cell>
          <table:table-cell office:value-type="string">
            <text:p>1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4.3</text:p>
          </table:table-cell>
          <table:table-cell office:value-type="string">
            <text:p>1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4.5</text:p>
          </table:table-cell>
          <table:table-cell office:value-type="string">
            <text:p>1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4.6</text:p>
          </table:table-cell>
          <table:table-cell office:value-type="string">
            <text:p>17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4.4</text:p>
          </table:table-cell>
          <table:table-cell office:value-type="string">
            <text:p>16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4.3</text:p>
          </table:table-cell>
          <table:table-cell office:value-type="string">
            <text:p>16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4.8</text:p>
          </table:table-cell>
          <table:table-cell office:value-type="string">
            <text:p>1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5.1</text:p>
          </table:table-cell>
          <table:table-cell office:value-type="string">
            <text:p>1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5.5</text:p>
          </table:table-cell>
          <table:table-cell office:value-type="string">
            <text:p>1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5.8</text:p>
          </table:table-cell>
          <table:table-cell office:value-type="string">
            <text:p>16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6.3</text:p>
          </table:table-cell>
          <table:table-cell office:value-type="string">
            <text:p>1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6.8</text:p>
          </table:table-cell>
          <table:table-cell office:value-type="string">
            <text:p>16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6.9</text:p>
          </table:table-cell>
          <table:table-cell office:value-type="string">
            <text:p>16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7.3</text:p>
          </table:table-cell>
          <table:table-cell office:value-type="string">
            <text:p>1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7.6</text:p>
          </table:table-cell>
          <table:table-cell office:value-type="string">
            <text:p>1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7.8</text:p>
          </table:table-cell>
          <table:table-cell office:value-type="string">
            <text:p>1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7.8</text:p>
          </table:table-cell>
          <table:table-cell office:value-type="string">
            <text:p>1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7.9</text:p>
          </table:table-cell>
          <table:table-cell office:value-type="string">
            <text:p>14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8.1</text:p>
          </table:table-cell>
          <table:table-cell office:value-type="string">
            <text:p>1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8.3</text:p>
          </table:table-cell>
          <table:table-cell office:value-type="string">
            <text:p>1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8.6</text:p>
          </table:table-cell>
          <table:table-cell office:value-type="string">
            <text:p>13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8.8</text:p>
          </table:table-cell>
          <table:table-cell office:value-type="string">
            <text:p>12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8.5</text:p>
          </table:table-cell>
          <table:table-cell office:value-type="string">
            <text:p>11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8.8</text:p>
          </table:table-cell>
          <table:table-cell office:value-type="string">
            <text:p>11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8.8</text:p>
          </table:table-cell>
          <table:table-cell office:value-type="string">
            <text:p>11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8.5</text:p>
          </table:table-cell>
          <table:table-cell office:value-type="string">
            <text:p>1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8.5</text:p>
          </table:table-cell>
          <table:table-cell office:value-type="string">
            <text:p>10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8.5</text:p>
          </table:table-cell>
          <table:table-cell office:value-type="string">
            <text:p>9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8.3</text:p>
          </table:table-cell>
          <table:table-cell office:value-type="string">
            <text:p>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8.3</text:p>
          </table:table-cell>
          <table:table-cell office:value-type="string">
            <text:p>8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8.4</text:p>
          </table:table-cell>
          <table:table-cell office:value-type="string">
            <text:p>8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8.7</text:p>
          </table:table-cell>
          <table:table-cell office:value-type="string">
            <text:p>8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9.1</text:p>
          </table:table-cell>
          <table:table-cell office:value-type="string">
            <text:p>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9.4</text:p>
          </table:table-cell>
          <table:table-cell office:value-type="string">
            <text:p>7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9.8</text:p>
          </table:table-cell>
          <table:table-cell office:value-type="string">
            <text:p>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0.1</text:p>
          </table:table-cell>
          <table:table-cell office:value-type="string">
            <text:p>6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0.3</text:p>
          </table:table-cell>
          <table:table-cell office:value-type="string">
            <text:p>6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0.3</text:p>
          </table:table-cell>
          <table:table-cell office:value-type="string">
            <text:p>6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0.3</text:p>
          </table:table-cell>
          <table:table-cell office:value-type="string">
            <text:p>5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0.4</text:p>
          </table:table-cell>
          <table:table-cell office:value-type="string">
            <text:p>5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0.7</text:p>
          </table:table-cell>
          <table:table-cell office:value-type="string">
            <text:p>4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0.6</text:p>
          </table:table-cell>
          <table:table-cell office:value-type="string">
            <text:p>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0.9</text:p>
          </table:table-cell>
          <table:table-cell office:value-type="string">
            <text:p>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1.3</text:p>
          </table:table-cell>
          <table:table-cell office:value-type="string">
            <text:p>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1.4</text:p>
          </table:table-cell>
          <table:table-cell office:value-type="string">
            <text:p>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1.9</text:p>
          </table:table-cell>
          <table:table-cell office:value-type="string">
            <text:p>2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2.3</text:p>
          </table:table-cell>
          <table:table-cell office:value-type="string">
            <text:p>2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2.8</text:p>
          </table:table-cell>
          <table:table-cell office:value-type="string">
            <text:p>1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3.2</text:p>
          </table:table-cell>
          <table:table-cell office:value-type="string">
            <text:p>1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3.5</text:p>
          </table:table-cell>
          <table:table-cell office:value-type="string">
            <text:p>1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4.3</text:p>
          </table:table-cell>
          <table:table-cell office:value-type="string">
            <text:p>1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4.1</text:p>
          </table:table-cell>
          <table:table-cell office:value-type="string">
            <text:p>2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3.8</text:p>
          </table:table-cell>
          <table:table-cell office:value-type="string">
            <text:p>2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3.4</text:p>
          </table:table-cell>
          <table:table-cell office:value-type="string">
            <text:p>2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3.4</text:p>
          </table:table-cell>
          <table:table-cell office:value-type="string">
            <text:p>3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3.4</text:p>
          </table:table-cell>
          <table:table-cell office:value-type="string">
            <text:p>3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3.4</text:p>
          </table:table-cell>
          <table:table-cell office:value-type="string">
            <text:p>4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3.4</text:p>
          </table:table-cell>
          <table:table-cell office:value-type="string">
            <text:p>4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3.1</text:p>
          </table:table-cell>
          <table:table-cell office:value-type="string">
            <text:p>5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2.7</text:p>
          </table:table-cell>
          <table:table-cell office:value-type="string">
            <text:p>5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2.3</text:p>
          </table:table-cell>
          <table:table-cell office:value-type="string">
            <text:p>6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1.8</text:p>
          </table:table-cell>
          <table:table-cell office:value-type="string">
            <text:p>6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1.5</text:p>
          </table:table-cell>
          <table:table-cell office:value-type="string">
            <text:p>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0.9</text:p>
          </table:table-cell>
          <table:table-cell office:value-type="string">
            <text:p>6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0.6</text:p>
          </table:table-cell>
          <table:table-cell office:value-type="string">
            <text:p>7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0.4</text:p>
          </table:table-cell>
          <table:table-cell office:value-type="string">
            <text:p>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0.3</text:p>
          </table:table-cell>
          <table:table-cell office:value-type="string">
            <text:p>8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9.9</text:p>
          </table:table-cell>
          <table:table-cell office:value-type="string">
            <text:p>8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9.8</text:p>
          </table:table-cell>
          <table:table-cell office:value-type="string">
            <text:p>9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9.3</text:p>
          </table:table-cell>
          <table:table-cell office:value-type="string">
            <text:p>9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9.2</text:p>
          </table:table-cell>
          <table:table-cell office:value-type="string">
            <text:p>9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9.2</text:p>
          </table:table-cell>
          <table:table-cell office:value-type="string">
            <text:p>10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9.3</text:p>
          </table:table-cell>
          <table:table-cell office:value-type="string">
            <text:p>1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9.6</text:p>
          </table:table-cell>
          <table:table-cell office:value-type="string">
            <text:p>11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9.8</text:p>
          </table:table-cell>
          <table:table-cell office:value-type="string">
            <text:p>11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9.9</text:p>
          </table:table-cell>
          <table:table-cell office:value-type="string">
            <text:p>12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9.9</text:p>
          </table:table-cell>
          <table:table-cell office:value-type="string">
            <text:p>1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0.0</text:p>
          </table:table-cell>
          <table:table-cell office:value-type="string">
            <text:p>1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0.4</text:p>
          </table:table-cell>
          <table:table-cell office:value-type="string">
            <text:p>13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0.9</text:p>
          </table:table-cell>
          <table:table-cell office:value-type="string">
            <text:p>1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0.9</text:p>
          </table:table-cell>
          <table:table-cell office:value-type="string">
            <text:p>1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1.4</text:p>
          </table:table-cell>
          <table:table-cell office:value-type="string">
            <text:p>1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1.8</text:p>
          </table:table-cell>
          <table:table-cell office:value-type="string">
            <text:p>1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2.3</text:p>
          </table:table-cell>
          <table:table-cell office:value-type="string">
            <text:p>1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2.6</text:p>
          </table:table-cell>
          <table:table-cell office:value-type="string">
            <text:p>12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2.8</text:p>
          </table:table-cell>
          <table:table-cell office:value-type="string">
            <text:p>1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3.0</text:p>
          </table:table-cell>
          <table:table-cell office:value-type="string">
            <text:p>1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3.3</text:p>
          </table:table-cell>
          <table:table-cell office:value-type="string">
            <text:p>1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3.7</text:p>
          </table:table-cell>
          <table:table-cell office:value-type="string">
            <text:p>10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4.3</text:p>
          </table:table-cell>
          <table:table-cell office:value-type="string">
            <text:p>10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4.5</text:p>
          </table:table-cell>
          <table:table-cell office:value-type="string">
            <text:p>10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5.0</text:p>
          </table:table-cell>
          <table:table-cell office:value-type="string">
            <text:p>10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4.8</text:p>
          </table:table-cell>
          <table:table-cell office:value-type="string">
            <text:p>9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4.8</text:p>
          </table:table-cell>
          <table:table-cell office:value-type="string">
            <text:p>9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5.0</text:p>
          </table:table-cell>
          <table:table-cell office:value-type="string">
            <text:p>8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5.4</text:p>
          </table:table-cell>
          <table:table-cell office:value-type="string">
            <text:p>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5.8</text:p>
          </table:table-cell>
          <table:table-cell office:value-type="string">
            <text:p>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6.3</text:p>
          </table:table-cell>
          <table:table-cell office:value-type="string">
            <text:p>9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6.7</text:p>
          </table:table-cell>
          <table:table-cell office:value-type="string">
            <text:p>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6.7</text:p>
          </table:table-cell>
          <table:table-cell office:value-type="string">
            <text:p>10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7.3</text:p>
          </table:table-cell>
          <table:table-cell office:value-type="string">
            <text:p>10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7.7</text:p>
          </table:table-cell>
          <table:table-cell office:value-type="string">
            <text:p>1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8.1</text:p>
          </table:table-cell>
          <table:table-cell office:value-type="string">
            <text:p>1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8.5</text:p>
          </table:table-cell>
          <table:table-cell office:value-type="string">
            <text:p>11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9.0</text:p>
          </table:table-cell>
          <table:table-cell office:value-type="string">
            <text:p>11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9.2</text:p>
          </table:table-cell>
          <table:table-cell office:value-type="string">
            <text:p>1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9.2</text:p>
          </table:table-cell>
          <table:table-cell office:value-type="string">
            <text:p>12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9.3</text:p>
          </table:table-cell>
          <table:table-cell office:value-type="string">
            <text:p>1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9.3</text:p>
          </table:table-cell>
          <table:table-cell office:value-type="string">
            <text:p>1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9.3</text:p>
          </table:table-cell>
          <table:table-cell office:value-type="string">
            <text:p>1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9.2</text:p>
          </table:table-cell>
          <table:table-cell office:value-type="string">
            <text:p>1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9.0</text:p>
          </table:table-cell>
          <table:table-cell office:value-type="string">
            <text:p>14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8.8</text:p>
          </table:table-cell>
          <table:table-cell office:value-type="string">
            <text:p>1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8.4</text:p>
          </table:table-cell>
          <table:table-cell office:value-type="string">
            <text:p>1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8.1</text:p>
          </table:table-cell>
          <table:table-cell office:value-type="string">
            <text:p>1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7.7</text:p>
          </table:table-cell>
          <table:table-cell office:value-type="string">
            <text:p>1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7.2</text:p>
          </table:table-cell>
          <table:table-cell office:value-type="string">
            <text:p>16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6.8</text:p>
          </table:table-cell>
          <table:table-cell office:value-type="string">
            <text:p>17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6.4</text:p>
          </table:table-cell>
          <table:table-cell office:value-type="string">
            <text:p>1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6.3</text:p>
          </table:table-cell>
          <table:table-cell office:value-type="string">
            <text:p>18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5.9</text:p>
          </table:table-cell>
          <table:table-cell office:value-type="string">
            <text:p>18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5.6</text:p>
          </table:table-cell>
          <table:table-cell office:value-type="string">
            <text:p>1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5.8</text:p>
          </table:table-cell>
          <table:table-cell office:value-type="string">
            <text:p>19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5.9</text:p>
          </table:table-cell>
          <table:table-cell office:value-type="string">
            <text:p>19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6.4</text:p>
          </table:table-cell>
          <table:table-cell office:value-type="string">
            <text:p>2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6.7</text:p>
          </table:table-cell>
          <table:table-cell office:value-type="string">
            <text:p>2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7.1</text:p>
          </table:table-cell>
          <table:table-cell office:value-type="string">
            <text:p>21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7.6</text:p>
          </table:table-cell>
          <table:table-cell office:value-type="string">
            <text:p>2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8.0</text:p>
          </table:table-cell>
          <table:table-cell office:value-type="string">
            <text:p>2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8.5</text:p>
          </table:table-cell>
          <table:table-cell office:value-type="string">
            <text:p>21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9.0</text:p>
          </table:table-cell>
          <table:table-cell office:value-type="string">
            <text:p>21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9.4</text:p>
          </table:table-cell>
          <table:table-cell office:value-type="string">
            <text:p>21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9.8</text:p>
          </table:table-cell>
          <table:table-cell office:value-type="string">
            <text:p>21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9.7</text:p>
          </table:table-cell>
          <table:table-cell office:value-type="string">
            <text:p>21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9.8</text:p>
          </table:table-cell>
          <table:table-cell office:value-type="string">
            <text:p>2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9.9</text:p>
          </table:table-cell>
          <table:table-cell office:value-type="string">
            <text:p>2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0.3</text:p>
          </table:table-cell>
          <table:table-cell office:value-type="string">
            <text:p>2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0.5</text:p>
          </table:table-cell>
          <table:table-cell office:value-type="string">
            <text:p>20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0.3</text:p>
          </table:table-cell>
          <table:table-cell office:value-type="string">
            <text:p>2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0.4</text:p>
          </table:table-cell>
          <table:table-cell office:value-type="string">
            <text:p>2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0.9</text:p>
          </table:table-cell>
          <table:table-cell office:value-type="string">
            <text:p>21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1.5</text:p>
          </table:table-cell>
          <table:table-cell office:value-type="string">
            <text:p>2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2.0</text:p>
          </table:table-cell>
          <table:table-cell office:value-type="string">
            <text:p>21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2.5</text:p>
          </table:table-cell>
          <table:table-cell office:value-type="string">
            <text:p>2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3.0</text:p>
          </table:table-cell>
          <table:table-cell office:value-type="string">
            <text:p>22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3.1</text:p>
          </table:table-cell>
          <table:table-cell office:value-type="string">
            <text:p>22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3.5</text:p>
          </table:table-cell>
          <table:table-cell office:value-type="string">
            <text:p>22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3.7</text:p>
          </table:table-cell>
          <table:table-cell office:value-type="string">
            <text:p>2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4.2</text:p>
          </table:table-cell>
          <table:table-cell office:value-type="string">
            <text:p>2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4.5</text:p>
          </table:table-cell>
          <table:table-cell office:value-type="string">
            <text:p>2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5.0</text:p>
          </table:table-cell>
          <table:table-cell office:value-type="string">
            <text:p>2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5.5</text:p>
          </table:table-cell>
          <table:table-cell office:value-type="string">
            <text:p>2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6.0</text:p>
          </table:table-cell>
          <table:table-cell office:value-type="string">
            <text:p>2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6.5</text:p>
          </table:table-cell>
          <table:table-cell office:value-type="string">
            <text:p>23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7.0</text:p>
          </table:table-cell>
          <table:table-cell office:value-type="string">
            <text:p>23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7.4</text:p>
          </table:table-cell>
          <table:table-cell office:value-type="string">
            <text:p>2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7.8</text:p>
          </table:table-cell>
          <table:table-cell office:value-type="string">
            <text:p>24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8.2</text:p>
          </table:table-cell>
          <table:table-cell office:value-type="string">
            <text:p>24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8.2</text:p>
          </table:table-cell>
          <table:table-cell office:value-type="string">
            <text:p>24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8.7</text:p>
          </table:table-cell>
          <table:table-cell office:value-type="string">
            <text:p>24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8.8</text:p>
          </table:table-cell>
          <table:table-cell office:value-type="string">
            <text:p>25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9.2</text:p>
          </table:table-cell>
          <table:table-cell office:value-type="string">
            <text:p>2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9.4</text:p>
          </table:table-cell>
          <table:table-cell office:value-type="string">
            <text:p>25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9.7</text:p>
          </table:table-cell>
          <table:table-cell office:value-type="string">
            <text:p>26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9.8</text:p>
          </table:table-cell>
          <table:table-cell office:value-type="string">
            <text:p>2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9.7</text:p>
          </table:table-cell>
          <table:table-cell office:value-type="string">
            <text:p>2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0.0</text:p>
          </table:table-cell>
          <table:table-cell office:value-type="string">
            <text:p>26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0.3</text:p>
          </table:table-cell>
          <table:table-cell office:value-type="string">
            <text:p>2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0.6</text:p>
          </table:table-cell>
          <table:table-cell office:value-type="string">
            <text:p>27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0.8</text:p>
          </table:table-cell>
          <table:table-cell office:value-type="string">
            <text:p>2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1</text:p>
          </table:table-cell>
          <table:table-cell office:value-type="string">
            <text:p>28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4</text:p>
          </table:table-cell>
          <table:table-cell office:value-type="string">
            <text:p>28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6</text:p>
          </table:table-cell>
          <table:table-cell office:value-type="string">
            <text:p>28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5</text:p>
          </table:table-cell>
          <table:table-cell office:value-type="string">
            <text:p>28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7</text:p>
          </table:table-cell>
          <table:table-cell office:value-type="string">
            <text:p>29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9</text:p>
          </table:table-cell>
          <table:table-cell office:value-type="string">
            <text:p>29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2.0</text:p>
          </table:table-cell>
          <table:table-cell office:value-type="string">
            <text:p>2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2.1</text:p>
          </table:table-cell>
          <table:table-cell office:value-type="string">
            <text:p>3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7</text:p>
          </table:table-cell>
          <table:table-cell office:value-type="string">
            <text:p>30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3</text:p>
          </table:table-cell>
          <table:table-cell office:value-type="string">
            <text:p>3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0.8</text:p>
          </table:table-cell>
          <table:table-cell office:value-type="string">
            <text:p>30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0.4</text:p>
          </table:table-cell>
          <table:table-cell office:value-type="string">
            <text:p>3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0.9</text:p>
          </table:table-cell>
          <table:table-cell office:value-type="string">
            <text:p>30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2</text:p>
          </table:table-cell>
          <table:table-cell office:value-type="string">
            <text:p>3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5</text:p>
          </table:table-cell>
          <table:table-cell office:value-type="string">
            <text:p>3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9</text:p>
          </table:table-cell>
          <table:table-cell office:value-type="string">
            <text:p>3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8</text:p>
          </table:table-cell>
          <table:table-cell office:value-type="string">
            <text:p>3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2</text:p>
          </table:table-cell>
          <table:table-cell office:value-type="string">
            <text:p>31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8</text:p>
          </table:table-cell>
          <table:table-cell office:value-type="string">
            <text:p>31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7</text:p>
          </table:table-cell>
          <table:table-cell office:value-type="string">
            <text:p>32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2</text:p>
          </table:table-cell>
          <table:table-cell office:value-type="string">
            <text:p>32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0.9</text:p>
          </table:table-cell>
          <table:table-cell office:value-type="string">
            <text:p>32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0.8</text:p>
          </table:table-cell>
          <table:table-cell office:value-type="string">
            <text:p>33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0.7</text:p>
          </table:table-cell>
          <table:table-cell office:value-type="string">
            <text:p>33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0.5</text:p>
          </table:table-cell>
          <table:table-cell office:value-type="string">
            <text:p>33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0.3</text:p>
          </table:table-cell>
          <table:table-cell office:value-type="string">
            <text:p>3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9.8</text:p>
          </table:table-cell>
          <table:table-cell office:value-type="string">
            <text:p>34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9.2</text:p>
          </table:table-cell>
          <table:table-cell office:value-type="string">
            <text:p>3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9.4</text:p>
          </table:table-cell>
          <table:table-cell office:value-type="string">
            <text:p>3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9.7</text:p>
          </table:table-cell>
          <table:table-cell office:value-type="string">
            <text:p>35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0.2</text:p>
          </table:table-cell>
          <table:table-cell office:value-type="string">
            <text:p>35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0.7</text:p>
          </table:table-cell>
          <table:table-cell office:value-type="string">
            <text:p>3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0.8</text:p>
          </table:table-cell>
          <table:table-cell office:value-type="string">
            <text:p>36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5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2.0</text:p>
          </table:table-cell>
          <table:table-cell office:value-type="string">
            <text:p>3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2.3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2.6</text:p>
          </table:table-cell>
          <table:table-cell office:value-type="string">
            <text:p>37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2.1</text:p>
          </table:table-cell>
          <table:table-cell office:value-type="string">
            <text:p>37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6</text:p>
          </table:table-cell>
          <table:table-cell office:value-type="string">
            <text:p>37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2</text:p>
          </table:table-cell>
          <table:table-cell office:value-type="string">
            <text:p>37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0.8</text:p>
          </table:table-cell>
          <table:table-cell office:value-type="string">
            <text:p>3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0.3</text:p>
          </table:table-cell>
          <table:table-cell office:value-type="string">
            <text:p>37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0.0</text:p>
          </table:table-cell>
          <table:table-cell office:value-type="string">
            <text:p>37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9.8</text:p>
          </table:table-cell>
          <table:table-cell office:value-type="string">
            <text:p>37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9.3</text:p>
          </table:table-cell>
          <table:table-cell office:value-type="string">
            <text:p>37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8.9</text:p>
          </table:table-cell>
          <table:table-cell office:value-type="string">
            <text:p>37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8.8</text:p>
          </table:table-cell>
          <table:table-cell office:value-type="string">
            <text:p>3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8.3</text:p>
          </table:table-cell>
          <table:table-cell office:value-type="string">
            <text:p>38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7.9</text:p>
          </table:table-cell>
          <table:table-cell office:value-type="string">
            <text:p>3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7.6</text:p>
          </table:table-cell>
          <table:table-cell office:value-type="string">
            <text:p>38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7.7</text:p>
          </table:table-cell>
          <table:table-cell office:value-type="string">
            <text:p>38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8.0</text:p>
          </table:table-cell>
          <table:table-cell office:value-type="string">
            <text:p>3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8.4</text:p>
          </table:table-cell>
          <table:table-cell office:value-type="string">
            <text:p>39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9.0</text:p>
          </table:table-cell>
          <table:table-cell office:value-type="string">
            <text:p>39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9.3</text:p>
          </table:table-cell>
          <table:table-cell office:value-type="string">
            <text:p>39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9.4</text:p>
          </table:table-cell>
          <table:table-cell office:value-type="string">
            <text:p>3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9.9</text:p>
          </table:table-cell>
          <table:table-cell office:value-type="string">
            <text:p>4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0.4</text:p>
          </table:table-cell>
          <table:table-cell office:value-type="string">
            <text:p>40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0.8</text:p>
          </table:table-cell>
          <table:table-cell office:value-type="string">
            <text:p>40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2</text:p>
          </table:table-cell>
          <table:table-cell office:value-type="string">
            <text:p>4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9</text:p>
          </table:table-cell>
          <table:table-cell office:value-type="string">
            <text:p>4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2.3</text:p>
          </table:table-cell>
          <table:table-cell office:value-type="string">
            <text:p>40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9</text:p>
          </table:table-cell>
          <table:table-cell office:value-type="string">
            <text:p>4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5</text:p>
          </table:table-cell>
          <table:table-cell office:value-type="string">
            <text:p>3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3</text:p>
          </table:table-cell>
          <table:table-cell office:value-type="string">
            <text:p>39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7</text:p>
          </table:table-cell>
          <table:table-cell office:value-type="string">
            <text:p>39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2</text:p>
          </table:table-cell>
          <table:table-cell office:value-type="string">
            <text:p>3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1.6</text:p>
          </table:table-cell>
          <table:table-cell office:value-type="string">
            <text:p>3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2.1</text:p>
          </table:table-cell>
          <table:table-cell office:value-type="string">
            <text:p>39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2.4</text:p>
          </table:table-cell>
          <table:table-cell office:value-type="string">
            <text:p>39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3.0</text:p>
          </table:table-cell>
          <table:table-cell office:value-type="string">
            <text:p>39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3.5</text:p>
          </table:table-cell>
          <table:table-cell office:value-type="string">
            <text:p>3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4.1</text:p>
          </table:table-cell>
          <table:table-cell office:value-type="string">
            <text:p>3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4.7</text:p>
          </table:table-cell>
          <table:table-cell office:value-type="string">
            <text:p>39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5.1</text:p>
          </table:table-cell>
          <table:table-cell office:value-type="string">
            <text:p>39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5.4</text:p>
          </table:table-cell>
          <table:table-cell office:value-type="string">
            <text:p>39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5.2</text:p>
          </table:table-cell>
          <table:table-cell office:value-type="string">
            <text:p>38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5.0</text:p>
          </table:table-cell>
          <table:table-cell office:value-type="string">
            <text:p>38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4.8</text:p>
          </table:table-cell>
          <table:table-cell office:value-type="string">
            <text:p>38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5.3</text:p>
          </table:table-cell>
          <table:table-cell office:value-type="string">
            <text:p>37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6.1</text:p>
          </table:table-cell>
          <table:table-cell office:value-type="string">
            <text:p>3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6.6</text:p>
          </table:table-cell>
          <table:table-cell office:value-type="string">
            <text:p>37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6.8</text:p>
          </table:table-cell>
          <table:table-cell office:value-type="string">
            <text:p>3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6.2</text:p>
          </table:table-cell>
          <table:table-cell office:value-type="string">
            <text:p>36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6.5</text:p>
          </table:table-cell>
          <table:table-cell office:value-type="string">
            <text:p>3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6.8</text:p>
          </table:table-cell>
          <table:table-cell office:value-type="string">
            <text:p>3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6.3</text:p>
          </table:table-cell>
          <table:table-cell office:value-type="string">
            <text:p>3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6.3</text:p>
          </table:table-cell>
          <table:table-cell office:value-type="string">
            <text:p>3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6.6</text:p>
          </table:table-cell>
          <table:table-cell office:value-type="string">
            <text:p>3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7.2</text:p>
          </table:table-cell>
          <table:table-cell office:value-type="string">
            <text:p>34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7.7</text:p>
          </table:table-cell>
          <table:table-cell office:value-type="string">
            <text:p>3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8.5</text:p>
          </table:table-cell>
          <table:table-cell office:value-type="string">
            <text:p>34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9.1</text:p>
          </table:table-cell>
          <table:table-cell office:value-type="string">
            <text:p>35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9.3</text:p>
          </table:table-cell>
          <table:table-cell office:value-type="string">
            <text:p>35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9.4</text:p>
          </table:table-cell>
          <table:table-cell office:value-type="string">
            <text:p>36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9.4</text:p>
          </table:table-cell>
          <table:table-cell office:value-type="string">
            <text:p>3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9.3</text:p>
          </table:table-cell>
          <table:table-cell office:value-type="string">
            <text:p>3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9.2</text:p>
          </table:table-cell>
          <table:table-cell office:value-type="string">
            <text:p>37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8.8</text:p>
          </table:table-cell>
          <table:table-cell office:value-type="string">
            <text:p>37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8.5</text:p>
          </table:table-cell>
          <table:table-cell office:value-type="string">
            <text:p>3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8.3</text:p>
          </table:table-cell>
          <table:table-cell office:value-type="string">
            <text:p>38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7.8</text:p>
          </table:table-cell>
          <table:table-cell office:value-type="string">
            <text:p>3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7.3</text:p>
          </table:table-cell>
          <table:table-cell office:value-type="string">
            <text:p>3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7.5</text:p>
          </table:table-cell>
          <table:table-cell office:value-type="string">
            <text:p>39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7.3</text:p>
          </table:table-cell>
          <table:table-cell office:value-type="string">
            <text:p>3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7.8</text:p>
          </table:table-cell>
          <table:table-cell office:value-type="string">
            <text:p>39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8.3</text:p>
          </table:table-cell>
          <table:table-cell office:value-type="string">
            <text:p>40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8.8</text:p>
          </table:table-cell>
          <table:table-cell office:value-type="string">
            <text:p>4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9.3</text:p>
          </table:table-cell>
          <table:table-cell office:value-type="string">
            <text:p>4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9.7</text:p>
          </table:table-cell>
          <table:table-cell office:value-type="string">
            <text:p>4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9.7</text:p>
          </table:table-cell>
          <table:table-cell office:value-type="string">
            <text:p>4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9.6</text:p>
          </table:table-cell>
          <table:table-cell office:value-type="string">
            <text:p>41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0.1</text:p>
          </table:table-cell>
          <table:table-cell office:value-type="string">
            <text:p>42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0.7</text:p>
          </table:table-cell>
          <table:table-cell office:value-type="string">
            <text:p>4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0.8</text:p>
          </table:table-cell>
          <table:table-cell office:value-type="string">
            <text:p>42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1.2</text:p>
          </table:table-cell>
          <table:table-cell office:value-type="string">
            <text:p>42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1.5</text:p>
          </table:table-cell>
          <table:table-cell office:value-type="string">
            <text:p>43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1.8</text:p>
          </table:table-cell>
          <table:table-cell office:value-type="string">
            <text:p>4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2.3</text:p>
          </table:table-cell>
          <table:table-cell office:value-type="string">
            <text:p>4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2.3</text:p>
          </table:table-cell>
          <table:table-cell office:value-type="string">
            <text:p>42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3.1</text:p>
          </table:table-cell>
          <table:table-cell office:value-type="string">
            <text:p>4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3.8</text:p>
          </table:table-cell>
          <table:table-cell office:value-type="string">
            <text:p>4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4.3</text:p>
          </table:table-cell>
          <table:table-cell office:value-type="string">
            <text:p>43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5.0</text:p>
          </table:table-cell>
          <table:table-cell office:value-type="string">
            <text:p>43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5.5</text:p>
          </table:table-cell>
          <table:table-cell office:value-type="string">
            <text:p>43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5.7</text:p>
          </table:table-cell>
          <table:table-cell office:value-type="string">
            <text:p>4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6.3</text:p>
          </table:table-cell>
          <table:table-cell office:value-type="string">
            <text:p>4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6.9</text:p>
          </table:table-cell>
          <table:table-cell office:value-type="string">
            <text:p>4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7.5</text:p>
          </table:table-cell>
          <table:table-cell office:value-type="string">
            <text:p>45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7.9</text:p>
          </table:table-cell>
          <table:table-cell office:value-type="string">
            <text:p>46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8.3</text:p>
          </table:table-cell>
          <table:table-cell office:value-type="string">
            <text:p>4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8.5</text:p>
          </table:table-cell>
          <table:table-cell office:value-type="string">
            <text:p>47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9.0</text:p>
          </table:table-cell>
          <table:table-cell office:value-type="string">
            <text:p>47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9.5</text:p>
          </table:table-cell>
          <table:table-cell office:value-type="string">
            <text:p>48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0.2</text:p>
          </table:table-cell>
          <table:table-cell office:value-type="string">
            <text:p>48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0.3</text:p>
          </table:table-cell>
          <table:table-cell office:value-type="string">
            <text:p>4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0.5</text:p>
          </table:table-cell>
          <table:table-cell office:value-type="string">
            <text:p>49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0.5</text:p>
          </table:table-cell>
          <table:table-cell office:value-type="string">
            <text:p>5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0.4</text:p>
          </table:table-cell>
          <table:table-cell office:value-type="string">
            <text:p>50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0.5</text:p>
          </table:table-cell>
          <table:table-cell office:value-type="string">
            <text:p>51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0.8</text:p>
          </table:table-cell>
          <table:table-cell office:value-type="string">
            <text:p>51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1.1</text:p>
          </table:table-cell>
          <table:table-cell office:value-type="string">
            <text:p>5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1.3</text:p>
          </table:table-cell>
          <table:table-cell office:value-type="string">
            <text:p>52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1.1</text:p>
          </table:table-cell>
          <table:table-cell office:value-type="string">
            <text:p>52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1.1</text:p>
          </table:table-cell>
          <table:table-cell office:value-type="string">
            <text:p>5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1.3</text:p>
          </table:table-cell>
          <table:table-cell office:value-type="string">
            <text:p>5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0.8</text:p>
          </table:table-cell>
          <table:table-cell office:value-type="string">
            <text:p>53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0.3</text:p>
          </table:table-cell>
          <table:table-cell office:value-type="string">
            <text:p>53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0.2</text:p>
          </table:table-cell>
          <table:table-cell office:value-type="string">
            <text:p>54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9.5</text:p>
          </table:table-cell>
          <table:table-cell office:value-type="string">
            <text:p>54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8.8</text:p>
          </table:table-cell>
          <table:table-cell office:value-type="string">
            <text:p>54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8.3</text:p>
          </table:table-cell>
          <table:table-cell office:value-type="string">
            <text:p>5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7.3</text:p>
          </table:table-cell>
          <table:table-cell office:value-type="string">
            <text:p>53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7.7</text:p>
          </table:table-cell>
          <table:table-cell office:value-type="string">
            <text:p>53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7.7</text:p>
          </table:table-cell>
          <table:table-cell office:value-type="string">
            <text:p>5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7.1</text:p>
          </table:table-cell>
          <table:table-cell office:value-type="string">
            <text:p>54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6.7</text:p>
          </table:table-cell>
          <table:table-cell office:value-type="string">
            <text:p>53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6.7</text:p>
          </table:table-cell>
          <table:table-cell office:value-type="string">
            <text:p>54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6.7</text:p>
          </table:table-cell>
          <table:table-cell office:value-type="string">
            <text:p>54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5.9</text:p>
          </table:table-cell>
          <table:table-cell office:value-type="string">
            <text:p>54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5.3</text:p>
          </table:table-cell>
          <table:table-cell office:value-type="string">
            <text:p>54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5.2</text:p>
          </table:table-cell>
          <table:table-cell office:value-type="string">
            <text:p>54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5.9</text:p>
          </table:table-cell>
          <table:table-cell office:value-type="string">
            <text:p>55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6.6</text:p>
          </table:table-cell>
          <table:table-cell office:value-type="string">
            <text:p>55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7.3</text:p>
          </table:table-cell>
          <table:table-cell office:value-type="string">
            <text:p>55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7.9</text:p>
          </table:table-cell>
          <table:table-cell office:value-type="string">
            <text:p>5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8.5</text:p>
          </table:table-cell>
          <table:table-cell office:value-type="string">
            <text:p>5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9.0</text:p>
          </table:table-cell>
          <table:table-cell office:value-type="string">
            <text:p>57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9.7</text:p>
          </table:table-cell>
          <table:table-cell office:value-type="string">
            <text:p>57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0.3</text:p>
          </table:table-cell>
          <table:table-cell office:value-type="string">
            <text:p>57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0.6</text:p>
          </table:table-cell>
          <table:table-cell office:value-type="string">
            <text:p>58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1.0</text:p>
          </table:table-cell>
          <table:table-cell office:value-type="string">
            <text:p>58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1.7</text:p>
          </table:table-cell>
          <table:table-cell office:value-type="string">
            <text:p>58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2.0</text:p>
          </table:table-cell>
          <table:table-cell office:value-type="string">
            <text:p>5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2.7</text:p>
          </table:table-cell>
          <table:table-cell office:value-type="string">
            <text:p>5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3.7</text:p>
          </table:table-cell>
          <table:table-cell office:value-type="string">
            <text:p>5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4.7</text:p>
          </table:table-cell>
          <table:table-cell office:value-type="string">
            <text:p>5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5.6</text:p>
          </table:table-cell>
          <table:table-cell office:value-type="string">
            <text:p>5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5.9</text:p>
          </table:table-cell>
          <table:table-cell office:value-type="string">
            <text:p>59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6.5</text:p>
          </table:table-cell>
          <table:table-cell office:value-type="string">
            <text:p>59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7.4</text:p>
          </table:table-cell>
          <table:table-cell office:value-type="string">
            <text:p>5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8.2</text:p>
          </table:table-cell>
          <table:table-cell office:value-type="string">
            <text:p>5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8.8</text:p>
          </table:table-cell>
          <table:table-cell office:value-type="string">
            <text:p>5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8.9</text:p>
          </table:table-cell>
          <table:table-cell office:value-type="string">
            <text:p>59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9.0</text:p>
          </table:table-cell>
          <table:table-cell office:value-type="string">
            <text:p>59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9.5</text:p>
          </table:table-cell>
          <table:table-cell office:value-type="string">
            <text:p>5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0.2</text:p>
          </table:table-cell>
          <table:table-cell office:value-type="string">
            <text:p>59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0.8</text:p>
          </table:table-cell>
          <table:table-cell office:value-type="string">
            <text:p>59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1.3</text:p>
          </table:table-cell>
          <table:table-cell office:value-type="string">
            <text:p>59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1.7</text:p>
          </table:table-cell>
          <table:table-cell office:value-type="string">
            <text:p>5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1.1</text:p>
          </table:table-cell>
          <table:table-cell office:value-type="string">
            <text:p>59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1.3</text:p>
          </table:table-cell>
          <table:table-cell office:value-type="string">
            <text:p>5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2.0</text:p>
          </table:table-cell>
          <table:table-cell office:value-type="string">
            <text:p>5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2.9</text:p>
          </table:table-cell>
          <table:table-cell office:value-type="string">
            <text:p>5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3.3</text:p>
          </table:table-cell>
          <table:table-cell office:value-type="string">
            <text:p>59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4.0</text:p>
          </table:table-cell>
          <table:table-cell office:value-type="string">
            <text:p>59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5.2</text:p>
          </table:table-cell>
          <table:table-cell office:value-type="string">
            <text:p>59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4.8</text:p>
          </table:table-cell>
          <table:table-cell office:value-type="string">
            <text:p>59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4.2</text:p>
          </table:table-cell>
          <table:table-cell office:value-type="string">
            <text:p>59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4.5</text:p>
          </table:table-cell>
          <table:table-cell office:value-type="string">
            <text:p>6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5.0</text:p>
          </table:table-cell>
          <table:table-cell office:value-type="string">
            <text:p>60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5.8</text:p>
          </table:table-cell>
          <table:table-cell office:value-type="string">
            <text:p>6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6.3</text:p>
          </table:table-cell>
          <table:table-cell office:value-type="string">
            <text:p>61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6.9</text:p>
          </table:table-cell>
          <table:table-cell office:value-type="string">
            <text:p>61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7.9</text:p>
          </table:table-cell>
          <table:table-cell office:value-type="string">
            <text:p>6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8.8</text:p>
          </table:table-cell>
          <table:table-cell office:value-type="string">
            <text:p>6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9.5</text:p>
          </table:table-cell>
          <table:table-cell office:value-type="string">
            <text:p>61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0.3</text:p>
          </table:table-cell>
          <table:table-cell office:value-type="string">
            <text:p>6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9.8</text:p>
          </table:table-cell>
          <table:table-cell office:value-type="string">
            <text:p>6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9.9</text:p>
          </table:table-cell>
          <table:table-cell office:value-type="string">
            <text:p>6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0.2</text:p>
          </table:table-cell>
          <table:table-cell office:value-type="string">
            <text:p>60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1.0</text:p>
          </table:table-cell>
          <table:table-cell office:value-type="string">
            <text:p>6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1.7</text:p>
          </table:table-cell>
          <table:table-cell office:value-type="string">
            <text:p>6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2.3</text:p>
          </table:table-cell>
          <table:table-cell office:value-type="string">
            <text:p>61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2.9</text:p>
          </table:table-cell>
          <table:table-cell office:value-type="string">
            <text:p>61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2.9</text:p>
          </table:table-cell>
          <table:table-cell office:value-type="string">
            <text:p>62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3.3</text:p>
          </table:table-cell>
          <table:table-cell office:value-type="string">
            <text:p>62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4.4</text:p>
          </table:table-cell>
          <table:table-cell office:value-type="string">
            <text:p>6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4.8</text:p>
          </table:table-cell>
          <table:table-cell office:value-type="string">
            <text:p>62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4.1</text:p>
          </table:table-cell>
          <table:table-cell office:value-type="string">
            <text:p>62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3.9</text:p>
          </table:table-cell>
          <table:table-cell office:value-type="string">
            <text:p>6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3.8</text:p>
          </table:table-cell>
          <table:table-cell office:value-type="string">
            <text:p>61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3.5</text:p>
          </table:table-cell>
          <table:table-cell office:value-type="string">
            <text:p>6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2.7</text:p>
          </table:table-cell>
          <table:table-cell office:value-type="string">
            <text:p>6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1.9</text:p>
          </table:table-cell>
          <table:table-cell office:value-type="string">
            <text:p>60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1.6</text:p>
          </table:table-cell>
          <table:table-cell office:value-type="string">
            <text:p>60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0.9</text:p>
          </table:table-cell>
          <table:table-cell office:value-type="string">
            <text:p>59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0.1</text:p>
          </table:table-cell>
          <table:table-cell office:value-type="string">
            <text:p>5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9.7</text:p>
          </table:table-cell>
          <table:table-cell office:value-type="string">
            <text:p>5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9.0</text:p>
          </table:table-cell>
          <table:table-cell office:value-type="string">
            <text:p>58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8.3</text:p>
          </table:table-cell>
          <table:table-cell office:value-type="string">
            <text:p>58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7.5</text:p>
          </table:table-cell>
          <table:table-cell office:value-type="string">
            <text:p>57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6.8</text:p>
          </table:table-cell>
          <table:table-cell office:value-type="string">
            <text:p>57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7.0</text:p>
          </table:table-cell>
          <table:table-cell office:value-type="string">
            <text:p>57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6.7</text:p>
          </table:table-cell>
          <table:table-cell office:value-type="string">
            <text:p>5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6.0</text:p>
          </table:table-cell>
          <table:table-cell office:value-type="string">
            <text:p>5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5.8</text:p>
          </table:table-cell>
          <table:table-cell office:value-type="string">
            <text:p>5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5.5</text:p>
          </table:table-cell>
          <table:table-cell office:value-type="string">
            <text:p>5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5.4</text:p>
          </table:table-cell>
          <table:table-cell office:value-type="string">
            <text:p>5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5.5</text:p>
          </table:table-cell>
          <table:table-cell office:value-type="string">
            <text:p>5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5.7</text:p>
          </table:table-cell>
          <table:table-cell office:value-type="string">
            <text:p>5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5.8</text:p>
          </table:table-cell>
          <table:table-cell office:value-type="string">
            <text:p>53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6.0</text:p>
          </table:table-cell>
          <table:table-cell office:value-type="string">
            <text:p>5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6.1</text:p>
          </table:table-cell>
          <table:table-cell office:value-type="string">
            <text:p>5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6.4</text:p>
          </table:table-cell>
          <table:table-cell office:value-type="string">
            <text:p>52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6.5</text:p>
          </table:table-cell>
          <table:table-cell office:value-type="string">
            <text:p>51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6.5</text:p>
          </table:table-cell>
          <table:table-cell office:value-type="string">
            <text:p>5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6.7</text:p>
          </table:table-cell>
          <table:table-cell office:value-type="string">
            <text:p>5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7.3</text:p>
          </table:table-cell>
          <table:table-cell office:value-type="string">
            <text:p>5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7.9</text:p>
          </table:table-cell>
          <table:table-cell office:value-type="string">
            <text:p>51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8.4</text:p>
          </table:table-cell>
          <table:table-cell office:value-type="string">
            <text:p>5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8.6</text:p>
          </table:table-cell>
          <table:table-cell office:value-type="string">
            <text:p>5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9.2</text:p>
          </table:table-cell>
          <table:table-cell office:value-type="string">
            <text:p>53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9.9</text:p>
          </table:table-cell>
          <table:table-cell office:value-type="string">
            <text:p>53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9.8</text:p>
          </table:table-cell>
          <table:table-cell office:value-type="string">
            <text:p>53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9.9</text:p>
          </table:table-cell>
          <table:table-cell office:value-type="string">
            <text:p>54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0.4</text:p>
          </table:table-cell>
          <table:table-cell office:value-type="string">
            <text:p>54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1.2</text:p>
          </table:table-cell>
          <table:table-cell office:value-type="string">
            <text:p>54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1.7</text:p>
          </table:table-cell>
          <table:table-cell office:value-type="string">
            <text:p>54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2.1</text:p>
          </table:table-cell>
          <table:table-cell office:value-type="string">
            <text:p>5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1.7</text:p>
          </table:table-cell>
          <table:table-cell office:value-type="string">
            <text:p>55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1.6</text:p>
          </table:table-cell>
          <table:table-cell office:value-type="string">
            <text:p>55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1.9</text:p>
          </table:table-cell>
          <table:table-cell office:value-type="string">
            <text:p>56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2.4</text:p>
          </table:table-cell>
          <table:table-cell office:value-type="string">
            <text:p>5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2.8</text:p>
          </table:table-cell>
          <table:table-cell office:value-type="string">
            <text:p>56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3.3</text:p>
          </table:table-cell>
          <table:table-cell office:value-type="string">
            <text:p>5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3.1</text:p>
          </table:table-cell>
          <table:table-cell office:value-type="string">
            <text:p>56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2.7</text:p>
          </table:table-cell>
          <table:table-cell office:value-type="string">
            <text:p>5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2.7</text:p>
          </table:table-cell>
          <table:table-cell office:value-type="string">
            <text:p>57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3.2</text:p>
          </table:table-cell>
          <table:table-cell office:value-type="string">
            <text:p>57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2.6</text:p>
          </table:table-cell>
          <table:table-cell office:value-type="string">
            <text:p>57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2.1</text:p>
          </table:table-cell>
          <table:table-cell office:value-type="string">
            <text:p>57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1.9</text:p>
          </table:table-cell>
          <table:table-cell office:value-type="string">
            <text:p>58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2.3</text:p>
          </table:table-cell>
          <table:table-cell office:value-type="string">
            <text:p>58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2.9</text:p>
          </table:table-cell>
          <table:table-cell office:value-type="string">
            <text:p>5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3.2</text:p>
          </table:table-cell>
          <table:table-cell office:value-type="string">
            <text:p>59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3.3</text:p>
          </table:table-cell>
          <table:table-cell office:value-type="string">
            <text:p>5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4.2</text:p>
          </table:table-cell>
          <table:table-cell office:value-type="string">
            <text:p>6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4.8</text:p>
          </table:table-cell>
          <table:table-cell office:value-type="string">
            <text:p>5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5.3</text:p>
          </table:table-cell>
          <table:table-cell office:value-type="string">
            <text:p>60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6.2</text:p>
          </table:table-cell>
          <table:table-cell office:value-type="string">
            <text:p>6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6.2</text:p>
          </table:table-cell>
          <table:table-cell office:value-type="string">
            <text:p>5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6.8</text:p>
          </table:table-cell>
          <table:table-cell office:value-type="string">
            <text:p>60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7.5</text:p>
          </table:table-cell>
          <table:table-cell office:value-type="string">
            <text:p>60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8.3</text:p>
          </table:table-cell>
          <table:table-cell office:value-type="string">
            <text:p>60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9.2</text:p>
          </table:table-cell>
          <table:table-cell office:value-type="string">
            <text:p>60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9.8</text:p>
          </table:table-cell>
          <table:table-cell office:value-type="string">
            <text:p>6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0.3</text:p>
          </table:table-cell>
          <table:table-cell office:value-type="string">
            <text:p>59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0.7</text:p>
          </table:table-cell>
          <table:table-cell office:value-type="string">
            <text:p>60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1.5</text:p>
          </table:table-cell>
          <table:table-cell office:value-type="string">
            <text:p>6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2.3</text:p>
          </table:table-cell>
          <table:table-cell office:value-type="string">
            <text:p>61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3.1</text:p>
          </table:table-cell>
          <table:table-cell office:value-type="string">
            <text:p>6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3.8</text:p>
          </table:table-cell>
          <table:table-cell office:value-type="string">
            <text:p>61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4.6</text:p>
          </table:table-cell>
          <table:table-cell office:value-type="string">
            <text:p>6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5.3</text:p>
          </table:table-cell>
          <table:table-cell office:value-type="string">
            <text:p>62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6.3</text:p>
          </table:table-cell>
          <table:table-cell office:value-type="string">
            <text:p>62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7.0</text:p>
          </table:table-cell>
          <table:table-cell office:value-type="string">
            <text:p>62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8.2</text:p>
          </table:table-cell>
          <table:table-cell office:value-type="string">
            <text:p>62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9.0</text:p>
          </table:table-cell>
          <table:table-cell office:value-type="string">
            <text:p>62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9.7</text:p>
          </table:table-cell>
          <table:table-cell office:value-type="string">
            <text:p>6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9.3</text:p>
          </table:table-cell>
          <table:table-cell office:value-type="string">
            <text:p>63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8.8</text:p>
          </table:table-cell>
          <table:table-cell office:value-type="string">
            <text:p>63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8.6</text:p>
          </table:table-cell>
          <table:table-cell office:value-type="string">
            <text:p>64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8.3</text:p>
          </table:table-cell>
          <table:table-cell office:value-type="string">
            <text:p>6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7.5</text:p>
          </table:table-cell>
          <table:table-cell office:value-type="string">
            <text:p>6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7.5</text:p>
          </table:table-cell>
          <table:table-cell office:value-type="string">
            <text:p>6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8.7</text:p>
          </table:table-cell>
          <table:table-cell office:value-type="string">
            <text:p>64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9.6</text:p>
          </table:table-cell>
          <table:table-cell office:value-type="string">
            <text:p>64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80.0</text:p>
          </table:table-cell>
          <table:table-cell office:value-type="string">
            <text:p>65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9.7</text:p>
          </table:table-cell>
          <table:table-cell office:value-type="string">
            <text:p>65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9.3</text:p>
          </table:table-cell>
          <table:table-cell office:value-type="string">
            <text:p>65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9.9</text:p>
          </table:table-cell>
          <table:table-cell office:value-type="string">
            <text:p>66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9.0</text:p>
          </table:table-cell>
          <table:table-cell office:value-type="string">
            <text:p>6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8.8</text:p>
          </table:table-cell>
          <table:table-cell office:value-type="string">
            <text:p>65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8.5</text:p>
          </table:table-cell>
          <table:table-cell office:value-type="string">
            <text:p>65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7.7</text:p>
          </table:table-cell>
          <table:table-cell office:value-type="string">
            <text:p>65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7.0</text:p>
          </table:table-cell>
          <table:table-cell office:value-type="string">
            <text:p>65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6.0</text:p>
          </table:table-cell>
          <table:table-cell office:value-type="string">
            <text:p>65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5.8</text:p>
          </table:table-cell>
          <table:table-cell office:value-type="string">
            <text:p>65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5.1</text:p>
          </table:table-cell>
          <table:table-cell office:value-type="string">
            <text:p>6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4.0</text:p>
          </table:table-cell>
          <table:table-cell office:value-type="string">
            <text:p>64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3.0</text:p>
          </table:table-cell>
          <table:table-cell office:value-type="string">
            <text:p>6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2.8</text:p>
          </table:table-cell>
          <table:table-cell office:value-type="string">
            <text:p>64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2.2</text:p>
          </table:table-cell>
          <table:table-cell office:value-type="string">
            <text:p>65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2.2</text:p>
          </table:table-cell>
          <table:table-cell office:value-type="string">
            <text:p>65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1.1</text:p>
          </table:table-cell>
          <table:table-cell office:value-type="string">
            <text:p>65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0.6</text:p>
          </table:table-cell>
          <table:table-cell office:value-type="string">
            <text:p>6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69.8</text:p>
          </table:table-cell>
          <table:table-cell office:value-type="string">
            <text:p>66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0.8</text:p>
          </table:table-cell>
          <table:table-cell office:value-type="string">
            <text:p>6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1.7</text:p>
          </table:table-cell>
          <table:table-cell office:value-type="string">
            <text:p>66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3.2</text:p>
          </table:table-cell>
          <table:table-cell office:value-type="string">
            <text:p>67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4.5</text:p>
          </table:table-cell>
          <table:table-cell office:value-type="string">
            <text:p>67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5.0</text:p>
          </table:table-cell>
          <table:table-cell office:value-type="string">
            <text:p>67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5.8</text:p>
          </table:table-cell>
          <table:table-cell office:value-type="string">
            <text:p>6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6.9</text:p>
          </table:table-cell>
          <table:table-cell office:value-type="string">
            <text:p>68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8.2</text:p>
          </table:table-cell>
          <table:table-cell office:value-type="string">
            <text:p>68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9.1</text:p>
          </table:table-cell>
          <table:table-cell office:value-type="string">
            <text:p>6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80.0</text:p>
          </table:table-cell>
          <table:table-cell office:value-type="string">
            <text:p>69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9.8</text:p>
          </table:table-cell>
          <table:table-cell office:value-type="string">
            <text:p>69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8.7</text:p>
          </table:table-cell>
          <table:table-cell office:value-type="string">
            <text:p>69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7.4</text:p>
          </table:table-cell>
          <table:table-cell office:value-type="string">
            <text:p>69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6.2</text:p>
          </table:table-cell>
          <table:table-cell office:value-type="string">
            <text:p>6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4.7</text:p>
          </table:table-cell>
          <table:table-cell office:value-type="string">
            <text:p>6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3.3</text:p>
          </table:table-cell>
          <table:table-cell office:value-type="string">
            <text:p>69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2.0</text:p>
          </table:table-cell>
          <table:table-cell office:value-type="string">
            <text:p>7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0.6</text:p>
          </table:table-cell>
          <table:table-cell office:value-type="string">
            <text:p>70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0.6</text:p>
          </table:table-cell>
          <table:table-cell office:value-type="string">
            <text:p>69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1.0</text:p>
          </table:table-cell>
          <table:table-cell office:value-type="string">
            <text:p>69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0.4</text:p>
          </table:table-cell>
          <table:table-cell office:value-type="string">
            <text:p>6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9.6</text:p>
          </table:table-cell>
          <table:table-cell office:value-type="string">
            <text:p>6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9.3</text:p>
          </table:table-cell>
          <table:table-cell office:value-type="string">
            <text:p>69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8.3</text:p>
          </table:table-cell>
          <table:table-cell office:value-type="string">
            <text:p>6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8.3</text:p>
          </table:table-cell>
          <table:table-cell office:value-type="string">
            <text:p>69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9.2</text:p>
          </table:table-cell>
          <table:table-cell office:value-type="string">
            <text:p>69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9.4</text:p>
          </table:table-cell>
          <table:table-cell office:value-type="string">
            <text:p>6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8.3</text:p>
          </table:table-cell>
          <table:table-cell office:value-type="string">
            <text:p>7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7.7</text:p>
          </table:table-cell>
          <table:table-cell office:value-type="string">
            <text:p>69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7.0</text:p>
          </table:table-cell>
          <table:table-cell office:value-type="string">
            <text:p>69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5.7</text:p>
          </table:table-cell>
          <table:table-cell office:value-type="string">
            <text:p>69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4.0</text:p>
          </table:table-cell>
          <table:table-cell office:value-type="string">
            <text:p>69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2.3</text:p>
          </table:table-cell>
          <table:table-cell office:value-type="string">
            <text:p>69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0.7</text:p>
          </table:table-cell>
          <table:table-cell office:value-type="string">
            <text:p>69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9.5</text:p>
          </table:table-cell>
          <table:table-cell office:value-type="string">
            <text:p>6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0.0</text:p>
          </table:table-cell>
          <table:table-cell office:value-type="string">
            <text:p>7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9.7</text:p>
          </table:table-cell>
          <table:table-cell office:value-type="string">
            <text:p>7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8.8</text:p>
          </table:table-cell>
          <table:table-cell office:value-type="string">
            <text:p>7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7.5</text:p>
          </table:table-cell>
          <table:table-cell office:value-type="string">
            <text:p>71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6.0</text:p>
          </table:table-cell>
          <table:table-cell office:value-type="string">
            <text:p>71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4.6</text:p>
          </table:table-cell>
          <table:table-cell office:value-type="string">
            <text:p>7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3.5</text:p>
          </table:table-cell>
          <table:table-cell office:value-type="string">
            <text:p>7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2.4</text:p>
          </table:table-cell>
          <table:table-cell office:value-type="string">
            <text:p>7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2.4</text:p>
          </table:table-cell>
          <table:table-cell office:value-type="string">
            <text:p>71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1.6</text:p>
          </table:table-cell>
          <table:table-cell office:value-type="string">
            <text:p>71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0.7</text:p>
          </table:table-cell>
          <table:table-cell office:value-type="string">
            <text:p>71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0.0</text:p>
          </table:table-cell>
          <table:table-cell office:value-type="string">
            <text:p>71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9.8</text:p>
          </table:table-cell>
          <table:table-cell office:value-type="string">
            <text:p>72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8.5</text:p>
          </table:table-cell>
          <table:table-cell office:value-type="string">
            <text:p>7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6.8</text:p>
          </table:table-cell>
          <table:table-cell office:value-type="string">
            <text:p>7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5.3</text:p>
          </table:table-cell>
          <table:table-cell office:value-type="string">
            <text:p>72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3.8</text:p>
          </table:table-cell>
          <table:table-cell office:value-type="string">
            <text:p>7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2.4</text:p>
          </table:table-cell>
          <table:table-cell office:value-type="string">
            <text:p>7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0.7</text:p>
          </table:table-cell>
          <table:table-cell office:value-type="string">
            <text:p>7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1.2</text:p>
          </table:table-cell>
          <table:table-cell office:value-type="string">
            <text:p>72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9.8</text:p>
          </table:table-cell>
          <table:table-cell office:value-type="string">
            <text:p>72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9.3</text:p>
          </table:table-cell>
          <table:table-cell office:value-type="string">
            <text:p>7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9.7</text:p>
          </table:table-cell>
          <table:table-cell office:value-type="string">
            <text:p>71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0.2</text:p>
          </table:table-cell>
          <table:table-cell office:value-type="string">
            <text:p>7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8.6</text:p>
          </table:table-cell>
          <table:table-cell office:value-type="string">
            <text:p>71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6.7</text:p>
          </table:table-cell>
          <table:table-cell office:value-type="string">
            <text:p>7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5.8</text:p>
          </table:table-cell>
          <table:table-cell office:value-type="string">
            <text:p>71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5.0</text:p>
          </table:table-cell>
          <table:table-cell office:value-type="string">
            <text:p>71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4.4</text:p>
          </table:table-cell>
          <table:table-cell office:value-type="string">
            <text:p>7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3.5</text:p>
          </table:table-cell>
          <table:table-cell office:value-type="string">
            <text:p>7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2.6</text:p>
          </table:table-cell>
          <table:table-cell office:value-type="string">
            <text:p>71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2.3</text:p>
          </table:table-cell>
          <table:table-cell office:value-type="string">
            <text:p>7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2.0</text:p>
          </table:table-cell>
          <table:table-cell office:value-type="string">
            <text:p>71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1.3</text:p>
          </table:table-cell>
          <table:table-cell office:value-type="string">
            <text:p>7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0.3</text:p>
          </table:table-cell>
          <table:table-cell office:value-type="string">
            <text:p>7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9.4</text:p>
          </table:table-cell>
          <table:table-cell office:value-type="string">
            <text:p>7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8.8</text:p>
          </table:table-cell>
          <table:table-cell office:value-type="string">
            <text:p>7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9.5</text:p>
          </table:table-cell>
          <table:table-cell office:value-type="string">
            <text:p>7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9.8</text:p>
          </table:table-cell>
          <table:table-cell office:value-type="string">
            <text:p>7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8.6</text:p>
          </table:table-cell>
          <table:table-cell office:value-type="string">
            <text:p>7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6.9</text:p>
          </table:table-cell>
          <table:table-cell office:value-type="string">
            <text:p>73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4.8</text:p>
          </table:table-cell>
          <table:table-cell office:value-type="string">
            <text:p>7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3.0</text:p>
          </table:table-cell>
          <table:table-cell office:value-type="string">
            <text:p>7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2.8</text:p>
          </table:table-cell>
          <table:table-cell office:value-type="string">
            <text:p>7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3.3</text:p>
          </table:table-cell>
          <table:table-cell office:value-type="string">
            <text:p>73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2.0</text:p>
          </table:table-cell>
          <table:table-cell office:value-type="string">
            <text:p>72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0.0</text:p>
          </table:table-cell>
          <table:table-cell office:value-type="string">
            <text:p>73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8.5</text:p>
          </table:table-cell>
          <table:table-cell office:value-type="string">
            <text:p>73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8.7</text:p>
          </table:table-cell>
          <table:table-cell office:value-type="string">
            <text:p>73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7.3</text:p>
          </table:table-cell>
          <table:table-cell office:value-type="string">
            <text:p>73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5.9</text:p>
          </table:table-cell>
          <table:table-cell office:value-type="string">
            <text:p>73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4.8</text:p>
          </table:table-cell>
          <table:table-cell office:value-type="string">
            <text:p>7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3.7</text:p>
          </table:table-cell>
          <table:table-cell office:value-type="string">
            <text:p>73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2.8</text:p>
          </table:table-cell>
          <table:table-cell office:value-type="string">
            <text:p>74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3.0</text:p>
          </table:table-cell>
          <table:table-cell office:value-type="string">
            <text:p>7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2.0</text:p>
          </table:table-cell>
          <table:table-cell office:value-type="string">
            <text:p>7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1.2</text:p>
          </table:table-cell>
          <table:table-cell office:value-type="string">
            <text:p>73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0.2</text:p>
          </table:table-cell>
          <table:table-cell office:value-type="string">
            <text:p>74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9.5</text:p>
          </table:table-cell>
          <table:table-cell office:value-type="string">
            <text:p>73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0.2</text:p>
          </table:table-cell>
          <table:table-cell office:value-type="string">
            <text:p>73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8.8</text:p>
          </table:table-cell>
          <table:table-cell office:value-type="string">
            <text:p>7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7.6</text:p>
          </table:table-cell>
          <table:table-cell office:value-type="string">
            <text:p>73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6.5</text:p>
          </table:table-cell>
          <table:table-cell office:value-type="string">
            <text:p>73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7.2</text:p>
          </table:table-cell>
          <table:table-cell office:value-type="string">
            <text:p>73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8.3</text:p>
          </table:table-cell>
          <table:table-cell office:value-type="string">
            <text:p>73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9.7</text:p>
          </table:table-cell>
          <table:table-cell office:value-type="string">
            <text:p>74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1.0</text:p>
          </table:table-cell>
          <table:table-cell office:value-type="string">
            <text:p>74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2.5</text:p>
          </table:table-cell>
          <table:table-cell office:value-type="string">
            <text:p>74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3.7</text:p>
          </table:table-cell>
          <table:table-cell office:value-type="string">
            <text:p>7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3.8</text:p>
          </table:table-cell>
          <table:table-cell office:value-type="string">
            <text:p>7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3.5</text:p>
          </table:table-cell>
          <table:table-cell office:value-type="string">
            <text:p>7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2.4</text:p>
          </table:table-cell>
          <table:table-cell office:value-type="string">
            <text:p>7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1.2</text:p>
          </table:table-cell>
          <table:table-cell office:value-type="string">
            <text:p>76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9.6</text:p>
          </table:table-cell>
          <table:table-cell office:value-type="string">
            <text:p>7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8.2</text:p>
          </table:table-cell>
          <table:table-cell office:value-type="string">
            <text:p>7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7.8</text:p>
          </table:table-cell>
          <table:table-cell office:value-type="string">
            <text:p>7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6.4</text:p>
          </table:table-cell>
          <table:table-cell office:value-type="string">
            <text:p>7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7.5</text:p>
          </table:table-cell>
          <table:table-cell office:value-type="string">
            <text:p>7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6.0</text:p>
          </table:table-cell>
          <table:table-cell office:value-type="string">
            <text:p>77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4.3</text:p>
          </table:table-cell>
          <table:table-cell office:value-type="string">
            <text:p>77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6.1</text:p>
          </table:table-cell>
          <table:table-cell office:value-type="string">
            <text:p>77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4.1</text:p>
          </table:table-cell>
          <table:table-cell office:value-type="string">
            <text:p>7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2.5</text:p>
          </table:table-cell>
          <table:table-cell office:value-type="string">
            <text:p>77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1.0</text:p>
          </table:table-cell>
          <table:table-cell office:value-type="string">
            <text:p>7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1.0</text:p>
          </table:table-cell>
          <table:table-cell office:value-type="string">
            <text:p>7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9.0</text:p>
          </table:table-cell>
          <table:table-cell office:value-type="string">
            <text:p>7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9.4</text:p>
          </table:table-cell>
          <table:table-cell office:value-type="string">
            <text:p>7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6.7</text:p>
          </table:table-cell>
          <table:table-cell office:value-type="string">
            <text:p>76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7.0</text:p>
          </table:table-cell>
          <table:table-cell office:value-type="string">
            <text:p>7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4.8</text:p>
          </table:table-cell>
          <table:table-cell office:value-type="string">
            <text:p>76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3.3</text:p>
          </table:table-cell>
          <table:table-cell office:value-type="string">
            <text:p>76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2.2</text:p>
          </table:table-cell>
          <table:table-cell office:value-type="string">
            <text:p>7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0.6</text:p>
          </table:table-cell>
          <table:table-cell office:value-type="string">
            <text:p>75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8.7</text:p>
          </table:table-cell>
          <table:table-cell office:value-type="string">
            <text:p>7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7.5</text:p>
          </table:table-cell>
          <table:table-cell office:value-type="string">
            <text:p>75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6.6</text:p>
          </table:table-cell>
          <table:table-cell office:value-type="string">
            <text:p>74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6.5</text:p>
          </table:table-cell>
          <table:table-cell office:value-type="string">
            <text:p>7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7.0</text:p>
          </table:table-cell>
          <table:table-cell office:value-type="string">
            <text:p>73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5.3</text:p>
          </table:table-cell>
          <table:table-cell office:value-type="string">
            <text:p>73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3.8</text:p>
          </table:table-cell>
          <table:table-cell office:value-type="string">
            <text:p>7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2.0</text:p>
          </table:table-cell>
          <table:table-cell office:value-type="string">
            <text:p>73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0.3</text:p>
          </table:table-cell>
          <table:table-cell office:value-type="string">
            <text:p>73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0.8</text:p>
          </table:table-cell>
          <table:table-cell office:value-type="string">
            <text:p>72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0.8</text:p>
          </table:table-cell>
          <table:table-cell office:value-type="string">
            <text:p>72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2.2</text:p>
          </table:table-cell>
          <table:table-cell office:value-type="string">
            <text:p>7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2.8</text:p>
          </table:table-cell>
          <table:table-cell office:value-type="string">
            <text:p>7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1.6</text:p>
          </table:table-cell>
          <table:table-cell office:value-type="string">
            <text:p>71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0.6</text:p>
          </table:table-cell>
          <table:table-cell office:value-type="string">
            <text:p>72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9.5</text:p>
          </table:table-cell>
          <table:table-cell office:value-type="string">
            <text:p>7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8.5</text:p>
          </table:table-cell>
          <table:table-cell office:value-type="string">
            <text:p>7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7.8</text:p>
          </table:table-cell>
          <table:table-cell office:value-type="string">
            <text:p>72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7.0</text:p>
          </table:table-cell>
          <table:table-cell office:value-type="string">
            <text:p>7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8.3</text:p>
          </table:table-cell>
          <table:table-cell office:value-type="string">
            <text:p>72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7.8</text:p>
          </table:table-cell>
          <table:table-cell office:value-type="string">
            <text:p>7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6.9</text:p>
          </table:table-cell>
          <table:table-cell office:value-type="string">
            <text:p>72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6.1</text:p>
          </table:table-cell>
          <table:table-cell office:value-type="string">
            <text:p>71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6.6</text:p>
          </table:table-cell>
          <table:table-cell office:value-type="string">
            <text:p>7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8.0</text:p>
          </table:table-cell>
          <table:table-cell office:value-type="string">
            <text:p>7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8.5</text:p>
          </table:table-cell>
          <table:table-cell office:value-type="string">
            <text:p>71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6.9</text:p>
          </table:table-cell>
          <table:table-cell office:value-type="string">
            <text:p>71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5.3</text:p>
          </table:table-cell>
          <table:table-cell office:value-type="string">
            <text:p>7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5.3</text:p>
          </table:table-cell>
          <table:table-cell office:value-type="string">
            <text:p>7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5.8</text:p>
          </table:table-cell>
          <table:table-cell office:value-type="string">
            <text:p>7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5.5</text:p>
          </table:table-cell>
          <table:table-cell office:value-type="string">
            <text:p>7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4.5</text:p>
          </table:table-cell>
          <table:table-cell office:value-type="string">
            <text:p>73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4.2</text:p>
          </table:table-cell>
          <table:table-cell office:value-type="string">
            <text:p>72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5.1</text:p>
          </table:table-cell>
          <table:table-cell office:value-type="string">
            <text:p>7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5.2</text:p>
          </table:table-cell>
          <table:table-cell office:value-type="string">
            <text:p>7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4.7</text:p>
          </table:table-cell>
          <table:table-cell office:value-type="string">
            <text:p>72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3.8</text:p>
          </table:table-cell>
          <table:table-cell office:value-type="string">
            <text:p>7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3.2</text:p>
          </table:table-cell>
          <table:table-cell office:value-type="string">
            <text:p>7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3.8</text:p>
          </table:table-cell>
          <table:table-cell office:value-type="string">
            <text:p>71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4.3</text:p>
          </table:table-cell>
          <table:table-cell office:value-type="string">
            <text:p>70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3.8</text:p>
          </table:table-cell>
          <table:table-cell office:value-type="string">
            <text:p>70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3.7</text:p>
          </table:table-cell>
          <table:table-cell office:value-type="string">
            <text:p>69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3.9</text:p>
          </table:table-cell>
          <table:table-cell office:value-type="string">
            <text:p>69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5.5</text:p>
          </table:table-cell>
          <table:table-cell office:value-type="string">
            <text:p>6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4.6</text:p>
          </table:table-cell>
          <table:table-cell office:value-type="string">
            <text:p>6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4.5</text:p>
          </table:table-cell>
          <table:table-cell office:value-type="string">
            <text:p>6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4.8</text:p>
          </table:table-cell>
          <table:table-cell office:value-type="string">
            <text:p>67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4.0</text:p>
          </table:table-cell>
          <table:table-cell office:value-type="string">
            <text:p>67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3.5</text:p>
          </table:table-cell>
          <table:table-cell office:value-type="string">
            <text:p>6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2.5</text:p>
          </table:table-cell>
          <table:table-cell office:value-type="string">
            <text:p>6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1.6</text:p>
          </table:table-cell>
          <table:table-cell office:value-type="string">
            <text:p>6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0.5</text:p>
          </table:table-cell>
          <table:table-cell office:value-type="string">
            <text:p>66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1.8</text:p>
          </table:table-cell>
          <table:table-cell office:value-type="string">
            <text:p>6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2.5</text:p>
          </table:table-cell>
          <table:table-cell office:value-type="string">
            <text:p>67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3.2</text:p>
          </table:table-cell>
          <table:table-cell office:value-type="string">
            <text:p>6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3.2</text:p>
          </table:table-cell>
          <table:table-cell office:value-type="string">
            <text:p>68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3.6</text:p>
          </table:table-cell>
          <table:table-cell office:value-type="string">
            <text:p>68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2.6</text:p>
          </table:table-cell>
          <table:table-cell office:value-type="string">
            <text:p>6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2.6</text:p>
          </table:table-cell>
          <table:table-cell office:value-type="string">
            <text:p>69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2.7</text:p>
          </table:table-cell>
          <table:table-cell office:value-type="string">
            <text:p>70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2.7</text:p>
          </table:table-cell>
          <table:table-cell office:value-type="string">
            <text:p>70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2.7</text:p>
          </table:table-cell>
          <table:table-cell office:value-type="string">
            <text:p>71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1.8</text:p>
          </table:table-cell>
          <table:table-cell office:value-type="string">
            <text:p>7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2.4</text:p>
          </table:table-cell>
          <table:table-cell office:value-type="string">
            <text:p>71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2.8</text:p>
          </table:table-cell>
          <table:table-cell office:value-type="string">
            <text:p>7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2.8</text:p>
          </table:table-cell>
          <table:table-cell office:value-type="string">
            <text:p>7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1.3</text:p>
          </table:table-cell>
          <table:table-cell office:value-type="string">
            <text:p>72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1.7</text:p>
          </table:table-cell>
          <table:table-cell office:value-type="string">
            <text:p>73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1.2</text:p>
          </table:table-cell>
          <table:table-cell office:value-type="string">
            <text:p>73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0.1</text:p>
          </table:table-cell>
          <table:table-cell office:value-type="string">
            <text:p>7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9.5</text:p>
          </table:table-cell>
          <table:table-cell office:value-type="string">
            <text:p>72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8.9</text:p>
          </table:table-cell>
          <table:table-cell office:value-type="string">
            <text:p>72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8.8</text:p>
          </table:table-cell>
          <table:table-cell office:value-type="string">
            <text:p>72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8.3</text:p>
          </table:table-cell>
          <table:table-cell office:value-type="string">
            <text:p>71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7.0</text:p>
          </table:table-cell>
          <table:table-cell office:value-type="string">
            <text:p>7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6.8</text:p>
          </table:table-cell>
          <table:table-cell office:value-type="string">
            <text:p>7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7.3</text:p>
          </table:table-cell>
          <table:table-cell office:value-type="string">
            <text:p>70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6.9</text:p>
          </table:table-cell>
          <table:table-cell office:value-type="string">
            <text:p>7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6.9</text:p>
          </table:table-cell>
          <table:table-cell office:value-type="string">
            <text:p>69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7.8</text:p>
          </table:table-cell>
          <table:table-cell office:value-type="string">
            <text:p>69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8.3</text:p>
          </table:table-cell>
          <table:table-cell office:value-type="string">
            <text:p>6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9.1</text:p>
          </table:table-cell>
          <table:table-cell office:value-type="string">
            <text:p>6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8.6</text:p>
          </table:table-cell>
          <table:table-cell office:value-type="string">
            <text:p>6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7.8</text:p>
          </table:table-cell>
          <table:table-cell office:value-type="string">
            <text:p>68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7.1</text:p>
          </table:table-cell>
          <table:table-cell office:value-type="string">
            <text:p>6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6.0</text:p>
          </table:table-cell>
          <table:table-cell office:value-type="string">
            <text:p>6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5.1</text:p>
          </table:table-cell>
          <table:table-cell office:value-type="string">
            <text:p>6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4.1</text:p>
          </table:table-cell>
          <table:table-cell office:value-type="string">
            <text:p>6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3.0</text:p>
          </table:table-cell>
          <table:table-cell office:value-type="string">
            <text:p>69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1.8</text:p>
          </table:table-cell>
          <table:table-cell office:value-type="string">
            <text:p>6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0.2</text:p>
          </table:table-cell>
          <table:table-cell office:value-type="string">
            <text:p>70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9.1</text:p>
          </table:table-cell>
          <table:table-cell office:value-type="string">
            <text:p>70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8.6</text:p>
          </table:table-cell>
          <table:table-cell office:value-type="string">
            <text:p>70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9.2</text:p>
          </table:table-cell>
          <table:table-cell office:value-type="string">
            <text:p>69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0.2</text:p>
          </table:table-cell>
          <table:table-cell office:value-type="string">
            <text:p>69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0.5</text:p>
          </table:table-cell>
          <table:table-cell office:value-type="string">
            <text:p>6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1.1</text:p>
          </table:table-cell>
          <table:table-cell office:value-type="string">
            <text:p>6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0.5</text:p>
          </table:table-cell>
          <table:table-cell office:value-type="string">
            <text:p>6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9.8</text:p>
          </table:table-cell>
          <table:table-cell office:value-type="string">
            <text:p>68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9.8</text:p>
          </table:table-cell>
          <table:table-cell office:value-type="string">
            <text:p>6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9.1</text:p>
          </table:table-cell>
          <table:table-cell office:value-type="string">
            <text:p>68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9.1</text:p>
          </table:table-cell>
          <table:table-cell office:value-type="string">
            <text:p>6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8.2</text:p>
          </table:table-cell>
          <table:table-cell office:value-type="string">
            <text:p>6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7.3</text:p>
          </table:table-cell>
          <table:table-cell office:value-type="string">
            <text:p>68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6.2</text:p>
          </table:table-cell>
          <table:table-cell office:value-type="string">
            <text:p>68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5.2</text:p>
          </table:table-cell>
          <table:table-cell office:value-type="string">
            <text:p>68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4.8</text:p>
          </table:table-cell>
          <table:table-cell office:value-type="string">
            <text:p>68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4.0</text:p>
          </table:table-cell>
          <table:table-cell office:value-type="string">
            <text:p>68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3.9</text:p>
          </table:table-cell>
          <table:table-cell office:value-type="string">
            <text:p>6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3.0</text:p>
          </table:table-cell>
          <table:table-cell office:value-type="string">
            <text:p>6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2.1</text:p>
          </table:table-cell>
          <table:table-cell office:value-type="string">
            <text:p>68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1.0</text:p>
          </table:table-cell>
          <table:table-cell office:value-type="string">
            <text:p>6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0.2</text:p>
          </table:table-cell>
          <table:table-cell office:value-type="string">
            <text:p>68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9.1</text:p>
          </table:table-cell>
          <table:table-cell office:value-type="string">
            <text:p>6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8.2</text:p>
          </table:table-cell>
          <table:table-cell office:value-type="string">
            <text:p>67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8.2</text:p>
          </table:table-cell>
          <table:table-cell office:value-type="string">
            <text:p>67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7.3</text:p>
          </table:table-cell>
          <table:table-cell office:value-type="string">
            <text:p>6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6.3</text:p>
          </table:table-cell>
          <table:table-cell office:value-type="string">
            <text:p>6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5.8</text:p>
          </table:table-cell>
          <table:table-cell office:value-type="string">
            <text:p>67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4.9</text:p>
          </table:table-cell>
          <table:table-cell office:value-type="string">
            <text:p>67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5.5</text:p>
          </table:table-cell>
          <table:table-cell office:value-type="string">
            <text:p>6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6.7</text:p>
          </table:table-cell>
          <table:table-cell office:value-type="string">
            <text:p>6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6.3</text:p>
          </table:table-cell>
          <table:table-cell office:value-type="string">
            <text:p>6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5.7</text:p>
          </table:table-cell>
          <table:table-cell office:value-type="string">
            <text:p>68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4.5</text:p>
          </table:table-cell>
          <table:table-cell office:value-type="string">
            <text:p>68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3.3</text:p>
          </table:table-cell>
          <table:table-cell office:value-type="string">
            <text:p>68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4.2</text:p>
          </table:table-cell>
          <table:table-cell office:value-type="string">
            <text:p>6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4.2</text:p>
          </table:table-cell>
          <table:table-cell office:value-type="string">
            <text:p>67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3.8</text:p>
          </table:table-cell>
          <table:table-cell office:value-type="string">
            <text:p>67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4.5</text:p>
          </table:table-cell>
          <table:table-cell office:value-type="string">
            <text:p>6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4.5</text:p>
          </table:table-cell>
          <table:table-cell office:value-type="string">
            <text:p>6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3.9</text:p>
          </table:table-cell>
          <table:table-cell office:value-type="string">
            <text:p>6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3.2</text:p>
          </table:table-cell>
          <table:table-cell office:value-type="string">
            <text:p>6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2.2</text:p>
          </table:table-cell>
          <table:table-cell office:value-type="string">
            <text:p>66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1.5</text:p>
          </table:table-cell>
          <table:table-cell office:value-type="string">
            <text:p>66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5</text:p>
          </table:table-cell>
          <table:table-cell office:value-type="string">
            <text:p>6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7</text:p>
          </table:table-cell>
          <table:table-cell office:value-type="string">
            <text:p>65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2</text:p>
          </table:table-cell>
          <table:table-cell office:value-type="string">
            <text:p>65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7</text:p>
          </table:table-cell>
          <table:table-cell office:value-type="string">
            <text:p>64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5</text:p>
          </table:table-cell>
          <table:table-cell office:value-type="string">
            <text:p>64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8.7</text:p>
          </table:table-cell>
          <table:table-cell office:value-type="string">
            <text:p>6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7.8</text:p>
          </table:table-cell>
          <table:table-cell office:value-type="string">
            <text:p>65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6.9</text:p>
          </table:table-cell>
          <table:table-cell office:value-type="string">
            <text:p>65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6.5</text:p>
          </table:table-cell>
          <table:table-cell office:value-type="string">
            <text:p>6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7.3</text:p>
          </table:table-cell>
          <table:table-cell office:value-type="string">
            <text:p>64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8.0</text:p>
          </table:table-cell>
          <table:table-cell office:value-type="string">
            <text:p>64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8.0</text:p>
          </table:table-cell>
          <table:table-cell office:value-type="string">
            <text:p>63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6.8</text:p>
          </table:table-cell>
          <table:table-cell office:value-type="string">
            <text:p>63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8</text:p>
          </table:table-cell>
          <table:table-cell office:value-type="string">
            <text:p>6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7</text:p>
          </table:table-cell>
          <table:table-cell office:value-type="string">
            <text:p>64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7</text:p>
          </table:table-cell>
          <table:table-cell office:value-type="string">
            <text:p>65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7</text:p>
          </table:table-cell>
          <table:table-cell office:value-type="string">
            <text:p>65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7</text:p>
          </table:table-cell>
          <table:table-cell office:value-type="string">
            <text:p>66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3.7</text:p>
          </table:table-cell>
          <table:table-cell office:value-type="string">
            <text:p>66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2.8</text:p>
          </table:table-cell>
          <table:table-cell office:value-type="string">
            <text:p>66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2.3</text:p>
          </table:table-cell>
          <table:table-cell office:value-type="string">
            <text:p>67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3.2</text:p>
          </table:table-cell>
          <table:table-cell office:value-type="string">
            <text:p>6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3</text:p>
          </table:table-cell>
          <table:table-cell office:value-type="string">
            <text:p>66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3</text:p>
          </table:table-cell>
          <table:table-cell office:value-type="string">
            <text:p>66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6.3</text:p>
          </table:table-cell>
          <table:table-cell office:value-type="string">
            <text:p>6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7.3</text:p>
          </table:table-cell>
          <table:table-cell office:value-type="string">
            <text:p>6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8.3</text:p>
          </table:table-cell>
          <table:table-cell office:value-type="string">
            <text:p>66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5</text:p>
          </table:table-cell>
          <table:table-cell office:value-type="string">
            <text:p>6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6</text:p>
          </table:table-cell>
          <table:table-cell office:value-type="string">
            <text:p>66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1.3</text:p>
          </table:table-cell>
          <table:table-cell office:value-type="string">
            <text:p>6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1.3</text:p>
          </table:table-cell>
          <table:table-cell office:value-type="string">
            <text:p>67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9</text:p>
          </table:table-cell>
          <table:table-cell office:value-type="string">
            <text:p>67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0.0</text:p>
          </table:table-cell>
          <table:table-cell office:value-type="string">
            <text:p>68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9.0</text:p>
          </table:table-cell>
          <table:table-cell office:value-type="string">
            <text:p>6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8.0</text:p>
          </table:table-cell>
          <table:table-cell office:value-type="string">
            <text:p>68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7.0</text:p>
          </table:table-cell>
          <table:table-cell office:value-type="string">
            <text:p>68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8</text:p>
          </table:table-cell>
          <table:table-cell office:value-type="string">
            <text:p>69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5</text:p>
          </table:table-cell>
          <table:table-cell office:value-type="string">
            <text:p>6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3.1</text:p>
          </table:table-cell>
          <table:table-cell office:value-type="string">
            <text:p>69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3.1</text:p>
          </table:table-cell>
          <table:table-cell office:value-type="string">
            <text:p>6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2.1</text:p>
          </table:table-cell>
          <table:table-cell office:value-type="string">
            <text:p>69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1.3</text:p>
          </table:table-cell>
          <table:table-cell office:value-type="string">
            <text:p>6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0.0</text:p>
          </table:table-cell>
          <table:table-cell office:value-type="string">
            <text:p>6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8.8</text:p>
          </table:table-cell>
          <table:table-cell office:value-type="string">
            <text:p>70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0.0</text:p>
          </table:table-cell>
          <table:table-cell office:value-type="string">
            <text:p>70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1.2</text:p>
          </table:table-cell>
          <table:table-cell office:value-type="string">
            <text:p>70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0.2</text:p>
          </table:table-cell>
          <table:table-cell office:value-type="string">
            <text:p>7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9.1</text:p>
          </table:table-cell>
          <table:table-cell office:value-type="string">
            <text:p>7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7.8</text:p>
          </table:table-cell>
          <table:table-cell office:value-type="string">
            <text:p>71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6.8</text:p>
          </table:table-cell>
          <table:table-cell office:value-type="string">
            <text:p>70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6.6</text:p>
          </table:table-cell>
          <table:table-cell office:value-type="string">
            <text:p>7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5.6</text:p>
          </table:table-cell>
          <table:table-cell office:value-type="string">
            <text:p>70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5.7</text:p>
          </table:table-cell>
          <table:table-cell office:value-type="string">
            <text:p>71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4.8</text:p>
          </table:table-cell>
          <table:table-cell office:value-type="string">
            <text:p>71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4.3</text:p>
          </table:table-cell>
          <table:table-cell office:value-type="string">
            <text:p>7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3.3</text:p>
          </table:table-cell>
          <table:table-cell office:value-type="string">
            <text:p>7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2.3</text:p>
          </table:table-cell>
          <table:table-cell office:value-type="string">
            <text:p>7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1.5</text:p>
          </table:table-cell>
          <table:table-cell office:value-type="string">
            <text:p>7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0.2</text:p>
          </table:table-cell>
          <table:table-cell office:value-type="string">
            <text:p>70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8.9</text:p>
          </table:table-cell>
          <table:table-cell office:value-type="string">
            <text:p>70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8.1</text:p>
          </table:table-cell>
          <table:table-cell office:value-type="string">
            <text:p>69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0</text:p>
          </table:table-cell>
          <table:table-cell office:value-type="string">
            <text:p>69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0</text:p>
          </table:table-cell>
          <table:table-cell office:value-type="string">
            <text:p>69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6</text:p>
          </table:table-cell>
          <table:table-cell office:value-type="string">
            <text:p>6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7</text:p>
          </table:table-cell>
          <table:table-cell office:value-type="string">
            <text:p>68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6</text:p>
          </table:table-cell>
          <table:table-cell office:value-type="string">
            <text:p>6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9</text:p>
          </table:table-cell>
          <table:table-cell office:value-type="string">
            <text:p>6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2</text:p>
          </table:table-cell>
          <table:table-cell office:value-type="string">
            <text:p>6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3</text:p>
          </table:table-cell>
          <table:table-cell office:value-type="string">
            <text:p>68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4</text:p>
          </table:table-cell>
          <table:table-cell office:value-type="string">
            <text:p>68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0</text:p>
          </table:table-cell>
          <table:table-cell office:value-type="string">
            <text:p>68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7</text:p>
          </table:table-cell>
          <table:table-cell office:value-type="string">
            <text:p>6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9</text:p>
          </table:table-cell>
          <table:table-cell office:value-type="string">
            <text:p>6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0</text:p>
          </table:table-cell>
          <table:table-cell office:value-type="string">
            <text:p>68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0</text:p>
          </table:table-cell>
          <table:table-cell office:value-type="string">
            <text:p>6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2</text:p>
          </table:table-cell>
          <table:table-cell office:value-type="string">
            <text:p>6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0</text:p>
          </table:table-cell>
          <table:table-cell office:value-type="string">
            <text:p>6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7</text:p>
          </table:table-cell>
          <table:table-cell office:value-type="string">
            <text:p>67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8</text:p>
          </table:table-cell>
          <table:table-cell office:value-type="string">
            <text:p>6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3</text:p>
          </table:table-cell>
          <table:table-cell office:value-type="string">
            <text:p>66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0</text:p>
          </table:table-cell>
          <table:table-cell office:value-type="string">
            <text:p>6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6</text:p>
          </table:table-cell>
          <table:table-cell office:value-type="string">
            <text:p>6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2</text:p>
          </table:table-cell>
          <table:table-cell office:value-type="string">
            <text:p>6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.3</text:p>
          </table:table-cell>
          <table:table-cell office:value-type="string">
            <text:p>64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7</text:p>
          </table:table-cell>
          <table:table-cell office:value-type="string">
            <text:p>6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1</text:p>
          </table:table-cell>
          <table:table-cell office:value-type="string">
            <text:p>63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5</text:p>
          </table:table-cell>
          <table:table-cell office:value-type="string">
            <text:p>63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.9</text:p>
          </table:table-cell>
          <table:table-cell office:value-type="string">
            <text:p>63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.5</text:p>
          </table:table-cell>
          <table:table-cell office:value-type="string">
            <text:p>6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.0</text:p>
          </table:table-cell>
          <table:table-cell office:value-type="string">
            <text:p>63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.0</text:p>
          </table:table-cell>
          <table:table-cell office:value-type="string">
            <text:p>62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.3</text:p>
          </table:table-cell>
          <table:table-cell office:value-type="string">
            <text:p>62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.7</text:p>
          </table:table-cell>
          <table:table-cell office:value-type="string">
            <text:p>62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.9</text:p>
          </table:table-cell>
          <table:table-cell office:value-type="string">
            <text:p>6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.3</text:p>
          </table:table-cell>
          <table:table-cell office:value-type="string">
            <text:p>6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.8</text:p>
          </table:table-cell>
          <table:table-cell office:value-type="string">
            <text:p>61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.0</text:p>
          </table:table-cell>
          <table:table-cell office:value-type="string">
            <text:p>6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.1</text:p>
          </table:table-cell>
          <table:table-cell office:value-type="string">
            <text:p>6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.6</text:p>
          </table:table-cell>
          <table:table-cell office:value-type="string">
            <text:p>59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.3</text:p>
          </table:table-cell>
          <table:table-cell office:value-type="string">
            <text:p>59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.4</text:p>
          </table:table-cell>
          <table:table-cell office:value-type="string">
            <text:p>5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.2</text:p>
          </table:table-cell>
          <table:table-cell office:value-type="string">
            <text:p>5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.7</text:p>
          </table:table-cell>
          <table:table-cell office:value-type="string">
            <text:p>5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.6</text:p>
          </table:table-cell>
          <table:table-cell office:value-type="string">
            <text:p>58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.0</text:p>
          </table:table-cell>
          <table:table-cell office:value-type="string">
            <text:p>5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.8</text:p>
          </table:table-cell>
          <table:table-cell office:value-type="string">
            <text:p>58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.7</text:p>
          </table:table-cell>
          <table:table-cell office:value-type="string">
            <text:p>58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.5</text:p>
          </table:table-cell>
          <table:table-cell office:value-type="string">
            <text:p>5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0</text:p>
          </table:table-cell>
          <table:table-cell office:value-type="string">
            <text:p>58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8</text:p>
          </table:table-cell>
          <table:table-cell office:value-type="string">
            <text:p>5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3</text:p>
          </table:table-cell>
          <table:table-cell office:value-type="string">
            <text:p>5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6</text:p>
          </table:table-cell>
          <table:table-cell office:value-type="string">
            <text:p>5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.1</text:p>
          </table:table-cell>
          <table:table-cell office:value-type="string">
            <text:p>59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.3</text:p>
          </table:table-cell>
          <table:table-cell office:value-type="string">
            <text:p>58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.7</text:p>
          </table:table-cell>
          <table:table-cell office:value-type="string">
            <text:p>58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0</text:p>
          </table:table-cell>
          <table:table-cell office:value-type="string">
            <text:p>57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3</text:p>
          </table:table-cell>
          <table:table-cell office:value-type="string">
            <text:p>56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9</text:p>
          </table:table-cell>
          <table:table-cell office:value-type="string">
            <text:p>5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7</text:p>
          </table:table-cell>
          <table:table-cell office:value-type="string">
            <text:p>5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0</text:p>
          </table:table-cell>
          <table:table-cell office:value-type="string">
            <text:p>5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0</text:p>
          </table:table-cell>
          <table:table-cell office:value-type="string">
            <text:p>55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7</text:p>
          </table:table-cell>
          <table:table-cell office:value-type="string">
            <text:p>55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3</text:p>
          </table:table-cell>
          <table:table-cell office:value-type="string">
            <text:p>55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2</text:p>
          </table:table-cell>
          <table:table-cell office:value-type="string">
            <text:p>5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7</text:p>
          </table:table-cell>
          <table:table-cell office:value-type="string">
            <text:p>5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3</text:p>
          </table:table-cell>
          <table:table-cell office:value-type="string">
            <text:p>5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9</text:p>
          </table:table-cell>
          <table:table-cell office:value-type="string">
            <text:p>5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3</text:p>
          </table:table-cell>
          <table:table-cell office:value-type="string">
            <text:p>5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5</text:p>
          </table:table-cell>
          <table:table-cell office:value-type="string">
            <text:p>57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7</text:p>
          </table:table-cell>
          <table:table-cell office:value-type="string">
            <text:p>57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7</text:p>
          </table:table-cell>
          <table:table-cell office:value-type="string">
            <text:p>5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8</text:p>
          </table:table-cell>
          <table:table-cell office:value-type="string">
            <text:p>58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6</text:p>
          </table:table-cell>
          <table:table-cell office:value-type="string">
            <text:p>58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8.3</text:p>
          </table:table-cell>
          <table:table-cell office:value-type="string">
            <text:p>59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8.0</text:p>
          </table:table-cell>
          <table:table-cell office:value-type="string">
            <text:p>5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8.6</text:p>
          </table:table-cell>
          <table:table-cell office:value-type="string">
            <text:p>59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8.8</text:p>
          </table:table-cell>
          <table:table-cell office:value-type="string">
            <text:p>5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8.6</text:p>
          </table:table-cell>
          <table:table-cell office:value-type="string">
            <text:p>60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9</text:p>
          </table:table-cell>
          <table:table-cell office:value-type="string">
            <text:p>60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3</text:p>
          </table:table-cell>
          <table:table-cell office:value-type="string">
            <text:p>6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2</text:p>
          </table:table-cell>
          <table:table-cell office:value-type="string">
            <text:p>6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3</text:p>
          </table:table-cell>
          <table:table-cell office:value-type="string">
            <text:p>6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4</text:p>
          </table:table-cell>
          <table:table-cell office:value-type="string">
            <text:p>62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8</text:p>
          </table:table-cell>
          <table:table-cell office:value-type="string">
            <text:p>62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8.4</text:p>
          </table:table-cell>
          <table:table-cell office:value-type="string">
            <text:p>63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9.2</text:p>
          </table:table-cell>
          <table:table-cell office:value-type="string">
            <text:p>6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9.8</text:p>
          </table:table-cell>
          <table:table-cell office:value-type="string">
            <text:p>63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0.7</text:p>
          </table:table-cell>
          <table:table-cell office:value-type="string">
            <text:p>63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1.0</text:p>
          </table:table-cell>
          <table:table-cell office:value-type="string">
            <text:p>64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1.7</text:p>
          </table:table-cell>
          <table:table-cell office:value-type="string">
            <text:p>64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1.0</text:p>
          </table:table-cell>
          <table:table-cell office:value-type="string">
            <text:p>6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1.5</text:p>
          </table:table-cell>
          <table:table-cell office:value-type="string">
            <text:p>65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1.4</text:p>
          </table:table-cell>
          <table:table-cell office:value-type="string">
            <text:p>6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2.0</text:p>
          </table:table-cell>
          <table:table-cell office:value-type="string">
            <text:p>65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2.4</text:p>
          </table:table-cell>
          <table:table-cell office:value-type="string">
            <text:p>6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3.2</text:p>
          </table:table-cell>
          <table:table-cell office:value-type="string">
            <text:p>6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3.8</text:p>
          </table:table-cell>
          <table:table-cell office:value-type="string">
            <text:p>6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4.5</text:p>
          </table:table-cell>
          <table:table-cell office:value-type="string">
            <text:p>6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5.3</text:p>
          </table:table-cell>
          <table:table-cell office:value-type="string">
            <text:p>65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5.3</text:p>
          </table:table-cell>
          <table:table-cell office:value-type="string">
            <text:p>65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4.7</text:p>
          </table:table-cell>
          <table:table-cell office:value-type="string">
            <text:p>6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4.1</text:p>
          </table:table-cell>
          <table:table-cell office:value-type="string">
            <text:p>6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3.3</text:p>
          </table:table-cell>
          <table:table-cell office:value-type="string">
            <text:p>63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2.4</text:p>
          </table:table-cell>
          <table:table-cell office:value-type="string">
            <text:p>63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1.6</text:p>
          </table:table-cell>
          <table:table-cell office:value-type="string">
            <text:p>63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1.2</text:p>
          </table:table-cell>
          <table:table-cell office:value-type="string">
            <text:p>62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1.3</text:p>
          </table:table-cell>
          <table:table-cell office:value-type="string">
            <text:p>62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1.7</text:p>
          </table:table-cell>
          <table:table-cell office:value-type="string">
            <text:p>6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1.3</text:p>
          </table:table-cell>
          <table:table-cell office:value-type="string">
            <text:p>61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1.3</text:p>
          </table:table-cell>
          <table:table-cell office:value-type="string">
            <text:p>6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2.1</text:p>
          </table:table-cell>
          <table:table-cell office:value-type="string">
            <text:p>60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2.6</text:p>
          </table:table-cell>
          <table:table-cell office:value-type="string">
            <text:p>60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3.5</text:p>
          </table:table-cell>
          <table:table-cell office:value-type="string">
            <text:p>6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4.4</text:p>
          </table:table-cell>
          <table:table-cell office:value-type="string">
            <text:p>60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5.3</text:p>
          </table:table-cell>
          <table:table-cell office:value-type="string">
            <text:p>6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6.3</text:p>
          </table:table-cell>
          <table:table-cell office:value-type="string">
            <text:p>60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7.2</text:p>
          </table:table-cell>
          <table:table-cell office:value-type="string">
            <text:p>60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7.6</text:p>
          </table:table-cell>
          <table:table-cell office:value-type="string">
            <text:p>60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8.3</text:p>
          </table:table-cell>
          <table:table-cell office:value-type="string">
            <text:p>60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9.1</text:p>
          </table:table-cell>
          <table:table-cell office:value-type="string">
            <text:p>60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9.8</text:p>
          </table:table-cell>
          <table:table-cell office:value-type="string">
            <text:p>6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0.2</text:p>
          </table:table-cell>
          <table:table-cell office:value-type="string">
            <text:p>5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9.2</text:p>
          </table:table-cell>
          <table:table-cell office:value-type="string">
            <text:p>6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8.3</text:p>
          </table:table-cell>
          <table:table-cell office:value-type="string">
            <text:p>59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7.9</text:p>
          </table:table-cell>
          <table:table-cell office:value-type="string">
            <text:p>59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6.8</text:p>
          </table:table-cell>
          <table:table-cell office:value-type="string">
            <text:p>59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5.9</text:p>
          </table:table-cell>
          <table:table-cell office:value-type="string">
            <text:p>59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5.0</text:p>
          </table:table-cell>
          <table:table-cell office:value-type="string">
            <text:p>59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4.2</text:p>
          </table:table-cell>
          <table:table-cell office:value-type="string">
            <text:p>59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3.5</text:p>
          </table:table-cell>
          <table:table-cell office:value-type="string">
            <text:p>59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3.5</text:p>
          </table:table-cell>
          <table:table-cell office:value-type="string">
            <text:p>5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3.8</text:p>
          </table:table-cell>
          <table:table-cell office:value-type="string">
            <text:p>5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4.3</text:p>
          </table:table-cell>
          <table:table-cell office:value-type="string">
            <text:p>5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4.3</text:p>
          </table:table-cell>
          <table:table-cell office:value-type="string">
            <text:p>57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4.3</text:p>
          </table:table-cell>
          <table:table-cell office:value-type="string">
            <text:p>57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3.8</text:p>
          </table:table-cell>
          <table:table-cell office:value-type="string">
            <text:p>5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3.3</text:p>
          </table:table-cell>
          <table:table-cell office:value-type="string">
            <text:p>57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2.9</text:p>
          </table:table-cell>
          <table:table-cell office:value-type="string">
            <text:p>57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2.4</text:p>
          </table:table-cell>
          <table:table-cell office:value-type="string">
            <text:p>57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1.7</text:p>
          </table:table-cell>
          <table:table-cell office:value-type="string">
            <text:p>57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1.3</text:p>
          </table:table-cell>
          <table:table-cell office:value-type="string">
            <text:p>57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1.0</text:p>
          </table:table-cell>
          <table:table-cell office:value-type="string">
            <text:p>5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1.0</text:p>
          </table:table-cell>
          <table:table-cell office:value-type="string">
            <text:p>5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1.1</text:p>
          </table:table-cell>
          <table:table-cell office:value-type="string">
            <text:p>55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0.8</text:p>
          </table:table-cell>
          <table:table-cell office:value-type="string">
            <text:p>55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0.0</text:p>
          </table:table-cell>
          <table:table-cell office:value-type="string">
            <text:p>54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9.8</text:p>
          </table:table-cell>
          <table:table-cell office:value-type="string">
            <text:p>54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9.3</text:p>
          </table:table-cell>
          <table:table-cell office:value-type="string">
            <text:p>5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8.7</text:p>
          </table:table-cell>
          <table:table-cell office:value-type="string">
            <text:p>5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8.3</text:p>
          </table:table-cell>
          <table:table-cell office:value-type="string">
            <text:p>5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5</text:p>
          </table:table-cell>
          <table:table-cell office:value-type="string">
            <text:p>5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7</text:p>
          </table:table-cell>
          <table:table-cell office:value-type="string">
            <text:p>54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0</text:p>
          </table:table-cell>
          <table:table-cell office:value-type="string">
            <text:p>5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2</text:p>
          </table:table-cell>
          <table:table-cell office:value-type="string">
            <text:p>54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3</text:p>
          </table:table-cell>
          <table:table-cell office:value-type="string">
            <text:p>53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8</text:p>
          </table:table-cell>
          <table:table-cell office:value-type="string">
            <text:p>54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3</text:p>
          </table:table-cell>
          <table:table-cell office:value-type="string">
            <text:p>54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7</text:p>
          </table:table-cell>
          <table:table-cell office:value-type="string">
            <text:p>5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3</text:p>
          </table:table-cell>
          <table:table-cell office:value-type="string">
            <text:p>54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9</text:p>
          </table:table-cell>
          <table:table-cell office:value-type="string">
            <text:p>54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3</text:p>
          </table:table-cell>
          <table:table-cell office:value-type="string">
            <text:p>5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.8</text:p>
          </table:table-cell>
          <table:table-cell office:value-type="string">
            <text:p>54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.3</text:p>
          </table:table-cell>
          <table:table-cell office:value-type="string">
            <text:p>53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8</text:p>
          </table:table-cell>
          <table:table-cell office:value-type="string">
            <text:p>53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9</text:p>
          </table:table-cell>
          <table:table-cell office:value-type="string">
            <text:p>5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0</text:p>
          </table:table-cell>
          <table:table-cell office:value-type="string">
            <text:p>54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0</text:p>
          </table:table-cell>
          <table:table-cell office:value-type="string">
            <text:p>5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4</text:p>
          </table:table-cell>
          <table:table-cell office:value-type="string">
            <text:p>55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8</text:p>
          </table:table-cell>
          <table:table-cell office:value-type="string">
            <text:p>55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2</text:p>
          </table:table-cell>
          <table:table-cell office:value-type="string">
            <text:p>56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8</text:p>
          </table:table-cell>
          <table:table-cell office:value-type="string">
            <text:p>5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8</text:p>
          </table:table-cell>
          <table:table-cell office:value-type="string">
            <text:p>5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3</text:p>
          </table:table-cell>
          <table:table-cell office:value-type="string">
            <text:p>5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3</text:p>
          </table:table-cell>
          <table:table-cell office:value-type="string">
            <text:p>5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5</text:p>
          </table:table-cell>
          <table:table-cell office:value-type="string">
            <text:p>57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5</text:p>
          </table:table-cell>
          <table:table-cell office:value-type="string">
            <text:p>57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8</text:p>
          </table:table-cell>
          <table:table-cell office:value-type="string">
            <text:p>57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4</text:p>
          </table:table-cell>
          <table:table-cell office:value-type="string">
            <text:p>57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.7</text:p>
          </table:table-cell>
          <table:table-cell office:value-type="string">
            <text:p>57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.3</text:p>
          </table:table-cell>
          <table:table-cell office:value-type="string">
            <text:p>5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.1</text:p>
          </table:table-cell>
          <table:table-cell office:value-type="string">
            <text:p>5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.1</text:p>
          </table:table-cell>
          <table:table-cell office:value-type="string">
            <text:p>56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.2</text:p>
          </table:table-cell>
          <table:table-cell office:value-type="string">
            <text:p>55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.7</text:p>
          </table:table-cell>
          <table:table-cell office:value-type="string">
            <text:p>5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.7</text:p>
          </table:table-cell>
          <table:table-cell office:value-type="string">
            <text:p>5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0</text:p>
          </table:table-cell>
          <table:table-cell office:value-type="string">
            <text:p>54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.7</text:p>
          </table:table-cell>
          <table:table-cell office:value-type="string">
            <text:p>5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0</text:p>
          </table:table-cell>
          <table:table-cell office:value-type="string">
            <text:p>54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.6</text:p>
          </table:table-cell>
          <table:table-cell office:value-type="string">
            <text:p>53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.5</text:p>
          </table:table-cell>
          <table:table-cell office:value-type="string">
            <text:p>53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.0</text:p>
          </table:table-cell>
          <table:table-cell office:value-type="string">
            <text:p>5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.3</text:p>
          </table:table-cell>
          <table:table-cell office:value-type="string">
            <text:p>5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.0</text:p>
          </table:table-cell>
          <table:table-cell office:value-type="string">
            <text:p>53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.1</text:p>
          </table:table-cell>
          <table:table-cell office:value-type="string">
            <text:p>53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.5</text:p>
          </table:table-cell>
          <table:table-cell office:value-type="string">
            <text:p>5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.5</text:p>
          </table:table-cell>
          <table:table-cell office:value-type="string">
            <text:p>5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.9</text:p>
          </table:table-cell>
          <table:table-cell office:value-type="string">
            <text:p>5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.9</text:p>
          </table:table-cell>
          <table:table-cell office:value-type="string">
            <text:p>52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.5</text:p>
          </table:table-cell>
          <table:table-cell office:value-type="string">
            <text:p>5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.1</text:p>
          </table:table-cell>
          <table:table-cell office:value-type="string">
            <text:p>52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.1</text:p>
          </table:table-cell>
          <table:table-cell office:value-type="string">
            <text:p>52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.8</text:p>
          </table:table-cell>
          <table:table-cell office:value-type="string">
            <text:p>5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.6</text:p>
          </table:table-cell>
          <table:table-cell office:value-type="string">
            <text:p>52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.3</text:p>
          </table:table-cell>
          <table:table-cell office:value-type="string">
            <text:p>52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.0</text:p>
          </table:table-cell>
          <table:table-cell office:value-type="string">
            <text:p>5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.6</text:p>
          </table:table-cell>
          <table:table-cell office:value-type="string">
            <text:p>51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.0</text:p>
          </table:table-cell>
          <table:table-cell office:value-type="string">
            <text:p>5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.7</text:p>
          </table:table-cell>
          <table:table-cell office:value-type="string">
            <text:p>51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.3</text:p>
          </table:table-cell>
          <table:table-cell office:value-type="string">
            <text:p>51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.8</text:p>
          </table:table-cell>
          <table:table-cell office:value-type="string">
            <text:p>5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.6</text:p>
          </table:table-cell>
          <table:table-cell office:value-type="string">
            <text:p>50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.5</text:p>
          </table:table-cell>
          <table:table-cell office:value-type="string">
            <text:p>50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.1</text:p>
          </table:table-cell>
          <table:table-cell office:value-type="string">
            <text:p>49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0.6</text:p>
          </table:table-cell>
          <table:table-cell office:value-type="string">
            <text:p>4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0.2</text:p>
          </table:table-cell>
          <table:table-cell office:value-type="string">
            <text:p>49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0.0</text:p>
          </table:table-cell>
          <table:table-cell office:value-type="string">
            <text:p>4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0.6</text:p>
          </table:table-cell>
          <table:table-cell office:value-type="string">
            <text:p>4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.1</text:p>
          </table:table-cell>
          <table:table-cell office:value-type="string">
            <text:p>4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.3</text:p>
          </table:table-cell>
          <table:table-cell office:value-type="string">
            <text:p>49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.9</text:p>
          </table:table-cell>
          <table:table-cell office:value-type="string">
            <text:p>49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.6</text:p>
          </table:table-cell>
          <table:table-cell office:value-type="string">
            <text:p>49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.4</text:p>
          </table:table-cell>
          <table:table-cell office:value-type="string">
            <text:p>48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2.0</text:p>
          </table:table-cell>
          <table:table-cell office:value-type="string">
            <text:p>48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2.7</text:p>
          </table:table-cell>
          <table:table-cell office:value-type="string">
            <text:p>48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3.0</text:p>
          </table:table-cell>
          <table:table-cell office:value-type="string">
            <text:p>4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3.7</text:p>
          </table:table-cell>
          <table:table-cell office:value-type="string">
            <text:p>4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4.2</text:p>
          </table:table-cell>
          <table:table-cell office:value-type="string">
            <text:p>48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4.8</text:p>
          </table:table-cell>
          <table:table-cell office:value-type="string">
            <text:p>48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4.7</text:p>
          </table:table-cell>
          <table:table-cell office:value-type="string">
            <text:p>48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4.2</text:p>
          </table:table-cell>
          <table:table-cell office:value-type="string">
            <text:p>4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3.7</text:p>
          </table:table-cell>
          <table:table-cell office:value-type="string">
            <text:p>4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3.2</text:p>
          </table:table-cell>
          <table:table-cell office:value-type="string">
            <text:p>47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2.5</text:p>
          </table:table-cell>
          <table:table-cell office:value-type="string">
            <text:p>47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2.3</text:p>
          </table:table-cell>
          <table:table-cell office:value-type="string">
            <text:p>47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.9</text:p>
          </table:table-cell>
          <table:table-cell office:value-type="string">
            <text:p>4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2.0</text:p>
          </table:table-cell>
          <table:table-cell office:value-type="string">
            <text:p>4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.7</text:p>
          </table:table-cell>
          <table:table-cell office:value-type="string">
            <text:p>4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.2</text:p>
          </table:table-cell>
          <table:table-cell office:value-type="string">
            <text:p>4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.0</text:p>
          </table:table-cell>
          <table:table-cell office:value-type="string">
            <text:p>4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.1</text:p>
          </table:table-cell>
          <table:table-cell office:value-type="string">
            <text:p>4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.2</text:p>
          </table:table-cell>
          <table:table-cell office:value-type="string">
            <text:p>44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.2</text:p>
          </table:table-cell>
          <table:table-cell office:value-type="string">
            <text:p>4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.4</text:p>
          </table:table-cell>
          <table:table-cell office:value-type="string">
            <text:p>4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.7</text:p>
          </table:table-cell>
          <table:table-cell office:value-type="string">
            <text:p>43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2.2</text:p>
          </table:table-cell>
          <table:table-cell office:value-type="string">
            <text:p>4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2.7</text:p>
          </table:table-cell>
          <table:table-cell office:value-type="string">
            <text:p>43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3.6</text:p>
          </table:table-cell>
          <table:table-cell office:value-type="string">
            <text:p>43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4.4</text:p>
          </table:table-cell>
          <table:table-cell office:value-type="string">
            <text:p>4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5.1</text:p>
          </table:table-cell>
          <table:table-cell office:value-type="string">
            <text:p>43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5.8</text:p>
          </table:table-cell>
          <table:table-cell office:value-type="string">
            <text:p>43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6.6</text:p>
          </table:table-cell>
          <table:table-cell office:value-type="string">
            <text:p>43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7.3</text:p>
          </table:table-cell>
          <table:table-cell office:value-type="string">
            <text:p>43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8.0</text:p>
          </table:table-cell>
          <table:table-cell office:value-type="string">
            <text:p>43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8.3</text:p>
          </table:table-cell>
          <table:table-cell office:value-type="string">
            <text:p>4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8.9</text:p>
          </table:table-cell>
          <table:table-cell office:value-type="string">
            <text:p>4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9.2</text:p>
          </table:table-cell>
          <table:table-cell office:value-type="string">
            <text:p>43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8.8</text:p>
          </table:table-cell>
          <table:table-cell office:value-type="string">
            <text:p>42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8.8</text:p>
          </table:table-cell>
          <table:table-cell office:value-type="string">
            <text:p>42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8.8</text:p>
          </table:table-cell>
          <table:table-cell office:value-type="string">
            <text:p>41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8.6</text:p>
          </table:table-cell>
          <table:table-cell office:value-type="string">
            <text:p>41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8.7</text:p>
          </table:table-cell>
          <table:table-cell office:value-type="string">
            <text:p>4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8.8</text:p>
          </table:table-cell>
          <table:table-cell office:value-type="string">
            <text:p>4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8.9</text:p>
          </table:table-cell>
          <table:table-cell office:value-type="string">
            <text:p>39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9.2</text:p>
          </table:table-cell>
          <table:table-cell office:value-type="string">
            <text:p>3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9.3</text:p>
          </table:table-cell>
          <table:table-cell office:value-type="string">
            <text:p>3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9.1</text:p>
          </table:table-cell>
          <table:table-cell office:value-type="string">
            <text:p>38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8.7</text:p>
          </table:table-cell>
          <table:table-cell office:value-type="string">
            <text:p>38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8.8</text:p>
          </table:table-cell>
          <table:table-cell office:value-type="string">
            <text:p>38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8.8</text:p>
          </table:table-cell>
          <table:table-cell office:value-type="string">
            <text:p>37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8.9</text:p>
          </table:table-cell>
          <table:table-cell office:value-type="string">
            <text:p>37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8.3</text:p>
          </table:table-cell>
          <table:table-cell office:value-type="string">
            <text:p>37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7.8</text:p>
          </table:table-cell>
          <table:table-cell office:value-type="string">
            <text:p>37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7.4</text:p>
          </table:table-cell>
          <table:table-cell office:value-type="string">
            <text:p>37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7.0</text:p>
          </table:table-cell>
          <table:table-cell office:value-type="string">
            <text:p>37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6.5</text:p>
          </table:table-cell>
          <table:table-cell office:value-type="string">
            <text:p>3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6.3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6.0</text:p>
          </table:table-cell>
          <table:table-cell office:value-type="string">
            <text:p>3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5.5</text:p>
          </table:table-cell>
          <table:table-cell office:value-type="string">
            <text:p>36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5.0</text:p>
          </table:table-cell>
          <table:table-cell office:value-type="string">
            <text:p>3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4.5</text:p>
          </table:table-cell>
          <table:table-cell office:value-type="string">
            <text:p>36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3.9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3.3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2.7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2.2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.8</text:p>
          </table:table-cell>
          <table:table-cell office:value-type="string">
            <text:p>37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.3</text:p>
          </table:table-cell>
          <table:table-cell office:value-type="string">
            <text:p>37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0.8</text:p>
          </table:table-cell>
          <table:table-cell office:value-type="string">
            <text:p>37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0.7</text:p>
          </table:table-cell>
          <table:table-cell office:value-type="string">
            <text:p>38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0.3</text:p>
          </table:table-cell>
          <table:table-cell office:value-type="string">
            <text:p>38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0.3</text:p>
          </table:table-cell>
          <table:table-cell office:value-type="string">
            <text:p>3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0.2</text:p>
          </table:table-cell>
          <table:table-cell office:value-type="string">
            <text:p>39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0.3</text:p>
          </table:table-cell>
          <table:table-cell office:value-type="string">
            <text:p>39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0.0</text:p>
          </table:table-cell>
          <table:table-cell office:value-type="string">
            <text:p>39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0.5</text:p>
          </table:table-cell>
          <table:table-cell office:value-type="string">
            <text:p>40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.0</text:p>
          </table:table-cell>
          <table:table-cell office:value-type="string">
            <text:p>41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.5</text:p>
          </table:table-cell>
          <table:table-cell office:value-type="string">
            <text:p>41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.1</text:p>
          </table:table-cell>
          <table:table-cell office:value-type="string">
            <text:p>4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.7</text:p>
          </table:table-cell>
          <table:table-cell office:value-type="string">
            <text:p>41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.2</text:p>
          </table:table-cell>
          <table:table-cell office:value-type="string">
            <text:p>41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.1</text:p>
          </table:table-cell>
          <table:table-cell office:value-type="string">
            <text:p>42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.0</text:p>
          </table:table-cell>
          <table:table-cell office:value-type="string">
            <text:p>43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.6</text:p>
          </table:table-cell>
          <table:table-cell office:value-type="string">
            <text:p>4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.0</text:p>
          </table:table-cell>
          <table:table-cell office:value-type="string">
            <text:p>43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.6</text:p>
          </table:table-cell>
          <table:table-cell office:value-type="string">
            <text:p>4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.3</text:p>
          </table:table-cell>
          <table:table-cell office:value-type="string">
            <text:p>4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.8</text:p>
          </table:table-cell>
          <table:table-cell office:value-type="string">
            <text:p>43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.4</text:p>
          </table:table-cell>
          <table:table-cell office:value-type="string">
            <text:p>43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.8</text:p>
          </table:table-cell>
          <table:table-cell office:value-type="string">
            <text:p>43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.4</text:p>
          </table:table-cell>
          <table:table-cell office:value-type="string">
            <text:p>4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.0</text:p>
          </table:table-cell>
          <table:table-cell office:value-type="string">
            <text:p>43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.3</text:p>
          </table:table-cell>
          <table:table-cell office:value-type="string">
            <text:p>44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.7</text:p>
          </table:table-cell>
          <table:table-cell office:value-type="string">
            <text:p>4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2</text:p>
          </table:table-cell>
          <table:table-cell office:value-type="string">
            <text:p>4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5</text:p>
          </table:table-cell>
          <table:table-cell office:value-type="string">
            <text:p>44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1</text:p>
          </table:table-cell>
          <table:table-cell office:value-type="string">
            <text:p>44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2</text:p>
          </table:table-cell>
          <table:table-cell office:value-type="string">
            <text:p>43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4</text:p>
          </table:table-cell>
          <table:table-cell office:value-type="string">
            <text:p>43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9</text:p>
          </table:table-cell>
          <table:table-cell office:value-type="string">
            <text:p>4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.0</text:p>
          </table:table-cell>
          <table:table-cell office:value-type="string">
            <text:p>4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.5</text:p>
          </table:table-cell>
          <table:table-cell office:value-type="string">
            <text:p>4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0</text:p>
          </table:table-cell>
          <table:table-cell office:value-type="string">
            <text:p>41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4</text:p>
          </table:table-cell>
          <table:table-cell office:value-type="string">
            <text:p>4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9</text:p>
          </table:table-cell>
          <table:table-cell office:value-type="string">
            <text:p>4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6</text:p>
          </table:table-cell>
          <table:table-cell office:value-type="string">
            <text:p>4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0</text:p>
          </table:table-cell>
          <table:table-cell office:value-type="string">
            <text:p>4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4</text:p>
          </table:table-cell>
          <table:table-cell office:value-type="string">
            <text:p>4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8</text:p>
          </table:table-cell>
          <table:table-cell office:value-type="string">
            <text:p>40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0</text:p>
          </table:table-cell>
          <table:table-cell office:value-type="string">
            <text:p>40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7</text:p>
          </table:table-cell>
          <table:table-cell office:value-type="string">
            <text:p>4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8</text:p>
          </table:table-cell>
          <table:table-cell office:value-type="string">
            <text:p>39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0</text:p>
          </table:table-cell>
          <table:table-cell office:value-type="string">
            <text:p>3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1</text:p>
          </table:table-cell>
          <table:table-cell office:value-type="string">
            <text:p>3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8</text:p>
          </table:table-cell>
          <table:table-cell office:value-type="string">
            <text:p>38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7</text:p>
          </table:table-cell>
          <table:table-cell office:value-type="string">
            <text:p>38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7</text:p>
          </table:table-cell>
          <table:table-cell office:value-type="string">
            <text:p>37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0</text:p>
          </table:table-cell>
          <table:table-cell office:value-type="string">
            <text:p>37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2</text:p>
          </table:table-cell>
          <table:table-cell office:value-type="string">
            <text:p>38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5</text:p>
          </table:table-cell>
          <table:table-cell office:value-type="string">
            <text:p>38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5</text:p>
          </table:table-cell>
          <table:table-cell office:value-type="string">
            <text:p>3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0</text:p>
          </table:table-cell>
          <table:table-cell office:value-type="string">
            <text:p>3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0</text:p>
          </table:table-cell>
          <table:table-cell office:value-type="string">
            <text:p>39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5</text:p>
          </table:table-cell>
          <table:table-cell office:value-type="string">
            <text:p>39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7</text:p>
          </table:table-cell>
          <table:table-cell office:value-type="string">
            <text:p>40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9</text:p>
          </table:table-cell>
          <table:table-cell office:value-type="string">
            <text:p>40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3</text:p>
          </table:table-cell>
          <table:table-cell office:value-type="string">
            <text:p>4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8</text:p>
          </table:table-cell>
          <table:table-cell office:value-type="string">
            <text:p>4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9</text:p>
          </table:table-cell>
          <table:table-cell office:value-type="string">
            <text:p>39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8.3</text:p>
          </table:table-cell>
          <table:table-cell office:value-type="string">
            <text:p>3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8.4</text:p>
          </table:table-cell>
          <table:table-cell office:value-type="string">
            <text:p>40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9</text:p>
          </table:table-cell>
          <table:table-cell office:value-type="string">
            <text:p>40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4</text:p>
          </table:table-cell>
          <table:table-cell office:value-type="string">
            <text:p>4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9</text:p>
          </table:table-cell>
          <table:table-cell office:value-type="string">
            <text:p>41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3</text:p>
          </table:table-cell>
          <table:table-cell office:value-type="string">
            <text:p>4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8</text:p>
          </table:table-cell>
          <table:table-cell office:value-type="string">
            <text:p>4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1</text:p>
          </table:table-cell>
          <table:table-cell office:value-type="string">
            <text:p>4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3</text:p>
          </table:table-cell>
          <table:table-cell office:value-type="string">
            <text:p>4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7</text:p>
          </table:table-cell>
          <table:table-cell office:value-type="string">
            <text:p>42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2</text:p>
          </table:table-cell>
          <table:table-cell office:value-type="string">
            <text:p>4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9</text:p>
          </table:table-cell>
          <table:table-cell office:value-type="string">
            <text:p>42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8</text:p>
          </table:table-cell>
          <table:table-cell office:value-type="string">
            <text:p>43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6</text:p>
          </table:table-cell>
          <table:table-cell office:value-type="string">
            <text:p>43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1</text:p>
          </table:table-cell>
          <table:table-cell office:value-type="string">
            <text:p>4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7</text:p>
          </table:table-cell>
          <table:table-cell office:value-type="string">
            <text:p>43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3</text:p>
          </table:table-cell>
          <table:table-cell office:value-type="string">
            <text:p>4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2</text:p>
          </table:table-cell>
          <table:table-cell office:value-type="string">
            <text:p>44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3</text:p>
          </table:table-cell>
          <table:table-cell office:value-type="string">
            <text:p>44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1</text:p>
          </table:table-cell>
          <table:table-cell office:value-type="string">
            <text:p>45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2</text:p>
          </table:table-cell>
          <table:table-cell office:value-type="string">
            <text:p>45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6</text:p>
          </table:table-cell>
          <table:table-cell office:value-type="string">
            <text:p>45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1</text:p>
          </table:table-cell>
          <table:table-cell office:value-type="string">
            <text:p>4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6</text:p>
          </table:table-cell>
          <table:table-cell office:value-type="string">
            <text:p>45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4</text:p>
          </table:table-cell>
          <table:table-cell office:value-type="string">
            <text:p>45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5</text:p>
          </table:table-cell>
          <table:table-cell office:value-type="string">
            <text:p>45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8</text:p>
          </table:table-cell>
          <table:table-cell office:value-type="string">
            <text:p>4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1</text:p>
          </table:table-cell>
          <table:table-cell office:value-type="string">
            <text:p>45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2</text:p>
          </table:table-cell>
          <table:table-cell office:value-type="string">
            <text:p>4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8</text:p>
          </table:table-cell>
          <table:table-cell office:value-type="string">
            <text:p>45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9</text:p>
          </table:table-cell>
          <table:table-cell office:value-type="string">
            <text:p>44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2</text:p>
          </table:table-cell>
          <table:table-cell office:value-type="string">
            <text:p>4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2</text:p>
          </table:table-cell>
          <table:table-cell office:value-type="string">
            <text:p>44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8</text:p>
          </table:table-cell>
          <table:table-cell office:value-type="string">
            <text:p>43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0</text:p>
          </table:table-cell>
          <table:table-cell office:value-type="string">
            <text:p>43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6</text:p>
          </table:table-cell>
          <table:table-cell office:value-type="string">
            <text:p>43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3</text:p>
          </table:table-cell>
          <table:table-cell office:value-type="string">
            <text:p>43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9</text:p>
          </table:table-cell>
          <table:table-cell office:value-type="string">
            <text:p>42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8.5</text:p>
          </table:table-cell>
          <table:table-cell office:value-type="string">
            <text:p>4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9.0</text:p>
          </table:table-cell>
          <table:table-cell office:value-type="string">
            <text:p>42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9.5</text:p>
          </table:table-cell>
          <table:table-cell office:value-type="string">
            <text:p>4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9.4</text:p>
          </table:table-cell>
          <table:table-cell office:value-type="string">
            <text:p>4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9.3</text:p>
          </table:table-cell>
          <table:table-cell office:value-type="string">
            <text:p>4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9.3</text:p>
          </table:table-cell>
          <table:table-cell office:value-type="string">
            <text:p>4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9.8</text:p>
          </table:table-cell>
          <table:table-cell office:value-type="string">
            <text:p>4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9.9</text:p>
          </table:table-cell>
          <table:table-cell office:value-type="string">
            <text:p>3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0.1</text:p>
          </table:table-cell>
          <table:table-cell office:value-type="string">
            <text:p>39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0.3</text:p>
          </table:table-cell>
          <table:table-cell office:value-type="string">
            <text:p>3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0.7</text:p>
          </table:table-cell>
          <table:table-cell office:value-type="string">
            <text:p>38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1.1</text:p>
          </table:table-cell>
          <table:table-cell office:value-type="string">
            <text:p>3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1.8</text:p>
          </table:table-cell>
          <table:table-cell office:value-type="string">
            <text:p>3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2.6</text:p>
          </table:table-cell>
          <table:table-cell office:value-type="string">
            <text:p>3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2.9</text:p>
          </table:table-cell>
          <table:table-cell office:value-type="string">
            <text:p>38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3.5</text:p>
          </table:table-cell>
          <table:table-cell office:value-type="string">
            <text:p>37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4.0</text:p>
          </table:table-cell>
          <table:table-cell office:value-type="string">
            <text:p>37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4.0</text:p>
          </table:table-cell>
          <table:table-cell office:value-type="string">
            <text:p>38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4.6</text:p>
          </table:table-cell>
          <table:table-cell office:value-type="string">
            <text:p>38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4.2</text:p>
          </table:table-cell>
          <table:table-cell office:value-type="string">
            <text:p>38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4.1</text:p>
          </table:table-cell>
          <table:table-cell office:value-type="string">
            <text:p>38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3.7</text:p>
          </table:table-cell>
          <table:table-cell office:value-type="string">
            <text:p>38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3.3</text:p>
          </table:table-cell>
          <table:table-cell office:value-type="string">
            <text:p>38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3.2</text:p>
          </table:table-cell>
          <table:table-cell office:value-type="string">
            <text:p>3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2.8</text:p>
          </table:table-cell>
          <table:table-cell office:value-type="string">
            <text:p>39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2.5</text:p>
          </table:table-cell>
          <table:table-cell office:value-type="string">
            <text:p>4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2.6</text:p>
          </table:table-cell>
          <table:table-cell office:value-type="string">
            <text:p>40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3.1</text:p>
          </table:table-cell>
          <table:table-cell office:value-type="string">
            <text:p>40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3.6</text:p>
          </table:table-cell>
          <table:table-cell office:value-type="string">
            <text:p>40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3.8</text:p>
          </table:table-cell>
          <table:table-cell office:value-type="string">
            <text:p>40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3.5</text:p>
          </table:table-cell>
          <table:table-cell office:value-type="string">
            <text:p>4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4.0</text:p>
          </table:table-cell>
          <table:table-cell office:value-type="string">
            <text:p>4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4.3</text:p>
          </table:table-cell>
          <table:table-cell office:value-type="string">
            <text:p>4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4.8</text:p>
          </table:table-cell>
          <table:table-cell office:value-type="string">
            <text:p>4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5.2</text:p>
          </table:table-cell>
          <table:table-cell office:value-type="string">
            <text:p>4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5.8</text:p>
          </table:table-cell>
          <table:table-cell office:value-type="string">
            <text:p>4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5.9</text:p>
          </table:table-cell>
          <table:table-cell office:value-type="string">
            <text:p>4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6.1</text:p>
          </table:table-cell>
          <table:table-cell office:value-type="string">
            <text:p>40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6.6</text:p>
          </table:table-cell>
          <table:table-cell office:value-type="string">
            <text:p>40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6.2</text:p>
          </table:table-cell>
          <table:table-cell office:value-type="string">
            <text:p>4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6.2</text:p>
          </table:table-cell>
          <table:table-cell office:value-type="string">
            <text:p>4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6.6</text:p>
          </table:table-cell>
          <table:table-cell office:value-type="string">
            <text:p>40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7.1</text:p>
          </table:table-cell>
          <table:table-cell office:value-type="string">
            <text:p>4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7.4</text:p>
          </table:table-cell>
          <table:table-cell office:value-type="string">
            <text:p>4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8.2</text:p>
          </table:table-cell>
          <table:table-cell office:value-type="string">
            <text:p>41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8.8</text:p>
          </table:table-cell>
          <table:table-cell office:value-type="string">
            <text:p>41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9.4</text:p>
          </table:table-cell>
          <table:table-cell office:value-type="string">
            <text:p>4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8.9</text:p>
          </table:table-cell>
          <table:table-cell office:value-type="string">
            <text:p>40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9.0</text:p>
          </table:table-cell>
          <table:table-cell office:value-type="string">
            <text:p>4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8.4</text:p>
          </table:table-cell>
          <table:table-cell office:value-type="string">
            <text:p>4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7.8</text:p>
          </table:table-cell>
          <table:table-cell office:value-type="string">
            <text:p>4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7.2</text:p>
          </table:table-cell>
          <table:table-cell office:value-type="string">
            <text:p>4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6.6</text:p>
          </table:table-cell>
          <table:table-cell office:value-type="string">
            <text:p>4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6.2</text:p>
          </table:table-cell>
          <table:table-cell office:value-type="string">
            <text:p>4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6.0</text:p>
          </table:table-cell>
          <table:table-cell office:value-type="string">
            <text:p>39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6.8</text:p>
          </table:table-cell>
          <table:table-cell office:value-type="string">
            <text:p>39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6.7</text:p>
          </table:table-cell>
          <table:table-cell office:value-type="string">
            <text:p>3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6.8</text:p>
          </table:table-cell>
          <table:table-cell office:value-type="string">
            <text:p>38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6.9</text:p>
          </table:table-cell>
          <table:table-cell office:value-type="string">
            <text:p>38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6.7</text:p>
          </table:table-cell>
          <table:table-cell office:value-type="string">
            <text:p>3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6.3</text:p>
          </table:table-cell>
          <table:table-cell office:value-type="string">
            <text:p>38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6.3</text:p>
          </table:table-cell>
          <table:table-cell office:value-type="string">
            <text:p>3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6.8</text:p>
          </table:table-cell>
          <table:table-cell office:value-type="string">
            <text:p>38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7.2</text:p>
          </table:table-cell>
          <table:table-cell office:value-type="string">
            <text:p>37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7.1</text:p>
          </table:table-cell>
          <table:table-cell office:value-type="string">
            <text:p>37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7.5</text:p>
          </table:table-cell>
          <table:table-cell office:value-type="string">
            <text:p>37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7.2</text:p>
          </table:table-cell>
          <table:table-cell office:value-type="string">
            <text:p>3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7.7</text:p>
          </table:table-cell>
          <table:table-cell office:value-type="string">
            <text:p>3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8.2</text:p>
          </table:table-cell>
          <table:table-cell office:value-type="string">
            <text:p>3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8.0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8.6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9.3</text:p>
          </table:table-cell>
          <table:table-cell office:value-type="string">
            <text:p>3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9.8</text:p>
          </table:table-cell>
          <table:table-cell office:value-type="string">
            <text:p>3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0.5</text:p>
          </table:table-cell>
          <table:table-cell office:value-type="string">
            <text:p>36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0.7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1.3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2.0</text:p>
          </table:table-cell>
          <table:table-cell office:value-type="string">
            <text:p>3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2.3</text:p>
          </table:table-cell>
          <table:table-cell office:value-type="string">
            <text:p>3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2.8</text:p>
          </table:table-cell>
          <table:table-cell office:value-type="string">
            <text:p>36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3.2</text:p>
          </table:table-cell>
          <table:table-cell office:value-type="string">
            <text:p>3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3.6</text:p>
          </table:table-cell>
          <table:table-cell office:value-type="string">
            <text:p>3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1</text:p>
          </table:table-cell>
          <table:table-cell office:value-type="string">
            <text:p>3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5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2</text:p>
          </table:table-cell>
          <table:table-cell office:value-type="string">
            <text:p>36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5</text:p>
          </table:table-cell>
          <table:table-cell office:value-type="string">
            <text:p>36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6.0</text:p>
          </table:table-cell>
          <table:table-cell office:value-type="string">
            <text:p>36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6.1</text:p>
          </table:table-cell>
          <table:table-cell office:value-type="string">
            <text:p>36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8</text:p>
          </table:table-cell>
          <table:table-cell office:value-type="string">
            <text:p>3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9</text:p>
          </table:table-cell>
          <table:table-cell office:value-type="string">
            <text:p>36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8</text:p>
          </table:table-cell>
          <table:table-cell office:value-type="string">
            <text:p>35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8</text:p>
          </table:table-cell>
          <table:table-cell office:value-type="string">
            <text:p>35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8</text:p>
          </table:table-cell>
          <table:table-cell office:value-type="string">
            <text:p>34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5</text:p>
          </table:table-cell>
          <table:table-cell office:value-type="string">
            <text:p>34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3</text:p>
          </table:table-cell>
          <table:table-cell office:value-type="string">
            <text:p>33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5.0</text:p>
          </table:table-cell>
          <table:table-cell office:value-type="string">
            <text:p>33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8</text:p>
          </table:table-cell>
          <table:table-cell office:value-type="string">
            <text:p>32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7</text:p>
          </table:table-cell>
          <table:table-cell office:value-type="string">
            <text:p>32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3</text:p>
          </table:table-cell>
          <table:table-cell office:value-type="string">
            <text:p>3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4.0</text:p>
          </table:table-cell>
          <table:table-cell office:value-type="string">
            <text:p>31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3.3</text:p>
          </table:table-cell>
          <table:table-cell office:value-type="string">
            <text:p>31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2.7</text:p>
          </table:table-cell>
          <table:table-cell office:value-type="string">
            <text:p>31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2.3</text:p>
          </table:table-cell>
          <table:table-cell office:value-type="string">
            <text:p>3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2.2</text:p>
          </table:table-cell>
          <table:table-cell office:value-type="string">
            <text:p>3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1.8</text:p>
          </table:table-cell>
          <table:table-cell office:value-type="string">
            <text:p>31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1.8</text:p>
          </table:table-cell>
          <table:table-cell office:value-type="string">
            <text:p>31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1.2</text:p>
          </table:table-cell>
          <table:table-cell office:value-type="string">
            <text:p>3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0.6</text:p>
          </table:table-cell>
          <table:table-cell office:value-type="string">
            <text:p>31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0.0</text:p>
          </table:table-cell>
          <table:table-cell office:value-type="string">
            <text:p>31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9.5</text:p>
          </table:table-cell>
          <table:table-cell office:value-type="string">
            <text:p>3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9.0</text:p>
          </table:table-cell>
          <table:table-cell office:value-type="string">
            <text:p>3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8.4</text:p>
          </table:table-cell>
          <table:table-cell office:value-type="string">
            <text:p>31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7.8</text:p>
          </table:table-cell>
          <table:table-cell office:value-type="string">
            <text:p>31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7.3</text:p>
          </table:table-cell>
          <table:table-cell office:value-type="string">
            <text:p>3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6.9</text:p>
          </table:table-cell>
          <table:table-cell office:value-type="string">
            <text:p>31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6.3</text:p>
          </table:table-cell>
          <table:table-cell office:value-type="string">
            <text:p>3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5.8</text:p>
          </table:table-cell>
          <table:table-cell office:value-type="string">
            <text:p>31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5.2</text:p>
          </table:table-cell>
          <table:table-cell office:value-type="string">
            <text:p>3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4.9</text:p>
          </table:table-cell>
          <table:table-cell office:value-type="string">
            <text:p>31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4.3</text:p>
          </table:table-cell>
          <table:table-cell office:value-type="string">
            <text:p>31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3.8</text:p>
          </table:table-cell>
          <table:table-cell office:value-type="string">
            <text:p>32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3.2</text:p>
          </table:table-cell>
          <table:table-cell office:value-type="string">
            <text:p>32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3.1</text:p>
          </table:table-cell>
          <table:table-cell office:value-type="string">
            <text:p>32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2.5</text:p>
          </table:table-cell>
          <table:table-cell office:value-type="string">
            <text:p>3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1.8</text:p>
          </table:table-cell>
          <table:table-cell office:value-type="string">
            <text:p>3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1.3</text:p>
          </table:table-cell>
          <table:table-cell office:value-type="string">
            <text:p>3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0.7</text:p>
          </table:table-cell>
          <table:table-cell office:value-type="string">
            <text:p>32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0.1</text:p>
          </table:table-cell>
          <table:table-cell office:value-type="string">
            <text:p>32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9.8</text:p>
          </table:table-cell>
          <table:table-cell office:value-type="string">
            <text:p>3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0.0</text:p>
          </table:table-cell>
          <table:table-cell office:value-type="string">
            <text:p>3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0.1</text:p>
          </table:table-cell>
          <table:table-cell office:value-type="string">
            <text:p>31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9.9</text:p>
          </table:table-cell>
          <table:table-cell office:value-type="string">
            <text:p>3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9.6</text:p>
          </table:table-cell>
          <table:table-cell office:value-type="string">
            <text:p>30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9.2</text:p>
          </table:table-cell>
          <table:table-cell office:value-type="string">
            <text:p>3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8.7</text:p>
          </table:table-cell>
          <table:table-cell office:value-type="string">
            <text:p>3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8.2</text:p>
          </table:table-cell>
          <table:table-cell office:value-type="string">
            <text:p>3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7.5</text:p>
          </table:table-cell>
          <table:table-cell office:value-type="string">
            <text:p>31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7</text:p>
          </table:table-cell>
          <table:table-cell office:value-type="string">
            <text:p>31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6.1</text:p>
          </table:table-cell>
          <table:table-cell office:value-type="string">
            <text:p>3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6</text:p>
          </table:table-cell>
          <table:table-cell office:value-type="string">
            <text:p>3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3</text:p>
          </table:table-cell>
          <table:table-cell office:value-type="string">
            <text:p>3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5.3</text:p>
          </table:table-cell>
          <table:table-cell office:value-type="string">
            <text:p>3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8</text:p>
          </table:table-cell>
          <table:table-cell office:value-type="string">
            <text:p>32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4.2</text:p>
          </table:table-cell>
          <table:table-cell office:value-type="string">
            <text:p>3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3.6</text:p>
          </table:table-cell>
          <table:table-cell office:value-type="string">
            <text:p>3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8</text:p>
          </table:table-cell>
          <table:table-cell office:value-type="string">
            <text:p>3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2.2</text:p>
          </table:table-cell>
          <table:table-cell office:value-type="string">
            <text:p>3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.7</text:p>
          </table:table-cell>
          <table:table-cell office:value-type="string">
            <text:p>33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.1</text:p>
          </table:table-cell>
          <table:table-cell office:value-type="string">
            <text:p>3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9</text:p>
          </table:table-cell>
          <table:table-cell office:value-type="string">
            <text:p>3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5</text:p>
          </table:table-cell>
          <table:table-cell office:value-type="string">
            <text:p>33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1</text:p>
          </table:table-cell>
          <table:table-cell office:value-type="string">
            <text:p>33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0</text:p>
          </table:table-cell>
          <table:table-cell office:value-type="string">
            <text:p>34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3</text:p>
          </table:table-cell>
          <table:table-cell office:value-type="string">
            <text:p>34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8</text:p>
          </table:table-cell>
          <table:table-cell office:value-type="string">
            <text:p>3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.0</text:p>
          </table:table-cell>
          <table:table-cell office:value-type="string">
            <text:p>35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9</text:p>
          </table:table-cell>
          <table:table-cell office:value-type="string">
            <text:p>35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6</text:p>
          </table:table-cell>
          <table:table-cell office:value-type="string">
            <text:p>3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4</text:p>
          </table:table-cell>
          <table:table-cell office:value-type="string">
            <text:p>3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8</text:p>
          </table:table-cell>
          <table:table-cell office:value-type="string">
            <text:p>3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1.0</text:p>
          </table:table-cell>
          <table:table-cell office:value-type="string">
            <text:p>36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3</text:p>
          </table:table-cell>
          <table:table-cell office:value-type="string">
            <text:p>36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0.1</text:p>
          </table:table-cell>
          <table:table-cell office:value-type="string">
            <text:p>37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6</text:p>
          </table:table-cell>
          <table:table-cell office:value-type="string">
            <text:p>37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1</text:p>
          </table:table-cell>
          <table:table-cell office:value-type="string">
            <text:p>37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.7</text:p>
          </table:table-cell>
          <table:table-cell office:value-type="string">
            <text:p>36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.2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.4</text:p>
          </table:table-cell>
          <table:table-cell office:value-type="string">
            <text:p>3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.0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.3</text:p>
          </table:table-cell>
          <table:table-cell office:value-type="string">
            <text:p>3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.8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.3</text:p>
          </table:table-cell>
          <table:table-cell office:value-type="string">
            <text:p>36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.0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.4</text:p>
          </table:table-cell>
          <table:table-cell office:value-type="string">
            <text:p>36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.8</text:p>
          </table:table-cell>
          <table:table-cell office:value-type="string">
            <text:p>36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.4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.9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.4</text:p>
          </table:table-cell>
          <table:table-cell office:value-type="string">
            <text:p>36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.8</text:p>
          </table:table-cell>
          <table:table-cell office:value-type="string">
            <text:p>36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.0</text:p>
          </table:table-cell>
          <table:table-cell office:value-type="string">
            <text:p>3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0.5</text:p>
          </table:table-cell>
          <table:table-cell office:value-type="string">
            <text:p>3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0.0</text:p>
          </table:table-cell>
          <table:table-cell office:value-type="string">
            <text:p>35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0.5</text:p>
          </table:table-cell>
          <table:table-cell office:value-type="string">
            <text:p>3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.0</text:p>
          </table:table-cell>
          <table:table-cell office:value-type="string">
            <text:p>3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.2</text:p>
          </table:table-cell>
          <table:table-cell office:value-type="string">
            <text:p>35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.9</text:p>
          </table:table-cell>
          <table:table-cell office:value-type="string">
            <text:p>35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2.4</text:p>
          </table:table-cell>
          <table:table-cell office:value-type="string">
            <text:p>35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3.0</text:p>
          </table:table-cell>
          <table:table-cell office:value-type="string">
            <text:p>3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3.4</text:p>
          </table:table-cell>
          <table:table-cell office:value-type="string">
            <text:p>3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4.1</text:p>
          </table:table-cell>
          <table:table-cell office:value-type="string">
            <text:p>3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4.5</text:p>
          </table:table-cell>
          <table:table-cell office:value-type="string">
            <text:p>35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5.2</text:p>
          </table:table-cell>
          <table:table-cell office:value-type="string">
            <text:p>35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5.4</text:p>
          </table:table-cell>
          <table:table-cell office:value-type="string">
            <text:p>3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5.9</text:p>
          </table:table-cell>
          <table:table-cell office:value-type="string">
            <text:p>3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6.2</text:p>
          </table:table-cell>
          <table:table-cell office:value-type="string">
            <text:p>3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6.3</text:p>
          </table:table-cell>
          <table:table-cell office:value-type="string">
            <text:p>34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6.6</text:p>
          </table:table-cell>
          <table:table-cell office:value-type="string">
            <text:p>34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6.8</text:p>
          </table:table-cell>
          <table:table-cell office:value-type="string">
            <text:p>34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7.4</text:p>
          </table:table-cell>
          <table:table-cell office:value-type="string">
            <text:p>33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8.0</text:p>
          </table:table-cell>
          <table:table-cell office:value-type="string">
            <text:p>33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8.5</text:p>
          </table:table-cell>
          <table:table-cell office:value-type="string">
            <text:p>33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8.8</text:p>
          </table:table-cell>
          <table:table-cell office:value-type="string">
            <text:p>32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9.2</text:p>
          </table:table-cell>
          <table:table-cell office:value-type="string">
            <text:p>32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9.2</text:p>
          </table:table-cell>
          <table:table-cell office:value-type="string">
            <text:p>32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9.5</text:p>
          </table:table-cell>
          <table:table-cell office:value-type="string">
            <text:p>3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9.8</text:p>
          </table:table-cell>
          <table:table-cell office:value-type="string">
            <text:p>3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9.8</text:p>
          </table:table-cell>
          <table:table-cell office:value-type="string">
            <text:p>3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9.6</text:p>
          </table:table-cell>
          <table:table-cell office:value-type="string">
            <text:p>3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9.8</text:p>
          </table:table-cell>
          <table:table-cell office:value-type="string">
            <text:p>2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0.2</text:p>
          </table:table-cell>
          <table:table-cell office:value-type="string">
            <text:p>29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0.6</text:p>
          </table:table-cell>
          <table:table-cell office:value-type="string">
            <text:p>28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1.2</text:p>
          </table:table-cell>
          <table:table-cell office:value-type="string">
            <text:p>28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1.5</text:p>
          </table:table-cell>
          <table:table-cell office:value-type="string">
            <text:p>28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2.2</text:p>
          </table:table-cell>
          <table:table-cell office:value-type="string">
            <text:p>28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2.9</text:p>
          </table:table-cell>
          <table:table-cell office:value-type="string">
            <text:p>27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3.2</text:p>
          </table:table-cell>
          <table:table-cell office:value-type="string">
            <text:p>27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3.4</text:p>
          </table:table-cell>
          <table:table-cell office:value-type="string">
            <text:p>2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3.7</text:p>
          </table:table-cell>
          <table:table-cell office:value-type="string">
            <text:p>26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4.2</text:p>
          </table:table-cell>
          <table:table-cell office:value-type="string">
            <text:p>26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4.4</text:p>
          </table:table-cell>
          <table:table-cell office:value-type="string">
            <text:p>2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4.6</text:p>
          </table:table-cell>
          <table:table-cell office:value-type="string">
            <text:p>25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4.7</text:p>
          </table:table-cell>
          <table:table-cell office:value-type="string">
            <text:p>2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5.0</text:p>
          </table:table-cell>
          <table:table-cell office:value-type="string">
            <text:p>24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5.4</text:p>
          </table:table-cell>
          <table:table-cell office:value-type="string">
            <text:p>24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5.7</text:p>
          </table:table-cell>
          <table:table-cell office:value-type="string">
            <text:p>23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6.0</text:p>
          </table:table-cell>
          <table:table-cell office:value-type="string">
            <text:p>23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6.3</text:p>
          </table:table-cell>
          <table:table-cell office:value-type="string">
            <text:p>22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6.5</text:p>
          </table:table-cell>
          <table:table-cell office:value-type="string">
            <text:p>2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6.8</text:p>
          </table:table-cell>
          <table:table-cell office:value-type="string">
            <text:p>22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6.9</text:p>
          </table:table-cell>
          <table:table-cell office:value-type="string">
            <text:p>21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.0</text:p>
          </table:table-cell>
          <table:table-cell office:value-type="string">
            <text:p>21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6.6</text:p>
          </table:table-cell>
          <table:table-cell office:value-type="string">
            <text:p>20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6.2</text:p>
          </table:table-cell>
          <table:table-cell office:value-type="string">
            <text:p>20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6.2</text:p>
          </table:table-cell>
          <table:table-cell office:value-type="string">
            <text:p>19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6.5</text:p>
          </table:table-cell>
          <table:table-cell office:value-type="string">
            <text:p>19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6.2</text:p>
          </table:table-cell>
          <table:table-cell office:value-type="string">
            <text:p>19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6.0</text:p>
          </table:table-cell>
          <table:table-cell office:value-type="string">
            <text:p>18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6.0</text:p>
          </table:table-cell>
          <table:table-cell office:value-type="string">
            <text:p>18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6.1</text:p>
          </table:table-cell>
          <table:table-cell office:value-type="string">
            <text:p>17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6.3</text:p>
          </table:table-cell>
          <table:table-cell office:value-type="string">
            <text:p>17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6.4</text:p>
          </table:table-cell>
          <table:table-cell office:value-type="string">
            <text:p>1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6.4</text:p>
          </table:table-cell>
          <table:table-cell office:value-type="string">
            <text:p>1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6.7</text:p>
          </table:table-cell>
          <table:table-cell office:value-type="string">
            <text:p>15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.0</text:p>
          </table:table-cell>
          <table:table-cell office:value-type="string">
            <text:p>15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.4</text:p>
          </table:table-cell>
          <table:table-cell office:value-type="string">
            <text:p>14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7.0</text:p>
          </table:table-cell>
          <table:table-cell office:value-type="string">
            <text:p>14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6.7</text:p>
          </table:table-cell>
          <table:table-cell office:value-type="string">
            <text:p>14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6.7</text:p>
          </table:table-cell>
          <table:table-cell office:value-type="string">
            <text:p>13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6.7</text:p>
          </table:table-cell>
          <table:table-cell office:value-type="string">
            <text:p>12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6.7</text:p>
          </table:table-cell>
          <table:table-cell office:value-type="string">
            <text:p>12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6.3</text:p>
          </table:table-cell>
          <table:table-cell office:value-type="string">
            <text:p>12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5.9</text:p>
          </table:table-cell>
          <table:table-cell office:value-type="string">
            <text:p>11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5.5</text:p>
          </table:table-cell>
          <table:table-cell office:value-type="string">
            <text:p>11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5.4</text:p>
          </table:table-cell>
          <table:table-cell office:value-type="string">
            <text:p>11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5.0</text:p>
          </table:table-cell>
          <table:table-cell office:value-type="string">
            <text:p>11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4.7</text:p>
          </table:table-cell>
          <table:table-cell office:value-type="string">
            <text:p>10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4.4</text:p>
          </table:table-cell>
          <table:table-cell office:value-type="string">
            <text:p>10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4.0</text:p>
          </table:table-cell>
          <table:table-cell office:value-type="string">
            <text:p>1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3.6</text:p>
          </table:table-cell>
          <table:table-cell office:value-type="string">
            <text:p>9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3.2</text:p>
          </table:table-cell>
          <table:table-cell office:value-type="string">
            <text:p>9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3.2</text:p>
          </table:table-cell>
          <table:table-cell office:value-type="string">
            <text:p>9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3.2</text:p>
          </table:table-cell>
          <table:table-cell office:value-type="string">
            <text:p>8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3.1</text:p>
          </table:table-cell>
          <table:table-cell office:value-type="string">
            <text:p>8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2.9</text:p>
          </table:table-cell>
          <table:table-cell office:value-type="string">
            <text:p>7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2.4</text:p>
          </table:table-cell>
          <table:table-cell office:value-type="string">
            <text:p>7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1.9</text:p>
          </table:table-cell>
          <table:table-cell office:value-type="string">
            <text:p>7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1.4</text:p>
          </table:table-cell>
          <table:table-cell office:value-type="string">
            <text:p>6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1.0</text:p>
          </table:table-cell>
          <table:table-cell office:value-type="string">
            <text:p>6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0.3</text:p>
          </table:table-cell>
          <table:table-cell office:value-type="string">
            <text:p>6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9.8</text:p>
          </table:table-cell>
          <table:table-cell office:value-type="string">
            <text:p>5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9.4</text:p>
          </table:table-cell>
          <table:table-cell office:value-type="string">
            <text:p>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8.9</text:p>
          </table:table-cell>
          <table:table-cell office:value-type="string">
            <text:p>4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8.3</text:p>
          </table:table-cell>
          <table:table-cell office:value-type="string">
            <text:p>4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7.8</text:p>
          </table:table-cell>
          <table:table-cell office:value-type="string">
            <text:p>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7.4</text:p>
          </table:table-cell>
          <table:table-cell office:value-type="string">
            <text:p>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6.9</text:p>
          </table:table-cell>
          <table:table-cell office:value-type="string">
            <text:p>4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6.3</text:p>
          </table:table-cell>
          <table:table-cell office:value-type="string">
            <text:p>4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5.9</text:p>
          </table:table-cell>
          <table:table-cell office:value-type="string">
            <text:p>5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5.3</text:p>
          </table:table-cell>
          <table:table-cell office:value-type="string">
            <text:p>5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4.8</text:p>
          </table:table-cell>
          <table:table-cell office:value-type="string">
            <text:p>5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4.3</text:p>
          </table:table-cell>
          <table:table-cell office:value-type="string">
            <text:p>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3.8</text:p>
          </table:table-cell>
          <table:table-cell office:value-type="string">
            <text:p>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3.1</text:p>
          </table:table-cell>
          <table:table-cell office:value-type="string">
            <text:p>5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2.6</text:p>
          </table:table-cell>
          <table:table-cell office:value-type="string">
            <text:p>5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2.0</text:p>
          </table:table-cell>
          <table:table-cell office:value-type="string">
            <text:p>4.7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.6</text:p>
          </table:table-cell>
          <table:table-cell office:value-type="string">
            <text:p>5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1.1</text:p>
          </table:table-cell>
          <table:table-cell office:value-type="string">
            <text:p>5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0.7</text:p>
          </table:table-cell>
          <table:table-cell office:value-type="string">
            <text:p>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-0.2</text:p>
          </table:table-cell>
          <table:table-cell office:value-type="string">
            <text:p>5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0.3</text:p>
          </table:table-cell>
          <table:table-cell office:value-type="string">
            <text:p>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.0</text:p>
          </table:table-cell>
          <table:table-cell office:value-type="string">
            <text:p>5.8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.2</text:p>
          </table:table-cell>
          <table:table-cell office:value-type="string">
            <text:p>6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.3</text:p>
          </table:table-cell>
          <table:table-cell office:value-type="string">
            <text:p>6.2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1.8</text:p>
          </table:table-cell>
          <table:table-cell office:value-type="string">
            <text:p>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.3</text:p>
          </table:table-cell>
          <table:table-cell office:value-type="string">
            <text:p>6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2.8</text:p>
          </table:table-cell>
          <table:table-cell office:value-type="string">
            <text:p>6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3.4</text:p>
          </table:table-cell>
          <table:table-cell office:value-type="string">
            <text:p>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.0</text:p>
          </table:table-cell>
          <table:table-cell office:value-type="string">
            <text:p>6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4.5</text:p>
          </table:table-cell>
          <table:table-cell office:value-type="string">
            <text:p>6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.0</text:p>
          </table:table-cell>
          <table:table-cell office:value-type="string">
            <text:p>5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.3</text:p>
          </table:table-cell>
          <table:table-cell office:value-type="string">
            <text:p>5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5.4</text:p>
          </table:table-cell>
          <table:table-cell office:value-type="string">
            <text:p>4.6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.0</text:p>
          </table:table-cell>
          <table:table-cell office:value-type="string">
            <text:p>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6.5</text:p>
          </table:table-cell>
          <table:table-cell office:value-type="string">
            <text:p>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.0</text:p>
          </table:table-cell>
          <table:table-cell office:value-type="string">
            <text:p>4.3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7.5</text:p>
          </table:table-cell>
          <table:table-cell office:value-type="string">
            <text:p>4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.0</text:p>
          </table:table-cell>
          <table:table-cell office:value-type="string">
            <text:p>4.4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.4</text:p>
          </table:table-cell>
          <table:table-cell office:value-type="string">
            <text:p>4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.8</text:p>
          </table:table-cell>
          <table:table-cell office:value-type="string">
            <text:p>4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8.9</text:p>
          </table:table-cell>
          <table:table-cell office:value-type="string">
            <text:p>4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3</text:p>
          </table:table-cell>
          <table:table-cell office:value-type="string">
            <text:p>3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6</text:p>
          </table:table-cell>
          <table:table-cell office:value-type="string">
            <text:p>3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9</text:p>
          </table:table-cell>
          <table:table-cell office:value-type="string">
            <text:p>3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8</text:p>
          </table:table-cell>
          <table:table-cell office:value-type="string">
            <text:p>2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7</text:p>
          </table:table-cell>
          <table:table-cell office:value-type="string">
            <text:p>1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5</text:p>
          </table:table-cell>
          <table:table-cell office:value-type="string">
            <text:p>1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3</text:p>
          </table:table-cell>
          <table:table-cell office:value-type="string">
            <text:p>1.1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6</text:p>
          </table:table-cell>
          <table:table-cell office:value-type="string">
            <text:p>0.9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3</text:p>
          </table:table-cell>
          <table:table-cell office:value-type="string">
            <text:p>0.5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9.3</text:p>
          </table:table-cell>
          <table:table-cell office:value-type="string">
            <text:p>0.0</text:p>
          </table:table-cell>
          <table:table-cell office:value-type="string">
            <text:p>CO</text:p>
          </table:table-cell>
          <table:table-cell office:value-type="string">
            <text:p>CO-24(AF-AS)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31.7</text:p>
          </table:table-cell>
          <table:table-cell office:value-type="string">
            <text:p>-2.1</text:p>
          </table:table-cell>
          <table:table-cell office:value-type="string">
            <text:p>CO</text:p>
          </table:table-cell>
          <table:table-cell office:value-type="string">
            <text:p>CO-25</text:p>
          </table:table-cell>
        </table:table-row>
        <table:table-row table:style-name="ro1">
          <table:table-cell office:value-type="string">
            <text:p>31.8</text:p>
          </table:table-cell>
          <table:table-cell office:value-type="string">
            <text:p>-2.7</text:p>
          </table:table-cell>
          <table:table-cell office:value-type="string">
            <text:p>CO</text:p>
          </table:table-cell>
          <table:table-cell office:value-type="string">
            <text:p>CO-25</text:p>
          </table:table-cell>
        </table:table-row>
        <table:table-row table:style-name="ro1">
          <table:table-cell office:value-type="string">
            <text:p>32.3</text:p>
          </table:table-cell>
          <table:table-cell office:value-type="string">
            <text:p>-2.3</text:p>
          </table:table-cell>
          <table:table-cell office:value-type="string">
            <text:p>CO</text:p>
          </table:table-cell>
          <table:table-cell office:value-type="string">
            <text:p>CO-25</text:p>
          </table:table-cell>
        </table:table-row>
        <table:table-row table:style-name="ro1">
          <table:table-cell office:value-type="string">
            <text:p>32.8</text:p>
          </table:table-cell>
          <table:table-cell office:value-type="string">
            <text:p>-2.5</text:p>
          </table:table-cell>
          <table:table-cell office:value-type="string">
            <text:p>CO</text:p>
          </table:table-cell>
          <table:table-cell office:value-type="string">
            <text:p>CO-25</text:p>
          </table:table-cell>
        </table:table-row>
        <table:table-row table:style-name="ro1">
          <table:table-cell office:value-type="string">
            <text:p>33.4</text:p>
          </table:table-cell>
          <table:table-cell office:value-type="string">
            <text:p>-2.5</text:p>
          </table:table-cell>
          <table:table-cell office:value-type="string">
            <text:p>CO</text:p>
          </table:table-cell>
          <table:table-cell office:value-type="string">
            <text:p>CO-25</text:p>
          </table:table-cell>
        </table:table-row>
        <table:table-row table:style-name="ro1">
          <table:table-cell office:value-type="string">
            <text:p>33.8</text:p>
          </table:table-cell>
          <table:table-cell office:value-type="string">
            <text:p>-2.2</text:p>
          </table:table-cell>
          <table:table-cell office:value-type="string">
            <text:p>CO</text:p>
          </table:table-cell>
          <table:table-cell office:value-type="string">
            <text:p>CO-25</text:p>
          </table:table-cell>
        </table:table-row>
        <table:table-row table:style-name="ro1">
          <table:table-cell office:value-type="string">
            <text:p>33.3</text:p>
          </table:table-cell>
          <table:table-cell office:value-type="string">
            <text:p>-2.1</text:p>
          </table:table-cell>
          <table:table-cell office:value-type="string">
            <text:p>CO</text:p>
          </table:table-cell>
          <table:table-cell office:value-type="string">
            <text:p>CO-25</text:p>
          </table:table-cell>
        </table:table-row>
        <table:table-row table:style-name="ro1">
          <table:table-cell office:value-type="string">
            <text:p>33.6</text:p>
          </table:table-cell>
          <table:table-cell office:value-type="string">
            <text:p>-1.8</text:p>
          </table:table-cell>
          <table:table-cell office:value-type="string">
            <text:p>CO</text:p>
          </table:table-cell>
          <table:table-cell office:value-type="string">
            <text:p>CO-25</text:p>
          </table:table-cell>
        </table:table-row>
        <table:table-row table:style-name="ro1">
          <table:table-cell office:value-type="string">
            <text:p>33.9</text:p>
          </table:table-cell>
          <table:table-cell office:value-type="string">
            <text:p>-1.3</text:p>
          </table:table-cell>
          <table:table-cell office:value-type="string">
            <text:p>CO</text:p>
          </table:table-cell>
          <table:table-cell office:value-type="string">
            <text:p>CO-25</text:p>
          </table:table-cell>
        </table:table-row>
        <table:table-row table:style-name="ro1">
          <table:table-cell office:value-type="string">
            <text:p>34.1</text:p>
          </table:table-cell>
          <table:table-cell office:value-type="string">
            <text:p>-0.8</text:p>
          </table:table-cell>
          <table:table-cell office:value-type="string">
            <text:p>CO</text:p>
          </table:table-cell>
          <table:table-cell office:value-type="string">
            <text:p>CO-25</text:p>
          </table:table-cell>
        </table:table-row>
        <table:table-row table:style-name="ro1">
          <table:table-cell office:value-type="string">
            <text:p>34.3</text:p>
          </table:table-cell>
          <table:table-cell office:value-type="string">
            <text:p>-0.4</text:p>
          </table:table-cell>
          <table:table-cell office:value-type="string">
            <text:p>CO</text:p>
          </table:table-cell>
          <table:table-cell office:value-type="string">
            <text:p>CO-25</text:p>
          </table:table-cell>
        </table:table-row>
        <table:table-row table:style-name="ro1">
          <table:table-cell office:value-type="string">
            <text:p>34.0</text:p>
          </table:table-cell>
          <table:table-cell office:value-type="string">
            <text:p>0.1</text:p>
          </table:table-cell>
          <table:table-cell office:value-type="string">
            <text:p>CO</text:p>
          </table:table-cell>
          <table:table-cell office:value-type="string">
            <text:p>CO-25</text:p>
          </table:table-cell>
        </table:table-row>
        <table:table-row table:style-name="ro1">
          <table:table-cell office:value-type="string">
            <text:p>33.5</text:p>
          </table:table-cell>
          <table:table-cell office:value-type="string">
            <text:p>0.2</text:p>
          </table:table-cell>
          <table:table-cell office:value-type="string">
            <text:p>CO</text:p>
          </table:table-cell>
          <table:table-cell office:value-type="string">
            <text:p>CO-25</text:p>
          </table:table-cell>
        </table:table-row>
        <table:table-row table:style-name="ro1">
          <table:table-cell office:value-type="string">
            <text:p>33.0</text:p>
          </table:table-cell>
          <table:table-cell office:value-type="string">
            <text:p>0.2</text:p>
          </table:table-cell>
          <table:table-cell office:value-type="string">
            <text:p>CO</text:p>
          </table:table-cell>
          <table:table-cell office:value-type="string">
            <text:p>CO-25</text:p>
          </table:table-cell>
        </table:table-row>
        <table:table-row table:style-name="ro1">
          <table:table-cell office:value-type="string">
            <text:p>32.4</text:p>
          </table:table-cell>
          <table:table-cell office:value-type="string">
            <text:p>0.2</text:p>
          </table:table-cell>
          <table:table-cell office:value-type="string">
            <text:p>CO</text:p>
          </table:table-cell>
          <table:table-cell office:value-type="string">
            <text:p>CO-25</text:p>
          </table:table-cell>
        </table:table-row>
        <table:table-row table:style-name="ro1">
          <table:table-cell office:value-type="string">
            <text:p>31.8</text:p>
          </table:table-cell>
          <table:table-cell office:value-type="string">
            <text:p>-0.2</text:p>
          </table:table-cell>
          <table:table-cell office:value-type="string">
            <text:p>CO</text:p>
          </table:table-cell>
          <table:table-cell office:value-type="string">
            <text:p>CO-25</text:p>
          </table:table-cell>
        </table:table-row>
        <table:table-row table:style-name="ro1">
          <table:table-cell office:value-type="string">
            <text:p>31.7</text:p>
          </table:table-cell>
          <table:table-cell office:value-type="string">
            <text:p>-0.8</text:p>
          </table:table-cell>
          <table:table-cell office:value-type="string">
            <text:p>CO</text:p>
          </table:table-cell>
          <table:table-cell office:value-type="string">
            <text:p>CO-25</text:p>
          </table:table-cell>
        </table:table-row>
        <table:table-row table:style-name="ro1">
          <table:table-cell office:value-type="string">
            <text:p>31.8</text:p>
          </table:table-cell>
          <table:table-cell office:value-type="string">
            <text:p>-1.2</text:p>
          </table:table-cell>
          <table:table-cell office:value-type="string">
            <text:p>CO</text:p>
          </table:table-cell>
          <table:table-cell office:value-type="string">
            <text:p>CO-25</text:p>
          </table:table-cell>
        </table:table-row>
        <table:table-row table:style-name="ro1">
          <table:table-cell office:value-type="string">
            <text:p>31.8</text:p>
          </table:table-cell>
          <table:table-cell office:value-type="string">
            <text:p>-1.6</text:p>
          </table:table-cell>
          <table:table-cell office:value-type="string">
            <text:p>CO</text:p>
          </table:table-cell>
          <table:table-cell office:value-type="string">
            <text:p>CO-25</text:p>
          </table:table-cell>
        </table:table-row>
        <table:table-row table:style-name="ro1">
          <table:table-cell office:value-type="string">
            <text:p>31.7</text:p>
          </table:table-cell>
          <table:table-cell office:value-type="string">
            <text:p>-2.1</text:p>
          </table:table-cell>
          <table:table-cell office:value-type="string">
            <text:p>CO</text:p>
          </table:table-cell>
          <table:table-cell office:value-type="string">
            <text:p>CO-25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27.5</text:p>
          </table:table-cell>
          <table:table-cell office:value-type="string">
            <text:p>42.5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27.9</text:p>
          </table:table-cell>
          <table:table-cell office:value-type="string">
            <text:p>42.1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28.1</text:p>
          </table:table-cell>
          <table:table-cell office:value-type="string">
            <text:p>41.7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28.6</text:p>
          </table:table-cell>
          <table:table-cell office:value-type="string">
            <text:p>41.3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29.2</text:p>
          </table:table-cell>
          <table:table-cell office:value-type="string">
            <text:p>41.2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29.8</text:p>
          </table:table-cell>
          <table:table-cell office:value-type="string">
            <text:p>41.1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0.5</text:p>
          </table:table-cell>
          <table:table-cell office:value-type="string">
            <text:p>41.2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1.1</text:p>
          </table:table-cell>
          <table:table-cell office:value-type="string">
            <text:p>41.1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1.6</text:p>
          </table:table-cell>
          <table:table-cell office:value-type="string">
            <text:p>41.3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2.1</text:p>
          </table:table-cell>
          <table:table-cell office:value-type="string">
            <text:p>41.6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2.6</text:p>
          </table:table-cell>
          <table:table-cell office:value-type="string">
            <text:p>41.8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3.3</text:p>
          </table:table-cell>
          <table:table-cell office:value-type="string">
            <text:p>42.0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3.8</text:p>
          </table:table-cell>
          <table:table-cell office:value-type="string">
            <text:p>41.9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4.5</text:p>
          </table:table-cell>
          <table:table-cell office:value-type="string">
            <text:p>41.9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5.0</text:p>
          </table:table-cell>
          <table:table-cell office:value-type="string">
            <text:p>42.0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5.3</text:p>
          </table:table-cell>
          <table:table-cell office:value-type="string">
            <text:p>41.7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6.0</text:p>
          </table:table-cell>
          <table:table-cell office:value-type="string">
            <text:p>41.7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6.3</text:p>
          </table:table-cell>
          <table:table-cell office:value-type="string">
            <text:p>41.3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6.8</text:p>
          </table:table-cell>
          <table:table-cell office:value-type="string">
            <text:p>41.3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7.3</text:p>
          </table:table-cell>
          <table:table-cell office:value-type="string">
            <text:p>41.0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7.7</text:p>
          </table:table-cell>
          <table:table-cell office:value-type="string">
            <text:p>41.1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8.2</text:p>
          </table:table-cell>
          <table:table-cell office:value-type="string">
            <text:p>40.9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8.8</text:p>
          </table:table-cell>
          <table:table-cell office:value-type="string">
            <text:p>41.0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9.3</text:p>
          </table:table-cell>
          <table:table-cell office:value-type="string">
            <text:p>41.1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9.9</text:p>
          </table:table-cell>
          <table:table-cell office:value-type="string">
            <text:p>41.0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40.5</text:p>
          </table:table-cell>
          <table:table-cell office:value-type="string">
            <text:p>41.1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41.1</text:p>
          </table:table-cell>
          <table:table-cell office:value-type="string">
            <text:p>41.4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41.6</text:p>
          </table:table-cell>
          <table:table-cell office:value-type="string">
            <text:p>41.7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41.7</text:p>
          </table:table-cell>
          <table:table-cell office:value-type="string">
            <text:p>42.0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41.4</text:p>
          </table:table-cell>
          <table:table-cell office:value-type="string">
            <text:p>42.3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41.3</text:p>
          </table:table-cell>
          <table:table-cell office:value-type="string">
            <text:p>42.8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41.0</text:p>
          </table:table-cell>
          <table:table-cell office:value-type="string">
            <text:p>42.9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40.3</text:p>
          </table:table-cell>
          <table:table-cell office:value-type="string">
            <text:p>43.2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9.8</text:p>
          </table:table-cell>
          <table:table-cell office:value-type="string">
            <text:p>43.4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9.5</text:p>
          </table:table-cell>
          <table:table-cell office:value-type="string">
            <text:p>43.7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9.0</text:p>
          </table:table-cell>
          <table:table-cell office:value-type="string">
            <text:p>44.1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8.5</text:p>
          </table:table-cell>
          <table:table-cell office:value-type="string">
            <text:p>44.3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8.0</text:p>
          </table:table-cell>
          <table:table-cell office:value-type="string">
            <text:p>44.4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7.7</text:p>
          </table:table-cell>
          <table:table-cell office:value-type="string">
            <text:p>44.6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7.3</text:p>
          </table:table-cell>
          <table:table-cell office:value-type="string">
            <text:p>44.8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7.0</text:p>
          </table:table-cell>
          <table:table-cell office:value-type="string">
            <text:p>45.1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6.7</text:p>
          </table:table-cell>
          <table:table-cell office:value-type="string">
            <text:p>45.1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6.1</text:p>
          </table:table-cell>
          <table:table-cell office:value-type="string">
            <text:p>45.0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5.6</text:p>
          </table:table-cell>
          <table:table-cell office:value-type="string">
            <text:p>45.1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5.1</text:p>
          </table:table-cell>
          <table:table-cell office:value-type="string">
            <text:p>44.8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4.6</text:p>
          </table:table-cell>
          <table:table-cell office:value-type="string">
            <text:p>44.8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4.3</text:p>
          </table:table-cell>
          <table:table-cell office:value-type="string">
            <text:p>44.5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3.8</text:p>
          </table:table-cell>
          <table:table-cell office:value-type="string">
            <text:p>44.3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3.4</text:p>
          </table:table-cell>
          <table:table-cell office:value-type="string">
            <text:p>44.6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3.6</text:p>
          </table:table-cell>
          <table:table-cell office:value-type="string">
            <text:p>45.0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3.3</text:p>
          </table:table-cell>
          <table:table-cell office:value-type="string">
            <text:p>45.2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2.7</text:p>
          </table:table-cell>
          <table:table-cell office:value-type="string">
            <text:p>45.3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3.1</text:p>
          </table:table-cell>
          <table:table-cell office:value-type="string">
            <text:p>45.8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3.8</text:p>
          </table:table-cell>
          <table:table-cell office:value-type="string">
            <text:p>45.9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3.2</text:p>
          </table:table-cell>
          <table:table-cell office:value-type="string">
            <text:p>46.2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2.6</text:p>
          </table:table-cell>
          <table:table-cell office:value-type="string">
            <text:p>46.0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1.8</text:p>
          </table:table-cell>
          <table:table-cell office:value-type="string">
            <text:p>46.3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2.1</text:p>
          </table:table-cell>
          <table:table-cell office:value-type="string">
            <text:p>46.6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1.4</text:p>
          </table:table-cell>
          <table:table-cell office:value-type="string">
            <text:p>46.6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0.8</text:p>
          </table:table-cell>
          <table:table-cell office:value-type="string">
            <text:p>46.6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0.6</text:p>
          </table:table-cell>
          <table:table-cell office:value-type="string">
            <text:p>46.2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30.2</text:p>
          </table:table-cell>
          <table:table-cell office:value-type="string">
            <text:p>45.8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29.6</text:p>
          </table:table-cell>
          <table:table-cell office:value-type="string">
            <text:p>45.7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29.7</text:p>
          </table:table-cell>
          <table:table-cell office:value-type="string">
            <text:p>45.2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29.5</text:p>
          </table:table-cell>
          <table:table-cell office:value-type="string">
            <text:p>44.8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29.0</text:p>
          </table:table-cell>
          <table:table-cell office:value-type="string">
            <text:p>44.7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28.7</text:p>
          </table:table-cell>
          <table:table-cell office:value-type="string">
            <text:p>44.3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28.7</text:p>
          </table:table-cell>
          <table:table-cell office:value-type="string">
            <text:p>43.9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28.6</text:p>
          </table:table-cell>
          <table:table-cell office:value-type="string">
            <text:p>43.4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28.0</text:p>
          </table:table-cell>
          <table:table-cell office:value-type="string">
            <text:p>43.3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27.9</text:p>
          </table:table-cell>
          <table:table-cell office:value-type="string">
            <text:p>42.8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27.5</text:p>
          </table:table-cell>
          <table:table-cell office:value-type="string">
            <text:p>42.5</text:p>
          </table:table-cell>
          <table:table-cell office:value-type="string">
            <text:p>CO</text:p>
          </table:table-cell>
          <table:table-cell office:value-type="string">
            <text:p>CO-26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34.4</text:p>
          </table:table-cell>
          <table:table-cell office:value-type="string">
            <text:p>45.9</text:p>
          </table:table-cell>
          <table:table-cell office:value-type="string">
            <text:p>CO</text:p>
          </table:table-cell>
          <table:table-cell office:value-type="string">
            <text:p>CO-27</text:p>
          </table:table-cell>
        </table:table-row>
        <table:table-row table:style-name="ro1">
          <table:table-cell office:value-type="string">
            <text:p>34.8</text:p>
          </table:table-cell>
          <table:table-cell office:value-type="string">
            <text:p>45.8</text:p>
          </table:table-cell>
          <table:table-cell office:value-type="string">
            <text:p>CO</text:p>
          </table:table-cell>
          <table:table-cell office:value-type="string">
            <text:p>CO-27</text:p>
          </table:table-cell>
        </table:table-row>
        <table:table-row table:style-name="ro1">
          <table:table-cell office:value-type="string">
            <text:p>35.0</text:p>
          </table:table-cell>
          <table:table-cell office:value-type="string">
            <text:p>45.4</text:p>
          </table:table-cell>
          <table:table-cell office:value-type="string">
            <text:p>CO</text:p>
          </table:table-cell>
          <table:table-cell office:value-type="string">
            <text:p>CO-27</text:p>
          </table:table-cell>
        </table:table-row>
        <table:table-row table:style-name="ro1">
          <table:table-cell office:value-type="string">
            <text:p>35.5</text:p>
          </table:table-cell>
          <table:table-cell office:value-type="string">
            <text:p>45.3</text:p>
          </table:table-cell>
          <table:table-cell office:value-type="string">
            <text:p>CO</text:p>
          </table:table-cell>
          <table:table-cell office:value-type="string">
            <text:p>CO-27</text:p>
          </table:table-cell>
        </table:table-row>
        <table:table-row table:style-name="ro1">
          <table:table-cell office:value-type="string">
            <text:p>36.1</text:p>
          </table:table-cell>
          <table:table-cell office:value-type="string">
            <text:p>45.4</text:p>
          </table:table-cell>
          <table:table-cell office:value-type="string">
            <text:p>CO</text:p>
          </table:table-cell>
          <table:table-cell office:value-type="string">
            <text:p>CO-27</text:p>
          </table:table-cell>
        </table:table-row>
        <table:table-row table:style-name="ro1">
          <table:table-cell office:value-type="string">
            <text:p>36.7</text:p>
          </table:table-cell>
          <table:table-cell office:value-type="string">
            <text:p>45.4</text:p>
          </table:table-cell>
          <table:table-cell office:value-type="string">
            <text:p>CO</text:p>
          </table:table-cell>
          <table:table-cell office:value-type="string">
            <text:p>CO-27</text:p>
          </table:table-cell>
        </table:table-row>
        <table:table-row table:style-name="ro1">
          <table:table-cell office:value-type="string">
            <text:p>37.3</text:p>
          </table:table-cell>
          <table:table-cell office:value-type="string">
            <text:p>45.3</text:p>
          </table:table-cell>
          <table:table-cell office:value-type="string">
            <text:p>CO</text:p>
          </table:table-cell>
          <table:table-cell office:value-type="string">
            <text:p>CO-27</text:p>
          </table:table-cell>
        </table:table-row>
        <table:table-row table:style-name="ro1">
          <table:table-cell office:value-type="string">
            <text:p>37.8</text:p>
          </table:table-cell>
          <table:table-cell office:value-type="string">
            <text:p>45.8</text:p>
          </table:table-cell>
          <table:table-cell office:value-type="string">
            <text:p>CO</text:p>
          </table:table-cell>
          <table:table-cell office:value-type="string">
            <text:p>CO-27</text:p>
          </table:table-cell>
        </table:table-row>
        <table:table-row table:style-name="ro1">
          <table:table-cell office:value-type="string">
            <text:p>38.3</text:p>
          </table:table-cell>
          <table:table-cell office:value-type="string">
            <text:p>46.3</text:p>
          </table:table-cell>
          <table:table-cell office:value-type="string">
            <text:p>CO</text:p>
          </table:table-cell>
          <table:table-cell office:value-type="string">
            <text:p>CO-27</text:p>
          </table:table-cell>
        </table:table-row>
        <table:table-row table:style-name="ro1">
          <table:table-cell office:value-type="string">
            <text:p>37.9</text:p>
          </table:table-cell>
          <table:table-cell office:value-type="string">
            <text:p>46.4</text:p>
          </table:table-cell>
          <table:table-cell office:value-type="string">
            <text:p>CO</text:p>
          </table:table-cell>
          <table:table-cell office:value-type="string">
            <text:p>CO-27</text:p>
          </table:table-cell>
        </table:table-row>
        <table:table-row table:style-name="ro1">
          <table:table-cell office:value-type="string">
            <text:p>37.7</text:p>
          </table:table-cell>
          <table:table-cell office:value-type="string">
            <text:p>46.7</text:p>
          </table:table-cell>
          <table:table-cell office:value-type="string">
            <text:p>CO</text:p>
          </table:table-cell>
          <table:table-cell office:value-type="string">
            <text:p>CO-27</text:p>
          </table:table-cell>
        </table:table-row>
        <table:table-row table:style-name="ro1">
          <table:table-cell office:value-type="string">
            <text:p>38.2</text:p>
          </table:table-cell>
          <table:table-cell office:value-type="string">
            <text:p>46.7</text:p>
          </table:table-cell>
          <table:table-cell office:value-type="string">
            <text:p>CO</text:p>
          </table:table-cell>
          <table:table-cell office:value-type="string">
            <text:p>CO-27</text:p>
          </table:table-cell>
        </table:table-row>
        <table:table-row table:style-name="ro1">
          <table:table-cell office:value-type="string">
            <text:p>38.8</text:p>
          </table:table-cell>
          <table:table-cell office:value-type="string">
            <text:p>47.0</text:p>
          </table:table-cell>
          <table:table-cell office:value-type="string">
            <text:p>CO</text:p>
          </table:table-cell>
          <table:table-cell office:value-type="string">
            <text:p>CO-27</text:p>
          </table:table-cell>
        </table:table-row>
        <table:table-row table:style-name="ro1">
          <table:table-cell office:value-type="string">
            <text:p>39.3</text:p>
          </table:table-cell>
          <table:table-cell office:value-type="string">
            <text:p>47.1</text:p>
          </table:table-cell>
          <table:table-cell office:value-type="string">
            <text:p>CO</text:p>
          </table:table-cell>
          <table:table-cell office:value-type="string">
            <text:p>CO-27</text:p>
          </table:table-cell>
        </table:table-row>
        <table:table-row table:style-name="ro1">
          <table:table-cell office:value-type="string">
            <text:p>39.0</text:p>
          </table:table-cell>
          <table:table-cell office:value-type="string">
            <text:p>47.3</text:p>
          </table:table-cell>
          <table:table-cell office:value-type="string">
            <text:p>CO</text:p>
          </table:table-cell>
          <table:table-cell office:value-type="string">
            <text:p>CO-27</text:p>
          </table:table-cell>
        </table:table-row>
        <table:table-row table:style-name="ro1">
          <table:table-cell office:value-type="string">
            <text:p>38.4</text:p>
          </table:table-cell>
          <table:table-cell office:value-type="string">
            <text:p>47.2</text:p>
          </table:table-cell>
          <table:table-cell office:value-type="string">
            <text:p>CO</text:p>
          </table:table-cell>
          <table:table-cell office:value-type="string">
            <text:p>CO-27</text:p>
          </table:table-cell>
        </table:table-row>
        <table:table-row table:style-name="ro1">
          <table:table-cell office:value-type="string">
            <text:p>37.6</text:p>
          </table:table-cell>
          <table:table-cell office:value-type="string">
            <text:p>47.1</text:p>
          </table:table-cell>
          <table:table-cell office:value-type="string">
            <text:p>CO</text:p>
          </table:table-cell>
          <table:table-cell office:value-type="string">
            <text:p>CO-27</text:p>
          </table:table-cell>
        </table:table-row>
        <table:table-row table:style-name="ro1">
          <table:table-cell office:value-type="string">
            <text:p>36.8</text:p>
          </table:table-cell>
          <table:table-cell office:value-type="string">
            <text:p>46.8</text:p>
          </table:table-cell>
          <table:table-cell office:value-type="string">
            <text:p>CO</text:p>
          </table:table-cell>
          <table:table-cell office:value-type="string">
            <text:p>CO-27</text:p>
          </table:table-cell>
        </table:table-row>
        <table:table-row table:style-name="ro1">
          <table:table-cell office:value-type="string">
            <text:p>36.1</text:p>
          </table:table-cell>
          <table:table-cell office:value-type="string">
            <text:p>46.7</text:p>
          </table:table-cell>
          <table:table-cell office:value-type="string">
            <text:p>CO</text:p>
          </table:table-cell>
          <table:table-cell office:value-type="string">
            <text:p>CO-27</text:p>
          </table:table-cell>
        </table:table-row>
        <table:table-row table:style-name="ro1">
          <table:table-cell office:value-type="string">
            <text:p>35.4</text:p>
          </table:table-cell>
          <table:table-cell office:value-type="string">
            <text:p>46.4</text:p>
          </table:table-cell>
          <table:table-cell office:value-type="string">
            <text:p>CO</text:p>
          </table:table-cell>
          <table:table-cell office:value-type="string">
            <text:p>CO-27</text:p>
          </table:table-cell>
        </table:table-row>
        <table:table-row table:style-name="ro1">
          <table:table-cell office:value-type="string">
            <text:p>35.0</text:p>
          </table:table-cell>
          <table:table-cell office:value-type="string">
            <text:p>46.1</text:p>
          </table:table-cell>
          <table:table-cell office:value-type="string">
            <text:p>CO</text:p>
          </table:table-cell>
          <table:table-cell office:value-type="string">
            <text:p>CO-27</text:p>
          </table:table-cell>
        </table:table-row>
        <table:table-row table:style-name="ro1">
          <table:table-cell office:value-type="string">
            <text:p>34.4</text:p>
          </table:table-cell>
          <table:table-cell office:value-type="string">
            <text:p>45.9</text:p>
          </table:table-cell>
          <table:table-cell office:value-type="string">
            <text:p>CO</text:p>
          </table:table-cell>
          <table:table-cell office:value-type="string">
            <text:p>CO-27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46.7</text:p>
          </table:table-cell>
          <table:table-cell office:value-type="string">
            <text:p>44.8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6.7</text:p>
          </table:table-cell>
          <table:table-cell office:value-type="string">
            <text:p>44.4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7.1</text:p>
          </table:table-cell>
          <table:table-cell office:value-type="string">
            <text:p>44.3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7.4</text:p>
          </table:table-cell>
          <table:table-cell office:value-type="string">
            <text:p>43.8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7.4</text:p>
          </table:table-cell>
          <table:table-cell office:value-type="string">
            <text:p>43.4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7.4</text:p>
          </table:table-cell>
          <table:table-cell office:value-type="string">
            <text:p>43.0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7.8</text:p>
          </table:table-cell>
          <table:table-cell office:value-type="string">
            <text:p>42.5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8.3</text:p>
          </table:table-cell>
          <table:table-cell office:value-type="string">
            <text:p>42.1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8.7</text:p>
          </table:table-cell>
          <table:table-cell office:value-type="string">
            <text:p>41.8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9.0</text:p>
          </table:table-cell>
          <table:table-cell office:value-type="string">
            <text:p>41.4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9.2</text:p>
          </table:table-cell>
          <table:table-cell office:value-type="string">
            <text:p>41.0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9.7</text:p>
          </table:table-cell>
          <table:table-cell office:value-type="string">
            <text:p>40.6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0.3</text:p>
          </table:table-cell>
          <table:table-cell office:value-type="string">
            <text:p>40.4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9.8</text:p>
          </table:table-cell>
          <table:table-cell office:value-type="string">
            <text:p>40.3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9.4</text:p>
          </table:table-cell>
          <table:table-cell office:value-type="string">
            <text:p>40.0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9.3</text:p>
          </table:table-cell>
          <table:table-cell office:value-type="string">
            <text:p>39.5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9.2</text:p>
          </table:table-cell>
          <table:table-cell office:value-type="string">
            <text:p>39.2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8.8</text:p>
          </table:table-cell>
          <table:table-cell office:value-type="string">
            <text:p>39.2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8.8</text:p>
          </table:table-cell>
          <table:table-cell office:value-type="string">
            <text:p>38.6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8.9</text:p>
          </table:table-cell>
          <table:table-cell office:value-type="string">
            <text:p>38.1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9.0</text:p>
          </table:table-cell>
          <table:table-cell office:value-type="string">
            <text:p>37.6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9.5</text:p>
          </table:table-cell>
          <table:table-cell office:value-type="string">
            <text:p>37.4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0.2</text:p>
          </table:table-cell>
          <table:table-cell office:value-type="string">
            <text:p>37.3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0.3</text:p>
          </table:table-cell>
          <table:table-cell office:value-type="string">
            <text:p>37.1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1.0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1.6</text:p>
          </table:table-cell>
          <table:table-cell office:value-type="string">
            <text:p>36.6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2.4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3.2</text:p>
          </table:table-cell>
          <table:table-cell office:value-type="string">
            <text:p>36.9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3.9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4.0</text:p>
          </table:table-cell>
          <table:table-cell office:value-type="string">
            <text:p>37.2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3.8</text:p>
          </table:table-cell>
          <table:table-cell office:value-type="string">
            <text:p>37.8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3.8</text:p>
          </table:table-cell>
          <table:table-cell office:value-type="string">
            <text:p>38.5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4.0</text:p>
          </table:table-cell>
          <table:table-cell office:value-type="string">
            <text:p>39.1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3.6</text:p>
          </table:table-cell>
          <table:table-cell office:value-type="string">
            <text:p>39.2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3.4</text:p>
          </table:table-cell>
          <table:table-cell office:value-type="string">
            <text:p>39.6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3.5</text:p>
          </table:table-cell>
          <table:table-cell office:value-type="string">
            <text:p>40.0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2.8</text:p>
          </table:table-cell>
          <table:table-cell office:value-type="string">
            <text:p>40.0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2.7</text:p>
          </table:table-cell>
          <table:table-cell office:value-type="string">
            <text:p>40.3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2.9</text:p>
          </table:table-cell>
          <table:table-cell office:value-type="string">
            <text:p>40.8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3.5</text:p>
          </table:table-cell>
          <table:table-cell office:value-type="string">
            <text:p>40.7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4.2</text:p>
          </table:table-cell>
          <table:table-cell office:value-type="string">
            <text:p>40.7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4.8</text:p>
          </table:table-cell>
          <table:table-cell office:value-type="string">
            <text:p>41.0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4.3</text:p>
          </table:table-cell>
          <table:table-cell office:value-type="string">
            <text:p>41.3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3.9</text:p>
          </table:table-cell>
          <table:table-cell office:value-type="string">
            <text:p>41.7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3.7</text:p>
          </table:table-cell>
          <table:table-cell office:value-type="string">
            <text:p>42.1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3.0</text:p>
          </table:table-cell>
          <table:table-cell office:value-type="string">
            <text:p>42.0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2.7</text:p>
          </table:table-cell>
          <table:table-cell office:value-type="string">
            <text:p>41.7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2.8</text:p>
          </table:table-cell>
          <table:table-cell office:value-type="string">
            <text:p>41.3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2.4</text:p>
          </table:table-cell>
          <table:table-cell office:value-type="string">
            <text:p>41.8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2.3</text:p>
          </table:table-cell>
          <table:table-cell office:value-type="string">
            <text:p>42.2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2.7</text:p>
          </table:table-cell>
          <table:table-cell office:value-type="string">
            <text:p>42.6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2.5</text:p>
          </table:table-cell>
          <table:table-cell office:value-type="string">
            <text:p>42.8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1.8</text:p>
          </table:table-cell>
          <table:table-cell office:value-type="string">
            <text:p>42.8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1.3</text:p>
          </table:table-cell>
          <table:table-cell office:value-type="string">
            <text:p>43.2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1.2</text:p>
          </table:table-cell>
          <table:table-cell office:value-type="string">
            <text:p>43.7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0.8</text:p>
          </table:table-cell>
          <table:table-cell office:value-type="string">
            <text:p>44.2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0.2</text:p>
          </table:table-cell>
          <table:table-cell office:value-type="string">
            <text:p>44.3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0.3</text:p>
          </table:table-cell>
          <table:table-cell office:value-type="string">
            <text:p>44.6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0.9</text:p>
          </table:table-cell>
          <table:table-cell office:value-type="string">
            <text:p>44.6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1.4</text:p>
          </table:table-cell>
          <table:table-cell office:value-type="string">
            <text:p>44.5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1.2</text:p>
          </table:table-cell>
          <table:table-cell office:value-type="string">
            <text:p>45.0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1.8</text:p>
          </table:table-cell>
          <table:table-cell office:value-type="string">
            <text:p>45.3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2.5</text:p>
          </table:table-cell>
          <table:table-cell office:value-type="string">
            <text:p>45.4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3.1</text:p>
          </table:table-cell>
          <table:table-cell office:value-type="string">
            <text:p>45.2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3.7</text:p>
          </table:table-cell>
          <table:table-cell office:value-type="string">
            <text:p>45.3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4.3</text:p>
          </table:table-cell>
          <table:table-cell office:value-type="string">
            <text:p>45.3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3.9</text:p>
          </table:table-cell>
          <table:table-cell office:value-type="string">
            <text:p>45.5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3.8</text:p>
          </table:table-cell>
          <table:table-cell office:value-type="string">
            <text:p>45.9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3.7</text:p>
          </table:table-cell>
          <table:table-cell office:value-type="string">
            <text:p>46.4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3.2</text:p>
          </table:table-cell>
          <table:table-cell office:value-type="string">
            <text:p>46.8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2.6</text:p>
          </table:table-cell>
          <table:table-cell office:value-type="string">
            <text:p>47.2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2.1</text:p>
          </table:table-cell>
          <table:table-cell office:value-type="string">
            <text:p>47.2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1.4</text:p>
          </table:table-cell>
          <table:table-cell office:value-type="string">
            <text:p>47.2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0.9</text:p>
          </table:table-cell>
          <table:table-cell office:value-type="string">
            <text:p>47.3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50.2</text:p>
          </table:table-cell>
          <table:table-cell office:value-type="string">
            <text:p>46.8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9.5</text:p>
          </table:table-cell>
          <table:table-cell office:value-type="string">
            <text:p>46.8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8.9</text:p>
          </table:table-cell>
          <table:table-cell office:value-type="string">
            <text:p>46.6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9.0</text:p>
          </table:table-cell>
          <table:table-cell office:value-type="string">
            <text:p>46.3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8.5</text:p>
          </table:table-cell>
          <table:table-cell office:value-type="string">
            <text:p>46.3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8.3</text:p>
          </table:table-cell>
          <table:table-cell office:value-type="string">
            <text:p>45.9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7.6</text:p>
          </table:table-cell>
          <table:table-cell office:value-type="string">
            <text:p>46.1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7.3</text:p>
          </table:table-cell>
          <table:table-cell office:value-type="string">
            <text:p>45.7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7.0</text:p>
          </table:table-cell>
          <table:table-cell office:value-type="string">
            <text:p>45.2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46.7</text:p>
          </table:table-cell>
          <table:table-cell office:value-type="string">
            <text:p>44.8</text:p>
          </table:table-cell>
          <table:table-cell office:value-type="string">
            <text:p>CO</text:p>
          </table:table-cell>
          <table:table-cell office:value-type="string">
            <text:p>CO-28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58.2</text:p>
          </table:table-cell>
          <table:table-cell office:value-type="string">
            <text:p>45.0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58.2</text:p>
          </table:table-cell>
          <table:table-cell office:value-type="string">
            <text:p>44.5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58.3</text:p>
          </table:table-cell>
          <table:table-cell office:value-type="string">
            <text:p>44.3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58.3</text:p>
          </table:table-cell>
          <table:table-cell office:value-type="string">
            <text:p>43.7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59.0</text:p>
          </table:table-cell>
          <table:table-cell office:value-type="string">
            <text:p>43.7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59.7</text:p>
          </table:table-cell>
          <table:table-cell office:value-type="string">
            <text:p>43.7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59.8</text:p>
          </table:table-cell>
          <table:table-cell office:value-type="string">
            <text:p>43.5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60.5</text:p>
          </table:table-cell>
          <table:table-cell office:value-type="string">
            <text:p>43.7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61.1</text:p>
          </table:table-cell>
          <table:table-cell office:value-type="string">
            <text:p>44.2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61.1</text:p>
          </table:table-cell>
          <table:table-cell office:value-type="string">
            <text:p>44.7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61.5</text:p>
          </table:table-cell>
          <table:table-cell office:value-type="string">
            <text:p>44.8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61.8</text:p>
          </table:table-cell>
          <table:table-cell office:value-type="string">
            <text:p>45.0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61.5</text:p>
          </table:table-cell>
          <table:table-cell office:value-type="string">
            <text:p>45.3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61.0</text:p>
          </table:table-cell>
          <table:table-cell office:value-type="string">
            <text:p>45.8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61.0</text:p>
          </table:table-cell>
          <table:table-cell office:value-type="string">
            <text:p>46.0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61.3</text:p>
          </table:table-cell>
          <table:table-cell office:value-type="string">
            <text:p>46.4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61.7</text:p>
          </table:table-cell>
          <table:table-cell office:value-type="string">
            <text:p>46.8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61.0</text:p>
          </table:table-cell>
          <table:table-cell office:value-type="string">
            <text:p>46.5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60.8</text:p>
          </table:table-cell>
          <table:table-cell office:value-type="string">
            <text:p>46.7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60.1</text:p>
          </table:table-cell>
          <table:table-cell office:value-type="string">
            <text:p>46.5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60.1</text:p>
          </table:table-cell>
          <table:table-cell office:value-type="string">
            <text:p>46.2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59.8</text:p>
          </table:table-cell>
          <table:table-cell office:value-type="string">
            <text:p>46.3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59.5</text:p>
          </table:table-cell>
          <table:table-cell office:value-type="string">
            <text:p>45.9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59.0</text:p>
          </table:table-cell>
          <table:table-cell office:value-type="string">
            <text:p>45.9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58.7</text:p>
          </table:table-cell>
          <table:table-cell office:value-type="string">
            <text:p>45.8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58.6</text:p>
          </table:table-cell>
          <table:table-cell office:value-type="string">
            <text:p>45.4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58.2</text:p>
          </table:table-cell>
          <table:table-cell office:value-type="string">
            <text:p>45.0</text:p>
          </table:table-cell>
          <table:table-cell office:value-type="string">
            <text:p>CO</text:p>
          </table:table-cell>
          <table:table-cell office:value-type="string">
            <text:p>CO-29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103.6</text:p>
          </table:table-cell>
          <table:table-cell office:value-type="string">
            <text:p>51.6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4.5</text:p>
          </table:table-cell>
          <table:table-cell office:value-type="string">
            <text:p>51.3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5.3</text:p>
          </table:table-cell>
          <table:table-cell office:value-type="string">
            <text:p>51.5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5.9</text:p>
          </table:table-cell>
          <table:table-cell office:value-type="string">
            <text:p>51.7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6.3</text:p>
          </table:table-cell>
          <table:table-cell office:value-type="string">
            <text:p>52.2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7.0</text:p>
          </table:table-cell>
          <table:table-cell office:value-type="string">
            <text:p>52.5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7.8</text:p>
          </table:table-cell>
          <table:table-cell office:value-type="string">
            <text:p>52.7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8.3</text:p>
          </table:table-cell>
          <table:table-cell office:value-type="string">
            <text:p>53.0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9.0</text:p>
          </table:table-cell>
          <table:table-cell office:value-type="string">
            <text:p>53.5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9.4</text:p>
          </table:table-cell>
          <table:table-cell office:value-type="string">
            <text:p>54.0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9.5</text:p>
          </table:table-cell>
          <table:table-cell office:value-type="string">
            <text:p>54.5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9.7</text:p>
          </table:table-cell>
          <table:table-cell office:value-type="string">
            <text:p>55.1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9.9</text:p>
          </table:table-cell>
          <table:table-cell office:value-type="string">
            <text:p>55.6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9.5</text:p>
          </table:table-cell>
          <table:table-cell office:value-type="string">
            <text:p>55.8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9.3</text:p>
          </table:table-cell>
          <table:table-cell office:value-type="string">
            <text:p>55.5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9.2</text:p>
          </table:table-cell>
          <table:table-cell office:value-type="string">
            <text:p>55.2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8.8</text:p>
          </table:table-cell>
          <table:table-cell office:value-type="string">
            <text:p>54.8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8.5</text:p>
          </table:table-cell>
          <table:table-cell office:value-type="string">
            <text:p>54.3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8.2</text:p>
          </table:table-cell>
          <table:table-cell office:value-type="string">
            <text:p>53.9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7.6</text:p>
          </table:table-cell>
          <table:table-cell office:value-type="string">
            <text:p>53.5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7.0</text:p>
          </table:table-cell>
          <table:table-cell office:value-type="string">
            <text:p>53.1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6.6</text:p>
          </table:table-cell>
          <table:table-cell office:value-type="string">
            <text:p>52.8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6.1</text:p>
          </table:table-cell>
          <table:table-cell office:value-type="string">
            <text:p>52.5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5.7</text:p>
          </table:table-cell>
          <table:table-cell office:value-type="string">
            <text:p>52.2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5.3</text:p>
          </table:table-cell>
          <table:table-cell office:value-type="string">
            <text:p>51.8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4.5</text:p>
          </table:table-cell>
          <table:table-cell office:value-type="string">
            <text:p>51.8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103.6</text:p>
          </table:table-cell>
          <table:table-cell office:value-type="string">
            <text:p>51.6</text:p>
          </table:table-cell>
          <table:table-cell office:value-type="string">
            <text:p>CO</text:p>
          </table:table-cell>
          <table:table-cell office:value-type="string">
            <text:p>CO-30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43.3</text:p>
          </table:table-cell>
          <table:table-cell office:value-type="string">
            <text:p>-21.9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3.3</text:p>
          </table:table-cell>
          <table:table-cell office:value-type="string">
            <text:p>-22.3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3.3</text:p>
          </table:table-cell>
          <table:table-cell office:value-type="string">
            <text:p>-22.8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3.6</text:p>
          </table:table-cell>
          <table:table-cell office:value-type="string">
            <text:p>-23.3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3.7</text:p>
          </table:table-cell>
          <table:table-cell office:value-type="string">
            <text:p>-23.9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3.8</text:p>
          </table:table-cell>
          <table:table-cell office:value-type="string">
            <text:p>-24.5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4.2</text:p>
          </table:table-cell>
          <table:table-cell office:value-type="string">
            <text:p>-25.0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4.6</text:p>
          </table:table-cell>
          <table:table-cell office:value-type="string">
            <text:p>-25.3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5.0</text:p>
          </table:table-cell>
          <table:table-cell office:value-type="string">
            <text:p>-25.6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5.5</text:p>
          </table:table-cell>
          <table:table-cell office:value-type="string">
            <text:p>-25.5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5.9</text:p>
          </table:table-cell>
          <table:table-cell office:value-type="string">
            <text:p>-25.3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6.4</text:p>
          </table:table-cell>
          <table:table-cell office:value-type="string">
            <text:p>-25.1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6.8</text:p>
          </table:table-cell>
          <table:table-cell office:value-type="string">
            <text:p>-25.2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7.2</text:p>
          </table:table-cell>
          <table:table-cell office:value-type="string">
            <text:p>-24.7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7.3</text:p>
          </table:table-cell>
          <table:table-cell office:value-type="string">
            <text:p>-24.2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7.5</text:p>
          </table:table-cell>
          <table:table-cell office:value-type="string">
            <text:p>-23.8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7.7</text:p>
          </table:table-cell>
          <table:table-cell office:value-type="string">
            <text:p>-23.4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7.8</text:p>
          </table:table-cell>
          <table:table-cell office:value-type="string">
            <text:p>-23.0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7.8</text:p>
          </table:table-cell>
          <table:table-cell office:value-type="string">
            <text:p>-22.6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7.9</text:p>
          </table:table-cell>
          <table:table-cell office:value-type="string">
            <text:p>-22.2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8.1</text:p>
          </table:table-cell>
          <table:table-cell office:value-type="string">
            <text:p>-21.7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8.3</text:p>
          </table:table-cell>
          <table:table-cell office:value-type="string">
            <text:p>-21.3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8.4</text:p>
          </table:table-cell>
          <table:table-cell office:value-type="string">
            <text:p>-20.9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8.5</text:p>
          </table:table-cell>
          <table:table-cell office:value-type="string">
            <text:p>-20.5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8.7</text:p>
          </table:table-cell>
          <table:table-cell office:value-type="string">
            <text:p>-20.1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8.8</text:p>
          </table:table-cell>
          <table:table-cell office:value-type="string">
            <text:p>-19.6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9.0</text:p>
          </table:table-cell>
          <table:table-cell office:value-type="string">
            <text:p>-19.1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9.3</text:p>
          </table:table-cell>
          <table:table-cell office:value-type="string">
            <text:p>-18.5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9.3</text:p>
          </table:table-cell>
          <table:table-cell office:value-type="string">
            <text:p>-18.0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9.4</text:p>
          </table:table-cell>
          <table:table-cell office:value-type="string">
            <text:p>-17.4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9.4</text:p>
          </table:table-cell>
          <table:table-cell office:value-type="string">
            <text:p>-17.0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9.7</text:p>
          </table:table-cell>
          <table:table-cell office:value-type="string">
            <text:p>-16.8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9.8</text:p>
          </table:table-cell>
          <table:table-cell office:value-type="string">
            <text:p>-16.3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9.7</text:p>
          </table:table-cell>
          <table:table-cell office:value-type="string">
            <text:p>-15.5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50.1</text:p>
          </table:table-cell>
          <table:table-cell office:value-type="string">
            <text:p>-15.9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50.4</text:p>
          </table:table-cell>
          <table:table-cell office:value-type="string">
            <text:p>-15.4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50.3</text:p>
          </table:table-cell>
          <table:table-cell office:value-type="string">
            <text:p>-14.9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50.2</text:p>
          </table:table-cell>
          <table:table-cell office:value-type="string">
            <text:p>-14.2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9.9</text:p>
          </table:table-cell>
          <table:table-cell office:value-type="string">
            <text:p>-13.6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9.8</text:p>
          </table:table-cell>
          <table:table-cell office:value-type="string">
            <text:p>-13.0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9.6</text:p>
          </table:table-cell>
          <table:table-cell office:value-type="string">
            <text:p>-12.5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9.3</text:p>
          </table:table-cell>
          <table:table-cell office:value-type="string">
            <text:p>-12.0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8.8</text:p>
          </table:table-cell>
          <table:table-cell office:value-type="string">
            <text:p>-12.4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8.8</text:p>
          </table:table-cell>
          <table:table-cell office:value-type="string">
            <text:p>-12.9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8.8</text:p>
          </table:table-cell>
          <table:table-cell office:value-type="string">
            <text:p>-13.3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8.3</text:p>
          </table:table-cell>
          <table:table-cell office:value-type="string">
            <text:p>-13.5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7.8</text:p>
          </table:table-cell>
          <table:table-cell office:value-type="string">
            <text:p>-13.6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7.9</text:p>
          </table:table-cell>
          <table:table-cell office:value-type="string">
            <text:p>-14.1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7.6</text:p>
          </table:table-cell>
          <table:table-cell office:value-type="string">
            <text:p>-14.3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7.7</text:p>
          </table:table-cell>
          <table:table-cell office:value-type="string">
            <text:p>-14.7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7.3</text:p>
          </table:table-cell>
          <table:table-cell office:value-type="string">
            <text:p>-14.7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6.8</text:p>
          </table:table-cell>
          <table:table-cell office:value-type="string">
            <text:p>-15.2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6.4</text:p>
          </table:table-cell>
          <table:table-cell office:value-type="string">
            <text:p>-15.5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5.9</text:p>
          </table:table-cell>
          <table:table-cell office:value-type="string">
            <text:p>-15.8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5.4</text:p>
          </table:table-cell>
          <table:table-cell office:value-type="string">
            <text:p>-15.9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4.9</text:p>
          </table:table-cell>
          <table:table-cell office:value-type="string">
            <text:p>-16.2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4.5</text:p>
          </table:table-cell>
          <table:table-cell office:value-type="string">
            <text:p>-16.2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4.3</text:p>
          </table:table-cell>
          <table:table-cell office:value-type="string">
            <text:p>-16.9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3.9</text:p>
          </table:table-cell>
          <table:table-cell office:value-type="string">
            <text:p>-17.4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4.0</text:p>
          </table:table-cell>
          <table:table-cell office:value-type="string">
            <text:p>-18.0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4.3</text:p>
          </table:table-cell>
          <table:table-cell office:value-type="string">
            <text:p>-18.6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4.3</text:p>
          </table:table-cell>
          <table:table-cell office:value-type="string">
            <text:p>-19.0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4.5</text:p>
          </table:table-cell>
          <table:table-cell office:value-type="string">
            <text:p>-19.6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4.4</text:p>
          </table:table-cell>
          <table:table-cell office:value-type="string">
            <text:p>-20.0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4.1</text:p>
          </table:table-cell>
          <table:table-cell office:value-type="string">
            <text:p>-20.5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3.9</text:p>
          </table:table-cell>
          <table:table-cell office:value-type="string">
            <text:p>-20.9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3.6</text:p>
          </table:table-cell>
          <table:table-cell office:value-type="string">
            <text:p>-21.3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43.3</text:p>
          </table:table-cell>
          <table:table-cell office:value-type="string">
            <text:p>-21.9</text:p>
          </table:table-cell>
          <table:table-cell office:value-type="string">
            <text:p>CO</text:p>
          </table:table-cell>
          <table:table-cell office:value-type="string">
            <text:p>CO-31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79.8</text:p>
          </table:table-cell>
          <table:table-cell office:value-type="string">
            <text:p>8.1</text:p>
          </table:table-cell>
          <table:table-cell office:value-type="string">
            <text:p>CO</text:p>
          </table:table-cell>
          <table:table-cell office:value-type="string">
            <text:p>CO-32</text:p>
          </table:table-cell>
        </table:table-row>
        <table:table-row table:style-name="ro1">
          <table:table-cell office:value-type="string">
            <text:p>79.8</text:p>
          </table:table-cell>
          <table:table-cell office:value-type="string">
            <text:p>7.5</text:p>
          </table:table-cell>
          <table:table-cell office:value-type="string">
            <text:p>CO</text:p>
          </table:table-cell>
          <table:table-cell office:value-type="string">
            <text:p>CO-32</text:p>
          </table:table-cell>
        </table:table-row>
        <table:table-row table:style-name="ro1">
          <table:table-cell office:value-type="string">
            <text:p>79.8</text:p>
          </table:table-cell>
          <table:table-cell office:value-type="string">
            <text:p>7.1</text:p>
          </table:table-cell>
          <table:table-cell office:value-type="string">
            <text:p>CO</text:p>
          </table:table-cell>
          <table:table-cell office:value-type="string">
            <text:p>CO-32</text:p>
          </table:table-cell>
        </table:table-row>
        <table:table-row table:style-name="ro1">
          <table:table-cell office:value-type="string">
            <text:p>80.0</text:p>
          </table:table-cell>
          <table:table-cell office:value-type="string">
            <text:p>6.4</text:p>
          </table:table-cell>
          <table:table-cell office:value-type="string">
            <text:p>CO</text:p>
          </table:table-cell>
          <table:table-cell office:value-type="string">
            <text:p>CO-32</text:p>
          </table:table-cell>
        </table:table-row>
        <table:table-row table:style-name="ro1">
          <table:table-cell office:value-type="string">
            <text:p>80.3</text:p>
          </table:table-cell>
          <table:table-cell office:value-type="string">
            <text:p>6.0</text:p>
          </table:table-cell>
          <table:table-cell office:value-type="string">
            <text:p>CO</text:p>
          </table:table-cell>
          <table:table-cell office:value-type="string">
            <text:p>CO-32</text:p>
          </table:table-cell>
        </table:table-row>
        <table:table-row table:style-name="ro1">
          <table:table-cell office:value-type="string">
            <text:p>80.7</text:p>
          </table:table-cell>
          <table:table-cell office:value-type="string">
            <text:p>6.0</text:p>
          </table:table-cell>
          <table:table-cell office:value-type="string">
            <text:p>CO</text:p>
          </table:table-cell>
          <table:table-cell office:value-type="string">
            <text:p>CO-32</text:p>
          </table:table-cell>
        </table:table-row>
        <table:table-row table:style-name="ro1">
          <table:table-cell office:value-type="string">
            <text:p>81.3</text:p>
          </table:table-cell>
          <table:table-cell office:value-type="string">
            <text:p>6.2</text:p>
          </table:table-cell>
          <table:table-cell office:value-type="string">
            <text:p>CO</text:p>
          </table:table-cell>
          <table:table-cell office:value-type="string">
            <text:p>CO-32</text:p>
          </table:table-cell>
        </table:table-row>
        <table:table-row table:style-name="ro1">
          <table:table-cell office:value-type="string">
            <text:p>81.7</text:p>
          </table:table-cell>
          <table:table-cell office:value-type="string">
            <text:p>6.5</text:p>
          </table:table-cell>
          <table:table-cell office:value-type="string">
            <text:p>CO</text:p>
          </table:table-cell>
          <table:table-cell office:value-type="string">
            <text:p>CO-32</text:p>
          </table:table-cell>
        </table:table-row>
        <table:table-row table:style-name="ro1">
          <table:table-cell office:value-type="string">
            <text:p>81.8</text:p>
          </table:table-cell>
          <table:table-cell office:value-type="string">
            <text:p>7.0</text:p>
          </table:table-cell>
          <table:table-cell office:value-type="string">
            <text:p>CO</text:p>
          </table:table-cell>
          <table:table-cell office:value-type="string">
            <text:p>CO-32</text:p>
          </table:table-cell>
        </table:table-row>
        <table:table-row table:style-name="ro1">
          <table:table-cell office:value-type="string">
            <text:p>81.8</text:p>
          </table:table-cell>
          <table:table-cell office:value-type="string">
            <text:p>7.6</text:p>
          </table:table-cell>
          <table:table-cell office:value-type="string">
            <text:p>CO</text:p>
          </table:table-cell>
          <table:table-cell office:value-type="string">
            <text:p>CO-32</text:p>
          </table:table-cell>
        </table:table-row>
        <table:table-row table:style-name="ro1">
          <table:table-cell office:value-type="string">
            <text:p>81.5</text:p>
          </table:table-cell>
          <table:table-cell office:value-type="string">
            <text:p>8.0</text:p>
          </table:table-cell>
          <table:table-cell office:value-type="string">
            <text:p>CO</text:p>
          </table:table-cell>
          <table:table-cell office:value-type="string">
            <text:p>CO-32</text:p>
          </table:table-cell>
        </table:table-row>
        <table:table-row table:style-name="ro1">
          <table:table-cell office:value-type="string">
            <text:p>81.3</text:p>
          </table:table-cell>
          <table:table-cell office:value-type="string">
            <text:p>8.5</text:p>
          </table:table-cell>
          <table:table-cell office:value-type="string">
            <text:p>CO</text:p>
          </table:table-cell>
          <table:table-cell office:value-type="string">
            <text:p>CO-32</text:p>
          </table:table-cell>
        </table:table-row>
        <table:table-row table:style-name="ro1">
          <table:table-cell office:value-type="string">
            <text:p>80.9</text:p>
          </table:table-cell>
          <table:table-cell office:value-type="string">
            <text:p>9.0</text:p>
          </table:table-cell>
          <table:table-cell office:value-type="string">
            <text:p>CO</text:p>
          </table:table-cell>
          <table:table-cell office:value-type="string">
            <text:p>CO-32</text:p>
          </table:table-cell>
        </table:table-row>
        <table:table-row table:style-name="ro1">
          <table:table-cell office:value-type="string">
            <text:p>80.6</text:p>
          </table:table-cell>
          <table:table-cell office:value-type="string">
            <text:p>9.5</text:p>
          </table:table-cell>
          <table:table-cell office:value-type="string">
            <text:p>CO</text:p>
          </table:table-cell>
          <table:table-cell office:value-type="string">
            <text:p>CO-32</text:p>
          </table:table-cell>
        </table:table-row>
        <table:table-row table:style-name="ro1">
          <table:table-cell office:value-type="string">
            <text:p>80.0</text:p>
          </table:table-cell>
          <table:table-cell office:value-type="string">
            <text:p>9.8</text:p>
          </table:table-cell>
          <table:table-cell office:value-type="string">
            <text:p>CO</text:p>
          </table:table-cell>
          <table:table-cell office:value-type="string">
            <text:p>CO-32</text:p>
          </table:table-cell>
        </table:table-row>
        <table:table-row table:style-name="ro1">
          <table:table-cell office:value-type="string">
            <text:p>80.2</text:p>
          </table:table-cell>
          <table:table-cell office:value-type="string">
            <text:p>9.4</text:p>
          </table:table-cell>
          <table:table-cell office:value-type="string">
            <text:p>CO</text:p>
          </table:table-cell>
          <table:table-cell office:value-type="string">
            <text:p>CO-32</text:p>
          </table:table-cell>
        </table:table-row>
        <table:table-row table:style-name="ro1">
          <table:table-cell office:value-type="string">
            <text:p>79.9</text:p>
          </table:table-cell>
          <table:table-cell office:value-type="string">
            <text:p>9.0</text:p>
          </table:table-cell>
          <table:table-cell office:value-type="string">
            <text:p>CO</text:p>
          </table:table-cell>
          <table:table-cell office:value-type="string">
            <text:p>CO-32</text:p>
          </table:table-cell>
        </table:table-row>
        <table:table-row table:style-name="ro1">
          <table:table-cell office:value-type="string">
            <text:p>79.8</text:p>
          </table:table-cell>
          <table:table-cell office:value-type="string">
            <text:p>8.5</text:p>
          </table:table-cell>
          <table:table-cell office:value-type="string">
            <text:p>CO</text:p>
          </table:table-cell>
          <table:table-cell office:value-type="string">
            <text:p>CO-32</text:p>
          </table:table-cell>
        </table:table-row>
        <table:table-row table:style-name="ro1">
          <table:table-cell office:value-type="string">
            <text:p>79.8</text:p>
          </table:table-cell>
          <table:table-cell office:value-type="string">
            <text:p>8.1</text:p>
          </table:table-cell>
          <table:table-cell office:value-type="string">
            <text:p>CO</text:p>
          </table:table-cell>
          <table:table-cell office:value-type="string">
            <text:p>CO-32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108.7</text:p>
          </table:table-cell>
          <table:table-cell office:value-type="string">
            <text:p>19.3</text:p>
          </table:table-cell>
          <table:table-cell office:value-type="string">
            <text:p>CO</text:p>
          </table:table-cell>
          <table:table-cell office:value-type="string">
            <text:p>CO-33</text:p>
          </table:table-cell>
        </table:table-row>
        <table:table-row table:style-name="ro1">
          <table:table-cell office:value-type="string">
            <text:p>108.7</text:p>
          </table:table-cell>
          <table:table-cell office:value-type="string">
            <text:p>18.9</text:p>
          </table:table-cell>
          <table:table-cell office:value-type="string">
            <text:p>CO</text:p>
          </table:table-cell>
          <table:table-cell office:value-type="string">
            <text:p>CO-33</text:p>
          </table:table-cell>
        </table:table-row>
        <table:table-row table:style-name="ro1">
          <table:table-cell office:value-type="string">
            <text:p>108.8</text:p>
          </table:table-cell>
          <table:table-cell office:value-type="string">
            <text:p>18.5</text:p>
          </table:table-cell>
          <table:table-cell office:value-type="string">
            <text:p>CO</text:p>
          </table:table-cell>
          <table:table-cell office:value-type="string">
            <text:p>CO-33</text:p>
          </table:table-cell>
        </table:table-row>
        <table:table-row table:style-name="ro1">
          <table:table-cell office:value-type="string">
            <text:p>109.3</text:p>
          </table:table-cell>
          <table:table-cell office:value-type="string">
            <text:p>18.2</text:p>
          </table:table-cell>
          <table:table-cell office:value-type="string">
            <text:p>CO</text:p>
          </table:table-cell>
          <table:table-cell office:value-type="string">
            <text:p>CO-33</text:p>
          </table:table-cell>
        </table:table-row>
        <table:table-row table:style-name="ro1">
          <table:table-cell office:value-type="string">
            <text:p>109.7</text:p>
          </table:table-cell>
          <table:table-cell office:value-type="string">
            <text:p>18.2</text:p>
          </table:table-cell>
          <table:table-cell office:value-type="string">
            <text:p>CO</text:p>
          </table:table-cell>
          <table:table-cell office:value-type="string">
            <text:p>CO-33</text:p>
          </table:table-cell>
        </table:table-row>
        <table:table-row table:style-name="ro1">
          <table:table-cell office:value-type="string">
            <text:p>110.2</text:p>
          </table:table-cell>
          <table:table-cell office:value-type="string">
            <text:p>18.5</text:p>
          </table:table-cell>
          <table:table-cell office:value-type="string">
            <text:p>CO</text:p>
          </table:table-cell>
          <table:table-cell office:value-type="string">
            <text:p>CO-33</text:p>
          </table:table-cell>
        </table:table-row>
        <table:table-row table:style-name="ro1">
          <table:table-cell office:value-type="string">
            <text:p>110.5</text:p>
          </table:table-cell>
          <table:table-cell office:value-type="string">
            <text:p>18.8</text:p>
          </table:table-cell>
          <table:table-cell office:value-type="string">
            <text:p>CO</text:p>
          </table:table-cell>
          <table:table-cell office:value-type="string">
            <text:p>CO-33</text:p>
          </table:table-cell>
        </table:table-row>
        <table:table-row table:style-name="ro1">
          <table:table-cell office:value-type="string">
            <text:p>110.7</text:p>
          </table:table-cell>
          <table:table-cell office:value-type="string">
            <text:p>19.3</text:p>
          </table:table-cell>
          <table:table-cell office:value-type="string">
            <text:p>CO</text:p>
          </table:table-cell>
          <table:table-cell office:value-type="string">
            <text:p>CO-33</text:p>
          </table:table-cell>
        </table:table-row>
        <table:table-row table:style-name="ro1">
          <table:table-cell office:value-type="string">
            <text:p>111.0</text:p>
          </table:table-cell>
          <table:table-cell office:value-type="string">
            <text:p>19.7</text:p>
          </table:table-cell>
          <table:table-cell office:value-type="string">
            <text:p>CO</text:p>
          </table:table-cell>
          <table:table-cell office:value-type="string">
            <text:p>CO-33</text:p>
          </table:table-cell>
        </table:table-row>
        <table:table-row table:style-name="ro1">
          <table:table-cell office:value-type="string">
            <text:p>111.0</text:p>
          </table:table-cell>
          <table:table-cell office:value-type="string">
            <text:p>20.0</text:p>
          </table:table-cell>
          <table:table-cell office:value-type="string">
            <text:p>CO</text:p>
          </table:table-cell>
          <table:table-cell office:value-type="string">
            <text:p>CO-33</text:p>
          </table:table-cell>
        </table:table-row>
        <table:table-row table:style-name="ro1">
          <table:table-cell office:value-type="string">
            <text:p>110.5</text:p>
          </table:table-cell>
          <table:table-cell office:value-type="string">
            <text:p>20.0</text:p>
          </table:table-cell>
          <table:table-cell office:value-type="string">
            <text:p>CO</text:p>
          </table:table-cell>
          <table:table-cell office:value-type="string">
            <text:p>CO-33</text:p>
          </table:table-cell>
        </table:table-row>
        <table:table-row table:style-name="ro1">
          <table:table-cell office:value-type="string">
            <text:p>110.0</text:p>
          </table:table-cell>
          <table:table-cell office:value-type="string">
            <text:p>20.0</text:p>
          </table:table-cell>
          <table:table-cell office:value-type="string">
            <text:p>CO</text:p>
          </table:table-cell>
          <table:table-cell office:value-type="string">
            <text:p>CO-33</text:p>
          </table:table-cell>
        </table:table-row>
        <table:table-row table:style-name="ro1">
          <table:table-cell office:value-type="string">
            <text:p>109.6</text:p>
          </table:table-cell>
          <table:table-cell office:value-type="string">
            <text:p>19.9</text:p>
          </table:table-cell>
          <table:table-cell office:value-type="string">
            <text:p>CO</text:p>
          </table:table-cell>
          <table:table-cell office:value-type="string">
            <text:p>CO-33</text:p>
          </table:table-cell>
        </table:table-row>
        <table:table-row table:style-name="ro1">
          <table:table-cell office:value-type="string">
            <text:p>109.1</text:p>
          </table:table-cell>
          <table:table-cell office:value-type="string">
            <text:p>19.6</text:p>
          </table:table-cell>
          <table:table-cell office:value-type="string">
            <text:p>CO</text:p>
          </table:table-cell>
          <table:table-cell office:value-type="string">
            <text:p>CO-33</text:p>
          </table:table-cell>
        </table:table-row>
        <table:table-row table:style-name="ro1">
          <table:table-cell office:value-type="string">
            <text:p>108.7</text:p>
          </table:table-cell>
          <table:table-cell office:value-type="string">
            <text:p>19.3</text:p>
          </table:table-cell>
          <table:table-cell office:value-type="string">
            <text:p>CO</text:p>
          </table:table-cell>
          <table:table-cell office:value-type="string">
            <text:p>CO-33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120.2</text:p>
          </table:table-cell>
          <table:table-cell office:value-type="string">
            <text:p>23.7</text:p>
          </table:table-cell>
          <table:table-cell office:value-type="string">
            <text:p>CO</text:p>
          </table:table-cell>
          <table:table-cell office:value-type="string">
            <text:p>CO-34</text:p>
          </table:table-cell>
        </table:table-row>
        <table:table-row table:style-name="ro1">
          <table:table-cell office:value-type="string">
            <text:p>120.2</text:p>
          </table:table-cell>
          <table:table-cell office:value-type="string">
            <text:p>23.2</text:p>
          </table:table-cell>
          <table:table-cell office:value-type="string">
            <text:p>CO</text:p>
          </table:table-cell>
          <table:table-cell office:value-type="string">
            <text:p>CO-34</text:p>
          </table:table-cell>
        </table:table-row>
        <table:table-row table:style-name="ro1">
          <table:table-cell office:value-type="string">
            <text:p>120.3</text:p>
          </table:table-cell>
          <table:table-cell office:value-type="string">
            <text:p>22.6</text:p>
          </table:table-cell>
          <table:table-cell office:value-type="string">
            <text:p>CO</text:p>
          </table:table-cell>
          <table:table-cell office:value-type="string">
            <text:p>CO-34</text:p>
          </table:table-cell>
        </table:table-row>
        <table:table-row table:style-name="ro1">
          <table:table-cell office:value-type="string">
            <text:p>120.7</text:p>
          </table:table-cell>
          <table:table-cell office:value-type="string">
            <text:p>22.4</text:p>
          </table:table-cell>
          <table:table-cell office:value-type="string">
            <text:p>CO</text:p>
          </table:table-cell>
          <table:table-cell office:value-type="string">
            <text:p>CO-34</text:p>
          </table:table-cell>
        </table:table-row>
        <table:table-row table:style-name="ro1">
          <table:table-cell office:value-type="string">
            <text:p>120.8</text:p>
          </table:table-cell>
          <table:table-cell office:value-type="string">
            <text:p>22.0</text:p>
          </table:table-cell>
          <table:table-cell office:value-type="string">
            <text:p>CO</text:p>
          </table:table-cell>
          <table:table-cell office:value-type="string">
            <text:p>CO-34</text:p>
          </table:table-cell>
        </table:table-row>
        <table:table-row table:style-name="ro1">
          <table:table-cell office:value-type="string">
            <text:p>121.0</text:p>
          </table:table-cell>
          <table:table-cell office:value-type="string">
            <text:p>22.6</text:p>
          </table:table-cell>
          <table:table-cell office:value-type="string">
            <text:p>CO</text:p>
          </table:table-cell>
          <table:table-cell office:value-type="string">
            <text:p>CO-34</text:p>
          </table:table-cell>
        </table:table-row>
        <table:table-row table:style-name="ro1">
          <table:table-cell office:value-type="string">
            <text:p>121.3</text:p>
          </table:table-cell>
          <table:table-cell office:value-type="string">
            <text:p>23.0</text:p>
          </table:table-cell>
          <table:table-cell office:value-type="string">
            <text:p>CO</text:p>
          </table:table-cell>
          <table:table-cell office:value-type="string">
            <text:p>CO-34</text:p>
          </table:table-cell>
        </table:table-row>
        <table:table-row table:style-name="ro1">
          <table:table-cell office:value-type="string">
            <text:p>121.5</text:p>
          </table:table-cell>
          <table:table-cell office:value-type="string">
            <text:p>23.5</text:p>
          </table:table-cell>
          <table:table-cell office:value-type="string">
            <text:p>CO</text:p>
          </table:table-cell>
          <table:table-cell office:value-type="string">
            <text:p>CO-34</text:p>
          </table:table-cell>
        </table:table-row>
        <table:table-row table:style-name="ro1">
          <table:table-cell office:value-type="string">
            <text:p>121.7</text:p>
          </table:table-cell>
          <table:table-cell office:value-type="string">
            <text:p>24.1</text:p>
          </table:table-cell>
          <table:table-cell office:value-type="string">
            <text:p>CO</text:p>
          </table:table-cell>
          <table:table-cell office:value-type="string">
            <text:p>CO-34</text:p>
          </table:table-cell>
        </table:table-row>
        <table:table-row table:style-name="ro1">
          <table:table-cell office:value-type="string">
            <text:p>121.9</text:p>
          </table:table-cell>
          <table:table-cell office:value-type="string">
            <text:p>24.6</text:p>
          </table:table-cell>
          <table:table-cell office:value-type="string">
            <text:p>CO</text:p>
          </table:table-cell>
          <table:table-cell office:value-type="string">
            <text:p>CO-34</text:p>
          </table:table-cell>
        </table:table-row>
        <table:table-row table:style-name="ro1">
          <table:table-cell office:value-type="string">
            <text:p>121.9</text:p>
          </table:table-cell>
          <table:table-cell office:value-type="string">
            <text:p>25.1</text:p>
          </table:table-cell>
          <table:table-cell office:value-type="string">
            <text:p>CO</text:p>
          </table:table-cell>
          <table:table-cell office:value-type="string">
            <text:p>CO-34</text:p>
          </table:table-cell>
        </table:table-row>
        <table:table-row table:style-name="ro1">
          <table:table-cell office:value-type="string">
            <text:p>121.6</text:p>
          </table:table-cell>
          <table:table-cell office:value-type="string">
            <text:p>25.3</text:p>
          </table:table-cell>
          <table:table-cell office:value-type="string">
            <text:p>CO</text:p>
          </table:table-cell>
          <table:table-cell office:value-type="string">
            <text:p>CO-34</text:p>
          </table:table-cell>
        </table:table-row>
        <table:table-row table:style-name="ro1">
          <table:table-cell office:value-type="string">
            <text:p>121.1</text:p>
          </table:table-cell>
          <table:table-cell office:value-type="string">
            <text:p>25.0</text:p>
          </table:table-cell>
          <table:table-cell office:value-type="string">
            <text:p>CO</text:p>
          </table:table-cell>
          <table:table-cell office:value-type="string">
            <text:p>CO-34</text:p>
          </table:table-cell>
        </table:table-row>
        <table:table-row table:style-name="ro1">
          <table:table-cell office:value-type="string">
            <text:p>120.8</text:p>
          </table:table-cell>
          <table:table-cell office:value-type="string">
            <text:p>24.6</text:p>
          </table:table-cell>
          <table:table-cell office:value-type="string">
            <text:p>CO</text:p>
          </table:table-cell>
          <table:table-cell office:value-type="string">
            <text:p>CO-34</text:p>
          </table:table-cell>
        </table:table-row>
        <table:table-row table:style-name="ro1">
          <table:table-cell office:value-type="string">
            <text:p>120.5</text:p>
          </table:table-cell>
          <table:table-cell office:value-type="string">
            <text:p>24.2</text:p>
          </table:table-cell>
          <table:table-cell office:value-type="string">
            <text:p>CO</text:p>
          </table:table-cell>
          <table:table-cell office:value-type="string">
            <text:p>CO-34</text:p>
          </table:table-cell>
        </table:table-row>
        <table:table-row table:style-name="ro1">
          <table:table-cell office:value-type="string">
            <text:p>120.2</text:p>
          </table:table-cell>
          <table:table-cell office:value-type="string">
            <text:p>23.7</text:p>
          </table:table-cell>
          <table:table-cell office:value-type="string">
            <text:p>CO</text:p>
          </table:table-cell>
          <table:table-cell office:value-type="string">
            <text:p>CO-34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130.9</text:p>
          </table:table-cell>
          <table:table-cell office:value-type="string">
            <text:p>34.3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0.9</text:p>
          </table:table-cell>
          <table:table-cell office:value-type="string">
            <text:p>33.9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1.5</text:p>
          </table:table-cell>
          <table:table-cell office:value-type="string">
            <text:p>34.0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2.0</text:p>
          </table:table-cell>
          <table:table-cell office:value-type="string">
            <text:p>33.9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2.3</text:p>
          </table:table-cell>
          <table:table-cell office:value-type="string">
            <text:p>34.3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2.9</text:p>
          </table:table-cell>
          <table:table-cell office:value-type="string">
            <text:p>34.3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3.5</text:p>
          </table:table-cell>
          <table:table-cell office:value-type="string">
            <text:p>34.5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3.9</text:p>
          </table:table-cell>
          <table:table-cell office:value-type="string">
            <text:p>34.6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4.5</text:p>
          </table:table-cell>
          <table:table-cell office:value-type="string">
            <text:p>34.8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4.9</text:p>
          </table:table-cell>
          <table:table-cell office:value-type="string">
            <text:p>34.8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5.5</text:p>
          </table:table-cell>
          <table:table-cell office:value-type="string">
            <text:p>34.8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5.2</text:p>
          </table:table-cell>
          <table:table-cell office:value-type="string">
            <text:p>34.3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5.2</text:p>
          </table:table-cell>
          <table:table-cell office:value-type="string">
            <text:p>33.9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5.4</text:p>
          </table:table-cell>
          <table:table-cell office:value-type="string">
            <text:p>33.5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5.8</text:p>
          </table:table-cell>
          <table:table-cell office:value-type="string">
            <text:p>33.4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6.2</text:p>
          </table:table-cell>
          <table:table-cell office:value-type="string">
            <text:p>33.9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6.8</text:p>
          </table:table-cell>
          <table:table-cell office:value-type="string">
            <text:p>34.3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6.5</text:p>
          </table:table-cell>
          <table:table-cell office:value-type="string">
            <text:p>34.7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6.8</text:p>
          </table:table-cell>
          <table:table-cell office:value-type="string">
            <text:p>35.0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7.3</text:p>
          </table:table-cell>
          <table:table-cell office:value-type="string">
            <text:p>34.6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8.1</text:p>
          </table:table-cell>
          <table:table-cell office:value-type="string">
            <text:p>34.6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8.7</text:p>
          </table:table-cell>
          <table:table-cell office:value-type="string">
            <text:p>35.1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8.8</text:p>
          </table:table-cell>
          <table:table-cell office:value-type="string">
            <text:p>34.6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9.1</text:p>
          </table:table-cell>
          <table:table-cell office:value-type="string">
            <text:p>35.3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9.6</text:p>
          </table:table-cell>
          <table:table-cell office:value-type="string">
            <text:p>35.3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9.8</text:p>
          </table:table-cell>
          <table:table-cell office:value-type="string">
            <text:p>35.5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9.8</text:p>
          </table:table-cell>
          <table:table-cell office:value-type="string">
            <text:p>34.9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0.3</text:p>
          </table:table-cell>
          <table:table-cell office:value-type="string">
            <text:p>35.2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0.4</text:p>
          </table:table-cell>
          <table:table-cell office:value-type="string">
            <text:p>35.5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0.8</text:p>
          </table:table-cell>
          <table:table-cell office:value-type="string">
            <text:p>35.8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0.6</text:p>
          </table:table-cell>
          <table:table-cell office:value-type="string">
            <text:p>36.2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0.7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0.9</text:p>
          </table:table-cell>
          <table:table-cell office:value-type="string">
            <text:p>37.0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1.0</text:p>
          </table:table-cell>
          <table:table-cell office:value-type="string">
            <text:p>37.6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0.9</text:p>
          </table:table-cell>
          <table:table-cell office:value-type="string">
            <text:p>38.1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1.1</text:p>
          </table:table-cell>
          <table:table-cell office:value-type="string">
            <text:p>38.3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1.5</text:p>
          </table:table-cell>
          <table:table-cell office:value-type="string">
            <text:p>38.3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1.5</text:p>
          </table:table-cell>
          <table:table-cell office:value-type="string">
            <text:p>38.8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1.8</text:p>
          </table:table-cell>
          <table:table-cell office:value-type="string">
            <text:p>39.1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1.9</text:p>
          </table:table-cell>
          <table:table-cell office:value-type="string">
            <text:p>39.7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1.8</text:p>
          </table:table-cell>
          <table:table-cell office:value-type="string">
            <text:p>40.2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1.4</text:p>
          </table:table-cell>
          <table:table-cell office:value-type="string">
            <text:p>40.6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1.3</text:p>
          </table:table-cell>
          <table:table-cell office:value-type="string">
            <text:p>41.0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1.4</text:p>
          </table:table-cell>
          <table:table-cell office:value-type="string">
            <text:p>41.3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0.8</text:p>
          </table:table-cell>
          <table:table-cell office:value-type="string">
            <text:p>41.5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0.8</text:p>
          </table:table-cell>
          <table:table-cell office:value-type="string">
            <text:p>41.2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1.1</text:p>
          </table:table-cell>
          <table:table-cell office:value-type="string">
            <text:p>41.2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1.1</text:p>
          </table:table-cell>
          <table:table-cell office:value-type="string">
            <text:p>40.9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0.7</text:p>
          </table:table-cell>
          <table:table-cell office:value-type="string">
            <text:p>40.9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0.3</text:p>
          </table:table-cell>
          <table:table-cell office:value-type="string">
            <text:p>41.2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0.0</text:p>
          </table:table-cell>
          <table:table-cell office:value-type="string">
            <text:p>40.7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0.0</text:p>
          </table:table-cell>
          <table:table-cell office:value-type="string">
            <text:p>40.3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0.0</text:p>
          </table:table-cell>
          <table:table-cell office:value-type="string">
            <text:p>39.9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40.0</text:p>
          </table:table-cell>
          <table:table-cell office:value-type="string">
            <text:p>39.4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9.8</text:p>
          </table:table-cell>
          <table:table-cell office:value-type="string">
            <text:p>39.0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9.5</text:p>
          </table:table-cell>
          <table:table-cell office:value-type="string">
            <text:p>38.6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9.3</text:p>
          </table:table-cell>
          <table:table-cell office:value-type="string">
            <text:p>38.1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8.8</text:p>
          </table:table-cell>
          <table:table-cell office:value-type="string">
            <text:p>37.8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8.6</text:p>
          </table:table-cell>
          <table:table-cell office:value-type="string">
            <text:p>37.4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8.2</text:p>
          </table:table-cell>
          <table:table-cell office:value-type="string">
            <text:p>37.2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7.6</text:p>
          </table:table-cell>
          <table:table-cell office:value-type="string">
            <text:p>37.0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7.0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7.0</text:p>
          </table:table-cell>
          <table:table-cell office:value-type="string">
            <text:p>37.1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7.2</text:p>
          </table:table-cell>
          <table:table-cell office:value-type="string">
            <text:p>37.5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6.8</text:p>
          </table:table-cell>
          <table:table-cell office:value-type="string">
            <text:p>37.3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6.7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6.3</text:p>
          </table:table-cell>
          <table:table-cell office:value-type="string">
            <text:p>36.4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6.0</text:p>
          </table:table-cell>
          <table:table-cell office:value-type="string">
            <text:p>36.1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6.0</text:p>
          </table:table-cell>
          <table:table-cell office:value-type="string">
            <text:p>35.7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5.7</text:p>
          </table:table-cell>
          <table:table-cell office:value-type="string">
            <text:p>35.5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5.3</text:p>
          </table:table-cell>
          <table:table-cell office:value-type="string">
            <text:p>35.8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4.7</text:p>
          </table:table-cell>
          <table:table-cell office:value-type="string">
            <text:p>35.7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4.0</text:p>
          </table:table-cell>
          <table:table-cell office:value-type="string">
            <text:p>35.6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3.3</text:p>
          </table:table-cell>
          <table:table-cell office:value-type="string">
            <text:p>35.5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2.8</text:p>
          </table:table-cell>
          <table:table-cell office:value-type="string">
            <text:p>35.5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2.3</text:p>
          </table:table-cell>
          <table:table-cell office:value-type="string">
            <text:p>35.1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1.8</text:p>
          </table:table-cell>
          <table:table-cell office:value-type="string">
            <text:p>34.8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1.4</text:p>
          </table:table-cell>
          <table:table-cell office:value-type="string">
            <text:p>34.5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130.9</text:p>
          </table:table-cell>
          <table:table-cell office:value-type="string">
            <text:p>34.3</text:p>
          </table:table-cell>
          <table:table-cell office:value-type="string">
            <text:p>CO</text:p>
          </table:table-cell>
          <table:table-cell office:value-type="string">
            <text:p>CO-35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139.8</text:p>
          </table:table-cell>
          <table:table-cell office:value-type="string">
            <text:p>42.6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39.8</text:p>
          </table:table-cell>
          <table:table-cell office:value-type="string">
            <text:p>42.3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0.0</text:p>
          </table:table-cell>
          <table:table-cell office:value-type="string">
            <text:p>42.0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0.0</text:p>
          </table:table-cell>
          <table:table-cell office:value-type="string">
            <text:p>41.4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0.5</text:p>
          </table:table-cell>
          <table:table-cell office:value-type="string">
            <text:p>41.7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1.1</text:p>
          </table:table-cell>
          <table:table-cell office:value-type="string">
            <text:p>41.8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0.7</text:p>
          </table:table-cell>
          <table:table-cell office:value-type="string">
            <text:p>42.1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0.3</text:p>
          </table:table-cell>
          <table:table-cell office:value-type="string">
            <text:p>42.3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0.3</text:p>
          </table:table-cell>
          <table:table-cell office:value-type="string">
            <text:p>42.5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0.7</text:p>
          </table:table-cell>
          <table:table-cell office:value-type="string">
            <text:p>42.5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0.9</text:p>
          </table:table-cell>
          <table:table-cell office:value-type="string">
            <text:p>42.3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1.3</text:p>
          </table:table-cell>
          <table:table-cell office:value-type="string">
            <text:p>42.5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1.8</text:p>
          </table:table-cell>
          <table:table-cell office:value-type="string">
            <text:p>42.6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2.5</text:p>
          </table:table-cell>
          <table:table-cell office:value-type="string">
            <text:p>42.3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3.3</text:p>
          </table:table-cell>
          <table:table-cell office:value-type="string">
            <text:p>42.0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3.3</text:p>
          </table:table-cell>
          <table:table-cell office:value-type="string">
            <text:p>42.3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3.7</text:p>
          </table:table-cell>
          <table:table-cell office:value-type="string">
            <text:p>42.7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4.2</text:p>
          </table:table-cell>
          <table:table-cell office:value-type="string">
            <text:p>43.0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4.8</text:p>
          </table:table-cell>
          <table:table-cell office:value-type="string">
            <text:p>42.9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5.3</text:p>
          </table:table-cell>
          <table:table-cell office:value-type="string">
            <text:p>43.2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5.8</text:p>
          </table:table-cell>
          <table:table-cell office:value-type="string">
            <text:p>43.4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5.3</text:p>
          </table:table-cell>
          <table:table-cell office:value-type="string">
            <text:p>43.3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5.3</text:p>
          </table:table-cell>
          <table:table-cell office:value-type="string">
            <text:p>43.6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5.0</text:p>
          </table:table-cell>
          <table:table-cell office:value-type="string">
            <text:p>43.8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5.3</text:p>
          </table:table-cell>
          <table:table-cell office:value-type="string">
            <text:p>44.3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4.7</text:p>
          </table:table-cell>
          <table:table-cell office:value-type="string">
            <text:p>43.9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4.2</text:p>
          </table:table-cell>
          <table:table-cell office:value-type="string">
            <text:p>44.0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3.6</text:p>
          </table:table-cell>
          <table:table-cell office:value-type="string">
            <text:p>44.2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3.0</text:p>
          </table:table-cell>
          <table:table-cell office:value-type="string">
            <text:p>44.5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2.7</text:p>
          </table:table-cell>
          <table:table-cell office:value-type="string">
            <text:p>44.8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2.3</text:p>
          </table:table-cell>
          <table:table-cell office:value-type="string">
            <text:p>45.2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1.9</text:p>
          </table:table-cell>
          <table:table-cell office:value-type="string">
            <text:p>45.5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1.5</text:p>
          </table:table-cell>
          <table:table-cell office:value-type="string">
            <text:p>45.3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1.8</text:p>
          </table:table-cell>
          <table:table-cell office:value-type="string">
            <text:p>44.8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1.7</text:p>
          </table:table-cell>
          <table:table-cell office:value-type="string">
            <text:p>44.3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1.6</text:p>
          </table:table-cell>
          <table:table-cell office:value-type="string">
            <text:p>44.0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1.3</text:p>
          </table:table-cell>
          <table:table-cell office:value-type="string">
            <text:p>43.8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1.3</text:p>
          </table:table-cell>
          <table:table-cell office:value-type="string">
            <text:p>43.4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1.3</text:p>
          </table:table-cell>
          <table:table-cell office:value-type="string">
            <text:p>43.2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0.8</text:p>
          </table:table-cell>
          <table:table-cell office:value-type="string">
            <text:p>43.2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0.3</text:p>
          </table:table-cell>
          <table:table-cell office:value-type="string">
            <text:p>43.3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40.4</text:p>
          </table:table-cell>
          <table:table-cell office:value-type="string">
            <text:p>42.9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139.8</text:p>
          </table:table-cell>
          <table:table-cell office:value-type="string">
            <text:p>42.6</text:p>
          </table:table-cell>
          <table:table-cell office:value-type="string">
            <text:p>CO</text:p>
          </table:table-cell>
          <table:table-cell office:value-type="string">
            <text:p>CO-36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141.8</text:p>
          </table:table-cell>
          <table:table-cell office:value-type="string">
            <text:p>53.3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1.8</text:p>
          </table:table-cell>
          <table:table-cell office:value-type="string">
            <text:p>52.8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1.7</text:p>
          </table:table-cell>
          <table:table-cell office:value-type="string">
            <text:p>52.3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1.7</text:p>
          </table:table-cell>
          <table:table-cell office:value-type="string">
            <text:p>51.8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2.0</text:p>
          </table:table-cell>
          <table:table-cell office:value-type="string">
            <text:p>51.4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2.1</text:p>
          </table:table-cell>
          <table:table-cell office:value-type="string">
            <text:p>51.0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2.0</text:p>
          </table:table-cell>
          <table:table-cell office:value-type="string">
            <text:p>50.5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2.1</text:p>
          </table:table-cell>
          <table:table-cell office:value-type="string">
            <text:p>50.0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2.1</text:p>
          </table:table-cell>
          <table:table-cell office:value-type="string">
            <text:p>49.5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2.0</text:p>
          </table:table-cell>
          <table:table-cell office:value-type="string">
            <text:p>49.1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1.8</text:p>
          </table:table-cell>
          <table:table-cell office:value-type="string">
            <text:p>48.8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2.0</text:p>
          </table:table-cell>
          <table:table-cell office:value-type="string">
            <text:p>48.5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2.2</text:p>
          </table:table-cell>
          <table:table-cell office:value-type="string">
            <text:p>48.0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2.0</text:p>
          </table:table-cell>
          <table:table-cell office:value-type="string">
            <text:p>47.6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2.0</text:p>
          </table:table-cell>
          <table:table-cell office:value-type="string">
            <text:p>47.0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1.8</text:p>
          </table:table-cell>
          <table:table-cell office:value-type="string">
            <text:p>46.6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2.0</text:p>
          </table:table-cell>
          <table:table-cell office:value-type="string">
            <text:p>45.9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2.3</text:p>
          </table:table-cell>
          <table:table-cell office:value-type="string">
            <text:p>46.4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2.6</text:p>
          </table:table-cell>
          <table:table-cell office:value-type="string">
            <text:p>46.7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3.0</text:p>
          </table:table-cell>
          <table:table-cell office:value-type="string">
            <text:p>46.6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3.4</text:p>
          </table:table-cell>
          <table:table-cell office:value-type="string">
            <text:p>46.3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3.4</text:p>
          </table:table-cell>
          <table:table-cell office:value-type="string">
            <text:p>46.8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3.1</text:p>
          </table:table-cell>
          <table:table-cell office:value-type="string">
            <text:p>46.9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3.0</text:p>
          </table:table-cell>
          <table:table-cell office:value-type="string">
            <text:p>47.3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2.7</text:p>
          </table:table-cell>
          <table:table-cell office:value-type="string">
            <text:p>47.5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2.5</text:p>
          </table:table-cell>
          <table:table-cell office:value-type="string">
            <text:p>47.8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2.6</text:p>
          </table:table-cell>
          <table:table-cell office:value-type="string">
            <text:p>48.3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2.8</text:p>
          </table:table-cell>
          <table:table-cell office:value-type="string">
            <text:p>48.8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2.9</text:p>
          </table:table-cell>
          <table:table-cell office:value-type="string">
            <text:p>49.1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3.3</text:p>
          </table:table-cell>
          <table:table-cell office:value-type="string">
            <text:p>49.3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3.8</text:p>
          </table:table-cell>
          <table:table-cell office:value-type="string">
            <text:p>49.3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4.3</text:p>
          </table:table-cell>
          <table:table-cell office:value-type="string">
            <text:p>49.1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4.2</text:p>
          </table:table-cell>
          <table:table-cell office:value-type="string">
            <text:p>49.5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3.9</text:p>
          </table:table-cell>
          <table:table-cell office:value-type="string">
            <text:p>50.0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3.7</text:p>
          </table:table-cell>
          <table:table-cell office:value-type="string">
            <text:p>50.5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3.5</text:p>
          </table:table-cell>
          <table:table-cell office:value-type="string">
            <text:p>51.0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3.3</text:p>
          </table:table-cell>
          <table:table-cell office:value-type="string">
            <text:p>51.5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3.1</text:p>
          </table:table-cell>
          <table:table-cell office:value-type="string">
            <text:p>52.0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3.2</text:p>
          </table:table-cell>
          <table:table-cell office:value-type="string">
            <text:p>52.5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3.2</text:p>
          </table:table-cell>
          <table:table-cell office:value-type="string">
            <text:p>53.0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3.0</text:p>
          </table:table-cell>
          <table:table-cell office:value-type="string">
            <text:p>53.5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2.9</text:p>
          </table:table-cell>
          <table:table-cell office:value-type="string">
            <text:p>54.0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2.7</text:p>
          </table:table-cell>
          <table:table-cell office:value-type="string">
            <text:p>54.3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2.3</text:p>
          </table:table-cell>
          <table:table-cell office:value-type="string">
            <text:p>54.3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2.5</text:p>
          </table:table-cell>
          <table:table-cell office:value-type="string">
            <text:p>53.8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2.3</text:p>
          </table:table-cell>
          <table:table-cell office:value-type="string">
            <text:p>53.6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141.8</text:p>
          </table:table-cell>
          <table:table-cell office:value-type="string">
            <text:p>53.3</text:p>
          </table:table-cell>
          <table:table-cell office:value-type="string">
            <text:p>CO</text:p>
          </table:table-cell>
          <table:table-cell office:value-type="string">
            <text:p>CO-37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51.7</text:p>
          </table:table-cell>
          <table:table-cell office:value-type="string">
            <text:p>71.6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2.8</text:p>
          </table:table-cell>
          <table:table-cell office:value-type="string">
            <text:p>71.2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3.8</text:p>
          </table:table-cell>
          <table:table-cell office:value-type="string">
            <text:p>70.8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5.3</text:p>
          </table:table-cell>
          <table:table-cell office:value-type="string">
            <text:p>70.7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6.9</text:p>
          </table:table-cell>
          <table:table-cell office:value-type="string">
            <text:p>70.6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7.7</text:p>
          </table:table-cell>
          <table:table-cell office:value-type="string">
            <text:p>70.8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6.3</text:p>
          </table:table-cell>
          <table:table-cell office:value-type="string">
            <text:p>71.1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5.8</text:p>
          </table:table-cell>
          <table:table-cell office:value-type="string">
            <text:p>71.5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5.5</text:p>
          </table:table-cell>
          <table:table-cell office:value-type="string">
            <text:p>72.0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5.6</text:p>
          </table:table-cell>
          <table:table-cell office:value-type="string">
            <text:p>72.5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6.2</text:p>
          </table:table-cell>
          <table:table-cell office:value-type="string">
            <text:p>72.9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7.0</text:p>
          </table:table-cell>
          <table:table-cell office:value-type="string">
            <text:p>73.3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7.8</text:p>
          </table:table-cell>
          <table:table-cell office:value-type="string">
            <text:p>73.8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8.7</text:p>
          </table:table-cell>
          <table:table-cell office:value-type="string">
            <text:p>74.2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9.8</text:p>
          </table:table-cell>
          <table:table-cell office:value-type="string">
            <text:p>74.6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60.8</text:p>
          </table:table-cell>
          <table:table-cell office:value-type="string">
            <text:p>75.0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62.2</text:p>
          </table:table-cell>
          <table:table-cell office:value-type="string">
            <text:p>75.3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63.8</text:p>
          </table:table-cell>
          <table:table-cell office:value-type="string">
            <text:p>75.7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65.5</text:p>
          </table:table-cell>
          <table:table-cell office:value-type="string">
            <text:p>75.8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67.3</text:p>
          </table:table-cell>
          <table:table-cell office:value-type="string">
            <text:p>76.1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68.8</text:p>
          </table:table-cell>
          <table:table-cell office:value-type="string">
            <text:p>76.3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69.1</text:p>
          </table:table-cell>
          <table:table-cell office:value-type="string">
            <text:p>76.8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67.8</text:p>
          </table:table-cell>
          <table:table-cell office:value-type="string">
            <text:p>77.0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66.0</text:p>
          </table:table-cell>
          <table:table-cell office:value-type="string">
            <text:p>76.8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65.2</text:p>
          </table:table-cell>
          <table:table-cell office:value-type="string">
            <text:p>76.4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63.2</text:p>
          </table:table-cell>
          <table:table-cell office:value-type="string">
            <text:p>76.3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61.2</text:p>
          </table:table-cell>
          <table:table-cell office:value-type="string">
            <text:p>76.3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9.3</text:p>
          </table:table-cell>
          <table:table-cell office:value-type="string">
            <text:p>75.9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8.2</text:p>
          </table:table-cell>
          <table:table-cell office:value-type="string">
            <text:p>75.6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7.5</text:p>
          </table:table-cell>
          <table:table-cell office:value-type="string">
            <text:p>75.3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5.8</text:p>
          </table:table-cell>
          <table:table-cell office:value-type="string">
            <text:p>75.1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5.8</text:p>
          </table:table-cell>
          <table:table-cell office:value-type="string">
            <text:p>74.8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4.9</text:p>
          </table:table-cell>
          <table:table-cell office:value-type="string">
            <text:p>74.2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3.8</text:p>
          </table:table-cell>
          <table:table-cell office:value-type="string">
            <text:p>73.8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4.3</text:p>
          </table:table-cell>
          <table:table-cell office:value-type="string">
            <text:p>73.4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3.3</text:p>
          </table:table-cell>
          <table:table-cell office:value-type="string">
            <text:p>73.2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2.5</text:p>
          </table:table-cell>
          <table:table-cell office:value-type="string">
            <text:p>72.7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2.8</text:p>
          </table:table-cell>
          <table:table-cell office:value-type="string">
            <text:p>72.3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1.7</text:p>
          </table:table-cell>
          <table:table-cell office:value-type="string">
            <text:p>72.1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51.7</text:p>
          </table:table-cell>
          <table:table-cell office:value-type="string">
            <text:p>71.6</text:p>
          </table:table-cell>
          <table:table-cell office:value-type="string">
            <text:p>CO</text:p>
          </table:table-cell>
          <table:table-cell office:value-type="string">
            <text:p>CO-38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11.0</text:p>
          </table:table-cell>
          <table:table-cell office:value-type="string">
            <text:p>79.8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11.0</text:p>
          </table:table-cell>
          <table:table-cell office:value-type="string">
            <text:p>79.3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11.7</text:p>
          </table:table-cell>
          <table:table-cell office:value-type="string">
            <text:p>78.7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13.2</text:p>
          </table:table-cell>
          <table:table-cell office:value-type="string">
            <text:p>78.2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15.1</text:p>
          </table:table-cell>
          <table:table-cell office:value-type="string">
            <text:p>78.2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13.7</text:p>
          </table:table-cell>
          <table:table-cell office:value-type="string">
            <text:p>78.0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14.0</text:p>
          </table:table-cell>
          <table:table-cell office:value-type="string">
            <text:p>77.5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15.2</text:p>
          </table:table-cell>
          <table:table-cell office:value-type="string">
            <text:p>77.0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17.0</text:p>
          </table:table-cell>
          <table:table-cell office:value-type="string">
            <text:p>76.5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17.3</text:p>
          </table:table-cell>
          <table:table-cell office:value-type="string">
            <text:p>77.0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18.1</text:p>
          </table:table-cell>
          <table:table-cell office:value-type="string">
            <text:p>77.5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18.9</text:p>
          </table:table-cell>
          <table:table-cell office:value-type="string">
            <text:p>78.0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19.0</text:p>
          </table:table-cell>
          <table:table-cell office:value-type="string">
            <text:p>78.4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20.3</text:p>
          </table:table-cell>
          <table:table-cell office:value-type="string">
            <text:p>78.6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20.7</text:p>
          </table:table-cell>
          <table:table-cell office:value-type="string">
            <text:p>78.2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21.7</text:p>
          </table:table-cell>
          <table:table-cell office:value-type="string">
            <text:p>77.9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20.8</text:p>
          </table:table-cell>
          <table:table-cell office:value-type="string">
            <text:p>77.4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22.7</text:p>
          </table:table-cell>
          <table:table-cell office:value-type="string">
            <text:p>77.3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24.8</text:p>
          </table:table-cell>
          <table:table-cell office:value-type="string">
            <text:p>77.8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23.2</text:p>
          </table:table-cell>
          <table:table-cell office:value-type="string">
            <text:p>78.1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22.2</text:p>
          </table:table-cell>
          <table:table-cell office:value-type="string">
            <text:p>78.4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21.5</text:p>
          </table:table-cell>
          <table:table-cell office:value-type="string">
            <text:p>78.8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19.0</text:p>
          </table:table-cell>
          <table:table-cell office:value-type="string">
            <text:p>79.2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18.8</text:p>
          </table:table-cell>
          <table:table-cell office:value-type="string">
            <text:p>79.7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20.9</text:p>
          </table:table-cell>
          <table:table-cell office:value-type="string">
            <text:p>79.3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23.8</text:p>
          </table:table-cell>
          <table:table-cell office:value-type="string">
            <text:p>79.2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25.7</text:p>
          </table:table-cell>
          <table:table-cell office:value-type="string">
            <text:p>79.4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27.0</text:p>
          </table:table-cell>
          <table:table-cell office:value-type="string">
            <text:p>79.9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27.0</text:p>
          </table:table-cell>
          <table:table-cell office:value-type="string">
            <text:p>80.2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24.8</text:p>
          </table:table-cell>
          <table:table-cell office:value-type="string">
            <text:p>80.3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23.0</text:p>
          </table:table-cell>
          <table:table-cell office:value-type="string">
            <text:p>80.4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21.0</text:p>
          </table:table-cell>
          <table:table-cell office:value-type="string">
            <text:p>80.2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20.0</text:p>
          </table:table-cell>
          <table:table-cell office:value-type="string">
            <text:p>80.5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18.0</text:p>
          </table:table-cell>
          <table:table-cell office:value-type="string">
            <text:p>80.3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18.0</text:p>
          </table:table-cell>
          <table:table-cell office:value-type="string">
            <text:p>79.9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16.3</text:p>
          </table:table-cell>
          <table:table-cell office:value-type="string">
            <text:p>80.0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15.5</text:p>
          </table:table-cell>
          <table:table-cell office:value-type="string">
            <text:p>79.7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13.8</text:p>
          </table:table-cell>
          <table:table-cell office:value-type="string">
            <text:p>79.8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11.0</text:p>
          </table:table-cell>
          <table:table-cell office:value-type="string">
            <text:p>79.8</text:p>
          </table:table-cell>
          <table:table-cell office:value-type="string">
            <text:p>CO</text:p>
          </table:table-cell>
          <table:table-cell office:value-type="string">
            <text:p>CO-39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5.6</text:p>
          </table:table-cell>
          <table:table-cell office:value-type="string">
            <text:p>50.1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5.1</text:p>
          </table:table-cell>
          <table:table-cell office:value-type="string">
            <text:p>50.0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4.5</text:p>
          </table:table-cell>
          <table:table-cell office:value-type="string">
            <text:p>50.3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3.7</text:p>
          </table:table-cell>
          <table:table-cell office:value-type="string">
            <text:p>50.2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3.5</text:p>
          </table:table-cell>
          <table:table-cell office:value-type="string">
            <text:p>50.6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2.8</text:p>
          </table:table-cell>
          <table:table-cell office:value-type="string">
            <text:p>50.7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2.1</text:p>
          </table:table-cell>
          <table:table-cell office:value-type="string">
            <text:p>50.5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1.4</text:p>
          </table:table-cell>
          <table:table-cell office:value-type="string">
            <text:p>50.8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0.7</text:p>
          </table:table-cell>
          <table:table-cell office:value-type="string">
            <text:p>50.7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0.1</text:p>
          </table:table-cell>
          <table:table-cell office:value-type="string">
            <text:p>50.7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0.9</text:p>
          </table:table-cell>
          <table:table-cell office:value-type="string">
            <text:p>50.8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1.4</text:p>
          </table:table-cell>
          <table:table-cell office:value-type="string">
            <text:p>51.3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0.6</text:p>
          </table:table-cell>
          <table:table-cell office:value-type="string">
            <text:p>51.3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1.0</text:p>
          </table:table-cell>
          <table:table-cell office:value-type="string">
            <text:p>51.8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1.6</text:p>
          </table:table-cell>
          <table:table-cell office:value-type="string">
            <text:p>52.0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1.8</text:p>
          </table:table-cell>
          <table:table-cell office:value-type="string">
            <text:p>52.4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1.6</text:p>
          </table:table-cell>
          <table:table-cell office:value-type="string">
            <text:p>52.8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1.0</text:p>
          </table:table-cell>
          <table:table-cell office:value-type="string">
            <text:p>52.9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0.6</text:p>
          </table:table-cell>
          <table:table-cell office:value-type="string">
            <text:p>52.9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0.3</text:p>
          </table:table-cell>
          <table:table-cell office:value-type="string">
            <text:p>52.7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0.0</text:p>
          </table:table-cell>
          <table:table-cell office:value-type="string">
            <text:p>52.8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0.3</text:p>
          </table:table-cell>
          <table:table-cell office:value-type="string">
            <text:p>53.1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0.2</text:p>
          </table:table-cell>
          <table:table-cell office:value-type="string">
            <text:p>53.4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0.1</text:p>
          </table:table-cell>
          <table:table-cell office:value-type="string">
            <text:p>53.7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0.2</text:p>
          </table:table-cell>
          <table:table-cell office:value-type="string">
            <text:p>54.0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0.5</text:p>
          </table:table-cell>
          <table:table-cell office:value-type="string">
            <text:p>54.4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1.2</text:p>
          </table:table-cell>
          <table:table-cell office:value-type="string">
            <text:p>54.6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1.5</text:p>
          </table:table-cell>
          <table:table-cell office:value-type="string">
            <text:p>55.0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1.7</text:p>
          </table:table-cell>
          <table:table-cell office:value-type="string">
            <text:p>55.5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2.0</text:p>
          </table:table-cell>
          <table:table-cell office:value-type="string">
            <text:p>55.8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2.7</text:p>
          </table:table-cell>
          <table:table-cell office:value-type="string">
            <text:p>56.0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3.3</text:p>
          </table:table-cell>
          <table:table-cell office:value-type="string">
            <text:p>56.0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2.8</text:p>
          </table:table-cell>
          <table:table-cell office:value-type="string">
            <text:p>56.3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2.4</text:p>
          </table:table-cell>
          <table:table-cell office:value-type="string">
            <text:p>56.6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2.1</text:p>
          </table:table-cell>
          <table:table-cell office:value-type="string">
            <text:p>57.0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1.8</text:p>
          </table:table-cell>
          <table:table-cell office:value-type="string">
            <text:p>57.3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1.9</text:p>
          </table:table-cell>
          <table:table-cell office:value-type="string">
            <text:p>57.7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2.7</text:p>
          </table:table-cell>
          <table:table-cell office:value-type="string">
            <text:p>57.7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3.4</text:p>
          </table:table-cell>
          <table:table-cell office:value-type="string">
            <text:p>57.7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4.2</text:p>
          </table:table-cell>
          <table:table-cell office:value-type="string">
            <text:p>57.6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3.8</text:p>
          </table:table-cell>
          <table:table-cell office:value-type="string">
            <text:p>58.0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3.0</text:p>
          </table:table-cell>
          <table:table-cell office:value-type="string">
            <text:p>58.3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3.2</text:p>
          </table:table-cell>
          <table:table-cell office:value-type="string">
            <text:p>58.6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4.1</text:p>
          </table:table-cell>
          <table:table-cell office:value-type="string">
            <text:p>58.5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5.0</text:p>
          </table:table-cell>
          <table:table-cell office:value-type="string">
            <text:p>58.5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5.3</text:p>
          </table:table-cell>
          <table:table-cell office:value-type="string">
            <text:p>58.1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5.7</text:p>
          </table:table-cell>
          <table:table-cell office:value-type="string">
            <text:p>57.7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5.8</text:p>
          </table:table-cell>
          <table:table-cell office:value-type="string">
            <text:p>57.4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6.3</text:p>
          </table:table-cell>
          <table:table-cell office:value-type="string">
            <text:p>57.6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6.7</text:p>
          </table:table-cell>
          <table:table-cell office:value-type="string">
            <text:p>57.4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6.2</text:p>
          </table:table-cell>
          <table:table-cell office:value-type="string">
            <text:p>57.2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5.6</text:p>
          </table:table-cell>
          <table:table-cell office:value-type="string">
            <text:p>57.2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6.0</text:p>
          </table:table-cell>
          <table:table-cell office:value-type="string">
            <text:p>56.7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6.0</text:p>
          </table:table-cell>
          <table:table-cell office:value-type="string">
            <text:p>56.3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5.4</text:p>
          </table:table-cell>
          <table:table-cell office:value-type="string">
            <text:p>56.5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5.5</text:p>
          </table:table-cell>
          <table:table-cell office:value-type="string">
            <text:p>56.1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6.2</text:p>
          </table:table-cell>
          <table:table-cell office:value-type="string">
            <text:p>55.8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5.6</text:p>
          </table:table-cell>
          <table:table-cell office:value-type="string">
            <text:p>55.8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5.6</text:p>
          </table:table-cell>
          <table:table-cell office:value-type="string">
            <text:p>55.4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5.1</text:p>
          </table:table-cell>
          <table:table-cell office:value-type="string">
            <text:p>55.8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4.7</text:p>
          </table:table-cell>
          <table:table-cell office:value-type="string">
            <text:p>55.5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5.1</text:p>
          </table:table-cell>
          <table:table-cell office:value-type="string">
            <text:p>54.9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4.8</text:p>
          </table:table-cell>
          <table:table-cell office:value-type="string">
            <text:p>54.6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4.0</text:p>
          </table:table-cell>
          <table:table-cell office:value-type="string">
            <text:p>54.8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3.3</text:p>
          </table:table-cell>
          <table:table-cell office:value-type="string">
            <text:p>54.9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3.6</text:p>
          </table:table-cell>
          <table:table-cell office:value-type="string">
            <text:p>54.5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3.2</text:p>
          </table:table-cell>
          <table:table-cell office:value-type="string">
            <text:p>54.2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2.7</text:p>
          </table:table-cell>
          <table:table-cell office:value-type="string">
            <text:p>54.2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3.0</text:p>
          </table:table-cell>
          <table:table-cell office:value-type="string">
            <text:p>53.8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3.0</text:p>
          </table:table-cell>
          <table:table-cell office:value-type="string">
            <text:p>53.3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3.6</text:p>
          </table:table-cell>
          <table:table-cell office:value-type="string">
            <text:p>53.3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4.5</text:p>
          </table:table-cell>
          <table:table-cell office:value-type="string">
            <text:p>53.3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4.3</text:p>
          </table:table-cell>
          <table:table-cell office:value-type="string">
            <text:p>53.1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4.7</text:p>
          </table:table-cell>
          <table:table-cell office:value-type="string">
            <text:p>52.8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4.1</text:p>
          </table:table-cell>
          <table:table-cell office:value-type="string">
            <text:p>52.8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4.1</text:p>
          </table:table-cell>
          <table:table-cell office:value-type="string">
            <text:p>52.3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4.6</text:p>
          </table:table-cell>
          <table:table-cell office:value-type="string">
            <text:p>52.1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5.2</text:p>
          </table:table-cell>
          <table:table-cell office:value-type="string">
            <text:p>51.8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5.0</text:p>
          </table:table-cell>
          <table:table-cell office:value-type="string">
            <text:p>51.6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4.3</text:p>
          </table:table-cell>
          <table:table-cell office:value-type="string">
            <text:p>51.7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3.8</text:p>
          </table:table-cell>
          <table:table-cell office:value-type="string">
            <text:p>51.6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3.3</text:p>
          </table:table-cell>
          <table:table-cell office:value-type="string">
            <text:p>51.3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2.9</text:p>
          </table:table-cell>
          <table:table-cell office:value-type="string">
            <text:p>51.5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2.7</text:p>
          </table:table-cell>
          <table:table-cell office:value-type="string">
            <text:p>51.6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3.0</text:p>
          </table:table-cell>
          <table:table-cell office:value-type="string">
            <text:p>51.2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3.5</text:p>
          </table:table-cell>
          <table:table-cell office:value-type="string">
            <text:p>51.2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4.1</text:p>
          </table:table-cell>
          <table:table-cell office:value-type="string">
            <text:p>51.2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4.5</text:p>
          </table:table-cell>
          <table:table-cell office:value-type="string">
            <text:p>50.8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5.0</text:p>
          </table:table-cell>
          <table:table-cell office:value-type="string">
            <text:p>50.4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-5.6</text:p>
          </table:table-cell>
          <table:table-cell office:value-type="string">
            <text:p>50.1</text:p>
          </table:table-cell>
          <table:table-cell office:value-type="string">
            <text:p>CO</text:p>
          </table:table-cell>
          <table:table-cell office:value-type="string">
            <text:p>CO-40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10.3</text:p>
          </table:table-cell>
          <table:table-cell office:value-type="string">
            <text:p>52.2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10.1</text:p>
          </table:table-cell>
          <table:table-cell office:value-type="string">
            <text:p>51.8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9.6</text:p>
          </table:table-cell>
          <table:table-cell office:value-type="string">
            <text:p>51.5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8.8</text:p>
          </table:table-cell>
          <table:table-cell office:value-type="string">
            <text:p>51.6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8.0</text:p>
          </table:table-cell>
          <table:table-cell office:value-type="string">
            <text:p>51.8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7.3</text:p>
          </table:table-cell>
          <table:table-cell office:value-type="string">
            <text:p>52.1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6.3</text:p>
          </table:table-cell>
          <table:table-cell office:value-type="string">
            <text:p>52.2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6.2</text:p>
          </table:table-cell>
          <table:table-cell office:value-type="string">
            <text:p>52.6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6.0</text:p>
          </table:table-cell>
          <table:table-cell office:value-type="string">
            <text:p>53.0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6.1</text:p>
          </table:table-cell>
          <table:table-cell office:value-type="string">
            <text:p>53.5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6.2</text:p>
          </table:table-cell>
          <table:table-cell office:value-type="string">
            <text:p>53.9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5.7</text:p>
          </table:table-cell>
          <table:table-cell office:value-type="string">
            <text:p>54.2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5.6</text:p>
          </table:table-cell>
          <table:table-cell office:value-type="string">
            <text:p>54.3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5.7</text:p>
          </table:table-cell>
          <table:table-cell office:value-type="string">
            <text:p>54.8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6.1</text:p>
          </table:table-cell>
          <table:table-cell office:value-type="string">
            <text:p>55.1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6.7</text:p>
          </table:table-cell>
          <table:table-cell office:value-type="string">
            <text:p>55.2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6.9</text:p>
          </table:table-cell>
          <table:table-cell office:value-type="string">
            <text:p>55.2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7.5</text:p>
          </table:table-cell>
          <table:table-cell office:value-type="string">
            <text:p>55.3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8.2</text:p>
          </table:table-cell>
          <table:table-cell office:value-type="string">
            <text:p>55.1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8.7</text:p>
          </table:table-cell>
          <table:table-cell office:value-type="string">
            <text:p>54.7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8.2</text:p>
          </table:table-cell>
          <table:table-cell office:value-type="string">
            <text:p>54.5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8.5</text:p>
          </table:table-cell>
          <table:table-cell office:value-type="string">
            <text:p>54.3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9.1</text:p>
          </table:table-cell>
          <table:table-cell office:value-type="string">
            <text:p>54.3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9.8</text:p>
          </table:table-cell>
          <table:table-cell office:value-type="string">
            <text:p>54.3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10.0</text:p>
          </table:table-cell>
          <table:table-cell office:value-type="string">
            <text:p>53.9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9.5</text:p>
          </table:table-cell>
          <table:table-cell office:value-type="string">
            <text:p>53.8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10.0</text:p>
          </table:table-cell>
          <table:table-cell office:value-type="string">
            <text:p>53.5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9.5</text:p>
          </table:table-cell>
          <table:table-cell office:value-type="string">
            <text:p>53.2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9.0</text:p>
          </table:table-cell>
          <table:table-cell office:value-type="string">
            <text:p>53.2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9.5</text:p>
          </table:table-cell>
          <table:table-cell office:value-type="string">
            <text:p>52.7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9.8</text:p>
          </table:table-cell>
          <table:table-cell office:value-type="string">
            <text:p>52.2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-10.3</text:p>
          </table:table-cell>
          <table:table-cell office:value-type="string">
            <text:p>52.2</text:p>
          </table:table-cell>
          <table:table-cell office:value-type="string">
            <text:p>CO</text:p>
          </table:table-cell>
          <table:table-cell office:value-type="string">
            <text:p>CO-41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115.2</text:p>
          </table:table-cell>
          <table:table-cell office:value-type="string">
            <text:p>-34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5.7</text:p>
          </table:table-cell>
          <table:table-cell office:value-type="string">
            <text:p>-34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6.1</text:p>
          </table:table-cell>
          <table:table-cell office:value-type="string">
            <text:p>-34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6.7</text:p>
          </table:table-cell>
          <table:table-cell office:value-type="string">
            <text:p>-35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7.2</text:p>
          </table:table-cell>
          <table:table-cell office:value-type="string">
            <text:p>-35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7.8</text:p>
          </table:table-cell>
          <table:table-cell office:value-type="string">
            <text:p>-35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8.3</text:p>
          </table:table-cell>
          <table:table-cell office:value-type="string">
            <text:p>-35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8.6</text:p>
          </table:table-cell>
          <table:table-cell office:value-type="string">
            <text:p>-34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9.0</text:p>
          </table:table-cell>
          <table:table-cell office:value-type="string">
            <text:p>-34.4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9.4</text:p>
          </table:table-cell>
          <table:table-cell office:value-type="string">
            <text:p>-34.4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9.8</text:p>
          </table:table-cell>
          <table:table-cell office:value-type="string">
            <text:p>-34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0.1</text:p>
          </table:table-cell>
          <table:table-cell office:value-type="string">
            <text:p>-33.9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0.8</text:p>
          </table:table-cell>
          <table:table-cell office:value-type="string">
            <text:p>-33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1.3</text:p>
          </table:table-cell>
          <table:table-cell office:value-type="string">
            <text:p>-33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1.9</text:p>
          </table:table-cell>
          <table:table-cell office:value-type="string">
            <text:p>-33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2.6</text:p>
          </table:table-cell>
          <table:table-cell office:value-type="string">
            <text:p>-33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3.1</text:p>
          </table:table-cell>
          <table:table-cell office:value-type="string">
            <text:p>-33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3.6</text:p>
          </table:table-cell>
          <table:table-cell office:value-type="string">
            <text:p>-33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4.0</text:p>
          </table:table-cell>
          <table:table-cell office:value-type="string">
            <text:p>-33.5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4.1</text:p>
          </table:table-cell>
          <table:table-cell office:value-type="string">
            <text:p>-33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4.8</text:p>
          </table:table-cell>
          <table:table-cell office:value-type="string">
            <text:p>-32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5.3</text:p>
          </table:table-cell>
          <table:table-cell office:value-type="string">
            <text:p>-32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5.8</text:p>
          </table:table-cell>
          <table:table-cell office:value-type="string">
            <text:p>-32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6.3</text:p>
          </table:table-cell>
          <table:table-cell office:value-type="string">
            <text:p>-32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6.9</text:p>
          </table:table-cell>
          <table:table-cell office:value-type="string">
            <text:p>-32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7.5</text:p>
          </table:table-cell>
          <table:table-cell office:value-type="string">
            <text:p>-32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8.0</text:p>
          </table:table-cell>
          <table:table-cell office:value-type="string">
            <text:p>-32.1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8.6</text:p>
          </table:table-cell>
          <table:table-cell office:value-type="string">
            <text:p>-31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9.1</text:p>
          </table:table-cell>
          <table:table-cell office:value-type="string">
            <text:p>-31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9.7</text:p>
          </table:table-cell>
          <table:table-cell office:value-type="string">
            <text:p>-31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0.3</text:p>
          </table:table-cell>
          <table:table-cell office:value-type="string">
            <text:p>-31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0.8</text:p>
          </table:table-cell>
          <table:table-cell office:value-type="string">
            <text:p>-31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1.3</text:p>
          </table:table-cell>
          <table:table-cell office:value-type="string">
            <text:p>-31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1.8</text:p>
          </table:table-cell>
          <table:table-cell office:value-type="string">
            <text:p>-31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2.3</text:p>
          </table:table-cell>
          <table:table-cell office:value-type="string">
            <text:p>-32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2.8</text:p>
          </table:table-cell>
          <table:table-cell office:value-type="string">
            <text:p>-32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3.4</text:p>
          </table:table-cell>
          <table:table-cell office:value-type="string">
            <text:p>-32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3.9</text:p>
          </table:table-cell>
          <table:table-cell office:value-type="string">
            <text:p>-32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4.3</text:p>
          </table:table-cell>
          <table:table-cell office:value-type="string">
            <text:p>-32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4.2</text:p>
          </table:table-cell>
          <table:table-cell office:value-type="string">
            <text:p>-33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4.8</text:p>
          </table:table-cell>
          <table:table-cell office:value-type="string">
            <text:p>-33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5.0</text:p>
          </table:table-cell>
          <table:table-cell office:value-type="string">
            <text:p>-33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5.3</text:p>
          </table:table-cell>
          <table:table-cell office:value-type="string">
            <text:p>-34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5.4</text:p>
          </table:table-cell>
          <table:table-cell office:value-type="string">
            <text:p>-34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5.7</text:p>
          </table:table-cell>
          <table:table-cell office:value-type="string">
            <text:p>-35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5.9</text:p>
          </table:table-cell>
          <table:table-cell office:value-type="string">
            <text:p>-34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6.3</text:p>
          </table:table-cell>
          <table:table-cell office:value-type="string">
            <text:p>-34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6.8</text:p>
          </table:table-cell>
          <table:table-cell office:value-type="string">
            <text:p>-33.9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7.3</text:p>
          </table:table-cell>
          <table:table-cell office:value-type="string">
            <text:p>-33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7.5</text:p>
          </table:table-cell>
          <table:table-cell office:value-type="string">
            <text:p>-33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7.8</text:p>
          </table:table-cell>
          <table:table-cell office:value-type="string">
            <text:p>-32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7.9</text:p>
          </table:table-cell>
          <table:table-cell office:value-type="string">
            <text:p>-33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7.6</text:p>
          </table:table-cell>
          <table:table-cell office:value-type="string">
            <text:p>-34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7.5</text:p>
          </table:table-cell>
          <table:table-cell office:value-type="string">
            <text:p>-34.5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7.4</text:p>
          </table:table-cell>
          <table:table-cell office:value-type="string">
            <text:p>-34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7.0</text:p>
          </table:table-cell>
          <table:table-cell office:value-type="string">
            <text:p>-35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6.9</text:p>
          </table:table-cell>
          <table:table-cell office:value-type="string">
            <text:p>-35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7.3</text:p>
          </table:table-cell>
          <table:table-cell office:value-type="string">
            <text:p>-35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7.8</text:p>
          </table:table-cell>
          <table:table-cell office:value-type="string">
            <text:p>-35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7.9</text:p>
          </table:table-cell>
          <table:table-cell office:value-type="string">
            <text:p>-34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8.1</text:p>
          </table:table-cell>
          <table:table-cell office:value-type="string">
            <text:p>-34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8.4</text:p>
          </table:table-cell>
          <table:table-cell office:value-type="string">
            <text:p>-34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8.6</text:p>
          </table:table-cell>
          <table:table-cell office:value-type="string">
            <text:p>-35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8.4</text:p>
          </table:table-cell>
          <table:table-cell office:value-type="string">
            <text:p>-35.4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8.2</text:p>
          </table:table-cell>
          <table:table-cell office:value-type="string">
            <text:p>-35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8.8</text:p>
          </table:table-cell>
          <table:table-cell office:value-type="string">
            <text:p>-35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9.3</text:p>
          </table:table-cell>
          <table:table-cell office:value-type="string">
            <text:p>-35.9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9.7</text:p>
          </table:table-cell>
          <table:table-cell office:value-type="string">
            <text:p>-36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9.9</text:p>
          </table:table-cell>
          <table:table-cell office:value-type="string">
            <text:p>-36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9.8</text:p>
          </table:table-cell>
          <table:table-cell office:value-type="string">
            <text:p>-37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9.9</text:p>
          </table:table-cell>
          <table:table-cell office:value-type="string">
            <text:p>-37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0.3</text:p>
          </table:table-cell>
          <table:table-cell office:value-type="string">
            <text:p>-37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0.7</text:p>
          </table:table-cell>
          <table:table-cell office:value-type="string">
            <text:p>-38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1.2</text:p>
          </table:table-cell>
          <table:table-cell office:value-type="string">
            <text:p>-38.1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1.4</text:p>
          </table:table-cell>
          <table:table-cell office:value-type="string">
            <text:p>-38.4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1.8</text:p>
          </table:table-cell>
          <table:table-cell office:value-type="string">
            <text:p>-38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2.3</text:p>
          </table:table-cell>
          <table:table-cell office:value-type="string">
            <text:p>-38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2.7</text:p>
          </table:table-cell>
          <table:table-cell office:value-type="string">
            <text:p>-38.4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3.1</text:p>
          </table:table-cell>
          <table:table-cell office:value-type="string">
            <text:p>-38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3.5</text:p>
          </table:table-cell>
          <table:table-cell office:value-type="string">
            <text:p>-38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4.0</text:p>
          </table:table-cell>
          <table:table-cell office:value-type="string">
            <text:p>-38.5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4.4</text:p>
          </table:table-cell>
          <table:table-cell office:value-type="string">
            <text:p>-38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4.8</text:p>
          </table:table-cell>
          <table:table-cell office:value-type="string">
            <text:p>-37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5.0</text:p>
          </table:table-cell>
          <table:table-cell office:value-type="string">
            <text:p>-38.4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5.5</text:p>
          </table:table-cell>
          <table:table-cell office:value-type="string">
            <text:p>-38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5.6</text:p>
          </table:table-cell>
          <table:table-cell office:value-type="string">
            <text:p>-38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6.0</text:p>
          </table:table-cell>
          <table:table-cell office:value-type="string">
            <text:p>-38.9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6.4</text:p>
          </table:table-cell>
          <table:table-cell office:value-type="string">
            <text:p>-39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6.8</text:p>
          </table:table-cell>
          <table:table-cell office:value-type="string">
            <text:p>-38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7.3</text:p>
          </table:table-cell>
          <table:table-cell office:value-type="string">
            <text:p>-38.4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7.8</text:p>
          </table:table-cell>
          <table:table-cell office:value-type="string">
            <text:p>-38.1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8.2</text:p>
          </table:table-cell>
          <table:table-cell office:value-type="string">
            <text:p>-37.9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8.8</text:p>
          </table:table-cell>
          <table:table-cell office:value-type="string">
            <text:p>-37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9.4</text:p>
          </table:table-cell>
          <table:table-cell office:value-type="string">
            <text:p>-37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9.9</text:p>
          </table:table-cell>
          <table:table-cell office:value-type="string">
            <text:p>-37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0.0</text:p>
          </table:table-cell>
          <table:table-cell office:value-type="string">
            <text:p>-37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0.0</text:p>
          </table:table-cell>
          <table:table-cell office:value-type="string">
            <text:p>-36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0.2</text:p>
          </table:table-cell>
          <table:table-cell office:value-type="string">
            <text:p>-36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0.3</text:p>
          </table:table-cell>
          <table:table-cell office:value-type="string">
            <text:p>-35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0.6</text:p>
          </table:table-cell>
          <table:table-cell office:value-type="string">
            <text:p>-35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0.8</text:p>
          </table:table-cell>
          <table:table-cell office:value-type="string">
            <text:p>-34.9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1.1</text:p>
          </table:table-cell>
          <table:table-cell office:value-type="string">
            <text:p>-34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1.3</text:p>
          </table:table-cell>
          <table:table-cell office:value-type="string">
            <text:p>-33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1.5</text:p>
          </table:table-cell>
          <table:table-cell office:value-type="string">
            <text:p>-33.4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1.8</text:p>
          </table:table-cell>
          <table:table-cell office:value-type="string">
            <text:p>-33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2.3</text:p>
          </table:table-cell>
          <table:table-cell office:value-type="string">
            <text:p>-32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2.5</text:p>
          </table:table-cell>
          <table:table-cell office:value-type="string">
            <text:p>-32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2.8</text:p>
          </table:table-cell>
          <table:table-cell office:value-type="string">
            <text:p>-31.9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2.9</text:p>
          </table:table-cell>
          <table:table-cell office:value-type="string">
            <text:p>-31.5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3.1</text:p>
          </table:table-cell>
          <table:table-cell office:value-type="string">
            <text:p>-31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3.1</text:p>
          </table:table-cell>
          <table:table-cell office:value-type="string">
            <text:p>-30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3.3</text:p>
          </table:table-cell>
          <table:table-cell office:value-type="string">
            <text:p>-30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3.4</text:p>
          </table:table-cell>
          <table:table-cell office:value-type="string">
            <text:p>-29.5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3.5</text:p>
          </table:table-cell>
          <table:table-cell office:value-type="string">
            <text:p>-29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3.7</text:p>
          </table:table-cell>
          <table:table-cell office:value-type="string">
            <text:p>-28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3.5</text:p>
          </table:table-cell>
          <table:table-cell office:value-type="string">
            <text:p>-28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3.3</text:p>
          </table:table-cell>
          <table:table-cell office:value-type="string">
            <text:p>-27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3.2</text:p>
          </table:table-cell>
          <table:table-cell office:value-type="string">
            <text:p>-27.1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3.1</text:p>
          </table:table-cell>
          <table:table-cell office:value-type="string">
            <text:p>-26.5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3.1</text:p>
          </table:table-cell>
          <table:table-cell office:value-type="string">
            <text:p>-26.1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2.8</text:p>
          </table:table-cell>
          <table:table-cell office:value-type="string">
            <text:p>-25.5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2.6</text:p>
          </table:table-cell>
          <table:table-cell office:value-type="string">
            <text:p>-25.1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2.2</text:p>
          </table:table-cell>
          <table:table-cell office:value-type="string">
            <text:p>-24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1.8</text:p>
          </table:table-cell>
          <table:table-cell office:value-type="string">
            <text:p>-24.1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1.3</text:p>
          </table:table-cell>
          <table:table-cell office:value-type="string">
            <text:p>-23.9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1.0</text:p>
          </table:table-cell>
          <table:table-cell office:value-type="string">
            <text:p>-23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0.8</text:p>
          </table:table-cell>
          <table:table-cell office:value-type="string">
            <text:p>-23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0.8</text:p>
          </table:table-cell>
          <table:table-cell office:value-type="string">
            <text:p>-22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0.4</text:p>
          </table:table-cell>
          <table:table-cell office:value-type="string">
            <text:p>-22.4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50.0</text:p>
          </table:table-cell>
          <table:table-cell office:value-type="string">
            <text:p>-22.1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9.8</text:p>
          </table:table-cell>
          <table:table-cell office:value-type="string">
            <text:p>-22.4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9.5</text:p>
          </table:table-cell>
          <table:table-cell office:value-type="string">
            <text:p>-21.9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9.3</text:p>
          </table:table-cell>
          <table:table-cell office:value-type="string">
            <text:p>-21.4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9.2</text:p>
          </table:table-cell>
          <table:table-cell office:value-type="string">
            <text:p>-21.1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8.8</text:p>
          </table:table-cell>
          <table:table-cell office:value-type="string">
            <text:p>-20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8.8</text:p>
          </table:table-cell>
          <table:table-cell office:value-type="string">
            <text:p>-20.4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8.3</text:p>
          </table:table-cell>
          <table:table-cell office:value-type="string">
            <text:p>-20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7.8</text:p>
          </table:table-cell>
          <table:table-cell office:value-type="string">
            <text:p>-19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7.5</text:p>
          </table:table-cell>
          <table:table-cell office:value-type="string">
            <text:p>-19.4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7.0</text:p>
          </table:table-cell>
          <table:table-cell office:value-type="string">
            <text:p>-19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6.4</text:p>
          </table:table-cell>
          <table:table-cell office:value-type="string">
            <text:p>-19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6.3</text:p>
          </table:table-cell>
          <table:table-cell office:value-type="string">
            <text:p>-18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6.1</text:p>
          </table:table-cell>
          <table:table-cell office:value-type="string">
            <text:p>-18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6.2</text:p>
          </table:table-cell>
          <table:table-cell office:value-type="string">
            <text:p>-17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6.1</text:p>
          </table:table-cell>
          <table:table-cell office:value-type="string">
            <text:p>-17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5.8</text:p>
          </table:table-cell>
          <table:table-cell office:value-type="string">
            <text:p>-17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5.5</text:p>
          </table:table-cell>
          <table:table-cell office:value-type="string">
            <text:p>-16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5.5</text:p>
          </table:table-cell>
          <table:table-cell office:value-type="string">
            <text:p>-16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5.3</text:p>
          </table:table-cell>
          <table:table-cell office:value-type="string">
            <text:p>-15.5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5.3</text:p>
          </table:table-cell>
          <table:table-cell office:value-type="string">
            <text:p>-15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4.9</text:p>
          </table:table-cell>
          <table:table-cell office:value-type="string">
            <text:p>-14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4.6</text:p>
          </table:table-cell>
          <table:table-cell office:value-type="string">
            <text:p>-14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4.1</text:p>
          </table:table-cell>
          <table:table-cell office:value-type="string">
            <text:p>-14.5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3.8</text:p>
          </table:table-cell>
          <table:table-cell office:value-type="string">
            <text:p>-14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3.6</text:p>
          </table:table-cell>
          <table:table-cell office:value-type="string">
            <text:p>-13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3.6</text:p>
          </table:table-cell>
          <table:table-cell office:value-type="string">
            <text:p>-13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3.3</text:p>
          </table:table-cell>
          <table:table-cell office:value-type="string">
            <text:p>-12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3.1</text:p>
          </table:table-cell>
          <table:table-cell office:value-type="string">
            <text:p>-12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2.9</text:p>
          </table:table-cell>
          <table:table-cell office:value-type="string">
            <text:p>-11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2.8</text:p>
          </table:table-cell>
          <table:table-cell office:value-type="string">
            <text:p>-11.1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2.4</text:p>
          </table:table-cell>
          <table:table-cell office:value-type="string">
            <text:p>-10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2.1</text:p>
          </table:table-cell>
          <table:table-cell office:value-type="string">
            <text:p>-11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2.1</text:p>
          </table:table-cell>
          <table:table-cell office:value-type="string">
            <text:p>-11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1.8</text:p>
          </table:table-cell>
          <table:table-cell office:value-type="string">
            <text:p>-12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1.8</text:p>
          </table:table-cell>
          <table:table-cell office:value-type="string">
            <text:p>-12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1.8</text:p>
          </table:table-cell>
          <table:table-cell office:value-type="string">
            <text:p>-13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1.7</text:p>
          </table:table-cell>
          <table:table-cell office:value-type="string">
            <text:p>-13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1.6</text:p>
          </table:table-cell>
          <table:table-cell office:value-type="string">
            <text:p>-14.1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1.6</text:p>
          </table:table-cell>
          <table:table-cell office:value-type="string">
            <text:p>-14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1.7</text:p>
          </table:table-cell>
          <table:table-cell office:value-type="string">
            <text:p>-15.1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1.6</text:p>
          </table:table-cell>
          <table:table-cell office:value-type="string">
            <text:p>-15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1.5</text:p>
          </table:table-cell>
          <table:table-cell office:value-type="string">
            <text:p>-16.1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1.3</text:p>
          </table:table-cell>
          <table:table-cell office:value-type="string">
            <text:p>-16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1.0</text:p>
          </table:table-cell>
          <table:table-cell office:value-type="string">
            <text:p>-17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1.0</text:p>
          </table:table-cell>
          <table:table-cell office:value-type="string">
            <text:p>-17.5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0.5</text:p>
          </table:table-cell>
          <table:table-cell office:value-type="string">
            <text:p>-17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40.0</text:p>
          </table:table-cell>
          <table:table-cell office:value-type="string">
            <text:p>-17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9.4</text:p>
          </table:table-cell>
          <table:table-cell office:value-type="string">
            <text:p>-17.4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9.2</text:p>
          </table:table-cell>
          <table:table-cell office:value-type="string">
            <text:p>-17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8.7</text:p>
          </table:table-cell>
          <table:table-cell office:value-type="string">
            <text:p>-16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8.1</text:p>
          </table:table-cell>
          <table:table-cell office:value-type="string">
            <text:p>-16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7.8</text:p>
          </table:table-cell>
          <table:table-cell office:value-type="string">
            <text:p>-16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7.3</text:p>
          </table:table-cell>
          <table:table-cell office:value-type="string">
            <text:p>-16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6.6</text:p>
          </table:table-cell>
          <table:table-cell office:value-type="string">
            <text:p>-16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6.4</text:p>
          </table:table-cell>
          <table:table-cell office:value-type="string">
            <text:p>-15.5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6.0</text:p>
          </table:table-cell>
          <table:table-cell office:value-type="string">
            <text:p>-15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5.6</text:p>
          </table:table-cell>
          <table:table-cell office:value-type="string">
            <text:p>-15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5.8</text:p>
          </table:table-cell>
          <table:table-cell office:value-type="string">
            <text:p>-14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6.0</text:p>
          </table:table-cell>
          <table:table-cell office:value-type="string">
            <text:p>-14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6.0</text:p>
          </table:table-cell>
          <table:table-cell office:value-type="string">
            <text:p>-13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6.0</text:p>
          </table:table-cell>
          <table:table-cell office:value-type="string">
            <text:p>-13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6.6</text:p>
          </table:table-cell>
          <table:table-cell office:value-type="string">
            <text:p>-13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6.7</text:p>
          </table:table-cell>
          <table:table-cell office:value-type="string">
            <text:p>-12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7.0</text:p>
          </table:table-cell>
          <table:table-cell office:value-type="string">
            <text:p>-12.4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6.5</text:p>
          </table:table-cell>
          <table:table-cell office:value-type="string">
            <text:p>-12.1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6.1</text:p>
          </table:table-cell>
          <table:table-cell office:value-type="string">
            <text:p>-12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5.8</text:p>
          </table:table-cell>
          <table:table-cell office:value-type="string">
            <text:p>-12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5.3</text:p>
          </table:table-cell>
          <table:table-cell office:value-type="string">
            <text:p>-12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4.7</text:p>
          </table:table-cell>
          <table:table-cell office:value-type="string">
            <text:p>-12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4.1</text:p>
          </table:table-cell>
          <table:table-cell office:value-type="string">
            <text:p>-12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3.5</text:p>
          </table:table-cell>
          <table:table-cell office:value-type="string">
            <text:p>-11.9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3.0</text:p>
          </table:table-cell>
          <table:table-cell office:value-type="string">
            <text:p>-11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2.3</text:p>
          </table:table-cell>
          <table:table-cell office:value-type="string">
            <text:p>-11.4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2.7</text:p>
          </table:table-cell>
          <table:table-cell office:value-type="string">
            <text:p>-11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2.4</text:p>
          </table:table-cell>
          <table:table-cell office:value-type="string">
            <text:p>-12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1.8</text:p>
          </table:table-cell>
          <table:table-cell office:value-type="string">
            <text:p>-12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1.1</text:p>
          </table:table-cell>
          <table:table-cell office:value-type="string">
            <text:p>-12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0.5</text:p>
          </table:table-cell>
          <table:table-cell office:value-type="string">
            <text:p>-12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0.3</text:p>
          </table:table-cell>
          <table:table-cell office:value-type="string">
            <text:p>-13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30.4</text:p>
          </table:table-cell>
          <table:table-cell office:value-type="string">
            <text:p>-13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9.9</text:p>
          </table:table-cell>
          <table:table-cell office:value-type="string">
            <text:p>-13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9.8</text:p>
          </table:table-cell>
          <table:table-cell office:value-type="string">
            <text:p>-14.1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9.3</text:p>
          </table:table-cell>
          <table:table-cell office:value-type="string">
            <text:p>-14.5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9.8</text:p>
          </table:table-cell>
          <table:table-cell office:value-type="string">
            <text:p>-14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9.7</text:p>
          </table:table-cell>
          <table:table-cell office:value-type="string">
            <text:p>-15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9.1</text:p>
          </table:table-cell>
          <table:table-cell office:value-type="string">
            <text:p>-14.9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8.7</text:p>
          </table:table-cell>
          <table:table-cell office:value-type="string">
            <text:p>-14.9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8.2</text:p>
          </table:table-cell>
          <table:table-cell office:value-type="string">
            <text:p>-15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8.2</text:p>
          </table:table-cell>
          <table:table-cell office:value-type="string">
            <text:p>-14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7.8</text:p>
          </table:table-cell>
          <table:table-cell office:value-type="string">
            <text:p>-14.4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7.4</text:p>
          </table:table-cell>
          <table:table-cell office:value-type="string">
            <text:p>-14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6.8</text:p>
          </table:table-cell>
          <table:table-cell office:value-type="string">
            <text:p>-13.9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6.6</text:p>
          </table:table-cell>
          <table:table-cell office:value-type="string">
            <text:p>-14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6.1</text:p>
          </table:table-cell>
          <table:table-cell office:value-type="string">
            <text:p>-14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5.9</text:p>
          </table:table-cell>
          <table:table-cell office:value-type="string">
            <text:p>-14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5.3</text:p>
          </table:table-cell>
          <table:table-cell office:value-type="string">
            <text:p>-14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5.2</text:p>
          </table:table-cell>
          <table:table-cell office:value-type="string">
            <text:p>-15.1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4.7</text:p>
          </table:table-cell>
          <table:table-cell office:value-type="string">
            <text:p>-15.5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4.6</text:p>
          </table:table-cell>
          <table:table-cell office:value-type="string">
            <text:p>-16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4.3</text:p>
          </table:table-cell>
          <table:table-cell office:value-type="string">
            <text:p>-16.4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3.8</text:p>
          </table:table-cell>
          <table:table-cell office:value-type="string">
            <text:p>-16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3.6</text:p>
          </table:table-cell>
          <table:table-cell office:value-type="string">
            <text:p>-16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3.9</text:p>
          </table:table-cell>
          <table:table-cell office:value-type="string">
            <text:p>-17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3.5</text:p>
          </table:table-cell>
          <table:table-cell office:value-type="string">
            <text:p>-17.5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3.2</text:p>
          </table:table-cell>
          <table:table-cell office:value-type="string">
            <text:p>-17.1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3.0</text:p>
          </table:table-cell>
          <table:table-cell office:value-type="string">
            <text:p>-16.5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2.6</text:p>
          </table:table-cell>
          <table:table-cell office:value-type="string">
            <text:p>-17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2.2</text:p>
          </table:table-cell>
          <table:table-cell office:value-type="string">
            <text:p>-17.4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2.3</text:p>
          </table:table-cell>
          <table:table-cell office:value-type="string">
            <text:p>-17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2.3</text:p>
          </table:table-cell>
          <table:table-cell office:value-type="string">
            <text:p>-18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1.9</text:p>
          </table:table-cell>
          <table:table-cell office:value-type="string">
            <text:p>-18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1.7</text:p>
          </table:table-cell>
          <table:table-cell office:value-type="string">
            <text:p>-19.1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1.3</text:p>
          </table:table-cell>
          <table:table-cell office:value-type="string">
            <text:p>-19.4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0.9</text:p>
          </table:table-cell>
          <table:table-cell office:value-type="string">
            <text:p>-19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20.3</text:p>
          </table:table-cell>
          <table:table-cell office:value-type="string">
            <text:p>-19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9.8</text:p>
          </table:table-cell>
          <table:table-cell office:value-type="string">
            <text:p>-20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9.2</text:p>
          </table:table-cell>
          <table:table-cell office:value-type="string">
            <text:p>-20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8.7</text:p>
          </table:table-cell>
          <table:table-cell office:value-type="string">
            <text:p>-20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8.3</text:p>
          </table:table-cell>
          <table:table-cell office:value-type="string">
            <text:p>-20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7.8</text:p>
          </table:table-cell>
          <table:table-cell office:value-type="string">
            <text:p>-20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7.3</text:p>
          </table:table-cell>
          <table:table-cell office:value-type="string">
            <text:p>-20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6.7</text:p>
          </table:table-cell>
          <table:table-cell office:value-type="string">
            <text:p>-20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6.3</text:p>
          </table:table-cell>
          <table:table-cell office:value-type="string">
            <text:p>-20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5.8</text:p>
          </table:table-cell>
          <table:table-cell office:value-type="string">
            <text:p>-21.1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5.5</text:p>
          </table:table-cell>
          <table:table-cell office:value-type="string">
            <text:p>-21.5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5.1</text:p>
          </table:table-cell>
          <table:table-cell office:value-type="string">
            <text:p>-21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4.6</text:p>
          </table:table-cell>
          <table:table-cell office:value-type="string">
            <text:p>-21.9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4.3</text:p>
          </table:table-cell>
          <table:table-cell office:value-type="string">
            <text:p>-22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4.1</text:p>
          </table:table-cell>
          <table:table-cell office:value-type="string">
            <text:p>-21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3.8</text:p>
          </table:table-cell>
          <table:table-cell office:value-type="string">
            <text:p>-22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3.7</text:p>
          </table:table-cell>
          <table:table-cell office:value-type="string">
            <text:p>-22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3.8</text:p>
          </table:table-cell>
          <table:table-cell office:value-type="string">
            <text:p>-23.1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3.8</text:p>
          </table:table-cell>
          <table:table-cell office:value-type="string">
            <text:p>-23.5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3.4</text:p>
          </table:table-cell>
          <table:table-cell office:value-type="string">
            <text:p>-23.9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3.5</text:p>
          </table:table-cell>
          <table:table-cell office:value-type="string">
            <text:p>-24.4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3.7</text:p>
          </table:table-cell>
          <table:table-cell office:value-type="string">
            <text:p>-25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3.9</text:p>
          </table:table-cell>
          <table:table-cell office:value-type="string">
            <text:p>-25.4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4.2</text:p>
          </table:table-cell>
          <table:table-cell office:value-type="string">
            <text:p>-25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4.2</text:p>
          </table:table-cell>
          <table:table-cell office:value-type="string">
            <text:p>-26.4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3.8</text:p>
          </table:table-cell>
          <table:table-cell office:value-type="string">
            <text:p>-26.1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3.5</text:p>
          </table:table-cell>
          <table:table-cell office:value-type="string">
            <text:p>-25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3.8</text:p>
          </table:table-cell>
          <table:table-cell office:value-type="string">
            <text:p>-26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3.3</text:p>
          </table:table-cell>
          <table:table-cell office:value-type="string">
            <text:p>-26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3.5</text:p>
          </table:table-cell>
          <table:table-cell office:value-type="string">
            <text:p>-26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3.9</text:p>
          </table:table-cell>
          <table:table-cell office:value-type="string">
            <text:p>-27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4.2</text:p>
          </table:table-cell>
          <table:table-cell office:value-type="string">
            <text:p>-27.7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4.2</text:p>
          </table:table-cell>
          <table:table-cell office:value-type="string">
            <text:p>-28.1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4.6</text:p>
          </table:table-cell>
          <table:table-cell office:value-type="string">
            <text:p>-28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4.9</text:p>
          </table:table-cell>
          <table:table-cell office:value-type="string">
            <text:p>-29.1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5.0</text:p>
          </table:table-cell>
          <table:table-cell office:value-type="string">
            <text:p>-29.5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5.0</text:p>
          </table:table-cell>
          <table:table-cell office:value-type="string">
            <text:p>-30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5.2</text:p>
          </table:table-cell>
          <table:table-cell office:value-type="string">
            <text:p>-30.5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5.4</text:p>
          </table:table-cell>
          <table:table-cell office:value-type="string">
            <text:p>-31.0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5.6</text:p>
          </table:table-cell>
          <table:table-cell office:value-type="string">
            <text:p>-31.4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5.8</text:p>
          </table:table-cell>
          <table:table-cell office:value-type="string">
            <text:p>-31.8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5.8</text:p>
          </table:table-cell>
          <table:table-cell office:value-type="string">
            <text:p>-32.3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5.8</text:p>
          </table:table-cell>
          <table:table-cell office:value-type="string">
            <text:p>-32.9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5.8</text:p>
          </table:table-cell>
          <table:table-cell office:value-type="string">
            <text:p>-33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5.6</text:p>
          </table:table-cell>
          <table:table-cell office:value-type="string">
            <text:p>-33.5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5.2</text:p>
          </table:table-cell>
          <table:table-cell office:value-type="string">
            <text:p>-33.6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115.2</text:p>
          </table:table-cell>
          <table:table-cell office:value-type="string">
            <text:p>-34.2</text:p>
          </table:table-cell>
          <table:table-cell office:value-type="string">
            <text:p>CO</text:p>
          </table:table-cell>
          <table:table-cell office:value-type="string">
            <text:p>CO-42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144.8</text:p>
          </table:table-cell>
          <table:table-cell office:value-type="string">
            <text:p>-40.7</text:p>
          </table:table-cell>
          <table:table-cell office:value-type="string">
            <text:p>CO</text:p>
          </table:table-cell>
          <table:table-cell office:value-type="string">
            <text:p>CO-43</text:p>
          </table:table-cell>
        </table:table-row>
        <table:table-row table:style-name="ro1">
          <table:table-cell office:value-type="string">
            <text:p>144.8</text:p>
          </table:table-cell>
          <table:table-cell office:value-type="string">
            <text:p>-41.2</text:p>
          </table:table-cell>
          <table:table-cell office:value-type="string">
            <text:p>CO</text:p>
          </table:table-cell>
          <table:table-cell office:value-type="string">
            <text:p>CO-43</text:p>
          </table:table-cell>
        </table:table-row>
        <table:table-row table:style-name="ro1">
          <table:table-cell office:value-type="string">
            <text:p>145.0</text:p>
          </table:table-cell>
          <table:table-cell office:value-type="string">
            <text:p>-41.8</text:p>
          </table:table-cell>
          <table:table-cell office:value-type="string">
            <text:p>CO</text:p>
          </table:table-cell>
          <table:table-cell office:value-type="string">
            <text:p>CO-43</text:p>
          </table:table-cell>
        </table:table-row>
        <table:table-row table:style-name="ro1">
          <table:table-cell office:value-type="string">
            <text:p>145.3</text:p>
          </table:table-cell>
          <table:table-cell office:value-type="string">
            <text:p>-42.2</text:p>
          </table:table-cell>
          <table:table-cell office:value-type="string">
            <text:p>CO</text:p>
          </table:table-cell>
          <table:table-cell office:value-type="string">
            <text:p>CO-43</text:p>
          </table:table-cell>
        </table:table-row>
        <table:table-row table:style-name="ro1">
          <table:table-cell office:value-type="string">
            <text:p>145.3</text:p>
          </table:table-cell>
          <table:table-cell office:value-type="string">
            <text:p>-42.5</text:p>
          </table:table-cell>
          <table:table-cell office:value-type="string">
            <text:p>CO</text:p>
          </table:table-cell>
          <table:table-cell office:value-type="string">
            <text:p>CO-43</text:p>
          </table:table-cell>
        </table:table-row>
        <table:table-row table:style-name="ro1">
          <table:table-cell office:value-type="string">
            <text:p>145.5</text:p>
          </table:table-cell>
          <table:table-cell office:value-type="string">
            <text:p>-42.9</text:p>
          </table:table-cell>
          <table:table-cell office:value-type="string">
            <text:p>CO</text:p>
          </table:table-cell>
          <table:table-cell office:value-type="string">
            <text:p>CO-43</text:p>
          </table:table-cell>
        </table:table-row>
        <table:table-row table:style-name="ro1">
          <table:table-cell office:value-type="string">
            <text:p>145.8</text:p>
          </table:table-cell>
          <table:table-cell office:value-type="string">
            <text:p>-43.3</text:p>
          </table:table-cell>
          <table:table-cell office:value-type="string">
            <text:p>CO</text:p>
          </table:table-cell>
          <table:table-cell office:value-type="string">
            <text:p>CO-43</text:p>
          </table:table-cell>
        </table:table-row>
        <table:table-row table:style-name="ro1">
          <table:table-cell office:value-type="string">
            <text:p>146.3</text:p>
          </table:table-cell>
          <table:table-cell office:value-type="string">
            <text:p>-43.5</text:p>
          </table:table-cell>
          <table:table-cell office:value-type="string">
            <text:p>CO</text:p>
          </table:table-cell>
          <table:table-cell office:value-type="string">
            <text:p>CO-43</text:p>
          </table:table-cell>
        </table:table-row>
        <table:table-row table:style-name="ro1">
          <table:table-cell office:value-type="string">
            <text:p>146.8</text:p>
          </table:table-cell>
          <table:table-cell office:value-type="string">
            <text:p>-43.6</text:p>
          </table:table-cell>
          <table:table-cell office:value-type="string">
            <text:p>CO</text:p>
          </table:table-cell>
          <table:table-cell office:value-type="string">
            <text:p>CO-43</text:p>
          </table:table-cell>
        </table:table-row>
        <table:table-row table:style-name="ro1">
          <table:table-cell office:value-type="string">
            <text:p>147.2</text:p>
          </table:table-cell>
          <table:table-cell office:value-type="string">
            <text:p>-43.2</text:p>
          </table:table-cell>
          <table:table-cell office:value-type="string">
            <text:p>CO</text:p>
          </table:table-cell>
          <table:table-cell office:value-type="string">
            <text:p>CO-43</text:p>
          </table:table-cell>
        </table:table-row>
        <table:table-row table:style-name="ro1">
          <table:table-cell office:value-type="string">
            <text:p>147.5</text:p>
          </table:table-cell>
          <table:table-cell office:value-type="string">
            <text:p>-42.8</text:p>
          </table:table-cell>
          <table:table-cell office:value-type="string">
            <text:p>CO</text:p>
          </table:table-cell>
          <table:table-cell office:value-type="string">
            <text:p>CO-43</text:p>
          </table:table-cell>
        </table:table-row>
        <table:table-row table:style-name="ro1">
          <table:table-cell office:value-type="string">
            <text:p>147.9</text:p>
          </table:table-cell>
          <table:table-cell office:value-type="string">
            <text:p>-43.1</text:p>
          </table:table-cell>
          <table:table-cell office:value-type="string">
            <text:p>CO</text:p>
          </table:table-cell>
          <table:table-cell office:value-type="string">
            <text:p>CO-43</text:p>
          </table:table-cell>
        </table:table-row>
        <table:table-row table:style-name="ro1">
          <table:table-cell office:value-type="string">
            <text:p>148.0</text:p>
          </table:table-cell>
          <table:table-cell office:value-type="string">
            <text:p>-42.6</text:p>
          </table:table-cell>
          <table:table-cell office:value-type="string">
            <text:p>CO</text:p>
          </table:table-cell>
          <table:table-cell office:value-type="string">
            <text:p>CO-43</text:p>
          </table:table-cell>
        </table:table-row>
        <table:table-row table:style-name="ro1">
          <table:table-cell office:value-type="string">
            <text:p>148.2</text:p>
          </table:table-cell>
          <table:table-cell office:value-type="string">
            <text:p>-42.2</text:p>
          </table:table-cell>
          <table:table-cell office:value-type="string">
            <text:p>CO</text:p>
          </table:table-cell>
          <table:table-cell office:value-type="string">
            <text:p>CO-43</text:p>
          </table:table-cell>
        </table:table-row>
        <table:table-row table:style-name="ro1">
          <table:table-cell office:value-type="string">
            <text:p>148.3</text:p>
          </table:table-cell>
          <table:table-cell office:value-type="string">
            <text:p>-42.0</text:p>
          </table:table-cell>
          <table:table-cell office:value-type="string">
            <text:p>CO</text:p>
          </table:table-cell>
          <table:table-cell office:value-type="string">
            <text:p>CO-43</text:p>
          </table:table-cell>
        </table:table-row>
        <table:table-row table:style-name="ro1">
          <table:table-cell office:value-type="string">
            <text:p>148.3</text:p>
          </table:table-cell>
          <table:table-cell office:value-type="string">
            <text:p>-41.5</text:p>
          </table:table-cell>
          <table:table-cell office:value-type="string">
            <text:p>CO</text:p>
          </table:table-cell>
          <table:table-cell office:value-type="string">
            <text:p>CO-43</text:p>
          </table:table-cell>
        </table:table-row>
        <table:table-row table:style-name="ro1">
          <table:table-cell office:value-type="string">
            <text:p>148.3</text:p>
          </table:table-cell>
          <table:table-cell office:value-type="string">
            <text:p>-41.0</text:p>
          </table:table-cell>
          <table:table-cell office:value-type="string">
            <text:p>CO</text:p>
          </table:table-cell>
          <table:table-cell office:value-type="string">
            <text:p>CO-43</text:p>
          </table:table-cell>
        </table:table-row>
        <table:table-row table:style-name="ro1">
          <table:table-cell office:value-type="string">
            <text:p>148.0</text:p>
          </table:table-cell>
          <table:table-cell office:value-type="string">
            <text:p>-40.8</text:p>
          </table:table-cell>
          <table:table-cell office:value-type="string">
            <text:p>CO</text:p>
          </table:table-cell>
          <table:table-cell office:value-type="string">
            <text:p>CO-43</text:p>
          </table:table-cell>
        </table:table-row>
        <table:table-row table:style-name="ro1">
          <table:table-cell office:value-type="string">
            <text:p>147.3</text:p>
          </table:table-cell>
          <table:table-cell office:value-type="string">
            <text:p>-41.0</text:p>
          </table:table-cell>
          <table:table-cell office:value-type="string">
            <text:p>CO</text:p>
          </table:table-cell>
          <table:table-cell office:value-type="string">
            <text:p>CO-43</text:p>
          </table:table-cell>
        </table:table-row>
        <table:table-row table:style-name="ro1">
          <table:table-cell office:value-type="string">
            <text:p>146.8</text:p>
          </table:table-cell>
          <table:table-cell office:value-type="string">
            <text:p>-41.2</text:p>
          </table:table-cell>
          <table:table-cell office:value-type="string">
            <text:p>CO</text:p>
          </table:table-cell>
          <table:table-cell office:value-type="string">
            <text:p>CO-43</text:p>
          </table:table-cell>
        </table:table-row>
        <table:table-row table:style-name="ro1">
          <table:table-cell office:value-type="string">
            <text:p>146.2</text:p>
          </table:table-cell>
          <table:table-cell office:value-type="string">
            <text:p>-41.2</text:p>
          </table:table-cell>
          <table:table-cell office:value-type="string">
            <text:p>CO</text:p>
          </table:table-cell>
          <table:table-cell office:value-type="string">
            <text:p>CO-43</text:p>
          </table:table-cell>
        </table:table-row>
        <table:table-row table:style-name="ro1">
          <table:table-cell office:value-type="string">
            <text:p>145.5</text:p>
          </table:table-cell>
          <table:table-cell office:value-type="string">
            <text:p>-40.8</text:p>
          </table:table-cell>
          <table:table-cell office:value-type="string">
            <text:p>CO</text:p>
          </table:table-cell>
          <table:table-cell office:value-type="string">
            <text:p>CO-43</text:p>
          </table:table-cell>
        </table:table-row>
        <table:table-row table:style-name="ro1">
          <table:table-cell office:value-type="string">
            <text:p>144.8</text:p>
          </table:table-cell>
          <table:table-cell office:value-type="string">
            <text:p>-40.7</text:p>
          </table:table-cell>
          <table:table-cell office:value-type="string">
            <text:p>CO</text:p>
          </table:table-cell>
          <table:table-cell office:value-type="string">
            <text:p>CO-43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173.8</text:p>
          </table:table-cell>
          <table:table-cell office:value-type="string">
            <text:p>-39.3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4.3</text:p>
          </table:table-cell>
          <table:table-cell office:value-type="string">
            <text:p>-39.7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4.7</text:p>
          </table:table-cell>
          <table:table-cell office:value-type="string">
            <text:p>-39.8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5.1</text:p>
          </table:table-cell>
          <table:table-cell office:value-type="string">
            <text:p>-40.0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5.3</text:p>
          </table:table-cell>
          <table:table-cell office:value-type="string">
            <text:p>-40.3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5.1</text:p>
          </table:table-cell>
          <table:table-cell office:value-type="string">
            <text:p>-40.9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4.8</text:p>
          </table:table-cell>
          <table:table-cell office:value-type="string">
            <text:p>-41.3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5.3</text:p>
          </table:table-cell>
          <table:table-cell office:value-type="string">
            <text:p>-41.6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5.8</text:p>
          </table:table-cell>
          <table:table-cell office:value-type="string">
            <text:p>-41.4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6.2</text:p>
          </table:table-cell>
          <table:table-cell office:value-type="string">
            <text:p>-41.0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6.4</text:p>
          </table:table-cell>
          <table:table-cell office:value-type="string">
            <text:p>-40.7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6.8</text:p>
          </table:table-cell>
          <table:table-cell office:value-type="string">
            <text:p>-40.2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7.0</text:p>
          </table:table-cell>
          <table:table-cell office:value-type="string">
            <text:p>-39.7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6.9</text:p>
          </table:table-cell>
          <table:table-cell office:value-type="string">
            <text:p>-39.5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7.1</text:p>
          </table:table-cell>
          <table:table-cell office:value-type="string">
            <text:p>-39.3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7.5</text:p>
          </table:table-cell>
          <table:table-cell office:value-type="string">
            <text:p>-39.1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7.9</text:p>
          </table:table-cell>
          <table:table-cell office:value-type="string">
            <text:p>-39.1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8.0</text:p>
          </table:table-cell>
          <table:table-cell office:value-type="string">
            <text:p>-38.8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8.3</text:p>
          </table:table-cell>
          <table:table-cell office:value-type="string">
            <text:p>-38.6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8.3</text:p>
          </table:table-cell>
          <table:table-cell office:value-type="string">
            <text:p>-38.2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8.5</text:p>
          </table:table-cell>
          <table:table-cell office:value-type="string">
            <text:p>-37.7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8.1</text:p>
          </table:table-cell>
          <table:table-cell office:value-type="string">
            <text:p>-37.5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7.8</text:p>
          </table:table-cell>
          <table:table-cell office:value-type="string">
            <text:p>-37.7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7.3</text:p>
          </table:table-cell>
          <table:table-cell office:value-type="string">
            <text:p>-38.0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6.7</text:p>
          </table:table-cell>
          <table:table-cell office:value-type="string">
            <text:p>-37.8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6.1</text:p>
          </table:table-cell>
          <table:table-cell office:value-type="string">
            <text:p>-37.7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5.9</text:p>
          </table:table-cell>
          <table:table-cell office:value-type="string">
            <text:p>-37.3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5.8</text:p>
          </table:table-cell>
          <table:table-cell office:value-type="string">
            <text:p>-36.8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5.4</text:p>
          </table:table-cell>
          <table:table-cell office:value-type="string">
            <text:p>-36.6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5.5</text:p>
          </table:table-cell>
          <table:table-cell office:value-type="string">
            <text:p>-37.3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5.3</text:p>
          </table:table-cell>
          <table:table-cell office:value-type="string">
            <text:p>-37.0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4.9</text:p>
          </table:table-cell>
          <table:table-cell office:value-type="string">
            <text:p>-37.0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4.8</text:p>
          </table:table-cell>
          <table:table-cell office:value-type="string">
            <text:p>-36.4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4.6</text:p>
          </table:table-cell>
          <table:table-cell office:value-type="string">
            <text:p>-36.1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4.6</text:p>
          </table:table-cell>
          <table:table-cell office:value-type="string">
            <text:p>-35.8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4.3</text:p>
          </table:table-cell>
          <table:table-cell office:value-type="string">
            <text:p>-35.4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4.0</text:p>
          </table:table-cell>
          <table:table-cell office:value-type="string">
            <text:p>-35.1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3.3</text:p>
          </table:table-cell>
          <table:table-cell office:value-type="string">
            <text:p>-35.0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2.8</text:p>
          </table:table-cell>
          <table:table-cell office:value-type="string">
            <text:p>-34.5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3.1</text:p>
          </table:table-cell>
          <table:table-cell office:value-type="string">
            <text:p>-34.9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3.2</text:p>
          </table:table-cell>
          <table:table-cell office:value-type="string">
            <text:p>-35.3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3.5</text:p>
          </table:table-cell>
          <table:table-cell office:value-type="string">
            <text:p>-35.7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3.8</text:p>
          </table:table-cell>
          <table:table-cell office:value-type="string">
            <text:p>-36.1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4.2</text:p>
          </table:table-cell>
          <table:table-cell office:value-type="string">
            <text:p>-36.5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4.4</text:p>
          </table:table-cell>
          <table:table-cell office:value-type="string">
            <text:p>-36.9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4.9</text:p>
          </table:table-cell>
          <table:table-cell office:value-type="string">
            <text:p>-37.0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4.7</text:p>
          </table:table-cell>
          <table:table-cell office:value-type="string">
            <text:p>-37.3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4.8</text:p>
          </table:table-cell>
          <table:table-cell office:value-type="string">
            <text:p>-37.6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4.9</text:p>
          </table:table-cell>
          <table:table-cell office:value-type="string">
            <text:p>-38.0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4.7</text:p>
          </table:table-cell>
          <table:table-cell office:value-type="string">
            <text:p>-38.4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4.6</text:p>
          </table:table-cell>
          <table:table-cell office:value-type="string">
            <text:p>-38.9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4.1</text:p>
          </table:table-cell>
          <table:table-cell office:value-type="string">
            <text:p>-39.1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173.8</text:p>
          </table:table-cell>
          <table:table-cell office:value-type="string">
            <text:p>-39.3</text:p>
          </table:table-cell>
          <table:table-cell office:value-type="string">
            <text:p>CO</text:p>
          </table:table-cell>
          <table:table-cell office:value-type="string">
            <text:p>CO-44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166.5</text:p>
          </table:table-cell>
          <table:table-cell office:value-type="string">
            <text:p>-45.9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66.8</text:p>
          </table:table-cell>
          <table:table-cell office:value-type="string">
            <text:p>-46.2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67.3</text:p>
          </table:table-cell>
          <table:table-cell office:value-type="string">
            <text:p>-46.3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67.6</text:p>
          </table:table-cell>
          <table:table-cell office:value-type="string">
            <text:p>-46.2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67.8</text:p>
          </table:table-cell>
          <table:table-cell office:value-type="string">
            <text:p>-46.4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68.3</text:p>
          </table:table-cell>
          <table:table-cell office:value-type="string">
            <text:p>-46.5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69.0</text:p>
          </table:table-cell>
          <table:table-cell office:value-type="string">
            <text:p>-46.7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69.7</text:p>
          </table:table-cell>
          <table:table-cell office:value-type="string">
            <text:p>-46.5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0.2</text:p>
          </table:table-cell>
          <table:table-cell office:value-type="string">
            <text:p>-46.3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0.6</text:p>
          </table:table-cell>
          <table:table-cell office:value-type="string">
            <text:p>-45.9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0.9</text:p>
          </table:table-cell>
          <table:table-cell office:value-type="string">
            <text:p>-45.5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1.1</text:p>
          </table:table-cell>
          <table:table-cell office:value-type="string">
            <text:p>-45.1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1.3</text:p>
          </table:table-cell>
          <table:table-cell office:value-type="string">
            <text:p>-44.7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1.4</text:p>
          </table:table-cell>
          <table:table-cell office:value-type="string">
            <text:p>-44.3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2.0</text:p>
          </table:table-cell>
          <table:table-cell office:value-type="string">
            <text:p>-44.1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2.4</text:p>
          </table:table-cell>
          <table:table-cell office:value-type="string">
            <text:p>-43.8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3.1</text:p>
          </table:table-cell>
          <table:table-cell office:value-type="string">
            <text:p>-43.8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2.8</text:p>
          </table:table-cell>
          <table:table-cell office:value-type="string">
            <text:p>-43.5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2.8</text:p>
          </table:table-cell>
          <table:table-cell office:value-type="string">
            <text:p>-43.2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3.3</text:p>
          </table:table-cell>
          <table:table-cell office:value-type="string">
            <text:p>-43.0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3.6</text:p>
          </table:table-cell>
          <table:table-cell office:value-type="string">
            <text:p>-42.6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4.0</text:p>
          </table:table-cell>
          <table:table-cell office:value-type="string">
            <text:p>-42.2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4.3</text:p>
          </table:table-cell>
          <table:table-cell office:value-type="string">
            <text:p>-41.8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4.3</text:p>
          </table:table-cell>
          <table:table-cell office:value-type="string">
            <text:p>-41.3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3.9</text:p>
          </table:table-cell>
          <table:table-cell office:value-type="string">
            <text:p>-41.3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3.8</text:p>
          </table:table-cell>
          <table:table-cell office:value-type="string">
            <text:p>-40.9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3.5</text:p>
          </table:table-cell>
          <table:table-cell office:value-type="string">
            <text:p>-41.2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3.2</text:p>
          </table:table-cell>
          <table:table-cell office:value-type="string">
            <text:p>-41.3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3.1</text:p>
          </table:table-cell>
          <table:table-cell office:value-type="string">
            <text:p>-40.9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2.6</text:p>
          </table:table-cell>
          <table:table-cell office:value-type="string">
            <text:p>-40.7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2.2</text:p>
          </table:table-cell>
          <table:table-cell office:value-type="string">
            <text:p>-40.9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2.2</text:p>
          </table:table-cell>
          <table:table-cell office:value-type="string">
            <text:p>-41.3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2.0</text:p>
          </table:table-cell>
          <table:table-cell office:value-type="string">
            <text:p>-41.7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1.5</text:p>
          </table:table-cell>
          <table:table-cell office:value-type="string">
            <text:p>-41.8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1.3</text:p>
          </table:table-cell>
          <table:table-cell office:value-type="string">
            <text:p>-42.2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1.1</text:p>
          </table:table-cell>
          <table:table-cell office:value-type="string">
            <text:p>-42.7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0.5</text:p>
          </table:table-cell>
          <table:table-cell office:value-type="string">
            <text:p>-43.0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70.0</text:p>
          </table:table-cell>
          <table:table-cell office:value-type="string">
            <text:p>-43.3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69.5</text:p>
          </table:table-cell>
          <table:table-cell office:value-type="string">
            <text:p>-43.7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68.8</text:p>
          </table:table-cell>
          <table:table-cell office:value-type="string">
            <text:p>-44.0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68.3</text:p>
          </table:table-cell>
          <table:table-cell office:value-type="string">
            <text:p>-44.1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67.9</text:p>
          </table:table-cell>
          <table:table-cell office:value-type="string">
            <text:p>-44.4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67.6</text:p>
          </table:table-cell>
          <table:table-cell office:value-type="string">
            <text:p>-44.8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67.1</text:p>
          </table:table-cell>
          <table:table-cell office:value-type="string">
            <text:p>-45.1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66.8</text:p>
          </table:table-cell>
          <table:table-cell office:value-type="string">
            <text:p>-45.4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166.5</text:p>
          </table:table-cell>
          <table:table-cell office:value-type="string">
            <text:p>-45.9</text:p>
          </table:table-cell>
          <table:table-cell office:value-type="string">
            <text:p>CO</text:p>
          </table:table-cell>
          <table:table-cell office:value-type="string">
            <text:p>CO-45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95.3</text:p>
          </table:table-cell>
          <table:table-cell office:value-type="string">
            <text:p>5.7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95.4</text:p>
          </table:table-cell>
          <table:table-cell office:value-type="string">
            <text:p>5.2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95.7</text:p>
          </table:table-cell>
          <table:table-cell office:value-type="string">
            <text:p>4.7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96.1</text:p>
          </table:table-cell>
          <table:table-cell office:value-type="string">
            <text:p>4.3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96.6</text:p>
          </table:table-cell>
          <table:table-cell office:value-type="string">
            <text:p>3.8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96.9</text:p>
          </table:table-cell>
          <table:table-cell office:value-type="string">
            <text:p>3.7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97.3</text:p>
          </table:table-cell>
          <table:table-cell office:value-type="string">
            <text:p>3.3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97.7</text:p>
          </table:table-cell>
          <table:table-cell office:value-type="string">
            <text:p>2.9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97.8</text:p>
          </table:table-cell>
          <table:table-cell office:value-type="string">
            <text:p>2.4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98.3</text:p>
          </table:table-cell>
          <table:table-cell office:value-type="string">
            <text:p>2.2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98.8</text:p>
          </table:table-cell>
          <table:table-cell office:value-type="string">
            <text:p>1.8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98.8</text:p>
          </table:table-cell>
          <table:table-cell office:value-type="string">
            <text:p>1.5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99.1</text:p>
          </table:table-cell>
          <table:table-cell office:value-type="string">
            <text:p>1.0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99.3</text:p>
          </table:table-cell>
          <table:table-cell office:value-type="string">
            <text:p>0.3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99.8</text:p>
          </table:table-cell>
          <table:table-cell office:value-type="string">
            <text:p>0.1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0.0</text:p>
          </table:table-cell>
          <table:table-cell office:value-type="string">
            <text:p>-0.2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0.4</text:p>
          </table:table-cell>
          <table:table-cell office:value-type="string">
            <text:p>-0.7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0.5</text:p>
          </table:table-cell>
          <table:table-cell office:value-type="string">
            <text:p>-1.1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0.8</text:p>
          </table:table-cell>
          <table:table-cell office:value-type="string">
            <text:p>-1.7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0.9</text:p>
          </table:table-cell>
          <table:table-cell office:value-type="string">
            <text:p>-2.1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1.3</text:p>
          </table:table-cell>
          <table:table-cell office:value-type="string">
            <text:p>-2.6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1.8</text:p>
          </table:table-cell>
          <table:table-cell office:value-type="string">
            <text:p>-3.2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2.3</text:p>
          </table:table-cell>
          <table:table-cell office:value-type="string">
            <text:p>-3.5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2.4</text:p>
          </table:table-cell>
          <table:table-cell office:value-type="string">
            <text:p>-3.8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2.8</text:p>
          </table:table-cell>
          <table:table-cell office:value-type="string">
            <text:p>-4.3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3.5</text:p>
          </table:table-cell>
          <table:table-cell office:value-type="string">
            <text:p>-4.7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4.0</text:p>
          </table:table-cell>
          <table:table-cell office:value-type="string">
            <text:p>-5.1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4.4</text:p>
          </table:table-cell>
          <table:table-cell office:value-type="string">
            <text:p>-5.6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4.8</text:p>
          </table:table-cell>
          <table:table-cell office:value-type="string">
            <text:p>-5.7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4.9</text:p>
          </table:table-cell>
          <table:table-cell office:value-type="string">
            <text:p>-5.5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5.3</text:p>
          </table:table-cell>
          <table:table-cell office:value-type="string">
            <text:p>-5.5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5.8</text:p>
          </table:table-cell>
          <table:table-cell office:value-type="string">
            <text:p>-5.7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5.8</text:p>
          </table:table-cell>
          <table:table-cell office:value-type="string">
            <text:p>-5.3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5.9</text:p>
          </table:table-cell>
          <table:table-cell office:value-type="string">
            <text:p>-4.7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5.9</text:p>
          </table:table-cell>
          <table:table-cell office:value-type="string">
            <text:p>-4.2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5.9</text:p>
          </table:table-cell>
          <table:table-cell office:value-type="string">
            <text:p>-3.5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6.2</text:p>
          </table:table-cell>
          <table:table-cell office:value-type="string">
            <text:p>-3.0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5.9</text:p>
          </table:table-cell>
          <table:table-cell office:value-type="string">
            <text:p>-2.7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5.6</text:p>
          </table:table-cell>
          <table:table-cell office:value-type="string">
            <text:p>-2.3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5.1</text:p>
          </table:table-cell>
          <table:table-cell office:value-type="string">
            <text:p>-2.3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4.9</text:p>
          </table:table-cell>
          <table:table-cell office:value-type="string">
            <text:p>-1.9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4.6</text:p>
          </table:table-cell>
          <table:table-cell office:value-type="string">
            <text:p>-1.7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4.4</text:p>
          </table:table-cell>
          <table:table-cell office:value-type="string">
            <text:p>-1.0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3.8</text:p>
          </table:table-cell>
          <table:table-cell office:value-type="string">
            <text:p>-1.0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3.5</text:p>
          </table:table-cell>
          <table:table-cell office:value-type="string">
            <text:p>-0.7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3.8</text:p>
          </table:table-cell>
          <table:table-cell office:value-type="string">
            <text:p>-0.2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3.8</text:p>
          </table:table-cell>
          <table:table-cell office:value-type="string">
            <text:p>0.2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3.4</text:p>
          </table:table-cell>
          <table:table-cell office:value-type="string">
            <text:p>0.6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3.0</text:p>
          </table:table-cell>
          <table:table-cell office:value-type="string">
            <text:p>0.6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3.1</text:p>
          </table:table-cell>
          <table:table-cell office:value-type="string">
            <text:p>1.1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2.7</text:p>
          </table:table-cell>
          <table:table-cell office:value-type="string">
            <text:p>1.2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2.3</text:p>
          </table:table-cell>
          <table:table-cell office:value-type="string">
            <text:p>1.7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1.8</text:p>
          </table:table-cell>
          <table:table-cell office:value-type="string">
            <text:p>1.8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1.3</text:p>
          </table:table-cell>
          <table:table-cell office:value-type="string">
            <text:p>2.3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0.8</text:p>
          </table:table-cell>
          <table:table-cell office:value-type="string">
            <text:p>2.2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0.3</text:p>
          </table:table-cell>
          <table:table-cell office:value-type="string">
            <text:p>2.7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100.0</text:p>
          </table:table-cell>
          <table:table-cell office:value-type="string">
            <text:p>3.2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99.5</text:p>
          </table:table-cell>
          <table:table-cell office:value-type="string">
            <text:p>3.5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99.0</text:p>
          </table:table-cell>
          <table:table-cell office:value-type="string">
            <text:p>3.7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98.6</text:p>
          </table:table-cell>
          <table:table-cell office:value-type="string">
            <text:p>4.1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98.3</text:p>
          </table:table-cell>
          <table:table-cell office:value-type="string">
            <text:p>4.5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98.0</text:p>
          </table:table-cell>
          <table:table-cell office:value-type="string">
            <text:p>4.9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97.6</text:p>
          </table:table-cell>
          <table:table-cell office:value-type="string">
            <text:p>5.3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96.9</text:p>
          </table:table-cell>
          <table:table-cell office:value-type="string">
            <text:p>5.3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96.3</text:p>
          </table:table-cell>
          <table:table-cell office:value-type="string">
            <text:p>5.3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95.9</text:p>
          </table:table-cell>
          <table:table-cell office:value-type="string">
            <text:p>5.7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95.3</text:p>
          </table:table-cell>
          <table:table-cell office:value-type="string">
            <text:p>5.7</text:p>
          </table:table-cell>
          <table:table-cell office:value-type="string">
            <text:p>CO</text:p>
          </table:table-cell>
          <table:table-cell office:value-type="string">
            <text:p>CO-46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105.5</text:p>
          </table:table-cell>
          <table:table-cell office:value-type="string">
            <text:p>-6.7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06.0</text:p>
          </table:table-cell>
          <table:table-cell office:value-type="string">
            <text:p>-6.8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06.6</text:p>
          </table:table-cell>
          <table:table-cell office:value-type="string">
            <text:p>-7.0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06.5</text:p>
          </table:table-cell>
          <table:table-cell office:value-type="string">
            <text:p>-7.3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07.0</text:p>
          </table:table-cell>
          <table:table-cell office:value-type="string">
            <text:p>-7.3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07.6</text:p>
          </table:table-cell>
          <table:table-cell office:value-type="string">
            <text:p>-7.4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08.0</text:p>
          </table:table-cell>
          <table:table-cell office:value-type="string">
            <text:p>-7.7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08.6</text:p>
          </table:table-cell>
          <table:table-cell office:value-type="string">
            <text:p>-7.8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09.0</text:p>
          </table:table-cell>
          <table:table-cell office:value-type="string">
            <text:p>-7.7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09.6</text:p>
          </table:table-cell>
          <table:table-cell office:value-type="string">
            <text:p>-7.7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10.0</text:p>
          </table:table-cell>
          <table:table-cell office:value-type="string">
            <text:p>-7.8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10.5</text:p>
          </table:table-cell>
          <table:table-cell office:value-type="string">
            <text:p>-8.0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11.0</text:p>
          </table:table-cell>
          <table:table-cell office:value-type="string">
            <text:p>-8.1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11.5</text:p>
          </table:table-cell>
          <table:table-cell office:value-type="string">
            <text:p>-8.2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12.0</text:p>
          </table:table-cell>
          <table:table-cell office:value-type="string">
            <text:p>-8.2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12.5</text:p>
          </table:table-cell>
          <table:table-cell office:value-type="string">
            <text:p>-8.3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13.1</text:p>
          </table:table-cell>
          <table:table-cell office:value-type="string">
            <text:p>-8.2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13.6</text:p>
          </table:table-cell>
          <table:table-cell office:value-type="string">
            <text:p>-8.3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14.0</text:p>
          </table:table-cell>
          <table:table-cell office:value-type="string">
            <text:p>-8.5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14.4</text:p>
          </table:table-cell>
          <table:table-cell office:value-type="string">
            <text:p>-8.6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14.4</text:p>
          </table:table-cell>
          <table:table-cell office:value-type="string">
            <text:p>-8.2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14.4</text:p>
          </table:table-cell>
          <table:table-cell office:value-type="string">
            <text:p>-7.7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13.9</text:p>
          </table:table-cell>
          <table:table-cell office:value-type="string">
            <text:p>-7.6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13.4</text:p>
          </table:table-cell>
          <table:table-cell office:value-type="string">
            <text:p>-7.7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12.8</text:p>
          </table:table-cell>
          <table:table-cell office:value-type="string">
            <text:p>-7.5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12.8</text:p>
          </table:table-cell>
          <table:table-cell office:value-type="string">
            <text:p>-7.1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12.4</text:p>
          </table:table-cell>
          <table:table-cell office:value-type="string">
            <text:p>-6.8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11.9</text:p>
          </table:table-cell>
          <table:table-cell office:value-type="string">
            <text:p>-6.8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11.3</text:p>
          </table:table-cell>
          <table:table-cell office:value-type="string">
            <text:p>-6.6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10.8</text:p>
          </table:table-cell>
          <table:table-cell office:value-type="string">
            <text:p>-6.3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10.5</text:p>
          </table:table-cell>
          <table:table-cell office:value-type="string">
            <text:p>-6.8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10.1</text:p>
          </table:table-cell>
          <table:table-cell office:value-type="string">
            <text:p>-6.8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09.6</text:p>
          </table:table-cell>
          <table:table-cell office:value-type="string">
            <text:p>-6.8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09.1</text:p>
          </table:table-cell>
          <table:table-cell office:value-type="string">
            <text:p>-6.8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08.7</text:p>
          </table:table-cell>
          <table:table-cell office:value-type="string">
            <text:p>-6.7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08.4</text:p>
          </table:table-cell>
          <table:table-cell office:value-type="string">
            <text:p>-6.3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07.9</text:p>
          </table:table-cell>
          <table:table-cell office:value-type="string">
            <text:p>-6.2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07.4</text:p>
          </table:table-cell>
          <table:table-cell office:value-type="string">
            <text:p>-5.9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07.1</text:p>
          </table:table-cell>
          <table:table-cell office:value-type="string">
            <text:p>-5.8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06.7</text:p>
          </table:table-cell>
          <table:table-cell office:value-type="string">
            <text:p>-6.0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06.1</text:p>
          </table:table-cell>
          <table:table-cell office:value-type="string">
            <text:p>-5.8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05.8</text:p>
          </table:table-cell>
          <table:table-cell office:value-type="string">
            <text:p>-6.3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105.5</text:p>
          </table:table-cell>
          <table:table-cell office:value-type="string">
            <text:p>-6.7</text:p>
          </table:table-cell>
          <table:table-cell office:value-type="string">
            <text:p>CO</text:p>
          </table:table-cell>
          <table:table-cell office:value-type="string">
            <text:p>CO-47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108.9</text:p>
          </table:table-cell>
          <table:table-cell office:value-type="string">
            <text:p>1.0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09.0</text:p>
          </table:table-cell>
          <table:table-cell office:value-type="string">
            <text:p>0.4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09.3</text:p>
          </table:table-cell>
          <table:table-cell office:value-type="string">
            <text:p>0.1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09.3</text:p>
          </table:table-cell>
          <table:table-cell office:value-type="string">
            <text:p>-0.4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09.8</text:p>
          </table:table-cell>
          <table:table-cell office:value-type="string">
            <text:p>-0.8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0.1</text:p>
          </table:table-cell>
          <table:table-cell office:value-type="string">
            <text:p>-1.2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0.1</text:p>
          </table:table-cell>
          <table:table-cell office:value-type="string">
            <text:p>-1.8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0.3</text:p>
          </table:table-cell>
          <table:table-cell office:value-type="string">
            <text:p>-2.3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0.3</text:p>
          </table:table-cell>
          <table:table-cell office:value-type="string">
            <text:p>-2.9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0.9</text:p>
          </table:table-cell>
          <table:table-cell office:value-type="string">
            <text:p>-3.0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1.4</text:p>
          </table:table-cell>
          <table:table-cell office:value-type="string">
            <text:p>-2.9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1.8</text:p>
          </table:table-cell>
          <table:table-cell office:value-type="string">
            <text:p>-2.7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1.8</text:p>
          </table:table-cell>
          <table:table-cell office:value-type="string">
            <text:p>-3.5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2.3</text:p>
          </table:table-cell>
          <table:table-cell office:value-type="string">
            <text:p>-3.3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2.8</text:p>
          </table:table-cell>
          <table:table-cell office:value-type="string">
            <text:p>-3.3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3.3</text:p>
          </table:table-cell>
          <table:table-cell office:value-type="string">
            <text:p>-3.1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3.8</text:p>
          </table:table-cell>
          <table:table-cell office:value-type="string">
            <text:p>-3.4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4.3</text:p>
          </table:table-cell>
          <table:table-cell office:value-type="string">
            <text:p>-3.3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4.7</text:p>
          </table:table-cell>
          <table:table-cell office:value-type="string">
            <text:p>-3.7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4.8</text:p>
          </table:table-cell>
          <table:table-cell office:value-type="string">
            <text:p>-4.1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5.2</text:p>
          </table:table-cell>
          <table:table-cell office:value-type="string">
            <text:p>-3.9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5.7</text:p>
          </table:table-cell>
          <table:table-cell office:value-type="string">
            <text:p>-3.7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6.2</text:p>
          </table:table-cell>
          <table:table-cell office:value-type="string">
            <text:p>-3.4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6.3</text:p>
          </table:table-cell>
          <table:table-cell office:value-type="string">
            <text:p>-2.9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6.7</text:p>
          </table:table-cell>
          <table:table-cell office:value-type="string">
            <text:p>-2.3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6.3</text:p>
          </table:table-cell>
          <table:table-cell office:value-type="string">
            <text:p>-1.8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6.7</text:p>
          </table:table-cell>
          <table:table-cell office:value-type="string">
            <text:p>-1.3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7.2</text:p>
          </table:table-cell>
          <table:table-cell office:value-type="string">
            <text:p>-1.0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7.4</text:p>
          </table:table-cell>
          <table:table-cell office:value-type="string">
            <text:p>-0.6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7.5</text:p>
          </table:table-cell>
          <table:table-cell office:value-type="string">
            <text:p>0.0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7.7</text:p>
          </table:table-cell>
          <table:table-cell office:value-type="string">
            <text:p>0.5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7.9</text:p>
          </table:table-cell>
          <table:table-cell office:value-type="string">
            <text:p>0.8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8.4</text:p>
          </table:table-cell>
          <table:table-cell office:value-type="string">
            <text:p>0.8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9.0</text:p>
          </table:table-cell>
          <table:table-cell office:value-type="string">
            <text:p>0.9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8.7</text:p>
          </table:table-cell>
          <table:table-cell office:value-type="string">
            <text:p>1.2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8.3</text:p>
          </table:table-cell>
          <table:table-cell office:value-type="string">
            <text:p>1.6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7.8</text:p>
          </table:table-cell>
          <table:table-cell office:value-type="string">
            <text:p>2.0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8.1</text:p>
          </table:table-cell>
          <table:table-cell office:value-type="string">
            <text:p>2.3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7.8</text:p>
          </table:table-cell>
          <table:table-cell office:value-type="string">
            <text:p>2.7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7.5</text:p>
          </table:table-cell>
          <table:table-cell office:value-type="string">
            <text:p>3.3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7.8</text:p>
          </table:table-cell>
          <table:table-cell office:value-type="string">
            <text:p>3.7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7.9</text:p>
          </table:table-cell>
          <table:table-cell office:value-type="string">
            <text:p>4.3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8.6</text:p>
          </table:table-cell>
          <table:table-cell office:value-type="string">
            <text:p>4.4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8.3</text:p>
          </table:table-cell>
          <table:table-cell office:value-type="string">
            <text:p>4.8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8.7</text:p>
          </table:table-cell>
          <table:table-cell office:value-type="string">
            <text:p>5.0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9.3</text:p>
          </table:table-cell>
          <table:table-cell office:value-type="string">
            <text:p>5.2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8.7</text:p>
          </table:table-cell>
          <table:table-cell office:value-type="string">
            <text:p>5.4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8.3</text:p>
          </table:table-cell>
          <table:table-cell office:value-type="string">
            <text:p>5.7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7.8</text:p>
          </table:table-cell>
          <table:table-cell office:value-type="string">
            <text:p>5.9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7.8</text:p>
          </table:table-cell>
          <table:table-cell office:value-type="string">
            <text:p>6.4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7.3</text:p>
          </table:table-cell>
          <table:table-cell office:value-type="string">
            <text:p>6.8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7.0</text:p>
          </table:table-cell>
          <table:table-cell office:value-type="string">
            <text:p>7.0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6.7</text:p>
          </table:table-cell>
          <table:table-cell office:value-type="string">
            <text:p>6.6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6.2</text:p>
          </table:table-cell>
          <table:table-cell office:value-type="string">
            <text:p>6.3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6.0</text:p>
          </table:table-cell>
          <table:table-cell office:value-type="string">
            <text:p>5.8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5.4</text:p>
          </table:table-cell>
          <table:table-cell office:value-type="string">
            <text:p>5.3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5.4</text:p>
          </table:table-cell>
          <table:table-cell office:value-type="string">
            <text:p>4.9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4.8</text:p>
          </table:table-cell>
          <table:table-cell office:value-type="string">
            <text:p>4.9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4.3</text:p>
          </table:table-cell>
          <table:table-cell office:value-type="string">
            <text:p>4.7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3.8</text:p>
          </table:table-cell>
          <table:table-cell office:value-type="string">
            <text:p>4.1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3.3</text:p>
          </table:table-cell>
          <table:table-cell office:value-type="string">
            <text:p>3.7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3.1</text:p>
          </table:table-cell>
          <table:table-cell office:value-type="string">
            <text:p>3.3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2.6</text:p>
          </table:table-cell>
          <table:table-cell office:value-type="string">
            <text:p>3.0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2.0</text:p>
          </table:table-cell>
          <table:table-cell office:value-type="string">
            <text:p>2.9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1.5</text:p>
          </table:table-cell>
          <table:table-cell office:value-type="string">
            <text:p>2.8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1.3</text:p>
          </table:table-cell>
          <table:table-cell office:value-type="string">
            <text:p>2.3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1.1</text:p>
          </table:table-cell>
          <table:table-cell office:value-type="string">
            <text:p>1.6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0.6</text:p>
          </table:table-cell>
          <table:table-cell office:value-type="string">
            <text:p>1.7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10.0</text:p>
          </table:table-cell>
          <table:table-cell office:value-type="string">
            <text:p>1.8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09.5</text:p>
          </table:table-cell>
          <table:table-cell office:value-type="string">
            <text:p>2.0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09.1</text:p>
          </table:table-cell>
          <table:table-cell office:value-type="string">
            <text:p>1.6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108.9</text:p>
          </table:table-cell>
          <table:table-cell office:value-type="string">
            <text:p>1.0</text:p>
          </table:table-cell>
          <table:table-cell office:value-type="string">
            <text:p>CO</text:p>
          </table:table-cell>
          <table:table-cell office:value-type="string">
            <text:p>CO-48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118.8</text:p>
          </table:table-cell>
          <table:table-cell office:value-type="string">
            <text:p>-2.8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19.0</text:p>
          </table:table-cell>
          <table:table-cell office:value-type="string">
            <text:p>-3.5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19.5</text:p>
          </table:table-cell>
          <table:table-cell office:value-type="string">
            <text:p>-3.5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19.7</text:p>
          </table:table-cell>
          <table:table-cell office:value-type="string">
            <text:p>-4.0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19.6</text:p>
          </table:table-cell>
          <table:table-cell office:value-type="string">
            <text:p>-4.6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19.4</text:p>
          </table:table-cell>
          <table:table-cell office:value-type="string">
            <text:p>-5.2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19.5</text:p>
          </table:table-cell>
          <table:table-cell office:value-type="string">
            <text:p>-5.6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19.9</text:p>
          </table:table-cell>
          <table:table-cell office:value-type="string">
            <text:p>-5.6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0.4</text:p>
          </table:table-cell>
          <table:table-cell office:value-type="string">
            <text:p>-5.5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0.3</text:p>
          </table:table-cell>
          <table:table-cell office:value-type="string">
            <text:p>-5.0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0.4</text:p>
          </table:table-cell>
          <table:table-cell office:value-type="string">
            <text:p>-4.5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0.4</text:p>
          </table:table-cell>
          <table:table-cell office:value-type="string">
            <text:p>-4.0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0.4</text:p>
          </table:table-cell>
          <table:table-cell office:value-type="string">
            <text:p>-3.5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0.3</text:p>
          </table:table-cell>
          <table:table-cell office:value-type="string">
            <text:p>-3.0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0.7</text:p>
          </table:table-cell>
          <table:table-cell office:value-type="string">
            <text:p>-2.7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1.1</text:p>
          </table:table-cell>
          <table:table-cell office:value-type="string">
            <text:p>-2.7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1.1</text:p>
          </table:table-cell>
          <table:table-cell office:value-type="string">
            <text:p>-3.0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0.9</text:p>
          </table:table-cell>
          <table:table-cell office:value-type="string">
            <text:p>-3.4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1.2</text:p>
          </table:table-cell>
          <table:table-cell office:value-type="string">
            <text:p>-3.8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1.7</text:p>
          </table:table-cell>
          <table:table-cell office:value-type="string">
            <text:p>-4.1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1.6</text:p>
          </table:table-cell>
          <table:table-cell office:value-type="string">
            <text:p>-4.7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2.0</text:p>
          </table:table-cell>
          <table:table-cell office:value-type="string">
            <text:p>-4.8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2.3</text:p>
          </table:table-cell>
          <table:table-cell office:value-type="string">
            <text:p>-4.6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2.3</text:p>
          </table:table-cell>
          <table:table-cell office:value-type="string">
            <text:p>-5.3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2.7</text:p>
          </table:table-cell>
          <table:table-cell office:value-type="string">
            <text:p>-5.7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3.2</text:p>
          </table:table-cell>
          <table:table-cell office:value-type="string">
            <text:p>-5.3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3.2</text:p>
          </table:table-cell>
          <table:table-cell office:value-type="string">
            <text:p>-4.7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2.8</text:p>
          </table:table-cell>
          <table:table-cell office:value-type="string">
            <text:p>-4.3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2.5</text:p>
          </table:table-cell>
          <table:table-cell office:value-type="string">
            <text:p>-3.8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2.1</text:p>
          </table:table-cell>
          <table:table-cell office:value-type="string">
            <text:p>-3.5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2.4</text:p>
          </table:table-cell>
          <table:table-cell office:value-type="string">
            <text:p>-3.2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2.2</text:p>
          </table:table-cell>
          <table:table-cell office:value-type="string">
            <text:p>-2.7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1.9</text:p>
          </table:table-cell>
          <table:table-cell office:value-type="string">
            <text:p>-2.4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1.5</text:p>
          </table:table-cell>
          <table:table-cell office:value-type="string">
            <text:p>-1.9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2.1</text:p>
          </table:table-cell>
          <table:table-cell office:value-type="string">
            <text:p>-1.7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2.5</text:p>
          </table:table-cell>
          <table:table-cell office:value-type="string">
            <text:p>-1.3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2.9</text:p>
          </table:table-cell>
          <table:table-cell office:value-type="string">
            <text:p>-0.9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3.5</text:p>
          </table:table-cell>
          <table:table-cell office:value-type="string">
            <text:p>-0.9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3.2</text:p>
          </table:table-cell>
          <table:table-cell office:value-type="string">
            <text:p>-0.6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2.6</text:p>
          </table:table-cell>
          <table:table-cell office:value-type="string">
            <text:p>-0.8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2.1</text:p>
          </table:table-cell>
          <table:table-cell office:value-type="string">
            <text:p>-0.9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1.6</text:p>
          </table:table-cell>
          <table:table-cell office:value-type="string">
            <text:p>-0.9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1.2</text:p>
          </table:table-cell>
          <table:table-cell office:value-type="string">
            <text:p>-1.3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0.7</text:p>
          </table:table-cell>
          <table:table-cell office:value-type="string">
            <text:p>-1.3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0.6</text:p>
          </table:table-cell>
          <table:table-cell office:value-type="string">
            <text:p>-0.9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0.1</text:p>
          </table:table-cell>
          <table:table-cell office:value-type="string">
            <text:p>-0.7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0.1</text:p>
          </table:table-cell>
          <table:table-cell office:value-type="string">
            <text:p>-0.1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0.3</text:p>
          </table:table-cell>
          <table:table-cell office:value-type="string">
            <text:p>0.4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0.7</text:p>
          </table:table-cell>
          <table:table-cell office:value-type="string">
            <text:p>0.5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1.0</text:p>
          </table:table-cell>
          <table:table-cell office:value-type="string">
            <text:p>0.4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1.4</text:p>
          </table:table-cell>
          <table:table-cell office:value-type="string">
            <text:p>0.5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2.0</text:p>
          </table:table-cell>
          <table:table-cell office:value-type="string">
            <text:p>0.5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2.5</text:p>
          </table:table-cell>
          <table:table-cell office:value-type="string">
            <text:p>0.5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3.0</text:p>
          </table:table-cell>
          <table:table-cell office:value-type="string">
            <text:p>0.5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3.5</text:p>
          </table:table-cell>
          <table:table-cell office:value-type="string">
            <text:p>0.3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4.0</text:p>
          </table:table-cell>
          <table:table-cell office:value-type="string">
            <text:p>0.4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4.6</text:p>
          </table:table-cell>
          <table:table-cell office:value-type="string">
            <text:p>0.6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5.0</text:p>
          </table:table-cell>
          <table:table-cell office:value-type="string">
            <text:p>1.1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5.3</text:p>
          </table:table-cell>
          <table:table-cell office:value-type="string">
            <text:p>1.5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5.0</text:p>
          </table:table-cell>
          <table:table-cell office:value-type="string">
            <text:p>1.8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4.8</text:p>
          </table:table-cell>
          <table:table-cell office:value-type="string">
            <text:p>1.5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4.4</text:p>
          </table:table-cell>
          <table:table-cell office:value-type="string">
            <text:p>1.2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3.9</text:p>
          </table:table-cell>
          <table:table-cell office:value-type="string">
            <text:p>0.9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3.3</text:p>
          </table:table-cell>
          <table:table-cell office:value-type="string">
            <text:p>0.9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2.9</text:p>
          </table:table-cell>
          <table:table-cell office:value-type="string">
            <text:p>0.8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2.5</text:p>
          </table:table-cell>
          <table:table-cell office:value-type="string">
            <text:p>1.0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2.0</text:p>
          </table:table-cell>
          <table:table-cell office:value-type="string">
            <text:p>1.1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1.4</text:p>
          </table:table-cell>
          <table:table-cell office:value-type="string">
            <text:p>1.2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0.9</text:p>
          </table:table-cell>
          <table:table-cell office:value-type="string">
            <text:p>1.3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0.7</text:p>
          </table:table-cell>
          <table:table-cell office:value-type="string">
            <text:p>0.8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20.0</text:p>
          </table:table-cell>
          <table:table-cell office:value-type="string">
            <text:p>0.8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19.9</text:p>
          </table:table-cell>
          <table:table-cell office:value-type="string">
            <text:p>0.4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19.8</text:p>
          </table:table-cell>
          <table:table-cell office:value-type="string">
            <text:p>-0.1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19.8</text:p>
          </table:table-cell>
          <table:table-cell office:value-type="string">
            <text:p>-0.6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19.5</text:p>
          </table:table-cell>
          <table:table-cell office:value-type="string">
            <text:p>-0.9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19.3</text:p>
          </table:table-cell>
          <table:table-cell office:value-type="string">
            <text:p>-1.3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19.3</text:p>
          </table:table-cell>
          <table:table-cell office:value-type="string">
            <text:p>-1.9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19.2</text:p>
          </table:table-cell>
          <table:table-cell office:value-type="string">
            <text:p>-2.4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118.8</text:p>
          </table:table-cell>
          <table:table-cell office:value-type="string">
            <text:p>-2.8</text:p>
          </table:table-cell>
          <table:table-cell office:value-type="string">
            <text:p>CO</text:p>
          </table:table-cell>
          <table:table-cell office:value-type="string">
            <text:p>CO-49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130.8</text:p>
          </table:table-cell>
          <table:table-cell office:value-type="string">
            <text:p>-1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1.4</text:p>
          </table:table-cell>
          <table:table-cell office:value-type="string">
            <text:p>-1.5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1.8</text:p>
          </table:table-cell>
          <table:table-cell office:value-type="string">
            <text:p>-1.6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1.8</text:p>
          </table:table-cell>
          <table:table-cell office:value-type="string">
            <text:p>-2.0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2.3</text:p>
          </table:table-cell>
          <table:table-cell office:value-type="string">
            <text:p>-2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2.8</text:p>
          </table:table-cell>
          <table:table-cell office:value-type="string">
            <text:p>-2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3.3</text:p>
          </table:table-cell>
          <table:table-cell office:value-type="string">
            <text:p>-2.2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3.8</text:p>
          </table:table-cell>
          <table:table-cell office:value-type="string">
            <text:p>-2.0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3.7</text:p>
          </table:table-cell>
          <table:table-cell office:value-type="string">
            <text:p>-2.5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3.1</text:p>
          </table:table-cell>
          <table:table-cell office:value-type="string">
            <text:p>-2.5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2.7</text:p>
          </table:table-cell>
          <table:table-cell office:value-type="string">
            <text:p>-2.7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2.2</text:p>
          </table:table-cell>
          <table:table-cell office:value-type="string">
            <text:p>-2.7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1.9</text:p>
          </table:table-cell>
          <table:table-cell office:value-type="string">
            <text:p>-2.8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2.3</text:p>
          </table:table-cell>
          <table:table-cell office:value-type="string">
            <text:p>-2.9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2.7</text:p>
          </table:table-cell>
          <table:table-cell office:value-type="string">
            <text:p>-3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2.8</text:p>
          </table:table-cell>
          <table:table-cell office:value-type="string">
            <text:p>-3.6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2.8</text:p>
          </table:table-cell>
          <table:table-cell office:value-type="string">
            <text:p>-4.0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3.3</text:p>
          </table:table-cell>
          <table:table-cell office:value-type="string">
            <text:p>-4.0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3.7</text:p>
          </table:table-cell>
          <table:table-cell office:value-type="string">
            <text:p>-3.5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4.1</text:p>
          </table:table-cell>
          <table:table-cell office:value-type="string">
            <text:p>-3.8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4.6</text:p>
          </table:table-cell>
          <table:table-cell office:value-type="string">
            <text:p>-4.1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5.0</text:p>
          </table:table-cell>
          <table:table-cell office:value-type="string">
            <text:p>-4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5.6</text:p>
          </table:table-cell>
          <table:table-cell office:value-type="string">
            <text:p>-4.4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6.2</text:p>
          </table:table-cell>
          <table:table-cell office:value-type="string">
            <text:p>-4.6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6.8</text:p>
          </table:table-cell>
          <table:table-cell office:value-type="string">
            <text:p>-4.8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7.3</text:p>
          </table:table-cell>
          <table:table-cell office:value-type="string">
            <text:p>-5.0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7.8</text:p>
          </table:table-cell>
          <table:table-cell office:value-type="string">
            <text:p>-5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8.2</text:p>
          </table:table-cell>
          <table:table-cell office:value-type="string">
            <text:p>-5.6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8.4</text:p>
          </table:table-cell>
          <table:table-cell office:value-type="string">
            <text:p>-6.2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8.6</text:p>
          </table:table-cell>
          <table:table-cell office:value-type="string">
            <text:p>-6.8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8.8</text:p>
          </table:table-cell>
          <table:table-cell office:value-type="string">
            <text:p>-7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8.3</text:p>
          </table:table-cell>
          <table:table-cell office:value-type="string">
            <text:p>-7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8.0</text:p>
          </table:table-cell>
          <table:table-cell office:value-type="string">
            <text:p>-7.8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7.7</text:p>
          </table:table-cell>
          <table:table-cell office:value-type="string">
            <text:p>-8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8.3</text:p>
          </table:table-cell>
          <table:table-cell office:value-type="string">
            <text:p>-8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8.8</text:p>
          </table:table-cell>
          <table:table-cell office:value-type="string">
            <text:p>-8.1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9.4</text:p>
          </table:table-cell>
          <table:table-cell office:value-type="string">
            <text:p>-8.1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0.0</text:p>
          </table:table-cell>
          <table:table-cell office:value-type="string">
            <text:p>-8.0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0.3</text:p>
          </table:table-cell>
          <table:table-cell office:value-type="string">
            <text:p>-8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0.6</text:p>
          </table:table-cell>
          <table:table-cell office:value-type="string">
            <text:p>-8.7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1.0</text:p>
          </table:table-cell>
          <table:table-cell office:value-type="string">
            <text:p>-9.0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1.5</text:p>
          </table:table-cell>
          <table:table-cell office:value-type="string">
            <text:p>-9.1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2.0</text:p>
          </table:table-cell>
          <table:table-cell office:value-type="string">
            <text:p>-9.1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2.6</text:p>
          </table:table-cell>
          <table:table-cell office:value-type="string">
            <text:p>-9.2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3.2</text:p>
          </table:table-cell>
          <table:table-cell office:value-type="string">
            <text:p>-9.0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3.3</text:p>
          </table:table-cell>
          <table:table-cell office:value-type="string">
            <text:p>-8.8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3.2</text:p>
          </table:table-cell>
          <table:table-cell office:value-type="string">
            <text:p>-8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3.6</text:p>
          </table:table-cell>
          <table:table-cell office:value-type="string">
            <text:p>-8.2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3.8</text:p>
          </table:table-cell>
          <table:table-cell office:value-type="string">
            <text:p>-7.9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4.2</text:p>
          </table:table-cell>
          <table:table-cell office:value-type="string">
            <text:p>-7.5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4.7</text:p>
          </table:table-cell>
          <table:table-cell office:value-type="string">
            <text:p>-7.5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5.0</text:p>
          </table:table-cell>
          <table:table-cell office:value-type="string">
            <text:p>-7.7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5.6</text:p>
          </table:table-cell>
          <table:table-cell office:value-type="string">
            <text:p>-7.9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6.0</text:p>
          </table:table-cell>
          <table:table-cell office:value-type="string">
            <text:p>-8.0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6.3</text:p>
          </table:table-cell>
          <table:table-cell office:value-type="string">
            <text:p>-8.5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6.5</text:p>
          </table:table-cell>
          <table:table-cell office:value-type="string">
            <text:p>-8.9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7.0</text:p>
          </table:table-cell>
          <table:table-cell office:value-type="string">
            <text:p>-9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7.4</text:p>
          </table:table-cell>
          <table:table-cell office:value-type="string">
            <text:p>-9.7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7.6</text:p>
          </table:table-cell>
          <table:table-cell office:value-type="string">
            <text:p>-10.0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8.1</text:p>
          </table:table-cell>
          <table:table-cell office:value-type="string">
            <text:p>-10.1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8.7</text:p>
          </table:table-cell>
          <table:table-cell office:value-type="string">
            <text:p>-10.2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9.3</text:p>
          </table:table-cell>
          <table:table-cell office:value-type="string">
            <text:p>-10.2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9.8</text:p>
          </table:table-cell>
          <table:table-cell office:value-type="string">
            <text:p>-10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50.0</text:p>
          </table:table-cell>
          <table:table-cell office:value-type="string">
            <text:p>-10.7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50.6</text:p>
          </table:table-cell>
          <table:table-cell office:value-type="string">
            <text:p>-10.6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50.8</text:p>
          </table:table-cell>
          <table:table-cell office:value-type="string">
            <text:p>-10.2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50.2</text:p>
          </table:table-cell>
          <table:table-cell office:value-type="string">
            <text:p>-10.1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9.8</text:p>
          </table:table-cell>
          <table:table-cell office:value-type="string">
            <text:p>-9.9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50.0</text:p>
          </table:table-cell>
          <table:table-cell office:value-type="string">
            <text:p>-9.6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9.6</text:p>
          </table:table-cell>
          <table:table-cell office:value-type="string">
            <text:p>-9.6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9.1</text:p>
          </table:table-cell>
          <table:table-cell office:value-type="string">
            <text:p>-9.4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9.3</text:p>
          </table:table-cell>
          <table:table-cell office:value-type="string">
            <text:p>-9.0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8.6</text:p>
          </table:table-cell>
          <table:table-cell office:value-type="string">
            <text:p>-9.1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8.3</text:p>
          </table:table-cell>
          <table:table-cell office:value-type="string">
            <text:p>-8.6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8.2</text:p>
          </table:table-cell>
          <table:table-cell office:value-type="string">
            <text:p>-8.0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7.7</text:p>
          </table:table-cell>
          <table:table-cell office:value-type="string">
            <text:p>-7.8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7.2</text:p>
          </table:table-cell>
          <table:table-cell office:value-type="string">
            <text:p>-7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7.0</text:p>
          </table:table-cell>
          <table:table-cell office:value-type="string">
            <text:p>-6.8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7.4</text:p>
          </table:table-cell>
          <table:table-cell office:value-type="string">
            <text:p>-6.8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7.8</text:p>
          </table:table-cell>
          <table:table-cell office:value-type="string">
            <text:p>-6.7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7.8</text:p>
          </table:table-cell>
          <table:table-cell office:value-type="string">
            <text:p>-6.2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7.4</text:p>
          </table:table-cell>
          <table:table-cell office:value-type="string">
            <text:p>-5.8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6.8</text:p>
          </table:table-cell>
          <table:table-cell office:value-type="string">
            <text:p>-5.9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6.3</text:p>
          </table:table-cell>
          <table:table-cell office:value-type="string">
            <text:p>-5.6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5.8</text:p>
          </table:table-cell>
          <table:table-cell office:value-type="string">
            <text:p>-5.5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5.8</text:p>
          </table:table-cell>
          <table:table-cell office:value-type="string">
            <text:p>-4.9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5.4</text:p>
          </table:table-cell>
          <table:table-cell office:value-type="string">
            <text:p>-4.5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5.0</text:p>
          </table:table-cell>
          <table:table-cell office:value-type="string">
            <text:p>-4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4.5</text:p>
          </table:table-cell>
          <table:table-cell office:value-type="string">
            <text:p>-3.9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4.0</text:p>
          </table:table-cell>
          <table:table-cell office:value-type="string">
            <text:p>-3.7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3.5</text:p>
          </table:table-cell>
          <table:table-cell office:value-type="string">
            <text:p>-3.4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3.0</text:p>
          </table:table-cell>
          <table:table-cell office:value-type="string">
            <text:p>-3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2.4</text:p>
          </table:table-cell>
          <table:table-cell office:value-type="string">
            <text:p>-3.1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2.0</text:p>
          </table:table-cell>
          <table:table-cell office:value-type="string">
            <text:p>-2.9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1.5</text:p>
          </table:table-cell>
          <table:table-cell office:value-type="string">
            <text:p>-2.7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1.0</text:p>
          </table:table-cell>
          <table:table-cell office:value-type="string">
            <text:p>-2.6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0.4</text:p>
          </table:table-cell>
          <table:table-cell office:value-type="string">
            <text:p>-2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40.0</text:p>
          </table:table-cell>
          <table:table-cell office:value-type="string">
            <text:p>-2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9.5</text:p>
          </table:table-cell>
          <table:table-cell office:value-type="string">
            <text:p>-2.2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9.0</text:p>
          </table:table-cell>
          <table:table-cell office:value-type="string">
            <text:p>-2.0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8.4</text:p>
          </table:table-cell>
          <table:table-cell office:value-type="string">
            <text:p>-1.7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7.9</text:p>
          </table:table-cell>
          <table:table-cell office:value-type="string">
            <text:p>-1.4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7.3</text:p>
          </table:table-cell>
          <table:table-cell office:value-type="string">
            <text:p>-1.7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7.0</text:p>
          </table:table-cell>
          <table:table-cell office:value-type="string">
            <text:p>-2.1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6.5</text:p>
          </table:table-cell>
          <table:table-cell office:value-type="string">
            <text:p>-2.2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6.1</text:p>
          </table:table-cell>
          <table:table-cell office:value-type="string">
            <text:p>-2.6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5.8</text:p>
          </table:table-cell>
          <table:table-cell office:value-type="string">
            <text:p>-2.9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5.6</text:p>
          </table:table-cell>
          <table:table-cell office:value-type="string">
            <text:p>-3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5.2</text:p>
          </table:table-cell>
          <table:table-cell office:value-type="string">
            <text:p>-3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4.8</text:p>
          </table:table-cell>
          <table:table-cell office:value-type="string">
            <text:p>-3.0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4.6</text:p>
          </table:table-cell>
          <table:table-cell office:value-type="string">
            <text:p>-2.5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4.2</text:p>
          </table:table-cell>
          <table:table-cell office:value-type="string">
            <text:p>-2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4.0</text:p>
          </table:table-cell>
          <table:table-cell office:value-type="string">
            <text:p>-1.8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4.2</text:p>
          </table:table-cell>
          <table:table-cell office:value-type="string">
            <text:p>-1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3.9</text:p>
          </table:table-cell>
          <table:table-cell office:value-type="string">
            <text:p>-0.7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3.3</text:p>
          </table:table-cell>
          <table:table-cell office:value-type="string">
            <text:p>-0.7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2.8</text:p>
          </table:table-cell>
          <table:table-cell office:value-type="string">
            <text:p>-0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2.2</text:p>
          </table:table-cell>
          <table:table-cell office:value-type="string">
            <text:p>-0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1.8</text:p>
          </table:table-cell>
          <table:table-cell office:value-type="string">
            <text:p>-0.7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1.3</text:p>
          </table:table-cell>
          <table:table-cell office:value-type="string">
            <text:p>-0.8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130.8</text:p>
          </table:table-cell>
          <table:table-cell office:value-type="string">
            <text:p>-1.3</text:p>
          </table:table-cell>
          <table:table-cell office:value-type="string">
            <text:p>CO</text:p>
          </table:table-cell>
          <table:table-cell office:value-type="string">
            <text:p>CO-50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119.8</text:p>
          </table:table-cell>
          <table:table-cell office:value-type="string">
            <text:p>16.3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19.9</text:p>
          </table:table-cell>
          <table:table-cell office:value-type="string">
            <text:p>15.7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0.0</text:p>
          </table:table-cell>
          <table:table-cell office:value-type="string">
            <text:p>15.2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0.1</text:p>
          </table:table-cell>
          <table:table-cell office:value-type="string">
            <text:p>14.7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0.6</text:p>
          </table:table-cell>
          <table:table-cell office:value-type="string">
            <text:p>14.4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0.7</text:p>
          </table:table-cell>
          <table:table-cell office:value-type="string">
            <text:p>14.7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1.0</text:p>
          </table:table-cell>
          <table:table-cell office:value-type="string">
            <text:p>14.5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0.7</text:p>
          </table:table-cell>
          <table:table-cell office:value-type="string">
            <text:p>14.2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0.7</text:p>
          </table:table-cell>
          <table:table-cell office:value-type="string">
            <text:p>13.7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1.2</text:p>
          </table:table-cell>
          <table:table-cell office:value-type="string">
            <text:p>13.6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1.8</text:p>
          </table:table-cell>
          <table:table-cell office:value-type="string">
            <text:p>13.9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2.2</text:p>
          </table:table-cell>
          <table:table-cell office:value-type="string">
            <text:p>13.7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2.7</text:p>
          </table:table-cell>
          <table:table-cell office:value-type="string">
            <text:p>13.1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2.7</text:p>
          </table:table-cell>
          <table:table-cell office:value-type="string">
            <text:p>13.5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2.6</text:p>
          </table:table-cell>
          <table:table-cell office:value-type="string">
            <text:p>13.8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3.1</text:p>
          </table:table-cell>
          <table:table-cell office:value-type="string">
            <text:p>13.6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3.4</text:p>
          </table:table-cell>
          <table:table-cell office:value-type="string">
            <text:p>13.0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3.8</text:p>
          </table:table-cell>
          <table:table-cell office:value-type="string">
            <text:p>12.8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4.2</text:p>
          </table:table-cell>
          <table:table-cell office:value-type="string">
            <text:p>12.9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3.8</text:p>
          </table:table-cell>
          <table:table-cell office:value-type="string">
            <text:p>13.3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3.6</text:p>
          </table:table-cell>
          <table:table-cell office:value-type="string">
            <text:p>13.7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3.9</text:p>
          </table:table-cell>
          <table:table-cell office:value-type="string">
            <text:p>13.7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3.3</text:p>
          </table:table-cell>
          <table:table-cell office:value-type="string">
            <text:p>14.0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2.9</text:p>
          </table:table-cell>
          <table:table-cell office:value-type="string">
            <text:p>14.2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2.6</text:p>
          </table:table-cell>
          <table:table-cell office:value-type="string">
            <text:p>14.2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2.3</text:p>
          </table:table-cell>
          <table:table-cell office:value-type="string">
            <text:p>13.9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1.8</text:p>
          </table:table-cell>
          <table:table-cell office:value-type="string">
            <text:p>14.1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1.7</text:p>
          </table:table-cell>
          <table:table-cell office:value-type="string">
            <text:p>14.6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1.4</text:p>
          </table:table-cell>
          <table:table-cell office:value-type="string">
            <text:p>15.2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1.6</text:p>
          </table:table-cell>
          <table:table-cell office:value-type="string">
            <text:p>15.8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2.0</text:p>
          </table:table-cell>
          <table:table-cell office:value-type="string">
            <text:p>16.2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2.3</text:p>
          </table:table-cell>
          <table:table-cell office:value-type="string">
            <text:p>16.6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2.5</text:p>
          </table:table-cell>
          <table:table-cell office:value-type="string">
            <text:p>17.1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2.2</text:p>
          </table:table-cell>
          <table:table-cell office:value-type="string">
            <text:p>17.4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2.2</text:p>
          </table:table-cell>
          <table:table-cell office:value-type="string">
            <text:p>17.9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2.3</text:p>
          </table:table-cell>
          <table:table-cell office:value-type="string">
            <text:p>18.5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1.9</text:p>
          </table:table-cell>
          <table:table-cell office:value-type="string">
            <text:p>18.2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1.5</text:p>
          </table:table-cell>
          <table:table-cell office:value-type="string">
            <text:p>18.3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1.1</text:p>
          </table:table-cell>
          <table:table-cell office:value-type="string">
            <text:p>18.6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0.7</text:p>
          </table:table-cell>
          <table:table-cell office:value-type="string">
            <text:p>18.5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0.5</text:p>
          </table:table-cell>
          <table:table-cell office:value-type="string">
            <text:p>18.0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0.3</text:p>
          </table:table-cell>
          <table:table-cell office:value-type="string">
            <text:p>17.6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0.5</text:p>
          </table:table-cell>
          <table:table-cell office:value-type="string">
            <text:p>17.2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0.3</text:p>
          </table:table-cell>
          <table:table-cell office:value-type="string">
            <text:p>16.6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20.3</text:p>
          </table:table-cell>
          <table:table-cell office:value-type="string">
            <text:p>16.1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119.8</text:p>
          </table:table-cell>
          <table:table-cell office:value-type="string">
            <text:p>16.3</text:p>
          </table:table-cell>
          <table:table-cell office:value-type="string">
            <text:p>CO</text:p>
          </table:table-cell>
          <table:table-cell office:value-type="string">
            <text:p>CO-51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122.0</text:p>
          </table:table-cell>
          <table:table-cell office:value-type="string">
            <text:p>7.2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2.1</text:p>
          </table:table-cell>
          <table:table-cell office:value-type="string">
            <text:p>6.8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2.3</text:p>
          </table:table-cell>
          <table:table-cell office:value-type="string">
            <text:p>7.3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2.5</text:p>
          </table:table-cell>
          <table:table-cell office:value-type="string">
            <text:p>7.7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2.8</text:p>
          </table:table-cell>
          <table:table-cell office:value-type="string">
            <text:p>7.8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2.9</text:p>
          </table:table-cell>
          <table:table-cell office:value-type="string">
            <text:p>7.3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3.2</text:p>
          </table:table-cell>
          <table:table-cell office:value-type="string">
            <text:p>7.4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3.6</text:p>
          </table:table-cell>
          <table:table-cell office:value-type="string">
            <text:p>7.8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4.0</text:p>
          </table:table-cell>
          <table:table-cell office:value-type="string">
            <text:p>7.6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4.3</text:p>
          </table:table-cell>
          <table:table-cell office:value-type="string">
            <text:p>7.3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4.0</text:p>
          </table:table-cell>
          <table:table-cell office:value-type="string">
            <text:p>7.0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4.0</text:p>
          </table:table-cell>
          <table:table-cell office:value-type="string">
            <text:p>6.4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4.3</text:p>
          </table:table-cell>
          <table:table-cell office:value-type="string">
            <text:p>6.2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4.8</text:p>
          </table:table-cell>
          <table:table-cell office:value-type="string">
            <text:p>5.9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5.1</text:p>
          </table:table-cell>
          <table:table-cell office:value-type="string">
            <text:p>5.9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5.4</text:p>
          </table:table-cell>
          <table:table-cell office:value-type="string">
            <text:p>5.6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5.7</text:p>
          </table:table-cell>
          <table:table-cell office:value-type="string">
            <text:p>6.1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5.6</text:p>
          </table:table-cell>
          <table:table-cell office:value-type="string">
            <text:p>6.4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5.3</text:p>
          </table:table-cell>
          <table:table-cell office:value-type="string">
            <text:p>6.8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5.5</text:p>
          </table:table-cell>
          <table:table-cell office:value-type="string">
            <text:p>7.0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5.7</text:p>
          </table:table-cell>
          <table:table-cell office:value-type="string">
            <text:p>7.3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6.0</text:p>
          </table:table-cell>
          <table:table-cell office:value-type="string">
            <text:p>6.9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6.2</text:p>
          </table:table-cell>
          <table:table-cell office:value-type="string">
            <text:p>6.3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6.3</text:p>
          </table:table-cell>
          <table:table-cell office:value-type="string">
            <text:p>6.8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6.6</text:p>
          </table:table-cell>
          <table:table-cell office:value-type="string">
            <text:p>7.3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6.6</text:p>
          </table:table-cell>
          <table:table-cell office:value-type="string">
            <text:p>7.7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6.3</text:p>
          </table:table-cell>
          <table:table-cell office:value-type="string">
            <text:p>8.2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6.3</text:p>
          </table:table-cell>
          <table:table-cell office:value-type="string">
            <text:p>8.8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6.0</text:p>
          </table:table-cell>
          <table:table-cell office:value-type="string">
            <text:p>9.3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5.4</text:p>
          </table:table-cell>
          <table:table-cell office:value-type="string">
            <text:p>9.8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5.5</text:p>
          </table:table-cell>
          <table:table-cell office:value-type="string">
            <text:p>9.1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5.2</text:p>
          </table:table-cell>
          <table:table-cell office:value-type="string">
            <text:p>8.8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4.8</text:p>
          </table:table-cell>
          <table:table-cell office:value-type="string">
            <text:p>9.0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4.7</text:p>
          </table:table-cell>
          <table:table-cell office:value-type="string">
            <text:p>8.5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4.3</text:p>
          </table:table-cell>
          <table:table-cell office:value-type="string">
            <text:p>8.4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3.9</text:p>
          </table:table-cell>
          <table:table-cell office:value-type="string">
            <text:p>8.1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3.8</text:p>
          </table:table-cell>
          <table:table-cell office:value-type="string">
            <text:p>8.5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3.5</text:p>
          </table:table-cell>
          <table:table-cell office:value-type="string">
            <text:p>8.7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3.1</text:p>
          </table:table-cell>
          <table:table-cell office:value-type="string">
            <text:p>8.5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2.8</text:p>
          </table:table-cell>
          <table:table-cell office:value-type="string">
            <text:p>8.2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2.3</text:p>
          </table:table-cell>
          <table:table-cell office:value-type="string">
            <text:p>8.0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2.1</text:p>
          </table:table-cell>
          <table:table-cell office:value-type="string">
            <text:p>7.8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122.0</text:p>
          </table:table-cell>
          <table:table-cell office:value-type="string">
            <text:p>7.2</text:p>
          </table:table-cell>
          <table:table-cell office:value-type="string">
            <text:p>CO</text:p>
          </table:table-cell>
          <table:table-cell office:value-type="string">
            <text:p>CO-52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159.8</text:p>
          </table:table-cell>
          <table:table-cell office:value-type="string">
            <text:p>22.0</text:p>
          </table:table-cell>
          <table:table-cell office:value-type="string">
            <text:p>CO</text:p>
          </table:table-cell>
          <table:table-cell office:value-type="string">
            <text:p>CO-53</text:p>
          </table:table-cell>
        </table:table-row>
        <table:table-row table:style-name="ro1">
          <table:table-cell office:value-type="string">
            <text:p>-159.6</text:p>
          </table:table-cell>
          <table:table-cell office:value-type="string">
            <text:p>21.9</text:p>
          </table:table-cell>
          <table:table-cell office:value-type="string">
            <text:p>CO</text:p>
          </table:table-cell>
          <table:table-cell office:value-type="string">
            <text:p>CO-53</text:p>
          </table:table-cell>
        </table:table-row>
        <table:table-row table:style-name="ro1">
          <table:table-cell office:value-type="string">
            <text:p>-159.4</text:p>
          </table:table-cell>
          <table:table-cell office:value-type="string">
            <text:p>21.9</text:p>
          </table:table-cell>
          <table:table-cell office:value-type="string">
            <text:p>CO</text:p>
          </table:table-cell>
          <table:table-cell office:value-type="string">
            <text:p>CO-53</text:p>
          </table:table-cell>
        </table:table-row>
        <table:table-row table:style-name="ro1">
          <table:table-cell office:value-type="string">
            <text:p>-159.3</text:p>
          </table:table-cell>
          <table:table-cell office:value-type="string">
            <text:p>22.2</text:p>
          </table:table-cell>
          <table:table-cell office:value-type="string">
            <text:p>CO</text:p>
          </table:table-cell>
          <table:table-cell office:value-type="string">
            <text:p>CO-53</text:p>
          </table:table-cell>
        </table:table-row>
        <table:table-row table:style-name="ro1">
          <table:table-cell office:value-type="string">
            <text:p>-159.6</text:p>
          </table:table-cell>
          <table:table-cell office:value-type="string">
            <text:p>22.2</text:p>
          </table:table-cell>
          <table:table-cell office:value-type="string">
            <text:p>CO</text:p>
          </table:table-cell>
          <table:table-cell office:value-type="string">
            <text:p>CO-53</text:p>
          </table:table-cell>
        </table:table-row>
        <table:table-row table:style-name="ro1">
          <table:table-cell office:value-type="string">
            <text:p>-159.8</text:p>
          </table:table-cell>
          <table:table-cell office:value-type="string">
            <text:p>22.0</text:p>
          </table:table-cell>
          <table:table-cell office:value-type="string">
            <text:p>CO</text:p>
          </table:table-cell>
          <table:table-cell office:value-type="string">
            <text:p>CO-53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155.9</text:p>
          </table:table-cell>
          <table:table-cell office:value-type="string">
            <text:p>20.3</text:p>
          </table:table-cell>
          <table:table-cell office:value-type="string">
            <text:p>CO</text:p>
          </table:table-cell>
          <table:table-cell office:value-type="string">
            <text:p>CO-54</text:p>
          </table:table-cell>
        </table:table-row>
        <table:table-row table:style-name="ro1">
          <table:table-cell office:value-type="string">
            <text:p>-155.9</text:p>
          </table:table-cell>
          <table:table-cell office:value-type="string">
            <text:p>20.0</text:p>
          </table:table-cell>
          <table:table-cell office:value-type="string">
            <text:p>CO</text:p>
          </table:table-cell>
          <table:table-cell office:value-type="string">
            <text:p>CO-54</text:p>
          </table:table-cell>
        </table:table-row>
        <table:table-row table:style-name="ro1">
          <table:table-cell office:value-type="string">
            <text:p>-156.1</text:p>
          </table:table-cell>
          <table:table-cell office:value-type="string">
            <text:p>19.8</text:p>
          </table:table-cell>
          <table:table-cell office:value-type="string">
            <text:p>CO</text:p>
          </table:table-cell>
          <table:table-cell office:value-type="string">
            <text:p>CO-54</text:p>
          </table:table-cell>
        </table:table-row>
        <table:table-row table:style-name="ro1">
          <table:table-cell office:value-type="string">
            <text:p>-155.9</text:p>
          </table:table-cell>
          <table:table-cell office:value-type="string">
            <text:p>19.4</text:p>
          </table:table-cell>
          <table:table-cell office:value-type="string">
            <text:p>CO</text:p>
          </table:table-cell>
          <table:table-cell office:value-type="string">
            <text:p>CO-54</text:p>
          </table:table-cell>
        </table:table-row>
        <table:table-row table:style-name="ro1">
          <table:table-cell office:value-type="string">
            <text:p>-155.9</text:p>
          </table:table-cell>
          <table:table-cell office:value-type="string">
            <text:p>19.1</text:p>
          </table:table-cell>
          <table:table-cell office:value-type="string">
            <text:p>CO</text:p>
          </table:table-cell>
          <table:table-cell office:value-type="string">
            <text:p>CO-54</text:p>
          </table:table-cell>
        </table:table-row>
        <table:table-row table:style-name="ro1">
          <table:table-cell office:value-type="string">
            <text:p>-155.7</text:p>
          </table:table-cell>
          <table:table-cell office:value-type="string">
            <text:p>18.9</text:p>
          </table:table-cell>
          <table:table-cell office:value-type="string">
            <text:p>CO</text:p>
          </table:table-cell>
          <table:table-cell office:value-type="string">
            <text:p>CO-54</text:p>
          </table:table-cell>
        </table:table-row>
        <table:table-row table:style-name="ro1">
          <table:table-cell office:value-type="string">
            <text:p>-155.5</text:p>
          </table:table-cell>
          <table:table-cell office:value-type="string">
            <text:p>19.1</text:p>
          </table:table-cell>
          <table:table-cell office:value-type="string">
            <text:p>CO</text:p>
          </table:table-cell>
          <table:table-cell office:value-type="string">
            <text:p>CO-54</text:p>
          </table:table-cell>
        </table:table-row>
        <table:table-row table:style-name="ro1">
          <table:table-cell office:value-type="string">
            <text:p>-155.3</text:p>
          </table:table-cell>
          <table:table-cell office:value-type="string">
            <text:p>19.3</text:p>
          </table:table-cell>
          <table:table-cell office:value-type="string">
            <text:p>CO</text:p>
          </table:table-cell>
          <table:table-cell office:value-type="string">
            <text:p>CO-54</text:p>
          </table:table-cell>
        </table:table-row>
        <table:table-row table:style-name="ro1">
          <table:table-cell office:value-type="string">
            <text:p>-155.0</text:p>
          </table:table-cell>
          <table:table-cell office:value-type="string">
            <text:p>19.3</text:p>
          </table:table-cell>
          <table:table-cell office:value-type="string">
            <text:p>CO</text:p>
          </table:table-cell>
          <table:table-cell office:value-type="string">
            <text:p>CO-54</text:p>
          </table:table-cell>
        </table:table-row>
        <table:table-row table:style-name="ro1">
          <table:table-cell office:value-type="string">
            <text:p>-154.8</text:p>
          </table:table-cell>
          <table:table-cell office:value-type="string">
            <text:p>19.5</text:p>
          </table:table-cell>
          <table:table-cell office:value-type="string">
            <text:p>CO</text:p>
          </table:table-cell>
          <table:table-cell office:value-type="string">
            <text:p>CO-54</text:p>
          </table:table-cell>
        </table:table-row>
        <table:table-row table:style-name="ro1">
          <table:table-cell office:value-type="string">
            <text:p>-155.0</text:p>
          </table:table-cell>
          <table:table-cell office:value-type="string">
            <text:p>19.7</text:p>
          </table:table-cell>
          <table:table-cell office:value-type="string">
            <text:p>CO</text:p>
          </table:table-cell>
          <table:table-cell office:value-type="string">
            <text:p>CO-54</text:p>
          </table:table-cell>
        </table:table-row>
        <table:table-row table:style-name="ro1">
          <table:table-cell office:value-type="string">
            <text:p>-155.1</text:p>
          </table:table-cell>
          <table:table-cell office:value-type="string">
            <text:p>19.9</text:p>
          </table:table-cell>
          <table:table-cell office:value-type="string">
            <text:p>CO</text:p>
          </table:table-cell>
          <table:table-cell office:value-type="string">
            <text:p>CO-54</text:p>
          </table:table-cell>
        </table:table-row>
        <table:table-row table:style-name="ro1">
          <table:table-cell office:value-type="string">
            <text:p>-155.4</text:p>
          </table:table-cell>
          <table:table-cell office:value-type="string">
            <text:p>20.1</text:p>
          </table:table-cell>
          <table:table-cell office:value-type="string">
            <text:p>CO</text:p>
          </table:table-cell>
          <table:table-cell office:value-type="string">
            <text:p>CO-54</text:p>
          </table:table-cell>
        </table:table-row>
        <table:table-row table:style-name="ro1">
          <table:table-cell office:value-type="string">
            <text:p>-155.6</text:p>
          </table:table-cell>
          <table:table-cell office:value-type="string">
            <text:p>20.1</text:p>
          </table:table-cell>
          <table:table-cell office:value-type="string">
            <text:p>CO</text:p>
          </table:table-cell>
          <table:table-cell office:value-type="string">
            <text:p>CO-54</text:p>
          </table:table-cell>
        </table:table-row>
        <table:table-row table:style-name="ro1">
          <table:table-cell office:value-type="string">
            <text:p>-155.9</text:p>
          </table:table-cell>
          <table:table-cell office:value-type="string">
            <text:p>20.3</text:p>
          </table:table-cell>
          <table:table-cell office:value-type="string">
            <text:p>CO</text:p>
          </table:table-cell>
          <table:table-cell office:value-type="string">
            <text:p>CO-54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91.4</text:p>
          </table:table-cell>
          <table:table-cell office:value-type="string">
            <text:p>0.1</text:p>
          </table:table-cell>
          <table:table-cell office:value-type="string">
            <text:p>CO</text:p>
          </table:table-cell>
          <table:table-cell office:value-type="string">
            <text:p>CO-55</text:p>
          </table:table-cell>
        </table:table-row>
        <table:table-row table:style-name="ro1">
          <table:table-cell office:value-type="string">
            <text:p>-91.5</text:p>
          </table:table-cell>
          <table:table-cell office:value-type="string">
            <text:p>-0.4</text:p>
          </table:table-cell>
          <table:table-cell office:value-type="string">
            <text:p>CO</text:p>
          </table:table-cell>
          <table:table-cell office:value-type="string">
            <text:p>CO-55</text:p>
          </table:table-cell>
        </table:table-row>
        <table:table-row table:style-name="ro1">
          <table:table-cell office:value-type="string">
            <text:p>-91.2</text:p>
          </table:table-cell>
          <table:table-cell office:value-type="string">
            <text:p>-0.7</text:p>
          </table:table-cell>
          <table:table-cell office:value-type="string">
            <text:p>CO</text:p>
          </table:table-cell>
          <table:table-cell office:value-type="string">
            <text:p>CO-55</text:p>
          </table:table-cell>
        </table:table-row>
        <table:table-row table:style-name="ro1">
          <table:table-cell office:value-type="string">
            <text:p>-91.5</text:p>
          </table:table-cell>
          <table:table-cell office:value-type="string">
            <text:p>-0.9</text:p>
          </table:table-cell>
          <table:table-cell office:value-type="string">
            <text:p>CO</text:p>
          </table:table-cell>
          <table:table-cell office:value-type="string">
            <text:p>CO-55</text:p>
          </table:table-cell>
        </table:table-row>
        <table:table-row table:style-name="ro1">
          <table:table-cell office:value-type="string">
            <text:p>-91.2</text:p>
          </table:table-cell>
          <table:table-cell office:value-type="string">
            <text:p>-1.1</text:p>
          </table:table-cell>
          <table:table-cell office:value-type="string">
            <text:p>CO</text:p>
          </table:table-cell>
          <table:table-cell office:value-type="string">
            <text:p>CO-55</text:p>
          </table:table-cell>
        </table:table-row>
        <table:table-row table:style-name="ro1">
          <table:table-cell office:value-type="string">
            <text:p>-90.8</text:p>
          </table:table-cell>
          <table:table-cell office:value-type="string">
            <text:p>-0.8</text:p>
          </table:table-cell>
          <table:table-cell office:value-type="string">
            <text:p>CO</text:p>
          </table:table-cell>
          <table:table-cell office:value-type="string">
            <text:p>CO-55</text:p>
          </table:table-cell>
        </table:table-row>
        <table:table-row table:style-name="ro1">
          <table:table-cell office:value-type="string">
            <text:p>-91.1</text:p>
          </table:table-cell>
          <table:table-cell office:value-type="string">
            <text:p>-0.3</text:p>
          </table:table-cell>
          <table:table-cell office:value-type="string">
            <text:p>CO</text:p>
          </table:table-cell>
          <table:table-cell office:value-type="string">
            <text:p>CO-55</text:p>
          </table:table-cell>
        </table:table-row>
        <table:table-row table:style-name="ro1">
          <table:table-cell office:value-type="string">
            <text:p>-91.4</text:p>
          </table:table-cell>
          <table:table-cell office:value-type="string">
            <text:p>0.1</text:p>
          </table:table-cell>
          <table:table-cell office:value-type="string">
            <text:p>CO</text:p>
          </table:table-cell>
          <table:table-cell office:value-type="string">
            <text:p>CO-55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83.7</text:p>
          </table:table-cell>
          <table:table-cell office:value-type="string">
            <text:p>62.2</text:p>
          </table:table-cell>
          <table:table-cell office:value-type="string">
            <text:p>CO</text:p>
          </table:table-cell>
          <table:table-cell office:value-type="string">
            <text:p>CO-56</text:p>
          </table:table-cell>
        </table:table-row>
        <table:table-row table:style-name="ro1">
          <table:table-cell office:value-type="string">
            <text:p>-82.8</text:p>
          </table:table-cell>
          <table:table-cell office:value-type="string">
            <text:p>62.2</text:p>
          </table:table-cell>
          <table:table-cell office:value-type="string">
            <text:p>CO</text:p>
          </table:table-cell>
          <table:table-cell office:value-type="string">
            <text:p>CO-56</text:p>
          </table:table-cell>
        </table:table-row>
        <table:table-row table:style-name="ro1">
          <table:table-cell office:value-type="string">
            <text:p>-81.9</text:p>
          </table:table-cell>
          <table:table-cell office:value-type="string">
            <text:p>62.7</text:p>
          </table:table-cell>
          <table:table-cell office:value-type="string">
            <text:p>CO</text:p>
          </table:table-cell>
          <table:table-cell office:value-type="string">
            <text:p>CO-56</text:p>
          </table:table-cell>
        </table:table-row>
        <table:table-row table:style-name="ro1">
          <table:table-cell office:value-type="string">
            <text:p>-81.9</text:p>
          </table:table-cell>
          <table:table-cell office:value-type="string">
            <text:p>62.8</text:p>
          </table:table-cell>
          <table:table-cell office:value-type="string">
            <text:p>CO</text:p>
          </table:table-cell>
          <table:table-cell office:value-type="string">
            <text:p>CO-56</text:p>
          </table:table-cell>
        </table:table-row>
        <table:table-row table:style-name="ro1">
          <table:table-cell office:value-type="string">
            <text:p>-82.6</text:p>
          </table:table-cell>
          <table:table-cell office:value-type="string">
            <text:p>62.8</text:p>
          </table:table-cell>
          <table:table-cell office:value-type="string">
            <text:p>CO</text:p>
          </table:table-cell>
          <table:table-cell office:value-type="string">
            <text:p>CO-56</text:p>
          </table:table-cell>
        </table:table-row>
        <table:table-row table:style-name="ro1">
          <table:table-cell office:value-type="string">
            <text:p>-83.3</text:p>
          </table:table-cell>
          <table:table-cell office:value-type="string">
            <text:p>62.6</text:p>
          </table:table-cell>
          <table:table-cell office:value-type="string">
            <text:p>CO</text:p>
          </table:table-cell>
          <table:table-cell office:value-type="string">
            <text:p>CO-56</text:p>
          </table:table-cell>
        </table:table-row>
        <table:table-row table:style-name="ro1">
          <table:table-cell office:value-type="string">
            <text:p>-83.7</text:p>
          </table:table-cell>
          <table:table-cell office:value-type="string">
            <text:p>62.2</text:p>
          </table:table-cell>
          <table:table-cell office:value-type="string">
            <text:p>CO</text:p>
          </table:table-cell>
          <table:table-cell office:value-type="string">
            <text:p>CO-56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87.2</text:p>
          </table:table-cell>
          <table:table-cell office:value-type="string">
            <text:p>63.7</text:p>
          </table:table-cell>
          <table:table-cell office:value-type="string">
            <text:p>CO</text:p>
          </table:table-cell>
          <table:table-cell office:value-type="string">
            <text:p>CO-57</text:p>
          </table:table-cell>
        </table:table-row>
        <table:table-row table:style-name="ro1">
          <table:table-cell office:value-type="string">
            <text:p>-85.8</text:p>
          </table:table-cell>
          <table:table-cell office:value-type="string">
            <text:p>63.7</text:p>
          </table:table-cell>
          <table:table-cell office:value-type="string">
            <text:p>CO</text:p>
          </table:table-cell>
          <table:table-cell office:value-type="string">
            <text:p>CO-57</text:p>
          </table:table-cell>
        </table:table-row>
        <table:table-row table:style-name="ro1">
          <table:table-cell office:value-type="string">
            <text:p>-85.8</text:p>
          </table:table-cell>
          <table:table-cell office:value-type="string">
            <text:p>63.2</text:p>
          </table:table-cell>
          <table:table-cell office:value-type="string">
            <text:p>CO</text:p>
          </table:table-cell>
          <table:table-cell office:value-type="string">
            <text:p>CO-57</text:p>
          </table:table-cell>
        </table:table-row>
        <table:table-row table:style-name="ro1">
          <table:table-cell office:value-type="string">
            <text:p>-84.8</text:p>
          </table:table-cell>
          <table:table-cell office:value-type="string">
            <text:p>63.3</text:p>
          </table:table-cell>
          <table:table-cell office:value-type="string">
            <text:p>CO</text:p>
          </table:table-cell>
          <table:table-cell office:value-type="string">
            <text:p>CO-57</text:p>
          </table:table-cell>
        </table:table-row>
        <table:table-row table:style-name="ro1">
          <table:table-cell office:value-type="string">
            <text:p>-84.2</text:p>
          </table:table-cell>
          <table:table-cell office:value-type="string">
            <text:p>63.7</text:p>
          </table:table-cell>
          <table:table-cell office:value-type="string">
            <text:p>CO</text:p>
          </table:table-cell>
          <table:table-cell office:value-type="string">
            <text:p>CO-57</text:p>
          </table:table-cell>
        </table:table-row>
        <table:table-row table:style-name="ro1">
          <table:table-cell office:value-type="string">
            <text:p>-83.6</text:p>
          </table:table-cell>
          <table:table-cell office:value-type="string">
            <text:p>64.0</text:p>
          </table:table-cell>
          <table:table-cell office:value-type="string">
            <text:p>CO</text:p>
          </table:table-cell>
          <table:table-cell office:value-type="string">
            <text:p>CO-57</text:p>
          </table:table-cell>
        </table:table-row>
        <table:table-row table:style-name="ro1">
          <table:table-cell office:value-type="string">
            <text:p>-82.8</text:p>
          </table:table-cell>
          <table:table-cell office:value-type="string">
            <text:p>64.0</text:p>
          </table:table-cell>
          <table:table-cell office:value-type="string">
            <text:p>CO</text:p>
          </table:table-cell>
          <table:table-cell office:value-type="string">
            <text:p>CO-57</text:p>
          </table:table-cell>
        </table:table-row>
        <table:table-row table:style-name="ro1">
          <table:table-cell office:value-type="string">
            <text:p>-82.0</text:p>
          </table:table-cell>
          <table:table-cell office:value-type="string">
            <text:p>63.8</text:p>
          </table:table-cell>
          <table:table-cell office:value-type="string">
            <text:p>CO</text:p>
          </table:table-cell>
          <table:table-cell office:value-type="string">
            <text:p>CO-57</text:p>
          </table:table-cell>
        </table:table-row>
        <table:table-row table:style-name="ro1">
          <table:table-cell office:value-type="string">
            <text:p>-81.2</text:p>
          </table:table-cell>
          <table:table-cell office:value-type="string">
            <text:p>63.4</text:p>
          </table:table-cell>
          <table:table-cell office:value-type="string">
            <text:p>CO</text:p>
          </table:table-cell>
          <table:table-cell office:value-type="string">
            <text:p>CO-57</text:p>
          </table:table-cell>
        </table:table-row>
        <table:table-row table:style-name="ro1">
          <table:table-cell office:value-type="string">
            <text:p>-80.3</text:p>
          </table:table-cell>
          <table:table-cell office:value-type="string">
            <text:p>63.8</text:p>
          </table:table-cell>
          <table:table-cell office:value-type="string">
            <text:p>CO</text:p>
          </table:table-cell>
          <table:table-cell office:value-type="string">
            <text:p>CO-57</text:p>
          </table:table-cell>
        </table:table-row>
        <table:table-row table:style-name="ro1">
          <table:table-cell office:value-type="string">
            <text:p>-81.2</text:p>
          </table:table-cell>
          <table:table-cell office:value-type="string">
            <text:p>64.1</text:p>
          </table:table-cell>
          <table:table-cell office:value-type="string">
            <text:p>CO</text:p>
          </table:table-cell>
          <table:table-cell office:value-type="string">
            <text:p>CO-57</text:p>
          </table:table-cell>
        </table:table-row>
        <table:table-row table:style-name="ro1">
          <table:table-cell office:value-type="string">
            <text:p>-81.8</text:p>
          </table:table-cell>
          <table:table-cell office:value-type="string">
            <text:p>64.5</text:p>
          </table:table-cell>
          <table:table-cell office:value-type="string">
            <text:p>CO</text:p>
          </table:table-cell>
          <table:table-cell office:value-type="string">
            <text:p>CO-57</text:p>
          </table:table-cell>
        </table:table-row>
        <table:table-row table:style-name="ro1">
          <table:table-cell office:value-type="string">
            <text:p>-82.5</text:p>
          </table:table-cell>
          <table:table-cell office:value-type="string">
            <text:p>64.8</text:p>
          </table:table-cell>
          <table:table-cell office:value-type="string">
            <text:p>CO</text:p>
          </table:table-cell>
          <table:table-cell office:value-type="string">
            <text:p>CO-57</text:p>
          </table:table-cell>
        </table:table-row>
        <table:table-row table:style-name="ro1">
          <table:table-cell office:value-type="string">
            <text:p>-83.7</text:p>
          </table:table-cell>
          <table:table-cell office:value-type="string">
            <text:p>65.2</text:p>
          </table:table-cell>
          <table:table-cell office:value-type="string">
            <text:p>CO</text:p>
          </table:table-cell>
          <table:table-cell office:value-type="string">
            <text:p>CO-57</text:p>
          </table:table-cell>
        </table:table-row>
        <table:table-row table:style-name="ro1">
          <table:table-cell office:value-type="string">
            <text:p>-84.7</text:p>
          </table:table-cell>
          <table:table-cell office:value-type="string">
            <text:p>65.6</text:p>
          </table:table-cell>
          <table:table-cell office:value-type="string">
            <text:p>CO</text:p>
          </table:table-cell>
          <table:table-cell office:value-type="string">
            <text:p>CO-57</text:p>
          </table:table-cell>
        </table:table-row>
        <table:table-row table:style-name="ro1">
          <table:table-cell office:value-type="string">
            <text:p>-85.0</text:p>
          </table:table-cell>
          <table:table-cell office:value-type="string">
            <text:p>66.1</text:p>
          </table:table-cell>
          <table:table-cell office:value-type="string">
            <text:p>CO</text:p>
          </table:table-cell>
          <table:table-cell office:value-type="string">
            <text:p>CO-57</text:p>
          </table:table-cell>
        </table:table-row>
        <table:table-row table:style-name="ro1">
          <table:table-cell office:value-type="string">
            <text:p>-86.0</text:p>
          </table:table-cell>
          <table:table-cell office:value-type="string">
            <text:p>65.7</text:p>
          </table:table-cell>
          <table:table-cell office:value-type="string">
            <text:p>CO</text:p>
          </table:table-cell>
          <table:table-cell office:value-type="string">
            <text:p>CO-57</text:p>
          </table:table-cell>
        </table:table-row>
        <table:table-row table:style-name="ro1">
          <table:table-cell office:value-type="string">
            <text:p>-86.2</text:p>
          </table:table-cell>
          <table:table-cell office:value-type="string">
            <text:p>65.3</text:p>
          </table:table-cell>
          <table:table-cell office:value-type="string">
            <text:p>CO</text:p>
          </table:table-cell>
          <table:table-cell office:value-type="string">
            <text:p>CO-57</text:p>
          </table:table-cell>
        </table:table-row>
        <table:table-row table:style-name="ro1">
          <table:table-cell office:value-type="string">
            <text:p>-86.4</text:p>
          </table:table-cell>
          <table:table-cell office:value-type="string">
            <text:p>64.7</text:p>
          </table:table-cell>
          <table:table-cell office:value-type="string">
            <text:p>CO</text:p>
          </table:table-cell>
          <table:table-cell office:value-type="string">
            <text:p>CO-57</text:p>
          </table:table-cell>
        </table:table-row>
        <table:table-row table:style-name="ro1">
          <table:table-cell office:value-type="string">
            <text:p>-86.2</text:p>
          </table:table-cell>
          <table:table-cell office:value-type="string">
            <text:p>64.1</text:p>
          </table:table-cell>
          <table:table-cell office:value-type="string">
            <text:p>CO</text:p>
          </table:table-cell>
          <table:table-cell office:value-type="string">
            <text:p>CO-57</text:p>
          </table:table-cell>
        </table:table-row>
        <table:table-row table:style-name="ro1">
          <table:table-cell office:value-type="string">
            <text:p>-87.2</text:p>
          </table:table-cell>
          <table:table-cell office:value-type="string">
            <text:p>63.7</text:p>
          </table:table-cell>
          <table:table-cell office:value-type="string">
            <text:p>CO</text:p>
          </table:table-cell>
          <table:table-cell office:value-type="string">
            <text:p>CO-57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99.5</text:p>
          </table:table-cell>
          <table:table-cell office:value-type="string">
            <text:p>79.9</text:p>
          </table:table-cell>
          <table:table-cell office:value-type="string">
            <text:p>CO</text:p>
          </table:table-cell>
          <table:table-cell office:value-type="string">
            <text:p>CO-58</text:p>
          </table:table-cell>
        </table:table-row>
        <table:table-row table:style-name="ro1">
          <table:table-cell office:value-type="string">
            <text:p>-97.7</text:p>
          </table:table-cell>
          <table:table-cell office:value-type="string">
            <text:p>79.8</text:p>
          </table:table-cell>
          <table:table-cell office:value-type="string">
            <text:p>CO</text:p>
          </table:table-cell>
          <table:table-cell office:value-type="string">
            <text:p>CO-58</text:p>
          </table:table-cell>
        </table:table-row>
        <table:table-row table:style-name="ro1">
          <table:table-cell office:value-type="string">
            <text:p>-98.8</text:p>
          </table:table-cell>
          <table:table-cell office:value-type="string">
            <text:p>80.2</text:p>
          </table:table-cell>
          <table:table-cell office:value-type="string">
            <text:p>CO</text:p>
          </table:table-cell>
          <table:table-cell office:value-type="string">
            <text:p>CO-58</text:p>
          </table:table-cell>
        </table:table-row>
        <table:table-row table:style-name="ro1">
          <table:table-cell office:value-type="string">
            <text:p>-99.5</text:p>
          </table:table-cell>
          <table:table-cell office:value-type="string">
            <text:p>79.9</text:p>
          </table:table-cell>
          <table:table-cell office:value-type="string">
            <text:p>CO</text:p>
          </table:table-cell>
          <table:table-cell office:value-type="string">
            <text:p>CO-58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105.7</text:p>
          </table:table-cell>
          <table:table-cell office:value-type="string">
            <text:p>77.7</text:p>
          </table:table-cell>
          <table:table-cell office:value-type="string">
            <text:p>CO</text:p>
          </table:table-cell>
          <table:table-cell office:value-type="string">
            <text:p>CO-59</text:p>
          </table:table-cell>
        </table:table-row>
        <table:table-row table:style-name="ro1">
          <table:table-cell office:value-type="string">
            <text:p>-105.3</text:p>
          </table:table-cell>
          <table:table-cell office:value-type="string">
            <text:p>77.2</text:p>
          </table:table-cell>
          <table:table-cell office:value-type="string">
            <text:p>CO</text:p>
          </table:table-cell>
          <table:table-cell office:value-type="string">
            <text:p>CO-59</text:p>
          </table:table-cell>
        </table:table-row>
        <table:table-row table:style-name="ro1">
          <table:table-cell office:value-type="string">
            <text:p>-104.0</text:p>
          </table:table-cell>
          <table:table-cell office:value-type="string">
            <text:p>77.1</text:p>
          </table:table-cell>
          <table:table-cell office:value-type="string">
            <text:p>CO</text:p>
          </table:table-cell>
          <table:table-cell office:value-type="string">
            <text:p>CO-59</text:p>
          </table:table-cell>
        </table:table-row>
        <table:table-row table:style-name="ro1">
          <table:table-cell office:value-type="string">
            <text:p>-104.6</text:p>
          </table:table-cell>
          <table:table-cell office:value-type="string">
            <text:p>77.4</text:p>
          </table:table-cell>
          <table:table-cell office:value-type="string">
            <text:p>CO</text:p>
          </table:table-cell>
          <table:table-cell office:value-type="string">
            <text:p>CO-59</text:p>
          </table:table-cell>
        </table:table-row>
        <table:table-row table:style-name="ro1">
          <table:table-cell office:value-type="string">
            <text:p>-104.8</text:p>
          </table:table-cell>
          <table:table-cell office:value-type="string">
            <text:p>77.8</text:p>
          </table:table-cell>
          <table:table-cell office:value-type="string">
            <text:p>CO</text:p>
          </table:table-cell>
          <table:table-cell office:value-type="string">
            <text:p>CO-59</text:p>
          </table:table-cell>
        </table:table-row>
        <table:table-row table:style-name="ro1">
          <table:table-cell office:value-type="string">
            <text:p>-105.7</text:p>
          </table:table-cell>
          <table:table-cell office:value-type="string">
            <text:p>77.7</text:p>
          </table:table-cell>
          <table:table-cell office:value-type="string">
            <text:p>CO</text:p>
          </table:table-cell>
          <table:table-cell office:value-type="string">
            <text:p>CO-59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113.8</text:p>
          </table:table-cell>
          <table:table-cell office:value-type="string">
            <text:p>78.3</text:p>
          </table:table-cell>
          <table:table-cell office:value-type="string">
            <text:p>CO</text:p>
          </table:table-cell>
          <table:table-cell office:value-type="string">
            <text:p>CO-60</text:p>
          </table:table-cell>
        </table:table-row>
        <table:table-row table:style-name="ro1">
          <table:table-cell office:value-type="string">
            <text:p>-112.0</text:p>
          </table:table-cell>
          <table:table-cell office:value-type="string">
            <text:p>78.3</text:p>
          </table:table-cell>
          <table:table-cell office:value-type="string">
            <text:p>CO</text:p>
          </table:table-cell>
          <table:table-cell office:value-type="string">
            <text:p>CO-60</text:p>
          </table:table-cell>
        </table:table-row>
        <table:table-row table:style-name="ro1">
          <table:table-cell office:value-type="string">
            <text:p>-111.0</text:p>
          </table:table-cell>
          <table:table-cell office:value-type="string">
            <text:p>78.2</text:p>
          </table:table-cell>
          <table:table-cell office:value-type="string">
            <text:p>CO</text:p>
          </table:table-cell>
          <table:table-cell office:value-type="string">
            <text:p>CO-60</text:p>
          </table:table-cell>
        </table:table-row>
        <table:table-row table:style-name="ro1">
          <table:table-cell office:value-type="string">
            <text:p>-109.6</text:p>
          </table:table-cell>
          <table:table-cell office:value-type="string">
            <text:p>78.2</text:p>
          </table:table-cell>
          <table:table-cell office:value-type="string">
            <text:p>CO</text:p>
          </table:table-cell>
          <table:table-cell office:value-type="string">
            <text:p>CO-60</text:p>
          </table:table-cell>
        </table:table-row>
        <table:table-row table:style-name="ro1">
          <table:table-cell office:value-type="string">
            <text:p>-108.9</text:p>
          </table:table-cell>
          <table:table-cell office:value-type="string">
            <text:p>78.4</text:p>
          </table:table-cell>
          <table:table-cell office:value-type="string">
            <text:p>CO</text:p>
          </table:table-cell>
          <table:table-cell office:value-type="string">
            <text:p>CO-60</text:p>
          </table:table-cell>
        </table:table-row>
        <table:table-row table:style-name="ro1">
          <table:table-cell office:value-type="string">
            <text:p>-110.7</text:p>
          </table:table-cell>
          <table:table-cell office:value-type="string">
            <text:p>78.6</text:p>
          </table:table-cell>
          <table:table-cell office:value-type="string">
            <text:p>CO</text:p>
          </table:table-cell>
          <table:table-cell office:value-type="string">
            <text:p>CO-60</text:p>
          </table:table-cell>
        </table:table-row>
        <table:table-row table:style-name="ro1">
          <table:table-cell office:value-type="string">
            <text:p>-113.0</text:p>
          </table:table-cell>
          <table:table-cell office:value-type="string">
            <text:p>78.5</text:p>
          </table:table-cell>
          <table:table-cell office:value-type="string">
            <text:p>CO</text:p>
          </table:table-cell>
          <table:table-cell office:value-type="string">
            <text:p>CO-60</text:p>
          </table:table-cell>
        </table:table-row>
        <table:table-row table:style-name="ro1">
          <table:table-cell office:value-type="string">
            <text:p>-113.8</text:p>
          </table:table-cell>
          <table:table-cell office:value-type="string">
            <text:p>78.3</text:p>
          </table:table-cell>
          <table:table-cell office:value-type="string">
            <text:p>CO</text:p>
          </table:table-cell>
          <table:table-cell office:value-type="string">
            <text:p>CO-60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115.5</text:p>
          </table:table-cell>
          <table:table-cell office:value-type="string">
            <text:p>77.9</text:p>
          </table:table-cell>
          <table:table-cell office:value-type="string">
            <text:p>CO</text:p>
          </table:table-cell>
          <table:table-cell office:value-type="string">
            <text:p>CO-61</text:p>
          </table:table-cell>
        </table:table-row>
        <table:table-row table:style-name="ro1">
          <table:table-cell office:value-type="string">
            <text:p>-114.8</text:p>
          </table:table-cell>
          <table:table-cell office:value-type="string">
            <text:p>77.7</text:p>
          </table:table-cell>
          <table:table-cell office:value-type="string">
            <text:p>CO</text:p>
          </table:table-cell>
          <table:table-cell office:value-type="string">
            <text:p>CO-61</text:p>
          </table:table-cell>
        </table:table-row>
        <table:table-row table:style-name="ro1">
          <table:table-cell office:value-type="string">
            <text:p>-114.1</text:p>
          </table:table-cell>
          <table:table-cell office:value-type="string">
            <text:p>77.8</text:p>
          </table:table-cell>
          <table:table-cell office:value-type="string">
            <text:p>CO</text:p>
          </table:table-cell>
          <table:table-cell office:value-type="string">
            <text:p>CO-61</text:p>
          </table:table-cell>
        </table:table-row>
        <table:table-row table:style-name="ro1">
          <table:table-cell office:value-type="string">
            <text:p>-114.3</text:p>
          </table:table-cell>
          <table:table-cell office:value-type="string">
            <text:p>78.1</text:p>
          </table:table-cell>
          <table:table-cell office:value-type="string">
            <text:p>CO</text:p>
          </table:table-cell>
          <table:table-cell office:value-type="string">
            <text:p>CO-61</text:p>
          </table:table-cell>
        </table:table-row>
        <table:table-row table:style-name="ro1">
          <table:table-cell office:value-type="string">
            <text:p>-115.5</text:p>
          </table:table-cell>
          <table:table-cell office:value-type="string">
            <text:p>77.9</text:p>
          </table:table-cell>
          <table:table-cell office:value-type="string">
            <text:p>CO</text:p>
          </table:table-cell>
          <table:table-cell office:value-type="string">
            <text:p>CO-61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128.3</text:p>
          </table:table-cell>
          <table:table-cell office:value-type="string">
            <text:p>50.7</text:p>
          </table:table-cell>
          <table:table-cell office:value-type="string">
            <text:p>CO</text:p>
          </table:table-cell>
          <table:table-cell office:value-type="string">
            <text:p>CO-62</text:p>
          </table:table-cell>
        </table:table-row>
        <table:table-row table:style-name="ro1">
          <table:table-cell office:value-type="string">
            <text:p>-127.7</text:p>
          </table:table-cell>
          <table:table-cell office:value-type="string">
            <text:p>50.2</text:p>
          </table:table-cell>
          <table:table-cell office:value-type="string">
            <text:p>CO</text:p>
          </table:table-cell>
          <table:table-cell office:value-type="string">
            <text:p>CO-62</text:p>
          </table:table-cell>
        </table:table-row>
        <table:table-row table:style-name="ro1">
          <table:table-cell office:value-type="string">
            <text:p>-127.1</text:p>
          </table:table-cell>
          <table:table-cell office:value-type="string">
            <text:p>49.9</text:p>
          </table:table-cell>
          <table:table-cell office:value-type="string">
            <text:p>CO</text:p>
          </table:table-cell>
          <table:table-cell office:value-type="string">
            <text:p>CO-62</text:p>
          </table:table-cell>
        </table:table-row>
        <table:table-row table:style-name="ro1">
          <table:table-cell office:value-type="string">
            <text:p>-126.4</text:p>
          </table:table-cell>
          <table:table-cell office:value-type="string">
            <text:p>49.7</text:p>
          </table:table-cell>
          <table:table-cell office:value-type="string">
            <text:p>CO</text:p>
          </table:table-cell>
          <table:table-cell office:value-type="string">
            <text:p>CO-62</text:p>
          </table:table-cell>
        </table:table-row>
        <table:table-row table:style-name="ro1">
          <table:table-cell office:value-type="string">
            <text:p>-126.5</text:p>
          </table:table-cell>
          <table:table-cell office:value-type="string">
            <text:p>49.4</text:p>
          </table:table-cell>
          <table:table-cell office:value-type="string">
            <text:p>CO</text:p>
          </table:table-cell>
          <table:table-cell office:value-type="string">
            <text:p>CO-62</text:p>
          </table:table-cell>
        </table:table-row>
        <table:table-row table:style-name="ro1">
          <table:table-cell office:value-type="string">
            <text:p>-125.9</text:p>
          </table:table-cell>
          <table:table-cell office:value-type="string">
            <text:p>49.3</text:p>
          </table:table-cell>
          <table:table-cell office:value-type="string">
            <text:p>CO</text:p>
          </table:table-cell>
          <table:table-cell office:value-type="string">
            <text:p>CO-62</text:p>
          </table:table-cell>
        </table:table-row>
        <table:table-row table:style-name="ro1">
          <table:table-cell office:value-type="string">
            <text:p>-125.5</text:p>
          </table:table-cell>
          <table:table-cell office:value-type="string">
            <text:p>49.0</text:p>
          </table:table-cell>
          <table:table-cell office:value-type="string">
            <text:p>CO</text:p>
          </table:table-cell>
          <table:table-cell office:value-type="string">
            <text:p>CO-62</text:p>
          </table:table-cell>
        </table:table-row>
        <table:table-row table:style-name="ro1">
          <table:table-cell office:value-type="string">
            <text:p>-125.0</text:p>
          </table:table-cell>
          <table:table-cell office:value-type="string">
            <text:p>49.0</text:p>
          </table:table-cell>
          <table:table-cell office:value-type="string">
            <text:p>CO</text:p>
          </table:table-cell>
          <table:table-cell office:value-type="string">
            <text:p>CO-62</text:p>
          </table:table-cell>
        </table:table-row>
        <table:table-row table:style-name="ro1">
          <table:table-cell office:value-type="string">
            <text:p>-125.0</text:p>
          </table:table-cell>
          <table:table-cell office:value-type="string">
            <text:p>48.8</text:p>
          </table:table-cell>
          <table:table-cell office:value-type="string">
            <text:p>CO</text:p>
          </table:table-cell>
          <table:table-cell office:value-type="string">
            <text:p>CO-62</text:p>
          </table:table-cell>
        </table:table-row>
        <table:table-row table:style-name="ro1">
          <table:table-cell office:value-type="string">
            <text:p>-124.3</text:p>
          </table:table-cell>
          <table:table-cell office:value-type="string">
            <text:p>48.5</text:p>
          </table:table-cell>
          <table:table-cell office:value-type="string">
            <text:p>CO</text:p>
          </table:table-cell>
          <table:table-cell office:value-type="string">
            <text:p>CO-62</text:p>
          </table:table-cell>
        </table:table-row>
        <table:table-row table:style-name="ro1">
          <table:table-cell office:value-type="string">
            <text:p>-123.7</text:p>
          </table:table-cell>
          <table:table-cell office:value-type="string">
            <text:p>48.3</text:p>
          </table:table-cell>
          <table:table-cell office:value-type="string">
            <text:p>CO</text:p>
          </table:table-cell>
          <table:table-cell office:value-type="string">
            <text:p>CO-62</text:p>
          </table:table-cell>
        </table:table-row>
        <table:table-row table:style-name="ro1">
          <table:table-cell office:value-type="string">
            <text:p>-123.2</text:p>
          </table:table-cell>
          <table:table-cell office:value-type="string">
            <text:p>48.5</text:p>
          </table:table-cell>
          <table:table-cell office:value-type="string">
            <text:p>CO</text:p>
          </table:table-cell>
          <table:table-cell office:value-type="string">
            <text:p>CO-62</text:p>
          </table:table-cell>
        </table:table-row>
        <table:table-row table:style-name="ro1">
          <table:table-cell office:value-type="string">
            <text:p>-123.7</text:p>
          </table:table-cell>
          <table:table-cell office:value-type="string">
            <text:p>48.9</text:p>
          </table:table-cell>
          <table:table-cell office:value-type="string">
            <text:p>CO</text:p>
          </table:table-cell>
          <table:table-cell office:value-type="string">
            <text:p>CO-62</text:p>
          </table:table-cell>
        </table:table-row>
        <table:table-row table:style-name="ro1">
          <table:table-cell office:value-type="string">
            <text:p>-124.4</text:p>
          </table:table-cell>
          <table:table-cell office:value-type="string">
            <text:p>49.3</text:p>
          </table:table-cell>
          <table:table-cell office:value-type="string">
            <text:p>CO</text:p>
          </table:table-cell>
          <table:table-cell office:value-type="string">
            <text:p>CO-62</text:p>
          </table:table-cell>
        </table:table-row>
        <table:table-row table:style-name="ro1">
          <table:table-cell office:value-type="string">
            <text:p>-125.0</text:p>
          </table:table-cell>
          <table:table-cell office:value-type="string">
            <text:p>49.8</text:p>
          </table:table-cell>
          <table:table-cell office:value-type="string">
            <text:p>CO</text:p>
          </table:table-cell>
          <table:table-cell office:value-type="string">
            <text:p>CO-62</text:p>
          </table:table-cell>
        </table:table-row>
        <table:table-row table:style-name="ro1">
          <table:table-cell office:value-type="string">
            <text:p>-125.5</text:p>
          </table:table-cell>
          <table:table-cell office:value-type="string">
            <text:p>50.3</text:p>
          </table:table-cell>
          <table:table-cell office:value-type="string">
            <text:p>CO</text:p>
          </table:table-cell>
          <table:table-cell office:value-type="string">
            <text:p>CO-62</text:p>
          </table:table-cell>
        </table:table-row>
        <table:table-row table:style-name="ro1">
          <table:table-cell office:value-type="string">
            <text:p>-126.2</text:p>
          </table:table-cell>
          <table:table-cell office:value-type="string">
            <text:p>50.4</text:p>
          </table:table-cell>
          <table:table-cell office:value-type="string">
            <text:p>CO</text:p>
          </table:table-cell>
          <table:table-cell office:value-type="string">
            <text:p>CO-62</text:p>
          </table:table-cell>
        </table:table-row>
        <table:table-row table:style-name="ro1">
          <table:table-cell office:value-type="string">
            <text:p>-127.2</text:p>
          </table:table-cell>
          <table:table-cell office:value-type="string">
            <text:p>50.6</text:p>
          </table:table-cell>
          <table:table-cell office:value-type="string">
            <text:p>CO</text:p>
          </table:table-cell>
          <table:table-cell office:value-type="string">
            <text:p>CO-62</text:p>
          </table:table-cell>
        </table:table-row>
        <table:table-row table:style-name="ro1">
          <table:table-cell office:value-type="string">
            <text:p>-127.9</text:p>
          </table:table-cell>
          <table:table-cell office:value-type="string">
            <text:p>50.8</text:p>
          </table:table-cell>
          <table:table-cell office:value-type="string">
            <text:p>CO</text:p>
          </table:table-cell>
          <table:table-cell office:value-type="string">
            <text:p>CO-62</text:p>
          </table:table-cell>
        </table:table-row>
        <table:table-row table:style-name="ro1">
          <table:table-cell office:value-type="string">
            <text:p>-128.3</text:p>
          </table:table-cell>
          <table:table-cell office:value-type="string">
            <text:p>50.7</text:p>
          </table:table-cell>
          <table:table-cell office:value-type="string">
            <text:p>CO</text:p>
          </table:table-cell>
          <table:table-cell office:value-type="string">
            <text:p>CO-62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59.3</text:p>
          </table:table-cell>
          <table:table-cell office:value-type="string">
            <text:p>-62.3</text:p>
          </table:table-cell>
          <table:table-cell office:value-type="string">
            <text:p>CO</text:p>
          </table:table-cell>
          <table:table-cell office:value-type="string">
            <text:p>CO-63</text:p>
          </table:table-cell>
        </table:table-row>
        <table:table-row table:style-name="ro1">
          <table:table-cell office:value-type="string">
            <text:p>-58.7</text:p>
          </table:table-cell>
          <table:table-cell office:value-type="string">
            <text:p>-62.2</text:p>
          </table:table-cell>
          <table:table-cell office:value-type="string">
            <text:p>CO</text:p>
          </table:table-cell>
          <table:table-cell office:value-type="string">
            <text:p>CO-63</text:p>
          </table:table-cell>
        </table:table-row>
        <table:table-row table:style-name="ro1">
          <table:table-cell office:value-type="string">
            <text:p>-57.7</text:p>
          </table:table-cell>
          <table:table-cell office:value-type="string">
            <text:p>-62.0</text:p>
          </table:table-cell>
          <table:table-cell office:value-type="string">
            <text:p>CO</text:p>
          </table:table-cell>
          <table:table-cell office:value-type="string">
            <text:p>CO-63</text:p>
          </table:table-cell>
        </table:table-row>
        <table:table-row table:style-name="ro1">
          <table:table-cell office:value-type="string">
            <text:p>-58.8</text:p>
          </table:table-cell>
          <table:table-cell office:value-type="string">
            <text:p>-62.0</text:p>
          </table:table-cell>
          <table:table-cell office:value-type="string">
            <text:p>CO</text:p>
          </table:table-cell>
          <table:table-cell office:value-type="string">
            <text:p>CO-63</text:p>
          </table:table-cell>
        </table:table-row>
        <table:table-row table:style-name="ro1">
          <table:table-cell office:value-type="string">
            <text:p>-59.3</text:p>
          </table:table-cell>
          <table:table-cell office:value-type="string">
            <text:p>-62.3</text:p>
          </table:table-cell>
          <table:table-cell office:value-type="string">
            <text:p>CO</text:p>
          </table:table-cell>
          <table:table-cell office:value-type="string">
            <text:p>CO-63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92.1</text:p>
          </table:table-cell>
          <table:table-cell office:value-type="string">
            <text:p>46.7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91.6</text:p>
          </table:table-cell>
          <table:table-cell office:value-type="string">
            <text:p>46.7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90.9</text:p>
          </table:table-cell>
          <table:table-cell office:value-type="string">
            <text:p>46.9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90.5</text:p>
          </table:table-cell>
          <table:table-cell office:value-type="string">
            <text:p>46.5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9.8</text:p>
          </table:table-cell>
          <table:table-cell office:value-type="string">
            <text:p>46.8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9.0</text:p>
          </table:table-cell>
          <table:table-cell office:value-type="string">
            <text:p>47.0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8.3</text:p>
          </table:table-cell>
          <table:table-cell office:value-type="string">
            <text:p>47.4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7.7</text:p>
          </table:table-cell>
          <table:table-cell office:value-type="string">
            <text:p>47.4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8.4</text:p>
          </table:table-cell>
          <table:table-cell office:value-type="string">
            <text:p>47.1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8.4</text:p>
          </table:table-cell>
          <table:table-cell office:value-type="string">
            <text:p>46.8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7.7</text:p>
          </table:table-cell>
          <table:table-cell office:value-type="string">
            <text:p>46.8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7.3</text:p>
          </table:table-cell>
          <table:table-cell office:value-type="string">
            <text:p>46.4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6.7</text:p>
          </table:table-cell>
          <table:table-cell office:value-type="string">
            <text:p>46.4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5.8</text:p>
          </table:table-cell>
          <table:table-cell office:value-type="string">
            <text:p>46.7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5.0</text:p>
          </table:table-cell>
          <table:table-cell office:value-type="string">
            <text:p>46.8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5.0</text:p>
          </table:table-cell>
          <table:table-cell office:value-type="string">
            <text:p>46.5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4.5</text:p>
          </table:table-cell>
          <table:table-cell office:value-type="string">
            <text:p>46.5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4.7</text:p>
          </table:table-cell>
          <table:table-cell office:value-type="string">
            <text:p>46.9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4.7</text:p>
          </table:table-cell>
          <table:table-cell office:value-type="string">
            <text:p>47.3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5.0</text:p>
          </table:table-cell>
          <table:table-cell office:value-type="string">
            <text:p>47.6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5.0</text:p>
          </table:table-cell>
          <table:table-cell office:value-type="string">
            <text:p>47.9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5.8</text:p>
          </table:table-cell>
          <table:table-cell office:value-type="string">
            <text:p>47.9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6.2</text:p>
          </table:table-cell>
          <table:table-cell office:value-type="string">
            <text:p>48.3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6.5</text:p>
          </table:table-cell>
          <table:table-cell office:value-type="string">
            <text:p>48.8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7.3</text:p>
          </table:table-cell>
          <table:table-cell office:value-type="string">
            <text:p>48.8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8.1</text:p>
          </table:table-cell>
          <table:table-cell office:value-type="string">
            <text:p>49.0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8.4</text:p>
          </table:table-cell>
          <table:table-cell office:value-type="string">
            <text:p>48.7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9.1</text:p>
          </table:table-cell>
          <table:table-cell office:value-type="string">
            <text:p>48.4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9.4</text:p>
          </table:table-cell>
          <table:table-cell office:value-type="string">
            <text:p>48.1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9.4</text:p>
          </table:table-cell>
          <table:table-cell office:value-type="string">
            <text:p>48.1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89.8</text:p>
          </table:table-cell>
          <table:table-cell office:value-type="string">
            <text:p>47.8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90.5</text:p>
          </table:table-cell>
          <table:table-cell office:value-type="string">
            <text:p>47.7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91.0</text:p>
          </table:table-cell>
          <table:table-cell office:value-type="string">
            <text:p>47.3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91.6</text:p>
          </table:table-cell>
          <table:table-cell office:value-type="string">
            <text:p>47.0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-92.1</text:p>
          </table:table-cell>
          <table:table-cell office:value-type="string">
            <text:p>46.7</text:p>
          </table:table-cell>
          <table:table-cell office:value-type="string">
            <text:p>CO</text:p>
          </table:table-cell>
          <table:table-cell office:value-type="string">
            <text:p>CO-64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61.8</text:p>
          </table:table-cell>
          <table:table-cell office:value-type="string">
            <text:p>10.0</text:p>
          </table:table-cell>
          <table:table-cell office:value-type="string">
            <text:p>CO</text:p>
          </table:table-cell>
          <table:table-cell office:value-type="string">
            <text:p>CO-65</text:p>
          </table:table-cell>
        </table:table-row>
        <table:table-row table:style-name="ro1">
          <table:table-cell office:value-type="string">
            <text:p>-61.3</text:p>
          </table:table-cell>
          <table:table-cell office:value-type="string">
            <text:p>10.0</text:p>
          </table:table-cell>
          <table:table-cell office:value-type="string">
            <text:p>CO</text:p>
          </table:table-cell>
          <table:table-cell office:value-type="string">
            <text:p>CO-65</text:p>
          </table:table-cell>
        </table:table-row>
        <table:table-row table:style-name="ro1">
          <table:table-cell office:value-type="string">
            <text:p>-61.0</text:p>
          </table:table-cell>
          <table:table-cell office:value-type="string">
            <text:p>10.2</text:p>
          </table:table-cell>
          <table:table-cell office:value-type="string">
            <text:p>CO</text:p>
          </table:table-cell>
          <table:table-cell office:value-type="string">
            <text:p>CO-65</text:p>
          </table:table-cell>
        </table:table-row>
        <table:table-row table:style-name="ro1">
          <table:table-cell office:value-type="string">
            <text:p>-61.0</text:p>
          </table:table-cell>
          <table:table-cell office:value-type="string">
            <text:p>10.8</text:p>
          </table:table-cell>
          <table:table-cell office:value-type="string">
            <text:p>CO</text:p>
          </table:table-cell>
          <table:table-cell office:value-type="string">
            <text:p>CO-65</text:p>
          </table:table-cell>
        </table:table-row>
        <table:table-row table:style-name="ro1">
          <table:table-cell office:value-type="string">
            <text:p>-61.7</text:p>
          </table:table-cell>
          <table:table-cell office:value-type="string">
            <text:p>10.7</text:p>
          </table:table-cell>
          <table:table-cell office:value-type="string">
            <text:p>CO</text:p>
          </table:table-cell>
          <table:table-cell office:value-type="string">
            <text:p>CO-65</text:p>
          </table:table-cell>
        </table:table-row>
        <table:table-row table:style-name="ro1">
          <table:table-cell office:value-type="string">
            <text:p>-61.5</text:p>
          </table:table-cell>
          <table:table-cell office:value-type="string">
            <text:p>10.6</text:p>
          </table:table-cell>
          <table:table-cell office:value-type="string">
            <text:p>CO</text:p>
          </table:table-cell>
          <table:table-cell office:value-type="string">
            <text:p>CO-65</text:p>
          </table:table-cell>
        </table:table-row>
        <table:table-row table:style-name="ro1">
          <table:table-cell office:value-type="string">
            <text:p>-61.5</text:p>
          </table:table-cell>
          <table:table-cell office:value-type="string">
            <text:p>10.2</text:p>
          </table:table-cell>
          <table:table-cell office:value-type="string">
            <text:p>CO</text:p>
          </table:table-cell>
          <table:table-cell office:value-type="string">
            <text:p>CO-65</text:p>
          </table:table-cell>
        </table:table-row>
        <table:table-row table:style-name="ro1">
          <table:table-cell office:value-type="string">
            <text:p>-61.8</text:p>
          </table:table-cell>
          <table:table-cell office:value-type="string">
            <text:p>10.0</text:p>
          </table:table-cell>
          <table:table-cell office:value-type="string">
            <text:p>CO</text:p>
          </table:table-cell>
          <table:table-cell office:value-type="string">
            <text:p>CO-65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69.1</text:p>
          </table:table-cell>
          <table:table-cell office:value-type="string">
            <text:p>12.3</text:p>
          </table:table-cell>
          <table:table-cell office:value-type="string">
            <text:p>CO</text:p>
          </table:table-cell>
          <table:table-cell office:value-type="string">
            <text:p>CO-66</text:p>
          </table:table-cell>
        </table:table-row>
        <table:table-row table:style-name="ro1">
          <table:table-cell office:value-type="string">
            <text:p>-68.8</text:p>
          </table:table-cell>
          <table:table-cell office:value-type="string">
            <text:p>12.1</text:p>
          </table:table-cell>
          <table:table-cell office:value-type="string">
            <text:p>CO</text:p>
          </table:table-cell>
          <table:table-cell office:value-type="string">
            <text:p>CO-66</text:p>
          </table:table-cell>
        </table:table-row>
        <table:table-row table:style-name="ro1">
          <table:table-cell office:value-type="string">
            <text:p>-68.9</text:p>
          </table:table-cell>
          <table:table-cell office:value-type="string">
            <text:p>12.2</text:p>
          </table:table-cell>
          <table:table-cell office:value-type="string">
            <text:p>CO</text:p>
          </table:table-cell>
          <table:table-cell office:value-type="string">
            <text:p>CO-66</text:p>
          </table:table-cell>
        </table:table-row>
        <table:table-row table:style-name="ro1">
          <table:table-cell office:value-type="string">
            <text:p>-69.1</text:p>
          </table:table-cell>
          <table:table-cell office:value-type="string">
            <text:p>12.3</text:p>
          </table:table-cell>
          <table:table-cell office:value-type="string">
            <text:p>CO</text:p>
          </table:table-cell>
          <table:table-cell office:value-type="string">
            <text:p>CO-66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78.3</text:p>
          </table:table-cell>
          <table:table-cell office:value-type="string">
            <text:p>25.2</text:p>
          </table:table-cell>
          <table:table-cell office:value-type="string">
            <text:p>CO</text:p>
          </table:table-cell>
          <table:table-cell office:value-type="string">
            <text:p>CO-67</text:p>
          </table:table-cell>
        </table:table-row>
        <table:table-row table:style-name="ro1">
          <table:table-cell office:value-type="string">
            <text:p>-78.2</text:p>
          </table:table-cell>
          <table:table-cell office:value-type="string">
            <text:p>24.8</text:p>
          </table:table-cell>
          <table:table-cell office:value-type="string">
            <text:p>CO</text:p>
          </table:table-cell>
          <table:table-cell office:value-type="string">
            <text:p>CO-67</text:p>
          </table:table-cell>
        </table:table-row>
        <table:table-row table:style-name="ro1">
          <table:table-cell office:value-type="string">
            <text:p>-78.4</text:p>
          </table:table-cell>
          <table:table-cell office:value-type="string">
            <text:p>24.6</text:p>
          </table:table-cell>
          <table:table-cell office:value-type="string">
            <text:p>CO</text:p>
          </table:table-cell>
          <table:table-cell office:value-type="string">
            <text:p>CO-67</text:p>
          </table:table-cell>
        </table:table-row>
        <table:table-row table:style-name="ro1">
          <table:table-cell office:value-type="string">
            <text:p>-77.9</text:p>
          </table:table-cell>
          <table:table-cell office:value-type="string">
            <text:p>24.2</text:p>
          </table:table-cell>
          <table:table-cell office:value-type="string">
            <text:p>CO</text:p>
          </table:table-cell>
          <table:table-cell office:value-type="string">
            <text:p>CO-67</text:p>
          </table:table-cell>
        </table:table-row>
        <table:table-row table:style-name="ro1">
          <table:table-cell office:value-type="string">
            <text:p>-77.7</text:p>
          </table:table-cell>
          <table:table-cell office:value-type="string">
            <text:p>23.7</text:p>
          </table:table-cell>
          <table:table-cell office:value-type="string">
            <text:p>CO</text:p>
          </table:table-cell>
          <table:table-cell office:value-type="string">
            <text:p>CO-67</text:p>
          </table:table-cell>
        </table:table-row>
        <table:table-row table:style-name="ro1">
          <table:table-cell office:value-type="string">
            <text:p>-77.5</text:p>
          </table:table-cell>
          <table:table-cell office:value-type="string">
            <text:p>24.0</text:p>
          </table:table-cell>
          <table:table-cell office:value-type="string">
            <text:p>CO</text:p>
          </table:table-cell>
          <table:table-cell office:value-type="string">
            <text:p>CO-67</text:p>
          </table:table-cell>
        </table:table-row>
        <table:table-row table:style-name="ro1">
          <table:table-cell office:value-type="string">
            <text:p>-77.8</text:p>
          </table:table-cell>
          <table:table-cell office:value-type="string">
            <text:p>24.3</text:p>
          </table:table-cell>
          <table:table-cell office:value-type="string">
            <text:p>CO</text:p>
          </table:table-cell>
          <table:table-cell office:value-type="string">
            <text:p>CO-67</text:p>
          </table:table-cell>
        </table:table-row>
        <table:table-row table:style-name="ro1">
          <table:table-cell office:value-type="string">
            <text:p>-77.8</text:p>
          </table:table-cell>
          <table:table-cell office:value-type="string">
            <text:p>24.7</text:p>
          </table:table-cell>
          <table:table-cell office:value-type="string">
            <text:p>CO</text:p>
          </table:table-cell>
          <table:table-cell office:value-type="string">
            <text:p>CO-67</text:p>
          </table:table-cell>
        </table:table-row>
        <table:table-row table:style-name="ro1">
          <table:table-cell office:value-type="string">
            <text:p>-78.0</text:p>
          </table:table-cell>
          <table:table-cell office:value-type="string">
            <text:p>25.2</text:p>
          </table:table-cell>
          <table:table-cell office:value-type="string">
            <text:p>CO</text:p>
          </table:table-cell>
          <table:table-cell office:value-type="string">
            <text:p>CO-67</text:p>
          </table:table-cell>
        </table:table-row>
        <table:table-row table:style-name="ro1">
          <table:table-cell office:value-type="string">
            <text:p>-78.3</text:p>
          </table:table-cell>
          <table:table-cell office:value-type="string">
            <text:p>25.2</text:p>
          </table:table-cell>
          <table:table-cell office:value-type="string">
            <text:p>CO</text:p>
          </table:table-cell>
          <table:table-cell office:value-type="string">
            <text:p>CO-67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73.7</text:p>
          </table:table-cell>
          <table:table-cell office:value-type="string">
            <text:p>20.9</text:p>
          </table:table-cell>
          <table:table-cell office:value-type="string">
            <text:p>CO</text:p>
          </table:table-cell>
          <table:table-cell office:value-type="string">
            <text:p>CO-68</text:p>
          </table:table-cell>
        </table:table-row>
        <table:table-row table:style-name="ro1">
          <table:table-cell office:value-type="string">
            <text:p>-73.2</text:p>
          </table:table-cell>
          <table:table-cell office:value-type="string">
            <text:p>20.9</text:p>
          </table:table-cell>
          <table:table-cell office:value-type="string">
            <text:p>CO</text:p>
          </table:table-cell>
          <table:table-cell office:value-type="string">
            <text:p>CO-68</text:p>
          </table:table-cell>
        </table:table-row>
        <table:table-row table:style-name="ro1">
          <table:table-cell office:value-type="string">
            <text:p>-73.0</text:p>
          </table:table-cell>
          <table:table-cell office:value-type="string">
            <text:p>21.3</text:p>
          </table:table-cell>
          <table:table-cell office:value-type="string">
            <text:p>CO</text:p>
          </table:table-cell>
          <table:table-cell office:value-type="string">
            <text:p>CO-68</text:p>
          </table:table-cell>
        </table:table-row>
        <table:table-row table:style-name="ro1">
          <table:table-cell office:value-type="string">
            <text:p>-73.2</text:p>
          </table:table-cell>
          <table:table-cell office:value-type="string">
            <text:p>21.1</text:p>
          </table:table-cell>
          <table:table-cell office:value-type="string">
            <text:p>CO</text:p>
          </table:table-cell>
          <table:table-cell office:value-type="string">
            <text:p>CO-68</text:p>
          </table:table-cell>
        </table:table-row>
        <table:table-row table:style-name="ro1">
          <table:table-cell office:value-type="string">
            <text:p>-73.5</text:p>
          </table:table-cell>
          <table:table-cell office:value-type="string">
            <text:p>21.2</text:p>
          </table:table-cell>
          <table:table-cell office:value-type="string">
            <text:p>CO</text:p>
          </table:table-cell>
          <table:table-cell office:value-type="string">
            <text:p>CO-68</text:p>
          </table:table-cell>
        </table:table-row>
        <table:table-row table:style-name="ro1">
          <table:table-cell office:value-type="string">
            <text:p>-73.7</text:p>
          </table:table-cell>
          <table:table-cell office:value-type="string">
            <text:p>20.9</text:p>
          </table:table-cell>
          <table:table-cell office:value-type="string">
            <text:p>CO</text:p>
          </table:table-cell>
          <table:table-cell office:value-type="string">
            <text:p>CO-68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64.2</text:p>
          </table:table-cell>
          <table:table-cell office:value-type="string">
            <text:p>46.7</text:p>
          </table:table-cell>
          <table:table-cell office:value-type="string">
            <text:p>CO</text:p>
          </table:table-cell>
          <table:table-cell office:value-type="string">
            <text:p>CO-69</text:p>
          </table:table-cell>
        </table:table-row>
        <table:table-row table:style-name="ro1">
          <table:table-cell office:value-type="string">
            <text:p>-63.9</text:p>
          </table:table-cell>
          <table:table-cell office:value-type="string">
            <text:p>46.4</text:p>
          </table:table-cell>
          <table:table-cell office:value-type="string">
            <text:p>CO</text:p>
          </table:table-cell>
          <table:table-cell office:value-type="string">
            <text:p>CO-69</text:p>
          </table:table-cell>
        </table:table-row>
        <table:table-row table:style-name="ro1">
          <table:table-cell office:value-type="string">
            <text:p>-63.3</text:p>
          </table:table-cell>
          <table:table-cell office:value-type="string">
            <text:p>46.2</text:p>
          </table:table-cell>
          <table:table-cell office:value-type="string">
            <text:p>CO</text:p>
          </table:table-cell>
          <table:table-cell office:value-type="string">
            <text:p>CO-69</text:p>
          </table:table-cell>
        </table:table-row>
        <table:table-row table:style-name="ro1">
          <table:table-cell office:value-type="string">
            <text:p>-62.5</text:p>
          </table:table-cell>
          <table:table-cell office:value-type="string">
            <text:p>45.9</text:p>
          </table:table-cell>
          <table:table-cell office:value-type="string">
            <text:p>CO</text:p>
          </table:table-cell>
          <table:table-cell office:value-type="string">
            <text:p>CO-69</text:p>
          </table:table-cell>
        </table:table-row>
        <table:table-row table:style-name="ro1">
          <table:table-cell office:value-type="string">
            <text:p>-62.5</text:p>
          </table:table-cell>
          <table:table-cell office:value-type="string">
            <text:p>46.3</text:p>
          </table:table-cell>
          <table:table-cell office:value-type="string">
            <text:p>CO</text:p>
          </table:table-cell>
          <table:table-cell office:value-type="string">
            <text:p>CO-69</text:p>
          </table:table-cell>
        </table:table-row>
        <table:table-row table:style-name="ro1">
          <table:table-cell office:value-type="string">
            <text:p>-62.0</text:p>
          </table:table-cell>
          <table:table-cell office:value-type="string">
            <text:p>46.5</text:p>
          </table:table-cell>
          <table:table-cell office:value-type="string">
            <text:p>CO</text:p>
          </table:table-cell>
          <table:table-cell office:value-type="string">
            <text:p>CO-69</text:p>
          </table:table-cell>
        </table:table-row>
        <table:table-row table:style-name="ro1">
          <table:table-cell office:value-type="string">
            <text:p>-62.8</text:p>
          </table:table-cell>
          <table:table-cell office:value-type="string">
            <text:p>46.4</text:p>
          </table:table-cell>
          <table:table-cell office:value-type="string">
            <text:p>CO</text:p>
          </table:table-cell>
          <table:table-cell office:value-type="string">
            <text:p>CO-69</text:p>
          </table:table-cell>
        </table:table-row>
        <table:table-row table:style-name="ro1">
          <table:table-cell office:value-type="string">
            <text:p>-63.3</text:p>
          </table:table-cell>
          <table:table-cell office:value-type="string">
            <text:p>46.4</text:p>
          </table:table-cell>
          <table:table-cell office:value-type="string">
            <text:p>CO</text:p>
          </table:table-cell>
          <table:table-cell office:value-type="string">
            <text:p>CO-69</text:p>
          </table:table-cell>
        </table:table-row>
        <table:table-row table:style-name="ro1">
          <table:table-cell office:value-type="string">
            <text:p>-63.9</text:p>
          </table:table-cell>
          <table:table-cell office:value-type="string">
            <text:p>46.6</text:p>
          </table:table-cell>
          <table:table-cell office:value-type="string">
            <text:p>CO</text:p>
          </table:table-cell>
          <table:table-cell office:value-type="string">
            <text:p>CO-69</text:p>
          </table:table-cell>
        </table:table-row>
        <table:table-row table:style-name="ro1">
          <table:table-cell office:value-type="string">
            <text:p>-64.0</text:p>
          </table:table-cell>
          <table:table-cell office:value-type="string">
            <text:p>46.9</text:p>
          </table:table-cell>
          <table:table-cell office:value-type="string">
            <text:p>CO</text:p>
          </table:table-cell>
          <table:table-cell office:value-type="string">
            <text:p>CO-69</text:p>
          </table:table-cell>
        </table:table-row>
        <table:table-row table:style-name="ro1">
          <table:table-cell office:value-type="string">
            <text:p>-64.2</text:p>
          </table:table-cell>
          <table:table-cell office:value-type="string">
            <text:p>46.7</text:p>
          </table:table-cell>
          <table:table-cell office:value-type="string">
            <text:p>CO</text:p>
          </table:table-cell>
          <table:table-cell office:value-type="string">
            <text:p>CO-69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82.0</text:p>
          </table:table-cell>
          <table:table-cell office:value-type="string">
            <text:p>53.0</text:p>
          </table:table-cell>
          <table:table-cell office:value-type="string">
            <text:p>CO</text:p>
          </table:table-cell>
          <table:table-cell office:value-type="string">
            <text:p>CO-70</text:p>
          </table:table-cell>
        </table:table-row>
        <table:table-row table:style-name="ro1">
          <table:table-cell office:value-type="string">
            <text:p>-81.4</text:p>
          </table:table-cell>
          <table:table-cell office:value-type="string">
            <text:p>52.8</text:p>
          </table:table-cell>
          <table:table-cell office:value-type="string">
            <text:p>CO</text:p>
          </table:table-cell>
          <table:table-cell office:value-type="string">
            <text:p>CO-70</text:p>
          </table:table-cell>
        </table:table-row>
        <table:table-row table:style-name="ro1">
          <table:table-cell office:value-type="string">
            <text:p>-80.8</text:p>
          </table:table-cell>
          <table:table-cell office:value-type="string">
            <text:p>52.7</text:p>
          </table:table-cell>
          <table:table-cell office:value-type="string">
            <text:p>CO</text:p>
          </table:table-cell>
          <table:table-cell office:value-type="string">
            <text:p>CO-70</text:p>
          </table:table-cell>
        </table:table-row>
        <table:table-row table:style-name="ro1">
          <table:table-cell office:value-type="string">
            <text:p>-81.0</text:p>
          </table:table-cell>
          <table:table-cell office:value-type="string">
            <text:p>53.1</text:p>
          </table:table-cell>
          <table:table-cell office:value-type="string">
            <text:p>CO</text:p>
          </table:table-cell>
          <table:table-cell office:value-type="string">
            <text:p>CO-70</text:p>
          </table:table-cell>
        </table:table-row>
        <table:table-row table:style-name="ro1">
          <table:table-cell office:value-type="string">
            <text:p>-81.4</text:p>
          </table:table-cell>
          <table:table-cell office:value-type="string">
            <text:p>53.2</text:p>
          </table:table-cell>
          <table:table-cell office:value-type="string">
            <text:p>CO</text:p>
          </table:table-cell>
          <table:table-cell office:value-type="string">
            <text:p>CO-70</text:p>
          </table:table-cell>
        </table:table-row>
        <table:table-row table:style-name="ro1">
          <table:table-cell office:value-type="string">
            <text:p>-82.0</text:p>
          </table:table-cell>
          <table:table-cell office:value-type="string">
            <text:p>53.0</text:p>
          </table:table-cell>
          <table:table-cell office:value-type="string">
            <text:p>CO</text:p>
          </table:table-cell>
          <table:table-cell office:value-type="string">
            <text:p>CO-70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80.5</text:p>
          </table:table-cell>
          <table:table-cell office:value-type="string">
            <text:p>73.8</text:p>
          </table:table-cell>
          <table:table-cell office:value-type="string">
            <text:p>CO</text:p>
          </table:table-cell>
          <table:table-cell office:value-type="string">
            <text:p>CO-71</text:p>
          </table:table-cell>
        </table:table-row>
        <table:table-row table:style-name="ro1">
          <table:table-cell office:value-type="string">
            <text:p>-80.8</text:p>
          </table:table-cell>
          <table:table-cell office:value-type="string">
            <text:p>73.4</text:p>
          </table:table-cell>
          <table:table-cell office:value-type="string">
            <text:p>CO</text:p>
          </table:table-cell>
          <table:table-cell office:value-type="string">
            <text:p>CO-71</text:p>
          </table:table-cell>
        </table:table-row>
        <table:table-row table:style-name="ro1">
          <table:table-cell office:value-type="string">
            <text:p>-80.5</text:p>
          </table:table-cell>
          <table:table-cell office:value-type="string">
            <text:p>73.0</text:p>
          </table:table-cell>
          <table:table-cell office:value-type="string">
            <text:p>CO</text:p>
          </table:table-cell>
          <table:table-cell office:value-type="string">
            <text:p>CO-71</text:p>
          </table:table-cell>
        </table:table-row>
        <table:table-row table:style-name="ro1">
          <table:table-cell office:value-type="string">
            <text:p>-79.2</text:p>
          </table:table-cell>
          <table:table-cell office:value-type="string">
            <text:p>72.8</text:p>
          </table:table-cell>
          <table:table-cell office:value-type="string">
            <text:p>CO</text:p>
          </table:table-cell>
          <table:table-cell office:value-type="string">
            <text:p>CO-71</text:p>
          </table:table-cell>
        </table:table-row>
        <table:table-row table:style-name="ro1">
          <table:table-cell office:value-type="string">
            <text:p>-78.2</text:p>
          </table:table-cell>
          <table:table-cell office:value-type="string">
            <text:p>73.0</text:p>
          </table:table-cell>
          <table:table-cell office:value-type="string">
            <text:p>CO</text:p>
          </table:table-cell>
          <table:table-cell office:value-type="string">
            <text:p>CO-71</text:p>
          </table:table-cell>
        </table:table-row>
        <table:table-row table:style-name="ro1">
          <table:table-cell office:value-type="string">
            <text:p>-76.6</text:p>
          </table:table-cell>
          <table:table-cell office:value-type="string">
            <text:p>72.9</text:p>
          </table:table-cell>
          <table:table-cell office:value-type="string">
            <text:p>CO</text:p>
          </table:table-cell>
          <table:table-cell office:value-type="string">
            <text:p>CO-71</text:p>
          </table:table-cell>
        </table:table-row>
        <table:table-row table:style-name="ro1">
          <table:table-cell office:value-type="string">
            <text:p>-76.4</text:p>
          </table:table-cell>
          <table:table-cell office:value-type="string">
            <text:p>73.2</text:p>
          </table:table-cell>
          <table:table-cell office:value-type="string">
            <text:p>CO</text:p>
          </table:table-cell>
          <table:table-cell office:value-type="string">
            <text:p>CO-71</text:p>
          </table:table-cell>
        </table:table-row>
        <table:table-row table:style-name="ro1">
          <table:table-cell office:value-type="string">
            <text:p>-76.8</text:p>
          </table:table-cell>
          <table:table-cell office:value-type="string">
            <text:p>73.6</text:p>
          </table:table-cell>
          <table:table-cell office:value-type="string">
            <text:p>CO</text:p>
          </table:table-cell>
          <table:table-cell office:value-type="string">
            <text:p>CO-71</text:p>
          </table:table-cell>
        </table:table-row>
        <table:table-row table:style-name="ro1">
          <table:table-cell office:value-type="string">
            <text:p>-77.8</text:p>
          </table:table-cell>
          <table:table-cell office:value-type="string">
            <text:p>73.8</text:p>
          </table:table-cell>
          <table:table-cell office:value-type="string">
            <text:p>CO</text:p>
          </table:table-cell>
          <table:table-cell office:value-type="string">
            <text:p>CO-71</text:p>
          </table:table-cell>
        </table:table-row>
        <table:table-row table:style-name="ro1">
          <table:table-cell office:value-type="string">
            <text:p>-79.3</text:p>
          </table:table-cell>
          <table:table-cell office:value-type="string">
            <text:p>73.8</text:p>
          </table:table-cell>
          <table:table-cell office:value-type="string">
            <text:p>CO</text:p>
          </table:table-cell>
          <table:table-cell office:value-type="string">
            <text:p>CO-71</text:p>
          </table:table-cell>
        </table:table-row>
        <table:table-row table:style-name="ro1">
          <table:table-cell office:value-type="string">
            <text:p>-80.5</text:p>
          </table:table-cell>
          <table:table-cell office:value-type="string">
            <text:p>73.8</text:p>
          </table:table-cell>
          <table:table-cell office:value-type="string">
            <text:p>CO</text:p>
          </table:table-cell>
          <table:table-cell office:value-type="string">
            <text:p>CO-71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97.0</text:p>
          </table:table-cell>
          <table:table-cell office:value-type="string">
            <text:p>77.7</text:p>
          </table:table-cell>
          <table:table-cell office:value-type="string">
            <text:p>CO</text:p>
          </table:table-cell>
          <table:table-cell office:value-type="string">
            <text:p>CO-72</text:p>
          </table:table-cell>
        </table:table-row>
        <table:table-row table:style-name="ro1">
          <table:table-cell office:value-type="string">
            <text:p>-95.2</text:p>
          </table:table-cell>
          <table:table-cell office:value-type="string">
            <text:p>77.5</text:p>
          </table:table-cell>
          <table:table-cell office:value-type="string">
            <text:p>CO</text:p>
          </table:table-cell>
          <table:table-cell office:value-type="string">
            <text:p>CO-72</text:p>
          </table:table-cell>
        </table:table-row>
        <table:table-row table:style-name="ro1">
          <table:table-cell office:value-type="string">
            <text:p>-93.2</text:p>
          </table:table-cell>
          <table:table-cell office:value-type="string">
            <text:p>77.3</text:p>
          </table:table-cell>
          <table:table-cell office:value-type="string">
            <text:p>CO</text:p>
          </table:table-cell>
          <table:table-cell office:value-type="string">
            <text:p>CO-72</text:p>
          </table:table-cell>
        </table:table-row>
        <table:table-row table:style-name="ro1">
          <table:table-cell office:value-type="string">
            <text:p>-92.3</text:p>
          </table:table-cell>
          <table:table-cell office:value-type="string">
            <text:p>77.6</text:p>
          </table:table-cell>
          <table:table-cell office:value-type="string">
            <text:p>CO</text:p>
          </table:table-cell>
          <table:table-cell office:value-type="string">
            <text:p>CO-72</text:p>
          </table:table-cell>
        </table:table-row>
        <table:table-row table:style-name="ro1">
          <table:table-cell office:value-type="string">
            <text:p>-92.5</text:p>
          </table:table-cell>
          <table:table-cell office:value-type="string">
            <text:p>77.8</text:p>
          </table:table-cell>
          <table:table-cell office:value-type="string">
            <text:p>CO</text:p>
          </table:table-cell>
          <table:table-cell office:value-type="string">
            <text:p>CO-72</text:p>
          </table:table-cell>
        </table:table-row>
        <table:table-row table:style-name="ro1">
          <table:table-cell office:value-type="string">
            <text:p>-95.0</text:p>
          </table:table-cell>
          <table:table-cell office:value-type="string">
            <text:p>77.8</text:p>
          </table:table-cell>
          <table:table-cell office:value-type="string">
            <text:p>CO</text:p>
          </table:table-cell>
          <table:table-cell office:value-type="string">
            <text:p>CO-72</text:p>
          </table:table-cell>
        </table:table-row>
        <table:table-row table:style-name="ro1">
          <table:table-cell office:value-type="string">
            <text:p>-97.0</text:p>
          </table:table-cell>
          <table:table-cell office:value-type="string">
            <text:p>77.7</text:p>
          </table:table-cell>
          <table:table-cell office:value-type="string">
            <text:p>CO</text:p>
          </table:table-cell>
          <table:table-cell office:value-type="string">
            <text:p>CO-72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105.0</text:p>
          </table:table-cell>
          <table:table-cell office:value-type="string">
            <text:p>76.6</text:p>
          </table:table-cell>
          <table:table-cell office:value-type="string">
            <text:p>CO</text:p>
          </table:table-cell>
          <table:table-cell office:value-type="string">
            <text:p>CO-73</text:p>
          </table:table-cell>
        </table:table-row>
        <table:table-row table:style-name="ro1">
          <table:table-cell office:value-type="string">
            <text:p>-104.2</text:p>
          </table:table-cell>
          <table:table-cell office:value-type="string">
            <text:p>76.2</text:p>
          </table:table-cell>
          <table:table-cell office:value-type="string">
            <text:p>CO</text:p>
          </table:table-cell>
          <table:table-cell office:value-type="string">
            <text:p>CO-73</text:p>
          </table:table-cell>
        </table:table-row>
        <table:table-row table:style-name="ro1">
          <table:table-cell office:value-type="string">
            <text:p>-104.0</text:p>
          </table:table-cell>
          <table:table-cell office:value-type="string">
            <text:p>75.8</text:p>
          </table:table-cell>
          <table:table-cell office:value-type="string">
            <text:p>CO</text:p>
          </table:table-cell>
          <table:table-cell office:value-type="string">
            <text:p>CO-73</text:p>
          </table:table-cell>
        </table:table-row>
        <table:table-row table:style-name="ro1">
          <table:table-cell office:value-type="string">
            <text:p>-103.0</text:p>
          </table:table-cell>
          <table:table-cell office:value-type="string">
            <text:p>75.4</text:p>
          </table:table-cell>
          <table:table-cell office:value-type="string">
            <text:p>CO</text:p>
          </table:table-cell>
          <table:table-cell office:value-type="string">
            <text:p>CO-73</text:p>
          </table:table-cell>
        </table:table-row>
        <table:table-row table:style-name="ro1">
          <table:table-cell office:value-type="string">
            <text:p>-101.5</text:p>
          </table:table-cell>
          <table:table-cell office:value-type="string">
            <text:p>75.6</text:p>
          </table:table-cell>
          <table:table-cell office:value-type="string">
            <text:p>CO</text:p>
          </table:table-cell>
          <table:table-cell office:value-type="string">
            <text:p>CO-73</text:p>
          </table:table-cell>
        </table:table-row>
        <table:table-row table:style-name="ro1">
          <table:table-cell office:value-type="string">
            <text:p>-100.6</text:p>
          </table:table-cell>
          <table:table-cell office:value-type="string">
            <text:p>75.1</text:p>
          </table:table-cell>
          <table:table-cell office:value-type="string">
            <text:p>CO</text:p>
          </table:table-cell>
          <table:table-cell office:value-type="string">
            <text:p>CO-73</text:p>
          </table:table-cell>
        </table:table-row>
        <table:table-row table:style-name="ro1">
          <table:table-cell office:value-type="string">
            <text:p>-98.3</text:p>
          </table:table-cell>
          <table:table-cell office:value-type="string">
            <text:p>75.1</text:p>
          </table:table-cell>
          <table:table-cell office:value-type="string">
            <text:p>CO</text:p>
          </table:table-cell>
          <table:table-cell office:value-type="string">
            <text:p>CO-73</text:p>
          </table:table-cell>
        </table:table-row>
        <table:table-row table:style-name="ro1">
          <table:table-cell office:value-type="string">
            <text:p>-97.8</text:p>
          </table:table-cell>
          <table:table-cell office:value-type="string">
            <text:p>75.6</text:p>
          </table:table-cell>
          <table:table-cell office:value-type="string">
            <text:p>CO</text:p>
          </table:table-cell>
          <table:table-cell office:value-type="string">
            <text:p>CO-73</text:p>
          </table:table-cell>
        </table:table-row>
        <table:table-row table:style-name="ro1">
          <table:table-cell office:value-type="string">
            <text:p>-98.0</text:p>
          </table:table-cell>
          <table:table-cell office:value-type="string">
            <text:p>76.0</text:p>
          </table:table-cell>
          <table:table-cell office:value-type="string">
            <text:p>CO</text:p>
          </table:table-cell>
          <table:table-cell office:value-type="string">
            <text:p>CO-73</text:p>
          </table:table-cell>
        </table:table-row>
        <table:table-row table:style-name="ro1">
          <table:table-cell office:value-type="string">
            <text:p>-98.0</text:p>
          </table:table-cell>
          <table:table-cell office:value-type="string">
            <text:p>76.4</text:p>
          </table:table-cell>
          <table:table-cell office:value-type="string">
            <text:p>CO</text:p>
          </table:table-cell>
          <table:table-cell office:value-type="string">
            <text:p>CO-73</text:p>
          </table:table-cell>
        </table:table-row>
        <table:table-row table:style-name="ro1">
          <table:table-cell office:value-type="string">
            <text:p>-99.5</text:p>
          </table:table-cell>
          <table:table-cell office:value-type="string">
            <text:p>76.7</text:p>
          </table:table-cell>
          <table:table-cell office:value-type="string">
            <text:p>CO</text:p>
          </table:table-cell>
          <table:table-cell office:value-type="string">
            <text:p>CO-73</text:p>
          </table:table-cell>
        </table:table-row>
        <table:table-row table:style-name="ro1">
          <table:table-cell office:value-type="string">
            <text:p>-101.3</text:p>
          </table:table-cell>
          <table:table-cell office:value-type="string">
            <text:p>76.7</text:p>
          </table:table-cell>
          <table:table-cell office:value-type="string">
            <text:p>CO</text:p>
          </table:table-cell>
          <table:table-cell office:value-type="string">
            <text:p>CO-73</text:p>
          </table:table-cell>
        </table:table-row>
        <table:table-row table:style-name="ro1">
          <table:table-cell office:value-type="string">
            <text:p>-101.9</text:p>
          </table:table-cell>
          <table:table-cell office:value-type="string">
            <text:p>76.4</text:p>
          </table:table-cell>
          <table:table-cell office:value-type="string">
            <text:p>CO</text:p>
          </table:table-cell>
          <table:table-cell office:value-type="string">
            <text:p>CO-73</text:p>
          </table:table-cell>
        </table:table-row>
        <table:table-row table:style-name="ro1">
          <table:table-cell office:value-type="string">
            <text:p>-102.0</text:p>
          </table:table-cell>
          <table:table-cell office:value-type="string">
            <text:p>76.0</text:p>
          </table:table-cell>
          <table:table-cell office:value-type="string">
            <text:p>CO</text:p>
          </table:table-cell>
          <table:table-cell office:value-type="string">
            <text:p>CO-73</text:p>
          </table:table-cell>
        </table:table-row>
        <table:table-row table:style-name="ro1">
          <table:table-cell office:value-type="string">
            <text:p>-103.0</text:p>
          </table:table-cell>
          <table:table-cell office:value-type="string">
            <text:p>76.4</text:p>
          </table:table-cell>
          <table:table-cell office:value-type="string">
            <text:p>CO</text:p>
          </table:table-cell>
          <table:table-cell office:value-type="string">
            <text:p>CO-73</text:p>
          </table:table-cell>
        </table:table-row>
        <table:table-row table:style-name="ro1">
          <table:table-cell office:value-type="string">
            <text:p>-104.0</text:p>
          </table:table-cell>
          <table:table-cell office:value-type="string">
            <text:p>76.6</text:p>
          </table:table-cell>
          <table:table-cell office:value-type="string">
            <text:p>CO</text:p>
          </table:table-cell>
          <table:table-cell office:value-type="string">
            <text:p>CO-73</text:p>
          </table:table-cell>
        </table:table-row>
        <table:table-row table:style-name="ro1">
          <table:table-cell office:value-type="string">
            <text:p>-105.0</text:p>
          </table:table-cell>
          <table:table-cell office:value-type="string">
            <text:p>76.6</text:p>
          </table:table-cell>
          <table:table-cell office:value-type="string">
            <text:p>CO</text:p>
          </table:table-cell>
          <table:table-cell office:value-type="string">
            <text:p>CO-73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119.5</text:p>
          </table:table-cell>
          <table:table-cell office:value-type="string">
            <text:p>75.6</text:p>
          </table:table-cell>
          <table:table-cell office:value-type="string">
            <text:p>CO</text:p>
          </table:table-cell>
          <table:table-cell office:value-type="string">
            <text:p>CO-74</text:p>
          </table:table-cell>
        </table:table-row>
        <table:table-row table:style-name="ro1">
          <table:table-cell office:value-type="string">
            <text:p>-118.5</text:p>
          </table:table-cell>
          <table:table-cell office:value-type="string">
            <text:p>75.5</text:p>
          </table:table-cell>
          <table:table-cell office:value-type="string">
            <text:p>CO</text:p>
          </table:table-cell>
          <table:table-cell office:value-type="string">
            <text:p>CO-74</text:p>
          </table:table-cell>
        </table:table-row>
        <table:table-row table:style-name="ro1">
          <table:table-cell office:value-type="string">
            <text:p>-118.1</text:p>
          </table:table-cell>
          <table:table-cell office:value-type="string">
            <text:p>75.8</text:p>
          </table:table-cell>
          <table:table-cell office:value-type="string">
            <text:p>CO</text:p>
          </table:table-cell>
          <table:table-cell office:value-type="string">
            <text:p>CO-74</text:p>
          </table:table-cell>
        </table:table-row>
        <table:table-row table:style-name="ro1">
          <table:table-cell office:value-type="string">
            <text:p>-117.8</text:p>
          </table:table-cell>
          <table:table-cell office:value-type="string">
            <text:p>76.1</text:p>
          </table:table-cell>
          <table:table-cell office:value-type="string">
            <text:p>CO</text:p>
          </table:table-cell>
          <table:table-cell office:value-type="string">
            <text:p>CO-74</text:p>
          </table:table-cell>
        </table:table-row>
        <table:table-row table:style-name="ro1">
          <table:table-cell office:value-type="string">
            <text:p>-118.9</text:p>
          </table:table-cell>
          <table:table-cell office:value-type="string">
            <text:p>75.9</text:p>
          </table:table-cell>
          <table:table-cell office:value-type="string">
            <text:p>CO</text:p>
          </table:table-cell>
          <table:table-cell office:value-type="string">
            <text:p>CO-74</text:p>
          </table:table-cell>
        </table:table-row>
        <table:table-row table:style-name="ro1">
          <table:table-cell office:value-type="string">
            <text:p>-119.5</text:p>
          </table:table-cell>
          <table:table-cell office:value-type="string">
            <text:p>75.6</text:p>
          </table:table-cell>
          <table:table-cell office:value-type="string">
            <text:p>CO</text:p>
          </table:table-cell>
          <table:table-cell office:value-type="string">
            <text:p>CO-74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124.2</text:p>
          </table:table-cell>
          <table:table-cell office:value-type="string">
            <text:p>76.3</text:p>
          </table:table-cell>
          <table:table-cell office:value-type="string">
            <text:p>CO</text:p>
          </table:table-cell>
          <table:table-cell office:value-type="string">
            <text:p>CO-75</text:p>
          </table:table-cell>
        </table:table-row>
        <table:table-row table:style-name="ro1">
          <table:table-cell office:value-type="string">
            <text:p>-123.1</text:p>
          </table:table-cell>
          <table:table-cell office:value-type="string">
            <text:p>75.9</text:p>
          </table:table-cell>
          <table:table-cell office:value-type="string">
            <text:p>CO</text:p>
          </table:table-cell>
          <table:table-cell office:value-type="string">
            <text:p>CO-75</text:p>
          </table:table-cell>
        </table:table-row>
        <table:table-row table:style-name="ro1">
          <table:table-cell office:value-type="string">
            <text:p>-121.9</text:p>
          </table:table-cell>
          <table:table-cell office:value-type="string">
            <text:p>75.9</text:p>
          </table:table-cell>
          <table:table-cell office:value-type="string">
            <text:p>CO</text:p>
          </table:table-cell>
          <table:table-cell office:value-type="string">
            <text:p>CO-75</text:p>
          </table:table-cell>
        </table:table-row>
        <table:table-row table:style-name="ro1">
          <table:table-cell office:value-type="string">
            <text:p>-120.6</text:p>
          </table:table-cell>
          <table:table-cell office:value-type="string">
            <text:p>75.8</text:p>
          </table:table-cell>
          <table:table-cell office:value-type="string">
            <text:p>CO</text:p>
          </table:table-cell>
          <table:table-cell office:value-type="string">
            <text:p>CO-75</text:p>
          </table:table-cell>
        </table:table-row>
        <table:table-row table:style-name="ro1">
          <table:table-cell office:value-type="string">
            <text:p>-119.5</text:p>
          </table:table-cell>
          <table:table-cell office:value-type="string">
            <text:p>76.2</text:p>
          </table:table-cell>
          <table:table-cell office:value-type="string">
            <text:p>CO</text:p>
          </table:table-cell>
          <table:table-cell office:value-type="string">
            <text:p>CO-75</text:p>
          </table:table-cell>
        </table:table-row>
        <table:table-row table:style-name="ro1">
          <table:table-cell office:value-type="string">
            <text:p>-118.9</text:p>
          </table:table-cell>
          <table:table-cell office:value-type="string">
            <text:p>76.5</text:p>
          </table:table-cell>
          <table:table-cell office:value-type="string">
            <text:p>CO</text:p>
          </table:table-cell>
          <table:table-cell office:value-type="string">
            <text:p>CO-75</text:p>
          </table:table-cell>
        </table:table-row>
        <table:table-row table:style-name="ro1">
          <table:table-cell office:value-type="string">
            <text:p>-117.5</text:p>
          </table:table-cell>
          <table:table-cell office:value-type="string">
            <text:p>76.3</text:p>
          </table:table-cell>
          <table:table-cell office:value-type="string">
            <text:p>CO</text:p>
          </table:table-cell>
          <table:table-cell office:value-type="string">
            <text:p>CO-75</text:p>
          </table:table-cell>
        </table:table-row>
        <table:table-row table:style-name="ro1">
          <table:table-cell office:value-type="string">
            <text:p>-116.2</text:p>
          </table:table-cell>
          <table:table-cell office:value-type="string">
            <text:p>76.7</text:p>
          </table:table-cell>
          <table:table-cell office:value-type="string">
            <text:p>CO</text:p>
          </table:table-cell>
          <table:table-cell office:value-type="string">
            <text:p>CO-75</text:p>
          </table:table-cell>
        </table:table-row>
        <table:table-row table:style-name="ro1">
          <table:table-cell office:value-type="string">
            <text:p>-116.6</text:p>
          </table:table-cell>
          <table:table-cell office:value-type="string">
            <text:p>77.1</text:p>
          </table:table-cell>
          <table:table-cell office:value-type="string">
            <text:p>CO</text:p>
          </table:table-cell>
          <table:table-cell office:value-type="string">
            <text:p>CO-75</text:p>
          </table:table-cell>
        </table:table-row>
        <table:table-row table:style-name="ro1">
          <table:table-cell office:value-type="string">
            <text:p>-115.5</text:p>
          </table:table-cell>
          <table:table-cell office:value-type="string">
            <text:p>77.3</text:p>
          </table:table-cell>
          <table:table-cell office:value-type="string">
            <text:p>CO</text:p>
          </table:table-cell>
          <table:table-cell office:value-type="string">
            <text:p>CO-75</text:p>
          </table:table-cell>
        </table:table-row>
        <table:table-row table:style-name="ro1">
          <table:table-cell office:value-type="string">
            <text:p>-116.8</text:p>
          </table:table-cell>
          <table:table-cell office:value-type="string">
            <text:p>77.6</text:p>
          </table:table-cell>
          <table:table-cell office:value-type="string">
            <text:p>CO</text:p>
          </table:table-cell>
          <table:table-cell office:value-type="string">
            <text:p>CO-75</text:p>
          </table:table-cell>
        </table:table-row>
        <table:table-row table:style-name="ro1">
          <table:table-cell office:value-type="string">
            <text:p>-117.7</text:p>
          </table:table-cell>
          <table:table-cell office:value-type="string">
            <text:p>77.3</text:p>
          </table:table-cell>
          <table:table-cell office:value-type="string">
            <text:p>CO</text:p>
          </table:table-cell>
          <table:table-cell office:value-type="string">
            <text:p>CO-75</text:p>
          </table:table-cell>
        </table:table-row>
        <table:table-row table:style-name="ro1">
          <table:table-cell office:value-type="string">
            <text:p>-119.3</text:p>
          </table:table-cell>
          <table:table-cell office:value-type="string">
            <text:p>77.3</text:p>
          </table:table-cell>
          <table:table-cell office:value-type="string">
            <text:p>CO</text:p>
          </table:table-cell>
          <table:table-cell office:value-type="string">
            <text:p>CO-75</text:p>
          </table:table-cell>
        </table:table-row>
        <table:table-row table:style-name="ro1">
          <table:table-cell office:value-type="string">
            <text:p>-120.5</text:p>
          </table:table-cell>
          <table:table-cell office:value-type="string">
            <text:p>77.2</text:p>
          </table:table-cell>
          <table:table-cell office:value-type="string">
            <text:p>CO</text:p>
          </table:table-cell>
          <table:table-cell office:value-type="string">
            <text:p>CO-75</text:p>
          </table:table-cell>
        </table:table-row>
        <table:table-row table:style-name="ro1">
          <table:table-cell office:value-type="string">
            <text:p>-121.7</text:p>
          </table:table-cell>
          <table:table-cell office:value-type="string">
            <text:p>76.9</text:p>
          </table:table-cell>
          <table:table-cell office:value-type="string">
            <text:p>CO</text:p>
          </table:table-cell>
          <table:table-cell office:value-type="string">
            <text:p>CO-75</text:p>
          </table:table-cell>
        </table:table-row>
        <table:table-row table:style-name="ro1">
          <table:table-cell office:value-type="string">
            <text:p>-122.8</text:p>
          </table:table-cell>
          <table:table-cell office:value-type="string">
            <text:p>76.5</text:p>
          </table:table-cell>
          <table:table-cell office:value-type="string">
            <text:p>CO</text:p>
          </table:table-cell>
          <table:table-cell office:value-type="string">
            <text:p>CO-75</text:p>
          </table:table-cell>
        </table:table-row>
        <table:table-row table:style-name="ro1">
          <table:table-cell office:value-type="string">
            <text:p>-124.2</text:p>
          </table:table-cell>
          <table:table-cell office:value-type="string">
            <text:p>76.3</text:p>
          </table:table-cell>
          <table:table-cell office:value-type="string">
            <text:p>CO</text:p>
          </table:table-cell>
          <table:table-cell office:value-type="string">
            <text:p>CO-75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18.8</text:p>
          </table:table-cell>
          <table:table-cell office:value-type="string">
            <text:p>75.4</text:p>
          </table:table-cell>
          <table:table-cell office:value-type="string">
            <text:p>CO</text:p>
          </table:table-cell>
          <table:table-cell office:value-type="string">
            <text:p>CO-76</text:p>
          </table:table-cell>
        </table:table-row>
        <table:table-row table:style-name="ro1">
          <table:table-cell office:value-type="string">
            <text:p>-18.8</text:p>
          </table:table-cell>
          <table:table-cell office:value-type="string">
            <text:p>75.0</text:p>
          </table:table-cell>
          <table:table-cell office:value-type="string">
            <text:p>CO</text:p>
          </table:table-cell>
          <table:table-cell office:value-type="string">
            <text:p>CO-76</text:p>
          </table:table-cell>
        </table:table-row>
        <table:table-row table:style-name="ro1">
          <table:table-cell office:value-type="string">
            <text:p>-17.9</text:p>
          </table:table-cell>
          <table:table-cell office:value-type="string">
            <text:p>75.0</text:p>
          </table:table-cell>
          <table:table-cell office:value-type="string">
            <text:p>CO</text:p>
          </table:table-cell>
          <table:table-cell office:value-type="string">
            <text:p>CO-76</text:p>
          </table:table-cell>
        </table:table-row>
        <table:table-row table:style-name="ro1">
          <table:table-cell office:value-type="string">
            <text:p>-18.8</text:p>
          </table:table-cell>
          <table:table-cell office:value-type="string">
            <text:p>75.4</text:p>
          </table:table-cell>
          <table:table-cell office:value-type="string">
            <text:p>CO</text:p>
          </table:table-cell>
          <table:table-cell office:value-type="string">
            <text:p>CO-76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18.1</text:p>
          </table:table-cell>
          <table:table-cell office:value-type="string">
            <text:p>57.5</text:p>
          </table:table-cell>
          <table:table-cell office:value-type="string">
            <text:p>CO</text:p>
          </table:table-cell>
          <table:table-cell office:value-type="string">
            <text:p>CO-77</text:p>
          </table:table-cell>
        </table:table-row>
        <table:table-row table:style-name="ro1">
          <table:table-cell office:value-type="string">
            <text:p>18.3</text:p>
          </table:table-cell>
          <table:table-cell office:value-type="string">
            <text:p>57.1</text:p>
          </table:table-cell>
          <table:table-cell office:value-type="string">
            <text:p>CO</text:p>
          </table:table-cell>
          <table:table-cell office:value-type="string">
            <text:p>CO-77</text:p>
          </table:table-cell>
        </table:table-row>
        <table:table-row table:style-name="ro1">
          <table:table-cell office:value-type="string">
            <text:p>18.8</text:p>
          </table:table-cell>
          <table:table-cell office:value-type="string">
            <text:p>57.3</text:p>
          </table:table-cell>
          <table:table-cell office:value-type="string">
            <text:p>CO</text:p>
          </table:table-cell>
          <table:table-cell office:value-type="string">
            <text:p>CO-77</text:p>
          </table:table-cell>
        </table:table-row>
        <table:table-row table:style-name="ro1">
          <table:table-cell office:value-type="string">
            <text:p>18.8</text:p>
          </table:table-cell>
          <table:table-cell office:value-type="string">
            <text:p>57.7</text:p>
          </table:table-cell>
          <table:table-cell office:value-type="string">
            <text:p>CO</text:p>
          </table:table-cell>
          <table:table-cell office:value-type="string">
            <text:p>CO-77</text:p>
          </table:table-cell>
        </table:table-row>
        <table:table-row table:style-name="ro1">
          <table:table-cell office:value-type="string">
            <text:p>19.2</text:p>
          </table:table-cell>
          <table:table-cell office:value-type="string">
            <text:p>57.9</text:p>
          </table:table-cell>
          <table:table-cell office:value-type="string">
            <text:p>CO</text:p>
          </table:table-cell>
          <table:table-cell office:value-type="string">
            <text:p>CO-77</text:p>
          </table:table-cell>
        </table:table-row>
        <table:table-row table:style-name="ro1">
          <table:table-cell office:value-type="string">
            <text:p>18.4</text:p>
          </table:table-cell>
          <table:table-cell office:value-type="string">
            <text:p>57.8</text:p>
          </table:table-cell>
          <table:table-cell office:value-type="string">
            <text:p>CO</text:p>
          </table:table-cell>
          <table:table-cell office:value-type="string">
            <text:p>CO-77</text:p>
          </table:table-cell>
        </table:table-row>
        <table:table-row table:style-name="ro1">
          <table:table-cell office:value-type="string">
            <text:p>18.1</text:p>
          </table:table-cell>
          <table:table-cell office:value-type="string">
            <text:p>57.5</text:p>
          </table:table-cell>
          <table:table-cell office:value-type="string">
            <text:p>CO</text:p>
          </table:table-cell>
          <table:table-cell office:value-type="string">
            <text:p>CO-77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8.7</text:p>
          </table:table-cell>
          <table:table-cell office:value-type="string">
            <text:p>42.5</text:p>
          </table:table-cell>
          <table:table-cell office:value-type="string">
            <text:p>CO</text:p>
          </table:table-cell>
          <table:table-cell office:value-type="string">
            <text:p>CO-78</text:p>
          </table:table-cell>
        </table:table-row>
        <table:table-row table:style-name="ro1">
          <table:table-cell office:value-type="string">
            <text:p>8.6</text:p>
          </table:table-cell>
          <table:table-cell office:value-type="string">
            <text:p>42.1</text:p>
          </table:table-cell>
          <table:table-cell office:value-type="string">
            <text:p>CO</text:p>
          </table:table-cell>
          <table:table-cell office:value-type="string">
            <text:p>CO-78</text:p>
          </table:table-cell>
        </table:table-row>
        <table:table-row table:style-name="ro1">
          <table:table-cell office:value-type="string">
            <text:p>8.7</text:p>
          </table:table-cell>
          <table:table-cell office:value-type="string">
            <text:p>41.8</text:p>
          </table:table-cell>
          <table:table-cell office:value-type="string">
            <text:p>CO</text:p>
          </table:table-cell>
          <table:table-cell office:value-type="string">
            <text:p>CO-78</text:p>
          </table:table-cell>
        </table:table-row>
        <table:table-row table:style-name="ro1">
          <table:table-cell office:value-type="string">
            <text:p>9.2</text:p>
          </table:table-cell>
          <table:table-cell office:value-type="string">
            <text:p>41.3</text:p>
          </table:table-cell>
          <table:table-cell office:value-type="string">
            <text:p>CO</text:p>
          </table:table-cell>
          <table:table-cell office:value-type="string">
            <text:p>CO-78</text:p>
          </table:table-cell>
        </table:table-row>
        <table:table-row table:style-name="ro1">
          <table:table-cell office:value-type="string">
            <text:p>9.3</text:p>
          </table:table-cell>
          <table:table-cell office:value-type="string">
            <text:p>41.8</text:p>
          </table:table-cell>
          <table:table-cell office:value-type="string">
            <text:p>CO</text:p>
          </table:table-cell>
          <table:table-cell office:value-type="string">
            <text:p>CO-78</text:p>
          </table:table-cell>
        </table:table-row>
        <table:table-row table:style-name="ro1">
          <table:table-cell office:value-type="string">
            <text:p>9.5</text:p>
          </table:table-cell>
          <table:table-cell office:value-type="string">
            <text:p>42.2</text:p>
          </table:table-cell>
          <table:table-cell office:value-type="string">
            <text:p>CO</text:p>
          </table:table-cell>
          <table:table-cell office:value-type="string">
            <text:p>CO-78</text:p>
          </table:table-cell>
        </table:table-row>
        <table:table-row table:style-name="ro1">
          <table:table-cell office:value-type="string">
            <text:p>9.4</text:p>
          </table:table-cell>
          <table:table-cell office:value-type="string">
            <text:p>42.5</text:p>
          </table:table-cell>
          <table:table-cell office:value-type="string">
            <text:p>CO</text:p>
          </table:table-cell>
          <table:table-cell office:value-type="string">
            <text:p>CO-78</text:p>
          </table:table-cell>
        </table:table-row>
        <table:table-row table:style-name="ro1">
          <table:table-cell office:value-type="string">
            <text:p>9.4</text:p>
          </table:table-cell>
          <table:table-cell office:value-type="string">
            <text:p>43.0</text:p>
          </table:table-cell>
          <table:table-cell office:value-type="string">
            <text:p>CO</text:p>
          </table:table-cell>
          <table:table-cell office:value-type="string">
            <text:p>CO-78</text:p>
          </table:table-cell>
        </table:table-row>
        <table:table-row table:style-name="ro1">
          <table:table-cell office:value-type="string">
            <text:p>9.2</text:p>
          </table:table-cell>
          <table:table-cell office:value-type="string">
            <text:p>42.7</text:p>
          </table:table-cell>
          <table:table-cell office:value-type="string">
            <text:p>CO</text:p>
          </table:table-cell>
          <table:table-cell office:value-type="string">
            <text:p>CO-78</text:p>
          </table:table-cell>
        </table:table-row>
        <table:table-row table:style-name="ro1">
          <table:table-cell office:value-type="string">
            <text:p>8.7</text:p>
          </table:table-cell>
          <table:table-cell office:value-type="string">
            <text:p>42.5</text:p>
          </table:table-cell>
          <table:table-cell office:value-type="string">
            <text:p>CO</text:p>
          </table:table-cell>
          <table:table-cell office:value-type="string">
            <text:p>CO-78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8.2</text:p>
          </table:table-cell>
          <table:table-cell office:value-type="string">
            <text:p>40.9</text:p>
          </table:table-cell>
          <table:table-cell office:value-type="string">
            <text:p>CO</text:p>
          </table:table-cell>
          <table:table-cell office:value-type="string">
            <text:p>CO-79</text:p>
          </table:table-cell>
        </table:table-row>
        <table:table-row table:style-name="ro1">
          <table:table-cell office:value-type="string">
            <text:p>8.2</text:p>
          </table:table-cell>
          <table:table-cell office:value-type="string">
            <text:p>40.6</text:p>
          </table:table-cell>
          <table:table-cell office:value-type="string">
            <text:p>CO</text:p>
          </table:table-cell>
          <table:table-cell office:value-type="string">
            <text:p>CO-79</text:p>
          </table:table-cell>
        </table:table-row>
        <table:table-row table:style-name="ro1">
          <table:table-cell office:value-type="string">
            <text:p>8.4</text:p>
          </table:table-cell>
          <table:table-cell office:value-type="string">
            <text:p>40.2</text:p>
          </table:table-cell>
          <table:table-cell office:value-type="string">
            <text:p>CO</text:p>
          </table:table-cell>
          <table:table-cell office:value-type="string">
            <text:p>CO-79</text:p>
          </table:table-cell>
        </table:table-row>
        <table:table-row table:style-name="ro1">
          <table:table-cell office:value-type="string">
            <text:p>8.4</text:p>
          </table:table-cell>
          <table:table-cell office:value-type="string">
            <text:p>39.7</text:p>
          </table:table-cell>
          <table:table-cell office:value-type="string">
            <text:p>CO</text:p>
          </table:table-cell>
          <table:table-cell office:value-type="string">
            <text:p>CO-79</text:p>
          </table:table-cell>
        </table:table-row>
        <table:table-row table:style-name="ro1">
          <table:table-cell office:value-type="string">
            <text:p>8.3</text:p>
          </table:table-cell>
          <table:table-cell office:value-type="string">
            <text:p>39.2</text:p>
          </table:table-cell>
          <table:table-cell office:value-type="string">
            <text:p>CO</text:p>
          </table:table-cell>
          <table:table-cell office:value-type="string">
            <text:p>CO-79</text:p>
          </table:table-cell>
        </table:table-row>
        <table:table-row table:style-name="ro1">
          <table:table-cell office:value-type="string">
            <text:p>8.8</text:p>
          </table:table-cell>
          <table:table-cell office:value-type="string">
            <text:p>38.8</text:p>
          </table:table-cell>
          <table:table-cell office:value-type="string">
            <text:p>CO</text:p>
          </table:table-cell>
          <table:table-cell office:value-type="string">
            <text:p>CO-79</text:p>
          </table:table-cell>
        </table:table-row>
        <table:table-row table:style-name="ro1">
          <table:table-cell office:value-type="string">
            <text:p>9.1</text:p>
          </table:table-cell>
          <table:table-cell office:value-type="string">
            <text:p>39.2</text:p>
          </table:table-cell>
          <table:table-cell office:value-type="string">
            <text:p>CO</text:p>
          </table:table-cell>
          <table:table-cell office:value-type="string">
            <text:p>CO-79</text:p>
          </table:table-cell>
        </table:table-row>
        <table:table-row table:style-name="ro1">
          <table:table-cell office:value-type="string">
            <text:p>9.5</text:p>
          </table:table-cell>
          <table:table-cell office:value-type="string">
            <text:p>39.2</text:p>
          </table:table-cell>
          <table:table-cell office:value-type="string">
            <text:p>CO</text:p>
          </table:table-cell>
          <table:table-cell office:value-type="string">
            <text:p>CO-79</text:p>
          </table:table-cell>
        </table:table-row>
        <table:table-row table:style-name="ro1">
          <table:table-cell office:value-type="string">
            <text:p>9.7</text:p>
          </table:table-cell>
          <table:table-cell office:value-type="string">
            <text:p>39.6</text:p>
          </table:table-cell>
          <table:table-cell office:value-type="string">
            <text:p>CO</text:p>
          </table:table-cell>
          <table:table-cell office:value-type="string">
            <text:p>CO-79</text:p>
          </table:table-cell>
        </table:table-row>
        <table:table-row table:style-name="ro1">
          <table:table-cell office:value-type="string">
            <text:p>9.8</text:p>
          </table:table-cell>
          <table:table-cell office:value-type="string">
            <text:p>40.0</text:p>
          </table:table-cell>
          <table:table-cell office:value-type="string">
            <text:p>CO</text:p>
          </table:table-cell>
          <table:table-cell office:value-type="string">
            <text:p>CO-79</text:p>
          </table:table-cell>
        </table:table-row>
        <table:table-row table:style-name="ro1">
          <table:table-cell office:value-type="string">
            <text:p>9.8</text:p>
          </table:table-cell>
          <table:table-cell office:value-type="string">
            <text:p>40.4</text:p>
          </table:table-cell>
          <table:table-cell office:value-type="string">
            <text:p>CO</text:p>
          </table:table-cell>
          <table:table-cell office:value-type="string">
            <text:p>CO-79</text:p>
          </table:table-cell>
        </table:table-row>
        <table:table-row table:style-name="ro1">
          <table:table-cell office:value-type="string">
            <text:p>9.7</text:p>
          </table:table-cell>
          <table:table-cell office:value-type="string">
            <text:p>40.8</text:p>
          </table:table-cell>
          <table:table-cell office:value-type="string">
            <text:p>CO</text:p>
          </table:table-cell>
          <table:table-cell office:value-type="string">
            <text:p>CO-79</text:p>
          </table:table-cell>
        </table:table-row>
        <table:table-row table:style-name="ro1">
          <table:table-cell office:value-type="string">
            <text:p>9.3</text:p>
          </table:table-cell>
          <table:table-cell office:value-type="string">
            <text:p>41.3</text:p>
          </table:table-cell>
          <table:table-cell office:value-type="string">
            <text:p>CO</text:p>
          </table:table-cell>
          <table:table-cell office:value-type="string">
            <text:p>CO-79</text:p>
          </table:table-cell>
        </table:table-row>
        <table:table-row table:style-name="ro1">
          <table:table-cell office:value-type="string">
            <text:p>8.8</text:p>
          </table:table-cell>
          <table:table-cell office:value-type="string">
            <text:p>40.9</text:p>
          </table:table-cell>
          <table:table-cell office:value-type="string">
            <text:p>CO</text:p>
          </table:table-cell>
          <table:table-cell office:value-type="string">
            <text:p>CO-79</text:p>
          </table:table-cell>
        </table:table-row>
        <table:table-row table:style-name="ro1">
          <table:table-cell office:value-type="string">
            <text:p>8.4</text:p>
          </table:table-cell>
          <table:table-cell office:value-type="string">
            <text:p>40.8</text:p>
          </table:table-cell>
          <table:table-cell office:value-type="string">
            <text:p>CO</text:p>
          </table:table-cell>
          <table:table-cell office:value-type="string">
            <text:p>CO-79</text:p>
          </table:table-cell>
        </table:table-row>
        <table:table-row table:style-name="ro1">
          <table:table-cell office:value-type="string">
            <text:p>8.2</text:p>
          </table:table-cell>
          <table:table-cell office:value-type="string">
            <text:p>40.9</text:p>
          </table:table-cell>
          <table:table-cell office:value-type="string">
            <text:p>CO</text:p>
          </table:table-cell>
          <table:table-cell office:value-type="string">
            <text:p>CO-79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12.3</text:p>
          </table:table-cell>
          <table:table-cell office:value-type="string">
            <text:p>37.9</text:p>
          </table:table-cell>
          <table:table-cell office:value-type="string">
            <text:p>CO</text:p>
          </table:table-cell>
          <table:table-cell office:value-type="string">
            <text:p>CO-80</text:p>
          </table:table-cell>
        </table:table-row>
        <table:table-row table:style-name="ro1">
          <table:table-cell office:value-type="string">
            <text:p>12.7</text:p>
          </table:table-cell>
          <table:table-cell office:value-type="string">
            <text:p>37.5</text:p>
          </table:table-cell>
          <table:table-cell office:value-type="string">
            <text:p>CO</text:p>
          </table:table-cell>
          <table:table-cell office:value-type="string">
            <text:p>CO-80</text:p>
          </table:table-cell>
        </table:table-row>
        <table:table-row table:style-name="ro1">
          <table:table-cell office:value-type="string">
            <text:p>13.0</text:p>
          </table:table-cell>
          <table:table-cell office:value-type="string">
            <text:p>37.5</text:p>
          </table:table-cell>
          <table:table-cell office:value-type="string">
            <text:p>CO</text:p>
          </table:table-cell>
          <table:table-cell office:value-type="string">
            <text:p>CO-80</text:p>
          </table:table-cell>
        </table:table-row>
        <table:table-row table:style-name="ro1">
          <table:table-cell office:value-type="string">
            <text:p>13.7</text:p>
          </table:table-cell>
          <table:table-cell office:value-type="string">
            <text:p>37.2</text:p>
          </table:table-cell>
          <table:table-cell office:value-type="string">
            <text:p>CO</text:p>
          </table:table-cell>
          <table:table-cell office:value-type="string">
            <text:p>CO-80</text:p>
          </table:table-cell>
        </table:table-row>
        <table:table-row table:style-name="ro1">
          <table:table-cell office:value-type="string">
            <text:p>14.2</text:p>
          </table:table-cell>
          <table:table-cell office:value-type="string">
            <text:p>37.1</text:p>
          </table:table-cell>
          <table:table-cell office:value-type="string">
            <text:p>CO</text:p>
          </table:table-cell>
          <table:table-cell office:value-type="string">
            <text:p>CO-80</text:p>
          </table:table-cell>
        </table:table-row>
        <table:table-row table:style-name="ro1">
          <table:table-cell office:value-type="string">
            <text:p>14.5</text:p>
          </table:table-cell>
          <table:table-cell office:value-type="string">
            <text:p>36.8</text:p>
          </table:table-cell>
          <table:table-cell office:value-type="string">
            <text:p>CO</text:p>
          </table:table-cell>
          <table:table-cell office:value-type="string">
            <text:p>CO-80</text:p>
          </table:table-cell>
        </table:table-row>
        <table:table-row table:style-name="ro1">
          <table:table-cell office:value-type="string">
            <text:p>15.2</text:p>
          </table:table-cell>
          <table:table-cell office:value-type="string">
            <text:p>36.7</text:p>
          </table:table-cell>
          <table:table-cell office:value-type="string">
            <text:p>CO</text:p>
          </table:table-cell>
          <table:table-cell office:value-type="string">
            <text:p>CO-80</text:p>
          </table:table-cell>
        </table:table-row>
        <table:table-row table:style-name="ro1">
          <table:table-cell office:value-type="string">
            <text:p>15.3</text:p>
          </table:table-cell>
          <table:table-cell office:value-type="string">
            <text:p>37.0</text:p>
          </table:table-cell>
          <table:table-cell office:value-type="string">
            <text:p>CO</text:p>
          </table:table-cell>
          <table:table-cell office:value-type="string">
            <text:p>CO-80</text:p>
          </table:table-cell>
        </table:table-row>
        <table:table-row table:style-name="ro1">
          <table:table-cell office:value-type="string">
            <text:p>15.2</text:p>
          </table:table-cell>
          <table:table-cell office:value-type="string">
            <text:p>37.3</text:p>
          </table:table-cell>
          <table:table-cell office:value-type="string">
            <text:p>CO</text:p>
          </table:table-cell>
          <table:table-cell office:value-type="string">
            <text:p>CO-80</text:p>
          </table:table-cell>
        </table:table-row>
        <table:table-row table:style-name="ro1">
          <table:table-cell office:value-type="string">
            <text:p>15.3</text:p>
          </table:table-cell>
          <table:table-cell office:value-type="string">
            <text:p>37.8</text:p>
          </table:table-cell>
          <table:table-cell office:value-type="string">
            <text:p>CO</text:p>
          </table:table-cell>
          <table:table-cell office:value-type="string">
            <text:p>CO-80</text:p>
          </table:table-cell>
        </table:table-row>
        <table:table-row table:style-name="ro1">
          <table:table-cell office:value-type="string">
            <text:p>15.7</text:p>
          </table:table-cell>
          <table:table-cell office:value-type="string">
            <text:p>38.3</text:p>
          </table:table-cell>
          <table:table-cell office:value-type="string">
            <text:p>CO</text:p>
          </table:table-cell>
          <table:table-cell office:value-type="string">
            <text:p>CO-80</text:p>
          </table:table-cell>
        </table:table-row>
        <table:table-row table:style-name="ro1">
          <table:table-cell office:value-type="string">
            <text:p>15.0</text:p>
          </table:table-cell>
          <table:table-cell office:value-type="string">
            <text:p>38.1</text:p>
          </table:table-cell>
          <table:table-cell office:value-type="string">
            <text:p>CO</text:p>
          </table:table-cell>
          <table:table-cell office:value-type="string">
            <text:p>CO-80</text:p>
          </table:table-cell>
        </table:table-row>
        <table:table-row table:style-name="ro1">
          <table:table-cell office:value-type="string">
            <text:p>14.3</text:p>
          </table:table-cell>
          <table:table-cell office:value-type="string">
            <text:p>38.0</text:p>
          </table:table-cell>
          <table:table-cell office:value-type="string">
            <text:p>CO</text:p>
          </table:table-cell>
          <table:table-cell office:value-type="string">
            <text:p>CO-80</text:p>
          </table:table-cell>
        </table:table-row>
        <table:table-row table:style-name="ro1">
          <table:table-cell office:value-type="string">
            <text:p>13.7</text:p>
          </table:table-cell>
          <table:table-cell office:value-type="string">
            <text:p>38.0</text:p>
          </table:table-cell>
          <table:table-cell office:value-type="string">
            <text:p>CO</text:p>
          </table:table-cell>
          <table:table-cell office:value-type="string">
            <text:p>CO-80</text:p>
          </table:table-cell>
        </table:table-row>
        <table:table-row table:style-name="ro1">
          <table:table-cell office:value-type="string">
            <text:p>13.3</text:p>
          </table:table-cell>
          <table:table-cell office:value-type="string">
            <text:p>38.2</text:p>
          </table:table-cell>
          <table:table-cell office:value-type="string">
            <text:p>CO</text:p>
          </table:table-cell>
          <table:table-cell office:value-type="string">
            <text:p>CO-80</text:p>
          </table:table-cell>
        </table:table-row>
        <table:table-row table:style-name="ro1">
          <table:table-cell office:value-type="string">
            <text:p>12.8</text:p>
          </table:table-cell>
          <table:table-cell office:value-type="string">
            <text:p>38.2</text:p>
          </table:table-cell>
          <table:table-cell office:value-type="string">
            <text:p>CO</text:p>
          </table:table-cell>
          <table:table-cell office:value-type="string">
            <text:p>CO-80</text:p>
          </table:table-cell>
        </table:table-row>
        <table:table-row table:style-name="ro1">
          <table:table-cell office:value-type="string">
            <text:p>12.3</text:p>
          </table:table-cell>
          <table:table-cell office:value-type="string">
            <text:p>37.9</text:p>
          </table:table-cell>
          <table:table-cell office:value-type="string">
            <text:p>CO</text:p>
          </table:table-cell>
          <table:table-cell office:value-type="string">
            <text:p>CO-80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16.8</text:p>
          </table:table-cell>
          <table:table-cell office:value-type="string">
            <text:p>28.3</text:p>
          </table:table-cell>
          <table:table-cell office:value-type="string">
            <text:p>CO</text:p>
          </table:table-cell>
          <table:table-cell office:value-type="string">
            <text:p>CO-81</text:p>
          </table:table-cell>
        </table:table-row>
        <table:table-row table:style-name="ro1">
          <table:table-cell office:value-type="string">
            <text:p>-16.6</text:p>
          </table:table-cell>
          <table:table-cell office:value-type="string">
            <text:p>28.0</text:p>
          </table:table-cell>
          <table:table-cell office:value-type="string">
            <text:p>CO</text:p>
          </table:table-cell>
          <table:table-cell office:value-type="string">
            <text:p>CO-81</text:p>
          </table:table-cell>
        </table:table-row>
        <table:table-row table:style-name="ro1">
          <table:table-cell office:value-type="string">
            <text:p>-16.3</text:p>
          </table:table-cell>
          <table:table-cell office:value-type="string">
            <text:p>28.2</text:p>
          </table:table-cell>
          <table:table-cell office:value-type="string">
            <text:p>CO</text:p>
          </table:table-cell>
          <table:table-cell office:value-type="string">
            <text:p>CO-81</text:p>
          </table:table-cell>
        </table:table-row>
        <table:table-row table:style-name="ro1">
          <table:table-cell office:value-type="string">
            <text:p>-16.2</text:p>
          </table:table-cell>
          <table:table-cell office:value-type="string">
            <text:p>28.6</text:p>
          </table:table-cell>
          <table:table-cell office:value-type="string">
            <text:p>CO</text:p>
          </table:table-cell>
          <table:table-cell office:value-type="string">
            <text:p>CO-81</text:p>
          </table:table-cell>
        </table:table-row>
        <table:table-row table:style-name="ro1">
          <table:table-cell office:value-type="string">
            <text:p>-16.5</text:p>
          </table:table-cell>
          <table:table-cell office:value-type="string">
            <text:p>28.4</text:p>
          </table:table-cell>
          <table:table-cell office:value-type="string">
            <text:p>CO</text:p>
          </table:table-cell>
          <table:table-cell office:value-type="string">
            <text:p>CO-81</text:p>
          </table:table-cell>
        </table:table-row>
        <table:table-row table:style-name="ro1">
          <table:table-cell office:value-type="string">
            <text:p>-16.8</text:p>
          </table:table-cell>
          <table:table-cell office:value-type="string">
            <text:p>28.3</text:p>
          </table:table-cell>
          <table:table-cell office:value-type="string">
            <text:p>CO</text:p>
          </table:table-cell>
          <table:table-cell office:value-type="string">
            <text:p>CO-81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15.8</text:p>
          </table:table-cell>
          <table:table-cell office:value-type="string">
            <text:p>28.0</text:p>
          </table:table-cell>
          <table:table-cell office:value-type="string">
            <text:p>CO</text:p>
          </table:table-cell>
          <table:table-cell office:value-type="string">
            <text:p>CO-82</text:p>
          </table:table-cell>
        </table:table-row>
        <table:table-row table:style-name="ro1">
          <table:table-cell office:value-type="string">
            <text:p>-15.7</text:p>
          </table:table-cell>
          <table:table-cell office:value-type="string">
            <text:p>27.8</text:p>
          </table:table-cell>
          <table:table-cell office:value-type="string">
            <text:p>CO</text:p>
          </table:table-cell>
          <table:table-cell office:value-type="string">
            <text:p>CO-82</text:p>
          </table:table-cell>
        </table:table-row>
        <table:table-row table:style-name="ro1">
          <table:table-cell office:value-type="string">
            <text:p>-15.3</text:p>
          </table:table-cell>
          <table:table-cell office:value-type="string">
            <text:p>27.8</text:p>
          </table:table-cell>
          <table:table-cell office:value-type="string">
            <text:p>CO</text:p>
          </table:table-cell>
          <table:table-cell office:value-type="string">
            <text:p>CO-82</text:p>
          </table:table-cell>
        </table:table-row>
        <table:table-row table:style-name="ro1">
          <table:table-cell office:value-type="string">
            <text:p>-15.4</text:p>
          </table:table-cell>
          <table:table-cell office:value-type="string">
            <text:p>28.1</text:p>
          </table:table-cell>
          <table:table-cell office:value-type="string">
            <text:p>CO</text:p>
          </table:table-cell>
          <table:table-cell office:value-type="string">
            <text:p>CO-82</text:p>
          </table:table-cell>
        </table:table-row>
        <table:table-row table:style-name="ro1">
          <table:table-cell office:value-type="string">
            <text:p>-15.7</text:p>
          </table:table-cell>
          <table:table-cell office:value-type="string">
            <text:p>28.2</text:p>
          </table:table-cell>
          <table:table-cell office:value-type="string">
            <text:p>CO</text:p>
          </table:table-cell>
          <table:table-cell office:value-type="string">
            <text:p>CO-82</text:p>
          </table:table-cell>
        </table:table-row>
        <table:table-row table:style-name="ro1">
          <table:table-cell office:value-type="string">
            <text:p>-15.8</text:p>
          </table:table-cell>
          <table:table-cell office:value-type="string">
            <text:p>28.0</text:p>
          </table:table-cell>
          <table:table-cell office:value-type="string">
            <text:p>CO</text:p>
          </table:table-cell>
          <table:table-cell office:value-type="string">
            <text:p>CO-82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14.2</text:p>
          </table:table-cell>
          <table:table-cell office:value-type="string">
            <text:p>28.1</text:p>
          </table:table-cell>
          <table:table-cell office:value-type="string">
            <text:p>CO</text:p>
          </table:table-cell>
          <table:table-cell office:value-type="string">
            <text:p>CO-83</text:p>
          </table:table-cell>
        </table:table-row>
        <table:table-row table:style-name="ro1">
          <table:table-cell office:value-type="string">
            <text:p>-13.8</text:p>
          </table:table-cell>
          <table:table-cell office:value-type="string">
            <text:p>28.3</text:p>
          </table:table-cell>
          <table:table-cell office:value-type="string">
            <text:p>CO</text:p>
          </table:table-cell>
          <table:table-cell office:value-type="string">
            <text:p>CO-83</text:p>
          </table:table-cell>
        </table:table-row>
        <table:table-row table:style-name="ro1">
          <table:table-cell office:value-type="string">
            <text:p>-13.8</text:p>
          </table:table-cell>
          <table:table-cell office:value-type="string">
            <text:p>28.8</text:p>
          </table:table-cell>
          <table:table-cell office:value-type="string">
            <text:p>CO</text:p>
          </table:table-cell>
          <table:table-cell office:value-type="string">
            <text:p>CO-83</text:p>
          </table:table-cell>
        </table:table-row>
        <table:table-row table:style-name="ro1">
          <table:table-cell office:value-type="string">
            <text:p>-14.2</text:p>
          </table:table-cell>
          <table:table-cell office:value-type="string">
            <text:p>28.3</text:p>
          </table:table-cell>
          <table:table-cell office:value-type="string">
            <text:p>CO</text:p>
          </table:table-cell>
          <table:table-cell office:value-type="string">
            <text:p>CO-83</text:p>
          </table:table-cell>
        </table:table-row>
        <table:table-row table:style-name="ro1">
          <table:table-cell office:value-type="string">
            <text:p>-14.2</text:p>
          </table:table-cell>
          <table:table-cell office:value-type="string">
            <text:p>28.1</text:p>
          </table:table-cell>
          <table:table-cell office:value-type="string">
            <text:p>CO</text:p>
          </table:table-cell>
          <table:table-cell office:value-type="string">
            <text:p>CO-83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158.3</text:p>
          </table:table-cell>
          <table:table-cell office:value-type="string">
            <text:p>21.6</text:p>
          </table:table-cell>
          <table:table-cell office:value-type="string">
            <text:p>CO</text:p>
          </table:table-cell>
          <table:table-cell office:value-type="string">
            <text:p>CO-84</text:p>
          </table:table-cell>
        </table:table-row>
        <table:table-row table:style-name="ro1">
          <table:table-cell office:value-type="string">
            <text:p>-158.1</text:p>
          </table:table-cell>
          <table:table-cell office:value-type="string">
            <text:p>21.3</text:p>
          </table:table-cell>
          <table:table-cell office:value-type="string">
            <text:p>CO</text:p>
          </table:table-cell>
          <table:table-cell office:value-type="string">
            <text:p>CO-84</text:p>
          </table:table-cell>
        </table:table-row>
        <table:table-row table:style-name="ro1">
          <table:table-cell office:value-type="string">
            <text:p>-157.7</text:p>
          </table:table-cell>
          <table:table-cell office:value-type="string">
            <text:p>21.3</text:p>
          </table:table-cell>
          <table:table-cell office:value-type="string">
            <text:p>CO</text:p>
          </table:table-cell>
          <table:table-cell office:value-type="string">
            <text:p>CO-84</text:p>
          </table:table-cell>
        </table:table-row>
        <table:table-row table:style-name="ro1">
          <table:table-cell office:value-type="string">
            <text:p>-158.0</text:p>
          </table:table-cell>
          <table:table-cell office:value-type="string">
            <text:p>21.7</text:p>
          </table:table-cell>
          <table:table-cell office:value-type="string">
            <text:p>CO</text:p>
          </table:table-cell>
          <table:table-cell office:value-type="string">
            <text:p>CO-84</text:p>
          </table:table-cell>
        </table:table-row>
        <table:table-row table:style-name="ro1">
          <table:table-cell office:value-type="string">
            <text:p>-158.3</text:p>
          </table:table-cell>
          <table:table-cell office:value-type="string">
            <text:p>21.6</text:p>
          </table:table-cell>
          <table:table-cell office:value-type="string">
            <text:p>CO</text:p>
          </table:table-cell>
          <table:table-cell office:value-type="string">
            <text:p>CO-84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  <table:table-row table:style-name="ro1">
          <table:table-cell office:value-type="string">
            <text:p>-156.7</text:p>
          </table:table-cell>
          <table:table-cell office:value-type="string">
            <text:p>20.9</text:p>
          </table:table-cell>
          <table:table-cell office:value-type="string">
            <text:p>CO</text:p>
          </table:table-cell>
          <table:table-cell office:value-type="string">
            <text:p>CO-85</text:p>
          </table:table-cell>
        </table:table-row>
        <table:table-row table:style-name="ro1">
          <table:table-cell office:value-type="string">
            <text:p>-156.5</text:p>
          </table:table-cell>
          <table:table-cell office:value-type="string">
            <text:p>20.8</text:p>
          </table:table-cell>
          <table:table-cell office:value-type="string">
            <text:p>CO</text:p>
          </table:table-cell>
          <table:table-cell office:value-type="string">
            <text:p>CO-85</text:p>
          </table:table-cell>
        </table:table-row>
        <table:table-row table:style-name="ro1">
          <table:table-cell office:value-type="string">
            <text:p>-156.4</text:p>
          </table:table-cell>
          <table:table-cell office:value-type="string">
            <text:p>20.6</text:p>
          </table:table-cell>
          <table:table-cell office:value-type="string">
            <text:p>CO</text:p>
          </table:table-cell>
          <table:table-cell office:value-type="string">
            <text:p>CO-85</text:p>
          </table:table-cell>
        </table:table-row>
        <table:table-row table:style-name="ro1">
          <table:table-cell office:value-type="string">
            <text:p>-156.2</text:p>
          </table:table-cell>
          <table:table-cell office:value-type="string">
            <text:p>20.6</text:p>
          </table:table-cell>
          <table:table-cell office:value-type="string">
            <text:p>CO</text:p>
          </table:table-cell>
          <table:table-cell office:value-type="string">
            <text:p>CO-85</text:p>
          </table:table-cell>
        </table:table-row>
        <table:table-row table:style-name="ro1">
          <table:table-cell office:value-type="string">
            <text:p>-156.0</text:p>
          </table:table-cell>
          <table:table-cell office:value-type="string">
            <text:p>20.7</text:p>
          </table:table-cell>
          <table:table-cell office:value-type="string">
            <text:p>CO</text:p>
          </table:table-cell>
          <table:table-cell office:value-type="string">
            <text:p>CO-85</text:p>
          </table:table-cell>
        </table:table-row>
        <table:table-row table:style-name="ro1">
          <table:table-cell office:value-type="string">
            <text:p>-156.3</text:p>
          </table:table-cell>
          <table:table-cell office:value-type="string">
            <text:p>21.0</text:p>
          </table:table-cell>
          <table:table-cell office:value-type="string">
            <text:p>CO</text:p>
          </table:table-cell>
          <table:table-cell office:value-type="string">
            <text:p>CO-85</text:p>
          </table:table-cell>
        </table:table-row>
        <table:table-row table:style-name="ro1">
          <table:table-cell office:value-type="string">
            <text:p>-156.5</text:p>
          </table:table-cell>
          <table:table-cell office:value-type="string">
            <text:p>20.9</text:p>
          </table:table-cell>
          <table:table-cell office:value-type="string">
            <text:p>CO</text:p>
          </table:table-cell>
          <table:table-cell office:value-type="string">
            <text:p>CO-85</text:p>
          </table:table-cell>
        </table:table-row>
        <table:table-row table:style-name="ro1">
          <table:table-cell office:value-type="string">
            <text:p>-156.7</text:p>
          </table:table-cell>
          <table:table-cell office:value-type="string">
            <text:p>20.9</text:p>
          </table:table-cell>
          <table:table-cell office:value-type="string">
            <text:p>CO</text:p>
          </table:table-cell>
          <table:table-cell office:value-type="string">
            <text:p>CO-85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CO</text:p>
          </table:table-cell>
          <table:table-cell office:value-type="string">
            <text:p>End polyg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xmlns:v="urn:schemas-microsoft-com:vml">
  <office:font-face-decls>
    <office:font-face-decls>
      <style:font-face style:name="Arial" svg:font-family="Arial"/>
    </office:font-face-decls>
  </office:font-face-decls>
  <office:styles>
    <style:style style:name="Default" style:family="table-cell">
      <style:text-properties style:font-name="Arial" fo:font-size="10.0"/>
    </style:style>
  </office:styles>
  <office:automatic-styles>
    <style:page-layout style:name="pm1">
      <style:page-layout-properties fo:margin-top="1.25cm" fo:margin-bottom="1.25cm" fo:margin-left="1.905cm" fo:margin-right="1.905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</office:automatic-styles>
  <office:master-styles>
    <style:master-page style:name="Default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xmlns="http://schemas.openxmlformats.org/officeDocument/2006/extended-properties" xmlns:ex="http://schemas.openxmlformats.org/officeDocument/2006/extended-properties">
  <office:meta>
    <meta:generator>FPSpreadsheet Library</meta:generator>
    <meta:document-statistic/>
  </office:meta>
</office:document-meta>
</file>